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194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3.085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3.27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Лист1" table:style-name="ta1">
        <table:shapes>
          <draw:frame draw:z-index="0" draw:style-name="gr1" svg:width="15.987cm" svg:height="8.991cm" svg:x="25.657cm" svg:y="10.003cm">
            <draw:object draw:notify-on-update-of-ranges="Лист1.G1:Лист1.G596 Лист1.H1:Лист1.H596 Лист1.I1:Лист1.I59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4" table:default-cell-style-name="Default"/>
        <table:table-row table:style-name="ro1">
          <table:table-cell office:value-type="string">
            <text:p>дан</text:p>
          </table:table-cell>
          <table:table-cell office:value-type="float" office:value="39">
            <text:p>39</text:p>
          </table:table-cell>
          <table:table-cell office:value-type="float" office:value="15.435966711">
            <text:p>15,435966711</text:p>
          </table:table-cell>
          <table:table-cell office:value-type="float" office:value="0.000494540609953">
            <text:p>0,0004945406</text:p>
          </table:table-cell>
          <table:table-cell office:value-type="float" office:value="0.0966208982346">
            <text:p>0,0966208982</text:p>
          </table:table-cell>
          <table:table-cell/>
          <table:table-cell table:formula="of:=[.C1]/[.K$1]" office:value-type="float" office:value="1">
            <text:p>1</text:p>
          </table:table-cell>
          <table:table-cell table:formula="of:=[.D1]/[.L$1]" office:value-type="float" office:value="1">
            <text:p>1</text:p>
          </table:table-cell>
          <table:table-cell table:formula="of:=[.E1]/[.M$1]" office:value-type="float" office:value="1">
            <text:p>1</text:p>
          </table:table-cell>
          <table:table-cell/>
          <table:table-cell table:formula="of:=MAX([.C1:.C596])" office:value-type="float" office:value="15.435966711">
            <text:p>15,435966711</text:p>
          </table:table-cell>
          <table:table-cell table:formula="of:=MAX([.D1:.D596])" office:value-type="float" office:value="0.000494540609953">
            <text:p>0,0004945406</text:p>
          </table:table-cell>
          <table:table-cell table:formula="of:=MAX([.E1:.E596])" office:value-type="float" office:value="0.0966208982346">
            <text:p>0,0966208982</text:p>
          </table:table-cell>
          <table:table-cell table:number-columns-repeated="3"/>
          <table:table-cell table:number-columns-repeated="3" office:value-type="string">
            <text:p>дан</text:p>
          </table:table-cell>
        </table:table-row>
        <table:table-row table:style-name="ro2">
          <table:table-cell office:value-type="string">
            <text:p>эт</text:p>
          </table:table-cell>
          <table:table-cell office:value-type="float" office:value="24">
            <text:p>24</text:p>
          </table:table-cell>
          <table:table-cell office:value-type="float" office:value="4.90275330513">
            <text:p>4,9027533051</text:p>
          </table:table-cell>
          <table:table-cell office:value-type="float" office:value="0.00039322162523">
            <text:p>0,0003932216</text:p>
          </table:table-cell>
          <table:table-cell office:value-type="float" office:value="0.0964264069581">
            <text:p>0,096426407</text:p>
          </table:table-cell>
          <table:table-cell/>
          <table:table-cell table:formula="of:=[.C2]/[.K$1]" office:value-type="float" office:value="0.317618805282613">
            <text:p>0,3176188053</text:p>
          </table:table-cell>
          <table:table-cell table:formula="of:=[.D2]/[.L$1]" office:value-type="float" office:value="0.795125045984334">
            <text:p>0,795125046</text:p>
          </table:table-cell>
          <table:table-cell table:formula="of:=[.E2]/[.M$1]" office:value-type="float" office:value="0.997987068221745">
            <text:p>0,9979870682</text:p>
          </table:table-cell>
          <table:table-cell table:number-columns-repeated="7"/>
          <table:table-cell office:value-type="string">
            <text:p>управлен</text:p>
          </table:table-cell>
          <table:table-cell office:value-type="string">
            <text:p>эт</text:p>
          </table:table-cell>
          <table:table-cell office:value-type="string">
            <text:p>эт</text:p>
          </table:table-cell>
        </table:table-row>
        <table:table-row table:style-name="ro2">
          <table:table-cell office:value-type="string">
            <text:p>управлен</text:p>
          </table:table-cell>
          <table:table-cell office:value-type="float" office:value="22">
            <text:p>22</text:p>
          </table:table-cell>
          <table:table-cell office:value-type="float" office:value="10.0646118572">
            <text:p>10,0646118572</text:p>
          </table:table-cell>
          <table:table-cell office:value-type="float" office:value="0.000326828514066">
            <text:p>0,0003268285</text:p>
          </table:table-cell>
          <table:table-cell office:value-type="float" office:value="0.0536895589519">
            <text:p>0,053689559</text:p>
          </table:table-cell>
          <table:table-cell/>
          <table:table-cell table:formula="of:=[.C3]/[.K$1]" office:value-type="float" office:value="0.652023423322605">
            <text:p>0,6520234233</text:p>
          </table:table-cell>
          <table:table-cell table:formula="of:=[.D3]/[.L$1]" office:value-type="float" office:value="0.660872954593276">
            <text:p>0,6608729546</text:p>
          </table:table-cell>
          <table:table-cell table:formula="of:=[.E3]/[.M$1]" office:value-type="float" office:value="0.555672322788174">
            <text:p>0,5556723228</text:p>
          </table:table-cell>
          <table:table-cell table:number-columns-repeated="7"/>
          <table:table-cell office:value-type="string">
            <text:p>баз</text:p>
          </table:table-cell>
          <table:table-cell office:value-type="string">
            <text:p>управлен</text:p>
          </table:table-cell>
          <table:table-cell office:value-type="string">
            <text:p>котор</text:p>
          </table:table-cell>
        </table:table-row>
        <table:table-row table:style-name="ro1">
          <table:table-cell office:value-type="string">
            <text:p>систем</text:p>
          </table:table-cell>
          <table:table-cell office:value-type="float" office:value="18">
            <text:p>18</text:p>
          </table:table-cell>
          <table:table-cell office:value-type="float" office:value="6.20514610801">
            <text:p>6,205146108</text:p>
          </table:table-cell>
          <table:table-cell office:value-type="float" office:value="0.000326475690709">
            <text:p>0,0003264757</text:p>
          </table:table-cell>
          <table:table-cell office:value-type="float" office:value="0.060143102703">
            <text:p>0,0601431027</text:p>
          </table:table-cell>
          <table:table-cell/>
          <table:table-cell table:formula="of:=[.C4]/[.K$1]" office:value-type="float" office:value="0.40199271119107">
            <text:p>0,4019927112</text:p>
          </table:table-cell>
          <table:table-cell table:formula="of:=[.D4]/[.L$1]" office:value-type="float" office:value="0.660159518022246">
            <text:p>0,660159518</text:p>
          </table:table-cell>
          <table:table-cell table:formula="of:=[.E4]/[.M$1]" office:value-type="float" office:value="0.622464744189914">
            <text:p>0,6224647442</text:p>
          </table:table-cell>
          <table:table-cell table:number-columns-repeated="7"/>
          <table:table-cell table:number-columns-repeated="3" office:value-type="string">
            <text:p>систем</text:p>
          </table:table-cell>
        </table:table-row>
        <table:table-row table:style-name="ro2">
          <table:table-cell office:value-type="string">
            <text:p>котор</text:p>
          </table:table-cell>
          <table:table-cell office:value-type="float" office:value="18">
            <text:p>18</text:p>
          </table:table-cell>
          <table:table-cell office:value-type="float" office:value="1.94158655311">
            <text:p>1,9415865531</text:p>
          </table:table-cell>
          <table:table-cell office:value-type="float" office:value="0.000324302208966">
            <text:p>0,0003243022</text:p>
          </table:table-cell>
          <table:table-cell office:value-type="float" office:value="0.074637335201">
            <text:p>0,0746373352</text:p>
          </table:table-cell>
          <table:table-cell/>
          <table:table-cell table:formula="of:=[.C5]/[.K$1]" office:value-type="float" office:value="0.125783281958388">
            <text:p>0,125783282</text:p>
          </table:table-cell>
          <table:table-cell table:formula="of:=[.D5]/[.L$1]" office:value-type="float" office:value="0.655764567032869">
            <text:p>0,655764567</text:p>
          </table:table-cell>
          <table:table-cell table:formula="of:=[.E5]/[.M$1]" office:value-type="float" office:value="0.772476105736226">
            <text:p>0,7724761057</text:p>
          </table:table-cell>
          <table:table-cell table:number-columns-repeated="7"/>
          <table:table-cell office:value-type="string">
            <text:p>эт</text:p>
          </table:table-cell>
          <table:table-cell office:value-type="string">
            <text:p>котор</text:p>
          </table:table-cell>
          <table:table-cell office:value-type="string">
            <text:p>приложен</text:p>
          </table:table-cell>
        </table:table-row>
        <table:table-row table:style-name="ro1">
          <table:table-cell office:value-type="string">
            <text:p>баз</text:p>
          </table:table-cell>
          <table:table-cell office:value-type="float" office:value="17">
            <text:p>17</text:p>
          </table:table-cell>
          <table:table-cell office:value-type="float" office:value="7.47076165156">
            <text:p>7,4707616516</text:p>
          </table:table-cell>
          <table:table-cell office:value-type="float" office:value="0.000305364973921">
            <text:p>0,000305365</text:p>
          </table:table-cell>
          <table:table-cell office:value-type="float" office:value="0.0487466146716">
            <text:p>0,0487466147</text:p>
          </table:table-cell>
          <table:table-cell/>
          <table:table-cell table:formula="of:=[.C6]/[.K$1]" office:value-type="float" office:value="0.483984047868941">
            <text:p>0,4839840479</text:p>
          </table:table-cell>
          <table:table-cell table:formula="of:=[.D6]/[.L$1]" office:value-type="float" office:value="0.617471988700829">
            <text:p>0,6174719887</text:p>
          </table:table-cell>
          <table:table-cell table:formula="of:=[.E6]/[.M$1]" office:value-type="float" office:value="0.504514194778452">
            <text:p>0,5045141948</text:p>
          </table:table-cell>
          <table:table-cell table:number-columns-repeated="7"/>
          <table:table-cell office:value-type="string">
            <text:p>сист</text:p>
          </table:table-cell>
          <table:table-cell office:value-type="string">
            <text:p>баз</text:p>
          </table:table-cell>
          <table:table-cell office:value-type="string">
            <text:p>свойств</text:p>
          </table:table-cell>
        </table:table-row>
        <table:table-row table:style-name="ro2">
          <table:table-cell office:value-type="string">
            <text:p>транзакц</text:p>
          </table:table-cell>
          <table:table-cell office:value-type="float" office:value="15">
            <text:p>15</text:p>
          </table:table-cell>
          <table:table-cell office:value-type="float" office:value="3.43873367988">
            <text:p>3,4387336799</text:p>
          </table:table-cell>
          <table:table-cell office:value-type="float" office:value="0.000302242509435">
            <text:p>0,0003022425</text:p>
          </table:table-cell>
          <table:table-cell office:value-type="float" office:value="0.0489469053684">
            <text:p>0,0489469054</text:p>
          </table:table-cell>
          <table:table-cell/>
          <table:table-cell table:formula="of:=[.C7]/[.K$1]" office:value-type="float" office:value="0.222774105714382">
            <text:p>0,2227741057</text:p>
          </table:table-cell>
          <table:table-cell table:formula="of:=[.D7]/[.L$1]" office:value-type="float" office:value="0.611158119984776">
            <text:p>0,61115812</text:p>
          </table:table-cell>
          <table:table-cell table:formula="of:=[.E7]/[.M$1]" office:value-type="float" office:value="0.506587148978419">
            <text:p>0,506587149</text:p>
          </table:table-cell>
          <table:table-cell table:number-columns-repeated="7"/>
          <table:table-cell office:value-type="string">
            <text:p>транзакц</text:p>
          </table:table-cell>
          <table:table-cell office:value-type="string">
            <text:p>транзакц</text:p>
          </table:table-cell>
          <table:table-cell office:value-type="string">
            <text:p>управлен</text:p>
          </table:table-cell>
        </table:table-row>
        <table:table-row table:style-name="ro2">
          <table:table-cell office:value-type="string">
            <text:p>приложен</text:p>
          </table:table-cell>
          <table:table-cell office:value-type="float" office:value="15">
            <text:p>15</text:p>
          </table:table-cell>
          <table:table-cell office:value-type="float" office:value="2.72500547736">
            <text:p>2,7250054774</text:p>
          </table:table-cell>
          <table:table-cell office:value-type="float" office:value="0.000300957191124">
            <text:p>0,0003009572</text:p>
          </table:table-cell>
          <table:table-cell office:value-type="float" office:value="0.0541551474873">
            <text:p>0,0541551475</text:p>
          </table:table-cell>
          <table:table-cell/>
          <table:table-cell table:formula="of:=[.C8]/[.K$1]" office:value-type="float" office:value="0.176536107415812">
            <text:p>0,1765361074</text:p>
          </table:table-cell>
          <table:table-cell table:formula="of:=[.D8]/[.L$1]" office:value-type="float" office:value="0.608559105292895">
            <text:p>0,6085591053</text:p>
          </table:table-cell>
          <table:table-cell table:formula="of:=[.E8]/[.M$1]" office:value-type="float" office:value="0.560491037413136">
            <text:p>0,5604910374</text:p>
          </table:table-cell>
          <table:table-cell table:number-columns-repeated="7"/>
          <table:table-cell office:value-type="string">
            <text:p>свойств</text:p>
          </table:table-cell>
          <table:table-cell office:value-type="string">
            <text:p>приложен</text:p>
          </table:table-cell>
          <table:table-cell office:value-type="string">
            <text:p>субд</text:p>
          </table:table-cell>
        </table:table-row>
        <table:table-row table:style-name="ro2">
          <table:table-cell office:value-type="string">
            <text:p>свойств</text:p>
          </table:table-cell>
          <table:table-cell office:value-type="float" office:value="13">
            <text:p>13</text:p>
          </table:table-cell>
          <table:table-cell office:value-type="float" office:value="3.15599114533">
            <text:p>3,1559911453</text:p>
          </table:table-cell>
          <table:table-cell office:value-type="float" office:value="0.000296181185957">
            <text:p>0,0002961812</text:p>
          </table:table-cell>
          <table:table-cell office:value-type="float" office:value="0.0541155059688">
            <text:p>0,054115506</text:p>
          </table:table-cell>
          <table:table-cell/>
          <table:table-cell table:formula="of:=[.C9]/[.K$1]" office:value-type="float" office:value="0.204456980532419">
            <text:p>0,2044569805</text:p>
          </table:table-cell>
          <table:table-cell table:formula="of:=[.D9]/[.L$1]" office:value-type="float" office:value="0.59890164729879">
            <text:p>0,5989016473</text:p>
          </table:table-cell>
          <table:table-cell table:formula="of:=[.E9]/[.M$1]" office:value-type="float" office:value="0.560080758485654">
            <text:p>0,5600807585</text:p>
          </table:table-cell>
          <table:table-cell table:number-columns-repeated="7"/>
          <table:table-cell office:value-type="string">
            <text:p>явля</text:p>
          </table:table-cell>
          <table:table-cell office:value-type="string">
            <text:p>свойств</text:p>
          </table:table-cell>
          <table:table-cell office:value-type="string">
            <text:p>транзакц</text:p>
          </table:table-cell>
        </table:table-row>
        <table:table-row table:style-name="ro1">
          <table:table-cell office:value-type="string">
            <text:p>сист</text:p>
          </table:table-cell>
          <table:table-cell office:value-type="float" office:value="13">
            <text:p>13</text:p>
          </table:table-cell>
          <table:table-cell office:value-type="float" office:value="4.61750183834">
            <text:p>4,6175018383</text:p>
          </table:table-cell>
          <table:table-cell office:value-type="float" office:value="0.000289257292714">
            <text:p>0,0002892573</text:p>
          </table:table-cell>
          <table:table-cell office:value-type="float" office:value="0.0422766430826">
            <text:p>0,0422766431</text:p>
          </table:table-cell>
          <table:table-cell/>
          <table:table-cell table:formula="of:=[.C10]/[.K$1]" office:value-type="float" office:value="0.299139142030506">
            <text:p>0,299139142</text:p>
          </table:table-cell>
          <table:table-cell table:formula="of:=[.D10]/[.L$1]" office:value-type="float" office:value="0.584900990722461">
            <text:p>0,5849009907</text:p>
          </table:table-cell>
          <table:table-cell table:formula="of:=[.E10]/[.M$1]" office:value-type="float" office:value="0.437551749725513">
            <text:p>0,4375517497</text:p>
          </table:table-cell>
          <table:table-cell table:number-columns-repeated="7"/>
          <table:table-cell office:value-type="string">
            <text:p>приложен</text:p>
          </table:table-cell>
          <table:table-cell office:value-type="string">
            <text:p>сист</text:p>
          </table:table-cell>
          <table:table-cell office:value-type="string">
            <text:p>баз</text:p>
          </table:table-cell>
        </table:table-row>
        <table:table-row table:style-name="ro2">
          <table:table-cell office:value-type="string">
            <text:p>субд</text:p>
          </table:table-cell>
          <table:table-cell office:value-type="float" office:value="11">
            <text:p>11</text:p>
          </table:table-cell>
          <table:table-cell office:value-type="float" office:value="2.45314977441">
            <text:p>2,4531497744</text:p>
          </table:table-cell>
          <table:table-cell office:value-type="float" office:value="0.000285545811405">
            <text:p>0,0002855458</text:p>
          </table:table-cell>
          <table:table-cell office:value-type="float" office:value="0.0511402099032">
            <text:p>0,0511402099</text:p>
          </table:table-cell>
          <table:table-cell/>
          <table:table-cell table:formula="of:=[.C11]/[.K$1]" office:value-type="float" office:value="0.15892427214564">
            <text:p>0,1589242721</text:p>
          </table:table-cell>
          <table:table-cell table:formula="of:=[.D11]/[.L$1]" office:value-type="float" office:value="0.577396083674782">
            <text:p>0,5773960837</text:p>
          </table:table-cell>
          <table:table-cell table:formula="of:=[.E11]/[.M$1]" office:value-type="float" office:value="0.52928725397511">
            <text:p>0,529287254</text:p>
          </table:table-cell>
          <table:table-cell table:number-columns-repeated="7"/>
          <table:table-cell office:value-type="string">
            <text:p>acid</text:p>
          </table:table-cell>
          <table:table-cell office:value-type="string">
            <text:p>субд</text:p>
          </table:table-cell>
          <table:table-cell office:value-type="string">
            <text:p>основн</text:p>
          </table:table-cell>
        </table:table-row>
        <table:table-row table:style-name="ro2">
          <table:table-cell office:value-type="string">
            <text:p>acid</text:p>
          </table:table-cell>
          <table:table-cell office:value-type="float" office:value="13">
            <text:p>13</text:p>
          </table:table-cell>
          <table:table-cell office:value-type="float" office:value="2.67992705042">
            <text:p>2,6799270504</text:p>
          </table:table-cell>
          <table:table-cell office:value-type="float" office:value="0.000283210921829">
            <text:p>0,0002832109</text:p>
          </table:table-cell>
          <table:table-cell office:value-type="float" office:value="0.0425332830942">
            <text:p>0,0425332831</text:p>
          </table:table-cell>
          <table:table-cell/>
          <table:table-cell table:formula="of:=[.C12]/[.K$1]" office:value-type="float" office:value="0.173615757315039">
            <text:p>0,1736157573</text:p>
          </table:table-cell>
          <table:table-cell table:formula="of:=[.D12]/[.L$1]" office:value-type="float" office:value="0.572674753355272">
            <text:p>0,5726747534</text:p>
          </table:table-cell>
          <table:table-cell table:formula="of:=[.E12]/[.M$1]" office:value-type="float" office:value="0.440207903997407">
            <text:p>0,440207904</text:p>
          </table:table-cell>
          <table:table-cell table:number-columns-repeated="7"/>
          <table:table-cell office:value-type="string">
            <text:p>сообществ</text:p>
          </table:table-cell>
          <table:table-cell office:value-type="string">
            <text:p>acid</text:p>
          </table:table-cell>
          <table:table-cell office:value-type="string">
            <text:p>явля</text:p>
          </table:table-cell>
        </table:table-row>
        <table:table-row table:style-name="ro2">
          <table:table-cell office:value-type="string">
            <text:p>основн</text:p>
          </table:table-cell>
          <table:table-cell office:value-type="float" office:value="11">
            <text:p>11</text:p>
          </table:table-cell>
          <table:table-cell office:value-type="float" office:value="1.74395961558">
            <text:p>1,7439596156</text:p>
          </table:table-cell>
          <table:table-cell office:value-type="float" office:value="0.00028115450425">
            <text:p>0,0002811545</text:p>
          </table:table-cell>
          <table:table-cell office:value-type="float" office:value="0.0478786352033">
            <text:p>0,0478786352</text:p>
          </table:table-cell>
          <table:table-cell/>
          <table:table-cell table:formula="of:=[.C13]/[.K$1]" office:value-type="float" office:value="0.112980265391297">
            <text:p>0,1129802654</text:p>
          </table:table-cell>
          <table:table-cell table:formula="of:=[.D13]/[.L$1]" office:value-type="float" office:value="0.568516515310482">
            <text:p>0,5685165153</text:p>
          </table:table-cell>
          <table:table-cell table:formula="of:=[.E13]/[.M$1]" office:value-type="float" office:value="0.495530843514293">
            <text:p>0,4955308435</text:p>
          </table:table-cell>
          <table:table-cell table:number-columns-repeated="7"/>
          <table:table-cell office:value-type="string">
            <text:p>субд</text:p>
          </table:table-cell>
          <table:table-cell office:value-type="string">
            <text:p>основн</text:p>
          </table:table-cell>
          <table:table-cell office:value-type="string">
            <text:p>acid</text:p>
          </table:table-cell>
        </table:table-row>
        <table:table-row table:style-name="ro2">
          <table:table-cell office:value-type="string">
            <text:p>явля</text:p>
          </table:table-cell>
          <table:table-cell office:value-type="float" office:value="8">
            <text:p>8</text:p>
          </table:table-cell>
          <table:table-cell office:value-type="float" office:value="2.87810458408">
            <text:p>2,8781045841</text:p>
          </table:table-cell>
          <table:table-cell office:value-type="float" office:value="0.000278442813776">
            <text:p>0,0002784428</text:p>
          </table:table-cell>
          <table:table-cell office:value-type="float" office:value="0.0459738566864">
            <text:p>0,0459738567</text:p>
          </table:table-cell>
          <table:table-cell/>
          <table:table-cell table:formula="of:=[.C14]/[.K$1]" office:value-type="float" office:value="0.186454443571001">
            <text:p>0,1864544436</text:p>
          </table:table-cell>
          <table:table-cell table:formula="of:=[.D14]/[.L$1]" office:value-type="float" office:value="0.56303326394664">
            <text:p>0,5630332639</text:p>
          </table:table-cell>
          <table:table-cell table:formula="of:=[.E14]/[.M$1]" office:value-type="float" office:value="0.475816904276478">
            <text:p>0,4758169043</text:p>
          </table:table-cell>
          <table:table-cell table:number-columns-repeated="7"/>
          <table:table-cell office:value-type="string">
            <text:p>ресурс</text:p>
          </table:table-cell>
          <table:table-cell office:value-type="string">
            <text:p>явля</text:p>
          </table:table-cell>
          <table:table-cell office:value-type="string">
            <text:p>сист</text:p>
          </table:table-cell>
        </table:table-row>
        <table:table-row table:style-name="ro2">
          <table:table-cell office:value-type="string">
            <text:p>nosql</text:p>
          </table:table-cell>
          <table:table-cell office:value-type="float" office:value="9">
            <text:p>9</text:p>
          </table:table-cell>
          <table:table-cell office:value-type="float" office:value="1.74832376657">
            <text:p>1,7483237666</text:p>
          </table:table-cell>
          <table:table-cell office:value-type="float" office:value="0.000272863097937">
            <text:p>0,0002728631</text:p>
          </table:table-cell>
          <table:table-cell office:value-type="float" office:value="0.0377541999326">
            <text:p>0,0377541999</text:p>
          </table:table-cell>
          <table:table-cell/>
          <table:table-cell table:formula="of:=[.C15]/[.K$1]" office:value-type="float" office:value="0.113262991512161">
            <text:p>0,1132629915</text:p>
          </table:table-cell>
          <table:table-cell table:formula="of:=[.D15]/[.L$1]" office:value-type="float" office:value="0.551750639776443">
            <text:p>0,5517506398</text:p>
          </table:table-cell>
          <table:table-cell table:formula="of:=[.E15]/[.M$1]" office:value-type="float" office:value="0.390745693969135">
            <text:p>0,390745694</text:p>
          </table:table-cell>
          <table:table-cell table:number-columns-repeated="7"/>
          <table:table-cell office:value-type="string">
            <text:p>использован</text:p>
          </table:table-cell>
          <table:table-cell office:value-type="string">
            <text:p>nosql</text:p>
          </table:table-cell>
          <table:table-cell office:value-type="string">
            <text:p>компан</text:p>
          </table:table-cell>
        </table:table-row>
        <table:table-row table:style-name="ro2">
          <table:table-cell office:value-type="string">
            <text:p>сво</text:p>
          </table:table-cell>
          <table:table-cell office:value-type="float" office:value="8">
            <text:p>8</text:p>
          </table:table-cell>
          <table:table-cell office:value-type="float" office:value="1.69207607912">
            <text:p>1,6920760791</text:p>
          </table:table-cell>
          <table:table-cell office:value-type="float" office:value="0.000271203680555">
            <text:p>0,0002712037</text:p>
          </table:table-cell>
          <table:table-cell office:value-type="float" office:value="0.0381342807339">
            <text:p>0,0381342807</text:p>
          </table:table-cell>
          <table:table-cell/>
          <table:table-cell table:formula="of:=[.C16]/[.K$1]" office:value-type="float" office:value="0.109619054692194">
            <text:p>0,1096190547</text:p>
          </table:table-cell>
          <table:table-cell table:formula="of:=[.D16]/[.L$1]" office:value-type="float" office:value="0.548395167346873">
            <text:p>0,5483951673</text:p>
          </table:table-cell>
          <table:table-cell table:formula="of:=[.E16]/[.M$1]" office:value-type="float" office:value="0.394679426818287">
            <text:p>0,3946794268</text:p>
          </table:table-cell>
          <table:table-cell table:number-columns-repeated="7"/>
          <table:table-cell office:value-type="string">
            <text:p>параллельн</text:p>
          </table:table-cell>
          <table:table-cell office:value-type="string">
            <text:p>сво</text:p>
          </table:table-cell>
          <table:table-cell office:value-type="string">
            <text:p>сво</text:p>
          </table:table-cell>
        </table:table-row>
        <table:table-row table:style-name="ro2">
          <table:table-cell office:value-type="string">
            <text:p>компан</text:p>
          </table:table-cell>
          <table:table-cell office:value-type="float" office:value="9">
            <text:p>9</text:p>
          </table:table-cell>
          <table:table-cell office:value-type="float" office:value="1.02254190257">
            <text:p>1,0225419026</text:p>
          </table:table-cell>
          <table:table-cell office:value-type="float" office:value="0.000270400767023">
            <text:p>0,0002704008</text:p>
          </table:table-cell>
          <table:table-cell office:value-type="float" office:value="0.0383906380256">
            <text:p>0,038390638</text:p>
          </table:table-cell>
          <table:table-cell/>
          <table:table-cell table:formula="of:=[.C17]/[.K$1]" office:value-type="float" office:value="0.0662441116720804">
            <text:p>0,0662441117</text:p>
          </table:table-cell>
          <table:table-cell table:formula="of:=[.D17]/[.L$1]" office:value-type="float" office:value="0.546771613050541">
            <text:p>0,5467716131</text:p>
          </table:table-cell>
          <table:table-cell table:formula="of:=[.E17]/[.M$1]" office:value-type="float" office:value="0.397332655016162">
            <text:p>0,397332655</text:p>
          </table:table-cell>
          <table:table-cell table:number-columns-repeated="7"/>
          <table:table-cell office:value-type="string">
            <text:p>т</text:p>
          </table:table-cell>
          <table:table-cell office:value-type="string">
            <text:p>компан</text:p>
          </table:table-cell>
          <table:table-cell office:value-type="string">
            <text:p>возможн</text:p>
          </table:table-cell>
        </table:table-row>
        <table:table-row table:style-name="ro2">
          <table:table-cell office:value-type="string">
            <text:p>параллельн</text:p>
          </table:table-cell>
          <table:table-cell office:value-type="float" office:value="8">
            <text:p>8</text:p>
          </table:table-cell>
          <table:table-cell office:value-type="float" office:value="2.11963244766">
            <text:p>2,1196324477</text:p>
          </table:table-cell>
          <table:table-cell office:value-type="float" office:value="0.000269298241515">
            <text:p>0,0002692982</text:p>
          </table:table-cell>
          <table:table-cell office:value-type="float" office:value="0.0324873862141">
            <text:p>0,0324873862</text:p>
          </table:table-cell>
          <table:table-cell/>
          <table:table-cell table:formula="of:=[.C18]/[.K$1]" office:value-type="float" office:value="0.13731776488929">
            <text:p>0,1373177649</text:p>
          </table:table-cell>
          <table:table-cell table:formula="of:=[.D18]/[.L$1]" office:value-type="float" office:value="0.544542219779673">
            <text:p>0,5445422198</text:p>
          </table:table-cell>
          <table:table-cell table:formula="of:=[.E18]/[.M$1]" office:value-type="float" office:value="0.336235605419638">
            <text:p>0,3362356054</text:p>
          </table:table-cell>
          <table:table-cell table:number-columns-repeated="7"/>
          <table:table-cell office:value-type="string">
            <text:p>котор</text:p>
          </table:table-cell>
          <table:table-cell office:value-type="string">
            <text:p>параллельн</text:p>
          </table:table-cell>
          <table:table-cell office:value-type="string">
            <text:p>nosql</text:p>
          </table:table-cell>
        </table:table-row>
        <table:table-row table:style-name="ro2">
          <table:table-cell office:value-type="string">
            <text:p>возможн</text:p>
          </table:table-cell>
          <table:table-cell office:value-type="float" office:value="8">
            <text:p>8</text:p>
          </table:table-cell>
          <table:table-cell office:value-type="float" office:value="1.25185500385">
            <text:p>1,2518550039</text:p>
          </table:table-cell>
          <table:table-cell office:value-type="float" office:value="0.000268981579553">
            <text:p>0,0002689816</text:p>
          </table:table-cell>
          <table:table-cell office:value-type="float" office:value="0.0379666419082">
            <text:p>0,0379666419</text:p>
          </table:table-cell>
          <table:table-cell/>
          <table:table-cell table:formula="of:=[.C19]/[.K$1]" office:value-type="float" office:value="0.0810998771432891">
            <text:p>0,0810998771</text:p>
          </table:table-cell>
          <table:table-cell table:formula="of:=[.D19]/[.L$1]" office:value-type="float" office:value="0.543901904392772">
            <text:p>0,5439019044</text:p>
          </table:table-cell>
          <table:table-cell table:formula="of:=[.E19]/[.M$1]" office:value-type="float" office:value="0.392944410597542">
            <text:p>0,3929444106</text:p>
          </table:table-cell>
          <table:table-cell table:number-columns-repeated="7"/>
          <table:table-cell office:value-type="string">
            <text:p>архитектур</text:p>
          </table:table-cell>
          <table:table-cell office:value-type="string">
            <text:p>возможн</text:p>
          </table:table-cell>
          <table:table-cell office:value-type="string">
            <text:p>пользовател</text:p>
          </table:table-cell>
        </table:table-row>
        <table:table-row table:style-name="ro2">
          <table:table-cell office:value-type="string">
            <text:p>пользовател</text:p>
          </table:table-cell>
          <table:table-cell office:value-type="float" office:value="7">
            <text:p>7</text:p>
          </table:table-cell>
          <table:table-cell office:value-type="float" office:value="1.08307463942">
            <text:p>1,0830746394</text:p>
          </table:table-cell>
          <table:table-cell office:value-type="float" office:value="0.000265906679857">
            <text:p>0,0002659067</text:p>
          </table:table-cell>
          <table:table-cell office:value-type="float" office:value="0.0346806394481">
            <text:p>0,0346806394</text:p>
          </table:table-cell>
          <table:table-cell/>
          <table:table-cell table:formula="of:=[.C20]/[.K$1]" office:value-type="float" office:value="0.0701656501142995">
            <text:p>0,0701656501</text:p>
          </table:table-cell>
          <table:table-cell table:formula="of:=[.D20]/[.L$1]" office:value-type="float" office:value="0.53768421542221">
            <text:p>0,5376842154</text:p>
          </table:table-cell>
          <table:table-cell table:formula="of:=[.E20]/[.M$1]" office:value-type="float" office:value="0.358935179467011">
            <text:p>0,3589351795</text:p>
          </table:table-cell>
          <table:table-cell table:number-columns-repeated="7"/>
          <table:table-cell office:value-type="string">
            <text:p>nosql</text:p>
          </table:table-cell>
          <table:table-cell office:value-type="string">
            <text:p>пользовател</text:p>
          </table:table-cell>
          <table:table-cell office:value-type="string">
            <text:p>параллельн</text:p>
          </table:table-cell>
        </table:table-row>
        <table:table-row table:style-name="ro1">
          <table:table-cell office:value-type="string">
            <text:p>стат</text:p>
          </table:table-cell>
          <table:table-cell office:value-type="float" office:value="7">
            <text:p>7</text:p>
          </table:table-cell>
          <table:table-cell office:value-type="float" office:value="1.41696070755">
            <text:p>1,4169607076</text:p>
          </table:table-cell>
          <table:table-cell office:value-type="float" office:value="0.000265862943242">
            <text:p>0,0002658629</text:p>
          </table:table-cell>
          <table:table-cell office:value-type="float" office:value="0.0314730555189">
            <text:p>0,0314730555</text:p>
          </table:table-cell>
          <table:table-cell/>
          <table:table-cell table:formula="of:=[.C21]/[.K$1]" office:value-type="float" office:value="0.0917960458246028">
            <text:p>0,0917960458</text:p>
          </table:table-cell>
          <table:table-cell table:formula="of:=[.D21]/[.L$1]" office:value-type="float" office:value="0.537595776547586">
            <text:p>0,5375957765</text:p>
          </table:table-cell>
          <table:table-cell table:formula="of:=[.E21]/[.M$1]" office:value-type="float" office:value="0.325737558788596">
            <text:p>0,3257375588</text:p>
          </table:table-cell>
          <table:table-cell table:number-columns-repeated="10"/>
        </table:table-row>
        <table:table-row table:style-name="ro1">
          <table:table-cell office:value-type="string">
            <text:p>ресурс</text:p>
          </table:table-cell>
          <table:table-cell office:value-type="float" office:value="7">
            <text:p>7</text:p>
          </table:table-cell>
          <table:table-cell office:value-type="float" office:value="2.24842326609">
            <text:p>2,2484232661</text:p>
          </table:table-cell>
          <table:table-cell office:value-type="float" office:value="0.00026421535467">
            <text:p>0,0002642154</text:p>
          </table:table-cell>
          <table:table-cell office:value-type="float" office:value="0.0263515855765">
            <text:p>0,0263515856</text:p>
          </table:table-cell>
          <table:table-cell/>
          <table:table-cell table:formula="of:=[.C22]/[.K$1]" office:value-type="float" office:value="0.145661318671264">
            <text:p>0,1456613187</text:p>
          </table:table-cell>
          <table:table-cell table:formula="of:=[.D22]/[.L$1]" office:value-type="float" office:value="0.534264222901958">
            <text:p>0,5342642229</text:p>
          </table:table-cell>
          <table:table-cell table:formula="of:=[.E22]/[.M$1]" office:value-type="float" office:value="0.272731738764394">
            <text:p>0,2727317388</text:p>
          </table:table-cell>
          <table:table-cell table:number-columns-repeated="10"/>
        </table:table-row>
        <table:table-row table:style-name="ro1">
          <table:table-cell office:value-type="string">
            <text:p>теорем</text:p>
          </table:table-cell>
          <table:table-cell office:value-type="float" office:value="7">
            <text:p>7</text:p>
          </table:table-cell>
          <table:table-cell office:value-type="float" office:value="0.95601724585">
            <text:p>0,9560172459</text:p>
          </table:table-cell>
          <table:table-cell office:value-type="float" office:value="0.000263714035529">
            <text:p>0,000263714</text:p>
          </table:table-cell>
          <table:table-cell office:value-type="float" office:value="0.0301482797818">
            <text:p>0,0301482798</text:p>
          </table:table-cell>
          <table:table-cell/>
          <table:table-cell table:formula="of:=[.C23]/[.K$1]" office:value-type="float" office:value="0.0619343941166135">
            <text:p>0,0619343941</text:p>
          </table:table-cell>
          <table:table-cell table:formula="of:=[.D23]/[.L$1]" office:value-type="float" office:value="0.533250516179172">
            <text:p>0,5332505162</text:p>
          </table:table-cell>
          <table:table-cell table:formula="of:=[.E23]/[.M$1]" office:value-type="float" office:value="0.312026490465847">
            <text:p>0,3120264905</text:p>
          </table:table-cell>
          <table:table-cell table:number-columns-repeated="10"/>
        </table:table-row>
        <table:table-row table:style-name="ro2">
          <table:table-cell office:value-type="string">
            <text:p>т</text:p>
          </table:table-cell>
          <table:table-cell office:value-type="float" office:value="7">
            <text:p>7</text:p>
          </table:table-cell>
          <table:table-cell office:value-type="float" office:value="2.03820925299">
            <text:p>2,038209253</text:p>
          </table:table-cell>
          <table:table-cell office:value-type="float" office:value="0.000263300945314">
            <text:p>0,0002633009</text:p>
          </table:table-cell>
          <table:table-cell office:value-type="float" office:value="0.0215053748846">
            <text:p>0,0215053749</text:p>
          </table:table-cell>
          <table:table-cell/>
          <table:table-cell table:formula="of:=[.C24]/[.K$1]" office:value-type="float" office:value="0.132042863990989">
            <text:p>0,132042864</text:p>
          </table:table-cell>
          <table:table-cell table:formula="of:=[.D24]/[.L$1]" office:value-type="float" office:value="0.532415215282368">
            <text:p>0,5324152153</text:p>
          </table:table-cell>
          <table:table-cell table:formula="of:=[.E24]/[.M$1]" office:value-type="float" office:value="0.222574777067213">
            <text:p>0,2225747771</text:p>
          </table:table-cell>
          <table:table-cell table:number-columns-repeated="10"/>
        </table:table-row>
        <table:table-row table:style-name="ro1">
          <table:table-cell office:value-type="string">
            <text:p>архитектур</text:p>
          </table:table-cell>
          <table:table-cell office:value-type="float" office:value="6">
            <text:p>6</text:p>
          </table:table-cell>
          <table:table-cell office:value-type="float" office:value="1.84265440038">
            <text:p>1,8426544004</text:p>
          </table:table-cell>
          <table:table-cell office:value-type="float" office:value="0.000263274043257">
            <text:p>0,000263274</text:p>
          </table:table-cell>
          <table:table-cell office:value-type="float" office:value="0.0276763539326">
            <text:p>0,0276763539</text:p>
          </table:table-cell>
          <table:table-cell/>
          <table:table-cell table:formula="of:=[.C25]/[.K$1]" office:value-type="float" office:value="0.119374084881052">
            <text:p>0,1193740849</text:p>
          </table:table-cell>
          <table:table-cell table:formula="of:=[.D25]/[.L$1]" office:value-type="float" office:value="0.532360817207754">
            <text:p>0,5323608172</text:p>
          </table:table-cell>
          <table:table-cell table:formula="of:=[.E25]/[.M$1]" office:value-type="float" office:value="0.286442730695802">
            <text:p>0,2864427307</text:p>
          </table:table-cell>
          <table:table-cell table:number-columns-repeated="10"/>
        </table:table-row>
        <table:table-row table:style-name="ro2">
          <table:table-cell office:value-type="string">
            <text:p>лагер</text:p>
          </table:table-cell>
          <table:table-cell office:value-type="float" office:value="7">
            <text:p>7</text:p>
          </table:table-cell>
          <table:table-cell office:value-type="float" office:value="1.12946731227">
            <text:p>1,1294673123</text:p>
          </table:table-cell>
          <table:table-cell office:value-type="float" office:value="0.000262887817294">
            <text:p>0,0002628878</text:p>
          </table:table-cell>
          <table:table-cell office:value-type="float" office:value="0.024510510565">
            <text:p>0,0245105106</text:p>
          </table:table-cell>
          <table:table-cell/>
          <table:table-cell table:formula="of:=[.C26]/[.K$1]" office:value-type="float" office:value="0.0731711420098566">
            <text:p>0,073171142</text:p>
          </table:table-cell>
          <table:table-cell table:formula="of:=[.D26]/[.L$1]" office:value-type="float" office:value="0.531579837940881">
            <text:p>0,5315798379</text:p>
          </table:table-cell>
          <table:table-cell table:formula="of:=[.E26]/[.M$1]" office:value-type="float" office:value="0.253677113469669">
            <text:p>0,2536771135</text:p>
          </table:table-cell>
          <table:table-cell table:number-columns-repeated="10"/>
        </table:table-row>
        <table:table-row table:style-name="ro1">
          <table:table-cell office:value-type="string">
            <text:p>фронт</text:p>
          </table:table-cell>
          <table:table-cell office:value-type="float" office:value="7">
            <text:p>7</text:p>
          </table:table-cell>
          <table:table-cell office:value-type="float" office:value="0.992028622939">
            <text:p>0,9920286229</text:p>
          </table:table-cell>
          <table:table-cell office:value-type="float" office:value="0.000262389966691">
            <text:p>0,00026239</text:p>
          </table:table-cell>
          <table:table-cell office:value-type="float" office:value="0.0262267660327">
            <text:p>0,026226766</text:p>
          </table:table-cell>
          <table:table-cell/>
          <table:table-cell table:formula="of:=[.C27]/[.K$1]" office:value-type="float" office:value="0.0642673466140646">
            <text:p>0,0642673466</text:p>
          </table:table-cell>
          <table:table-cell table:formula="of:=[.D27]/[.L$1]" office:value-type="float" office:value="0.530573144874668">
            <text:p>0,5305731449</text:p>
          </table:table-cell>
          <table:table-cell table:formula="of:=[.E27]/[.M$1]" office:value-type="float" office:value="0.271439890457447">
            <text:p>0,2714398905</text:p>
          </table:table-cell>
          <table:table-cell table:number-columns-repeated="10"/>
        </table:table-row>
        <table:table-row table:style-name="ro2">
          <table:table-cell office:value-type="string">
            <text:p>перв</text:p>
          </table:table-cell>
          <table:table-cell office:value-type="float" office:value="6">
            <text:p>6</text:p>
          </table:table-cell>
          <table:table-cell office:value-type="float" office:value="1.03169274658">
            <text:p>1,0316927466</text:p>
          </table:table-cell>
          <table:table-cell office:value-type="float" office:value="0.000262318254861">
            <text:p>0,0002623183</text:p>
          </table:table-cell>
          <table:table-cell office:value-type="float" office:value="0.0279888853386">
            <text:p>0,0279888853</text:p>
          </table:table-cell>
          <table:table-cell/>
          <table:table-cell table:formula="of:=[.C28]/[.K$1]" office:value-type="float" office:value="0.0668369377762906">
            <text:p>0,0668369378</text:p>
          </table:table-cell>
          <table:table-cell table:formula="of:=[.D28]/[.L$1]" office:value-type="float" office:value="0.53042813791557">
            <text:p>0,5304281379</text:p>
          </table:table-cell>
          <table:table-cell table:formula="of:=[.E28]/[.M$1]" office:value-type="float" office:value="0.289677345688111">
            <text:p>0,2896773457</text:p>
          </table:table-cell>
          <table:table-cell table:number-columns-repeated="10"/>
        </table:table-row>
        <table:table-row table:style-name="ro2">
          <table:table-cell office:value-type="string">
            <text:p>поддержк</text:p>
          </table:table-cell>
          <table:table-cell office:value-type="float" office:value="7">
            <text:p>7</text:p>
          </table:table-cell>
          <table:table-cell office:value-type="float" office:value="1.01745127787">
            <text:p>1,0174512779</text:p>
          </table:table-cell>
          <table:table-cell office:value-type="float" office:value="0.000261992128085">
            <text:p>0,0002619921</text:p>
          </table:table-cell>
          <table:table-cell office:value-type="float" office:value="0.0246888145992">
            <text:p>0,0246888146</text:p>
          </table:table-cell>
          <table:table-cell/>
          <table:table-cell table:formula="of:=[.C29]/[.K$1]" office:value-type="float" office:value="0.0659143218509886">
            <text:p>0,0659143219</text:p>
          </table:table-cell>
          <table:table-cell table:formula="of:=[.D29]/[.L$1]" office:value-type="float" office:value="0.529768683930525">
            <text:p>0,5297686839</text:p>
          </table:table-cell>
          <table:table-cell table:formula="of:=[.E29]/[.M$1]" office:value-type="float" office:value="0.255522511695704">
            <text:p>0,2555225117</text:p>
          </table:table-cell>
          <table:table-cell table:number-columns-repeated="10"/>
        </table:table-row>
        <table:table-row table:style-name="ro2">
          <table:table-cell office:value-type="string">
            <text:p>е</text:p>
          </table:table-cell>
          <table:table-cell office:value-type="float" office:value="6">
            <text:p>6</text:p>
          </table:table-cell>
          <table:table-cell office:value-type="float" office:value="1.68985551595">
            <text:p>1,689855516</text:p>
          </table:table-cell>
          <table:table-cell office:value-type="float" office:value="0.000261706336316">
            <text:p>0,0002617063</text:p>
          </table:table-cell>
          <table:table-cell office:value-type="float" office:value="0.0231035928175">
            <text:p>0,0231035928</text:p>
          </table:table-cell>
          <table:table-cell/>
          <table:table-cell table:formula="of:=[.C30]/[.K$1]" office:value-type="float" office:value="0.109475198255369">
            <text:p>0,1094751983</text:p>
          </table:table-cell>
          <table:table-cell table:formula="of:=[.D30]/[.L$1]" office:value-type="float" office:value="0.529190790501253">
            <text:p>0,5291907905</text:p>
          </table:table-cell>
          <table:table-cell table:formula="of:=[.E30]/[.M$1]" office:value-type="float" office:value="0.239115897695377">
            <text:p>0,2391158977</text:p>
          </table:table-cell>
          <table:table-cell table:number-columns-repeated="10"/>
        </table:table-row>
        <table:table-row table:style-name="ro2">
          <table:table-cell office:value-type="string">
            <text:p>горизонтальн</text:p>
          </table:table-cell>
          <table:table-cell office:value-type="float" office:value="6">
            <text:p>6</text:p>
          </table:table-cell>
          <table:table-cell office:value-type="float" office:value="1.43848628435">
            <text:p>1,4384862844</text:p>
          </table:table-cell>
          <table:table-cell office:value-type="float" office:value="0.00026140367894">
            <text:p>0,0002614037</text:p>
          </table:table-cell>
          <table:table-cell office:value-type="float" office:value="0.0262269204291">
            <text:p>0,0262269204</text:p>
          </table:table-cell>
          <table:table-cell/>
          <table:table-cell table:formula="of:=[.C31]/[.K$1]" office:value-type="float" office:value="0.0931905536777884">
            <text:p>0,0931905537</text:p>
          </table:table-cell>
          <table:table-cell table:formula="of:=[.D31]/[.L$1]" office:value-type="float" office:value="0.528578793488452">
            <text:p>0,5285787935</text:p>
          </table:table-cell>
          <table:table-cell table:formula="of:=[.E31]/[.M$1]" office:value-type="float" office:value="0.271441488418166">
            <text:p>0,2714414884</text:p>
          </table:table-cell>
          <table:table-cell table:number-columns-repeated="10"/>
        </table:table-row>
        <table:table-row table:style-name="ro2">
          <table:table-cell office:value-type="string">
            <text:p>важн</text:p>
          </table:table-cell>
          <table:table-cell office:value-type="float" office:value="6">
            <text:p>6</text:p>
          </table:table-cell>
          <table:table-cell office:value-type="float" office:value="1.20770971802">
            <text:p>1,207709718</text:p>
          </table:table-cell>
          <table:table-cell office:value-type="float" office:value="0.000261198464908">
            <text:p>0,0002611985</text:p>
          </table:table-cell>
          <table:table-cell office:value-type="float" office:value="0.0262109024545">
            <text:p>0,0262109025</text:p>
          </table:table-cell>
          <table:table-cell/>
          <table:table-cell table:formula="of:=[.C32]/[.K$1]" office:value-type="float" office:value="0.0782399794344827">
            <text:p>0,0782399794</text:p>
          </table:table-cell>
          <table:table-cell table:formula="of:=[.D32]/[.L$1]" office:value-type="float" office:value="0.528163834579376">
            <text:p>0,5281638346</text:p>
          </table:table-cell>
          <table:table-cell table:formula="of:=[.E32]/[.M$1]" office:value-type="float" office:value="0.271275706740572">
            <text:p>0,2712757067</text:p>
          </table:table-cell>
          <table:table-cell table:number-columns-repeated="10"/>
        </table:table-row>
        <table:table-row table:style-name="ro2">
          <table:table-cell office:value-type="string">
            <text:p>транзакцион</text:p>
          </table:table-cell>
          <table:table-cell office:value-type="float" office:value="6">
            <text:p>6</text:p>
          </table:table-cell>
          <table:table-cell office:value-type="float" office:value="1.23422859268">
            <text:p>1,2342285927</text:p>
          </table:table-cell>
          <table:table-cell office:value-type="float" office:value="0.000260599167223">
            <text:p>0,0002605992</text:p>
          </table:table-cell>
          <table:table-cell office:value-type="float" office:value="0.0196592760217">
            <text:p>0,019659276</text:p>
          </table:table-cell>
          <table:table-cell/>
          <table:table-cell table:formula="of:=[.C33]/[.K$1]" office:value-type="float" office:value="0.0799579719098812">
            <text:p>0,0799579719</text:p>
          </table:table-cell>
          <table:table-cell table:formula="of:=[.D33]/[.L$1]" office:value-type="float" office:value="0.526952007536382">
            <text:p>0,5269520075</text:p>
          </table:table-cell>
          <table:table-cell table:formula="of:=[.E33]/[.M$1]" office:value-type="float" office:value="0.20346815627781">
            <text:p>0,2034681563</text:p>
          </table:table-cell>
          <table:table-cell table:number-columns-repeated="10"/>
        </table:table-row>
        <table:table-row table:style-name="ro2">
          <table:table-cell office:value-type="string">
            <text:p>област</text:p>
          </table:table-cell>
          <table:table-cell office:value-type="float" office:value="4">
            <text:p>4</text:p>
          </table:table-cell>
          <table:table-cell office:value-type="float" office:value="1.54801464104">
            <text:p>1,548014641</text:p>
          </table:table-cell>
          <table:table-cell office:value-type="float" office:value="0.000260553684257">
            <text:p>0,0002605537</text:p>
          </table:table-cell>
          <table:table-cell office:value-type="float" office:value="0.0264741483902">
            <text:p>0,0264741484</text:p>
          </table:table-cell>
          <table:table-cell/>
          <table:table-cell table:formula="of:=[.C34]/[.K$1]" office:value-type="float" office:value="0.100286212714935">
            <text:p>0,1002862127</text:p>
          </table:table-cell>
          <table:table-cell table:formula="of:=[.D34]/[.L$1]" office:value-type="float" office:value="0.526860037402717">
            <text:p>0,5268600374</text:p>
          </table:table-cell>
          <table:table-cell table:formula="of:=[.E34]/[.M$1]" office:value-type="float" office:value="0.274000230529006">
            <text:p>0,2740002305</text:p>
          </table:table-cell>
          <table:table-cell table:number-columns-repeated="10"/>
        </table:table-row>
        <table:table-row table:style-name="ro1">
          <table:table-cell office:value-type="string">
            <text:p>построен</text:p>
          </table:table-cell>
          <table:table-cell office:value-type="float" office:value="5">
            <text:p>5</text:p>
          </table:table-cell>
          <table:table-cell office:value-type="float" office:value="1.39465016138">
            <text:p>1,3946501614</text:p>
          </table:table-cell>
          <table:table-cell office:value-type="float" office:value="0.000260403154921">
            <text:p>0,0002604032</text:p>
          </table:table-cell>
          <table:table-cell office:value-type="float" office:value="0.0245661858703">
            <text:p>0,0245661859</text:p>
          </table:table-cell>
          <table:table-cell/>
          <table:table-cell table:formula="of:=[.C35]/[.K$1]" office:value-type="float" office:value="0.0903506847022508">
            <text:p>0,0903506847</text:p>
          </table:table-cell>
          <table:table-cell table:formula="of:=[.D35]/[.L$1]" office:value-type="float" office:value="0.526555655248915">
            <text:p>0,5265556552</text:p>
          </table:table-cell>
          <table:table-cell table:formula="of:=[.E35]/[.M$1]" office:value-type="float" office:value="0.254253337726712">
            <text:p>0,2542533377</text:p>
          </table:table-cell>
          <table:table-cell table:number-columns-repeated="10"/>
        </table:table-row>
        <table:table-row table:style-name="ro2">
          <table:table-cell office:value-type="string">
            <text:p>доступн</text:p>
          </table:table-cell>
          <table:table-cell office:value-type="float" office:value="6">
            <text:p>6</text:p>
          </table:table-cell>
          <table:table-cell office:value-type="float" office:value="1.14251395129">
            <text:p>1,1425139513</text:p>
          </table:table-cell>
          <table:table-cell office:value-type="float" office:value="0.000260350206302">
            <text:p>0,0002603502</text:p>
          </table:table-cell>
          <table:table-cell office:value-type="float" office:value="0.0197293325084">
            <text:p>0,0197293325</text:p>
          </table:table-cell>
          <table:table-cell/>
          <table:table-cell table:formula="of:=[.C36]/[.K$1]" office:value-type="float" office:value="0.0740163523723992">
            <text:p>0,0740163524</text:p>
          </table:table-cell>
          <table:table-cell table:formula="of:=[.D36]/[.L$1]" office:value-type="float" office:value="0.526448588977846">
            <text:p>0,526448589</text:p>
          </table:table-cell>
          <table:table-cell table:formula="of:=[.E36]/[.M$1]" office:value-type="float" office:value="0.204193221848303">
            <text:p>0,2041932218</text:p>
          </table:table-cell>
          <table:table-cell table:number-columns-repeated="10"/>
        </table:table-row>
        <table:table-row table:style-name="ro1">
          <table:table-cell office:value-type="string">
            <text:p>использован</text:p>
          </table:table-cell>
          <table:table-cell office:value-type="float" office:value="6">
            <text:p>6</text:p>
          </table:table-cell>
          <table:table-cell office:value-type="float" office:value="2.1325445027">
            <text:p>2,1325445027</text:p>
          </table:table-cell>
          <table:table-cell office:value-type="float" office:value="0.000260336839165">
            <text:p>0,0002603368</text:p>
          </table:table-cell>
          <table:table-cell office:value-type="float" office:value="0.0211634143569">
            <text:p>0,0211634144</text:p>
          </table:table-cell>
          <table:table-cell/>
          <table:table-cell table:formula="of:=[.C37]/[.K$1]" office:value-type="float" office:value="0.138154256395248">
            <text:p>0,1381542564</text:p>
          </table:table-cell>
          <table:table-cell table:formula="of:=[.D37]/[.L$1]" office:value-type="float" office:value="0.526421559575748">
            <text:p>0,5264215596</text:p>
          </table:table-cell>
          <table:table-cell table:formula="of:=[.E37]/[.M$1]" office:value-type="float" office:value="0.219035578674856">
            <text:p>0,2190355787</text:p>
          </table:table-cell>
          <table:table-cell table:number-columns-repeated="10"/>
        </table:table-row>
        <table:table-row table:style-name="ro1">
          <table:table-cell office:value-type="string">
            <text:p>распределен</text:p>
          </table:table-cell>
          <table:table-cell office:value-type="float" office:value="5">
            <text:p>5</text:p>
          </table:table-cell>
          <table:table-cell office:value-type="float" office:value="1.73550572454">
            <text:p>1,7355057245</text:p>
          </table:table-cell>
          <table:table-cell office:value-type="float" office:value="0.000260332559965">
            <text:p>0,0002603326</text:p>
          </table:table-cell>
          <table:table-cell office:value-type="float" office:value="0.024835866174">
            <text:p>0,0248358662</text:p>
          </table:table-cell>
          <table:table-cell/>
          <table:table-cell table:formula="of:=[.C38]/[.K$1]" office:value-type="float" office:value="0.112432590522707">
            <text:p>0,1124325905</text:p>
          </table:table-cell>
          <table:table-cell table:formula="of:=[.D38]/[.L$1]" office:value-type="float" office:value="0.526412906696866">
            <text:p>0,5264129067</text:p>
          </table:table-cell>
          <table:table-cell table:formula="of:=[.E38]/[.M$1]" office:value-type="float" office:value="0.257044455472742">
            <text:p>0,2570444555</text:p>
          </table:table-cell>
          <table:table-cell table:number-columns-repeated="10"/>
        </table:table-row>
        <table:table-row table:style-name="ro1">
          <table:table-cell office:value-type="string">
            <text:p>проект</text:p>
          </table:table-cell>
          <table:table-cell office:value-type="float" office:value="6">
            <text:p>6</text:p>
          </table:table-cell>
          <table:table-cell office:value-type="float" office:value="1.22181023325">
            <text:p>1,2218102333</text:p>
          </table:table-cell>
          <table:table-cell office:value-type="float" office:value="0.000260261835641">
            <text:p>0,0002602618</text:p>
          </table:table-cell>
          <table:table-cell office:value-type="float" office:value="0.0231830148545">
            <text:p>0,0231830149</text:p>
          </table:table-cell>
          <table:table-cell/>
          <table:table-cell table:formula="of:=[.C39]/[.K$1]" office:value-type="float" office:value="0.0791534638630253">
            <text:p>0,0791534639</text:p>
          </table:table-cell>
          <table:table-cell table:formula="of:=[.D39]/[.L$1]" office:value-type="float" office:value="0.526269896552549">
            <text:p>0,5262698966</text:p>
          </table:table-cell>
          <table:table-cell table:formula="of:=[.E39]/[.M$1]" office:value-type="float" office:value="0.239937894162509">
            <text:p>0,2399378942</text:p>
          </table:table-cell>
          <table:table-cell table:number-columns-repeated="10"/>
        </table:table-row>
        <table:table-row table:style-name="ro1">
          <table:table-cell office:value-type="string">
            <text:p>сообществ</text:p>
          </table:table-cell>
          <table:table-cell office:value-type="float" office:value="6">
            <text:p>6</text:p>
          </table:table-cell>
          <table:table-cell office:value-type="float" office:value="2.52020692334">
            <text:p>2,5202069233</text:p>
          </table:table-cell>
          <table:table-cell office:value-type="float" office:value="0.000260165400551">
            <text:p>0,0002601654</text:p>
          </table:table-cell>
          <table:table-cell office:value-type="float" office:value="0.0201063052274">
            <text:p>0,0201063052</text:p>
          </table:table-cell>
          <table:table-cell/>
          <table:table-cell table:formula="of:=[.C40]/[.K$1]" office:value-type="float" office:value="0.163268486549925">
            <text:p>0,1632684865</text:p>
          </table:table-cell>
          <table:table-cell table:formula="of:=[.D40]/[.L$1]" office:value-type="float" office:value="0.526074897217694">
            <text:p>0,5260748972</text:p>
          </table:table-cell>
          <table:table-cell table:formula="of:=[.E40]/[.M$1]" office:value-type="float" office:value="0.208094786891558">
            <text:p>0,2080947869</text:p>
          </table:table-cell>
          <table:table-cell table:number-columns-repeated="10"/>
        </table:table-row>
        <table:table-row table:style-name="ro1">
          <table:table-cell office:value-type="string">
            <text:p>втор</text:p>
          </table:table-cell>
          <table:table-cell office:value-type="float" office:value="5">
            <text:p>5</text:p>
          </table:table-cell>
          <table:table-cell office:value-type="float" office:value="0.984010625765">
            <text:p>0,9840106258</text:p>
          </table:table-cell>
          <table:table-cell office:value-type="float" office:value="0.000259897949851">
            <text:p>0,0002598979</text:p>
          </table:table-cell>
          <table:table-cell office:value-type="float" office:value="0.0246475783044">
            <text:p>0,0246475783</text:p>
          </table:table-cell>
          <table:table-cell/>
          <table:table-cell table:formula="of:=[.C41]/[.K$1]" office:value-type="float" office:value="0.0637479105901267">
            <text:p>0,0637479106</text:p>
          </table:table-cell>
          <table:table-cell table:formula="of:=[.D41]/[.L$1]" office:value-type="float" office:value="0.525534090872133">
            <text:p>0,5255340909</text:p>
          </table:table-cell>
          <table:table-cell table:formula="of:=[.E41]/[.M$1]" office:value-type="float" office:value="0.255095727267558">
            <text:p>0,2550957273</text:p>
          </table:table-cell>
          <table:table-cell table:number-columns-repeated="10"/>
        </table:table-row>
        <table:table-row table:style-name="ro2">
          <table:table-cell office:value-type="string">
            <text:p>представител</text:p>
          </table:table-cell>
          <table:table-cell office:value-type="float" office:value="5">
            <text:p>5</text:p>
          </table:table-cell>
          <table:table-cell office:value-type="float" office:value="0.733423479682">
            <text:p>0,7334234797</text:p>
          </table:table-cell>
          <table:table-cell office:value-type="float" office:value="0.000259223748207">
            <text:p>0,0002592237</text:p>
          </table:table-cell>
          <table:table-cell office:value-type="float" office:value="0.0248423467165">
            <text:p>0,0248423467</text:p>
          </table:table-cell>
          <table:table-cell/>
          <table:table-cell table:formula="of:=[.C42]/[.K$1]" office:value-type="float" office:value="0.0475139324548651">
            <text:p>0,0475139325</text:p>
          </table:table-cell>
          <table:table-cell table:formula="of:=[.D42]/[.L$1]" office:value-type="float" office:value="0.524170802134199">
            <text:p>0,5241708021</text:p>
          </table:table-cell>
          <table:table-cell table:formula="of:=[.E42]/[.M$1]" office:value-type="float" office:value="0.257111527323847">
            <text:p>0,2571115273</text:p>
          </table:table-cell>
          <table:table-cell table:number-columns-repeated="10"/>
        </table:table-row>
        <table:table-row table:style-name="ro1">
          <table:table-cell office:value-type="string">
            <text:p>разработок</text:p>
          </table:table-cell>
          <table:table-cell office:value-type="float" office:value="5">
            <text:p>5</text:p>
          </table:table-cell>
          <table:table-cell office:value-type="float" office:value="0.978441829626">
            <text:p>0,9784418296</text:p>
          </table:table-cell>
          <table:table-cell office:value-type="float" office:value="0.000258680635834">
            <text:p>0,0002586806</text:p>
          </table:table-cell>
          <table:table-cell office:value-type="float" office:value="0.0197189158125">
            <text:p>0,0197189158</text:p>
          </table:table-cell>
          <table:table-cell/>
          <table:table-cell table:formula="of:=[.C43]/[.K$1]" office:value-type="float" office:value="0.0633871430241386">
            <text:p>0,063387143</text:p>
          </table:table-cell>
          <table:table-cell table:formula="of:=[.D43]/[.L$1]" office:value-type="float" office:value="0.523072586210027">
            <text:p>0,5230725862</text:p>
          </table:table-cell>
          <table:table-cell table:formula="of:=[.E43]/[.M$1]" office:value-type="float" office:value="0.204085411880788">
            <text:p>0,2040854119</text:p>
          </table:table-cell>
          <table:table-cell table:number-columns-repeated="10"/>
        </table:table-row>
        <table:table-row table:style-name="ro1">
          <table:table-cell office:value-type="string">
            <text:p>технолог</text:p>
          </table:table-cell>
          <table:table-cell office:value-type="float" office:value="5">
            <text:p>5</text:p>
          </table:table-cell>
          <table:table-cell office:value-type="float" office:value="1.53938932515">
            <text:p>1,5393893252</text:p>
          </table:table-cell>
          <table:table-cell office:value-type="float" office:value="0.000258446363809">
            <text:p>0,0002584464</text:p>
          </table:table-cell>
          <table:table-cell office:value-type="float" office:value="0.0197693475096">
            <text:p>0,0197693475</text:p>
          </table:table-cell>
          <table:table-cell/>
          <table:table-cell table:formula="of:=[.C44]/[.K$1]" office:value-type="float" office:value="0.0997274322995914">
            <text:p>0,0997274323</text:p>
          </table:table-cell>
          <table:table-cell table:formula="of:=[.D44]/[.L$1]" office:value-type="float" office:value="0.522598869754219">
            <text:p>0,5225988698</text:p>
          </table:table-cell>
          <table:table-cell table:formula="of:=[.E44]/[.M$1]" office:value-type="float" office:value="0.204607366220081">
            <text:p>0,2046073662</text:p>
          </table:table-cell>
          <table:table-cell table:number-columns-repeated="10"/>
        </table:table-row>
        <table:table-row table:style-name="ro2">
          <table:table-cell office:value-type="string">
            <text:p>мног</text:p>
          </table:table-cell>
          <table:table-cell office:value-type="float" office:value="4">
            <text:p>4</text:p>
          </table:table-cell>
          <table:table-cell office:value-type="float" office:value="0.966185448688">
            <text:p>0,9661854487</text:p>
          </table:table-cell>
          <table:table-cell office:value-type="float" office:value="0.000258197426655">
            <text:p>0,0002581974</text:p>
          </table:table-cell>
          <table:table-cell office:value-type="float" office:value="0.0231682553184">
            <text:p>0,0231682553</text:p>
          </table:table-cell>
          <table:table-cell/>
          <table:table-cell table:formula="of:=[.C45]/[.K$1]" office:value-type="float" office:value="0.0625931285534242">
            <text:p>0,0625931286</text:p>
          </table:table-cell>
          <table:table-cell table:formula="of:=[.D45]/[.L$1]" office:value-type="float" office:value="0.522095499254426">
            <text:p>0,5220954993</text:p>
          </table:table-cell>
          <table:table-cell table:formula="of:=[.E45]/[.M$1]" office:value-type="float" office:value="0.239785136980888">
            <text:p>0,239785137</text:p>
          </table:table-cell>
          <table:table-cell table:number-columns-repeated="10"/>
        </table:table-row>
        <table:table-row table:style-name="ro2">
          <table:table-cell office:value-type="string">
            <text:p>уровн</text:p>
          </table:table-cell>
          <table:table-cell office:value-type="float" office:value="4">
            <text:p>4</text:p>
          </table:table-cell>
          <table:table-cell office:value-type="float" office:value="1.12581476698">
            <text:p>1,125814767</text:p>
          </table:table-cell>
          <table:table-cell office:value-type="float" office:value="0.000257966689576">
            <text:p>0,0002579667</text:p>
          </table:table-cell>
          <table:table-cell office:value-type="float" office:value="0.0197861444339">
            <text:p>0,0197861444</text:p>
          </table:table-cell>
          <table:table-cell/>
          <table:table-cell table:formula="of:=[.C46]/[.K$1]" office:value-type="float" office:value="0.0729345163835913">
            <text:p>0,0729345164</text:p>
          </table:table-cell>
          <table:table-cell table:formula="of:=[.D46]/[.L$1]" office:value-type="float" office:value="0.52162893073739">
            <text:p>0,5216289307</text:p>
          </table:table-cell>
          <table:table-cell table:formula="of:=[.E46]/[.M$1]" office:value-type="float" office:value="0.204781209815068">
            <text:p>0,2047812098</text:p>
          </table:table-cell>
          <table:table-cell table:number-columns-repeated="10"/>
        </table:table-row>
        <table:table-row table:style-name="ro2">
          <table:table-cell office:value-type="string">
            <text:p>наибол</text:p>
          </table:table-cell>
          <table:table-cell office:value-type="float" office:value="5">
            <text:p>5</text:p>
          </table:table-cell>
          <table:table-cell office:value-type="float" office:value="0.663800929299">
            <text:p>0,6638009293</text:p>
          </table:table-cell>
          <table:table-cell office:value-type="float" office:value="0.000257808743849">
            <text:p>0,0002578087</text:p>
          </table:table-cell>
          <table:table-cell office:value-type="float" office:value="0.0214348713467">
            <text:p>0,0214348713</text:p>
          </table:table-cell>
          <table:table-cell/>
          <table:table-cell table:formula="of:=[.C47]/[.K$1]" office:value-type="float" office:value="0.0430035216923577">
            <text:p>0,0430035217</text:p>
          </table:table-cell>
          <table:table-cell table:formula="of:=[.D47]/[.L$1]" office:value-type="float" office:value="0.521309552057821">
            <text:p>0,5213095521</text:p>
          </table:table-cell>
          <table:table-cell table:formula="of:=[.E47]/[.M$1]" office:value-type="float" office:value="0.221845084638472">
            <text:p>0,2218450846</text:p>
          </table:table-cell>
          <table:table-cell table:number-columns-repeated="10"/>
        </table:table-row>
        <table:table-row table:style-name="ro2">
          <table:table-cell office:value-type="string">
            <text:p>интересн</text:p>
          </table:table-cell>
          <table:table-cell office:value-type="float" office:value="5">
            <text:p>5</text:p>
          </table:table-cell>
          <table:table-cell office:value-type="float" office:value="0.687850174794">
            <text:p>0,6878501748</text:p>
          </table:table-cell>
          <table:table-cell office:value-type="float" office:value="0.000257705666004">
            <text:p>0,0002577057</text:p>
          </table:table-cell>
          <table:table-cell office:value-type="float" office:value="0.0213481428038">
            <text:p>0,0213481428</text:p>
          </table:table-cell>
          <table:table-cell/>
          <table:table-cell table:formula="of:=[.C48]/[.K$1]" office:value-type="float" office:value="0.0445615222986859">
            <text:p>0,0445615223</text:p>
          </table:table-cell>
          <table:table-cell table:formula="of:=[.D48]/[.L$1]" office:value-type="float" office:value="0.521101120550023">
            <text:p>0,5211011206</text:p>
          </table:table-cell>
          <table:table-cell table:formula="of:=[.E48]/[.M$1]" office:value-type="float" office:value="0.220947467823842">
            <text:p>0,2209474678</text:p>
          </table:table-cell>
          <table:table-cell table:number-columns-repeated="10"/>
        </table:table-row>
        <table:table-row table:style-name="ro1">
          <table:table-cell office:value-type="string">
            <text:p>общ</text:p>
          </table:table-cell>
          <table:table-cell office:value-type="float" office:value="5">
            <text:p>5</text:p>
          </table:table-cell>
          <table:table-cell office:value-type="float" office:value="1.05267843435">
            <text:p>1,0526784344</text:p>
          </table:table-cell>
          <table:table-cell office:value-type="float" office:value="0.000257628519016">
            <text:p>0,0002576285</text:p>
          </table:table-cell>
          <table:table-cell office:value-type="float" office:value="0.0213498952866">
            <text:p>0,0213498953</text:p>
          </table:table-cell>
          <table:table-cell/>
          <table:table-cell table:formula="of:=[.C49]/[.K$1]" office:value-type="float" office:value="0.0681964695868279">
            <text:p>0,0681964696</text:p>
          </table:table-cell>
          <table:table-cell table:formula="of:=[.D49]/[.L$1]" office:value-type="float" office:value="0.520945123274071">
            <text:p>0,5209451233</text:p>
          </table:table-cell>
          <table:table-cell table:formula="of:=[.E49]/[.M$1]" office:value-type="float" office:value="0.220965605543859">
            <text:p>0,2209656055</text:p>
          </table:table-cell>
          <table:table-cell table:number-columns-repeated="10"/>
        </table:table-row>
        <table:table-row table:style-name="ro2">
          <table:table-cell office:value-type="string">
            <text:p>разделя</text:p>
          </table:table-cell>
          <table:table-cell office:value-type="float" office:value="4">
            <text:p>4</text:p>
          </table:table-cell>
          <table:table-cell office:value-type="float" office:value="1.06303979823">
            <text:p>1,0630397982</text:p>
          </table:table-cell>
          <table:table-cell office:value-type="float" office:value="0.000257538951467">
            <text:p>0,000257539</text:p>
          </table:table-cell>
          <table:table-cell office:value-type="float" office:value="0.0197335490367">
            <text:p>0,019733549</text:p>
          </table:table-cell>
          <table:table-cell/>
          <table:table-cell table:formula="of:=[.C50]/[.K$1]" office:value-type="float" office:value="0.0688677177226908">
            <text:p>0,0688677177</text:p>
          </table:table-cell>
          <table:table-cell table:formula="of:=[.D50]/[.L$1]" office:value-type="float" office:value="0.520764010647125">
            <text:p>0,5207640106</text:p>
          </table:table-cell>
          <table:table-cell table:formula="of:=[.E50]/[.M$1]" office:value-type="float" office:value="0.204236861768621">
            <text:p>0,2042368618</text:p>
          </table:table-cell>
          <table:table-cell table:number-columns-repeated="10"/>
        </table:table-row>
        <table:table-row table:style-name="ro2">
          <table:table-cell office:value-type="string">
            <text:p>категор</text:p>
          </table:table-cell>
          <table:table-cell office:value-type="float" office:value="4">
            <text:p>4</text:p>
          </table:table-cell>
          <table:table-cell office:value-type="float" office:value="1.0900435904">
            <text:p>1,0900435904</text:p>
          </table:table-cell>
          <table:table-cell office:value-type="float" office:value="0.000257473249761">
            <text:p>0,0002574732</text:p>
          </table:table-cell>
          <table:table-cell office:value-type="float" office:value="0.0164874577694">
            <text:p>0,0164874578</text:p>
          </table:table-cell>
          <table:table-cell/>
          <table:table-cell table:formula="of:=[.C51]/[.K$1]" office:value-type="float" office:value="0.0706171249788464">
            <text:p>0,070617125</text:p>
          </table:table-cell>
          <table:table-cell table:formula="of:=[.D51]/[.L$1]" office:value-type="float" office:value="0.520631156631343">
            <text:p>0,5206311566</text:p>
          </table:table-cell>
          <table:table-cell table:formula="of:=[.E51]/[.M$1]" office:value-type="float" office:value="0.170640700621181">
            <text:p>0,1706407006</text:p>
          </table:table-cell>
          <table:table-cell table:number-columns-repeated="10"/>
        </table:table-row>
        <table:table-row table:style-name="ro1">
          <table:table-cell office:value-type="string">
            <text:p>врем</text:p>
          </table:table-cell>
          <table:table-cell office:value-type="float" office:value="4">
            <text:p>4</text:p>
          </table:table-cell>
          <table:table-cell office:value-type="float" office:value="0.753118390364">
            <text:p>0,7531183904</text:p>
          </table:table-cell>
          <table:table-cell office:value-type="float" office:value="0.000257401336603">
            <text:p>0,0002574013</text:p>
          </table:table-cell>
          <table:table-cell office:value-type="float" office:value="0.023211572714">
            <text:p>0,0232115727</text:p>
          </table:table-cell>
          <table:table-cell/>
          <table:table-cell table:formula="of:=[.C52]/[.K$1]" office:value-type="float" office:value="0.048789842869207">
            <text:p>0,0487898429</text:p>
          </table:table-cell>
          <table:table-cell table:formula="of:=[.D52]/[.L$1]" office:value-type="float" office:value="0.520485742571197">
            <text:p>0,5204857426</text:p>
          </table:table-cell>
          <table:table-cell table:formula="of:=[.E52]/[.M$1]" office:value-type="float" office:value="0.240233460235913">
            <text:p>0,2402334602</text:p>
          </table:table-cell>
          <table:table-cell table:number-columns-repeated="10"/>
        </table:table-row>
        <table:table-row table:style-name="ro2">
          <table:table-cell office:value-type="string">
            <text:p>пригодн</text:p>
          </table:table-cell>
          <table:table-cell office:value-type="float" office:value="4">
            <text:p>4</text:p>
          </table:table-cell>
          <table:table-cell office:value-type="float" office:value="1.31307545594">
            <text:p>1,3130754559</text:p>
          </table:table-cell>
          <table:table-cell office:value-type="float" office:value="0.000257137216447">
            <text:p>0,0002571372</text:p>
          </table:table-cell>
          <table:table-cell office:value-type="float" office:value="0.0146586963511">
            <text:p>0,0146586964</text:p>
          </table:table-cell>
          <table:table-cell/>
          <table:table-cell table:formula="of:=[.C53]/[.K$1]" office:value-type="float" office:value="0.0850659683662232">
            <text:p>0,0850659684</text:p>
          </table:table-cell>
          <table:table-cell table:formula="of:=[.D53]/[.L$1]" office:value-type="float" office:value="0.519951670847492">
            <text:p>0,5199516708</text:p>
          </table:table-cell>
          <table:table-cell table:formula="of:=[.E53]/[.M$1]" office:value-type="float" office:value="0.15171351766476">
            <text:p>0,1517135177</text:p>
          </table:table-cell>
          <table:table-cell table:number-columns-repeated="10"/>
        </table:table-row>
        <table:table-row table:style-name="ro1">
          <table:table-cell office:value-type="string">
            <text:p>бизнес</text:p>
          </table:table-cell>
          <table:table-cell office:value-type="float" office:value="4">
            <text:p>4</text:p>
          </table:table-cell>
          <table:table-cell office:value-type="float" office:value="0.695568830824">
            <text:p>0,6955688308</text:p>
          </table:table-cell>
          <table:table-cell office:value-type="float" office:value="0.000257112779993">
            <text:p>0,0002571128</text:p>
          </table:table-cell>
          <table:table-cell office:value-type="float" office:value="0.0215816301846">
            <text:p>0,0215816302</text:p>
          </table:table-cell>
          <table:table-cell/>
          <table:table-cell table:formula="of:=[.C54]/[.K$1]" office:value-type="float" office:value="0.0450615658770709">
            <text:p>0,0450615659</text:p>
          </table:table-cell>
          <table:table-cell table:formula="of:=[.D54]/[.L$1]" office:value-type="float" office:value="0.519902258416018">
            <text:p>0,5199022584</text:p>
          </table:table-cell>
          <table:table-cell table:formula="of:=[.E54]/[.M$1]" office:value-type="float" office:value="0.223363998668267">
            <text:p>0,2233639987</text:p>
          </table:table-cell>
          <table:table-cell table:number-columns-repeated="10"/>
        </table:table-row>
        <table:table-row table:style-name="ro1">
          <table:table-cell office:value-type="string">
            <text:p>имен</text:p>
          </table:table-cell>
          <table:table-cell office:value-type="float" office:value="4">
            <text:p>4</text:p>
          </table:table-cell>
          <table:table-cell office:value-type="float" office:value="0.76321427357">
            <text:p>0,7632142736</text:p>
          </table:table-cell>
          <table:table-cell office:value-type="float" office:value="0.000256814827296">
            <text:p>0,0002568148</text:p>
          </table:table-cell>
          <table:table-cell office:value-type="float" office:value="0.0233020413518">
            <text:p>0,0233020414</text:p>
          </table:table-cell>
          <table:table-cell/>
          <table:table-cell table:formula="of:=[.C55]/[.K$1]" office:value-type="float" office:value="0.0494438921681606">
            <text:p>0,0494438922</text:p>
          </table:table-cell>
          <table:table-cell table:formula="of:=[.D55]/[.L$1]" office:value-type="float" office:value="0.519299774634093">
            <text:p>0,5192997746</text:p>
          </table:table-cell>
          <table:table-cell table:formula="of:=[.E55]/[.M$1]" office:value-type="float" office:value="0.241169786014839">
            <text:p>0,241169786</text:p>
          </table:table-cell>
          <table:table-cell table:number-columns-repeated="10"/>
        </table:table-row>
        <table:table-row table:style-name="ro2">
          <table:table-cell office:value-type="string">
            <text:p>случа</text:p>
          </table:table-cell>
          <table:table-cell office:value-type="float" office:value="4">
            <text:p>4</text:p>
          </table:table-cell>
          <table:table-cell office:value-type="float" office:value="0.781096011741">
            <text:p>0,7810960117</text:p>
          </table:table-cell>
          <table:table-cell office:value-type="float" office:value="0.00025666378811">
            <text:p>0,0002566638</text:p>
          </table:table-cell>
          <table:table-cell office:value-type="float" office:value="0.0181826097411">
            <text:p>0,0181826097</text:p>
          </table:table-cell>
          <table:table-cell/>
          <table:table-cell table:formula="of:=[.C56]/[.K$1]" office:value-type="float" office:value="0.0506023384453385">
            <text:p>0,0506023384</text:p>
          </table:table-cell>
          <table:table-cell table:formula="of:=[.D56]/[.L$1]" office:value-type="float" office:value="0.518994361523501">
            <text:p>0,5189943615</text:p>
          </table:table-cell>
          <table:table-cell table:formula="of:=[.E56]/[.M$1]" office:value-type="float" office:value="0.188185062168971">
            <text:p>0,1881850622</text:p>
          </table:table-cell>
          <table:table-cell table:number-columns-repeated="10"/>
        </table:table-row>
        <table:table-row table:style-name="ro1">
          <table:table-cell office:value-type="string">
            <text:p>част</text:p>
          </table:table-cell>
          <table:table-cell office:value-type="float" office:value="4">
            <text:p>4</text:p>
          </table:table-cell>
          <table:table-cell office:value-type="float" office:value="0.682077131687">
            <text:p>0,6820771317</text:p>
          </table:table-cell>
          <table:table-cell office:value-type="float" office:value="0.000256645367157">
            <text:p>0,0002566454</text:p>
          </table:table-cell>
          <table:table-cell office:value-type="float" office:value="0.0215603925224">
            <text:p>0,0215603925</text:p>
          </table:table-cell>
          <table:table-cell/>
          <table:table-cell table:formula="of:=[.C57]/[.K$1]" office:value-type="float" office:value="0.0441875228456497">
            <text:p>0,0441875228</text:p>
          </table:table-cell>
          <table:table-cell table:formula="of:=[.D57]/[.L$1]" office:value-type="float" office:value="0.51895711290806">
            <text:p>0,5189571129</text:p>
          </table:table-cell>
          <table:table-cell table:formula="of:=[.E57]/[.M$1]" office:value-type="float" office:value="0.223144194644624">
            <text:p>0,2231441946</text:p>
          </table:table-cell>
          <table:table-cell table:number-columns-repeated="10"/>
        </table:table-row>
        <table:table-row table:style-name="ro2">
          <table:table-cell office:value-type="string">
            <text:p>традицион</text:p>
          </table:table-cell>
          <table:table-cell office:value-type="float" office:value="4">
            <text:p>4</text:p>
          </table:table-cell>
          <table:table-cell office:value-type="float" office:value="1.23043716274">
            <text:p>1,2304371627</text:p>
          </table:table-cell>
          <table:table-cell office:value-type="float" office:value="0.000256553680404">
            <text:p>0,0002565537</text:p>
          </table:table-cell>
          <table:table-cell office:value-type="float" office:value="0.0181753167041">
            <text:p>0,0181753167</text:p>
          </table:table-cell>
          <table:table-cell/>
          <table:table-cell table:formula="of:=[.C58]/[.K$1]" office:value-type="float" office:value="0.0797123488134478">
            <text:p>0,0797123488</text:p>
          </table:table-cell>
          <table:table-cell table:formula="of:=[.D58]/[.L$1]" office:value-type="float" office:value="0.518771715083989">
            <text:p>0,5187717151</text:p>
          </table:table-cell>
          <table:table-cell table:formula="of:=[.E58]/[.M$1]" office:value-type="float" office:value="0.188109581220923">
            <text:p>0,1881095812</text:p>
          </table:table-cell>
          <table:table-cell table:number-columns-repeated="10"/>
        </table:table-row>
        <table:table-row table:style-name="ro2">
          <table:table-cell office:value-type="string">
            <text:p>мо</text:p>
          </table:table-cell>
          <table:table-cell office:value-type="float" office:value="4">
            <text:p>4</text:p>
          </table:table-cell>
          <table:table-cell office:value-type="float" office:value="0.697988039347">
            <text:p>0,6979880393</text:p>
          </table:table-cell>
          <table:table-cell office:value-type="float" office:value="0.000256544864137">
            <text:p>0,0002565449</text:p>
          </table:table-cell>
          <table:table-cell office:value-type="float" office:value="0.0200454894335">
            <text:p>0,0200454894</text:p>
          </table:table-cell>
          <table:table-cell/>
          <table:table-cell table:formula="of:=[.C59]/[.K$1]" office:value-type="float" office:value="0.0452182913072492">
            <text:p>0,0452182913</text:p>
          </table:table-cell>
          <table:table-cell table:formula="of:=[.D59]/[.L$1]" office:value-type="float" office:value="0.518753887898875">
            <text:p>0,5187538879</text:p>
          </table:table-cell>
          <table:table-cell table:formula="of:=[.E59]/[.M$1]" office:value-type="float" office:value="0.207465359976561">
            <text:p>0,20746536</text:p>
          </table:table-cell>
          <table:table-cell table:number-columns-repeated="10"/>
        </table:table-row>
        <table:table-row table:style-name="ro2">
          <table:table-cell office:value-type="string">
            <text:p>брювер</text:p>
          </table:table-cell>
          <table:table-cell office:value-type="float" office:value="5">
            <text:p>5</text:p>
          </table:table-cell>
          <table:table-cell office:value-type="float" office:value="0.591492489095">
            <text:p>0,5914924891</text:p>
          </table:table-cell>
          <table:table-cell office:value-type="float" office:value="0.000256510281484">
            <text:p>0,0002565103</text:p>
          </table:table-cell>
          <table:table-cell office:value-type="float" office:value="0.0184576506359">
            <text:p>0,0184576506</text:p>
          </table:table-cell>
          <table:table-cell/>
          <table:table-cell table:formula="of:=[.C60]/[.K$1]" office:value-type="float" office:value="0.0383191088818227">
            <text:p>0,0383191089</text:p>
          </table:table-cell>
          <table:table-cell table:formula="of:=[.D60]/[.L$1]" office:value-type="float" office:value="0.518683959055209">
            <text:p>0,5186839591</text:p>
          </table:table-cell>
          <table:table-cell table:formula="of:=[.E60]/[.M$1]" office:value-type="float" office:value="0.191031660573927">
            <text:p>0,1910316606</text:p>
          </table:table-cell>
          <table:table-cell table:number-columns-repeated="10"/>
        </table:table-row>
        <table:table-row table:style-name="ro1">
          <table:table-cell office:value-type="string">
            <text:p>смысл</text:p>
          </table:table-cell>
          <table:table-cell office:value-type="float" office:value="4">
            <text:p>4</text:p>
          </table:table-cell>
          <table:table-cell office:value-type="float" office:value="0.597936925886">
            <text:p>0,5979369259</text:p>
          </table:table-cell>
          <table:table-cell office:value-type="float" office:value="0.000256395374281">
            <text:p>0,0002563954</text:p>
          </table:table-cell>
          <table:table-cell office:value-type="float" office:value="0.0199111662255">
            <text:p>0,0199111662</text:p>
          </table:table-cell>
          <table:table-cell/>
          <table:table-cell table:formula="of:=[.C61]/[.K$1]" office:value-type="float" office:value="0.0387366037437679">
            <text:p>0,0387366037</text:p>
          </table:table-cell>
          <table:table-cell table:formula="of:=[.D61]/[.L$1]" office:value-type="float" office:value="0.51845160765537">
            <text:p>0,5184516077</text:p>
          </table:table-cell>
          <table:table-cell table:formula="of:=[.E61]/[.M$1]" office:value-type="float" office:value="0.2060751513317">
            <text:p>0,2060751513</text:p>
          </table:table-cell>
          <table:table-cell table:number-columns-repeated="10"/>
        </table:table-row>
        <table:table-row table:style-name="ro1">
          <table:table-cell office:value-type="string">
            <text:p>ил</text:p>
          </table:table-cell>
          <table:table-cell office:value-type="float" office:value="5">
            <text:p>5</text:p>
          </table:table-cell>
          <table:table-cell office:value-type="float" office:value="0.385117167448">
            <text:p>0,3851171674</text:p>
          </table:table-cell>
          <table:table-cell office:value-type="float" office:value="0.000256346848197">
            <text:p>0,0002563468</text:p>
          </table:table-cell>
          <table:table-cell office:value-type="float" office:value="0.0201386602498">
            <text:p>0,0201386602</text:p>
          </table:table-cell>
          <table:table-cell/>
          <table:table-cell table:formula="of:=[.C62]/[.K$1]" office:value-type="float" office:value="0.0249493390766098">
            <text:p>0,0249493391</text:p>
          </table:table-cell>
          <table:table-cell table:formula="of:=[.D62]/[.L$1]" office:value-type="float" office:value="0.518353484097823">
            <text:p>0,5183534841</text:p>
          </table:table-cell>
          <table:table-cell table:formula="of:=[.E62]/[.M$1]" office:value-type="float" office:value="0.208429652567526">
            <text:p>0,2084296526</text:p>
          </table:table-cell>
          <table:table-cell table:number-columns-repeated="10"/>
        </table:table-row>
        <table:table-row table:style-name="ro1">
          <table:table-cell office:value-type="string">
            <text:p>масштабирован</text:p>
          </table:table-cell>
          <table:table-cell office:value-type="float" office:value="4">
            <text:p>4</text:p>
          </table:table-cell>
          <table:table-cell office:value-type="float" office:value="0.899700226268">
            <text:p>0,8997002263</text:p>
          </table:table-cell>
          <table:table-cell office:value-type="float" office:value="0.000256322217469">
            <text:p>0,0002563222</text:p>
          </table:table-cell>
          <table:table-cell office:value-type="float" office:value="0.0201340190251">
            <text:p>0,020134019</text:p>
          </table:table-cell>
          <table:table-cell/>
          <table:table-cell table:formula="of:=[.C63]/[.K$1]" office:value-type="float" office:value="0.0582859657002794">
            <text:p>0,0582859657</text:p>
          </table:table-cell>
          <table:table-cell table:formula="of:=[.D63]/[.L$1]" office:value-type="float" office:value="0.518303678829046">
            <text:p>0,5183036788</text:p>
          </table:table-cell>
          <table:table-cell table:formula="of:=[.E63]/[.M$1]" office:value-type="float" office:value="0.208381617155056">
            <text:p>0,2083816172</text:p>
          </table:table-cell>
          <table:table-cell table:number-columns-repeated="10"/>
        </table:table-row>
        <table:table-row table:style-name="ro1">
          <table:table-cell office:value-type="string">
            <text:p>работ</text:p>
          </table:table-cell>
          <table:table-cell office:value-type="float" office:value="5">
            <text:p>5</text:p>
          </table:table-cell>
          <table:table-cell office:value-type="float" office:value="0.523236248085">
            <text:p>0,5232362481</text:p>
          </table:table-cell>
          <table:table-cell office:value-type="float" office:value="0.00025627892282">
            <text:p>0,0002562789</text:p>
          </table:table-cell>
          <table:table-cell office:value-type="float" office:value="0.0182342219282">
            <text:p>0,0182342219</text:p>
          </table:table-cell>
          <table:table-cell/>
          <table:table-cell table:formula="of:=[.C64]/[.K$1]" office:value-type="float" office:value="0.0338972127811166">
            <text:p>0,0338972128</text:p>
          </table:table-cell>
          <table:table-cell table:formula="of:=[.D64]/[.L$1]" office:value-type="float" office:value="0.518216133644426">
            <text:p>0,5182161336</text:p>
          </table:table-cell>
          <table:table-cell table:formula="of:=[.E64]/[.M$1]" office:value-type="float" office:value="0.188719234258478">
            <text:p>0,1887192343</text:p>
          </table:table-cell>
          <table:table-cell table:number-columns-repeated="10"/>
        </table:table-row>
        <table:table-row table:style-name="ro2">
          <table:table-cell office:value-type="string">
            <text:p>mapreduc</text:p>
          </table:table-cell>
          <table:table-cell office:value-type="float" office:value="4">
            <text:p>4</text:p>
          </table:table-cell>
          <table:table-cell office:value-type="float" office:value="0.733340205144">
            <text:p>0,7333402051</text:p>
          </table:table-cell>
          <table:table-cell office:value-type="float" office:value="0.000256089973191">
            <text:p>0,00025609</text:p>
          </table:table-cell>
          <table:table-cell office:value-type="float" office:value="0.0167157497029">
            <text:p>0,0167157497</text:p>
          </table:table-cell>
          <table:table-cell/>
          <table:table-cell table:formula="of:=[.C65]/[.K$1]" office:value-type="float" office:value="0.0475085376169804">
            <text:p>0,0475085376</text:p>
          </table:table-cell>
          <table:table-cell table:formula="of:=[.D65]/[.L$1]" office:value-type="float" office:value="0.517834062637117">
            <text:p>0,5178340626</text:p>
          </table:table-cell>
          <table:table-cell table:formula="of:=[.E65]/[.M$1]" office:value-type="float" office:value="0.173003460000065">
            <text:p>0,17300346</text:p>
          </table:table-cell>
          <table:table-cell table:number-columns-repeated="10"/>
        </table:table-row>
        <table:table-row table:style-name="ro1">
          <table:table-cell office:value-type="string">
            <text:p>подход</text:p>
          </table:table-cell>
          <table:table-cell office:value-type="float" office:value="4">
            <text:p>4</text:p>
          </table:table-cell>
          <table:table-cell office:value-type="float" office:value="0.493654998133">
            <text:p>0,4936549981</text:p>
          </table:table-cell>
          <table:table-cell office:value-type="float" office:value="0.00025605682633">
            <text:p>0,0002560568</text:p>
          </table:table-cell>
          <table:table-cell office:value-type="float" office:value="0.0183676883082">
            <text:p>0,0183676883</text:p>
          </table:table-cell>
          <table:table-cell/>
          <table:table-cell table:formula="of:=[.C66]/[.K$1]" office:value-type="float" office:value="0.0319808281123858">
            <text:p>0,0319808281</text:p>
          </table:table-cell>
          <table:table-cell table:formula="of:=[.D66]/[.L$1]" office:value-type="float" office:value="0.517767037077774">
            <text:p>0,5177670371</text:p>
          </table:table-cell>
          <table:table-cell table:formula="of:=[.E66]/[.M$1]" office:value-type="float" office:value="0.190100574966737">
            <text:p>0,190100575</text:p>
          </table:table-cell>
          <table:table-cell table:number-columns-repeated="10"/>
        </table:table-row>
        <table:table-row table:style-name="ro1">
          <table:table-cell office:value-type="string">
            <text:p>исследован</text:p>
          </table:table-cell>
          <table:table-cell office:value-type="float" office:value="5">
            <text:p>5</text:p>
          </table:table-cell>
          <table:table-cell office:value-type="float" office:value="0.773255955894">
            <text:p>0,7732559559</text:p>
          </table:table-cell>
          <table:table-cell office:value-type="float" office:value="0.000255964666476">
            <text:p>0,0002559647</text:p>
          </table:table-cell>
          <table:table-cell office:value-type="float" office:value="0.0148334514985">
            <text:p>0,0148334515</text:p>
          </table:table-cell>
          <table:table-cell/>
          <table:table-cell table:formula="of:=[.C67]/[.K$1]" office:value-type="float" office:value="0.0500944301300521">
            <text:p>0,0500944301</text:p>
          </table:table-cell>
          <table:table-cell table:formula="of:=[.D67]/[.L$1]" office:value-type="float" office:value="0.51758068260628">
            <text:p>0,5175806826</text:p>
          </table:table-cell>
          <table:table-cell table:formula="of:=[.E67]/[.M$1]" office:value-type="float" office:value="0.153522185878294">
            <text:p>0,1535221859</text:p>
          </table:table-cell>
          <table:table-cell table:number-columns-repeated="10"/>
        </table:table-row>
        <table:table-row table:style-name="ro1">
          <table:table-cell office:value-type="string">
            <text:p>сред</text:p>
          </table:table-cell>
          <table:table-cell office:value-type="float" office:value="4">
            <text:p>4</text:p>
          </table:table-cell>
          <table:table-cell office:value-type="float" office:value="0.636144605642">
            <text:p>0,6361446056</text:p>
          </table:table-cell>
          <table:table-cell office:value-type="float" office:value="0.000255892453233">
            <text:p>0,0002558925</text:p>
          </table:table-cell>
          <table:table-cell office:value-type="float" office:value="0.0166471891413">
            <text:p>0,0166471891</text:p>
          </table:table-cell>
          <table:table-cell/>
          <table:table-cell table:formula="of:=[.C68]/[.K$1]" office:value-type="float" office:value="0.0412118409913821">
            <text:p>0,041211841</text:p>
          </table:table-cell>
          <table:table-cell table:formula="of:=[.D68]/[.L$1]" office:value-type="float" office:value="0.517434661750669">
            <text:p>0,5174346618</text:p>
          </table:table-cell>
          <table:table-cell table:formula="of:=[.E68]/[.M$1]" office:value-type="float" office:value="0.172293876847221">
            <text:p>0,1722938768</text:p>
          </table:table-cell>
          <table:table-cell table:number-columns-repeated="10"/>
        </table:table-row>
        <table:table-row table:style-name="ro1">
          <table:table-cell office:value-type="string">
            <text:p>основа</text:p>
          </table:table-cell>
          <table:table-cell office:value-type="float" office:value="3">
            <text:p>3</text:p>
          </table:table-cell>
          <table:table-cell office:value-type="float" office:value="0.808115189013">
            <text:p>0,808115189</text:p>
          </table:table-cell>
          <table:table-cell office:value-type="float" office:value="0.000255788147921">
            <text:p>0,0002557881</text:p>
          </table:table-cell>
          <table:table-cell office:value-type="float" office:value="0.019681986705">
            <text:p>0,0196819867</text:p>
          </table:table-cell>
          <table:table-cell/>
          <table:table-cell table:formula="of:=[.C69]/[.K$1]" office:value-type="float" office:value="0.0523527424062867">
            <text:p>0,0523527424</text:p>
          </table:table-cell>
          <table:table-cell table:formula="of:=[.D69]/[.L$1]" office:value-type="float" office:value="0.517223748208078">
            <text:p>0,5172237482</text:p>
          </table:table-cell>
          <table:table-cell table:formula="of:=[.E69]/[.M$1]" office:value-type="float" office:value="0.203703205668935">
            <text:p>0,2037032057</text:p>
          </table:table-cell>
          <table:table-cell table:number-columns-repeated="10"/>
        </table:table-row>
        <table:table-row table:style-name="ro1">
          <table:table-cell office:value-type="string">
            <text:p>слов</text:p>
          </table:table-cell>
          <table:table-cell office:value-type="float" office:value="4">
            <text:p>4</text:p>
          </table:table-cell>
          <table:table-cell office:value-type="float" office:value="0.553022755741">
            <text:p>0,5530227557</text:p>
          </table:table-cell>
          <table:table-cell office:value-type="float" office:value="0.000255783767397">
            <text:p>0,0002557838</text:p>
          </table:table-cell>
          <table:table-cell office:value-type="float" office:value="0.0183666554503">
            <text:p>0,0183666555</text:p>
          </table:table-cell>
          <table:table-cell/>
          <table:table-cell table:formula="of:=[.C70]/[.K$1]" office:value-type="float" office:value="0.0358268948161766">
            <text:p>0,0358268948</text:p>
          </table:table-cell>
          <table:table-cell table:formula="of:=[.D70]/[.L$1]" office:value-type="float" office:value="0.517214890444101">
            <text:p>0,5172148904</text:p>
          </table:table-cell>
          <table:table-cell table:formula="of:=[.E70]/[.M$1]" office:value-type="float" office:value="0.190089885168578">
            <text:p>0,1900898852</text:p>
          </table:table-cell>
          <table:table-cell table:number-columns-repeated="10"/>
        </table:table-row>
        <table:table-row table:style-name="ro1">
          <table:table-cell office:value-type="string">
            <text:p>процессор</text:p>
          </table:table-cell>
          <table:table-cell office:value-type="float" office:value="4">
            <text:p>4</text:p>
          </table:table-cell>
          <table:table-cell office:value-type="float" office:value="0.588266297423">
            <text:p>0,5882662974</text:p>
          </table:table-cell>
          <table:table-cell office:value-type="float" office:value="0.000255776808479">
            <text:p>0,0002557768</text:p>
          </table:table-cell>
          <table:table-cell office:value-type="float" office:value="0.0166688692427">
            <text:p>0,0166688692</text:p>
          </table:table-cell>
          <table:table-cell/>
          <table:table-cell table:formula="of:=[.C71]/[.K$1]" office:value-type="float" office:value="0.0381101040470493">
            <text:p>0,038110104</text:p>
          </table:table-cell>
          <table:table-cell table:formula="of:=[.D71]/[.L$1]" office:value-type="float" office:value="0.517200818964712">
            <text:p>0,517200819</text:p>
          </table:table-cell>
          <table:table-cell table:formula="of:=[.E71]/[.M$1]" office:value-type="float" office:value="0.172518259996168">
            <text:p>0,17251826</text:p>
          </table:table-cell>
          <table:table-cell table:number-columns-repeated="10"/>
        </table:table-row>
        <table:table-row table:style-name="ro2">
          <table:table-cell office:value-type="string">
            <text:p>узл</text:p>
          </table:table-cell>
          <table:table-cell office:value-type="float" office:value="4">
            <text:p>4</text:p>
          </table:table-cell>
          <table:table-cell office:value-type="float" office:value="0.443852464221">
            <text:p>0,4438524642</text:p>
          </table:table-cell>
          <table:table-cell office:value-type="float" office:value="0.000255762035378">
            <text:p>0,000255762</text:p>
          </table:table-cell>
          <table:table-cell office:value-type="float" office:value="0.0184060085405">
            <text:p>0,0184060085</text:p>
          </table:table-cell>
          <table:table-cell/>
          <table:table-cell table:formula="of:=[.C72]/[.K$1]" office:value-type="float" office:value="0.0287544325879312">
            <text:p>0,0287544326</text:p>
          </table:table-cell>
          <table:table-cell table:formula="of:=[.D72]/[.L$1]" office:value-type="float" office:value="0.517170946592853">
            <text:p>0,5171709466</text:p>
          </table:table-cell>
          <table:table-cell table:formula="of:=[.E72]/[.M$1]" office:value-type="float" office:value="0.190497178941655">
            <text:p>0,1904971789</text:p>
          </table:table-cell>
          <table:table-cell table:number-columns-repeated="10"/>
        </table:table-row>
        <table:table-row table:style-name="ro1">
          <table:table-cell office:value-type="string">
            <text:p>средств</text:p>
          </table:table-cell>
          <table:table-cell office:value-type="float" office:value="4">
            <text:p>4</text:p>
          </table:table-cell>
          <table:table-cell office:value-type="float" office:value="1.39354859051">
            <text:p>1,3935485905</text:p>
          </table:table-cell>
          <table:table-cell office:value-type="float" office:value="0.000255732270917">
            <text:p>0,0002557323</text:p>
          </table:table-cell>
          <table:table-cell office:value-type="float" office:value="0.0133119977147">
            <text:p>0,0133119977</text:p>
          </table:table-cell>
          <table:table-cell/>
          <table:table-cell table:formula="of:=[.C73]/[.K$1]" office:value-type="float" office:value="0.0902793207967291">
            <text:p>0,0902793208</text:p>
          </table:table-cell>
          <table:table-cell table:formula="of:=[.D73]/[.L$1]" office:value-type="float" office:value="0.517110760512275">
            <text:p>0,5171107605</text:p>
          </table:table-cell>
          <table:table-cell table:formula="of:=[.E73]/[.M$1]" office:value-type="float" office:value="0.13777555330088">
            <text:p>0,1377755533</text:p>
          </table:table-cell>
          <table:table-cell table:number-columns-repeated="10"/>
        </table:table-row>
        <table:table-row table:style-name="ro2">
          <table:table-cell office:value-type="string">
            <text:p>больш</text:p>
          </table:table-cell>
          <table:table-cell office:value-type="float" office:value="3">
            <text:p>3</text:p>
          </table:table-cell>
          <table:table-cell office:value-type="float" office:value="0.849187314148">
            <text:p>0,8491873141</text:p>
          </table:table-cell>
          <table:table-cell office:value-type="float" office:value="0.000255565561151">
            <text:p>0,0002555656</text:p>
          </table:table-cell>
          <table:table-cell office:value-type="float" office:value="0.0165463253397">
            <text:p>0,0165463253</text:p>
          </table:table-cell>
          <table:table-cell/>
          <table:table-cell table:formula="of:=[.C74]/[.K$1]" office:value-type="float" office:value="0.0550135492027753">
            <text:p>0,0550135492</text:p>
          </table:table-cell>
          <table:table-cell table:formula="of:=[.D74]/[.L$1]" office:value-type="float" office:value="0.516773660256715">
            <text:p>0,5167736603</text:p>
          </table:table-cell>
          <table:table-cell table:formula="of:=[.E74]/[.M$1]" office:value-type="float" office:value="0.171249963952154">
            <text:p>0,171249964</text:p>
          </table:table-cell>
          <table:table-cell table:number-columns-repeated="10"/>
        </table:table-row>
        <table:table-row table:style-name="ro2">
          <table:table-cell office:value-type="string">
            <text:p>соответств</text:p>
          </table:table-cell>
          <table:table-cell office:value-type="float" office:value="3">
            <text:p>3</text:p>
          </table:table-cell>
          <table:table-cell office:value-type="float" office:value="0.514489973449">
            <text:p>0,5144899734</text:p>
          </table:table-cell>
          <table:table-cell office:value-type="float" office:value="0.000255511075415">
            <text:p>0,0002555111</text:p>
          </table:table-cell>
          <table:table-cell office:value-type="float" office:value="0.0199434662924">
            <text:p>0,0199434663</text:p>
          </table:table-cell>
          <table:table-cell/>
          <table:table-cell table:formula="of:=[.C75]/[.K$1]" office:value-type="float" office:value="0.0333305962031107">
            <text:p>0,0333305962</text:p>
          </table:table-cell>
          <table:table-cell table:formula="of:=[.D75]/[.L$1]" office:value-type="float" office:value="0.516663485814205">
            <text:p>0,5166634858</text:p>
          </table:table-cell>
          <table:table-cell table:formula="of:=[.E75]/[.M$1]" office:value-type="float" office:value="0.2064094482332">
            <text:p>0,2064094482</text:p>
          </table:table-cell>
          <table:table-cell table:number-columns-repeated="10"/>
        </table:table-row>
        <table:table-row table:style-name="ro1">
          <table:table-cell office:value-type="string">
            <text:p>образ</text:p>
          </table:table-cell>
          <table:table-cell office:value-type="float" office:value="4">
            <text:p>4</text:p>
          </table:table-cell>
          <table:table-cell office:value-type="float" office:value="0.582107707381">
            <text:p>0,5821077074</text:p>
          </table:table-cell>
          <table:table-cell office:value-type="float" office:value="0.000255498672029">
            <text:p>0,0002554987</text:p>
          </table:table-cell>
          <table:table-cell office:value-type="float" office:value="0.0183108864175">
            <text:p>0,0183108864</text:p>
          </table:table-cell>
          <table:table-cell/>
          <table:table-cell table:formula="of:=[.C76]/[.K$1]" office:value-type="float" office:value="0.0377111274129775">
            <text:p>0,0377111274</text:p>
          </table:table-cell>
          <table:table-cell table:formula="of:=[.D76]/[.L$1]" office:value-type="float" office:value="0.516638405192411">
            <text:p>0,5166384052</text:p>
          </table:table-cell>
          <table:table-cell table:formula="of:=[.E76]/[.M$1]" office:value-type="float" office:value="0.18951269085742">
            <text:p>0,1895126909</text:p>
          </table:table-cell>
          <table:table-cell table:number-columns-repeated="10"/>
        </table:table-row>
        <table:table-row table:style-name="ro1">
          <table:table-cell office:value-type="string">
            <text:p>сут</text:p>
          </table:table-cell>
          <table:table-cell office:value-type="float" office:value="3">
            <text:p>3</text:p>
          </table:table-cell>
          <table:table-cell office:value-type="float" office:value="0.637597331678">
            <text:p>0,6375973317</text:p>
          </table:table-cell>
          <table:table-cell office:value-type="float" office:value="0.000255424805718">
            <text:p>0,0002554248</text:p>
          </table:table-cell>
          <table:table-cell office:value-type="float" office:value="0.0181945060908">
            <text:p>0,0181945061</text:p>
          </table:table-cell>
          <table:table-cell/>
          <table:table-cell table:formula="of:=[.C77]/[.K$1]" office:value-type="float" office:value="0.0413059540497476">
            <text:p>0,041305954</text:p>
          </table:table-cell>
          <table:table-cell table:formula="of:=[.D77]/[.L$1]" office:value-type="float" office:value="0.516489041703319">
            <text:p>0,5164890417</text:p>
          </table:table-cell>
          <table:table-cell table:formula="of:=[.E77]/[.M$1]" office:value-type="float" office:value="0.188308186150608">
            <text:p>0,1883081862</text:p>
          </table:table-cell>
          <table:table-cell table:number-columns-repeated="10"/>
        </table:table-row>
        <table:table-row table:style-name="ro1">
          <table:table-cell office:value-type="string">
            <text:p>разд</text:p>
          </table:table-cell>
          <table:table-cell office:value-type="float" office:value="4">
            <text:p>4</text:p>
          </table:table-cell>
          <table:table-cell office:value-type="float" office:value="0.581909177508">
            <text:p>0,5819091775</text:p>
          </table:table-cell>
          <table:table-cell office:value-type="float" office:value="0.000255397979078">
            <text:p>0,000255398</text:p>
          </table:table-cell>
          <table:table-cell office:value-type="float" office:value="0.0150559154814">
            <text:p>0,0150559155</text:p>
          </table:table-cell>
          <table:table-cell/>
          <table:table-cell table:formula="of:=[.C78]/[.K$1]" office:value-type="float" office:value="0.0376982659008534">
            <text:p>0,0376982659</text:p>
          </table:table-cell>
          <table:table-cell table:formula="of:=[.D78]/[.L$1]" office:value-type="float" office:value="0.516434796127809">
            <text:p>0,5164347961</text:p>
          </table:table-cell>
          <table:table-cell table:formula="of:=[.E78]/[.M$1]" office:value-type="float" office:value="0.155824627554626">
            <text:p>0,1558246276</text:p>
          </table:table-cell>
          <table:table-cell table:number-columns-repeated="10"/>
        </table:table-row>
        <table:table-row table:style-name="ro2">
          <table:table-cell office:value-type="string">
            <text:p>можн</text:p>
          </table:table-cell>
          <table:table-cell office:value-type="float" office:value="4">
            <text:p>4</text:p>
          </table:table-cell>
          <table:table-cell office:value-type="float" office:value="0.552759823144">
            <text:p>0,5527598231</text:p>
          </table:table-cell>
          <table:table-cell office:value-type="float" office:value="0.000255286284807">
            <text:p>0,0002552863</text:p>
          </table:table-cell>
          <table:table-cell office:value-type="float" office:value="0.0150890253761">
            <text:p>0,0150890254</text:p>
          </table:table-cell>
          <table:table-cell/>
          <table:table-cell table:formula="of:=[.C79]/[.K$1]" office:value-type="float" office:value="0.0358098610532822">
            <text:p>0,0358098611</text:p>
          </table:table-cell>
          <table:table-cell table:formula="of:=[.D79]/[.L$1]" office:value-type="float" office:value="0.516208941529113">
            <text:p>0,5162089415</text:p>
          </table:table-cell>
          <table:table-cell table:formula="of:=[.E79]/[.M$1]" office:value-type="float" office:value="0.156167305953451">
            <text:p>0,156167306</text:p>
          </table:table-cell>
          <table:table-cell table:number-columns-repeated="10"/>
        </table:table-row>
        <table:table-row table:style-name="ro2">
          <table:table-cell office:value-type="string">
            <text:p>oltp</text:p>
          </table:table-cell>
          <table:table-cell office:value-type="float" office:value="4">
            <text:p>4</text:p>
          </table:table-cell>
          <table:table-cell office:value-type="float" office:value="0.756833049488">
            <text:p>0,7568330495</text:p>
          </table:table-cell>
          <table:table-cell office:value-type="float" office:value="0.000255271263612">
            <text:p>0,0002552713</text:p>
          </table:table-cell>
          <table:table-cell office:value-type="float" office:value="0.0149969229933">
            <text:p>0,014996923</text:p>
          </table:table-cell>
          <table:table-cell/>
          <table:table-cell table:formula="of:=[.C80]/[.K$1]" office:value-type="float" office:value="0.0490304924633366">
            <text:p>0,0490304925</text:p>
          </table:table-cell>
          <table:table-cell table:formula="of:=[.D80]/[.L$1]" office:value-type="float" office:value="0.516178567491678">
            <text:p>0,5161785675</text:p>
          </table:table-cell>
          <table:table-cell table:formula="of:=[.E80]/[.M$1]" office:value-type="float" office:value="0.155214071358422">
            <text:p>0,1552140714</text:p>
          </table:table-cell>
          <table:table-cell table:number-columns-repeated="10"/>
        </table:table-row>
        <table:table-row table:style-name="ro2">
          <table:table-cell office:value-type="string">
            <text:p>разработк</text:p>
          </table:table-cell>
          <table:table-cell office:value-type="float" office:value="3">
            <text:p>3</text:p>
          </table:table-cell>
          <table:table-cell office:value-type="float" office:value="0.700664319278">
            <text:p>0,7006643193</text:p>
          </table:table-cell>
          <table:table-cell office:value-type="float" office:value="0.000255265116647">
            <text:p>0,0002552651</text:p>
          </table:table-cell>
          <table:table-cell office:value-type="float" office:value="0.0182000092724">
            <text:p>0,0182000093</text:p>
          </table:table-cell>
          <table:table-cell/>
          <table:table-cell table:formula="of:=[.C81]/[.K$1]" office:value-type="float" office:value="0.0453916707904463">
            <text:p>0,0453916708</text:p>
          </table:table-cell>
          <table:table-cell table:formula="of:=[.D81]/[.L$1]" office:value-type="float" office:value="0.5161661378451">
            <text:p>0,5161661378</text:p>
          </table:table-cell>
          <table:table-cell table:formula="of:=[.E81]/[.M$1]" office:value-type="float" office:value="0.1883651425824">
            <text:p>0,1883651426</text:p>
          </table:table-cell>
          <table:table-cell table:number-columns-repeated="10"/>
        </table:table-row>
        <table:table-row table:style-name="ro1">
          <table:table-cell office:value-type="string">
            <text:p>кластер</text:p>
          </table:table-cell>
          <table:table-cell office:value-type="float" office:value="3">
            <text:p>3</text:p>
          </table:table-cell>
          <table:table-cell office:value-type="float" office:value="0.64050443328">
            <text:p>0,6405044333</text:p>
          </table:table-cell>
          <table:table-cell office:value-type="float" office:value="0.000255205396442">
            <text:p>0,0002552054</text:p>
          </table:table-cell>
          <table:table-cell office:value-type="float" office:value="0.0183115770029">
            <text:p>0,018311577</text:p>
          </table:table-cell>
          <table:table-cell/>
          <table:table-cell table:formula="of:=[.C82]/[.K$1]" office:value-type="float" office:value="0.0414942870292382">
            <text:p>0,041494287</text:p>
          </table:table-cell>
          <table:table-cell table:formula="of:=[.D82]/[.L$1]" office:value-type="float" office:value="0.516045378894676">
            <text:p>0,5160453789</text:p>
          </table:table-cell>
          <table:table-cell table:formula="of:=[.E82]/[.M$1]" office:value-type="float" office:value="0.189519838228358">
            <text:p>0,1895198382</text:p>
          </table:table-cell>
          <table:table-cell table:number-columns-repeated="10"/>
        </table:table-row>
        <table:table-row table:style-name="ro2">
          <table:table-cell office:value-type="string">
            <text:p>аналитическ</text:p>
          </table:table-cell>
          <table:table-cell office:value-type="float" office:value="3">
            <text:p>3</text:p>
          </table:table-cell>
          <table:table-cell office:value-type="float" office:value="1.57891896592">
            <text:p>1,5789189659</text:p>
          </table:table-cell>
          <table:table-cell office:value-type="float" office:value="0.000255149161351">
            <text:p>0,0002551492</text:p>
          </table:table-cell>
          <table:table-cell office:value-type="float" office:value="0.0115558541489">
            <text:p>0,0115558541</text:p>
          </table:table-cell>
          <table:table-cell/>
          <table:table-cell table:formula="of:=[.C83]/[.K$1]" office:value-type="float" office:value="0.102288311155454">
            <text:p>0,1022883112</text:p>
          </table:table-cell>
          <table:table-cell table:formula="of:=[.D83]/[.L$1]" office:value-type="float" office:value="0.515931667118801">
            <text:p>0,5159316671</text:p>
          </table:table-cell>
          <table:table-cell table:formula="of:=[.E83]/[.M$1]" office:value-type="float" office:value="0.11959994535387">
            <text:p>0,1195999454</text:p>
          </table:table-cell>
          <table:table-cell table:number-columns-repeated="10"/>
        </table:table-row>
        <table:table-row table:style-name="ro1">
          <table:table-cell office:value-type="string">
            <text:p>направлен</text:p>
          </table:table-cell>
          <table:table-cell office:value-type="float" office:value="3">
            <text:p>3</text:p>
          </table:table-cell>
          <table:table-cell office:value-type="float" office:value="0.720598445204">
            <text:p>0,7205984452</text:p>
          </table:table-cell>
          <table:table-cell office:value-type="float" office:value="0.000254950912624">
            <text:p>0,0002549509</text:p>
          </table:table-cell>
          <table:table-cell office:value-type="float" office:value="0.0164493264452">
            <text:p>0,0164493264</text:p>
          </table:table-cell>
          <table:table-cell/>
          <table:table-cell table:formula="of:=[.C84]/[.K$1]" office:value-type="float" office:value="0.0466830784683207">
            <text:p>0,0466830785</text:p>
          </table:table-cell>
          <table:table-cell table:formula="of:=[.D84]/[.L$1]" office:value-type="float" office:value="0.51553079260413">
            <text:p>0,5155307926</text:p>
          </table:table-cell>
          <table:table-cell table:formula="of:=[.E84]/[.M$1]" office:value-type="float" office:value="0.170246051793684">
            <text:p>0,1702460518</text:p>
          </table:table-cell>
          <table:table-cell table:number-columns-repeated="10"/>
        </table:table-row>
        <table:table-row table:style-name="ro1">
          <table:table-cell office:value-type="string">
            <text:p>обеспечен</text:p>
          </table:table-cell>
          <table:table-cell office:value-type="float" office:value="3">
            <text:p>3</text:p>
          </table:table-cell>
          <table:table-cell office:value-type="float" office:value="0.597290112525">
            <text:p>0,5972901125</text:p>
          </table:table-cell>
          <table:table-cell office:value-type="float" office:value="0.00025480137194">
            <text:p>0,0002548014</text:p>
          </table:table-cell>
          <table:table-cell office:value-type="float" office:value="0.0164322101204">
            <text:p>0,0164322101</text:p>
          </table:table-cell>
          <table:table-cell/>
          <table:table-cell table:formula="of:=[.C85]/[.K$1]" office:value-type="float" office:value="0.0386947007406642">
            <text:p>0,0386947007</text:p>
          </table:table-cell>
          <table:table-cell table:formula="of:=[.D85]/[.L$1]" office:value-type="float" office:value="0.515228409582412">
            <text:p>0,5152284096</text:p>
          </table:table-cell>
          <table:table-cell table:formula="of:=[.E85]/[.M$1]" office:value-type="float" office:value="0.170068902490451">
            <text:p>0,1700689025</text:p>
          </table:table-cell>
          <table:table-cell table:number-columns-repeated="10"/>
        </table:table-row>
        <table:table-row table:style-name="ro2">
          <table:table-cell office:value-type="string">
            <text:p>полезн</text:p>
          </table:table-cell>
          <table:table-cell office:value-type="float" office:value="3">
            <text:p>3</text:p>
          </table:table-cell>
          <table:table-cell office:value-type="float" office:value="0.689469781068">
            <text:p>0,6894697811</text:p>
          </table:table-cell>
          <table:table-cell office:value-type="float" office:value="0.000254763616639">
            <text:p>0,0002547636</text:p>
          </table:table-cell>
          <table:table-cell office:value-type="float" office:value="0.0166496680126">
            <text:p>0,016649668</text:p>
          </table:table-cell>
          <table:table-cell/>
          <table:table-cell table:formula="of:=[.C86]/[.K$1]" office:value-type="float" office:value="0.0446664464867412">
            <text:p>0,0446664465</text:p>
          </table:table-cell>
          <table:table-cell table:formula="of:=[.D86]/[.L$1]" office:value-type="float" office:value="0.515152065395018">
            <text:p>0,5151520654</text:p>
          </table:table-cell>
          <table:table-cell table:formula="of:=[.E86]/[.M$1]" office:value-type="float" office:value="0.172319532490516">
            <text:p>0,1723195325</text:p>
          </table:table-cell>
          <table:table-cell table:number-columns-repeated="10"/>
        </table:table-row>
        <table:table-row table:style-name="ro1">
          <table:table-cell office:value-type="string">
            <text:p>след</text:p>
          </table:table-cell>
          <table:table-cell office:value-type="float" office:value="4">
            <text:p>4</text:p>
          </table:table-cell>
          <table:table-cell office:value-type="float" office:value="0.444147334964">
            <text:p>0,444147335</text:p>
          </table:table-cell>
          <table:table-cell office:value-type="float" office:value="0.000254735496205">
            <text:p>0,0002547355</text:p>
          </table:table-cell>
          <table:table-cell office:value-type="float" office:value="0.0149688631593">
            <text:p>0,0149688632</text:p>
          </table:table-cell>
          <table:table-cell/>
          <table:table-cell table:formula="of:=[.C87]/[.K$1]" office:value-type="float" office:value="0.0287735354240879">
            <text:p>0,0287735354</text:p>
          </table:table-cell>
          <table:table-cell table:formula="of:=[.D87]/[.L$1]" office:value-type="float" office:value="0.515095203666307">
            <text:p>0,5150952037</text:p>
          </table:table-cell>
          <table:table-cell table:formula="of:=[.E87]/[.M$1]" office:value-type="float" office:value="0.154923659713398">
            <text:p>0,1549236597</text:p>
          </table:table-cell>
          <table:table-cell table:number-columns-repeated="10"/>
        </table:table-row>
        <table:table-row table:style-name="ro2">
          <table:table-cell office:value-type="string">
            <text:p>буд</text:p>
          </table:table-cell>
          <table:table-cell office:value-type="float" office:value="3">
            <text:p>3</text:p>
          </table:table-cell>
          <table:table-cell office:value-type="float" office:value="0.691086692792">
            <text:p>0,6910866928</text:p>
          </table:table-cell>
          <table:table-cell office:value-type="float" office:value="0.000254728022805">
            <text:p>0,000254728</text:p>
          </table:table-cell>
          <table:table-cell office:value-type="float" office:value="0.0164552287591">
            <text:p>0,0164552288</text:p>
          </table:table-cell>
          <table:table-cell/>
          <table:table-cell table:formula="of:=[.C88]/[.K$1]" office:value-type="float" office:value="0.0447711961117095">
            <text:p>0,0447711961</text:p>
          </table:table-cell>
          <table:table-cell table:formula="of:=[.D88]/[.L$1]" office:value-type="float" office:value="0.515080091863859">
            <text:p>0,5150800919</text:p>
          </table:table-cell>
          <table:table-cell table:formula="of:=[.E88]/[.M$1]" office:value-type="float" office:value="0.170307139136152">
            <text:p>0,1703071391</text:p>
          </table:table-cell>
          <table:table-cell table:number-columns-repeated="10"/>
        </table:table-row>
        <table:table-row table:style-name="ro2">
          <table:table-cell office:value-type="string">
            <text:p>некотор</text:p>
          </table:table-cell>
          <table:table-cell office:value-type="float" office:value="3">
            <text:p>3</text:p>
          </table:table-cell>
          <table:table-cell office:value-type="float" office:value="0.639355965689">
            <text:p>0,6393559657</text:p>
          </table:table-cell>
          <table:table-cell office:value-type="float" office:value="0.000254717838536">
            <text:p>0,0002547178</text:p>
          </table:table-cell>
          <table:table-cell office:value-type="float" office:value="0.0133806224035">
            <text:p>0,0133806224</text:p>
          </table:table-cell>
          <table:table-cell/>
          <table:table-cell table:formula="of:=[.C89]/[.K$1]" office:value-type="float" office:value="0.0414198849776853">
            <text:p>0,041419885</text:p>
          </table:table-cell>
          <table:table-cell table:formula="of:=[.D89]/[.L$1]" office:value-type="float" office:value="0.515059498471132">
            <text:p>0,5150594985</text:p>
          </table:table-cell>
          <table:table-cell table:formula="of:=[.E89]/[.M$1]" office:value-type="float" office:value="0.138485800152791">
            <text:p>0,1384858002</text:p>
          </table:table-cell>
          <table:table-cell table:number-columns-repeated="10"/>
        </table:table-row>
        <table:table-row table:style-name="ro2">
          <table:table-cell office:value-type="string">
            <text:p>исследовател</text:p>
          </table:table-cell>
          <table:table-cell office:value-type="float" office:value="3">
            <text:p>3</text:p>
          </table:table-cell>
          <table:table-cell office:value-type="float" office:value="0.448334179284">
            <text:p>0,4483341793</text:p>
          </table:table-cell>
          <table:table-cell office:value-type="float" office:value="0.000254702883243">
            <text:p>0,0002547029</text:p>
          </table:table-cell>
          <table:table-cell office:value-type="float" office:value="0.0137675028748">
            <text:p>0,0137675029</text:p>
          </table:table-cell>
          <table:table-cell/>
          <table:table-cell table:formula="of:=[.C90]/[.K$1]" office:value-type="float" office:value="0.0290447749517695">
            <text:p>0,029044775</text:p>
          </table:table-cell>
          <table:table-cell table:formula="of:=[.D90]/[.L$1]" office:value-type="float" office:value="0.515029257692723">
            <text:p>0,5150292577</text:p>
          </table:table-cell>
          <table:table-cell table:formula="of:=[.E90]/[.M$1]" office:value-type="float" office:value="0.142489907735818">
            <text:p>0,1424899077</text:p>
          </table:table-cell>
          <table:table-cell table:number-columns-repeated="10"/>
        </table:table-row>
        <table:table-row table:style-name="ro1">
          <table:table-cell office:value-type="string">
            <text:p>онлайнов</text:p>
          </table:table-cell>
          <table:table-cell office:value-type="float" office:value="4">
            <text:p>4</text:p>
          </table:table-cell>
          <table:table-cell office:value-type="float" office:value="0.518979480808">
            <text:p>0,5189794808</text:p>
          </table:table-cell>
          <table:table-cell office:value-type="float" office:value="0.000254687515358">
            <text:p>0,0002546875</text:p>
          </table:table-cell>
          <table:table-cell office:value-type="float" office:value="0.0134220118421">
            <text:p>0,0134220118</text:p>
          </table:table-cell>
          <table:table-cell/>
          <table:table-cell table:formula="of:=[.C91]/[.K$1]" office:value-type="float" office:value="0.0336214433812016">
            <text:p>0,0336214434</text:p>
          </table:table-cell>
          <table:table-cell table:formula="of:=[.D91]/[.L$1]" office:value-type="float" office:value="0.514998182620847">
            <text:p>0,5149981826</text:p>
          </table:table-cell>
          <table:table-cell table:formula="of:=[.E91]/[.M$1]" office:value-type="float" office:value="0.138914169577587">
            <text:p>0,1389141696</text:p>
          </table:table-cell>
          <table:table-cell table:number-columns-repeated="10"/>
        </table:table-row>
        <table:table-row table:style-name="ro2">
          <table:table-cell office:value-type="string">
            <text:p>стоунбрейкер</text:p>
          </table:table-cell>
          <table:table-cell office:value-type="float" office:value="3">
            <text:p>3</text:p>
          </table:table-cell>
          <table:table-cell office:value-type="float" office:value="0.716845674259">
            <text:p>0,7168456743</text:p>
          </table:table-cell>
          <table:table-cell office:value-type="float" office:value="0.000254662798187">
            <text:p>0,0002546628</text:p>
          </table:table-cell>
          <table:table-cell office:value-type="float" office:value="0.0140801049476">
            <text:p>0,0140801049</text:p>
          </table:table-cell>
          <table:table-cell/>
          <table:table-cell table:formula="of:=[.C92]/[.K$1]" office:value-type="float" office:value="0.0464399598470344">
            <text:p>0,0464399598</text:p>
          </table:table-cell>
          <table:table-cell table:formula="of:=[.D92]/[.L$1]" office:value-type="float" office:value="0.514948202557526">
            <text:p>0,5149482026</text:p>
          </table:table-cell>
          <table:table-cell table:formula="of:=[.E92]/[.M$1]" office:value-type="float" office:value="0.145725254110274">
            <text:p>0,1457252541</text:p>
          </table:table-cell>
          <table:table-cell table:number-columns-repeated="10"/>
        </table:table-row>
        <table:table-row table:style-name="ro1">
          <table:table-cell office:value-type="string">
            <text:p>масштабируем</text:p>
          </table:table-cell>
          <table:table-cell office:value-type="float" office:value="4">
            <text:p>4</text:p>
          </table:table-cell>
          <table:table-cell office:value-type="float" office:value="0.828242695662">
            <text:p>0,8282426957</text:p>
          </table:table-cell>
          <table:table-cell office:value-type="float" office:value="0.000254598775746">
            <text:p>0,0002545988</text:p>
          </table:table-cell>
          <table:table-cell office:value-type="float" office:value="0.0115314203045">
            <text:p>0,0115314203</text:p>
          </table:table-cell>
          <table:table-cell/>
          <table:table-cell table:formula="of:=[.C93]/[.K$1]" office:value-type="float" office:value="0.053656678014975">
            <text:p>0,053656678</text:p>
          </table:table-cell>
          <table:table-cell table:formula="of:=[.D93]/[.L$1]" office:value-type="float" office:value="0.514818744147617">
            <text:p>0,5148187441</text:p>
          </table:table-cell>
          <table:table-cell table:formula="of:=[.E93]/[.M$1]" office:value-type="float" office:value="0.119347061714342">
            <text:p>0,1193470617</text:p>
          </table:table-cell>
          <table:table-cell table:number-columns-repeated="10"/>
        </table:table-row>
        <table:table-row table:style-name="ro1">
          <table:table-cell office:value-type="string">
            <text:p>например</text:p>
          </table:table-cell>
          <table:table-cell office:value-type="float" office:value="3">
            <text:p>3</text:p>
          </table:table-cell>
          <table:table-cell office:value-type="float" office:value="0.607701072865">
            <text:p>0,6077010729</text:p>
          </table:table-cell>
          <table:table-cell office:value-type="float" office:value="0.000254587263572">
            <text:p>0,0002545873</text:p>
          </table:table-cell>
          <table:table-cell office:value-type="float" office:value="0.0149225513486">
            <text:p>0,0149225513</text:p>
          </table:table-cell>
          <table:table-cell/>
          <table:table-cell table:formula="of:=[.C94]/[.K$1]" office:value-type="float" office:value="0.0393691619218082">
            <text:p>0,0393691619</text:p>
          </table:table-cell>
          <table:table-cell table:formula="of:=[.D94]/[.L$1]" office:value-type="float" office:value="0.514795465626565">
            <text:p>0,5147954656</text:p>
          </table:table-cell>
          <table:table-cell table:formula="of:=[.E94]/[.M$1]" office:value-type="float" office:value="0.154444345077059">
            <text:p>0,1544443451</text:p>
          </table:table-cell>
          <table:table-cell table:number-columns-repeated="10"/>
        </table:table-row>
        <table:table-row table:style-name="ro2">
          <table:table-cell office:value-type="string">
            <text:p>резк</text:p>
          </table:table-cell>
          <table:table-cell office:value-type="float" office:value="3">
            <text:p>3</text:p>
          </table:table-cell>
          <table:table-cell office:value-type="float" office:value="0.775041841969">
            <text:p>0,775041842</text:p>
          </table:table-cell>
          <table:table-cell office:value-type="float" office:value="0.000254575627748">
            <text:p>0,0002545756</text:p>
          </table:table-cell>
          <table:table-cell office:value-type="float" office:value="0.0135136038955">
            <text:p>0,0135136039</text:p>
          </table:table-cell>
          <table:table-cell/>
          <table:table-cell table:formula="of:=[.C95]/[.K$1]" office:value-type="float" office:value="0.0502101265492292">
            <text:p>0,0502101265</text:p>
          </table:table-cell>
          <table:table-cell table:formula="of:=[.D95]/[.L$1]" office:value-type="float" office:value="0.51477193707549">
            <text:p>0,5147719371</text:p>
          </table:table-cell>
          <table:table-cell table:formula="of:=[.E95]/[.M$1]" office:value-type="float" office:value="0.139862122402219">
            <text:p>0,1398621224</text:p>
          </table:table-cell>
          <table:table-cell table:number-columns-repeated="10"/>
        </table:table-row>
        <table:table-row table:style-name="ro2">
          <table:table-cell office:value-type="string">
            <text:p>либ</text:p>
          </table:table-cell>
          <table:table-cell office:value-type="float" office:value="3">
            <text:p>3</text:p>
          </table:table-cell>
          <table:table-cell office:value-type="float" office:value="0.522078768372">
            <text:p>0,5220787684</text:p>
          </table:table-cell>
          <table:table-cell office:value-type="float" office:value="0.000254539547759">
            <text:p>0,0002545395</text:p>
          </table:table-cell>
          <table:table-cell office:value-type="float" office:value="0.0168823932729">
            <text:p>0,0168823933</text:p>
          </table:table-cell>
          <table:table-cell/>
          <table:table-cell table:formula="of:=[.C96]/[.K$1]" office:value-type="float" office:value="0.0338222268903933">
            <text:p>0,0338222269</text:p>
          </table:table-cell>
          <table:table-cell table:formula="of:=[.D96]/[.L$1]" office:value-type="float" office:value="0.514698980500693">
            <text:p>0,5146989805</text:p>
          </table:table-cell>
          <table:table-cell table:formula="of:=[.E96]/[.M$1]" office:value-type="float" office:value="0.174728175595188">
            <text:p>0,1747281756</text:p>
          </table:table-cell>
          <table:table-cell table:number-columns-repeated="10"/>
        </table:table-row>
        <table:table-row table:style-name="ro2">
          <table:table-cell office:value-type="string">
            <text:p>одн</text:p>
          </table:table-cell>
          <table:table-cell office:value-type="float" office:value="4">
            <text:p>4</text:p>
          </table:table-cell>
          <table:table-cell office:value-type="float" office:value="0.366796804292">
            <text:p>0,3667968043</text:p>
          </table:table-cell>
          <table:table-cell office:value-type="float" office:value="0.000254446777814">
            <text:p>0,0002544468</text:p>
          </table:table-cell>
          <table:table-cell office:value-type="float" office:value="0.0133363176207">
            <text:p>0,0133363176</text:p>
          </table:table-cell>
          <table:table-cell/>
          <table:table-cell table:formula="of:=[.C97]/[.K$1]" office:value-type="float" office:value="0.0237624770226158">
            <text:p>0,023762477</text:p>
          </table:table-cell>
          <table:table-cell table:formula="of:=[.D97]/[.L$1]" office:value-type="float" office:value="0.514511392377225">
            <text:p>0,5145113924</text:p>
          </table:table-cell>
          <table:table-cell table:formula="of:=[.E97]/[.M$1]" office:value-type="float" office:value="0.138027257708977">
            <text:p>0,1380272577</text:p>
          </table:table-cell>
          <table:table-cell table:number-columns-repeated="10"/>
        </table:table-row>
        <table:table-row table:style-name="ro2">
          <table:table-cell office:value-type="string">
            <text:p>всег</text:p>
          </table:table-cell>
          <table:table-cell office:value-type="float" office:value="4">
            <text:p>4</text:p>
          </table:table-cell>
          <table:table-cell office:value-type="float" office:value="0.467639278957">
            <text:p>0,467639279</text:p>
          </table:table-cell>
          <table:table-cell office:value-type="float" office:value="0.0002544395733">
            <text:p>0,0002544396</text:p>
          </table:table-cell>
          <table:table-cell office:value-type="float" office:value="0.0134381713318">
            <text:p>0,0134381713</text:p>
          </table:table-cell>
          <table:table-cell/>
          <table:table-cell table:formula="of:=[.C98]/[.K$1]" office:value-type="float" office:value="0.0302954319423189">
            <text:p>0,0302954319</text:p>
          </table:table-cell>
          <table:table-cell table:formula="of:=[.D98]/[.L$1]" office:value-type="float" office:value="0.514496824283412">
            <text:p>0,5144968243</text:p>
          </table:table-cell>
          <table:table-cell table:formula="of:=[.E98]/[.M$1]" office:value-type="float" office:value="0.139081415897951">
            <text:p>0,1390814159</text:p>
          </table:table-cell>
          <table:table-cell table:number-columns-repeated="10"/>
        </table:table-row>
        <table:table-row table:style-name="ro2">
          <table:table-cell office:value-type="string">
            <text:p>счита</text:p>
          </table:table-cell>
          <table:table-cell office:value-type="float" office:value="3">
            <text:p>3</text:p>
          </table:table-cell>
          <table:table-cell office:value-type="float" office:value="0.558850076174">
            <text:p>0,5588500762</text:p>
          </table:table-cell>
          <table:table-cell office:value-type="float" office:value="0.0002544181022">
            <text:p>0,0002544181</text:p>
          </table:table-cell>
          <table:table-cell office:value-type="float" office:value="0.0149667203528">
            <text:p>0,0149667204</text:p>
          </table:table-cell>
          <table:table-cell/>
          <table:table-cell table:formula="of:=[.C99]/[.K$1]" office:value-type="float" office:value="0.0362044105586048">
            <text:p>0,0362044106</text:p>
          </table:table-cell>
          <table:table-cell table:formula="of:=[.D99]/[.L$1]" office:value-type="float" office:value="0.514453408030898">
            <text:p>0,514453408</text:p>
          </table:table-cell>
          <table:table-cell table:formula="of:=[.E99]/[.M$1]" office:value-type="float" office:value="0.154901482249317">
            <text:p>0,1549014822</text:p>
          </table:table-cell>
          <table:table-cell table:number-columns-repeated="10"/>
        </table:table-row>
        <table:table-row table:style-name="ro2">
          <table:table-cell office:value-type="string">
            <text:p>предлага</text:p>
          </table:table-cell>
          <table:table-cell office:value-type="float" office:value="3">
            <text:p>3</text:p>
          </table:table-cell>
          <table:table-cell office:value-type="float" office:value="0.536533229726">
            <text:p>0,5365332297</text:p>
          </table:table-cell>
          <table:table-cell office:value-type="float" office:value="0.000254415341374">
            <text:p>0,0002544153</text:p>
          </table:table-cell>
          <table:table-cell office:value-type="float" office:value="0.0149434934842">
            <text:p>0,0149434935</text:p>
          </table:table-cell>
          <table:table-cell/>
          <table:table-cell table:formula="of:=[.C100]/[.K$1]" office:value-type="float" office:value="0.0347586412805396">
            <text:p>0,0347586413</text:p>
          </table:table-cell>
          <table:table-cell table:formula="of:=[.D100]/[.L$1]" office:value-type="float" office:value="0.514447825423637">
            <text:p>0,5144478254</text:p>
          </table:table-cell>
          <table:table-cell table:formula="of:=[.E100]/[.M$1]" office:value-type="float" office:value="0.154661090480824">
            <text:p>0,1546610905</text:p>
          </table:table-cell>
          <table:table-cell table:number-columns-repeated="10"/>
        </table:table-row>
        <table:table-row table:style-name="ro1">
          <table:table-cell office:value-type="string">
            <text:p>относ</text:p>
          </table:table-cell>
          <table:table-cell office:value-type="float" office:value="3">
            <text:p>3</text:p>
          </table:table-cell>
          <table:table-cell office:value-type="float" office:value="0.439165576132">
            <text:p>0,4391655761</text:p>
          </table:table-cell>
          <table:table-cell office:value-type="float" office:value="0.000254381750583">
            <text:p>0,0002543818</text:p>
          </table:table-cell>
          <table:table-cell office:value-type="float" office:value="0.0152446646938">
            <text:p>0,0152446647</text:p>
          </table:table-cell>
          <table:table-cell/>
          <table:table-cell table:formula="of:=[.C101]/[.K$1]" office:value-type="float" office:value="0.0284507983435233">
            <text:p>0,0284507983</text:p>
          </table:table-cell>
          <table:table-cell table:formula="of:=[.D101]/[.L$1]" office:value-type="float" office:value="0.514379902202927">
            <text:p>0,5143799022</text:p>
          </table:table-cell>
          <table:table-cell table:formula="of:=[.E101]/[.M$1]" office:value-type="float" office:value="0.15777813053223">
            <text:p>0,1577781305</text:p>
          </table:table-cell>
          <table:table-cell table:number-columns-repeated="10"/>
        </table:table-row>
        <table:table-row table:style-name="ro1">
          <table:table-cell office:value-type="string">
            <text:p>отношен</text:p>
          </table:table-cell>
          <table:table-cell office:value-type="float" office:value="3">
            <text:p>3</text:p>
          </table:table-cell>
          <table:table-cell office:value-type="float" office:value="0.520441471309">
            <text:p>0,5204414713</text:p>
          </table:table-cell>
          <table:table-cell office:value-type="float" office:value="0.000254376669566">
            <text:p>0,0002543767</text:p>
          </table:table-cell>
          <table:table-cell office:value-type="float" office:value="0.0149930395777">
            <text:p>0,0149930396</text:p>
          </table:table-cell>
          <table:table-cell/>
          <table:table-cell table:formula="of:=[.C102]/[.K$1]" office:value-type="float" office:value="0.0337161566264666">
            <text:p>0,0337161566</text:p>
          </table:table-cell>
          <table:table-cell table:formula="of:=[.D102]/[.L$1]" office:value-type="float" office:value="0.514369627987023">
            <text:p>0,514369628</text:p>
          </table:table-cell>
          <table:table-cell table:formula="of:=[.E102]/[.M$1]" office:value-type="float" office:value="0.155173879063887">
            <text:p>0,1551738791</text:p>
          </table:table-cell>
          <table:table-cell table:number-columns-repeated="10"/>
        </table:table-row>
        <table:table-row table:style-name="ro2">
          <table:table-cell office:value-type="string">
            <text:p>совместн</text:p>
          </table:table-cell>
          <table:table-cell office:value-type="float" office:value="3">
            <text:p>3</text:p>
          </table:table-cell>
          <table:table-cell office:value-type="float" office:value="1.59762488555">
            <text:p>1,5976248856</text:p>
          </table:table-cell>
          <table:table-cell office:value-type="float" office:value="0.000254362996262">
            <text:p>0,000254363</text:p>
          </table:table-cell>
          <table:table-cell office:value-type="float" office:value="0.00825857546417">
            <text:p>0,0082585755</text:p>
          </table:table-cell>
          <table:table-cell/>
          <table:table-cell table:formula="of:=[.C103]/[.K$1]" office:value-type="float" office:value="0.103500151008456">
            <text:p>0,103500151</text:p>
          </table:table-cell>
          <table:table-cell table:formula="of:=[.D103]/[.L$1]" office:value-type="float" office:value="0.514341979491177">
            <text:p>0,5143419795</text:p>
          </table:table-cell>
          <table:table-cell table:formula="of:=[.E103]/[.M$1]" office:value-type="float" office:value="0.085474008367401">
            <text:p>0,0854740084</text:p>
          </table:table-cell>
          <table:table-cell table:number-columns-repeated="10"/>
        </table:table-row>
        <table:table-row table:style-name="ro1">
          <table:table-cell office:value-type="string">
            <text:p>двух</text:p>
          </table:table-cell>
          <table:table-cell office:value-type="float" office:value="3">
            <text:p>3</text:p>
          </table:table-cell>
          <table:table-cell office:value-type="float" office:value="0.49076129187">
            <text:p>0,4907612919</text:p>
          </table:table-cell>
          <table:table-cell office:value-type="float" office:value="0.000254340433362">
            <text:p>0,0002543404</text:p>
          </table:table-cell>
          <table:table-cell office:value-type="float" office:value="0.0147483828567">
            <text:p>0,0147483829</text:p>
          </table:table-cell>
          <table:table-cell/>
          <table:table-cell table:formula="of:=[.C104]/[.K$1]" office:value-type="float" office:value="0.0317933629333544">
            <text:p>0,0317933629</text:p>
          </table:table-cell>
          <table:table-cell table:formula="of:=[.D104]/[.L$1]" office:value-type="float" office:value="0.514296355533213">
            <text:p>0,5142963555</text:p>
          </table:table-cell>
          <table:table-cell table:formula="of:=[.E104]/[.M$1]" office:value-type="float" office:value="0.152641748588284">
            <text:p>0,1526417486</text:p>
          </table:table-cell>
          <table:table-cell table:number-columns-repeated="10"/>
        </table:table-row>
        <table:table-row table:style-name="ro2">
          <table:table-cell office:value-type="string">
            <text:p>stor</text:p>
          </table:table-cell>
          <table:table-cell office:value-type="float" office:value="3">
            <text:p>3</text:p>
          </table:table-cell>
          <table:table-cell office:value-type="float" office:value="0.813531400924">
            <text:p>0,8135314009</text:p>
          </table:table-cell>
          <table:table-cell office:value-type="float" office:value="0.000254317609937">
            <text:p>0,0002543176</text:p>
          </table:table-cell>
          <table:table-cell office:value-type="float" office:value="0.0116802581046">
            <text:p>0,0116802581</text:p>
          </table:table-cell>
          <table:table-cell/>
          <table:table-cell table:formula="of:=[.C105]/[.K$1]" office:value-type="float" office:value="0.0527036249919003">
            <text:p>0,052703625</text:p>
          </table:table-cell>
          <table:table-cell table:formula="of:=[.D105]/[.L$1]" office:value-type="float" office:value="0.514250204773213">
            <text:p>0,5142502048</text:p>
          </table:table-cell>
          <table:table-cell table:formula="of:=[.E105]/[.M$1]" office:value-type="float" office:value="0.120887492437089">
            <text:p>0,1208874924</text:p>
          </table:table-cell>
          <table:table-cell table:number-columns-repeated="10"/>
        </table:table-row>
        <table:table-row table:style-name="ro1">
          <table:table-cell office:value-type="string">
            <text:p>друг</text:p>
          </table:table-cell>
          <table:table-cell office:value-type="float" office:value="3">
            <text:p>3</text:p>
          </table:table-cell>
          <table:table-cell office:value-type="float" office:value="0.593357194566">
            <text:p>0,5933571946</text:p>
          </table:table-cell>
          <table:table-cell office:value-type="float" office:value="0.000254280302887">
            <text:p>0,0002542803</text:p>
          </table:table-cell>
          <table:table-cell office:value-type="float" office:value="0.0131833630916">
            <text:p>0,0131833631</text:p>
          </table:table-cell>
          <table:table-cell/>
          <table:table-cell table:formula="of:=[.C106]/[.K$1]" office:value-type="float" office:value="0.0384399115180237">
            <text:p>0,0384399115</text:p>
          </table:table-cell>
          <table:table-cell table:formula="of:=[.D106]/[.L$1]" office:value-type="float" office:value="0.514174766984588">
            <text:p>0,514174767</text:p>
          </table:table-cell>
          <table:table-cell table:formula="of:=[.E106]/[.M$1]" office:value-type="float" office:value="0.136444219961505">
            <text:p>0,13644422</text:p>
          </table:table-cell>
          <table:table-cell table:number-columns-repeated="10"/>
        </table:table-row>
        <table:table-row table:style-name="ro2">
          <table:table-cell office:value-type="string">
            <text:p>кластерн</text:p>
          </table:table-cell>
          <table:table-cell office:value-type="float" office:value="3">
            <text:p>3</text:p>
          </table:table-cell>
          <table:table-cell office:value-type="float" office:value="0.884824271785">
            <text:p>0,8848242718</text:p>
          </table:table-cell>
          <table:table-cell office:value-type="float" office:value="0.000254278600404">
            <text:p>0,0002542786</text:p>
          </table:table-cell>
          <table:table-cell office:value-type="float" office:value="0.0132062959591">
            <text:p>0,013206296</text:p>
          </table:table-cell>
          <table:table-cell/>
          <table:table-cell table:formula="of:=[.C107]/[.K$1]" office:value-type="float" office:value="0.0573222453994057">
            <text:p>0,0573222454</text:p>
          </table:table-cell>
          <table:table-cell table:formula="of:=[.D107]/[.L$1]" office:value-type="float" office:value="0.514171324430093">
            <text:p>0,5141713244</text:p>
          </table:table-cell>
          <table:table-cell table:formula="of:=[.E107]/[.M$1]" office:value-type="float" office:value="0.13668156889863">
            <text:p>0,1366815689</text:p>
          </table:table-cell>
          <table:table-cell table:number-columns-repeated="10"/>
        </table:table-row>
        <table:table-row table:style-name="ro2">
          <table:table-cell office:value-type="string">
            <text:p>возника</text:p>
          </table:table-cell>
          <table:table-cell office:value-type="float" office:value="3">
            <text:p>3</text:p>
          </table:table-cell>
          <table:table-cell office:value-type="float" office:value="0.392258558455">
            <text:p>0,3922585585</text:p>
          </table:table-cell>
          <table:table-cell office:value-type="float" office:value="0.00025418951559">
            <text:p>0,0002541895</text:p>
          </table:table-cell>
          <table:table-cell office:value-type="float" office:value="0.0150797016486">
            <text:p>0,0150797016</text:p>
          </table:table-cell>
          <table:table-cell/>
          <table:table-cell table:formula="of:=[.C108]/[.K$1]" office:value-type="float" office:value="0.0254119852548962">
            <text:p>0,0254119853</text:p>
          </table:table-cell>
          <table:table-cell table:formula="of:=[.D108]/[.L$1]" office:value-type="float" office:value="0.513991187931275">
            <text:p>0,5139911879</text:p>
          </table:table-cell>
          <table:table-cell table:formula="of:=[.E108]/[.M$1]" office:value-type="float" office:value="0.156070807911408">
            <text:p>0,1560708079</text:p>
          </table:table-cell>
          <table:table-cell table:number-columns-repeated="10"/>
        </table:table-row>
        <table:table-row table:style-name="ro1">
          <table:table-cell office:value-type="string">
            <text:p>прич</text:p>
          </table:table-cell>
          <table:table-cell office:value-type="float" office:value="2">
            <text:p>2</text:p>
          </table:table-cell>
          <table:table-cell office:value-type="float" office:value="0.805675353669">
            <text:p>0,8056753537</text:p>
          </table:table-cell>
          <table:table-cell office:value-type="float" office:value="0.000254166739705">
            <text:p>0,0002541667</text:p>
          </table:table-cell>
          <table:table-cell office:value-type="float" office:value="0.0133022788552">
            <text:p>0,0133022789</text:p>
          </table:table-cell>
          <table:table-cell/>
          <table:table-cell table:formula="of:=[.C109]/[.K$1]" office:value-type="float" office:value="0.0521946806930374">
            <text:p>0,0521946807</text:p>
          </table:table-cell>
          <table:table-cell table:formula="of:=[.D109]/[.L$1]" office:value-type="float" office:value="0.513945133300894">
            <text:p>0,5139451333</text:p>
          </table:table-cell>
          <table:table-cell table:formula="of:=[.E109]/[.M$1]" office:value-type="float" office:value="0.137674965750178">
            <text:p>0,1376749658</text:p>
          </table:table-cell>
          <table:table-cell table:number-columns-repeated="10"/>
        </table:table-row>
        <table:table-row table:style-name="ro2">
          <table:table-cell office:value-type="string">
            <text:p>internet</text:p>
          </table:table-cell>
          <table:table-cell office:value-type="float" office:value="3">
            <text:p>3</text:p>
          </table:table-cell>
          <table:table-cell office:value-type="float" office:value="0.3733285482">
            <text:p>0,3733285482</text:p>
          </table:table-cell>
          <table:table-cell office:value-type="float" office:value="0.000254133624858">
            <text:p>0,0002541336</text:p>
          </table:table-cell>
          <table:table-cell office:value-type="float" office:value="0.0135540622107">
            <text:p>0,0135540622</text:p>
          </table:table-cell>
          <table:table-cell/>
          <table:table-cell table:formula="of:=[.C110]/[.K$1]" office:value-type="float" office:value="0.0241856279680856">
            <text:p>0,024185628</text:p>
          </table:table-cell>
          <table:table-cell table:formula="of:=[.D110]/[.L$1]" office:value-type="float" office:value="0.513878172476376">
            <text:p>0,5138781725</text:p>
          </table:table-cell>
          <table:table-cell table:formula="of:=[.E110]/[.M$1]" office:value-type="float" office:value="0.140280854953243">
            <text:p>0,140280855</text:p>
          </table:table-cell>
          <table:table-cell table:number-columns-repeated="10"/>
        </table:table-row>
        <table:table-row table:style-name="ro1">
          <table:table-cell office:value-type="string">
            <text:p>прошл</text:p>
          </table:table-cell>
          <table:table-cell office:value-type="float" office:value="4">
            <text:p>4</text:p>
          </table:table-cell>
          <table:table-cell office:value-type="float" office:value="0.389487829205">
            <text:p>0,3894878292</text:p>
          </table:table-cell>
          <table:table-cell office:value-type="float" office:value="0.000254108274632">
            <text:p>0,0002541083</text:p>
          </table:table-cell>
          <table:table-cell office:value-type="float" office:value="0.0132504387451">
            <text:p>0,0132504387</text:p>
          </table:table-cell>
          <table:table-cell/>
          <table:table-cell table:formula="of:=[.C111]/[.K$1]" office:value-type="float" office:value="0.0252324869894571">
            <text:p>0,025232487</text:p>
          </table:table-cell>
          <table:table-cell table:formula="of:=[.D111]/[.L$1]" office:value-type="float" office:value="0.513826912326067">
            <text:p>0,5138269123</text:p>
          </table:table-cell>
          <table:table-cell table:formula="of:=[.E111]/[.M$1]" office:value-type="float" office:value="0.137138434719654">
            <text:p>0,1371384347</text:p>
          </table:table-cell>
          <table:table-cell table:number-columns-repeated="10"/>
        </table:table-row>
        <table:table-row table:style-name="ro2">
          <table:table-cell office:value-type="string">
            <text:p>майкл</text:p>
          </table:table-cell>
          <table:table-cell office:value-type="float" office:value="3">
            <text:p>3</text:p>
          </table:table-cell>
          <table:table-cell office:value-type="float" office:value="0.628181464341">
            <text:p>0,6281814643</text:p>
          </table:table-cell>
          <table:table-cell office:value-type="float" office:value="0.000253982556749">
            <text:p>0,0002539826</text:p>
          </table:table-cell>
          <table:table-cell office:value-type="float" office:value="0.0102106274653">
            <text:p>0,0102106275</text:p>
          </table:table-cell>
          <table:table-cell/>
          <table:table-cell table:formula="of:=[.C112]/[.K$1]" office:value-type="float" office:value="0.0406959587372875">
            <text:p>0,0406959587</text:p>
          </table:table-cell>
          <table:table-cell table:formula="of:=[.D112]/[.L$1]" office:value-type="float" office:value="0.513572700881204">
            <text:p>0,5135727009</text:p>
          </table:table-cell>
          <table:table-cell table:formula="of:=[.E112]/[.M$1]" office:value-type="float" office:value="0.105677215300857">
            <text:p>0,1056772153</text:p>
          </table:table-cell>
          <table:table-cell table:number-columns-repeated="10"/>
        </table:table-row>
        <table:table-row table:style-name="ro2">
          <table:table-cell office:value-type="string">
            <text:p>д</text:p>
          </table:table-cell>
          <table:table-cell office:value-type="float" office:value="3">
            <text:p>3</text:p>
          </table:table-cell>
          <table:table-cell office:value-type="float" office:value="0.704124459436">
            <text:p>0,7041244594</text:p>
          </table:table-cell>
          <table:table-cell office:value-type="float" office:value="0.000253968826378">
            <text:p>0,0002539688</text:p>
          </table:table-cell>
          <table:table-cell office:value-type="float" office:value="0.0134026690877">
            <text:p>0,0134026691</text:p>
          </table:table-cell>
          <table:table-cell/>
          <table:table-cell table:formula="of:=[.C113]/[.K$1]" office:value-type="float" office:value="0.0456158316883533">
            <text:p>0,0456158317</text:p>
          </table:table-cell>
          <table:table-cell table:formula="of:=[.D113]/[.L$1]" office:value-type="float" office:value="0.513544936991396">
            <text:p>0,513544937</text:p>
          </table:table-cell>
          <table:table-cell table:formula="of:=[.E113]/[.M$1]" office:value-type="float" office:value="0.138713977333948">
            <text:p>0,1387139773</text:p>
          </table:table-cell>
          <table:table-cell table:number-columns-repeated="10"/>
        </table:table-row>
        <table:table-row table:style-name="ro2">
          <table:table-cell office:value-type="string">
            <text:p>поскольк</text:p>
          </table:table-cell>
          <table:table-cell office:value-type="float" office:value="3">
            <text:p>3</text:p>
          </table:table-cell>
          <table:table-cell office:value-type="float" office:value="0.424450329875">
            <text:p>0,4244503299</text:p>
          </table:table-cell>
          <table:table-cell office:value-type="float" office:value="0.000253957579685">
            <text:p>0,0002539576</text:p>
          </table:table-cell>
          <table:table-cell office:value-type="float" office:value="0.0117508967598">
            <text:p>0,0117508968</text:p>
          </table:table-cell>
          <table:table-cell/>
          <table:table-cell table:formula="of:=[.C114]/[.K$1]" office:value-type="float" office:value="0.0274974893261805">
            <text:p>0,0274974893</text:p>
          </table:table-cell>
          <table:table-cell table:formula="of:=[.D114]/[.L$1]" office:value-type="float" office:value="0.513522195293801">
            <text:p>0,5135221953</text:p>
          </table:table-cell>
          <table:table-cell table:formula="of:=[.E114]/[.M$1]" office:value-type="float" office:value="0.121618583293112">
            <text:p>0,1216185833</text:p>
          </table:table-cell>
          <table:table-cell table:number-columns-repeated="10"/>
        </table:table-row>
        <table:table-row table:style-name="ro2">
          <table:table-cell office:value-type="string">
            <text:p>услов</text:p>
          </table:table-cell>
          <table:table-cell office:value-type="float" office:value="2">
            <text:p>2</text:p>
          </table:table-cell>
          <table:table-cell office:value-type="float" office:value="0.771808639633">
            <text:p>0,7718086396</text:p>
          </table:table-cell>
          <table:table-cell office:value-type="float" office:value="0.000253938110113">
            <text:p>0,0002539381</text:p>
          </table:table-cell>
          <table:table-cell office:value-type="float" office:value="0.0134270350581">
            <text:p>0,0134270351</text:p>
          </table:table-cell>
          <table:table-cell/>
          <table:table-cell table:formula="of:=[.C115]/[.K$1]" office:value-type="float" office:value="0.0500006675372649">
            <text:p>0,0500006675</text:p>
          </table:table-cell>
          <table:table-cell table:formula="of:=[.D115]/[.L$1]" office:value-type="float" office:value="0.513482826288287">
            <text:p>0,5134828263</text:p>
          </table:table-cell>
          <table:table-cell table:formula="of:=[.E115]/[.M$1]" office:value-type="float" office:value="0.138966158496049">
            <text:p>0,1389661585</text:p>
          </table:table-cell>
          <table:table-cell table:number-columns-repeated="10"/>
        </table:table-row>
        <table:table-row table:style-name="ro2">
          <table:table-cell office:value-type="string">
            <text:p>consistenc</text:p>
          </table:table-cell>
          <table:table-cell office:value-type="float" office:value="3">
            <text:p>3</text:p>
          </table:table-cell>
          <table:table-cell office:value-type="float" office:value="0.459045421068">
            <text:p>0,4590454211</text:p>
          </table:table-cell>
          <table:table-cell office:value-type="float" office:value="0.000253905527711">
            <text:p>0,0002539055</text:p>
          </table:table-cell>
          <table:table-cell office:value-type="float" office:value="0.0100949318344">
            <text:p>0,0100949318</text:p>
          </table:table-cell>
          <table:table-cell/>
          <table:table-cell table:formula="of:=[.C116]/[.K$1]" office:value-type="float" office:value="0.0297386894946382">
            <text:p>0,0297386895</text:p>
          </table:table-cell>
          <table:table-cell table:formula="of:=[.D116]/[.L$1]" office:value-type="float" office:value="0.513416942109427">
            <text:p>0,5134169421</text:p>
          </table:table-cell>
          <table:table-cell table:formula="of:=[.E116]/[.M$1]" office:value-type="float" office:value="0.104479797009225">
            <text:p>0,104479797</text:p>
          </table:table-cell>
          <table:table-cell table:number-columns-repeated="10"/>
        </table:table-row>
        <table:table-row table:style-name="ro2">
          <table:table-cell office:value-type="string">
            <text:p>должн</text:p>
          </table:table-cell>
          <table:table-cell office:value-type="float" office:value="2">
            <text:p>2</text:p>
          </table:table-cell>
          <table:table-cell office:value-type="float" office:value="0.653359850518">
            <text:p>0,6533598505</text:p>
          </table:table-cell>
          <table:table-cell office:value-type="float" office:value="0.000253903264258">
            <text:p>0,0002539033</text:p>
          </table:table-cell>
          <table:table-cell office:value-type="float" office:value="0.0133549955841">
            <text:p>0,0133549956</text:p>
          </table:table-cell>
          <table:table-cell/>
          <table:table-cell table:formula="of:=[.C117]/[.K$1]" office:value-type="float" office:value="0.0423271093252878">
            <text:p>0,0423271093</text:p>
          </table:table-cell>
          <table:table-cell table:formula="of:=[.D117]/[.L$1]" office:value-type="float" office:value="0.513412365229481">
            <text:p>0,5134123652</text:p>
          </table:table-cell>
          <table:table-cell table:formula="of:=[.E117]/[.M$1]" office:value-type="float" office:value="0.138220569546698">
            <text:p>0,1382205695</text:p>
          </table:table-cell>
          <table:table-cell table:number-columns-repeated="10"/>
        </table:table-row>
        <table:table-row table:style-name="ro2">
          <table:table-cell office:value-type="string">
            <text:p>эффективн</text:p>
          </table:table-cell>
          <table:table-cell office:value-type="float" office:value="3">
            <text:p>3</text:p>
          </table:table-cell>
          <table:table-cell office:value-type="float" office:value="0.335315236982">
            <text:p>0,335315237</text:p>
          </table:table-cell>
          <table:table-cell office:value-type="float" office:value="0.000253891703677">
            <text:p>0,0002538917</text:p>
          </table:table-cell>
          <table:table-cell office:value-type="float" office:value="0.0133678552003">
            <text:p>0,0133678552</text:p>
          </table:table-cell>
          <table:table-cell/>
          <table:table-cell table:formula="of:=[.C118]/[.K$1]" office:value-type="float" office:value="0.0217229826456575">
            <text:p>0,0217229826</text:p>
          </table:table-cell>
          <table:table-cell table:formula="of:=[.D118]/[.L$1]" office:value-type="float" office:value="0.513388988825669">
            <text:p>0,5133889888</text:p>
          </table:table-cell>
          <table:table-cell table:formula="of:=[.E118]/[.M$1]" office:value-type="float" office:value="0.138353663074444">
            <text:p>0,1383536631</text:p>
          </table:table-cell>
          <table:table-cell table:number-columns-repeated="10"/>
        </table:table-row>
        <table:table-row table:style-name="ro1">
          <table:table-cell office:value-type="string">
            <text:p>прост</text:p>
          </table:table-cell>
          <table:table-cell office:value-type="float" office:value="3">
            <text:p>3</text:p>
          </table:table-cell>
          <table:table-cell office:value-type="float" office:value="0.307305967022">
            <text:p>0,307305967</text:p>
          </table:table-cell>
          <table:table-cell office:value-type="float" office:value="0.000253818057002">
            <text:p>0,0002538181</text:p>
          </table:table-cell>
          <table:table-cell office:value-type="float" office:value="0.0134015124833">
            <text:p>0,0134015125</text:p>
          </table:table-cell>
          <table:table-cell/>
          <table:table-cell table:formula="of:=[.C119]/[.K$1]" office:value-type="float" office:value="0.0199084367552443">
            <text:p>0,0199084368</text:p>
          </table:table-cell>
          <table:table-cell table:formula="of:=[.D119]/[.L$1]" office:value-type="float" office:value="0.513240069457839">
            <text:p>0,5132400695</text:p>
          </table:table-cell>
          <table:table-cell table:formula="of:=[.E119]/[.M$1]" office:value-type="float" office:value="0.138702006793194">
            <text:p>0,1387020068</text:p>
          </table:table-cell>
          <table:table-cell table:number-columns-repeated="10"/>
        </table:table-row>
        <table:table-row table:style-name="ro1">
          <table:table-cell office:value-type="string">
            <text:p>необходим</text:p>
          </table:table-cell>
          <table:table-cell office:value-type="float" office:value="3">
            <text:p>3</text:p>
          </table:table-cell>
          <table:table-cell office:value-type="float" office:value="0.480527290803">
            <text:p>0,4805272908</text:p>
          </table:table-cell>
          <table:table-cell office:value-type="float" office:value="0.000253802744338">
            <text:p>0,0002538027</text:p>
          </table:table-cell>
          <table:table-cell office:value-type="float" office:value="0.0134273347813">
            <text:p>0,0134273348</text:p>
          </table:table-cell>
          <table:table-cell/>
          <table:table-cell table:formula="of:=[.C120]/[.K$1]" office:value-type="float" office:value="0.031130365839709">
            <text:p>0,0311303658</text:p>
          </table:table-cell>
          <table:table-cell table:formula="of:=[.D120]/[.L$1]" office:value-type="float" office:value="0.513209106047167">
            <text:p>0,513209106</text:p>
          </table:table-cell>
          <table:table-cell table:formula="of:=[.E120]/[.M$1]" office:value-type="float" office:value="0.138969260549595">
            <text:p>0,1389692605</text:p>
          </table:table-cell>
          <table:table-cell table:number-columns-repeated="10"/>
        </table:table-row>
        <table:table-row table:style-name="ro1">
          <table:table-cell office:value-type="string">
            <text:p>сервис</text:p>
          </table:table-cell>
          <table:table-cell office:value-type="float" office:value="2">
            <text:p>2</text:p>
          </table:table-cell>
          <table:table-cell office:value-type="float" office:value="0.753540196313">
            <text:p>0,7535401963</text:p>
          </table:table-cell>
          <table:table-cell office:value-type="float" office:value="0.000253685170812">
            <text:p>0,0002536852</text:p>
          </table:table-cell>
          <table:table-cell office:value-type="float" office:value="0.0100466770409">
            <text:p>0,010046677</text:p>
          </table:table-cell>
          <table:table-cell/>
          <table:table-cell table:formula="of:=[.C121]/[.K$1]" office:value-type="float" office:value="0.0488171690455908">
            <text:p>0,048817169</text:p>
          </table:table-cell>
          <table:table-cell table:formula="of:=[.D121]/[.L$1]" office:value-type="float" office:value="0.512971363132564">
            <text:p>0,5129713631</text:p>
          </table:table-cell>
          <table:table-cell table:formula="of:=[.E121]/[.M$1]" office:value-type="float" office:value="0.103980373029717">
            <text:p>0,103980373</text:p>
          </table:table-cell>
          <table:table-cell table:number-columns-repeated="10"/>
        </table:table-row>
        <table:table-row table:style-name="ro1">
          <table:table-cell office:value-type="string">
            <text:p>числ</text:p>
          </table:table-cell>
          <table:table-cell office:value-type="float" office:value="4">
            <text:p>4</text:p>
          </table:table-cell>
          <table:table-cell office:value-type="float" office:value="0.423688044365">
            <text:p>0,4236880444</text:p>
          </table:table-cell>
          <table:table-cell office:value-type="float" office:value="0.000253678178405">
            <text:p>0,0002536782</text:p>
          </table:table-cell>
          <table:table-cell office:value-type="float" office:value="0.0119330517649">
            <text:p>0,0119330518</text:p>
          </table:table-cell>
          <table:table-cell/>
          <table:table-cell table:formula="of:=[.C122]/[.K$1]" office:value-type="float" office:value="0.0274481056028108">
            <text:p>0,0274481056</text:p>
          </table:table-cell>
          <table:table-cell table:formula="of:=[.D122]/[.L$1]" office:value-type="float" office:value="0.512957223935783">
            <text:p>0,5129572239</text:p>
          </table:table-cell>
          <table:table-cell table:formula="of:=[.E122]/[.M$1]" office:value-type="float" office:value="0.123503838019866">
            <text:p>0,123503838</text:p>
          </table:table-cell>
          <table:table-cell table:number-columns-repeated="10"/>
        </table:table-row>
        <table:table-row table:style-name="ro1">
          <table:table-cell office:value-type="string">
            <text:p>анализ</text:p>
          </table:table-cell>
          <table:table-cell office:value-type="float" office:value="2">
            <text:p>2</text:p>
          </table:table-cell>
          <table:table-cell office:value-type="float" office:value="0.506402103092">
            <text:p>0,5064021031</text:p>
          </table:table-cell>
          <table:table-cell office:value-type="float" office:value="0.00025356248845">
            <text:p>0,0002535625</text:p>
          </table:table-cell>
          <table:table-cell office:value-type="float" office:value="0.0100051340687">
            <text:p>0,0100051341</text:p>
          </table:table-cell>
          <table:table-cell/>
          <table:table-cell table:formula="of:=[.C123]/[.K$1]" office:value-type="float" office:value="0.0328066335314864">
            <text:p>0,0328066335</text:p>
          </table:table-cell>
          <table:table-cell table:formula="of:=[.D123]/[.L$1]" office:value-type="float" office:value="0.512723289749851">
            <text:p>0,5127232897</text:p>
          </table:table-cell>
          <table:table-cell table:formula="of:=[.E123]/[.M$1]" office:value-type="float" office:value="0.103550414573947">
            <text:p>0,1035504146</text:p>
          </table:table-cell>
          <table:table-cell table:number-columns-repeated="10"/>
        </table:table-row>
        <table:table-row table:style-name="ro1">
          <table:table-cell office:value-type="string">
            <text:p>могут</text:p>
          </table:table-cell>
          <table:table-cell office:value-type="float" office:value="3">
            <text:p>3</text:p>
          </table:table-cell>
          <table:table-cell office:value-type="float" office:value="0.310857417878">
            <text:p>0,3108574179</text:p>
          </table:table-cell>
          <table:table-cell office:value-type="float" office:value="0.000253541380416">
            <text:p>0,0002535414</text:p>
          </table:table-cell>
          <table:table-cell office:value-type="float" office:value="0.0117103627156">
            <text:p>0,0117103627</text:p>
          </table:table-cell>
          <table:table-cell/>
          <table:table-cell table:formula="of:=[.C124]/[.K$1]" office:value-type="float" office:value="0.0201385131037162">
            <text:p>0,0201385131</text:p>
          </table:table-cell>
          <table:table-cell table:formula="of:=[.D124]/[.L$1]" office:value-type="float" office:value="0.512680607645338">
            <text:p>0,5126806076</text:p>
          </table:table-cell>
          <table:table-cell table:formula="of:=[.E124]/[.M$1]" office:value-type="float" office:value="0.121199066967549">
            <text:p>0,121199067</text:p>
          </table:table-cell>
          <table:table-cell table:number-columns-repeated="10"/>
        </table:table-row>
        <table:table-row table:style-name="ro2">
          <table:table-cell office:value-type="string">
            <text:p>коссман</text:p>
          </table:table-cell>
          <table:table-cell office:value-type="float" office:value="2">
            <text:p>2</text:p>
          </table:table-cell>
          <table:table-cell office:value-type="float" office:value="0.330677052925">
            <text:p>0,3306770529</text:p>
          </table:table-cell>
          <table:table-cell office:value-type="float" office:value="0.000253537940329">
            <text:p>0,0002535379</text:p>
          </table:table-cell>
          <table:table-cell office:value-type="float" office:value="0.0135272746129">
            <text:p>0,0135272746</text:p>
          </table:table-cell>
          <table:table-cell/>
          <table:table-cell table:formula="of:=[.C125]/[.K$1]" office:value-type="float" office:value="0.0214225036316872">
            <text:p>0,0214225036</text:p>
          </table:table-cell>
          <table:table-cell table:formula="of:=[.D125]/[.L$1]" office:value-type="float" office:value="0.512673651518923">
            <text:p>0,5126736515</text:p>
          </table:table-cell>
          <table:table-cell table:formula="of:=[.E125]/[.M$1]" office:value-type="float" office:value="0.140003610606632">
            <text:p>0,1400036106</text:p>
          </table:table-cell>
          <table:table-cell table:number-columns-repeated="10"/>
        </table:table-row>
        <table:table-row table:style-name="ro1">
          <table:table-cell office:value-type="string">
            <text:p>полн</text:p>
          </table:table-cell>
          <table:table-cell office:value-type="float" office:value="2">
            <text:p>2</text:p>
          </table:table-cell>
          <table:table-cell office:value-type="float" office:value="0.498566638014">
            <text:p>0,498566638</text:p>
          </table:table-cell>
          <table:table-cell office:value-type="float" office:value="0.0002535259147">
            <text:p>0,0002535259</text:p>
          </table:table-cell>
          <table:table-cell office:value-type="float" office:value="0.0131989805888">
            <text:p>0,0131989806</text:p>
          </table:table-cell>
          <table:table-cell/>
          <table:table-cell table:formula="of:=[.C126]/[.K$1]" office:value-type="float" office:value="0.0322990226234882">
            <text:p>0,0322990226</text:p>
          </table:table-cell>
          <table:table-cell table:formula="of:=[.D126]/[.L$1]" office:value-type="float" office:value="0.512649334751487">
            <text:p>0,5126493348</text:p>
          </table:table-cell>
          <table:table-cell table:formula="of:=[.E126]/[.M$1]" office:value-type="float" office:value="0.136605856807005">
            <text:p>0,1366058568</text:p>
          </table:table-cell>
          <table:table-cell table:number-columns-repeated="10"/>
        </table:table-row>
        <table:table-row table:style-name="ro2">
          <table:table-cell office:value-type="string">
            <text:p>некорректн</text:p>
          </table:table-cell>
          <table:table-cell office:value-type="float" office:value="2">
            <text:p>2</text:p>
          </table:table-cell>
          <table:table-cell office:value-type="float" office:value="0.533914022049">
            <text:p>0,533914022</text:p>
          </table:table-cell>
          <table:table-cell office:value-type="float" office:value="0.000253514309996">
            <text:p>0,0002535143</text:p>
          </table:table-cell>
          <table:table-cell office:value-type="float" office:value="0.01010545836">
            <text:p>0,0101054584</text:p>
          </table:table-cell>
          <table:table-cell/>
          <table:table-cell table:formula="of:=[.C127]/[.K$1]" office:value-type="float" office:value="0.034588959152686">
            <text:p>0,0345889592</text:p>
          </table:table-cell>
          <table:table-cell table:formula="of:=[.D127]/[.L$1]" office:value-type="float" office:value="0.512625869127499">
            <text:p>0,5126258691</text:p>
          </table:table-cell>
          <table:table-cell table:formula="of:=[.E127]/[.M$1]" office:value-type="float" office:value="0.104588743684244">
            <text:p>0,1045887437</text:p>
          </table:table-cell>
          <table:table-cell table:number-columns-repeated="10"/>
        </table:table-row>
        <table:table-row table:style-name="ro2">
          <table:table-cell office:value-type="string">
            <text:p>облачн</text:p>
          </table:table-cell>
          <table:table-cell office:value-type="float" office:value="3">
            <text:p>3</text:p>
          </table:table-cell>
          <table:table-cell office:value-type="float" office:value="0.507979672363">
            <text:p>0,5079796724</text:p>
          </table:table-cell>
          <table:table-cell office:value-type="float" office:value="0.000253513828143">
            <text:p>0,0002535138</text:p>
          </table:table-cell>
          <table:table-cell office:value-type="float" office:value="0.0116370576864">
            <text:p>0,0116370577</text:p>
          </table:table-cell>
          <table:table-cell/>
          <table:table-cell table:formula="of:=[.C128]/[.K$1]" office:value-type="float" office:value="0.0329088344043268">
            <text:p>0,0329088344</text:p>
          </table:table-cell>
          <table:table-cell table:formula="of:=[.D128]/[.L$1]" office:value-type="float" office:value="0.512624894782844">
            <text:p>0,5126248948</text:p>
          </table:table-cell>
          <table:table-cell table:formula="of:=[.E128]/[.M$1]" office:value-type="float" office:value="0.120440379866317">
            <text:p>0,1204403799</text:p>
          </table:table-cell>
          <table:table-cell table:number-columns-repeated="10"/>
        </table:table-row>
        <table:table-row table:style-name="ro1">
          <table:table-cell office:value-type="string">
            <text:p>науч</text:p>
          </table:table-cell>
          <table:table-cell office:value-type="float" office:value="2">
            <text:p>2</text:p>
          </table:table-cell>
          <table:table-cell office:value-type="float" office:value="0.776910415863">
            <text:p>0,7769104159</text:p>
          </table:table-cell>
          <table:table-cell office:value-type="float" office:value="0.000253506715638">
            <text:p>0,0002535067</text:p>
          </table:table-cell>
          <table:table-cell office:value-type="float" office:value="0.013138799367">
            <text:p>0,0131387994</text:p>
          </table:table-cell>
          <table:table-cell/>
          <table:table-cell table:formula="of:=[.C129]/[.K$1]" office:value-type="float" office:value="0.0503311797964268">
            <text:p>0,0503311798</text:p>
          </table:table-cell>
          <table:table-cell table:formula="of:=[.D129]/[.L$1]" office:value-type="float" office:value="0.512610512738464">
            <text:p>0,5126105127</text:p>
          </table:table-cell>
          <table:table-cell table:formula="of:=[.E129]/[.M$1]" office:value-type="float" office:value="0.135982997540536">
            <text:p>0,1359829975</text:p>
          </table:table-cell>
          <table:table-cell table:number-columns-repeated="10"/>
        </table:table-row>
        <table:table-row table:style-name="ro1">
          <table:table-cell office:value-type="string">
            <text:p>год</text:p>
          </table:table-cell>
          <table:table-cell office:value-type="float" office:value="2">
            <text:p>2</text:p>
          </table:table-cell>
          <table:table-cell office:value-type="float" office:value="0.366597132847">
            <text:p>0,3665971328</text:p>
          </table:table-cell>
          <table:table-cell office:value-type="float" office:value="0.000253478037403">
            <text:p>0,000253478</text:p>
          </table:table-cell>
          <table:table-cell office:value-type="float" office:value="0.0132296638382">
            <text:p>0,0132296638</text:p>
          </table:table-cell>
          <table:table-cell/>
          <table:table-cell table:formula="of:=[.C130]/[.K$1]" office:value-type="float" office:value="0.0237495415551625">
            <text:p>0,0237495416</text:p>
          </table:table-cell>
          <table:table-cell table:formula="of:=[.D130]/[.L$1]" office:value-type="float" office:value="0.512552523092269">
            <text:p>0,5125525231</text:p>
          </table:table-cell>
          <table:table-cell table:formula="of:=[.E130]/[.M$1]" office:value-type="float" office:value="0.13692342008742">
            <text:p>0,1369234201</text:p>
          </table:table-cell>
          <table:table-cell table:number-columns-repeated="10"/>
        </table:table-row>
        <table:table-row table:style-name="ro1">
          <table:table-cell office:value-type="string">
            <text:p>выполнен</text:p>
          </table:table-cell>
          <table:table-cell office:value-type="float" office:value="2">
            <text:p>2</text:p>
          </table:table-cell>
          <table:table-cell office:value-type="float" office:value="0.560210341613">
            <text:p>0,5602103416</text:p>
          </table:table-cell>
          <table:table-cell office:value-type="float" office:value="0.000253476001994">
            <text:p>0,000253476</text:p>
          </table:table-cell>
          <table:table-cell office:value-type="float" office:value="0.0132439141713">
            <text:p>0,0132439142</text:p>
          </table:table-cell>
          <table:table-cell/>
          <table:table-cell table:formula="of:=[.C131]/[.K$1]" office:value-type="float" office:value="0.0362925336716218">
            <text:p>0,0362925337</text:p>
          </table:table-cell>
          <table:table-cell table:formula="of:=[.D131]/[.L$1]" office:value-type="float" office:value="0.512548407335223">
            <text:p>0,5125484073</text:p>
          </table:table-cell>
          <table:table-cell table:formula="of:=[.E131]/[.M$1]" office:value-type="float" office:value="0.137070907156578">
            <text:p>0,1370709072</text:p>
          </table:table-cell>
          <table:table-cell table:number-columns-repeated="10"/>
        </table:table-row>
        <table:table-row table:style-name="ro2">
          <table:table-cell office:value-type="string">
            <text:p>cap</text:p>
          </table:table-cell>
          <table:table-cell office:value-type="float" office:value="4">
            <text:p>4</text:p>
          </table:table-cell>
          <table:table-cell office:value-type="float" office:value="0.38210539442">
            <text:p>0,3821053944</text:p>
          </table:table-cell>
          <table:table-cell office:value-type="float" office:value="0.000253463902111">
            <text:p>0,0002534639</text:p>
          </table:table-cell>
          <table:table-cell office:value-type="float" office:value="0.0102060937017">
            <text:p>0,0102060937</text:p>
          </table:table-cell>
          <table:table-cell/>
          <table:table-cell table:formula="of:=[.C132]/[.K$1]" office:value-type="float" office:value="0.0247542250883259">
            <text:p>0,0247542251</text:p>
          </table:table-cell>
          <table:table-cell table:formula="of:=[.D132]/[.L$1]" office:value-type="float" office:value="0.51252394042036">
            <text:p>0,5125239404</text:p>
          </table:table-cell>
          <table:table-cell table:formula="of:=[.E132]/[.M$1]" office:value-type="float" office:value="0.105630292081524">
            <text:p>0,1056302921</text:p>
          </table:table-cell>
          <table:table-cell table:number-columns-repeated="10"/>
        </table:table-row>
        <table:table-row table:style-name="ro1">
          <table:table-cell office:value-type="string">
            <text:p>ид</text:p>
          </table:table-cell>
          <table:table-cell office:value-type="float" office:value="2">
            <text:p>2</text:p>
          </table:table-cell>
          <table:table-cell office:value-type="float" office:value="0.352115768883">
            <text:p>0,3521157689</text:p>
          </table:table-cell>
          <table:table-cell office:value-type="float" office:value="0.000253450617576">
            <text:p>0,0002534506</text:p>
          </table:table-cell>
          <table:table-cell office:value-type="float" office:value="0.0133565849039">
            <text:p>0,0133565849</text:p>
          </table:table-cell>
          <table:table-cell/>
          <table:table-cell table:formula="of:=[.C133]/[.K$1]" office:value-type="float" office:value="0.0228113843127217">
            <text:p>0,0228113843</text:p>
          </table:table-cell>
          <table:table-cell table:formula="of:=[.D133]/[.L$1]" office:value-type="float" office:value="0.512497078046002">
            <text:p>0,512497078</text:p>
          </table:table-cell>
          <table:table-cell table:formula="of:=[.E133]/[.M$1]" office:value-type="float" office:value="0.138237018574073">
            <text:p>0,1382370186</text:p>
          </table:table-cell>
          <table:table-cell table:number-columns-repeated="10"/>
        </table:table-row>
        <table:table-row table:style-name="ro2">
          <table:table-cell office:value-type="string">
            <text:p>когд</text:p>
          </table:table-cell>
          <table:table-cell office:value-type="float" office:value="2">
            <text:p>2</text:p>
          </table:table-cell>
          <table:table-cell office:value-type="float" office:value="0.651858754384">
            <text:p>0,6518587544</text:p>
          </table:table-cell>
          <table:table-cell office:value-type="float" office:value="0.000253403611733">
            <text:p>0,0002534036</text:p>
          </table:table-cell>
          <table:table-cell office:value-type="float" office:value="0.0132306928921">
            <text:p>0,0132306929</text:p>
          </table:table-cell>
          <table:table-cell/>
          <table:table-cell table:formula="of:=[.C134]/[.K$1]" office:value-type="float" office:value="0.0422298626699856">
            <text:p>0,0422298627</text:p>
          </table:table-cell>
          <table:table-cell table:formula="of:=[.D134]/[.L$1]" office:value-type="float" office:value="0.512402028535296">
            <text:p>0,5124020285</text:p>
          </table:table-cell>
          <table:table-cell table:formula="of:=[.E134]/[.M$1]" office:value-type="float" office:value="0.136934070515214">
            <text:p>0,1369340705</text:p>
          </table:table-cell>
          <table:table-cell table:number-columns-repeated="10"/>
        </table:table-row>
        <table:table-row table:style-name="ro1">
          <table:table-cell office:value-type="string">
            <text:p>времен</text:p>
          </table:table-cell>
          <table:table-cell office:value-type="float" office:value="2">
            <text:p>2</text:p>
          </table:table-cell>
          <table:table-cell office:value-type="float" office:value="0.358821232144">
            <text:p>0,3588212321</text:p>
          </table:table-cell>
          <table:table-cell office:value-type="float" office:value="0.000253378159194">
            <text:p>0,0002533782</text:p>
          </table:table-cell>
          <table:table-cell office:value-type="float" office:value="0.0133840706423">
            <text:p>0,0133840706</text:p>
          </table:table-cell>
          <table:table-cell/>
          <table:table-cell table:formula="of:=[.C135]/[.K$1]" office:value-type="float" office:value="0.0232457894514826">
            <text:p>0,0232457895</text:p>
          </table:table-cell>
          <table:table-cell table:formula="of:=[.D135]/[.L$1]" office:value-type="float" office:value="0.512350561500057">
            <text:p>0,5123505615</text:p>
          </table:table-cell>
          <table:table-cell table:formula="of:=[.E135]/[.M$1]" office:value-type="float" office:value="0.138521488485885">
            <text:p>0,1385214885</text:p>
          </table:table-cell>
          <table:table-cell table:number-columns-repeated="10"/>
        </table:table-row>
        <table:table-row table:style-name="ro1">
          <table:table-cell office:value-type="string">
            <text:p>упор</text:p>
          </table:table-cell>
          <table:table-cell office:value-type="float" office:value="2">
            <text:p>2</text:p>
          </table:table-cell>
          <table:table-cell office:value-type="float" office:value="0.400984478104">
            <text:p>0,4009844781</text:p>
          </table:table-cell>
          <table:table-cell office:value-type="float" office:value="0.000253367457951">
            <text:p>0,0002533675</text:p>
          </table:table-cell>
          <table:table-cell office:value-type="float" office:value="0.0134167594524">
            <text:p>0,0134167595</text:p>
          </table:table-cell>
          <table:table-cell/>
          <table:table-cell table:formula="of:=[.C136]/[.K$1]" office:value-type="float" office:value="0.0259772831602604">
            <text:p>0,0259772832</text:p>
          </table:table-cell>
          <table:table-cell table:formula="of:=[.D136]/[.L$1]" office:value-type="float" office:value="0.512328922745251">
            <text:p>0,5123289227</text:p>
          </table:table-cell>
          <table:table-cell table:formula="of:=[.E136]/[.M$1]" office:value-type="float" office:value="0.138859808773703">
            <text:p>0,1388598088</text:p>
          </table:table-cell>
          <table:table-cell table:number-columns-repeated="10"/>
        </table:table-row>
        <table:table-row table:style-name="ro1">
          <table:table-cell office:value-type="string">
            <text:p>особен</text:p>
          </table:table-cell>
          <table:table-cell office:value-type="float" office:value="2">
            <text:p>2</text:p>
          </table:table-cell>
          <table:table-cell office:value-type="float" office:value="0.517425918232">
            <text:p>0,5174259182</text:p>
          </table:table-cell>
          <table:table-cell office:value-type="float" office:value="0.000253349466743">
            <text:p>0,0002533495</text:p>
          </table:table-cell>
          <table:table-cell office:value-type="float" office:value="0.0133591700561">
            <text:p>0,0133591701</text:p>
          </table:table-cell>
          <table:table-cell/>
          <table:table-cell table:formula="of:=[.C137]/[.K$1]" office:value-type="float" office:value="0.0335207977523864">
            <text:p>0,0335207978</text:p>
          </table:table-cell>
          <table:table-cell table:formula="of:=[.D137]/[.L$1]" office:value-type="float" office:value="0.512292543107992">
            <text:p>0,5122925431</text:p>
          </table:table-cell>
          <table:table-cell table:formula="of:=[.E137]/[.M$1]" office:value-type="float" office:value="0.138263774195757">
            <text:p>0,1382637742</text:p>
          </table:table-cell>
          <table:table-cell table:number-columns-repeated="10"/>
        </table:table-row>
        <table:table-row table:style-name="ro2">
          <table:table-cell office:value-type="string">
            <text:p>серьезн</text:p>
          </table:table-cell>
          <table:table-cell office:value-type="float" office:value="2">
            <text:p>2</text:p>
          </table:table-cell>
          <table:table-cell office:value-type="float" office:value="0.613391880766">
            <text:p>0,6133918808</text:p>
          </table:table-cell>
          <table:table-cell office:value-type="float" office:value="0.000253346773228">
            <text:p>0,0002533468</text:p>
          </table:table-cell>
          <table:table-cell office:value-type="float" office:value="0.0099984886114">
            <text:p>0,0099984886</text:p>
          </table:table-cell>
          <table:table-cell/>
          <table:table-cell table:formula="of:=[.C138]/[.K$1]" office:value-type="float" office:value="0.0397378338687971">
            <text:p>0,0397378339</text:p>
          </table:table-cell>
          <table:table-cell table:formula="of:=[.D138]/[.L$1]" office:value-type="float" office:value="0.512287096608866">
            <text:p>0,5122870966</text:p>
          </table:table-cell>
          <table:table-cell table:formula="of:=[.E138]/[.M$1]" office:value-type="float" office:value="0.103481635899546">
            <text:p>0,1034816359</text:p>
          </table:table-cell>
          <table:table-cell table:number-columns-repeated="10"/>
        </table:table-row>
        <table:table-row table:style-name="ro2">
          <table:table-cell office:value-type="string">
            <text:p>бол</text:p>
          </table:table-cell>
          <table:table-cell office:value-type="float" office:value="2">
            <text:p>2</text:p>
          </table:table-cell>
          <table:table-cell office:value-type="float" office:value="0.417783591794">
            <text:p>0,4177835918</text:p>
          </table:table-cell>
          <table:table-cell office:value-type="float" office:value="0.000253328028426">
            <text:p>0,000253328</text:p>
          </table:table-cell>
          <table:table-cell office:value-type="float" office:value="0.0133268256223">
            <text:p>0,0133268256</text:p>
          </table:table-cell>
          <table:table-cell/>
          <table:table-cell table:formula="of:=[.C139]/[.K$1]" office:value-type="float" office:value="0.0270655929502801">
            <text:p>0,027065593</text:p>
          </table:table-cell>
          <table:table-cell table:formula="of:=[.D139]/[.L$1]" office:value-type="float" office:value="0.512249193145282">
            <text:p>0,5122491931</text:p>
          </table:table-cell>
          <table:table-cell table:formula="of:=[.E139]/[.M$1]" office:value-type="float" office:value="0.137929018108917">
            <text:p>0,1379290181</text:p>
          </table:table-cell>
          <table:table-cell table:number-columns-repeated="10"/>
        </table:table-row>
        <table:table-row table:style-name="ro2">
          <table:table-cell office:value-type="string">
            <text:p>отказыва</text:p>
          </table:table-cell>
          <table:table-cell office:value-type="float" office:value="3">
            <text:p>3</text:p>
          </table:table-cell>
          <table:table-cell office:value-type="float" office:value="0.462107656667">
            <text:p>0,4621076567</text:p>
          </table:table-cell>
          <table:table-cell office:value-type="float" office:value="0.00025331729144">
            <text:p>0,0002533173</text:p>
          </table:table-cell>
          <table:table-cell office:value-type="float" office:value="0.00996382335635">
            <text:p>0,0099638234</text:p>
          </table:table-cell>
          <table:table-cell/>
          <table:table-cell table:formula="of:=[.C140]/[.K$1]" office:value-type="float" office:value="0.0299370726381324">
            <text:p>0,0299370726</text:p>
          </table:table-cell>
          <table:table-cell table:formula="of:=[.D140]/[.L$1]" office:value-type="float" office:value="0.51222748211532">
            <text:p>0,5122274821</text:p>
          </table:table-cell>
          <table:table-cell table:formula="of:=[.E140]/[.M$1]" office:value-type="float" office:value="0.103122859944413">
            <text:p>0,1031228599</text:p>
          </table:table-cell>
          <table:table-cell table:number-columns-repeated="10"/>
        </table:table-row>
        <table:table-row table:style-name="ro2">
          <table:table-cell office:value-type="string">
            <text:p>возникновен</text:p>
          </table:table-cell>
          <table:table-cell office:value-type="float" office:value="2">
            <text:p>2</text:p>
          </table:table-cell>
          <table:table-cell office:value-type="float" office:value="0.277530741662">
            <text:p>0,2775307417</text:p>
          </table:table-cell>
          <table:table-cell office:value-type="float" office:value="0.000253302997585">
            <text:p>0,000253303</text:p>
          </table:table-cell>
          <table:table-cell office:value-type="float" office:value="0.0136852248654">
            <text:p>0,0136852249</text:p>
          </table:table-cell>
          <table:table-cell/>
          <table:table-cell table:formula="of:=[.C141]/[.K$1]" office:value-type="float" office:value="0.0179794856297679">
            <text:p>0,0179794856</text:p>
          </table:table-cell>
          <table:table-cell table:formula="of:=[.D141]/[.L$1]" office:value-type="float" office:value="0.512198578816557">
            <text:p>0,5121985788</text:p>
          </table:table-cell>
          <table:table-cell table:formula="of:=[.E141]/[.M$1]" office:value-type="float" office:value="0.141638352731638">
            <text:p>0,1416383527</text:p>
          </table:table-cell>
          <table:table-cell table:number-columns-repeated="10"/>
        </table:table-row>
        <table:table-row table:style-name="ro1">
          <table:table-cell office:value-type="string">
            <text:p>университет</text:p>
          </table:table-cell>
          <table:table-cell office:value-type="float" office:value="3">
            <text:p>3</text:p>
          </table:table-cell>
          <table:table-cell office:value-type="float" office:value="0.208649326136">
            <text:p>0,2086493261</text:p>
          </table:table-cell>
          <table:table-cell office:value-type="float" office:value="0.000253278361753">
            <text:p>0,0002532784</text:p>
          </table:table-cell>
          <table:table-cell office:value-type="float" office:value="0.010684452701">
            <text:p>0,0106844527</text:p>
          </table:table-cell>
          <table:table-cell/>
          <table:table-cell table:formula="of:=[.C142]/[.K$1]" office:value-type="float" office:value="0.0135170883717514">
            <text:p>0,0135170884</text:p>
          </table:table-cell>
          <table:table-cell table:formula="of:=[.D142]/[.L$1]" office:value-type="float" office:value="0.512148763227091">
            <text:p>0,5121487632</text:p>
          </table:table-cell>
          <table:table-cell table:formula="of:=[.E142]/[.M$1]" office:value-type="float" office:value="0.11058117753219">
            <text:p>0,1105811775</text:p>
          </table:table-cell>
          <table:table-cell table:number-columns-repeated="10"/>
        </table:table-row>
        <table:table-row table:style-name="ro1">
          <table:table-cell office:value-type="string">
            <text:p>решен</text:p>
          </table:table-cell>
          <table:table-cell office:value-type="float" office:value="2">
            <text:p>2</text:p>
          </table:table-cell>
          <table:table-cell office:value-type="float" office:value="0.331804075722">
            <text:p>0,3318040757</text:p>
          </table:table-cell>
          <table:table-cell office:value-type="float" office:value="0.000253272987181">
            <text:p>0,000253273</text:p>
          </table:table-cell>
          <table:table-cell office:value-type="float" office:value="0.0134351561565">
            <text:p>0,0134351562</text:p>
          </table:table-cell>
          <table:table-cell/>
          <table:table-cell table:formula="of:=[.C143]/[.K$1]" office:value-type="float" office:value="0.0214955164088006">
            <text:p>0,0214955164</text:p>
          </table:table-cell>
          <table:table-cell table:formula="of:=[.D143]/[.L$1]" office:value-type="float" office:value="0.512137895419894">
            <text:p>0,5121378954</text:p>
          </table:table-cell>
          <table:table-cell table:formula="of:=[.E143]/[.M$1]" office:value-type="float" office:value="0.139050209654218">
            <text:p>0,1390502097</text:p>
          </table:table-cell>
          <table:table-cell table:number-columns-repeated="10"/>
        </table:table-row>
        <table:table-row table:style-name="ro1">
          <table:table-cell office:value-type="string">
            <text:p>поэт</text:p>
          </table:table-cell>
          <table:table-cell office:value-type="float" office:value="3">
            <text:p>3</text:p>
          </table:table-cell>
          <table:table-cell office:value-type="float" office:value="0.367516438186">
            <text:p>0,3675164382</text:p>
          </table:table-cell>
          <table:table-cell office:value-type="float" office:value="0.000253269106986">
            <text:p>0,0002532691</text:p>
          </table:table-cell>
          <table:table-cell office:value-type="float" office:value="0.0100631750245">
            <text:p>0,010063175</text:p>
          </table:table-cell>
          <table:table-cell/>
          <table:table-cell table:formula="of:=[.C144]/[.K$1]" office:value-type="float" office:value="0.0238090976138281">
            <text:p>0,0238090976</text:p>
          </table:table-cell>
          <table:table-cell table:formula="of:=[.D144]/[.L$1]" office:value-type="float" office:value="0.512130049360497">
            <text:p>0,5121300494</text:p>
          </table:table-cell>
          <table:table-cell table:formula="of:=[.E144]/[.M$1]" office:value-type="float" office:value="0.10415112266982">
            <text:p>0,1041511227</text:p>
          </table:table-cell>
          <table:table-cell table:number-columns-repeated="10"/>
        </table:table-row>
        <table:table-row table:style-name="ro2">
          <table:table-cell office:value-type="string">
            <text:p>исследовательск</text:p>
          </table:table-cell>
          <table:table-cell office:value-type="float" office:value="2">
            <text:p>2</text:p>
          </table:table-cell>
          <table:table-cell office:value-type="float" office:value="0.320377066942">
            <text:p>0,3203770669</text:p>
          </table:table-cell>
          <table:table-cell office:value-type="float" office:value="0.000253262889258">
            <text:p>0,0002532629</text:p>
          </table:table-cell>
          <table:table-cell office:value-type="float" office:value="0.0132944190553">
            <text:p>0,0132944191</text:p>
          </table:table-cell>
          <table:table-cell/>
          <table:table-cell table:formula="of:=[.C145]/[.K$1]" office:value-type="float" office:value="0.0207552317869209">
            <text:p>0,0207552318</text:p>
          </table:table-cell>
          <table:table-cell table:formula="of:=[.D145]/[.L$1]" office:value-type="float" office:value="0.512117476625569">
            <text:p>0,5121174766</text:p>
          </table:table-cell>
          <table:table-cell table:formula="of:=[.E145]/[.M$1]" office:value-type="float" office:value="0.137593618960368">
            <text:p>0,137593619</text:p>
          </table:table-cell>
          <table:table-cell table:number-columns-repeated="10"/>
        </table:table-row>
        <table:table-row table:style-name="ro2">
          <table:table-cell office:value-type="string">
            <text:p>теоретическ</text:p>
          </table:table-cell>
          <table:table-cell office:value-type="float" office:value="2">
            <text:p>2</text:p>
          </table:table-cell>
          <table:table-cell office:value-type="float" office:value="0.612043729721">
            <text:p>0,6120437297</text:p>
          </table:table-cell>
          <table:table-cell office:value-type="float" office:value="0.000253251197133">
            <text:p>0,0002532512</text:p>
          </table:table-cell>
          <table:table-cell office:value-type="float" office:value="0.0132879487322">
            <text:p>0,0132879487</text:p>
          </table:table-cell>
          <table:table-cell/>
          <table:table-cell table:formula="of:=[.C146]/[.K$1]" office:value-type="float" office:value="0.0396504955718027">
            <text:p>0,0396504956</text:p>
          </table:table-cell>
          <table:table-cell table:formula="of:=[.D146]/[.L$1]" office:value-type="float" office:value="0.512093834229445">
            <text:p>0,5120938342</text:p>
          </table:table-cell>
          <table:table-cell table:formula="of:=[.E146]/[.M$1]" office:value-type="float" office:value="0.137526652877271">
            <text:p>0,1375266529</text:p>
          </table:table-cell>
          <table:table-cell table:number-columns-repeated="10"/>
        </table:table-row>
        <table:table-row table:style-name="ro1">
          <table:table-cell office:value-type="string">
            <text:p>поток</text:p>
          </table:table-cell>
          <table:table-cell office:value-type="float" office:value="2">
            <text:p>2</text:p>
          </table:table-cell>
          <table:table-cell office:value-type="float" office:value="0.942946594649">
            <text:p>0,9429465946</text:p>
          </table:table-cell>
          <table:table-cell office:value-type="float" office:value="0.000253246301664">
            <text:p>0,0002532463</text:p>
          </table:table-cell>
          <table:table-cell office:value-type="float" office:value="0.0116078197161">
            <text:p>0,0116078197</text:p>
          </table:table-cell>
          <table:table-cell/>
          <table:table-cell table:formula="of:=[.C147]/[.K$1]" office:value-type="float" office:value="0.061087628154642">
            <text:p>0,0610876282</text:p>
          </table:table-cell>
          <table:table-cell table:formula="of:=[.D147]/[.L$1]" office:value-type="float" office:value="0.512083935206187">
            <text:p>0,5120839352</text:p>
          </table:table-cell>
          <table:table-cell table:formula="of:=[.E147]/[.M$1]" office:value-type="float" office:value="0.120137774831235">
            <text:p>0,1201377748</text:p>
          </table:table-cell>
          <table:table-cell table:number-columns-repeated="10"/>
        </table:table-row>
        <table:table-row table:style-name="ro2">
          <table:table-cell office:value-type="string">
            <text:p>даж</text:p>
          </table:table-cell>
          <table:table-cell office:value-type="float" office:value="3">
            <text:p>3</text:p>
          </table:table-cell>
          <table:table-cell office:value-type="float" office:value="0.297772224282">
            <text:p>0,2977722243</text:p>
          </table:table-cell>
          <table:table-cell office:value-type="float" office:value="0.000253215644605">
            <text:p>0,0002532156</text:p>
          </table:table-cell>
          <table:table-cell office:value-type="float" office:value="0.0100630247275">
            <text:p>0,0100630247</text:p>
          </table:table-cell>
          <table:table-cell/>
          <table:table-cell table:formula="of:=[.C148]/[.K$1]" office:value-type="float" office:value="0.0192908050306821">
            <text:p>0,019290805</text:p>
          </table:table-cell>
          <table:table-cell table:formula="of:=[.D148]/[.L$1]" office:value-type="float" office:value="0.512021944222265">
            <text:p>0,5120219442</text:p>
          </table:table-cell>
          <table:table-cell table:formula="of:=[.E148]/[.M$1]" office:value-type="float" office:value="0.104149567136775">
            <text:p>0,1041495671</text:p>
          </table:table-cell>
          <table:table-cell table:number-columns-repeated="10"/>
        </table:table-row>
        <table:table-row table:style-name="ro2">
          <table:table-cell office:value-type="string">
            <text:p>точк</text:p>
          </table:table-cell>
          <table:table-cell office:value-type="float" office:value="2">
            <text:p>2</text:p>
          </table:table-cell>
          <table:table-cell office:value-type="float" office:value="0.369286018497">
            <text:p>0,3692860185</text:p>
          </table:table-cell>
          <table:table-cell office:value-type="float" office:value="0.000253199102939">
            <text:p>0,0002531991</text:p>
          </table:table-cell>
          <table:table-cell office:value-type="float" office:value="0.0118728822157">
            <text:p>0,0118728822</text:p>
          </table:table-cell>
          <table:table-cell/>
          <table:table-cell table:formula="of:=[.C149]/[.K$1]" office:value-type="float" office:value="0.0239237376842643">
            <text:p>0,0239237377</text:p>
          </table:table-cell>
          <table:table-cell table:formula="of:=[.D149]/[.L$1]" office:value-type="float" office:value="0.51198849567291">
            <text:p>0,5119884957</text:p>
          </table:table-cell>
          <table:table-cell table:formula="of:=[.E149]/[.M$1]" office:value-type="float" office:value="0.12288109956163">
            <text:p>0,1228810996</text:p>
          </table:table-cell>
          <table:table-cell table:number-columns-repeated="10"/>
        </table:table-row>
        <table:table-row table:style-name="ro2">
          <table:table-cell office:value-type="string">
            <text:p>состо</text:p>
          </table:table-cell>
          <table:table-cell office:value-type="float" office:value="3">
            <text:p>3</text:p>
          </table:table-cell>
          <table:table-cell office:value-type="float" office:value="0.25008058212">
            <text:p>0,2500805821</text:p>
          </table:table-cell>
          <table:table-cell office:value-type="float" office:value="0.000253187374463">
            <text:p>0,0002531874</text:p>
          </table:table-cell>
          <table:table-cell office:value-type="float" office:value="0.0100297357454">
            <text:p>0,0100297357</text:p>
          </table:table-cell>
          <table:table-cell/>
          <table:table-cell table:formula="of:=[.C150]/[.K$1]" office:value-type="float" office:value="0.0162011610158363">
            <text:p>0,016201161</text:p>
          </table:table-cell>
          <table:table-cell table:formula="of:=[.D150]/[.L$1]" office:value-type="float" office:value="0.511964779772206">
            <text:p>0,5119647798</text:p>
          </table:table-cell>
          <table:table-cell table:formula="of:=[.E150]/[.M$1]" office:value-type="float" office:value="0.103805035232102">
            <text:p>0,1038050352</text:p>
          </table:table-cell>
          <table:table-cell table:number-columns-repeated="10"/>
        </table:table-row>
        <table:table-row table:style-name="ro2">
          <table:table-cell office:value-type="string">
            <text:p>классическ</text:p>
          </table:table-cell>
          <table:table-cell office:value-type="float" office:value="2">
            <text:p>2</text:p>
          </table:table-cell>
          <table:table-cell office:value-type="float" office:value="0.518170302598">
            <text:p>0,5181703026</text:p>
          </table:table-cell>
          <table:table-cell office:value-type="float" office:value="0.000253178047277">
            <text:p>0,000253178</text:p>
          </table:table-cell>
          <table:table-cell office:value-type="float" office:value="0.0100459634468">
            <text:p>0,0100459634</text:p>
          </table:table-cell>
          <table:table-cell/>
          <table:table-cell table:formula="of:=[.C151]/[.K$1]" office:value-type="float" office:value="0.0335690217722963">
            <text:p>0,0335690218</text:p>
          </table:table-cell>
          <table:table-cell table:formula="of:=[.D151]/[.L$1]" office:value-type="float" office:value="0.511945919468699">
            <text:p>0,5119459195</text:p>
          </table:table-cell>
          <table:table-cell table:formula="of:=[.E151]/[.M$1]" office:value-type="float" office:value="0.103972987524996">
            <text:p>0,1039729875</text:p>
          </table:table-cell>
          <table:table-cell table:number-columns-repeated="10"/>
        </table:table-row>
        <table:table-row table:style-name="ro2">
          <table:table-cell office:value-type="string">
            <text:p>публичн</text:p>
          </table:table-cell>
          <table:table-cell office:value-type="float" office:value="2">
            <text:p>2</text:p>
          </table:table-cell>
          <table:table-cell office:value-type="float" office:value="0.471316199205">
            <text:p>0,4713161992</text:p>
          </table:table-cell>
          <table:table-cell office:value-type="float" office:value="0.000253164137499">
            <text:p>0,0002531641</text:p>
          </table:table-cell>
          <table:table-cell office:value-type="float" office:value="0.0132061996169">
            <text:p>0,0132061996</text:p>
          </table:table-cell>
          <table:table-cell/>
          <table:table-cell table:formula="of:=[.C152]/[.K$1]" office:value-type="float" office:value="0.030533636670072">
            <text:p>0,0305336367</text:p>
          </table:table-cell>
          <table:table-cell table:formula="of:=[.D152]/[.L$1]" office:value-type="float" office:value="0.511917792803831">
            <text:p>0,5119177928</text:p>
          </table:table-cell>
          <table:table-cell table:formula="of:=[.E152]/[.M$1]" office:value-type="float" office:value="0.136680571783081">
            <text:p>0,1366805718</text:p>
          </table:table-cell>
          <table:table-cell table:number-columns-repeated="10"/>
        </table:table-row>
        <table:table-row table:style-name="ro2">
          <table:table-cell office:value-type="string">
            <text:p>технологическ</text:p>
          </table:table-cell>
          <table:table-cell office:value-type="float" office:value="2">
            <text:p>2</text:p>
          </table:table-cell>
          <table:table-cell office:value-type="float" office:value="0.259451990112">
            <text:p>0,2594519901</text:p>
          </table:table-cell>
          <table:table-cell office:value-type="float" office:value="0.000253150540294">
            <text:p>0,0002531505</text:p>
          </table:table-cell>
          <table:table-cell office:value-type="float" office:value="0.0126010708203">
            <text:p>0,0126010708</text:p>
          </table:table-cell>
          <table:table-cell/>
          <table:table-cell table:formula="of:=[.C153]/[.K$1]" office:value-type="float" office:value="0.0168082760846529">
            <text:p>0,0168082761</text:p>
          </table:table-cell>
          <table:table-cell table:formula="of:=[.D153]/[.L$1]" office:value-type="float" office:value="0.511890298186147">
            <text:p>0,5118902982</text:p>
          </table:table-cell>
          <table:table-cell table:formula="of:=[.E153]/[.M$1]" office:value-type="float" office:value="0.130417653432532">
            <text:p>0,1304176534</text:p>
          </table:table-cell>
          <table:table-cell table:number-columns-repeated="10"/>
        </table:table-row>
        <table:table-row table:style-name="ro2">
          <table:table-cell office:value-type="string">
            <text:p>исходн</text:p>
          </table:table-cell>
          <table:table-cell office:value-type="float" office:value="3">
            <text:p>3</text:p>
          </table:table-cell>
          <table:table-cell office:value-type="float" office:value="0.268550879666">
            <text:p>0,2685508797</text:p>
          </table:table-cell>
          <table:table-cell office:value-type="float" office:value="0.000253142476325">
            <text:p>0,0002531425</text:p>
          </table:table-cell>
          <table:table-cell office:value-type="float" office:value="0.0103038276336">
            <text:p>0,0103038276</text:p>
          </table:table-cell>
          <table:table-cell/>
          <table:table-cell table:formula="of:=[.C154]/[.K$1]" office:value-type="float" office:value="0.0173977363837294">
            <text:p>0,0173977364</text:p>
          </table:table-cell>
          <table:table-cell table:formula="of:=[.D154]/[.L$1]" office:value-type="float" office:value="0.511873992206743">
            <text:p>0,5118739922</text:p>
          </table:table-cell>
          <table:table-cell table:formula="of:=[.E154]/[.M$1]" office:value-type="float" office:value="0.106641811677033">
            <text:p>0,1066418117</text:p>
          </table:table-cell>
          <table:table-cell table:number-columns-repeated="10"/>
        </table:table-row>
        <table:table-row table:style-name="ro2">
          <table:table-cell office:value-type="string">
            <text:p>способн</text:p>
          </table:table-cell>
          <table:table-cell office:value-type="float" office:value="2">
            <text:p>2</text:p>
          </table:table-cell>
          <table:table-cell office:value-type="float" office:value="0.503874135638">
            <text:p>0,5038741356</text:p>
          </table:table-cell>
          <table:table-cell office:value-type="float" office:value="0.000253138553606">
            <text:p>0,0002531386</text:p>
          </table:table-cell>
          <table:table-cell office:value-type="float" office:value="0.0117067163784">
            <text:p>0,0117067164</text:p>
          </table:table-cell>
          <table:table-cell/>
          <table:table-cell table:formula="of:=[.C155]/[.K$1]" office:value-type="float" office:value="0.032642862288562">
            <text:p>0,0326428623</text:p>
          </table:table-cell>
          <table:table-cell table:formula="of:=[.D155]/[.L$1]" office:value-type="float" office:value="0.511866060160474">
            <text:p>0,5118660602</text:p>
          </table:table-cell>
          <table:table-cell table:formula="of:=[.E155]/[.M$1]" office:value-type="float" office:value="0.12116132836993">
            <text:p>0,1211613284</text:p>
          </table:table-cell>
          <table:table-cell table:number-columns-repeated="10"/>
        </table:table-row>
        <table:table-row table:style-name="ro1">
          <table:table-cell office:value-type="string">
            <text:p>говор</text:p>
          </table:table-cell>
          <table:table-cell office:value-type="float" office:value="2">
            <text:p>2</text:p>
          </table:table-cell>
          <table:table-cell office:value-type="float" office:value="0.393061598867">
            <text:p>0,3930615989</text:p>
          </table:table-cell>
          <table:table-cell office:value-type="float" office:value="0.000253116549238">
            <text:p>0,0002531165</text:p>
          </table:table-cell>
          <table:table-cell office:value-type="float" office:value="0.0117211214032">
            <text:p>0,0117211214</text:p>
          </table:table-cell>
          <table:table-cell/>
          <table:table-cell table:formula="of:=[.C156]/[.K$1]" office:value-type="float" office:value="0.0254640092341541">
            <text:p>0,0254640092</text:p>
          </table:table-cell>
          <table:table-cell table:formula="of:=[.D156]/[.L$1]" office:value-type="float" office:value="0.511821565598133">
            <text:p>0,5118215656</text:p>
          </table:table-cell>
          <table:table-cell table:formula="of:=[.E156]/[.M$1]" office:value-type="float" office:value="0.121310416456082">
            <text:p>0,1213104165</text:p>
          </table:table-cell>
          <table:table-cell table:number-columns-repeated="10"/>
        </table:table-row>
        <table:table-row table:style-name="ro1">
          <table:table-cell office:value-type="string">
            <text:p>согласован</text:p>
          </table:table-cell>
          <table:table-cell office:value-type="float" office:value="2">
            <text:p>2</text:p>
          </table:table-cell>
          <table:table-cell office:value-type="float" office:value="0.508966161708">
            <text:p>0,5089661617</text:p>
          </table:table-cell>
          <table:table-cell office:value-type="float" office:value="0.000253107253525">
            <text:p>0,0002531073</text:p>
          </table:table-cell>
          <table:table-cell office:value-type="float" office:value="0.00850423729794">
            <text:p>0,0085042373</text:p>
          </table:table-cell>
          <table:table-cell/>
          <table:table-cell table:formula="of:=[.C157]/[.K$1]" office:value-type="float" office:value="0.0329727428956749">
            <text:p>0,0329727429</text:p>
          </table:table-cell>
          <table:table-cell table:formula="of:=[.D157]/[.L$1]" office:value-type="float" office:value="0.511802768935507">
            <text:p>0,5118027689</text:p>
          </table:table-cell>
          <table:table-cell table:formula="of:=[.E157]/[.M$1]" office:value-type="float" office:value="0.0880165414866183">
            <text:p>0,0880165415</text:p>
          </table:table-cell>
          <table:table-cell table:number-columns-repeated="10"/>
        </table:table-row>
        <table:table-row table:style-name="ro2">
          <table:table-cell office:value-type="string">
            <text:p>обработк</text:p>
          </table:table-cell>
          <table:table-cell office:value-type="float" office:value="2">
            <text:p>2</text:p>
          </table:table-cell>
          <table:table-cell office:value-type="float" office:value="0.587026879681">
            <text:p>0,5870268797</text:p>
          </table:table-cell>
          <table:table-cell office:value-type="float" office:value="0.000253075426642">
            <text:p>0,0002530754</text:p>
          </table:table-cell>
          <table:table-cell office:value-type="float" office:value="0.00669886998569">
            <text:p>0,00669887</text:p>
          </table:table-cell>
          <table:table-cell/>
          <table:table-cell table:formula="of:=[.C158]/[.K$1]" office:value-type="float" office:value="0.0380298099025228">
            <text:p>0,0380298099</text:p>
          </table:table-cell>
          <table:table-cell table:formula="of:=[.D158]/[.L$1]" office:value-type="float" office:value="0.511738412475472">
            <text:p>0,5117384125</text:p>
          </table:table-cell>
          <table:table-cell table:formula="of:=[.E158]/[.M$1]" office:value-type="float" office:value="0.0693314811607819">
            <text:p>0,0693314812</text:p>
          </table:table-cell>
          <table:table-cell table:number-columns-repeated="10"/>
        </table:table-row>
        <table:table-row table:style-name="ro1">
          <table:table-cell office:value-type="string">
            <text:p>имеет</text:p>
          </table:table-cell>
          <table:table-cell office:value-type="float" office:value="2">
            <text:p>2</text:p>
          </table:table-cell>
          <table:table-cell office:value-type="float" office:value="0.345053308405">
            <text:p>0,3450533084</text:p>
          </table:table-cell>
          <table:table-cell office:value-type="float" office:value="0.000253060704227">
            <text:p>0,0002530607</text:p>
          </table:table-cell>
          <table:table-cell office:value-type="float" office:value="0.00997936142532">
            <text:p>0,0099793614</text:p>
          </table:table-cell>
          <table:table-cell/>
          <table:table-cell table:formula="of:=[.C159]/[.K$1]" office:value-type="float" office:value="0.0223538515510731">
            <text:p>0,0223538516</text:p>
          </table:table-cell>
          <table:table-cell table:formula="of:=[.D159]/[.L$1]" office:value-type="float" office:value="0.511708642594691">
            <text:p>0,5117086426</text:p>
          </table:table-cell>
          <table:table-cell table:formula="of:=[.E159]/[.M$1]" office:value-type="float" office:value="0.103283674729349">
            <text:p>0,1032836747</text:p>
          </table:table-cell>
          <table:table-cell table:number-columns-repeated="10"/>
        </table:table-row>
        <table:table-row table:style-name="ro2">
          <table:table-cell office:value-type="string">
            <text:p>рассматрива</text:p>
          </table:table-cell>
          <table:table-cell office:value-type="float" office:value="2">
            <text:p>2</text:p>
          </table:table-cell>
          <table:table-cell office:value-type="float" office:value="0.348846280605">
            <text:p>0,3488462806</text:p>
          </table:table-cell>
          <table:table-cell office:value-type="float" office:value="0.000253025753753">
            <text:p>0,0002530258</text:p>
          </table:table-cell>
          <table:table-cell office:value-type="float" office:value="0.00986918438839">
            <text:p>0,0098691844</text:p>
          </table:table-cell>
          <table:table-cell/>
          <table:table-cell table:formula="of:=[.C160]/[.K$1]" office:value-type="float" office:value="0.022599574560912">
            <text:p>0,0225995746</text:p>
          </table:table-cell>
          <table:table-cell table:formula="of:=[.D160]/[.L$1]" office:value-type="float" office:value="0.51163796998804">
            <text:p>0,51163797</text:p>
          </table:table-cell>
          <table:table-cell table:formula="of:=[.E160]/[.M$1]" office:value-type="float" office:value="0.102143372383345">
            <text:p>0,1021433724</text:p>
          </table:table-cell>
          <table:table-cell table:number-columns-repeated="10"/>
        </table:table-row>
        <table:table-row table:style-name="ro2">
          <table:table-cell office:value-type="string">
            <text:p>обеспечива</text:p>
          </table:table-cell>
          <table:table-cell office:value-type="float" office:value="2">
            <text:p>2</text:p>
          </table:table-cell>
          <table:table-cell office:value-type="float" office:value="0.362881466516">
            <text:p>0,3628814665</text:p>
          </table:table-cell>
          <table:table-cell office:value-type="float" office:value="0.00025302527962">
            <text:p>0,0002530253</text:p>
          </table:table-cell>
          <table:table-cell office:value-type="float" office:value="0.00992462611781">
            <text:p>0,0099246261</text:p>
          </table:table-cell>
          <table:table-cell/>
          <table:table-cell table:formula="of:=[.C161]/[.K$1]" office:value-type="float" office:value="0.023508826710374">
            <text:p>0,0235088267</text:p>
          </table:table-cell>
          <table:table-cell table:formula="of:=[.D161]/[.L$1]" office:value-type="float" office:value="0.511637011253832">
            <text:p>0,5116370113</text:p>
          </table:table-cell>
          <table:table-cell table:formula="of:=[.E161]/[.M$1]" office:value-type="float" office:value="0.1027171791936">
            <text:p>0,1027171792</text:p>
          </table:table-cell>
          <table:table-cell table:number-columns-repeated="10"/>
        </table:table-row>
        <table:table-row table:style-name="ro2">
          <table:table-cell office:value-type="string">
            <text:p>многоядерн</text:p>
          </table:table-cell>
          <table:table-cell office:value-type="float" office:value="2">
            <text:p>2</text:p>
          </table:table-cell>
          <table:table-cell office:value-type="float" office:value="0.338547918278">
            <text:p>0,3385479183</text:p>
          </table:table-cell>
          <table:table-cell office:value-type="float" office:value="0.000252969913028">
            <text:p>0,0002529699</text:p>
          </table:table-cell>
          <table:table-cell office:value-type="float" office:value="0.0101926366373">
            <text:p>0,0101926366</text:p>
          </table:table-cell>
          <table:table-cell/>
          <table:table-cell table:formula="of:=[.C162]/[.K$1]" office:value-type="float" office:value="0.0219324079026902">
            <text:p>0,0219324079</text:p>
          </table:table-cell>
          <table:table-cell table:formula="of:=[.D162]/[.L$1]" office:value-type="float" office:value="0.511525055651227">
            <text:p>0,5115250557</text:p>
          </table:table-cell>
          <table:table-cell table:formula="of:=[.E162]/[.M$1]" office:value-type="float" office:value="0.105491015127512">
            <text:p>0,1054910151</text:p>
          </table:table-cell>
          <table:table-cell table:number-columns-repeated="10"/>
        </table:table-row>
        <table:table-row table:style-name="ro1">
          <table:table-cell office:value-type="string">
            <text:p>метод</text:p>
          </table:table-cell>
          <table:table-cell office:value-type="float" office:value="2">
            <text:p>2</text:p>
          </table:table-cell>
          <table:table-cell office:value-type="float" office:value="0.358376469754">
            <text:p>0,3583764698</text:p>
          </table:table-cell>
          <table:table-cell office:value-type="float" office:value="0.000252962063377">
            <text:p>0,0002529621</text:p>
          </table:table-cell>
          <table:table-cell office:value-type="float" office:value="0.0100267836716">
            <text:p>0,0100267837</text:p>
          </table:table-cell>
          <table:table-cell/>
          <table:table-cell table:formula="of:=[.C163]/[.K$1]" office:value-type="float" office:value="0.0232169760704792">
            <text:p>0,0232169761</text:p>
          </table:table-cell>
          <table:table-cell table:formula="of:=[.D163]/[.L$1]" office:value-type="float" office:value="0.511509183039672">
            <text:p>0,511509183</text:p>
          </table:table-cell>
          <table:table-cell table:formula="of:=[.E163]/[.M$1]" office:value-type="float" office:value="0.10377448207172">
            <text:p>0,1037744821</text:p>
          </table:table-cell>
          <table:table-cell table:number-columns-repeated="10"/>
        </table:table-row>
        <table:table-row table:style-name="ro2">
          <table:table-cell office:value-type="string">
            <text:p>onlin</text:p>
          </table:table-cell>
          <table:table-cell office:value-type="float" office:value="2">
            <text:p>2</text:p>
          </table:table-cell>
          <table:table-cell office:value-type="float" office:value="0.430443269285">
            <text:p>0,4304432693</text:p>
          </table:table-cell>
          <table:table-cell office:value-type="float" office:value="0.000252961560256">
            <text:p>0,0002529616</text:p>
          </table:table-cell>
          <table:table-cell office:value-type="float" office:value="0.0102355652072">
            <text:p>0,0102355652</text:p>
          </table:table-cell>
          <table:table-cell/>
          <table:table-cell table:formula="of:=[.C164]/[.K$1]" office:value-type="float" office:value="0.0278857344890655">
            <text:p>0,0278857345</text:p>
          </table:table-cell>
          <table:table-cell table:formula="of:=[.D164]/[.L$1]" office:value-type="float" office:value="0.511508165689448">
            <text:p>0,5115081657</text:p>
          </table:table-cell>
          <table:table-cell table:formula="of:=[.E164]/[.M$1]" office:value-type="float" office:value="0.105935314142367">
            <text:p>0,1059353141</text:p>
          </table:table-cell>
          <table:table-cell table:number-columns-repeated="10"/>
        </table:table-row>
        <table:table-row table:style-name="ro1">
          <table:table-cell office:value-type="string">
            <text:p>услуг</text:p>
          </table:table-cell>
          <table:table-cell office:value-type="float" office:value="3">
            <text:p>3</text:p>
          </table:table-cell>
          <table:table-cell office:value-type="float" office:value="0.264091896367">
            <text:p>0,2640918964</text:p>
          </table:table-cell>
          <table:table-cell office:value-type="float" office:value="0.000252961310226">
            <text:p>0,0002529613</text:p>
          </table:table-cell>
          <table:table-cell office:value-type="float" office:value="0.00852882473931">
            <text:p>0,0085288247</text:p>
          </table:table-cell>
          <table:table-cell/>
          <table:table-cell table:formula="of:=[.C165]/[.K$1]" office:value-type="float" office:value="0.0171088666690893">
            <text:p>0,0171088667</text:p>
          </table:table-cell>
          <table:table-cell table:formula="of:=[.D165]/[.L$1]" office:value-type="float" office:value="0.511507660109128">
            <text:p>0,5115076601</text:p>
          </table:table-cell>
          <table:table-cell table:formula="of:=[.E165]/[.M$1]" office:value-type="float" office:value="0.088271014812982">
            <text:p>0,0882710148</text:p>
          </table:table-cell>
          <table:table-cell table:number-columns-repeated="10"/>
        </table:table-row>
        <table:table-row table:style-name="ro1">
          <table:table-cell office:value-type="string">
            <text:p>поведен</text:p>
          </table:table-cell>
          <table:table-cell office:value-type="float" office:value="2">
            <text:p>2</text:p>
          </table:table-cell>
          <table:table-cell office:value-type="float" office:value="0.373869551502">
            <text:p>0,3738695515</text:p>
          </table:table-cell>
          <table:table-cell office:value-type="float" office:value="0.000252956361491">
            <text:p>0,0002529564</text:p>
          </table:table-cell>
          <table:table-cell office:value-type="float" office:value="0.0118907793691">
            <text:p>0,0118907794</text:p>
          </table:table-cell>
          <table:table-cell/>
          <table:table-cell table:formula="of:=[.C166]/[.K$1]" office:value-type="float" office:value="0.0242206761974663">
            <text:p>0,0242206762</text:p>
          </table:table-cell>
          <table:table-cell table:formula="of:=[.D166]/[.L$1]" office:value-type="float" office:value="0.51149765337783">
            <text:p>0,5114976534</text:p>
          </table:table-cell>
          <table:table-cell table:formula="of:=[.E166]/[.M$1]" office:value-type="float" office:value="0.123066330228359">
            <text:p>0,1230663302</text:p>
          </table:table-cell>
          <table:table-cell table:number-columns-repeated="10"/>
        </table:table-row>
        <table:table-row table:style-name="ro1">
          <table:table-cell office:value-type="string">
            <text:p>инфраструктур</text:p>
          </table:table-cell>
          <table:table-cell office:value-type="float" office:value="2">
            <text:p>2</text:p>
          </table:table-cell>
          <table:table-cell office:value-type="float" office:value="0.356135805479">
            <text:p>0,3561358055</text:p>
          </table:table-cell>
          <table:table-cell office:value-type="float" office:value="0.000252947947565">
            <text:p>0,0002529479</text:p>
          </table:table-cell>
          <table:table-cell office:value-type="float" office:value="0.011669563119">
            <text:p>0,0116695631</text:p>
          </table:table-cell>
          <table:table-cell/>
          <table:table-cell table:formula="of:=[.C167]/[.K$1]" office:value-type="float" office:value="0.0230718174084432">
            <text:p>0,0230718174</text:p>
          </table:table-cell>
          <table:table-cell table:formula="of:=[.D167]/[.L$1]" office:value-type="float" office:value="0.511480639757855">
            <text:p>0,5114806398</text:p>
          </table:table-cell>
          <table:table-cell table:formula="of:=[.E167]/[.M$1]" office:value-type="float" office:value="0.120776802246919">
            <text:p>0,1207768022</text:p>
          </table:table-cell>
          <table:table-cell table:number-columns-repeated="10"/>
        </table:table-row>
        <table:table-row table:style-name="ro2">
          <table:table-cell office:value-type="string">
            <text:p>eric</text:p>
          </table:table-cell>
          <table:table-cell office:value-type="float" office:value="2">
            <text:p>2</text:p>
          </table:table-cell>
          <table:table-cell office:value-type="float" office:value="0.326731026606">
            <text:p>0,3267310266</text:p>
          </table:table-cell>
          <table:table-cell office:value-type="float" office:value="0.000252943362663">
            <text:p>0,0002529434</text:p>
          </table:table-cell>
          <table:table-cell office:value-type="float" office:value="0.0103213645415">
            <text:p>0,0103213645</text:p>
          </table:table-cell>
          <table:table-cell/>
          <table:table-cell table:formula="of:=[.C168]/[.K$1]" office:value-type="float" office:value="0.0211668652001669">
            <text:p>0,0211668652</text:p>
          </table:table-cell>
          <table:table-cell table:formula="of:=[.D168]/[.L$1]" office:value-type="float" office:value="0.511471368725491">
            <text:p>0,5114713687</text:p>
          </table:table-cell>
          <table:table-cell table:formula="of:=[.E168]/[.M$1]" office:value-type="float" office:value="0.106823313900884">
            <text:p>0,1068233139</text:p>
          </table:table-cell>
          <table:table-cell table:number-columns-repeated="10"/>
        </table:table-row>
        <table:table-row table:style-name="ro2">
          <table:table-cell office:value-type="string">
            <text:p>эрик</text:p>
          </table:table-cell>
          <table:table-cell office:value-type="float" office:value="2">
            <text:p>2</text:p>
          </table:table-cell>
          <table:table-cell office:value-type="float" office:value="0.38936892083">
            <text:p>0,3893689208</text:p>
          </table:table-cell>
          <table:table-cell office:value-type="float" office:value="0.000252940337477">
            <text:p>0,0002529403</text:p>
          </table:table-cell>
          <table:table-cell office:value-type="float" office:value="0.0103372868663">
            <text:p>0,0103372869</text:p>
          </table:table-cell>
          <table:table-cell/>
          <table:table-cell table:formula="of:=[.C169]/[.K$1]" office:value-type="float" office:value="0.0252247836575423">
            <text:p>0,0252247837</text:p>
          </table:table-cell>
          <table:table-cell table:formula="of:=[.D169]/[.L$1]" office:value-type="float" office:value="0.511465251561523">
            <text:p>0,5114652516</text:p>
          </table:table-cell>
          <table:table-cell table:formula="of:=[.E169]/[.M$1]" office:value-type="float" office:value="0.10698810562908">
            <text:p>0,1069881056</text:p>
          </table:table-cell>
          <table:table-cell table:number-columns-repeated="10"/>
        </table:table-row>
        <table:table-row table:style-name="ro2">
          <table:table-cell office:value-type="string">
            <text:p>h</text:p>
          </table:table-cell>
          <table:table-cell office:value-type="float" office:value="3">
            <text:p>3</text:p>
          </table:table-cell>
          <table:table-cell office:value-type="float" office:value="0.59103267902">
            <text:p>0,591032679</text:p>
          </table:table-cell>
          <table:table-cell office:value-type="float" office:value="0.000252936305677">
            <text:p>0,0002529363</text:p>
          </table:table-cell>
          <table:table-cell office:value-type="float" office:value="0.00676305406411">
            <text:p>0,0067630541</text:p>
          </table:table-cell>
          <table:table-cell/>
          <table:table-cell table:formula="of:=[.C170]/[.K$1]" office:value-type="float" office:value="0.0382893206551694">
            <text:p>0,0382893207</text:p>
          </table:table-cell>
          <table:table-cell table:formula="of:=[.D170]/[.L$1]" office:value-type="float" office:value="0.511457098944895">
            <text:p>0,5114570989</text:p>
          </table:table-cell>
          <table:table-cell table:formula="of:=[.E170]/[.M$1]" office:value-type="float" office:value="0.0699957689038348">
            <text:p>0,0699957689</text:p>
          </table:table-cell>
          <table:table-cell table:number-columns-repeated="10"/>
        </table:table-row>
        <table:table-row table:style-name="ro2">
          <table:table-cell office:value-type="string">
            <text:p>вполн</text:p>
          </table:table-cell>
          <table:table-cell office:value-type="float" office:value="2">
            <text:p>2</text:p>
          </table:table-cell>
          <table:table-cell office:value-type="float" office:value="0.238956146751">
            <text:p>0,2389561468</text:p>
          </table:table-cell>
          <table:table-cell office:value-type="float" office:value="0.00025292743248">
            <text:p>0,0002529274</text:p>
          </table:table-cell>
          <table:table-cell office:value-type="float" office:value="0.0102221508715">
            <text:p>0,0102221509</text:p>
          </table:table-cell>
          <table:table-cell/>
          <table:table-cell table:formula="of:=[.C171]/[.K$1]" office:value-type="float" office:value="0.0154804782379269">
            <text:p>0,0154804782</text:p>
          </table:table-cell>
          <table:table-cell table:formula="of:=[.D171]/[.L$1]" office:value-type="float" office:value="0.511439156642844">
            <text:p>0,5114391566</text:p>
          </table:table-cell>
          <table:table-cell table:formula="of:=[.E171]/[.M$1]" office:value-type="float" office:value="0.105796479418771">
            <text:p>0,1057964794</text:p>
          </table:table-cell>
          <table:table-cell table:number-columns-repeated="10"/>
        </table:table-row>
        <table:table-row table:style-name="ro2">
          <table:table-cell office:value-type="string">
            <text:p>voltdb</text:p>
          </table:table-cell>
          <table:table-cell office:value-type="float" office:value="2">
            <text:p>2</text:p>
          </table:table-cell>
          <table:table-cell office:value-type="float" office:value="0.300177523983">
            <text:p>0,300177524</text:p>
          </table:table-cell>
          <table:table-cell office:value-type="float" office:value="0.000252917398312">
            <text:p>0,0002529174</text:p>
          </table:table-cell>
          <table:table-cell office:value-type="float" office:value="0.0120840503492">
            <text:p>0,0120840503</text:p>
          </table:table-cell>
          <table:table-cell/>
          <table:table-cell table:formula="of:=[.C172]/[.K$1]" office:value-type="float" office:value="0.0194466293950405">
            <text:p>0,0194466294</text:p>
          </table:table-cell>
          <table:table-cell table:formula="of:=[.D172]/[.L$1]" office:value-type="float" office:value="0.511418866766142">
            <text:p>0,5114188668</text:p>
          </table:table-cell>
          <table:table-cell table:formula="of:=[.E172]/[.M$1]" office:value-type="float" office:value="0.125066632270996">
            <text:p>0,1250666323</text:p>
          </table:table-cell>
          <table:table-cell table:number-columns-repeated="10"/>
        </table:table-row>
        <table:table-row table:style-name="ro1">
          <table:table-cell office:value-type="string">
            <text:p>треб</text:p>
          </table:table-cell>
          <table:table-cell office:value-type="float" office:value="2">
            <text:p>2</text:p>
          </table:table-cell>
          <table:table-cell office:value-type="float" office:value="0.408716302207">
            <text:p>0,4087163022</text:p>
          </table:table-cell>
          <table:table-cell office:value-type="float" office:value="0.000252911607389">
            <text:p>0,0002529116</text:p>
          </table:table-cell>
          <table:table-cell office:value-type="float" office:value="0.0101647083399">
            <text:p>0,0101647083</text:p>
          </table:table-cell>
          <table:table-cell/>
          <table:table-cell table:formula="of:=[.C173]/[.K$1]" office:value-type="float" office:value="0.026478179815958">
            <text:p>0,0264781798</text:p>
          </table:table-cell>
          <table:table-cell table:formula="of:=[.D173]/[.L$1]" office:value-type="float" office:value="0.511407157064485">
            <text:p>0,5114071571</text:p>
          </table:table-cell>
          <table:table-cell table:formula="of:=[.E173]/[.M$1]" office:value-type="float" office:value="0.105201964850499">
            <text:p>0,1052019649</text:p>
          </table:table-cell>
          <table:table-cell table:number-columns-repeated="10"/>
        </table:table-row>
        <table:table-row table:style-name="ro2">
          <table:table-cell office:value-type="string">
            <text:p>sql</text:p>
          </table:table-cell>
          <table:table-cell office:value-type="float" office:value="2">
            <text:p>2</text:p>
          </table:table-cell>
          <table:table-cell office:value-type="float" office:value="0.315175807179">
            <text:p>0,3151758072</text:p>
          </table:table-cell>
          <table:table-cell office:value-type="float" office:value="0.000252898935248">
            <text:p>0,0002528989</text:p>
          </table:table-cell>
          <table:table-cell office:value-type="float" office:value="0.0100768747116">
            <text:p>0,0100768747</text:p>
          </table:table-cell>
          <table:table-cell/>
          <table:table-cell table:formula="of:=[.C174]/[.K$1]" office:value-type="float" office:value="0.0204182746101933">
            <text:p>0,0204182746</text:p>
          </table:table-cell>
          <table:table-cell table:formula="of:=[.D174]/[.L$1]" office:value-type="float" office:value="0.511381532998948">
            <text:p>0,511381533</text:p>
          </table:table-cell>
          <table:table-cell table:formula="of:=[.E174]/[.M$1]" office:value-type="float" office:value="0.104292910702743">
            <text:p>0,1042929107</text:p>
          </table:table-cell>
          <table:table-cell table:number-columns-repeated="10"/>
        </table:table-row>
        <table:table-row table:style-name="ro1">
          <table:table-cell office:value-type="string">
            <text:p>набор</text:p>
          </table:table-cell>
          <table:table-cell office:value-type="float" office:value="2">
            <text:p>2</text:p>
          </table:table-cell>
          <table:table-cell office:value-type="float" office:value="0.238984525229">
            <text:p>0,2389845252</text:p>
          </table:table-cell>
          <table:table-cell office:value-type="float" office:value="0.000252887645093">
            <text:p>0,0002528876</text:p>
          </table:table-cell>
          <table:table-cell office:value-type="float" office:value="0.0102939346367">
            <text:p>0,0102939346</text:p>
          </table:table-cell>
          <table:table-cell/>
          <table:table-cell table:formula="of:=[.C175]/[.K$1]" office:value-type="float" office:value="0.0154823167025033">
            <text:p>0,0154823167</text:p>
          </table:table-cell>
          <table:table-cell table:formula="of:=[.D175]/[.L$1]" office:value-type="float" office:value="0.511358703417772">
            <text:p>0,5113587034</text:p>
          </table:table-cell>
          <table:table-cell table:formula="of:=[.E175]/[.M$1]" office:value-type="float" office:value="0.106539421851636">
            <text:p>0,1065394219</text:p>
          </table:table-cell>
          <table:table-cell table:number-columns-repeated="10"/>
        </table:table-row>
        <table:table-row table:style-name="ro1">
          <table:table-cell office:value-type="string">
            <text:p>ведут</text:p>
          </table:table-cell>
          <table:table-cell office:value-type="float" office:value="2">
            <text:p>2</text:p>
          </table:table-cell>
          <table:table-cell office:value-type="float" office:value="0.35849780655">
            <text:p>0,3584978066</text:p>
          </table:table-cell>
          <table:table-cell office:value-type="float" office:value="0.000252869114251">
            <text:p>0,0002528691</text:p>
          </table:table-cell>
          <table:table-cell office:value-type="float" office:value="0.00998392126506">
            <text:p>0,0099839213</text:p>
          </table:table-cell>
          <table:table-cell/>
          <table:table-cell table:formula="of:=[.C176]/[.K$1]" office:value-type="float" office:value="0.023224836724643">
            <text:p>0,0232248367</text:p>
          </table:table-cell>
          <table:table-cell table:formula="of:=[.D176]/[.L$1]" office:value-type="float" office:value="0.511321232598132">
            <text:p>0,5113212326</text:p>
          </table:table-cell>
          <table:table-cell table:formula="of:=[.E176]/[.M$1]" office:value-type="float" office:value="0.103330867829634">
            <text:p>0,1033308678</text:p>
          </table:table-cell>
          <table:table-cell table:number-columns-repeated="10"/>
        </table:table-row>
        <table:table-row table:style-name="ro2">
          <table:table-cell office:value-type="string">
            <text:p>задержк</text:p>
          </table:table-cell>
          <table:table-cell office:value-type="float" office:value="2">
            <text:p>2</text:p>
          </table:table-cell>
          <table:table-cell office:value-type="float" office:value="0.265033623378">
            <text:p>0,2650336234</text:p>
          </table:table-cell>
          <table:table-cell office:value-type="float" office:value="0.000252862438226">
            <text:p>0,0002528624</text:p>
          </table:table-cell>
          <table:table-cell office:value-type="float" office:value="0.0100705002732">
            <text:p>0,0100705003</text:p>
          </table:table-cell>
          <table:table-cell/>
          <table:table-cell table:formula="of:=[.C177]/[.K$1]" office:value-type="float" office:value="0.0171698752880266">
            <text:p>0,0171698753</text:p>
          </table:table-cell>
          <table:table-cell table:formula="of:=[.D177]/[.L$1]" office:value-type="float" office:value="0.511307733150633">
            <text:p>0,5113077332</text:p>
          </table:table-cell>
          <table:table-cell table:formula="of:=[.E177]/[.M$1]" office:value-type="float" office:value="0.104226937000196">
            <text:p>0,104226937</text:p>
          </table:table-cell>
          <table:table-cell table:number-columns-repeated="10"/>
        </table:table-row>
        <table:table-row table:style-name="ro1">
          <table:table-cell office:value-type="string">
            <text:p>очен</text:p>
          </table:table-cell>
          <table:table-cell office:value-type="float" office:value="2">
            <text:p>2</text:p>
          </table:table-cell>
          <table:table-cell office:value-type="float" office:value="0.317038018175">
            <text:p>0,3170380182</text:p>
          </table:table-cell>
          <table:table-cell office:value-type="float" office:value="0.000252842068865">
            <text:p>0,0002528421</text:p>
          </table:table-cell>
          <table:table-cell office:value-type="float" office:value="0.0100726921526">
            <text:p>0,0100726922</text:p>
          </table:table-cell>
          <table:table-cell/>
          <table:table-cell table:formula="of:=[.C178]/[.K$1]" office:value-type="float" office:value="0.0205389156449186">
            <text:p>0,0205389156</text:p>
          </table:table-cell>
          <table:table-cell table:formula="of:=[.D178]/[.L$1]" office:value-type="float" office:value="0.511266544701009">
            <text:p>0,5112665447</text:p>
          </table:table-cell>
          <table:table-cell table:formula="of:=[.E178]/[.M$1]" office:value-type="float" office:value="0.104249622355435">
            <text:p>0,1042496224</text:p>
          </table:table-cell>
          <table:table-cell table:number-columns-repeated="10"/>
        </table:table-row>
        <table:table-row table:style-name="ro2">
          <table:table-cell office:value-type="string">
            <text:p>универсальн</text:p>
          </table:table-cell>
          <table:table-cell office:value-type="float" office:value="2">
            <text:p>2</text:p>
          </table:table-cell>
          <table:table-cell office:value-type="float" office:value="0.378822048652">
            <text:p>0,3788220487</text:p>
          </table:table-cell>
          <table:table-cell office:value-type="float" office:value="0.000252824081423">
            <text:p>0,0002528241</text:p>
          </table:table-cell>
          <table:table-cell office:value-type="float" office:value="0.00993258191538">
            <text:p>0,0099325819</text:p>
          </table:table-cell>
          <table:table-cell/>
          <table:table-cell table:formula="of:=[.C179]/[.K$1]" office:value-type="float" office:value="0.0245415175961764">
            <text:p>0,0245415176</text:p>
          </table:table-cell>
          <table:table-cell table:formula="of:=[.D179]/[.L$1]" office:value-type="float" office:value="0.511230172678899">
            <text:p>0,5112301727</text:p>
          </table:table-cell>
          <table:table-cell table:formula="of:=[.E179]/[.M$1]" office:value-type="float" office:value="0.102799519533168">
            <text:p>0,1027995195</text:p>
          </table:table-cell>
          <table:table-cell table:number-columns-repeated="10"/>
        </table:table-row>
        <table:table-row table:style-name="ro2">
          <table:table-cell office:value-type="string">
            <text:p>успешн</text:p>
          </table:table-cell>
          <table:table-cell office:value-type="float" office:value="2">
            <text:p>2</text:p>
          </table:table-cell>
          <table:table-cell office:value-type="float" office:value="0.362546368108">
            <text:p>0,3625463681</text:p>
          </table:table-cell>
          <table:table-cell office:value-type="float" office:value="0.000252823736482">
            <text:p>0,0002528237</text:p>
          </table:table-cell>
          <table:table-cell office:value-type="float" office:value="0.0100823481603">
            <text:p>0,0100823482</text:p>
          </table:table-cell>
          <table:table-cell/>
          <table:table-cell table:formula="of:=[.C180]/[.K$1]" office:value-type="float" office:value="0.0234871177747255">
            <text:p>0,0234871178</text:p>
          </table:table-cell>
          <table:table-cell table:formula="of:=[.D180]/[.L$1]" office:value-type="float" office:value="0.511229475181073">
            <text:p>0,5112294752</text:p>
          </table:table-cell>
          <table:table-cell table:formula="of:=[.E180]/[.M$1]" office:value-type="float" office:value="0.104349559407113">
            <text:p>0,1043495594</text:p>
          </table:table-cell>
          <table:table-cell table:number-columns-repeated="10"/>
        </table:table-row>
        <table:table-row table:style-name="ro1">
          <table:table-cell office:value-type="string">
            <text:p>клиент</text:p>
          </table:table-cell>
          <table:table-cell office:value-type="float" office:value="2">
            <text:p>2</text:p>
          </table:table-cell>
          <table:table-cell office:value-type="float" office:value="0.165563461581">
            <text:p>0,1655634616</text:p>
          </table:table-cell>
          <table:table-cell office:value-type="float" office:value="0.000252810477568">
            <text:p>0,0002528105</text:p>
          </table:table-cell>
          <table:table-cell office:value-type="float" office:value="0.0104849350641">
            <text:p>0,0104849351</text:p>
          </table:table-cell>
          <table:table-cell/>
          <table:table-cell table:formula="of:=[.C181]/[.K$1]" office:value-type="float" office:value="0.0107258239591185">
            <text:p>0,010725824</text:p>
          </table:table-cell>
          <table:table-cell table:formula="of:=[.D181]/[.L$1]" office:value-type="float" office:value="0.511202664614391">
            <text:p>0,5112026646</text:p>
          </table:table-cell>
          <table:table-cell table:formula="of:=[.E181]/[.M$1]" office:value-type="float" office:value="0.108516224291789">
            <text:p>0,1085162243</text:p>
          </table:table-cell>
          <table:table-cell table:number-columns-repeated="10"/>
        </table:table-row>
        <table:table-row table:style-name="ro2">
          <table:table-cell office:value-type="string">
            <text:p>кажд</text:p>
          </table:table-cell>
          <table:table-cell office:value-type="float" office:value="2">
            <text:p>2</text:p>
          </table:table-cell>
          <table:table-cell office:value-type="float" office:value="0.262373552909">
            <text:p>0,2623735529</text:p>
          </table:table-cell>
          <table:table-cell office:value-type="float" office:value="0.000252803663514">
            <text:p>0,0002528037</text:p>
          </table:table-cell>
          <table:table-cell office:value-type="float" office:value="0.0117651934649">
            <text:p>0,0117651935</text:p>
          </table:table-cell>
          <table:table-cell/>
          <table:table-cell table:formula="of:=[.C182]/[.K$1]" office:value-type="float" office:value="0.0169975459147646">
            <text:p>0,0169975459</text:p>
          </table:table-cell>
          <table:table-cell table:formula="of:=[.D182]/[.L$1]" office:value-type="float" office:value="0.511188886061401">
            <text:p>0,5111888861</text:p>
          </table:table-cell>
          <table:table-cell table:formula="of:=[.E182]/[.M$1]" office:value-type="float" office:value="0.121766550299849">
            <text:p>0,1217665503</text:p>
          </table:table-cell>
          <table:table-cell table:number-columns-repeated="10"/>
        </table:table-row>
        <table:table-row table:style-name="ro1">
          <table:table-cell office:value-type="string">
            <text:p>плат</text:p>
          </table:table-cell>
          <table:table-cell office:value-type="float" office:value="2">
            <text:p>2</text:p>
          </table:table-cell>
          <table:table-cell office:value-type="float" office:value="0.253187855659">
            <text:p>0,2531878557</text:p>
          </table:table-cell>
          <table:table-cell office:value-type="float" office:value="0.00025280263348">
            <text:p>0,0002528026</text:p>
          </table:table-cell>
          <table:table-cell office:value-type="float" office:value="0.0101335248449">
            <text:p>0,0101335248</text:p>
          </table:table-cell>
          <table:table-cell/>
          <table:table-cell table:formula="of:=[.C183]/[.K$1]" office:value-type="float" office:value="0.016402461886535">
            <text:p>0,0164024619</text:p>
          </table:table-cell>
          <table:table-cell table:formula="of:=[.D183]/[.L$1]" office:value-type="float" office:value="0.51118680325166">
            <text:p>0,5111868033</text:p>
          </table:table-cell>
          <table:table-cell table:formula="of:=[.E183]/[.M$1]" office:value-type="float" office:value="0.104879224164273">
            <text:p>0,1048792242</text:p>
          </table:table-cell>
          <table:table-cell table:number-columns-repeated="10"/>
        </table:table-row>
        <table:table-row table:style-name="ro1">
          <table:table-cell office:value-type="string">
            <text:p>привел</text:p>
          </table:table-cell>
          <table:table-cell office:value-type="float" office:value="2">
            <text:p>2</text:p>
          </table:table-cell>
          <table:table-cell office:value-type="float" office:value="0.521458811866">
            <text:p>0,5214588119</text:p>
          </table:table-cell>
          <table:table-cell office:value-type="float" office:value="0.000252799557825">
            <text:p>0,0002527996</text:p>
          </table:table-cell>
          <table:table-cell office:value-type="float" office:value="0.00837011379497">
            <text:p>0,0083701138</text:p>
          </table:table-cell>
          <table:table-cell/>
          <table:table-cell table:formula="of:=[.C184]/[.K$1]" office:value-type="float" office:value="0.033782063775403">
            <text:p>0,0337820638</text:p>
          </table:table-cell>
          <table:table-cell table:formula="of:=[.D184]/[.L$1]" office:value-type="float" office:value="0.511180584035405">
            <text:p>0,511180584</text:p>
          </table:table-cell>
          <table:table-cell table:formula="of:=[.E184]/[.M$1]" office:value-type="float" office:value="0.0866283997344651">
            <text:p>0,0866283997</text:p>
          </table:table-cell>
          <table:table-cell table:number-columns-repeated="10"/>
        </table:table-row>
        <table:table-row table:style-name="ro2">
          <table:table-cell office:value-type="string">
            <text:p>составля</text:p>
          </table:table-cell>
          <table:table-cell office:value-type="float" office:value="2">
            <text:p>2</text:p>
          </table:table-cell>
          <table:table-cell office:value-type="float" office:value="0.354667202894">
            <text:p>0,3546672029</text:p>
          </table:table-cell>
          <table:table-cell office:value-type="float" office:value="0.000252797493539">
            <text:p>0,0002527975</text:p>
          </table:table-cell>
          <table:table-cell office:value-type="float" office:value="0.00831262947494">
            <text:p>0,0083126295</text:p>
          </table:table-cell>
          <table:table-cell/>
          <table:table-cell table:formula="of:=[.C185]/[.K$1]" office:value-type="float" office:value="0.0229766758074994">
            <text:p>0,0229766758</text:p>
          </table:table-cell>
          <table:table-cell table:formula="of:=[.D185]/[.L$1]" office:value-type="float" office:value="0.511176409886794">
            <text:p>0,5111764099</text:p>
          </table:table-cell>
          <table:table-cell table:formula="of:=[.E185]/[.M$1]" office:value-type="float" office:value="0.0860334526673159">
            <text:p>0,0860334527</text:p>
          </table:table-cell>
          <table:table-cell table:number-columns-repeated="10"/>
        </table:table-row>
        <table:table-row table:style-name="ro2">
          <table:table-cell office:value-type="string">
            <text:p>оперативн</text:p>
          </table:table-cell>
          <table:table-cell office:value-type="float" office:value="2">
            <text:p>2</text:p>
          </table:table-cell>
          <table:table-cell office:value-type="float" office:value="0.639286978659">
            <text:p>0,6392869787</text:p>
          </table:table-cell>
          <table:table-cell office:value-type="float" office:value="0.000252796525011">
            <text:p>0,0002527965</text:p>
          </table:table-cell>
          <table:table-cell office:value-type="float" office:value="0.00841119411239">
            <text:p>0,0084111941</text:p>
          </table:table-cell>
          <table:table-cell/>
          <table:table-cell table:formula="of:=[.C186]/[.K$1]" office:value-type="float" office:value="0.0414154157383243">
            <text:p>0,0414154157</text:p>
          </table:table-cell>
          <table:table-cell table:formula="of:=[.D186]/[.L$1]" office:value-type="float" office:value="0.511174451447021">
            <text:p>0,5111744514</text:p>
          </table:table-cell>
          <table:table-cell table:formula="of:=[.E186]/[.M$1]" office:value-type="float" office:value="0.0870535698391794">
            <text:p>0,0870535698</text:p>
          </table:table-cell>
          <table:table-cell table:number-columns-repeated="10"/>
        </table:table-row>
        <table:table-row table:style-name="ro1">
          <table:table-cell office:value-type="string">
            <text:p>отказ</text:p>
          </table:table-cell>
          <table:table-cell office:value-type="float" office:value="2">
            <text:p>2</text:p>
          </table:table-cell>
          <table:table-cell office:value-type="float" office:value="0.273624026661">
            <text:p>0,2736240267</text:p>
          </table:table-cell>
          <table:table-cell office:value-type="float" office:value="0.000252791727625">
            <text:p>0,0002527917</text:p>
          </table:table-cell>
          <table:table-cell office:value-type="float" office:value="0.0101152729997">
            <text:p>0,010115273</text:p>
          </table:table-cell>
          <table:table-cell/>
          <table:table-cell table:formula="of:=[.C187]/[.K$1]" office:value-type="float" office:value="0.017726393933333">
            <text:p>0,0177263939</text:p>
          </table:table-cell>
          <table:table-cell table:formula="of:=[.D187]/[.L$1]" office:value-type="float" office:value="0.511164750755301">
            <text:p>0,5111647508</text:p>
          </table:table-cell>
          <table:table-cell table:formula="of:=[.E187]/[.M$1]" office:value-type="float" office:value="0.104690322533948">
            <text:p>0,1046903225</text:p>
          </table:table-cell>
          <table:table-cell table:number-columns-repeated="10"/>
        </table:table-row>
        <table:table-row table:style-name="ro2">
          <table:table-cell office:value-type="string">
            <text:p>зде</text:p>
          </table:table-cell>
          <table:table-cell office:value-type="float" office:value="2">
            <text:p>2</text:p>
          </table:table-cell>
          <table:table-cell office:value-type="float" office:value="0.222128032503">
            <text:p>0,2221280325</text:p>
          </table:table-cell>
          <table:table-cell office:value-type="float" office:value="0.000252790079807">
            <text:p>0,0002527901</text:p>
          </table:table-cell>
          <table:table-cell office:value-type="float" office:value="0.0103773454683">
            <text:p>0,0103773455</text:p>
          </table:table-cell>
          <table:table-cell/>
          <table:table-cell table:formula="of:=[.C188]/[.K$1]" office:value-type="float" office:value="0.0143902896826479">
            <text:p>0,0143902897</text:p>
          </table:table-cell>
          <table:table-cell table:formula="of:=[.D188]/[.L$1]" office:value-type="float" office:value="0.511161418737734">
            <text:p>0,5111614187</text:p>
          </table:table-cell>
          <table:table-cell table:formula="of:=[.E188]/[.M$1]" office:value-type="float" office:value="0.107402701257272">
            <text:p>0,1074027013</text:p>
          </table:table-cell>
          <table:table-cell table:number-columns-repeated="10"/>
        </table:table-row>
        <table:table-row table:style-name="ro1">
          <table:table-cell office:value-type="string">
            <text:p>групп</text:p>
          </table:table-cell>
          <table:table-cell office:value-type="float" office:value="2">
            <text:p>2</text:p>
          </table:table-cell>
          <table:table-cell office:value-type="float" office:value="0.251669723426">
            <text:p>0,2516697234</text:p>
          </table:table-cell>
          <table:table-cell office:value-type="float" office:value="0.000252784948414">
            <text:p>0,0002527849</text:p>
          </table:table-cell>
          <table:table-cell office:value-type="float" office:value="0.0100299364373">
            <text:p>0,0100299364</text:p>
          </table:table-cell>
          <table:table-cell/>
          <table:table-cell table:formula="of:=[.C189]/[.K$1]" office:value-type="float" office:value="0.0163041115686428">
            <text:p>0,0163041116</text:p>
          </table:table-cell>
          <table:table-cell table:formula="of:=[.D189]/[.L$1]" office:value-type="float" office:value="0.511151042657597">
            <text:p>0,5111510427</text:p>
          </table:table-cell>
          <table:table-cell table:formula="of:=[.E189]/[.M$1]" office:value-type="float" office:value="0.103807112338646">
            <text:p>0,1038071123</text:p>
          </table:table-cell>
          <table:table-cell table:number-columns-repeated="10"/>
        </table:table-row>
        <table:table-row table:style-name="ro1">
          <table:table-cell office:value-type="string">
            <text:p>см</text:p>
          </table:table-cell>
          <table:table-cell office:value-type="float" office:value="2">
            <text:p>2</text:p>
          </table:table-cell>
          <table:table-cell office:value-type="float" office:value="0.33847380298">
            <text:p>0,338473803</text:p>
          </table:table-cell>
          <table:table-cell office:value-type="float" office:value="0.00025278484452">
            <text:p>0,0002527848</text:p>
          </table:table-cell>
          <table:table-cell office:value-type="float" office:value="0.00848300967648">
            <text:p>0,0084830097</text:p>
          </table:table-cell>
          <table:table-cell/>
          <table:table-cell table:formula="of:=[.C190]/[.K$1]" office:value-type="float" office:value="0.0219276064348335">
            <text:p>0,0219276064</text:p>
          </table:table-cell>
          <table:table-cell table:formula="of:=[.D190]/[.L$1]" office:value-type="float" office:value="0.51115083257576">
            <text:p>0,5111508326</text:p>
          </table:table-cell>
          <table:table-cell table:formula="of:=[.E190]/[.M$1]" office:value-type="float" office:value="0.0877968413819013">
            <text:p>0,0877968414</text:p>
          </table:table-cell>
          <table:table-cell table:number-columns-repeated="10"/>
        </table:table-row>
        <table:table-row table:style-name="ro1">
          <table:table-cell office:value-type="string">
            <text:p>обо</text:p>
          </table:table-cell>
          <table:table-cell office:value-type="float" office:value="2">
            <text:p>2</text:p>
          </table:table-cell>
          <table:table-cell office:value-type="float" office:value="0.253688014191">
            <text:p>0,2536880142</text:p>
          </table:table-cell>
          <table:table-cell office:value-type="float" office:value="0.000252776381567">
            <text:p>0,0002527764</text:p>
          </table:table-cell>
          <table:table-cell office:value-type="float" office:value="0.00841817100058">
            <text:p>0,008418171</text:p>
          </table:table-cell>
          <table:table-cell/>
          <table:table-cell table:formula="of:=[.C191]/[.K$1]" office:value-type="float" office:value="0.0164348640380402">
            <text:p>0,016434864</text:p>
          </table:table-cell>
          <table:table-cell table:formula="of:=[.D191]/[.L$1]" office:value-type="float" office:value="0.511133719819336">
            <text:p>0,5111337198</text:p>
          </table:table-cell>
          <table:table-cell table:formula="of:=[.E191]/[.M$1]" office:value-type="float" office:value="0.0871257787330883">
            <text:p>0,0871257787</text:p>
          </table:table-cell>
          <table:table-cell table:number-columns-repeated="10"/>
        </table:table-row>
        <table:table-row table:style-name="ro2">
          <table:table-cell office:value-type="string">
            <text:p>связа</text:p>
          </table:table-cell>
          <table:table-cell office:value-type="float" office:value="2">
            <text:p>2</text:p>
          </table:table-cell>
          <table:table-cell office:value-type="float" office:value="0.34799649426">
            <text:p>0,3479964943</text:p>
          </table:table-cell>
          <table:table-cell office:value-type="float" office:value="0.000252769629071">
            <text:p>0,0002527696</text:p>
          </table:table-cell>
          <table:table-cell office:value-type="float" office:value="0.0101782058947">
            <text:p>0,0101782059</text:p>
          </table:table-cell>
          <table:table-cell/>
          <table:table-cell table:formula="of:=[.C192]/[.K$1]" office:value-type="float" office:value="0.0225445222042368">
            <text:p>0,0225445222</text:p>
          </table:table-cell>
          <table:table-cell table:formula="of:=[.D192]/[.L$1]" office:value-type="float" office:value="0.511120065741462">
            <text:p>0,5111200657</text:p>
          </table:table-cell>
          <table:table-cell table:formula="of:=[.E192]/[.M$1]" office:value-type="float" office:value="0.10534166086913">
            <text:p>0,1053416609</text:p>
          </table:table-cell>
          <table:table-cell table:number-columns-repeated="10"/>
        </table:table-row>
        <table:table-row table:style-name="ro2">
          <table:table-cell office:value-type="string">
            <text:p>нагрузк</text:p>
          </table:table-cell>
          <table:table-cell office:value-type="float" office:value="2">
            <text:p>2</text:p>
          </table:table-cell>
          <table:table-cell office:value-type="float" office:value="0.334246674027">
            <text:p>0,334246674</text:p>
          </table:table-cell>
          <table:table-cell office:value-type="float" office:value="0.000252766730369">
            <text:p>0,0002527667</text:p>
          </table:table-cell>
          <table:table-cell office:value-type="float" office:value="0.0106185097261">
            <text:p>0,0106185097</text:p>
          </table:table-cell>
          <table:table-cell/>
          <table:table-cell table:formula="of:=[.C193]/[.K$1]" office:value-type="float" office:value="0.0216537571170589">
            <text:p>0,0216537571</text:p>
          </table:table-cell>
          <table:table-cell table:formula="of:=[.D193]/[.L$1]" office:value-type="float" office:value="0.511114204338087">
            <text:p>0,5111142043</text:p>
          </table:table-cell>
          <table:table-cell table:formula="of:=[.E193]/[.M$1]" office:value-type="float" office:value="0.109898685689278">
            <text:p>0,1098986857</text:p>
          </table:table-cell>
          <table:table-cell table:number-columns-repeated="10"/>
        </table:table-row>
        <table:table-row table:style-name="ro2">
          <table:table-cell office:value-type="string">
            <text:p>отсутств</text:p>
          </table:table-cell>
          <table:table-cell office:value-type="float" office:value="2">
            <text:p>2</text:p>
          </table:table-cell>
          <table:table-cell office:value-type="float" office:value="0.203470136358">
            <text:p>0,2034701364</text:p>
          </table:table-cell>
          <table:table-cell office:value-type="float" office:value="0.000252766262325">
            <text:p>0,0002527663</text:p>
          </table:table-cell>
          <table:table-cell office:value-type="float" office:value="0.0103023896963">
            <text:p>0,0103023897</text:p>
          </table:table-cell>
          <table:table-cell/>
          <table:table-cell table:formula="of:=[.C194]/[.K$1]" office:value-type="float" office:value="0.0131815609716885">
            <text:p>0,013181561</text:p>
          </table:table-cell>
          <table:table-cell table:formula="of:=[.D194]/[.L$1]" office:value-type="float" office:value="0.511113257916316">
            <text:p>0,5111132579</text:p>
          </table:table-cell>
          <table:table-cell table:formula="of:=[.E194]/[.M$1]" office:value-type="float" office:value="0.106626929417333">
            <text:p>0,1066269294</text:p>
          </table:table-cell>
          <table:table-cell table:number-columns-repeated="10"/>
        </table:table-row>
        <table:table-row table:style-name="ro2">
          <table:table-cell office:value-type="string">
            <text:p>установл</text:p>
          </table:table-cell>
          <table:table-cell office:value-type="float" office:value="2">
            <text:p>2</text:p>
          </table:table-cell>
          <table:table-cell office:value-type="float" office:value="0.204331391783">
            <text:p>0,2043313918</text:p>
          </table:table-cell>
          <table:table-cell office:value-type="float" office:value="0.000252763842636">
            <text:p>0,0002527638</text:p>
          </table:table-cell>
          <table:table-cell office:value-type="float" office:value="0.0101415493727">
            <text:p>0,0101415494</text:p>
          </table:table-cell>
          <table:table-cell/>
          <table:table-cell table:formula="of:=[.C195]/[.K$1]" office:value-type="float" office:value="0.0132373563385174">
            <text:p>0,0132373563</text:p>
          </table:table-cell>
          <table:table-cell table:formula="of:=[.D195]/[.L$1]" office:value-type="float" office:value="0.511108365114893">
            <text:p>0,5111083651</text:p>
          </table:table-cell>
          <table:table-cell table:formula="of:=[.E195]/[.M$1]" office:value-type="float" office:value="0.104962275843015">
            <text:p>0,1049622758</text:p>
          </table:table-cell>
          <table:table-cell table:number-columns-repeated="10"/>
        </table:table-row>
        <table:table-row table:style-name="ro1">
          <table:table-cell office:value-type="string">
            <text:p>проблем</text:p>
          </table:table-cell>
          <table:table-cell office:value-type="float" office:value="2">
            <text:p>2</text:p>
          </table:table-cell>
          <table:table-cell office:value-type="float" office:value="0.208524153918">
            <text:p>0,2085241539</text:p>
          </table:table-cell>
          <table:table-cell office:value-type="float" office:value="0.000252756741499">
            <text:p>0,0002527567</text:p>
          </table:table-cell>
          <table:table-cell office:value-type="float" office:value="0.0101576088384">
            <text:p>0,0101576088</text:p>
          </table:table-cell>
          <table:table-cell/>
          <table:table-cell table:formula="of:=[.C196]/[.K$1]" office:value-type="float" office:value="0.01350897924452">
            <text:p>0,0135089792</text:p>
          </table:table-cell>
          <table:table-cell table:formula="of:=[.D196]/[.L$1]" office:value-type="float" office:value="0.511094006057503">
            <text:p>0,5110940061</text:p>
          </table:table-cell>
          <table:table-cell table:formula="of:=[.E196]/[.M$1]" office:value-type="float" office:value="0.105128486942202">
            <text:p>0,1051284869</text:p>
          </table:table-cell>
          <table:table-cell table:number-columns-repeated="10"/>
        </table:table-row>
        <table:table-row table:style-name="ro2">
          <table:table-cell office:value-type="string">
            <text:p>заслужива</text:p>
          </table:table-cell>
          <table:table-cell office:value-type="float" office:value="2">
            <text:p>2</text:p>
          </table:table-cell>
          <table:table-cell office:value-type="float" office:value="0.232429635418">
            <text:p>0,2324296354</text:p>
          </table:table-cell>
          <table:table-cell office:value-type="float" office:value="0.000252741150109">
            <text:p>0,0002527412</text:p>
          </table:table-cell>
          <table:table-cell office:value-type="float" office:value="0.0101231135035">
            <text:p>0,0101231135</text:p>
          </table:table-cell>
          <table:table-cell/>
          <table:table-cell table:formula="of:=[.C197]/[.K$1]" office:value-type="float" office:value="0.0150576662783527">
            <text:p>0,0150576663</text:p>
          </table:table-cell>
          <table:table-cell table:formula="of:=[.D197]/[.L$1]" office:value-type="float" office:value="0.511062479040942">
            <text:p>0,511062479</text:p>
          </table:table-cell>
          <table:table-cell table:formula="of:=[.E197]/[.M$1]" office:value-type="float" office:value="0.104771469614375">
            <text:p>0,1047714696</text:p>
          </table:table-cell>
          <table:table-cell table:number-columns-repeated="10"/>
        </table:table-row>
        <table:table-row table:style-name="ro2">
          <table:table-cell office:value-type="string">
            <text:p>поддержива</text:p>
          </table:table-cell>
          <table:table-cell office:value-type="float" office:value="2">
            <text:p>2</text:p>
          </table:table-cell>
          <table:table-cell office:value-type="float" office:value="0.266427070195">
            <text:p>0,2664270702</text:p>
          </table:table-cell>
          <table:table-cell office:value-type="float" office:value="0.000252695659326">
            <text:p>0,0002526957</text:p>
          </table:table-cell>
          <table:table-cell office:value-type="float" office:value="0.0067076128398">
            <text:p>0,0067076128</text:p>
          </table:table-cell>
          <table:table-cell/>
          <table:table-cell table:formula="of:=[.C198]/[.K$1]" office:value-type="float" office:value="0.0172601480155524">
            <text:p>0,017260148</text:p>
          </table:table-cell>
          <table:table-cell table:formula="of:=[.D198]/[.L$1]" office:value-type="float" office:value="0.510970493100689">
            <text:p>0,5109704931</text:p>
          </table:table-cell>
          <table:table-cell table:formula="of:=[.E198]/[.M$1]" office:value-type="float" office:value="0.0694219673213305">
            <text:p>0,0694219673</text:p>
          </table:table-cell>
          <table:table-cell table:number-columns-repeated="10"/>
        </table:table-row>
        <table:table-row table:style-name="ro1">
          <table:table-cell office:value-type="string">
            <text:p>свойствен</text:p>
          </table:table-cell>
          <table:table-cell office:value-type="float" office:value="2">
            <text:p>2</text:p>
          </table:table-cell>
          <table:table-cell office:value-type="float" office:value="0.295099461259">
            <text:p>0,2950994613</text:p>
          </table:table-cell>
          <table:table-cell office:value-type="float" office:value="0.000252688661381">
            <text:p>0,0002526887</text:p>
          </table:table-cell>
          <table:table-cell office:value-type="float" office:value="0.00849670155968">
            <text:p>0,0084967016</text:p>
          </table:table-cell>
          <table:table-cell/>
          <table:table-cell table:formula="of:=[.C199]/[.K$1]" office:value-type="float" office:value="0.0191176533860173">
            <text:p>0,0191176534</text:p>
          </table:table-cell>
          <table:table-cell table:formula="of:=[.D199]/[.L$1]" office:value-type="float" office:value="0.510956342705637">
            <text:p>0,5109563427</text:p>
          </table:table-cell>
          <table:table-cell table:formula="of:=[.E199]/[.M$1]" office:value-type="float" office:value="0.0879385486465839">
            <text:p>0,0879385486</text:p>
          </table:table-cell>
          <table:table-cell table:number-columns-repeated="10"/>
        </table:table-row>
        <table:table-row table:style-name="ro2">
          <table:table-cell office:value-type="string">
            <text:p>processing</text:p>
          </table:table-cell>
          <table:table-cell office:value-type="float" office:value="2">
            <text:p>2</text:p>
          </table:table-cell>
          <table:table-cell office:value-type="float" office:value="0.569366849904">
            <text:p>0,5693668499</text:p>
          </table:table-cell>
          <table:table-cell office:value-type="float" office:value="0.000252659808732">
            <text:p>0,0002526598</text:p>
          </table:table-cell>
          <table:table-cell office:value-type="float" office:value="0.0085435123618">
            <text:p>0,0085435124</text:p>
          </table:table-cell>
          <table:table-cell/>
          <table:table-cell table:formula="of:=[.C200]/[.K$1]" office:value-type="float" office:value="0.0368857267292665">
            <text:p>0,0368857267</text:p>
          </table:table-cell>
          <table:table-cell table:formula="of:=[.D200]/[.L$1]" office:value-type="float" office:value="0.51089800038062">
            <text:p>0,5108980004</text:p>
          </table:table-cell>
          <table:table-cell table:formula="of:=[.E200]/[.M$1]" office:value-type="float" office:value="0.0884230277083117">
            <text:p>0,0884230277</text:p>
          </table:table-cell>
          <table:table-cell table:number-columns-repeated="10"/>
        </table:table-row>
        <table:table-row table:style-name="ro2">
          <table:table-cell office:value-type="string">
            <text:p>availabilit</text:p>
          </table:table-cell>
          <table:table-cell office:value-type="float" office:value="2">
            <text:p>2</text:p>
          </table:table-cell>
          <table:table-cell office:value-type="float" office:value="0.336526051935">
            <text:p>0,3365260519</text:p>
          </table:table-cell>
          <table:table-cell office:value-type="float" office:value="0.000252658188862">
            <text:p>0,0002526582</text:p>
          </table:table-cell>
          <table:table-cell office:value-type="float" office:value="0.0085409456396">
            <text:p>0,0085409456</text:p>
          </table:table-cell>
          <table:table-cell/>
          <table:table-cell table:formula="of:=[.C201]/[.K$1]" office:value-type="float" office:value="0.0218014237938972">
            <text:p>0,0218014238</text:p>
          </table:table-cell>
          <table:table-cell table:formula="of:=[.D201]/[.L$1]" office:value-type="float" office:value="0.510894724876107">
            <text:p>0,5108947249</text:p>
          </table:table-cell>
          <table:table-cell table:formula="of:=[.E201]/[.M$1]" office:value-type="float" office:value="0.088396462832111">
            <text:p>0,0883964628</text:p>
          </table:table-cell>
          <table:table-cell table:number-columns-repeated="10"/>
        </table:table-row>
        <table:table-row table:style-name="ro1">
          <table:table-cell office:value-type="string">
            <text:p>компьютер</text:p>
          </table:table-cell>
          <table:table-cell office:value-type="float" office:value="2">
            <text:p>2</text:p>
          </table:table-cell>
          <table:table-cell office:value-type="float" office:value="0.226808585684">
            <text:p>0,2268085857</text:p>
          </table:table-cell>
          <table:table-cell office:value-type="float" office:value="0.000252654479783">
            <text:p>0,0002526545</text:p>
          </table:table-cell>
          <table:table-cell office:value-type="float" office:value="0.00858117509793">
            <text:p>0,0085811751</text:p>
          </table:table-cell>
          <table:table-cell/>
          <table:table-cell table:formula="of:=[.C202]/[.K$1]" office:value-type="float" office:value="0.014693513527881">
            <text:p>0,0146935135</text:p>
          </table:table-cell>
          <table:table-cell table:formula="of:=[.D202]/[.L$1]" office:value-type="float" office:value="0.510887224826717">
            <text:p>0,5108872248</text:p>
          </table:table-cell>
          <table:table-cell table:formula="of:=[.E202]/[.M$1]" office:value-type="float" office:value="0.0888128267768171">
            <text:p>0,0888128268</text:p>
          </table:table-cell>
          <table:table-cell table:number-columns-repeated="10"/>
        </table:table-row>
        <table:table-row table:style-name="ro2">
          <table:table-cell office:value-type="string">
            <text:p>кавычк</text:p>
          </table:table-cell>
          <table:table-cell office:value-type="float" office:value="2">
            <text:p>2</text:p>
          </table:table-cell>
          <table:table-cell office:value-type="float" office:value="0.284188960894">
            <text:p>0,2841889609</text:p>
          </table:table-cell>
          <table:table-cell office:value-type="float" office:value="0.000252654027805">
            <text:p>0,000252654</text:p>
          </table:table-cell>
          <table:table-cell office:value-type="float" office:value="0.00845152741542">
            <text:p>0,0084515274</text:p>
          </table:table-cell>
          <table:table-cell/>
          <table:table-cell table:formula="of:=[.C203]/[.K$1]" office:value-type="float" office:value="0.0184108301225786">
            <text:p>0,0184108301</text:p>
          </table:table-cell>
          <table:table-cell table:formula="of:=[.D203]/[.L$1]" office:value-type="float" office:value="0.510886310891661">
            <text:p>0,5108863109</text:p>
          </table:table-cell>
          <table:table-cell table:formula="of:=[.E203]/[.M$1]" office:value-type="float" office:value="0.0874710085482677">
            <text:p>0,0874710085</text:p>
          </table:table-cell>
          <table:table-cell table:number-columns-repeated="10"/>
        </table:table-row>
        <table:table-row table:style-name="ro1">
          <table:table-cell office:value-type="string">
            <text:p>взгляд</text:p>
          </table:table-cell>
          <table:table-cell office:value-type="float" office:value="3">
            <text:p>3</text:p>
          </table:table-cell>
          <table:table-cell office:value-type="float" office:value="0.276417999808">
            <text:p>0,2764179998</text:p>
          </table:table-cell>
          <table:table-cell office:value-type="float" office:value="0.000252644257004">
            <text:p>0,0002526443</text:p>
          </table:table-cell>
          <table:table-cell office:value-type="float" office:value="0.00685122731738">
            <text:p>0,0068512273</text:p>
          </table:table-cell>
          <table:table-cell/>
          <table:table-cell table:formula="of:=[.C204]/[.K$1]" office:value-type="float" office:value="0.0179073980258728">
            <text:p>0,017907398</text:p>
          </table:table-cell>
          <table:table-cell table:formula="of:=[.D204]/[.L$1]" office:value-type="float" office:value="0.510866553563742">
            <text:p>0,5108665536</text:p>
          </table:table-cell>
          <table:table-cell table:formula="of:=[.E204]/[.M$1]" office:value-type="float" office:value="0.0709083380775958">
            <text:p>0,0709083381</text:p>
          </table:table-cell>
          <table:table-cell table:number-columns-repeated="10"/>
        </table:table-row>
        <table:table-row table:style-name="ro1">
          <table:table-cell office:value-type="string">
            <text:p>люб</text:p>
          </table:table-cell>
          <table:table-cell office:value-type="float" office:value="2">
            <text:p>2</text:p>
          </table:table-cell>
          <table:table-cell office:value-type="float" office:value="0.247296668889">
            <text:p>0,2472966689</text:p>
          </table:table-cell>
          <table:table-cell office:value-type="float" office:value="0.000252640748998">
            <text:p>0,0002526407</text:p>
          </table:table-cell>
          <table:table-cell office:value-type="float" office:value="0.00840177851373">
            <text:p>0,0084017785</text:p>
          </table:table-cell>
          <table:table-cell/>
          <table:table-cell table:formula="of:=[.C205]/[.K$1]" office:value-type="float" office:value="0.0160208086425045">
            <text:p>0,0160208086</text:p>
          </table:table-cell>
          <table:table-cell table:formula="of:=[.D205]/[.L$1]" office:value-type="float" office:value="0.510859460099769">
            <text:p>0,5108594601</text:p>
          </table:table-cell>
          <table:table-cell table:formula="of:=[.E205]/[.M$1]" office:value-type="float" office:value="0.0869561209556352">
            <text:p>0,086956121</text:p>
          </table:table-cell>
          <table:table-cell table:number-columns-repeated="10"/>
        </table:table-row>
        <table:table-row table:style-name="ro2">
          <table:table-cell office:value-type="string">
            <text:p>прежд</text:p>
          </table:table-cell>
          <table:table-cell office:value-type="float" office:value="2">
            <text:p>2</text:p>
          </table:table-cell>
          <table:table-cell office:value-type="float" office:value="0.300836707066">
            <text:p>0,3008367071</text:p>
          </table:table-cell>
          <table:table-cell office:value-type="float" office:value="0.000252618889906">
            <text:p>0,0002526189</text:p>
          </table:table-cell>
          <table:table-cell office:value-type="float" office:value="0.00836409943076">
            <text:p>0,0083640994</text:p>
          </table:table-cell>
          <table:table-cell/>
          <table:table-cell table:formula="of:=[.C206]/[.K$1]" office:value-type="float" office:value="0.0194893337552754">
            <text:p>0,0194893338</text:p>
          </table:table-cell>
          <table:table-cell table:formula="of:=[.D206]/[.L$1]" office:value-type="float" office:value="0.510815259296923">
            <text:p>0,5108152593</text:p>
          </table:table-cell>
          <table:table-cell table:formula="of:=[.E206]/[.M$1]" office:value-type="float" office:value="0.0865661527017849">
            <text:p>0,0865661527</text:p>
          </table:table-cell>
          <table:table-cell table:number-columns-repeated="10"/>
        </table:table-row>
        <table:table-row table:style-name="ro2">
          <table:table-cell office:value-type="string">
            <text:p>ветв</text:p>
          </table:table-cell>
          <table:table-cell office:value-type="float" office:value="2">
            <text:p>2</text:p>
          </table:table-cell>
          <table:table-cell office:value-type="float" office:value="0.233922131944">
            <text:p>0,2339221319</text:p>
          </table:table-cell>
          <table:table-cell office:value-type="float" office:value="0.000252616181316">
            <text:p>0,0002526162</text:p>
          </table:table-cell>
          <table:table-cell office:value-type="float" office:value="0.00667657505812">
            <text:p>0,0066765751</text:p>
          </table:table-cell>
          <table:table-cell/>
          <table:table-cell table:formula="of:=[.C207]/[.K$1]" office:value-type="float" office:value="0.0151543558186934">
            <text:p>0,0151543558</text:p>
          </table:table-cell>
          <table:table-cell table:formula="of:=[.D207]/[.L$1]" office:value-type="float" office:value="0.510809782314961">
            <text:p>0,5108097823</text:p>
          </table:table-cell>
          <table:table-cell table:formula="of:=[.E207]/[.M$1]" office:value-type="float" office:value="0.0691007347283087">
            <text:p>0,0691007347</text:p>
          </table:table-cell>
          <table:table-cell table:number-columns-repeated="10"/>
        </table:table-row>
        <table:table-row table:style-name="ro1">
          <table:table-cell office:value-type="string">
            <text:p>служб</text:p>
          </table:table-cell>
          <table:table-cell office:value-type="float" office:value="2">
            <text:p>2</text:p>
          </table:table-cell>
          <table:table-cell office:value-type="float" office:value="0.510349183168">
            <text:p>0,5103491832</text:p>
          </table:table-cell>
          <table:table-cell office:value-type="float" office:value="0.000252596723054">
            <text:p>0,0002525967</text:p>
          </table:table-cell>
          <table:table-cell office:value-type="float" office:value="0.00673539861754">
            <text:p>0,0067353986</text:p>
          </table:table-cell>
          <table:table-cell/>
          <table:table-cell table:formula="of:=[.C208]/[.K$1]" office:value-type="float" office:value="0.0330623402293498">
            <text:p>0,0330623402</text:p>
          </table:table-cell>
          <table:table-cell table:formula="of:=[.D208]/[.L$1]" office:value-type="float" office:value="0.510770436179157">
            <text:p>0,5107704362</text:p>
          </table:table-cell>
          <table:table-cell table:formula="of:=[.E208]/[.M$1]" office:value-type="float" office:value="0.0697095425586517">
            <text:p>0,0697095426</text:p>
          </table:table-cell>
          <table:table-cell table:number-columns-repeated="10"/>
        </table:table-row>
        <table:table-row table:style-name="ro1">
          <table:table-cell office:value-type="string">
            <text:p>цел</text:p>
          </table:table-cell>
          <table:table-cell office:value-type="float" office:value="2">
            <text:p>2</text:p>
          </table:table-cell>
          <table:table-cell office:value-type="float" office:value="0.462465486638">
            <text:p>0,4624654866</text:p>
          </table:table-cell>
          <table:table-cell office:value-type="float" office:value="0.000252585685166">
            <text:p>0,0002525857</text:p>
          </table:table-cell>
          <table:table-cell office:value-type="float" office:value="0.00675200711939">
            <text:p>0,0067520071</text:p>
          </table:table-cell>
          <table:table-cell/>
          <table:table-cell table:formula="of:=[.C209]/[.K$1]" office:value-type="float" office:value="0.0299602542099574">
            <text:p>0,0299602542</text:p>
          </table:table-cell>
          <table:table-cell table:formula="of:=[.D209]/[.L$1]" office:value-type="float" office:value="0.51074811670169">
            <text:p>0,5107481167</text:p>
          </table:table-cell>
          <table:table-cell table:formula="of:=[.E209]/[.M$1]" office:value-type="float" office:value="0.0698814360325632">
            <text:p>0,069881436</text:p>
          </table:table-cell>
          <table:table-cell table:number-columns-repeated="10"/>
        </table:table-row>
        <table:table-row table:style-name="ro2">
          <table:table-cell office:value-type="string">
            <text:p>активизац</text:p>
          </table:table-cell>
          <table:table-cell office:value-type="float" office:value="2">
            <text:p>2</text:p>
          </table:table-cell>
          <table:table-cell office:value-type="float" office:value="0.444695259195">
            <text:p>0,4446952592</text:p>
          </table:table-cell>
          <table:table-cell office:value-type="float" office:value="0.000252584355085">
            <text:p>0,0002525844</text:p>
          </table:table-cell>
          <table:table-cell office:value-type="float" office:value="0.00674674732783">
            <text:p>0,0067467473</text:p>
          </table:table-cell>
          <table:table-cell/>
          <table:table-cell table:formula="of:=[.C210]/[.K$1]" office:value-type="float" office:value="0.0288090320172886">
            <text:p>0,028809032</text:p>
          </table:table-cell>
          <table:table-cell table:formula="of:=[.D210]/[.L$1]" office:value-type="float" office:value="0.510745427173322">
            <text:p>0,5107454272</text:p>
          </table:table-cell>
          <table:table-cell table:formula="of:=[.E210]/[.M$1]" office:value-type="float" office:value="0.069826998621443">
            <text:p>0,0698269986</text:p>
          </table:table-cell>
          <table:table-cell table:number-columns-repeated="10"/>
        </table:table-row>
        <table:table-row table:style-name="ro1">
          <table:table-cell office:value-type="string">
            <text:p>размер</text:p>
          </table:table-cell>
          <table:table-cell office:value-type="float" office:value="2">
            <text:p>2</text:p>
          </table:table-cell>
          <table:table-cell office:value-type="float" office:value="0.27484725206">
            <text:p>0,2748472521</text:p>
          </table:table-cell>
          <table:table-cell office:value-type="float" office:value="0.000252550278376">
            <text:p>0,0002525503</text:p>
          </table:table-cell>
          <table:table-cell office:value-type="float" office:value="0.00853071409196">
            <text:p>0,0085307141</text:p>
          </table:table-cell>
          <table:table-cell/>
          <table:table-cell table:formula="of:=[.C211]/[.K$1]" office:value-type="float" office:value="0.0178056390769577">
            <text:p>0,0178056391</text:p>
          </table:table-cell>
          <table:table-cell table:formula="of:=[.D211]/[.L$1]" office:value-type="float" office:value="0.510676521388207">
            <text:p>0,5106765214</text:p>
          </table:table-cell>
          <table:table-cell table:formula="of:=[.E211]/[.M$1]" office:value-type="float" office:value="0.0882905690986957">
            <text:p>0,0882905691</text:p>
          </table:table-cell>
          <table:table-cell table:number-columns-repeated="10"/>
        </table:table-row>
        <table:table-row table:style-name="ro2">
          <table:table-cell office:value-type="string">
            <text:p>непригод</text:p>
          </table:table-cell>
          <table:table-cell office:value-type="float" office:value="2">
            <text:p>2</text:p>
          </table:table-cell>
          <table:table-cell office:value-type="float" office:value="0.25237025621">
            <text:p>0,2523702562</text:p>
          </table:table-cell>
          <table:table-cell office:value-type="float" office:value="0.000252544161166">
            <text:p>0,0002525442</text:p>
          </table:table-cell>
          <table:table-cell office:value-type="float" office:value="0.00850475168374">
            <text:p>0,0085047517</text:p>
          </table:table-cell>
          <table:table-cell/>
          <table:table-cell table:formula="of:=[.C212]/[.K$1]" office:value-type="float" office:value="0.016349494718083">
            <text:p>0,0163494947</text:p>
          </table:table-cell>
          <table:table-cell table:formula="of:=[.D212]/[.L$1]" office:value-type="float" office:value="0.510664151908579">
            <text:p>0,5106641519</text:p>
          </table:table-cell>
          <table:table-cell table:formula="of:=[.E212]/[.M$1]" office:value-type="float" office:value="0.0880218652396511">
            <text:p>0,0880218652</text:p>
          </table:table-cell>
          <table:table-cell table:number-columns-repeated="10"/>
        </table:table-row>
        <table:table-row table:style-name="ro1">
          <table:table-cell office:value-type="string">
            <text:p>собствен</text:p>
          </table:table-cell>
          <table:table-cell office:value-type="float" office:value="2">
            <text:p>2</text:p>
          </table:table-cell>
          <table:table-cell office:value-type="float" office:value="0.297614743613">
            <text:p>0,2976147436</text:p>
          </table:table-cell>
          <table:table-cell office:value-type="float" office:value="0.000252509258272">
            <text:p>0,0002525093</text:p>
          </table:table-cell>
          <table:table-cell office:value-type="float" office:value="0.00854138430557">
            <text:p>0,0085413843</text:p>
          </table:table-cell>
          <table:table-cell/>
          <table:table-cell table:formula="of:=[.C213]/[.K$1]" office:value-type="float" office:value="0.0192806028404372">
            <text:p>0,0192806028</text:p>
          </table:table-cell>
          <table:table-cell table:formula="of:=[.D213]/[.L$1]" office:value-type="float" office:value="0.510593575512429">
            <text:p>0,5105935755</text:p>
          </table:table-cell>
          <table:table-cell table:formula="of:=[.E213]/[.M$1]" office:value-type="float" office:value="0.0884010029055115">
            <text:p>0,0884010029</text:p>
          </table:table-cell>
          <table:table-cell table:number-columns-repeated="10"/>
        </table:table-row>
        <table:table-row table:style-name="ro1">
          <table:table-cell office:value-type="string">
            <text:p>пункт</text:p>
          </table:table-cell>
          <table:table-cell office:value-type="float" office:value="2">
            <text:p>2</text:p>
          </table:table-cell>
          <table:table-cell office:value-type="float" office:value="0.29940507301">
            <text:p>0,299405073</text:p>
          </table:table-cell>
          <table:table-cell office:value-type="float" office:value="0.000252503701381">
            <text:p>0,0002525037</text:p>
          </table:table-cell>
          <table:table-cell office:value-type="float" office:value="0.00669110895478">
            <text:p>0,006691109</text:p>
          </table:table-cell>
          <table:table-cell/>
          <table:table-cell table:formula="of:=[.C214]/[.K$1]" office:value-type="float" office:value="0.019396587114731">
            <text:p>0,0193965871</text:p>
          </table:table-cell>
          <table:table-cell table:formula="of:=[.D214]/[.L$1]" office:value-type="float" office:value="0.510582339041878">
            <text:p>0,510582339</text:p>
          </table:table-cell>
          <table:table-cell table:formula="of:=[.E214]/[.M$1]" office:value-type="float" office:value="0.0692511566031365">
            <text:p>0,0692511566</text:p>
          </table:table-cell>
          <table:table-cell table:number-columns-repeated="10"/>
        </table:table-row>
        <table:table-row table:style-name="ro1">
          <table:table-cell office:value-type="string">
            <text:p>нов</text:p>
          </table:table-cell>
          <table:table-cell office:value-type="float" office:value="2">
            <text:p>2</text:p>
          </table:table-cell>
          <table:table-cell office:value-type="float" office:value="0.404554686008">
            <text:p>0,404554686</text:p>
          </table:table-cell>
          <table:table-cell office:value-type="float" office:value="0.000252500260901">
            <text:p>0,0002525003</text:p>
          </table:table-cell>
          <table:table-cell office:value-type="float" office:value="0.00676472819324">
            <text:p>0,0067647282</text:p>
          </table:table-cell>
          <table:table-cell/>
          <table:table-cell table:formula="of:=[.C215]/[.K$1]" office:value-type="float" office:value="0.0262085746608734">
            <text:p>0,0262085747</text:p>
          </table:table-cell>
          <table:table-cell table:formula="of:=[.D215]/[.L$1]" office:value-type="float" office:value="0.510575382120787">
            <text:p>0,5105753821</text:p>
          </table:table-cell>
          <table:table-cell table:formula="of:=[.E215]/[.M$1]" office:value-type="float" office:value="0.0700130956846926">
            <text:p>0,0700130957</text:p>
          </table:table-cell>
          <table:table-cell table:number-columns-repeated="10"/>
        </table:table-row>
        <table:table-row table:style-name="ro2">
          <table:table-cell office:value-type="string">
            <text:p>существова</text:p>
          </table:table-cell>
          <table:table-cell office:value-type="float" office:value="1">
            <text:p>1</text:p>
          </table:table-cell>
          <table:table-cell office:value-type="float" office:value="0.526398645557">
            <text:p>0,5263986456</text:p>
          </table:table-cell>
          <table:table-cell office:value-type="float" office:value="0.000252475698094">
            <text:p>0,0002524757</text:p>
          </table:table-cell>
          <table:table-cell office:value-type="float" office:value="0.00668964423756">
            <text:p>0,0066896442</text:p>
          </table:table-cell>
          <table:table-cell/>
          <table:table-cell table:formula="of:=[.C216]/[.K$1]" office:value-type="float" office:value="0.034102084787594">
            <text:p>0,0341020848</text:p>
          </table:table-cell>
          <table:table-cell table:formula="of:=[.D216]/[.L$1]" office:value-type="float" office:value="0.510525714193612">
            <text:p>0,5105257142</text:p>
          </table:table-cell>
          <table:table-cell table:formula="of:=[.E216]/[.M$1]" office:value-type="float" office:value="0.0692359971785528">
            <text:p>0,0692359972</text:p>
          </table:table-cell>
          <table:table-cell table:number-columns-repeated="10"/>
        </table:table-row>
        <table:table-row table:style-name="ro1">
          <table:table-cell office:value-type="string">
            <text:p>высок</text:p>
          </table:table-cell>
          <table:table-cell office:value-type="float" office:value="1">
            <text:p>1</text:p>
          </table:table-cell>
          <table:table-cell office:value-type="float" office:value="0.606509636228">
            <text:p>0,6065096362</text:p>
          </table:table-cell>
          <table:table-cell office:value-type="float" office:value="0.000252458082967">
            <text:p>0,0002524581</text:p>
          </table:table-cell>
          <table:table-cell office:value-type="float" office:value="0.00674084339722">
            <text:p>0,0067408434</text:p>
          </table:table-cell>
          <table:table-cell/>
          <table:table-cell table:formula="of:=[.C217]/[.K$1]" office:value-type="float" office:value="0.0392919761737882">
            <text:p>0,0392919762</text:p>
          </table:table-cell>
          <table:table-cell table:formula="of:=[.D217]/[.L$1]" office:value-type="float" office:value="0.510490095021707">
            <text:p>0,510490095</text:p>
          </table:table-cell>
          <table:table-cell table:formula="of:=[.E217]/[.M$1]" office:value-type="float" office:value="0.0697658945464668">
            <text:p>0,0697658945</text:p>
          </table:table-cell>
          <table:table-cell table:number-columns-repeated="10"/>
        </table:table-row>
        <table:table-row table:style-name="ro1">
          <table:table-cell office:value-type="string">
            <text:p>результат</text:p>
          </table:table-cell>
          <table:table-cell office:value-type="float" office:value="2">
            <text:p>2</text:p>
          </table:table-cell>
          <table:table-cell office:value-type="float" office:value="0.211582804732">
            <text:p>0,2115828047</text:p>
          </table:table-cell>
          <table:table-cell office:value-type="float" office:value="0.000252448602493">
            <text:p>0,0002524486</text:p>
          </table:table-cell>
          <table:table-cell office:value-type="float" office:value="0.00684861617712">
            <text:p>0,0068486162</text:p>
          </table:table-cell>
          <table:table-cell/>
          <table:table-cell table:formula="of:=[.C218]/[.K$1]" office:value-type="float" office:value="0.0137071301521544">
            <text:p>0,0137071302</text:p>
          </table:table-cell>
          <table:table-cell table:formula="of:=[.D218]/[.L$1]" office:value-type="float" office:value="0.510470924757811">
            <text:p>0,5104709248</text:p>
          </table:table-cell>
          <table:table-cell table:formula="of:=[.E218]/[.M$1]" office:value-type="float" office:value="0.0708813134865632">
            <text:p>0,0708813135</text:p>
          </table:table-cell>
          <table:table-cell table:number-columns-repeated="10"/>
        </table:table-row>
        <table:table-row table:style-name="ro2">
          <table:table-cell office:value-type="string">
            <text:p>обсужда</text:p>
          </table:table-cell>
          <table:table-cell office:value-type="float" office:value="2">
            <text:p>2</text:p>
          </table:table-cell>
          <table:table-cell office:value-type="float" office:value="0.195492785499">
            <text:p>0,1954927855</text:p>
          </table:table-cell>
          <table:table-cell office:value-type="float" office:value="0.000252437512546">
            <text:p>0,0002524375</text:p>
          </table:table-cell>
          <table:table-cell office:value-type="float" office:value="0.0067429609252">
            <text:p>0,0067429609</text:p>
          </table:table-cell>
          <table:table-cell/>
          <table:table-cell table:formula="of:=[.C219]/[.K$1]" office:value-type="float" office:value="0.0126647581689644">
            <text:p>0,0126647582</text:p>
          </table:table-cell>
          <table:table-cell table:formula="of:=[.D219]/[.L$1]" office:value-type="float" office:value="0.510448500012954">
            <text:p>0,5104485</text:p>
          </table:table-cell>
          <table:table-cell table:formula="of:=[.E219]/[.M$1]" office:value-type="float" office:value="0.0697878103847449">
            <text:p>0,0697878104</text:p>
          </table:table-cell>
          <table:table-cell table:number-columns-repeated="10"/>
        </table:table-row>
        <table:table-row table:style-name="ro1">
          <table:table-cell office:value-type="string">
            <text:p>люд</text:p>
          </table:table-cell>
          <table:table-cell office:value-type="float" office:value="2">
            <text:p>2</text:p>
          </table:table-cell>
          <table:table-cell office:value-type="float" office:value="0.350308895467">
            <text:p>0,3503088955</text:p>
          </table:table-cell>
          <table:table-cell office:value-type="float" office:value="0.00025243205565">
            <text:p>0,0002524321</text:p>
          </table:table-cell>
          <table:table-cell office:value-type="float" office:value="0.00687352403995">
            <text:p>0,006873524</text:p>
          </table:table-cell>
          <table:table-cell/>
          <table:table-cell table:formula="of:=[.C220]/[.K$1]" office:value-type="float" office:value="0.0226943282546316">
            <text:p>0,0226943283</text:p>
          </table:table-cell>
          <table:table-cell table:formula="of:=[.D220]/[.L$1]" office:value-type="float" office:value="0.510437465740155">
            <text:p>0,5104374657</text:p>
          </table:table-cell>
          <table:table-cell table:formula="of:=[.E220]/[.M$1]" office:value-type="float" office:value="0.0711391030878306">
            <text:p>0,0711391031</text:p>
          </table:table-cell>
          <table:table-cell table:number-columns-repeated="10"/>
        </table:table-row>
        <table:table-row table:style-name="ro1">
          <table:table-cell office:value-type="string">
            <text:p>жертв</text:p>
          </table:table-cell>
          <table:table-cell office:value-type="float" office:value="1">
            <text:p>1</text:p>
          </table:table-cell>
          <table:table-cell office:value-type="float" office:value="0.477475486899">
            <text:p>0,4774754869</text:p>
          </table:table-cell>
          <table:table-cell office:value-type="float" office:value="0.000252432032822">
            <text:p>0,000252432</text:p>
          </table:table-cell>
          <table:table-cell office:value-type="float" office:value="0.00675462768003">
            <text:p>0,0067546277</text:p>
          </table:table-cell>
          <table:table-cell/>
          <table:table-cell table:formula="of:=[.C221]/[.K$1]" office:value-type="float" office:value="0.0309326585006652">
            <text:p>0,0309326585</text:p>
          </table:table-cell>
          <table:table-cell table:formula="of:=[.D221]/[.L$1]" office:value-type="float" office:value="0.510437419580144">
            <text:p>0,5104374196</text:p>
          </table:table-cell>
          <table:table-cell table:formula="of:=[.E221]/[.M$1]" office:value-type="float" office:value="0.069908558121965">
            <text:p>0,0699085581</text:p>
          </table:table-cell>
          <table:table-cell table:number-columns-repeated="10"/>
        </table:table-row>
        <table:table-row table:style-name="ro2">
          <table:table-cell office:value-type="string">
            <text:p>идеологическ</text:p>
          </table:table-cell>
          <table:table-cell office:value-type="float" office:value="1">
            <text:p>1</text:p>
          </table:table-cell>
          <table:table-cell office:value-type="float" office:value="0.620515622875">
            <text:p>0,6205156229</text:p>
          </table:table-cell>
          <table:table-cell office:value-type="float" office:value="0.000252422521841">
            <text:p>0,0002524225</text:p>
          </table:table-cell>
          <table:table-cell office:value-type="float" office:value="0.00686043869692">
            <text:p>0,0068604387</text:p>
          </table:table-cell>
          <table:table-cell/>
          <table:table-cell table:formula="of:=[.C222]/[.K$1]" office:value-type="float" office:value="0.0401993366850686">
            <text:p>0,0401993367</text:p>
          </table:table-cell>
          <table:table-cell table:formula="of:=[.D222]/[.L$1]" office:value-type="float" office:value="0.510418187628696">
            <text:p>0,5104181876</text:p>
          </table:table-cell>
          <table:table-cell table:formula="of:=[.E222]/[.M$1]" office:value-type="float" office:value="0.0710036733488291">
            <text:p>0,0710036733</text:p>
          </table:table-cell>
          <table:table-cell table:number-columns-repeated="10"/>
        </table:table-row>
        <table:table-row table:style-name="ro2">
          <table:table-cell office:value-type="string">
            <text:p>обосновыва</text:p>
          </table:table-cell>
          <table:table-cell office:value-type="float" office:value="2">
            <text:p>2</text:p>
          </table:table-cell>
          <table:table-cell office:value-type="float" office:value="0.171477733429">
            <text:p>0,1714777334</text:p>
          </table:table-cell>
          <table:table-cell office:value-type="float" office:value="0.00025242137445">
            <text:p>0,0002524214</text:p>
          </table:table-cell>
          <table:table-cell office:value-type="float" office:value="0.00678734392722">
            <text:p>0,0067873439</text:p>
          </table:table-cell>
          <table:table-cell/>
          <table:table-cell table:formula="of:=[.C223]/[.K$1]" office:value-type="float" office:value="0.0111089727413574">
            <text:p>0,0111089727</text:p>
          </table:table-cell>
          <table:table-cell table:formula="of:=[.D223]/[.L$1]" office:value-type="float" office:value="0.510415867513872">
            <text:p>0,5104158675</text:p>
          </table:table-cell>
          <table:table-cell table:formula="of:=[.E223]/[.M$1]" office:value-type="float" office:value="0.0702471623761975">
            <text:p>0,0702471624</text:p>
          </table:table-cell>
          <table:table-cell table:number-columns-repeated="10"/>
        </table:table-row>
        <table:table-row table:style-name="ro1">
          <table:table-cell office:value-type="string">
            <text:p>накоплен</text:p>
          </table:table-cell>
          <table:table-cell office:value-type="float" office:value="2">
            <text:p>2</text:p>
          </table:table-cell>
          <table:table-cell office:value-type="float" office:value="0.335312988079">
            <text:p>0,3353129881</text:p>
          </table:table-cell>
          <table:table-cell office:value-type="float" office:value="0.00025240283717">
            <text:p>0,0002524028</text:p>
          </table:table-cell>
          <table:table-cell office:value-type="float" office:value="0.00688204979647">
            <text:p>0,0068820498</text:p>
          </table:table-cell>
          <table:table-cell/>
          <table:table-cell table:formula="of:=[.C224]/[.K$1]" office:value-type="float" office:value="0.0217228369532599">
            <text:p>0,021722837</text:p>
          </table:table-cell>
          <table:table-cell table:formula="of:=[.D224]/[.L$1]" office:value-type="float" office:value="0.51037838367609">
            <text:p>0,5103783837</text:p>
          </table:table-cell>
          <table:table-cell table:formula="of:=[.E224]/[.M$1]" office:value-type="float" office:value="0.0712273423474088">
            <text:p>0,0712273423</text:p>
          </table:table-cell>
          <table:table-cell table:number-columns-repeated="10"/>
        </table:table-row>
        <table:table-row table:style-name="ro2">
          <table:table-cell office:value-type="string">
            <text:p>зат</text:p>
          </table:table-cell>
          <table:table-cell office:value-type="float" office:value="1">
            <text:p>1</text:p>
          </table:table-cell>
          <table:table-cell office:value-type="float" office:value="0.518428901263">
            <text:p>0,5184289013</text:p>
          </table:table-cell>
          <table:table-cell office:value-type="float" office:value="0.000252398583781">
            <text:p>0,0002523986</text:p>
          </table:table-cell>
          <table:table-cell office:value-type="float" office:value="0.00681944140893">
            <text:p>0,0068194414</text:p>
          </table:table-cell>
          <table:table-cell/>
          <table:table-cell table:formula="of:=[.C225]/[.K$1]" office:value-type="float" office:value="0.0335857747667696">
            <text:p>0,0335857748</text:p>
          </table:table-cell>
          <table:table-cell table:formula="of:=[.D225]/[.L$1]" office:value-type="float" office:value="0.51036978298908">
            <text:p>0,510369783</text:p>
          </table:table-cell>
          <table:table-cell table:formula="of:=[.E225]/[.M$1]" office:value-type="float" office:value="0.0705793625761177">
            <text:p>0,0705793626</text:p>
          </table:table-cell>
          <table:table-cell table:number-columns-repeated="10"/>
        </table:table-row>
        <table:table-row table:style-name="ro1">
          <table:table-cell office:value-type="string">
            <text:p>теор</text:p>
          </table:table-cell>
          <table:table-cell office:value-type="float" office:value="1">
            <text:p>1</text:p>
          </table:table-cell>
          <table:table-cell office:value-type="float" office:value="0.434909423187">
            <text:p>0,4349094232</text:p>
          </table:table-cell>
          <table:table-cell office:value-type="float" office:value="0.000252394641505">
            <text:p>0,0002523946</text:p>
          </table:table-cell>
          <table:table-cell office:value-type="float" office:value="0.00689606787876">
            <text:p>0,0068960679</text:p>
          </table:table-cell>
          <table:table-cell/>
          <table:table-cell table:formula="of:=[.C226]/[.K$1]" office:value-type="float" office:value="0.0281750687423467">
            <text:p>0,0281750687</text:p>
          </table:table-cell>
          <table:table-cell table:formula="of:=[.D226]/[.L$1]" office:value-type="float" office:value="0.51036181139702">
            <text:p>0,5103618114</text:p>
          </table:table-cell>
          <table:table-cell table:formula="of:=[.E226]/[.M$1]" office:value-type="float" office:value="0.0713724256838932">
            <text:p>0,0713724257</text:p>
          </table:table-cell>
          <table:table-cell table:number-columns-repeated="10"/>
        </table:table-row>
        <table:table-row table:style-name="ro2">
          <table:table-cell office:value-type="string">
            <text:p>однак</text:p>
          </table:table-cell>
          <table:table-cell office:value-type="float" office:value="2">
            <text:p>2</text:p>
          </table:table-cell>
          <table:table-cell office:value-type="float" office:value="0.241200453559">
            <text:p>0,2412004536</text:p>
          </table:table-cell>
          <table:table-cell office:value-type="float" office:value="0.000252387164293">
            <text:p>0,0002523872</text:p>
          </table:table-cell>
          <table:table-cell office:value-type="float" office:value="0.00676694364578">
            <text:p>0,0067669436</text:p>
          </table:table-cell>
          <table:table-cell/>
          <table:table-cell table:formula="of:=[.C227]/[.K$1]" office:value-type="float" office:value="0.0156258728769553">
            <text:p>0,0156258729</text:p>
          </table:table-cell>
          <table:table-cell table:formula="of:=[.D227]/[.L$1]" office:value-type="float" office:value="0.510346691886408">
            <text:p>0,5103466919</text:p>
          </table:table-cell>
          <table:table-cell table:formula="of:=[.E227]/[.M$1]" office:value-type="float" office:value="0.0700360250155153">
            <text:p>0,070036025</text:p>
          </table:table-cell>
          <table:table-cell table:number-columns-repeated="10"/>
        </table:table-row>
        <table:table-row table:style-name="ro2">
          <table:table-cell office:value-type="string">
            <text:p>действительн</text:p>
          </table:table-cell>
          <table:table-cell office:value-type="float" office:value="1">
            <text:p>1</text:p>
          </table:table-cell>
          <table:table-cell office:value-type="float" office:value="0.565322345267">
            <text:p>0,5653223453</text:p>
          </table:table-cell>
          <table:table-cell office:value-type="float" office:value="0.000252380307113">
            <text:p>0,0002523803</text:p>
          </table:table-cell>
          <table:table-cell office:value-type="float" office:value="0.00674121011273">
            <text:p>0,0067412101</text:p>
          </table:table-cell>
          <table:table-cell/>
          <table:table-cell table:formula="of:=[.C228]/[.K$1]" office:value-type="float" office:value="0.0366237085017901">
            <text:p>0,0366237085</text:p>
          </table:table-cell>
          <table:table-cell table:formula="of:=[.D228]/[.L$1]" office:value-type="float" office:value="0.510332826129255">
            <text:p>0,5103328261</text:p>
          </table:table-cell>
          <table:table-cell table:formula="of:=[.E228]/[.M$1]" office:value-type="float" office:value="0.0697696899521885">
            <text:p>0,06976969</text:p>
          </table:table-cell>
          <table:table-cell table:number-columns-repeated="10"/>
        </table:table-row>
        <table:table-row table:style-name="ro2">
          <table:table-cell office:value-type="string">
            <text:p>степен</text:p>
          </table:table-cell>
          <table:table-cell office:value-type="float" office:value="1">
            <text:p>1</text:p>
          </table:table-cell>
          <table:table-cell office:value-type="float" office:value="0.507945671063">
            <text:p>0,5079456711</text:p>
          </table:table-cell>
          <table:table-cell office:value-type="float" office:value="0.000252353437401">
            <text:p>0,0002523534</text:p>
          </table:table-cell>
          <table:table-cell office:value-type="float" office:value="0.00689322036765">
            <text:p>0,0068932204</text:p>
          </table:table-cell>
          <table:table-cell/>
          <table:table-cell table:formula="of:=[.C229]/[.K$1]" office:value-type="float" office:value="0.0329066316721859">
            <text:p>0,0329066317</text:p>
          </table:table-cell>
          <table:table-cell table:formula="of:=[.D229]/[.L$1]" office:value-type="float" office:value="0.510278493458774">
            <text:p>0,5102784935</text:p>
          </table:table-cell>
          <table:table-cell table:formula="of:=[.E229]/[.M$1]" office:value-type="float" office:value="0.0713429547188947">
            <text:p>0,0713429547</text:p>
          </table:table-cell>
          <table:table-cell table:number-columns-repeated="10"/>
        </table:table-row>
        <table:table-row table:style-name="ro1">
          <table:table-cell office:value-type="string">
            <text:p>неограничен</text:p>
          </table:table-cell>
          <table:table-cell office:value-type="float" office:value="2">
            <text:p>2</text:p>
          </table:table-cell>
          <table:table-cell office:value-type="float" office:value="0.317581223104">
            <text:p>0,3175812231</text:p>
          </table:table-cell>
          <table:table-cell office:value-type="float" office:value="0.000252348358382">
            <text:p>0,0002523484</text:p>
          </table:table-cell>
          <table:table-cell office:value-type="float" office:value="0.00506288639977">
            <text:p>0,0050628864</text:p>
          </table:table-cell>
          <table:table-cell/>
          <table:table-cell table:formula="of:=[.C230]/[.K$1]" office:value-type="float" office:value="0.0205741065039797">
            <text:p>0,0205741065</text:p>
          </table:table-cell>
          <table:table-cell table:formula="of:=[.D230]/[.L$1]" office:value-type="float" office:value="0.510268223282983">
            <text:p>0,5102682233</text:p>
          </table:table-cell>
          <table:table-cell table:formula="of:=[.E230]/[.M$1]" office:value-type="float" office:value="0.0523994963023121">
            <text:p>0,0523994963</text:p>
          </table:table-cell>
          <table:table-cell table:number-columns-repeated="10"/>
        </table:table-row>
        <table:table-row table:style-name="ro1">
          <table:table-cell office:value-type="string">
            <text:p>быстр</text:p>
          </table:table-cell>
          <table:table-cell office:value-type="float" office:value="2">
            <text:p>2</text:p>
          </table:table-cell>
          <table:table-cell office:value-type="float" office:value="0.126263823943">
            <text:p>0,1262638239</text:p>
          </table:table-cell>
          <table:table-cell office:value-type="float" office:value="0.000252341790192">
            <text:p>0,0002523418</text:p>
          </table:table-cell>
          <table:table-cell office:value-type="float" office:value="0.00684363867189">
            <text:p>0,0068436387</text:p>
          </table:table-cell>
          <table:table-cell/>
          <table:table-cell table:formula="of:=[.C231]/[.K$1]" office:value-type="float" office:value="0.0081798455715133">
            <text:p>0,0081798456</text:p>
          </table:table-cell>
          <table:table-cell table:formula="of:=[.D231]/[.L$1]" office:value-type="float" office:value="0.510254941886334">
            <text:p>0,5102549419</text:p>
          </table:table-cell>
          <table:table-cell table:formula="of:=[.E231]/[.M$1]" office:value-type="float" office:value="0.0708297976621303">
            <text:p>0,0708297977</text:p>
          </table:table-cell>
          <table:table-cell table:number-columns-repeated="10"/>
        </table:table-row>
        <table:table-row table:style-name="ro1">
          <table:table-cell office:value-type="string">
            <text:p>рабоч</text:p>
          </table:table-cell>
          <table:table-cell office:value-type="float" office:value="1">
            <text:p>1</text:p>
          </table:table-cell>
          <table:table-cell office:value-type="float" office:value="0.506864099948">
            <text:p>0,5068640999</text:p>
          </table:table-cell>
          <table:table-cell office:value-type="float" office:value="0.000252334729731">
            <text:p>0,0002523347</text:p>
          </table:table-cell>
          <table:table-cell office:value-type="float" office:value="0.00684848971067">
            <text:p>0,0068484897</text:p>
          </table:table-cell>
          <table:table-cell/>
          <table:table-cell table:formula="of:=[.C232]/[.K$1]" office:value-type="float" office:value="0.0328365634260404">
            <text:p>0,0328365634</text:p>
          </table:table-cell>
          <table:table-cell table:formula="of:=[.D232]/[.L$1]" office:value-type="float" office:value="0.510240665079014">
            <text:p>0,5102406651</text:p>
          </table:table-cell>
          <table:table-cell table:formula="of:=[.E232]/[.M$1]" office:value-type="float" office:value="0.0708800045932253">
            <text:p>0,0708800046</text:p>
          </table:table-cell>
          <table:table-cell table:number-columns-repeated="10"/>
        </table:table-row>
        <table:table-row table:style-name="ro1">
          <table:table-cell office:value-type="string">
            <text:p>соображен</text:p>
          </table:table-cell>
          <table:table-cell office:value-type="float" office:value="2">
            <text:p>2</text:p>
          </table:table-cell>
          <table:table-cell office:value-type="float" office:value="0.241504474664">
            <text:p>0,2415044747</text:p>
          </table:table-cell>
          <table:table-cell office:value-type="float" office:value="0.000252332095915">
            <text:p>0,0002523321</text:p>
          </table:table-cell>
          <table:table-cell office:value-type="float" office:value="0.00676092337133">
            <text:p>0,0067609234</text:p>
          </table:table-cell>
          <table:table-cell/>
          <table:table-cell table:formula="of:=[.C233]/[.K$1]" office:value-type="float" office:value="0.0156455685079898">
            <text:p>0,0156455685</text:p>
          </table:table-cell>
          <table:table-cell table:formula="of:=[.D233]/[.L$1]" office:value-type="float" office:value="0.51023533929596">
            <text:p>0,5102353393</text:p>
          </table:table-cell>
          <table:table-cell table:formula="of:=[.E233]/[.M$1]" office:value-type="float" office:value="0.0699737168134596">
            <text:p>0,0699737168</text:p>
          </table:table-cell>
          <table:table-cell table:number-columns-repeated="10"/>
        </table:table-row>
        <table:table-row table:style-name="ro2">
          <table:table-cell office:value-type="string">
            <text:p>давн</text:p>
          </table:table-cell>
          <table:table-cell office:value-type="float" office:value="1">
            <text:p>1</text:p>
          </table:table-cell>
          <table:table-cell office:value-type="float" office:value="0.36982092084">
            <text:p>0,3698209208</text:p>
          </table:table-cell>
          <table:table-cell office:value-type="float" office:value="0.000252325826047">
            <text:p>0,0002523258</text:p>
          </table:table-cell>
          <table:table-cell office:value-type="float" office:value="0.00669829589405">
            <text:p>0,0066982959</text:p>
          </table:table-cell>
          <table:table-cell/>
          <table:table-cell table:formula="of:=[.C234]/[.K$1]" office:value-type="float" office:value="0.0239583906705667">
            <text:p>0,0239583907</text:p>
          </table:table-cell>
          <table:table-cell table:formula="of:=[.D234]/[.L$1]" office:value-type="float" office:value="0.510222661129852">
            <text:p>0,5102226611</text:p>
          </table:table-cell>
          <table:table-cell table:formula="of:=[.E234]/[.M$1]" office:value-type="float" office:value="0.069325539468555">
            <text:p>0,0693255395</text:p>
          </table:table-cell>
          <table:table-cell table:number-columns-repeated="10"/>
        </table:table-row>
        <table:table-row table:style-name="ro1">
          <table:table-cell office:value-type="string">
            <text:p>мер</text:p>
          </table:table-cell>
          <table:table-cell office:value-type="float" office:value="2">
            <text:p>2</text:p>
          </table:table-cell>
          <table:table-cell office:value-type="float" office:value="0.316117813973">
            <text:p>0,316117814</text:p>
          </table:table-cell>
          <table:table-cell office:value-type="float" office:value="0.000252325748475">
            <text:p>0,0002523257</text:p>
          </table:table-cell>
          <table:table-cell office:value-type="float" office:value="0.00693118687292">
            <text:p>0,0069311869</text:p>
          </table:table-cell>
          <table:table-cell/>
          <table:table-cell table:formula="of:=[.C235]/[.K$1]" office:value-type="float" office:value="0.020479301354526">
            <text:p>0,0204793014</text:p>
          </table:table-cell>
          <table:table-cell table:formula="of:=[.D235]/[.L$1]" office:value-type="float" office:value="0.510222504273169">
            <text:p>0,5102225043</text:p>
          </table:table-cell>
          <table:table-cell table:formula="of:=[.E235]/[.M$1]" office:value-type="float" office:value="0.0717358977153241">
            <text:p>0,0717358977</text:p>
          </table:table-cell>
          <table:table-cell table:number-columns-repeated="10"/>
        </table:table-row>
        <table:table-row table:style-name="ro1">
          <table:table-cell office:value-type="string">
            <text:p>разделен</text:p>
          </table:table-cell>
          <table:table-cell office:value-type="float" office:value="2">
            <text:p>2</text:p>
          </table:table-cell>
          <table:table-cell office:value-type="float" office:value="0.200810944083">
            <text:p>0,2008109441</text:p>
          </table:table-cell>
          <table:table-cell office:value-type="float" office:value="0.000252323530665">
            <text:p>0,0002523235</text:p>
          </table:table-cell>
          <table:table-cell office:value-type="float" office:value="0.00685195974769">
            <text:p>0,0068519597</text:p>
          </table:table-cell>
          <table:table-cell/>
          <table:table-cell table:formula="of:=[.C236]/[.K$1]" office:value-type="float" office:value="0.0130092884911379">
            <text:p>0,0130092885</text:p>
          </table:table-cell>
          <table:table-cell table:formula="of:=[.D236]/[.L$1]" office:value-type="float" office:value="0.510218019686958">
            <text:p>0,5102180197</text:p>
          </table:table-cell>
          <table:table-cell table:formula="of:=[.E236]/[.M$1]" office:value-type="float" office:value="0.0709159185319632">
            <text:p>0,0709159185</text:p>
          </table:table-cell>
          <table:table-cell table:number-columns-repeated="10"/>
        </table:table-row>
        <table:table-row table:style-name="ro2">
          <table:table-cell office:value-type="string">
            <text:p>максимальн</text:p>
          </table:table-cell>
          <table:table-cell office:value-type="float" office:value="2">
            <text:p>2</text:p>
          </table:table-cell>
          <table:table-cell office:value-type="float" office:value="0.269522173766">
            <text:p>0,2695221738</text:p>
          </table:table-cell>
          <table:table-cell office:value-type="float" office:value="0.000252318150353">
            <text:p>0,0002523182</text:p>
          </table:table-cell>
          <table:table-cell office:value-type="float" office:value="0.00510682311613">
            <text:p>0,0051068231</text:p>
          </table:table-cell>
          <table:table-cell/>
          <table:table-cell table:formula="of:=[.C237]/[.K$1]" office:value-type="float" office:value="0.0174606604699356">
            <text:p>0,0174606605</text:p>
          </table:table-cell>
          <table:table-cell table:formula="of:=[.D237]/[.L$1]" office:value-type="float" office:value="0.51020714027303">
            <text:p>0,5102071403</text:p>
          </table:table-cell>
          <table:table-cell table:formula="of:=[.E237]/[.M$1]" office:value-type="float" office:value="0.0528542293586466">
            <text:p>0,0528542294</text:p>
          </table:table-cell>
          <table:table-cell table:number-columns-repeated="10"/>
        </table:table-row>
        <table:table-row table:style-name="ro2">
          <table:table-cell office:value-type="string">
            <text:p>линейн</text:p>
          </table:table-cell>
          <table:table-cell office:value-type="float" office:value="2">
            <text:p>2</text:p>
          </table:table-cell>
          <table:table-cell office:value-type="float" office:value="0.204887005415">
            <text:p>0,2048870054</text:p>
          </table:table-cell>
          <table:table-cell office:value-type="float" office:value="0.000252301214124">
            <text:p>0,0002523012</text:p>
          </table:table-cell>
          <table:table-cell office:value-type="float" office:value="0.00675182826473">
            <text:p>0,0067518283</text:p>
          </table:table-cell>
          <table:table-cell/>
          <table:table-cell table:formula="of:=[.C238]/[.K$1]" office:value-type="float" office:value="0.0132733510800456">
            <text:p>0,0132733511</text:p>
          </table:table-cell>
          <table:table-cell table:formula="of:=[.D238]/[.L$1]" office:value-type="float" office:value="0.510172893886264">
            <text:p>0,5101728939</text:p>
          </table:table-cell>
          <table:table-cell table:formula="of:=[.E238]/[.M$1]" office:value-type="float" office:value="0.06987958493551">
            <text:p>0,0698795849</text:p>
          </table:table-cell>
          <table:table-cell table:number-columns-repeated="10"/>
        </table:table-row>
        <table:table-row table:style-name="ro2">
          <table:table-cell office:value-type="string">
            <text:p>обычн</text:p>
          </table:table-cell>
          <table:table-cell office:value-type="float" office:value="2">
            <text:p>2</text:p>
          </table:table-cell>
          <table:table-cell office:value-type="float" office:value="0.257669388857">
            <text:p>0,2576693889</text:p>
          </table:table-cell>
          <table:table-cell office:value-type="float" office:value="0.000252296954708">
            <text:p>0,000252297</text:p>
          </table:table-cell>
          <table:table-cell office:value-type="float" office:value="0.0050731490944">
            <text:p>0,0050731491</text:p>
          </table:table-cell>
          <table:table-cell/>
          <table:table-cell table:formula="of:=[.C239]/[.K$1]" office:value-type="float" office:value="0.0166927924684742">
            <text:p>0,0166927925</text:p>
          </table:table-cell>
          <table:table-cell table:formula="of:=[.D239]/[.L$1]" office:value-type="float" office:value="0.510164281012186">
            <text:p>0,510164281</text:p>
          </table:table-cell>
          <table:table-cell table:formula="of:=[.E239]/[.M$1]" office:value-type="float" office:value="0.0525057123985968">
            <text:p>0,0525057124</text:p>
          </table:table-cell>
          <table:table-cell table:number-columns-repeated="10"/>
        </table:table-row>
        <table:table-row table:style-name="ro2">
          <table:table-cell office:value-type="string">
            <text:p>современ</text:p>
          </table:table-cell>
          <table:table-cell office:value-type="float" office:value="2">
            <text:p>2</text:p>
          </table:table-cell>
          <table:table-cell office:value-type="float" office:value="0.157627050443">
            <text:p>0,1576270504</text:p>
          </table:table-cell>
          <table:table-cell office:value-type="float" office:value="0.000252295825257">
            <text:p>0,0002522958</text:p>
          </table:table-cell>
          <table:table-cell office:value-type="float" office:value="0.00673651544297">
            <text:p>0,0067365154</text:p>
          </table:table-cell>
          <table:table-cell/>
          <table:table-cell table:formula="of:=[.C240]/[.K$1]" office:value-type="float" office:value="0.0102116733855529">
            <text:p>0,0102116734</text:p>
          </table:table-cell>
          <table:table-cell table:formula="of:=[.D240]/[.L$1]" office:value-type="float" office:value="0.510161997173453">
            <text:p>0,5101619972</text:p>
          </table:table-cell>
          <table:table-cell table:formula="of:=[.E240]/[.M$1]" office:value-type="float" office:value="0.0697211013978925">
            <text:p>0,0697211014</text:p>
          </table:table-cell>
          <table:table-cell table:number-columns-repeated="10"/>
        </table:table-row>
        <table:table-row table:style-name="ro1">
          <table:table-cell office:value-type="string">
            <text:p>дела</text:p>
          </table:table-cell>
          <table:table-cell office:value-type="float" office:value="2">
            <text:p>2</text:p>
          </table:table-cell>
          <table:table-cell office:value-type="float" office:value="0.217655096727">
            <text:p>0,2176550967</text:p>
          </table:table-cell>
          <table:table-cell office:value-type="float" office:value="0.000252288753258">
            <text:p>0,0002522888</text:p>
          </table:table-cell>
          <table:table-cell office:value-type="float" office:value="0.00680389428747">
            <text:p>0,0068038943</text:p>
          </table:table-cell>
          <table:table-cell/>
          <table:table-cell table:formula="of:=[.C241]/[.K$1]" office:value-type="float" office:value="0.0141005160740528">
            <text:p>0,0141005161</text:p>
          </table:table-cell>
          <table:table-cell table:formula="of:=[.D241]/[.L$1]" office:value-type="float" office:value="0.51014769703539">
            <text:p>0,510147697</text:p>
          </table:table-cell>
          <table:table-cell table:formula="of:=[.E241]/[.M$1]" office:value-type="float" office:value="0.0704184541003731">
            <text:p>0,0704184541</text:p>
          </table:table-cell>
          <table:table-cell table:number-columns-repeated="10"/>
        </table:table-row>
        <table:table-row table:style-name="ro2">
          <table:table-cell office:value-type="string">
            <text:p>кром</text:p>
          </table:table-cell>
          <table:table-cell office:value-type="float" office:value="2">
            <text:p>2</text:p>
          </table:table-cell>
          <table:table-cell office:value-type="float" office:value="0.215733167876">
            <text:p>0,2157331679</text:p>
          </table:table-cell>
          <table:table-cell office:value-type="float" office:value="0.000252282893812">
            <text:p>0,0002522829</text:p>
          </table:table-cell>
          <table:table-cell office:value-type="float" office:value="0.00686227676346">
            <text:p>0,0068622768</text:p>
          </table:table-cell>
          <table:table-cell/>
          <table:table-cell table:formula="of:=[.C242]/[.K$1]" office:value-type="float" office:value="0.0139760062919975">
            <text:p>0,0139760063</text:p>
          </table:table-cell>
          <table:table-cell table:formula="of:=[.D242]/[.L$1]" office:value-type="float" office:value="0.510135848774838">
            <text:p>0,5101358488</text:p>
          </table:table-cell>
          <table:table-cell table:formula="of:=[.E242]/[.M$1]" office:value-type="float" office:value="0.0710226968372626">
            <text:p>0,0710226968</text:p>
          </table:table-cell>
          <table:table-cell table:number-columns-repeated="10"/>
        </table:table-row>
        <table:table-row table:style-name="ro2">
          <table:table-cell office:value-type="string">
            <text:p>вниман</text:p>
          </table:table-cell>
          <table:table-cell office:value-type="float" office:value="2">
            <text:p>2</text:p>
          </table:table-cell>
          <table:table-cell office:value-type="float" office:value="0.14786008514">
            <text:p>0,1478600851</text:p>
          </table:table-cell>
          <table:table-cell office:value-type="float" office:value="0.000252280155929">
            <text:p>0,0002522802</text:p>
          </table:table-cell>
          <table:table-cell office:value-type="float" office:value="0.00682921740037">
            <text:p>0,0068292174</text:p>
          </table:table-cell>
          <table:table-cell/>
          <table:table-cell table:formula="of:=[.C243]/[.K$1]" office:value-type="float" office:value="0.00957893262588029">
            <text:p>0,0095789326</text:p>
          </table:table-cell>
          <table:table-cell table:formula="of:=[.D243]/[.L$1]" office:value-type="float" office:value="0.510130312560128">
            <text:p>0,5101303126</text:p>
          </table:table-cell>
          <table:table-cell table:formula="of:=[.E243]/[.M$1]" office:value-type="float" office:value="0.0706805414268489">
            <text:p>0,0706805414</text:p>
          </table:table-cell>
          <table:table-cell table:number-columns-repeated="10"/>
        </table:table-row>
        <table:table-row table:style-name="ro2">
          <table:table-cell office:value-type="string">
            <text:p>out</text:p>
          </table:table-cell>
          <table:table-cell office:value-type="float" office:value="1">
            <text:p>1</text:p>
          </table:table-cell>
          <table:table-cell office:value-type="float" office:value="0.50607784769">
            <text:p>0,5060778477</text:p>
          </table:table-cell>
          <table:table-cell office:value-type="float" office:value="0.000252274714937">
            <text:p>0,0002522747</text:p>
          </table:table-cell>
          <table:table-cell office:value-type="float" office:value="0.00678781584112">
            <text:p>0,0067878158</text:p>
          </table:table-cell>
          <table:table-cell/>
          <table:table-cell table:formula="of:=[.C244]/[.K$1]" office:value-type="float" office:value="0.0327856270465625">
            <text:p>0,032785627</text:p>
          </table:table-cell>
          <table:table-cell table:formula="of:=[.D244]/[.L$1]" office:value-type="float" office:value="0.510119310446468">
            <text:p>0,5101193104</text:p>
          </table:table-cell>
          <table:table-cell table:formula="of:=[.E244]/[.M$1]" office:value-type="float" office:value="0.0702520465566245">
            <text:p>0,0702520466</text:p>
          </table:table-cell>
          <table:table-cell table:number-columns-repeated="10"/>
        </table:table-row>
        <table:table-row table:style-name="ro2">
          <table:table-cell office:value-type="string">
            <text:p>разрабатыва</text:p>
          </table:table-cell>
          <table:table-cell office:value-type="float" office:value="1">
            <text:p>1</text:p>
          </table:table-cell>
          <table:table-cell office:value-type="float" office:value="0.546515734959">
            <text:p>0,546515735</text:p>
          </table:table-cell>
          <table:table-cell office:value-type="float" office:value="0.000252267236974">
            <text:p>0,0002522672</text:p>
          </table:table-cell>
          <table:table-cell office:value-type="float" office:value="0.00672832966742">
            <text:p>0,0067283297</text:p>
          </table:table-cell>
          <table:table-cell/>
          <table:table-cell table:formula="of:=[.C245]/[.K$1]" office:value-type="float" office:value="0.0354053455278276">
            <text:p>0,0354053455</text:p>
          </table:table-cell>
          <table:table-cell table:formula="of:=[.D245]/[.L$1]" office:value-type="float" office:value="0.510104189417275">
            <text:p>0,5101041894</text:p>
          </table:table-cell>
          <table:table-cell table:formula="of:=[.E245]/[.M$1]" office:value-type="float" office:value="0.0696363808488233">
            <text:p>0,0696363808</text:p>
          </table:table-cell>
          <table:table-cell table:number-columns-repeated="10"/>
        </table:table-row>
        <table:table-row table:style-name="ro1">
          <table:table-cell office:value-type="string">
            <text:p>происходя</text:p>
          </table:table-cell>
          <table:table-cell office:value-type="float" office:value="2">
            <text:p>2</text:p>
          </table:table-cell>
          <table:table-cell office:value-type="float" office:value="0.223037982">
            <text:p>0,223037982</text:p>
          </table:table-cell>
          <table:table-cell office:value-type="float" office:value="0.000252264818449">
            <text:p>0,0002522648</text:p>
          </table:table-cell>
          <table:table-cell office:value-type="float" office:value="0.0067686880505">
            <text:p>0,0067686881</text:p>
          </table:table-cell>
          <table:table-cell/>
          <table:table-cell table:formula="of:=[.C246]/[.K$1]" office:value-type="float" office:value="0.0144492396346682">
            <text:p>0,0144492396</text:p>
          </table:table-cell>
          <table:table-cell table:formula="of:=[.D246]/[.L$1]" office:value-type="float" office:value="0.510099298969552">
            <text:p>0,510099299</text:p>
          </table:table-cell>
          <table:table-cell table:formula="of:=[.E246]/[.M$1]" office:value-type="float" office:value="0.0700540791296031">
            <text:p>0,0700540791</text:p>
          </table:table-cell>
          <table:table-cell table:number-columns-repeated="10"/>
        </table:table-row>
        <table:table-row table:style-name="ro2">
          <table:table-cell office:value-type="string">
            <text:p>последн</text:p>
          </table:table-cell>
          <table:table-cell office:value-type="float" office:value="2">
            <text:p>2</text:p>
          </table:table-cell>
          <table:table-cell office:value-type="float" office:value="0.195395113839">
            <text:p>0,1953951138</text:p>
          </table:table-cell>
          <table:table-cell office:value-type="float" office:value="0.000252255801662">
            <text:p>0,0002522558</text:p>
          </table:table-cell>
          <table:table-cell office:value-type="float" office:value="0.00673733174599">
            <text:p>0,0067373317</text:p>
          </table:table-cell>
          <table:table-cell/>
          <table:table-cell table:formula="of:=[.C247]/[.K$1]" office:value-type="float" office:value="0.0126584306313486">
            <text:p>0,0126584306</text:p>
          </table:table-cell>
          <table:table-cell table:formula="of:=[.D247]/[.L$1]" office:value-type="float" office:value="0.510081066317231">
            <text:p>0,5100810663</text:p>
          </table:table-cell>
          <table:table-cell table:formula="of:=[.E247]/[.M$1]" office:value-type="float" office:value="0.0697295499119812">
            <text:p>0,0697295499</text:p>
          </table:table-cell>
          <table:table-cell table:number-columns-repeated="10"/>
        </table:table-row>
        <table:table-row table:style-name="ro1">
          <table:table-cell office:value-type="string">
            <text:p>качеств</text:p>
          </table:table-cell>
          <table:table-cell office:value-type="float" office:value="1">
            <text:p>1</text:p>
          </table:table-cell>
          <table:table-cell office:value-type="float" office:value="0.480566433835">
            <text:p>0,4805664338</text:p>
          </table:table-cell>
          <table:table-cell office:value-type="float" office:value="0.00025225382994">
            <text:p>0,0002522538</text:p>
          </table:table-cell>
          <table:table-cell office:value-type="float" office:value="0.00669662425894">
            <text:p>0,0066966243</text:p>
          </table:table-cell>
          <table:table-cell/>
          <table:table-cell table:formula="of:=[.C248]/[.K$1]" office:value-type="float" office:value="0.0311329016725942">
            <text:p>0,0311329017</text:p>
          </table:table-cell>
          <table:table-cell table:formula="of:=[.D248]/[.L$1]" office:value-type="float" office:value="0.510077079340307">
            <text:p>0,5100770793</text:p>
          </table:table-cell>
          <table:table-cell table:formula="of:=[.E248]/[.M$1]" office:value-type="float" office:value="0.0693082385001254">
            <text:p>0,0693082385</text:p>
          </table:table-cell>
          <table:table-cell table:number-columns-repeated="10"/>
        </table:table-row>
        <table:table-row table:style-name="ro1">
          <table:table-cell office:value-type="string">
            <text:p>магазин</text:p>
          </table:table-cell>
          <table:table-cell office:value-type="float" office:value="1">
            <text:p>1</text:p>
          </table:table-cell>
          <table:table-cell office:value-type="float" office:value="0.335560316719">
            <text:p>0,3355603167</text:p>
          </table:table-cell>
          <table:table-cell office:value-type="float" office:value="0.000252234982712">
            <text:p>0,000252235</text:p>
          </table:table-cell>
          <table:table-cell office:value-type="float" office:value="0.00677440260434">
            <text:p>0,0067744026</text:p>
          </table:table-cell>
          <table:table-cell/>
          <table:table-cell table:formula="of:=[.C249]/[.K$1]" office:value-type="float" office:value="0.0217388598331112">
            <text:p>0,0217388598</text:p>
          </table:table-cell>
          <table:table-cell table:formula="of:=[.D249]/[.L$1]" office:value-type="float" office:value="0.510038968763297">
            <text:p>0,5100389688</text:p>
          </table:table-cell>
          <table:table-cell table:formula="of:=[.E249]/[.M$1]" office:value-type="float" office:value="0.0701132232065514">
            <text:p>0,0701132232</text:p>
          </table:table-cell>
          <table:table-cell table:number-columns-repeated="10"/>
        </table:table-row>
        <table:table-row table:style-name="ro2">
          <table:table-cell office:value-type="string">
            <text:p>немн</text:p>
          </table:table-cell>
          <table:table-cell office:value-type="float" office:value="2">
            <text:p>2</text:p>
          </table:table-cell>
          <table:table-cell office:value-type="float" office:value="0.176372762838">
            <text:p>0,1763727628</text:p>
          </table:table-cell>
          <table:table-cell office:value-type="float" office:value="0.000252233814304">
            <text:p>0,0002522338</text:p>
          </table:table-cell>
          <table:table-cell office:value-type="float" office:value="0.0070986204677">
            <text:p>0,0070986205</text:p>
          </table:table-cell>
          <table:table-cell/>
          <table:table-cell table:formula="of:=[.C250]/[.K$1]" office:value-type="float" office:value="0.0114260911635883">
            <text:p>0,0114260912</text:p>
          </table:table-cell>
          <table:table-cell table:formula="of:=[.D250]/[.L$1]" office:value-type="float" office:value="0.510036606150447">
            <text:p>0,5100366062</text:p>
          </table:table-cell>
          <table:table-cell table:formula="of:=[.E250]/[.M$1]" office:value-type="float" office:value="0.0734687898519037">
            <text:p>0,0734687899</text:p>
          </table:table-cell>
          <table:table-cell table:number-columns-repeated="10"/>
        </table:table-row>
        <table:table-row table:style-name="ro2">
          <table:table-cell office:value-type="string">
            <text:p>мнен</text:p>
          </table:table-cell>
          <table:table-cell office:value-type="float" office:value="2">
            <text:p>2</text:p>
          </table:table-cell>
          <table:table-cell office:value-type="float" office:value="0.120333523058">
            <text:p>0,1203335231</text:p>
          </table:table-cell>
          <table:table-cell office:value-type="float" office:value="0.000252233455979">
            <text:p>0,0002522335</text:p>
          </table:table-cell>
          <table:table-cell office:value-type="float" office:value="0.00692458529807">
            <text:p>0,0069245853</text:p>
          </table:table-cell>
          <table:table-cell/>
          <table:table-cell table:formula="of:=[.C251]/[.K$1]" office:value-type="float" office:value="0.00779565836794969">
            <text:p>0,0077956584</text:p>
          </table:table-cell>
          <table:table-cell table:formula="of:=[.D251]/[.L$1]" office:value-type="float" office:value="0.510035881589121">
            <text:p>0,5100358816</text:p>
          </table:table-cell>
          <table:table-cell table:formula="of:=[.E251]/[.M$1]" office:value-type="float" office:value="0.0716675732123374">
            <text:p>0,0716675732</text:p>
          </table:table-cell>
          <table:table-cell table:number-columns-repeated="10"/>
        </table:table-row>
        <table:table-row table:style-name="ro1">
          <table:table-cell office:value-type="string">
            <text:p>требован</text:p>
          </table:table-cell>
          <table:table-cell office:value-type="float" office:value="1">
            <text:p>1</text:p>
          </table:table-cell>
          <table:table-cell office:value-type="float" office:value="0.491973245689">
            <text:p>0,4919732457</text:p>
          </table:table-cell>
          <table:table-cell office:value-type="float" office:value="0.00025222356811">
            <text:p>0,0002522236</text:p>
          </table:table-cell>
          <table:table-cell office:value-type="float" office:value="0.00667729088228">
            <text:p>0,0066772909</text:p>
          </table:table-cell>
          <table:table-cell/>
          <table:table-cell table:formula="of:=[.C252]/[.K$1]" office:value-type="float" office:value="0.0318718778616184">
            <text:p>0,0318718779</text:p>
          </table:table-cell>
          <table:table-cell table:formula="of:=[.D252]/[.L$1]" office:value-type="float" office:value="0.510015887540501">
            <text:p>0,5100158875</text:p>
          </table:table-cell>
          <table:table-cell table:formula="of:=[.E252]/[.M$1]" office:value-type="float" office:value="0.0691081433135431">
            <text:p>0,0691081433</text:p>
          </table:table-cell>
          <table:table-cell table:number-columns-repeated="10"/>
        </table:table-row>
        <table:table-row table:style-name="ro2">
          <table:table-cell office:value-type="string">
            <text:p>демонстрир</text:p>
          </table:table-cell>
          <table:table-cell office:value-type="float" office:value="1">
            <text:p>1</text:p>
          </table:table-cell>
          <table:table-cell office:value-type="float" office:value="0.482277320558">
            <text:p>0,4822773206</text:p>
          </table:table-cell>
          <table:table-cell office:value-type="float" office:value="0.000252203079348">
            <text:p>0,0002522031</text:p>
          </table:table-cell>
          <table:table-cell office:value-type="float" office:value="0.00677446737465">
            <text:p>0,0067744674</text:p>
          </table:table-cell>
          <table:table-cell/>
          <table:table-cell table:formula="of:=[.C253]/[.K$1]" office:value-type="float" office:value="0.0312437393515703">
            <text:p>0,0312437394</text:p>
          </table:table-cell>
          <table:table-cell table:formula="of:=[.D253]/[.L$1]" office:value-type="float" office:value="0.509974457652666">
            <text:p>0,5099744577</text:p>
          </table:table-cell>
          <table:table-cell table:formula="of:=[.E253]/[.M$1]" office:value-type="float" office:value="0.0701138935616318">
            <text:p>0,0701138936</text:p>
          </table:table-cell>
          <table:table-cell table:number-columns-repeated="10"/>
        </table:table-row>
        <table:table-row table:style-name="ro1">
          <table:table-cell office:value-type="string">
            <text:p>быт</text:p>
          </table:table-cell>
          <table:table-cell office:value-type="float" office:value="2">
            <text:p>2</text:p>
          </table:table-cell>
          <table:table-cell office:value-type="float" office:value="0.187884897157">
            <text:p>0,1878848972</text:p>
          </table:table-cell>
          <table:table-cell office:value-type="float" office:value="0.000252191092604">
            <text:p>0,0002521911</text:p>
          </table:table-cell>
          <table:table-cell office:value-type="float" office:value="0.00680750589773">
            <text:p>0,0068075059</text:p>
          </table:table-cell>
          <table:table-cell/>
          <table:table-cell table:formula="of:=[.C254]/[.K$1]" office:value-type="float" office:value="0.0121718905381617">
            <text:p>0,0121718905</text:p>
          </table:table-cell>
          <table:table-cell table:formula="of:=[.D254]/[.L$1]" office:value-type="float" office:value="0.509950219513758">
            <text:p>0,5099502195</text:p>
          </table:table-cell>
          <table:table-cell table:formula="of:=[.E254]/[.M$1]" office:value-type="float" office:value="0.0704558332836139">
            <text:p>0,0704558333</text:p>
          </table:table-cell>
          <table:table-cell table:number-columns-repeated="10"/>
        </table:table-row>
        <table:table-row table:style-name="ro1">
          <table:table-cell office:value-type="string">
            <text:p>нрав</text:p>
          </table:table-cell>
          <table:table-cell office:value-type="float" office:value="1">
            <text:p>1</text:p>
          </table:table-cell>
          <table:table-cell office:value-type="float" office:value="0.306127573291">
            <text:p>0,3061275733</text:p>
          </table:table-cell>
          <table:table-cell office:value-type="float" office:value="0.00025219054022">
            <text:p>0,0002521905</text:p>
          </table:table-cell>
          <table:table-cell office:value-type="float" office:value="0.00676790419217">
            <text:p>0,0067679042</text:p>
          </table:table-cell>
          <table:table-cell/>
          <table:table-cell table:formula="of:=[.C255]/[.K$1]" office:value-type="float" office:value="0.0198320959757478">
            <text:p>0,019832096</text:p>
          </table:table-cell>
          <table:table-cell table:formula="of:=[.D255]/[.L$1]" office:value-type="float" office:value="0.509949102549875">
            <text:p>0,5099491025</text:p>
          </table:table-cell>
          <table:table-cell table:formula="of:=[.E255]/[.M$1]" office:value-type="float" office:value="0.0700459664092256">
            <text:p>0,0700459664</text:p>
          </table:table-cell>
          <table:table-cell table:number-columns-repeated="10"/>
        </table:table-row>
        <table:table-row table:style-name="ro2">
          <table:table-cell office:value-type="string">
            <text:p>достижен</text:p>
          </table:table-cell>
          <table:table-cell office:value-type="float" office:value="1">
            <text:p>1</text:p>
          </table:table-cell>
          <table:table-cell office:value-type="float" office:value="0.231065957733">
            <text:p>0,2310659577</text:p>
          </table:table-cell>
          <table:table-cell office:value-type="float" office:value="0.00025218477892">
            <text:p>0,0002521848</text:p>
          </table:table-cell>
          <table:table-cell office:value-type="float" office:value="0.00679147645972">
            <text:p>0,0067914765</text:p>
          </table:table-cell>
          <table:table-cell/>
          <table:table-cell table:formula="of:=[.C256]/[.K$1]" office:value-type="float" office:value="0.0149693221072016">
            <text:p>0,0149693221</text:p>
          </table:table-cell>
          <table:table-cell table:formula="of:=[.D256]/[.L$1]" office:value-type="float" office:value="0.509937452748253">
            <text:p>0,5099374527</text:p>
          </table:table-cell>
          <table:table-cell table:formula="of:=[.E256]/[.M$1]" office:value-type="float" office:value="0.070289932962846">
            <text:p>0,070289933</text:p>
          </table:table-cell>
          <table:table-cell table:number-columns-repeated="10"/>
        </table:table-row>
        <table:table-row table:style-name="ro2">
          <table:table-cell office:value-type="string">
            <text:p>прагматическ</text:p>
          </table:table-cell>
          <table:table-cell office:value-type="float" office:value="1">
            <text:p>1</text:p>
          </table:table-cell>
          <table:table-cell office:value-type="float" office:value="0.190444764825">
            <text:p>0,1904447648</text:p>
          </table:table-cell>
          <table:table-cell office:value-type="float" office:value="0.000252183809682">
            <text:p>0,0002521838</text:p>
          </table:table-cell>
          <table:table-cell office:value-type="float" office:value="0.00683174222473">
            <text:p>0,0068317422</text:p>
          </table:table-cell>
          <table:table-cell/>
          <table:table-cell table:formula="of:=[.C257]/[.K$1]" office:value-type="float" office:value="0.0123377283969708">
            <text:p>0,0123377284</text:p>
          </table:table-cell>
          <table:table-cell table:formula="of:=[.D257]/[.L$1]" office:value-type="float" office:value="0.509935492872804">
            <text:p>0,5099354929</text:p>
          </table:table-cell>
          <table:table-cell table:formula="of:=[.E257]/[.M$1]" office:value-type="float" office:value="0.0707066726718087">
            <text:p>0,0707066727</text:p>
          </table:table-cell>
          <table:table-cell table:number-columns-repeated="10"/>
        </table:table-row>
        <table:table-row table:style-name="ro2">
          <table:table-cell office:value-type="string">
            <text:p>массивн</text:p>
          </table:table-cell>
          <table:table-cell office:value-type="float" office:value="1">
            <text:p>1</text:p>
          </table:table-cell>
          <table:table-cell office:value-type="float" office:value="0.396002764587">
            <text:p>0,3960027646</text:p>
          </table:table-cell>
          <table:table-cell office:value-type="float" office:value="0.000252181128386">
            <text:p>0,0002521811</text:p>
          </table:table-cell>
          <table:table-cell office:value-type="float" office:value="0.00664305202592">
            <text:p>0,006643052</text:p>
          </table:table-cell>
          <table:table-cell/>
          <table:table-cell table:formula="of:=[.C258]/[.K$1]" office:value-type="float" office:value="0.025654549015372">
            <text:p>0,025654549</text:p>
          </table:table-cell>
          <table:table-cell table:formula="of:=[.D258]/[.L$1]" office:value-type="float" office:value="0.509930071081456">
            <text:p>0,5099300711</text:p>
          </table:table-cell>
          <table:table-cell table:formula="of:=[.E258]/[.M$1]" office:value-type="float" office:value="0.0687537804688005">
            <text:p>0,0687537805</text:p>
          </table:table-cell>
          <table:table-cell table:number-columns-repeated="10"/>
        </table:table-row>
        <table:table-row table:style-name="ro1">
          <table:table-cell office:value-type="string">
            <text:p>введен</text:p>
          </table:table-cell>
          <table:table-cell office:value-type="float" office:value="1">
            <text:p>1</text:p>
          </table:table-cell>
          <table:table-cell office:value-type="float" office:value="0.200507289113">
            <text:p>0,2005072891</text:p>
          </table:table-cell>
          <table:table-cell office:value-type="float" office:value="0.000252180878594">
            <text:p>0,0002521809</text:p>
          </table:table-cell>
          <table:table-cell office:value-type="float" office:value="0.00679193043418">
            <text:p>0,0067919304</text:p>
          </table:table-cell>
          <table:table-cell/>
          <table:table-cell table:formula="of:=[.C259]/[.K$1]" office:value-type="float" office:value="0.0129896165797063">
            <text:p>0,0129896166</text:p>
          </table:table-cell>
          <table:table-cell table:formula="of:=[.D259]/[.L$1]" office:value-type="float" office:value="0.509929565982391">
            <text:p>0,509929566</text:p>
          </table:table-cell>
          <table:table-cell table:formula="of:=[.E259]/[.M$1]" office:value-type="float" office:value="0.0702946314749515">
            <text:p>0,0702946315</text:p>
          </table:table-cell>
          <table:table-cell table:number-columns-repeated="10"/>
        </table:table-row>
        <table:table-row table:style-name="ro2">
          <table:table-cell office:value-type="string">
            <text:p>порядк</text:p>
          </table:table-cell>
          <table:table-cell office:value-type="float" office:value="1">
            <text:p>1</text:p>
          </table:table-cell>
          <table:table-cell office:value-type="float" office:value="0.246442560861">
            <text:p>0,2464425609</text:p>
          </table:table-cell>
          <table:table-cell office:value-type="float" office:value="0.000252180457499">
            <text:p>0,0002521805</text:p>
          </table:table-cell>
          <table:table-cell office:value-type="float" office:value="0.00680040088996">
            <text:p>0,0068004009</text:p>
          </table:table-cell>
          <table:table-cell/>
          <table:table-cell table:formula="of:=[.C260]/[.K$1]" office:value-type="float" office:value="0.0159654763109446">
            <text:p>0,0159654763</text:p>
          </table:table-cell>
          <table:table-cell table:formula="of:=[.D260]/[.L$1]" office:value-type="float" office:value="0.509928714495189">
            <text:p>0,5099287145</text:p>
          </table:table-cell>
          <table:table-cell table:formula="of:=[.E260]/[.M$1]" office:value-type="float" office:value="0.0703822983869216">
            <text:p>0,0703822984</text:p>
          </table:table-cell>
          <table:table-cell table:number-columns-repeated="10"/>
        </table:table-row>
        <table:table-row table:style-name="ro2">
          <table:table-cell office:value-type="string">
            <text:p>утрирова</text:p>
          </table:table-cell>
          <table:table-cell office:value-type="float" office:value="1">
            <text:p>1</text:p>
          </table:table-cell>
          <table:table-cell office:value-type="float" office:value="0.389187722504">
            <text:p>0,3891877225</text:p>
          </table:table-cell>
          <table:table-cell office:value-type="float" office:value="0.000252176855153">
            <text:p>0,0002521769</text:p>
          </table:table-cell>
          <table:table-cell office:value-type="float" office:value="0.00680308394821">
            <text:p>0,0068030839</text:p>
          </table:table-cell>
          <table:table-cell/>
          <table:table-cell table:formula="of:=[.C261]/[.K$1]" office:value-type="float" office:value="0.0252130449482413">
            <text:p>0,0252130449</text:p>
          </table:table-cell>
          <table:table-cell table:formula="of:=[.D261]/[.L$1]" office:value-type="float" office:value="0.509921430268318">
            <text:p>0,5099214303</text:p>
          </table:table-cell>
          <table:table-cell table:formula="of:=[.E261]/[.M$1]" office:value-type="float" office:value="0.0704100673095772">
            <text:p>0,0704100673</text:p>
          </table:table-cell>
          <table:table-cell table:number-columns-repeated="10"/>
        </table:table-row>
        <table:table-row table:style-name="ro2">
          <table:table-cell office:value-type="string">
            <text:p>недостаточн</text:p>
          </table:table-cell>
          <table:table-cell office:value-type="float" office:value="1">
            <text:p>1</text:p>
          </table:table-cell>
          <table:table-cell office:value-type="float" office:value="0.172838575116">
            <text:p>0,1728385751</text:p>
          </table:table-cell>
          <table:table-cell office:value-type="float" office:value="0.000252170823197">
            <text:p>0,0002521708</text:p>
          </table:table-cell>
          <table:table-cell office:value-type="float" office:value="0.00693079883064">
            <text:p>0,0069307988</text:p>
          </table:table-cell>
          <table:table-cell/>
          <table:table-cell table:formula="of:=[.C262]/[.K$1]" office:value-type="float" office:value="0.011197133185888">
            <text:p>0,0111971332</text:p>
          </table:table-cell>
          <table:table-cell table:formula="of:=[.D262]/[.L$1]" office:value-type="float" office:value="0.509909233178982">
            <text:p>0,5099092332</text:p>
          </table:table-cell>
          <table:table-cell table:formula="of:=[.E262]/[.M$1]" office:value-type="float" office:value="0.0717318815833372">
            <text:p>0,0717318816</text:p>
          </table:table-cell>
          <table:table-cell table:number-columns-repeated="10"/>
        </table:table-row>
        <table:table-row table:style-name="ro2">
          <table:table-cell office:value-type="string">
            <text:p>вперв</text:p>
          </table:table-cell>
          <table:table-cell office:value-type="float" office:value="1">
            <text:p>1</text:p>
          </table:table-cell>
          <table:table-cell office:value-type="float" office:value="0.184252012016">
            <text:p>0,184252012</text:p>
          </table:table-cell>
          <table:table-cell office:value-type="float" office:value="0.000252166816684">
            <text:p>0,0002521668</text:p>
          </table:table-cell>
          <table:table-cell office:value-type="float" office:value="0.00696892313958">
            <text:p>0,0069689231</text:p>
          </table:table-cell>
          <table:table-cell/>
          <table:table-cell table:formula="of:=[.C263]/[.K$1]" office:value-type="float" office:value="0.0119365385703182">
            <text:p>0,0119365386</text:p>
          </table:table-cell>
          <table:table-cell table:formula="of:=[.D263]/[.L$1]" office:value-type="float" office:value="0.509901131694656">
            <text:p>0,5099011317</text:p>
          </table:table-cell>
          <table:table-cell table:formula="of:=[.E263]/[.M$1]" office:value-type="float" office:value="0.0721264578048026">
            <text:p>0,0721264578</text:p>
          </table:table-cell>
          <table:table-cell table:number-columns-repeated="10"/>
        </table:table-row>
        <table:table-row table:style-name="ro2">
          <table:table-cell office:value-type="string">
            <text:p>посвящ</text:p>
          </table:table-cell>
          <table:table-cell office:value-type="float" office:value="1">
            <text:p>1</text:p>
          </table:table-cell>
          <table:table-cell office:value-type="float" office:value="0.210417398877">
            <text:p>0,2104173989</text:p>
          </table:table-cell>
          <table:table-cell office:value-type="float" office:value="0.000252165228861">
            <text:p>0,0002521652</text:p>
          </table:table-cell>
          <table:table-cell office:value-type="float" office:value="0.00679401261504">
            <text:p>0,0067940126</text:p>
          </table:table-cell>
          <table:table-cell/>
          <table:table-cell table:formula="of:=[.C264]/[.K$1]" office:value-type="float" office:value="0.0136316307761309">
            <text:p>0,0136316308</text:p>
          </table:table-cell>
          <table:table-cell table:formula="of:=[.D264]/[.L$1]" office:value-type="float" office:value="0.509897920991696">
            <text:p>0,509897921</text:p>
          </table:table-cell>
          <table:table-cell table:formula="of:=[.E264]/[.M$1]" office:value-type="float" office:value="0.0703161814801579">
            <text:p>0,0703161815</text:p>
          </table:table-cell>
          <table:table-cell table:number-columns-repeated="10"/>
        </table:table-row>
        <table:table-row table:style-name="ro2">
          <table:table-cell office:value-type="string">
            <text:p>предварительн</text:p>
          </table:table-cell>
          <table:table-cell office:value-type="float" office:value="1">
            <text:p>1</text:p>
          </table:table-cell>
          <table:table-cell office:value-type="float" office:value="0.15262999277">
            <text:p>0,1526299928</text:p>
          </table:table-cell>
          <table:table-cell office:value-type="float" office:value="0.000252160055603">
            <text:p>0,0002521601</text:p>
          </table:table-cell>
          <table:table-cell office:value-type="float" office:value="0.00725928270422">
            <text:p>0,0072592827</text:p>
          </table:table-cell>
          <table:table-cell/>
          <table:table-cell table:formula="of:=[.C265]/[.K$1]" office:value-type="float" office:value="0.00988794518850786">
            <text:p>0,0098879452</text:p>
          </table:table-cell>
          <table:table-cell table:formula="of:=[.D265]/[.L$1]" office:value-type="float" office:value="0.509887460257237">
            <text:p>0,5098874603</text:p>
          </table:table-cell>
          <table:table-cell table:formula="of:=[.E265]/[.M$1]" office:value-type="float" office:value="0.0751316002734121">
            <text:p>0,0751316003</text:p>
          </table:table-cell>
          <table:table-cell table:number-columns-repeated="10"/>
        </table:table-row>
        <table:table-row table:style-name="ro2">
          <table:table-cell office:value-type="string">
            <text:p>дорож</text:p>
          </table:table-cell>
          <table:table-cell office:value-type="float" office:value="1">
            <text:p>1</text:p>
          </table:table-cell>
          <table:table-cell office:value-type="float" office:value="0.247527913193">
            <text:p>0,2475279132</text:p>
          </table:table-cell>
          <table:table-cell office:value-type="float" office:value="0.000252158794517">
            <text:p>0,0002521588</text:p>
          </table:table-cell>
          <table:table-cell office:value-type="float" office:value="0.00693074087911">
            <text:p>0,0069307409</text:p>
          </table:table-cell>
          <table:table-cell/>
          <table:table-cell table:formula="of:=[.C266]/[.K$1]" office:value-type="float" office:value="0.0160357895185539">
            <text:p>0,0160357895</text:p>
          </table:table-cell>
          <table:table-cell table:formula="of:=[.D266]/[.L$1]" office:value-type="float" office:value="0.509884910242183">
            <text:p>0,5098849102</text:p>
          </table:table-cell>
          <table:table-cell table:formula="of:=[.E266]/[.M$1]" office:value-type="float" office:value="0.071731281800774">
            <text:p>0,0717312818</text:p>
          </table:table-cell>
          <table:table-cell table:number-columns-repeated="10"/>
        </table:table-row>
        <table:table-row table:style-name="ro2">
          <table:table-cell office:value-type="string">
            <text:p>eth</text:p>
          </table:table-cell>
          <table:table-cell office:value-type="float" office:value="1">
            <text:p>1</text:p>
          </table:table-cell>
          <table:table-cell office:value-type="float" office:value="0.149801665936">
            <text:p>0,1498016659</text:p>
          </table:table-cell>
          <table:table-cell office:value-type="float" office:value="0.00025215355337">
            <text:p>0,0002521536</text:p>
          </table:table-cell>
          <table:table-cell office:value-type="float" office:value="0.00717664340682">
            <text:p>0,0071766434</text:p>
          </table:table-cell>
          <table:table-cell/>
          <table:table-cell table:formula="of:=[.C267]/[.K$1]" office:value-type="float" office:value="0.00970471553487143">
            <text:p>0,0097047155</text:p>
          </table:table-cell>
          <table:table-cell table:formula="of:=[.D267]/[.L$1]" office:value-type="float" office:value="0.509874312230828">
            <text:p>0,5098743122</text:p>
          </table:table-cell>
          <table:table-cell table:formula="of:=[.E267]/[.M$1]" office:value-type="float" office:value="0.0742763060367621">
            <text:p>0,074276306</text:p>
          </table:table-cell>
          <table:table-cell table:number-columns-repeated="10"/>
        </table:table-row>
        <table:table-row table:style-name="ro2">
          <table:table-cell office:value-type="string">
            <text:p>содерж</text:p>
          </table:table-cell>
          <table:table-cell office:value-type="float" office:value="1">
            <text:p>1</text:p>
          </table:table-cell>
          <table:table-cell office:value-type="float" office:value="0.171682331436">
            <text:p>0,1716823314</text:p>
          </table:table-cell>
          <table:table-cell office:value-type="float" office:value="0.000252151346431">
            <text:p>0,0002521513</text:p>
          </table:table-cell>
          <table:table-cell office:value-type="float" office:value="0.00544997639621">
            <text:p>0,0054499764</text:p>
          </table:table-cell>
          <table:table-cell/>
          <table:table-cell table:formula="of:=[.C268]/[.K$1]" office:value-type="float" office:value="0.0111222273700328">
            <text:p>0,0111222274</text:p>
          </table:table-cell>
          <table:table-cell table:formula="of:=[.D268]/[.L$1]" office:value-type="float" office:value="0.509869849626634">
            <text:p>0,5098698496</text:p>
          </table:table-cell>
          <table:table-cell table:formula="of:=[.E268]/[.M$1]" office:value-type="float" office:value="0.0564057724135125">
            <text:p>0,0564057724</text:p>
          </table:table-cell>
          <table:table-cell table:number-columns-repeated="10"/>
        </table:table-row>
        <table:table-row table:style-name="ro2">
          <table:table-cell office:value-type="string">
            <text:p>наслед</text:p>
          </table:table-cell>
          <table:table-cell office:value-type="float" office:value="1">
            <text:p>1</text:p>
          </table:table-cell>
          <table:table-cell office:value-type="float" office:value="0.125461214274">
            <text:p>0,1254612143</text:p>
          </table:table-cell>
          <table:table-cell office:value-type="float" office:value="0.000252151193396">
            <text:p>0,0002521512</text:p>
          </table:table-cell>
          <table:table-cell office:value-type="float" office:value="0.00698272916614">
            <text:p>0,0069827292</text:p>
          </table:table-cell>
          <table:table-cell/>
          <table:table-cell table:formula="of:=[.C269]/[.K$1]" office:value-type="float" office:value="0.00812784949740748">
            <text:p>0,0081278495</text:p>
          </table:table-cell>
          <table:table-cell table:formula="of:=[.D269]/[.L$1]" office:value-type="float" office:value="0.509869540177831">
            <text:p>0,5098695402</text:p>
          </table:table-cell>
          <table:table-cell table:formula="of:=[.E269]/[.M$1]" office:value-type="float" office:value="0.0722693464221954">
            <text:p>0,0722693464</text:p>
          </table:table-cell>
          <table:table-cell table:number-columns-repeated="10"/>
        </table:table-row>
        <table:table-row table:style-name="ro1">
          <table:table-cell office:value-type="string">
            <text:p>расход</text:p>
          </table:table-cell>
          <table:table-cell office:value-type="float" office:value="1">
            <text:p>1</text:p>
          </table:table-cell>
          <table:table-cell office:value-type="float" office:value="0.150926750971">
            <text:p>0,150926751</text:p>
          </table:table-cell>
          <table:table-cell office:value-type="float" office:value="0.000252150695766">
            <text:p>0,0002521507</text:p>
          </table:table-cell>
          <table:table-cell office:value-type="float" office:value="0.00698114720116">
            <text:p>0,0069811472</text:p>
          </table:table-cell>
          <table:table-cell/>
          <table:table-cell table:formula="of:=[.C270]/[.K$1]" office:value-type="float" office:value="0.00977760277647181">
            <text:p>0,0097776028</text:p>
          </table:table-cell>
          <table:table-cell table:formula="of:=[.D270]/[.L$1]" office:value-type="float" office:value="0.509868533930841">
            <text:p>0,5098685339</text:p>
          </table:table-cell>
          <table:table-cell table:formula="of:=[.E270]/[.M$1]" office:value-type="float" office:value="0.0722529735152063">
            <text:p>0,0722529735</text:p>
          </table:table-cell>
          <table:table-cell table:number-columns-repeated="10"/>
        </table:table-row>
        <table:table-row table:style-name="ro2">
          <table:table-cell office:value-type="string">
            <text:p>реальн</text:p>
          </table:table-cell>
          <table:table-cell office:value-type="float" office:value="1">
            <text:p>1</text:p>
          </table:table-cell>
          <table:table-cell office:value-type="float" office:value="0.279411992888">
            <text:p>0,2794119929</text:p>
          </table:table-cell>
          <table:table-cell office:value-type="float" office:value="0.000252147849208">
            <text:p>0,0002521478</text:p>
          </table:table-cell>
          <table:table-cell office:value-type="float" office:value="0.00672033579182">
            <text:p>0,0067203358</text:p>
          </table:table-cell>
          <table:table-cell/>
          <table:table-cell table:formula="of:=[.C271]/[.K$1]" office:value-type="float" office:value="0.0181013601622298">
            <text:p>0,0181013602</text:p>
          </table:table-cell>
          <table:table-cell table:formula="of:=[.D271]/[.L$1]" office:value-type="float" office:value="0.509862777966735">
            <text:p>0,509862778</text:p>
          </table:table-cell>
          <table:table-cell table:formula="of:=[.E271]/[.M$1]" office:value-type="float" office:value="0.0695536464120082">
            <text:p>0,0695536464</text:p>
          </table:table-cell>
          <table:table-cell table:number-columns-repeated="10"/>
        </table:table-row>
        <table:table-row table:style-name="ro1">
          <table:table-cell office:value-type="string">
            <text:p>внутр</text:p>
          </table:table-cell>
          <table:table-cell office:value-type="float" office:value="1">
            <text:p>1</text:p>
          </table:table-cell>
          <table:table-cell office:value-type="float" office:value="0.222890976459">
            <text:p>0,2228909765</text:p>
          </table:table-cell>
          <table:table-cell office:value-type="float" office:value="0.000252147198839">
            <text:p>0,0002521472</text:p>
          </table:table-cell>
          <table:table-cell office:value-type="float" office:value="0.00675392766336">
            <text:p>0,0067539277</text:p>
          </table:table-cell>
          <table:table-cell/>
          <table:table-cell table:formula="of:=[.C272]/[.K$1]" office:value-type="float" office:value="0.0144397160626268">
            <text:p>0,0144397161</text:p>
          </table:table-cell>
          <table:table-cell table:formula="of:=[.D272]/[.L$1]" office:value-type="float" office:value="0.509861462869477">
            <text:p>0,5098614629</text:p>
          </table:table-cell>
          <table:table-cell table:formula="of:=[.E272]/[.M$1]" office:value-type="float" office:value="0.0699013131399498">
            <text:p>0,0699013131</text:p>
          </table:table-cell>
          <table:table-cell table:number-columns-repeated="10"/>
        </table:table-row>
        <table:table-row table:style-name="ro2">
          <table:table-cell office:value-type="string">
            <text:p>неперегружен</text:p>
          </table:table-cell>
          <table:table-cell office:value-type="float" office:value="1">
            <text:p>1</text:p>
          </table:table-cell>
          <table:table-cell office:value-type="float" office:value="0.184621618526">
            <text:p>0,1846216185</text:p>
          </table:table-cell>
          <table:table-cell office:value-type="float" office:value="0.000252146955994">
            <text:p>0,000252147</text:p>
          </table:table-cell>
          <table:table-cell office:value-type="float" office:value="0.00689598392868">
            <text:p>0,0068959839</text:p>
          </table:table-cell>
          <table:table-cell/>
          <table:table-cell table:formula="of:=[.C273]/[.K$1]" office:value-type="float" office:value="0.0119604830706479">
            <text:p>0,0119604831</text:p>
          </table:table-cell>
          <table:table-cell table:formula="of:=[.D273]/[.L$1]" office:value-type="float" office:value="0.509860971817792">
            <text:p>0,5098609718</text:p>
          </table:table-cell>
          <table:table-cell table:formula="of:=[.E273]/[.M$1]" office:value-type="float" office:value="0.0713715568234134">
            <text:p>0,0713715568</text:p>
          </table:table-cell>
          <table:table-cell table:number-columns-repeated="10"/>
        </table:table-row>
        <table:table-row table:style-name="ro1">
          <table:table-cell office:value-type="string">
            <text:p>канон</text:p>
          </table:table-cell>
          <table:table-cell office:value-type="float" office:value="1">
            <text:p>1</text:p>
          </table:table-cell>
          <table:table-cell office:value-type="float" office:value="0.540987970002">
            <text:p>0,54098797</text:p>
          </table:table-cell>
          <table:table-cell office:value-type="float" office:value="0.000252144146237">
            <text:p>0,0002521441</text:p>
          </table:table-cell>
          <table:table-cell office:value-type="float" office:value="0.00676985637075">
            <text:p>0,0067698564</text:p>
          </table:table-cell>
          <table:table-cell/>
          <table:table-cell table:formula="of:=[.C274]/[.K$1]" office:value-type="float" office:value="0.0350472361161857">
            <text:p>0,0350472361</text:p>
          </table:table-cell>
          <table:table-cell table:formula="of:=[.D274]/[.L$1]" office:value-type="float" office:value="0.509855290268201">
            <text:p>0,5098552903</text:p>
          </table:table-cell>
          <table:table-cell table:formula="of:=[.E274]/[.M$1]" office:value-type="float" office:value="0.0700661709262159">
            <text:p>0,0700661709</text:p>
          </table:table-cell>
          <table:table-cell table:number-columns-repeated="10"/>
        </table:table-row>
        <table:table-row table:style-name="ro1">
          <table:table-cell office:value-type="string">
            <text:p>чащ</text:p>
          </table:table-cell>
          <table:table-cell office:value-type="float" office:value="1">
            <text:p>1</text:p>
          </table:table-cell>
          <table:table-cell office:value-type="float" office:value="0.209316396161">
            <text:p>0,2093163962</text:p>
          </table:table-cell>
          <table:table-cell office:value-type="float" office:value="0.000252142934541">
            <text:p>0,0002521429</text:p>
          </table:table-cell>
          <table:table-cell office:value-type="float" office:value="0.00679881062422">
            <text:p>0,0067988106</text:p>
          </table:table-cell>
          <table:table-cell/>
          <table:table-cell table:formula="of:=[.C275]/[.K$1]" office:value-type="float" office:value="0.013560303677763">
            <text:p>0,0135603037</text:p>
          </table:table-cell>
          <table:table-cell table:formula="of:=[.D275]/[.L$1]" office:value-type="float" office:value="0.509852840123611">
            <text:p>0,5098528401</text:p>
          </table:table-cell>
          <table:table-cell table:formula="of:=[.E275]/[.M$1]" office:value-type="float" office:value="0.0703658395693256">
            <text:p>0,0703658396</text:p>
          </table:table-cell>
          <table:table-cell table:number-columns-repeated="10"/>
        </table:table-row>
        <table:table-row table:style-name="ro1">
          <table:table-cell office:value-type="string">
            <text:p>увеличен</text:p>
          </table:table-cell>
          <table:table-cell office:value-type="float" office:value="1">
            <text:p>1</text:p>
          </table:table-cell>
          <table:table-cell office:value-type="float" office:value="0.176811465237">
            <text:p>0,1768114652</text:p>
          </table:table-cell>
          <table:table-cell office:value-type="float" office:value="0.000252137754817">
            <text:p>0,0002521378</text:p>
          </table:table-cell>
          <table:table-cell office:value-type="float" office:value="0.00680108874426">
            <text:p>0,0068010887</text:p>
          </table:table-cell>
          <table:table-cell/>
          <table:table-cell table:formula="of:=[.C276]/[.K$1]" office:value-type="float" office:value="0.0114545119555745">
            <text:p>0,011454512</text:p>
          </table:table-cell>
          <table:table-cell table:formula="of:=[.D276]/[.L$1]" office:value-type="float" office:value="0.509842366314391">
            <text:p>0,5098423663</text:p>
          </table:table-cell>
          <table:table-cell table:formula="of:=[.E276]/[.M$1]" office:value-type="float" office:value="0.0703894174917174">
            <text:p>0,0703894175</text:p>
          </table:table-cell>
          <table:table-cell table:number-columns-repeated="10"/>
        </table:table-row>
        <table:table-row table:style-name="ro1">
          <table:table-cell office:value-type="string">
            <text:p>утвержден</text:p>
          </table:table-cell>
          <table:table-cell office:value-type="float" office:value="1">
            <text:p>1</text:p>
          </table:table-cell>
          <table:table-cell office:value-type="float" office:value="0.17067628267">
            <text:p>0,1706762827</text:p>
          </table:table-cell>
          <table:table-cell office:value-type="float" office:value="0.000252137045649">
            <text:p>0,000252137</text:p>
          </table:table-cell>
          <table:table-cell office:value-type="float" office:value="0.00689642776357">
            <text:p>0,0068964278</text:p>
          </table:table-cell>
          <table:table-cell/>
          <table:table-cell table:formula="of:=[.C277]/[.K$1]" office:value-type="float" office:value="0.0110570517458017">
            <text:p>0,0110570517</text:p>
          </table:table-cell>
          <table:table-cell table:formula="of:=[.D277]/[.L$1]" office:value-type="float" office:value="0.509840932320932">
            <text:p>0,5098409323</text:p>
          </table:table-cell>
          <table:table-cell table:formula="of:=[.E277]/[.M$1]" office:value-type="float" office:value="0.071376150393729">
            <text:p>0,0713761504</text:p>
          </table:table-cell>
          <table:table-cell table:number-columns-repeated="10"/>
        </table:table-row>
        <table:table-row table:style-name="ro2">
          <table:table-cell office:value-type="string">
            <text:p>виж</text:p>
          </table:table-cell>
          <table:table-cell office:value-type="float" office:value="1">
            <text:p>1</text:p>
          </table:table-cell>
          <table:table-cell office:value-type="float" office:value="0.245919352362">
            <text:p>0,2459193524</text:p>
          </table:table-cell>
          <table:table-cell office:value-type="float" office:value="0.000252136938137">
            <text:p>0,0002521369</text:p>
          </table:table-cell>
          <table:table-cell office:value-type="float" office:value="0.00667957878478">
            <text:p>0,0066795788</text:p>
          </table:table-cell>
          <table:table-cell/>
          <table:table-cell table:formula="of:=[.C278]/[.K$1]" office:value-type="float" office:value="0.0159315808958536">
            <text:p>0,0159315809</text:p>
          </table:table-cell>
          <table:table-cell table:formula="of:=[.D278]/[.L$1]" office:value-type="float" office:value="0.509840714923214">
            <text:p>0,5098407149</text:p>
          </table:table-cell>
          <table:table-cell table:formula="of:=[.E278]/[.M$1]" office:value-type="float" office:value="0.0691318224817334">
            <text:p>0,0691318225</text:p>
          </table:table-cell>
          <table:table-cell table:number-columns-repeated="10"/>
        </table:table-row>
        <table:table-row table:style-name="ro2">
          <table:table-cell office:value-type="string">
            <text:p>возрастан</text:p>
          </table:table-cell>
          <table:table-cell office:value-type="float" office:value="1">
            <text:p>1</text:p>
          </table:table-cell>
          <table:table-cell office:value-type="float" office:value="0.28621940414">
            <text:p>0,2862194041</text:p>
          </table:table-cell>
          <table:table-cell office:value-type="float" office:value="0.000252136871597">
            <text:p>0,0002521369</text:p>
          </table:table-cell>
          <table:table-cell office:value-type="float" office:value="0.0068168599914">
            <text:p>0,00681686</text:p>
          </table:table-cell>
          <table:table-cell/>
          <table:table-cell table:formula="of:=[.C279]/[.K$1]" office:value-type="float" office:value="0.0185423698754179">
            <text:p>0,0185423699</text:p>
          </table:table-cell>
          <table:table-cell table:formula="of:=[.D279]/[.L$1]" office:value-type="float" office:value="0.509840580374102">
            <text:p>0,5098405804</text:p>
          </table:table-cell>
          <table:table-cell table:formula="of:=[.E279]/[.M$1]" office:value-type="float" office:value="0.070552645607251">
            <text:p>0,0705526456</text:p>
          </table:table-cell>
          <table:table-cell table:number-columns-repeated="10"/>
        </table:table-row>
        <table:table-row table:style-name="ro2">
          <table:table-cell office:value-type="string">
            <text:p>atomic</text:p>
          </table:table-cell>
          <table:table-cell office:value-type="float" office:value="1">
            <text:p>1</text:p>
          </table:table-cell>
          <table:table-cell office:value-type="float" office:value="0.268617559386">
            <text:p>0,2686175594</text:p>
          </table:table-cell>
          <table:table-cell office:value-type="float" office:value="0.000252132813738">
            <text:p>0,0002521328</text:p>
          </table:table-cell>
          <table:table-cell office:value-type="float" office:value="0.00676714933995">
            <text:p>0,0067671493</text:p>
          </table:table-cell>
          <table:table-cell/>
          <table:table-cell table:formula="of:=[.C280]/[.K$1]" office:value-type="float" office:value="0.0174020561468675">
            <text:p>0,0174020561</text:p>
          </table:table-cell>
          <table:table-cell table:formula="of:=[.D280]/[.L$1]" office:value-type="float" office:value="0.509832375064127">
            <text:p>0,5098323751</text:p>
          </table:table-cell>
          <table:table-cell table:formula="of:=[.E280]/[.M$1]" office:value-type="float" office:value="0.0700381538941922">
            <text:p>0,0700381539</text:p>
          </table:table-cell>
          <table:table-cell table:number-columns-repeated="10"/>
        </table:table-row>
        <table:table-row table:style-name="ro2">
          <table:table-cell office:value-type="string">
            <text:p>частичн</text:p>
          </table:table-cell>
          <table:table-cell office:value-type="float" office:value="1">
            <text:p>1</text:p>
          </table:table-cell>
          <table:table-cell office:value-type="float" office:value="0.220285874666">
            <text:p>0,2202858747</text:p>
          </table:table-cell>
          <table:table-cell office:value-type="float" office:value="0.000252131752578">
            <text:p>0,0002521318</text:p>
          </table:table-cell>
          <table:table-cell office:value-type="float" office:value="0.00692843838624">
            <text:p>0,0069284384</text:p>
          </table:table-cell>
          <table:table-cell/>
          <table:table-cell table:formula="of:=[.C281]/[.K$1]" office:value-type="float" office:value="0.0142709477670109">
            <text:p>0,0142709478</text:p>
          </table:table-cell>
          <table:table-cell table:formula="of:=[.D281]/[.L$1]" office:value-type="float" office:value="0.509830229315166">
            <text:p>0,5098302293</text:p>
          </table:table-cell>
          <table:table-cell table:formula="of:=[.E281]/[.M$1]" office:value-type="float" office:value="0.0717074516262251">
            <text:p>0,0717074516</text:p>
          </table:table-cell>
          <table:table-cell table:number-columns-repeated="10"/>
        </table:table-row>
        <table:table-row table:style-name="ro2">
          <table:table-cell office:value-type="string">
            <text:p>течен</text:p>
          </table:table-cell>
          <table:table-cell office:value-type="float" office:value="1">
            <text:p>1</text:p>
          </table:table-cell>
          <table:table-cell office:value-type="float" office:value="0.192872145014">
            <text:p>0,192872145</text:p>
          </table:table-cell>
          <table:table-cell office:value-type="float" office:value="0.00025213121582">
            <text:p>0,0002521312</text:p>
          </table:table-cell>
          <table:table-cell office:value-type="float" office:value="0.00691346953835">
            <text:p>0,0069134695</text:p>
          </table:table-cell>
          <table:table-cell/>
          <table:table-cell table:formula="of:=[.C282]/[.K$1]" office:value-type="float" office:value="0.0124949832184177">
            <text:p>0,0124949832</text:p>
          </table:table-cell>
          <table:table-cell table:formula="of:=[.D282]/[.L$1]" office:value-type="float" office:value="0.509829143948284">
            <text:p>0,5098291439</text:p>
          </table:table-cell>
          <table:table-cell table:formula="of:=[.E282]/[.M$1]" office:value-type="float" office:value="0.0715525281245448">
            <text:p>0,0715525281</text:p>
          </table:table-cell>
          <table:table-cell table:number-columns-repeated="10"/>
        </table:table-row>
        <table:table-row table:style-name="ro1">
          <table:table-cell office:value-type="string">
            <text:p>тог</text:p>
          </table:table-cell>
          <table:table-cell office:value-type="float" office:value="1">
            <text:p>1</text:p>
          </table:table-cell>
          <table:table-cell office:value-type="float" office:value="0.199238968976">
            <text:p>0,199238969</text:p>
          </table:table-cell>
          <table:table-cell office:value-type="float" office:value="0.000252130037973">
            <text:p>0,00025213</text:p>
          </table:table-cell>
          <table:table-cell office:value-type="float" office:value="0.00685032391967">
            <text:p>0,0068503239</text:p>
          </table:table-cell>
          <table:table-cell/>
          <table:table-cell table:formula="of:=[.C283]/[.K$1]" office:value-type="float" office:value="0.0129074500292889">
            <text:p>0,01290745</text:p>
          </table:table-cell>
          <table:table-cell table:formula="of:=[.D283]/[.L$1]" office:value-type="float" office:value="0.509826762249033">
            <text:p>0,5098267622</text:p>
          </table:table-cell>
          <table:table-cell table:formula="of:=[.E283]/[.M$1]" office:value-type="float" office:value="0.0708989881571697">
            <text:p>0,0708989882</text:p>
          </table:table-cell>
          <table:table-cell table:number-columns-repeated="10"/>
        </table:table-row>
        <table:table-row table:style-name="ro2">
          <table:table-cell office:value-type="string">
            <text:p>физическ</text:p>
          </table:table-cell>
          <table:table-cell office:value-type="float" office:value="1">
            <text:p>1</text:p>
          </table:table-cell>
          <table:table-cell office:value-type="float" office:value="0.27843478964">
            <text:p>0,2784347896</text:p>
          </table:table-cell>
          <table:table-cell office:value-type="float" office:value="0.000252130024456">
            <text:p>0,00025213</text:p>
          </table:table-cell>
          <table:table-cell office:value-type="float" office:value="0.0066664416998">
            <text:p>0,0066664417</text:p>
          </table:table-cell>
          <table:table-cell/>
          <table:table-cell table:formula="of:=[.C284]/[.K$1]" office:value-type="float" office:value="0.0180380532591834">
            <text:p>0,0180380533</text:p>
          </table:table-cell>
          <table:table-cell table:formula="of:=[.D284]/[.L$1]" office:value-type="float" office:value="0.509826734916596">
            <text:p>0,5098267349</text:p>
          </table:table-cell>
          <table:table-cell table:formula="of:=[.E284]/[.M$1]" office:value-type="float" office:value="0.0689958572276318">
            <text:p>0,0689958572</text:p>
          </table:table-cell>
          <table:table-cell table:number-columns-repeated="10"/>
        </table:table-row>
        <table:table-row table:style-name="ro1">
          <table:table-cell office:value-type="string">
            <text:p>мал</text:p>
          </table:table-cell>
          <table:table-cell office:value-type="float" office:value="1">
            <text:p>1</text:p>
          </table:table-cell>
          <table:table-cell office:value-type="float" office:value="0.3036469973">
            <text:p>0,3036469973</text:p>
          </table:table-cell>
          <table:table-cell office:value-type="float" office:value="0.000252129728537">
            <text:p>0,0002521297</text:p>
          </table:table-cell>
          <table:table-cell office:value-type="float" office:value="0.00727774289173">
            <text:p>0,0072777429</text:p>
          </table:table-cell>
          <table:table-cell/>
          <table:table-cell table:formula="of:=[.C285]/[.K$1]" office:value-type="float" office:value="0.0196713949301027">
            <text:p>0,0196713949</text:p>
          </table:table-cell>
          <table:table-cell table:formula="of:=[.D285]/[.L$1]" office:value-type="float" office:value="0.50982613654511">
            <text:p>0,5098261365</text:p>
          </table:table-cell>
          <table:table-cell table:formula="of:=[.E285]/[.M$1]" office:value-type="float" office:value="0.0753226581899425">
            <text:p>0,0753226582</text:p>
          </table:table-cell>
          <table:table-cell table:number-columns-repeated="10"/>
        </table:table-row>
        <table:table-row table:style-name="ro2">
          <table:table-cell office:value-type="string">
            <text:p>крайн</text:p>
          </table:table-cell>
          <table:table-cell office:value-type="float" office:value="1">
            <text:p>1</text:p>
          </table:table-cell>
          <table:table-cell office:value-type="float" office:value="0.320370003832">
            <text:p>0,3203700038</text:p>
          </table:table-cell>
          <table:table-cell office:value-type="float" office:value="0.000252129686075">
            <text:p>0,0002521297</text:p>
          </table:table-cell>
          <table:table-cell office:value-type="float" office:value="0.00700332455323">
            <text:p>0,0070033246</text:p>
          </table:table-cell>
          <table:table-cell/>
          <table:table-cell table:formula="of:=[.C286]/[.K$1]" office:value-type="float" office:value="0.0207547742120808">
            <text:p>0,0207547742</text:p>
          </table:table-cell>
          <table:table-cell table:formula="of:=[.D286]/[.L$1]" office:value-type="float" office:value="0.509826050683607">
            <text:p>0,5098260507</text:p>
          </table:table-cell>
          <table:table-cell table:formula="of:=[.E286]/[.M$1]" office:value-type="float" office:value="0.0724825030732545">
            <text:p>0,0724825031</text:p>
          </table:table-cell>
          <table:table-cell table:number-columns-repeated="10"/>
        </table:table-row>
        <table:table-row table:style-name="ro2">
          <table:table-cell office:value-type="string">
            <text:p>участ</text:p>
          </table:table-cell>
          <table:table-cell office:value-type="float" office:value="1">
            <text:p>1</text:p>
          </table:table-cell>
          <table:table-cell office:value-type="float" office:value="0.179458869856">
            <text:p>0,1794588699</text:p>
          </table:table-cell>
          <table:table-cell office:value-type="float" office:value="0.000252128104394">
            <text:p>0,0002521281</text:p>
          </table:table-cell>
          <table:table-cell office:value-type="float" office:value="0.00713883519588">
            <text:p>0,0071388352</text:p>
          </table:table-cell>
          <table:table-cell/>
          <table:table-cell table:formula="of:=[.C287]/[.K$1]" office:value-type="float" office:value="0.0116260207874194">
            <text:p>0,0116260208</text:p>
          </table:table-cell>
          <table:table-cell table:formula="of:=[.D287]/[.L$1]" office:value-type="float" office:value="0.509822852400254">
            <text:p>0,5098228524</text:p>
          </table:table-cell>
          <table:table-cell table:formula="of:=[.E287]/[.M$1]" office:value-type="float" office:value="0.0738850013435663">
            <text:p>0,0738850013</text:p>
          </table:table-cell>
          <table:table-cell table:number-columns-repeated="10"/>
        </table:table-row>
        <table:table-row table:style-name="ro2">
          <table:table-cell office:value-type="string">
            <text:p>созда</text:p>
          </table:table-cell>
          <table:table-cell office:value-type="float" office:value="1">
            <text:p>1</text:p>
          </table:table-cell>
          <table:table-cell office:value-type="float" office:value="0.348568403348">
            <text:p>0,3485684033</text:p>
          </table:table-cell>
          <table:table-cell office:value-type="float" office:value="0.000252127530184">
            <text:p>0,0002521275</text:p>
          </table:table-cell>
          <table:table-cell office:value-type="float" office:value="0.00694124464936">
            <text:p>0,0069412446</text:p>
          </table:table-cell>
          <table:table-cell/>
          <table:table-cell table:formula="of:=[.C288]/[.K$1]" office:value-type="float" office:value="0.0225815726267149">
            <text:p>0,0225815726</text:p>
          </table:table-cell>
          <table:table-cell table:formula="of:=[.D288]/[.L$1]" office:value-type="float" office:value="0.509821691302483">
            <text:p>0,5098216913</text:p>
          </table:table-cell>
          <table:table-cell table:formula="of:=[.E288]/[.M$1]" office:value-type="float" office:value="0.0718399929641136">
            <text:p>0,071839993</text:p>
          </table:table-cell>
          <table:table-cell table:number-columns-repeated="10"/>
        </table:table-row>
        <table:table-row table:style-name="ro2">
          <table:table-cell office:value-type="string">
            <text:p>interner</text:p>
          </table:table-cell>
          <table:table-cell office:value-type="float" office:value="1">
            <text:p>1</text:p>
          </table:table-cell>
          <table:table-cell office:value-type="float" office:value="0.198188889967">
            <text:p>0,19818889</text:p>
          </table:table-cell>
          <table:table-cell office:value-type="float" office:value="0.000252127512356">
            <text:p>0,0002521275</text:p>
          </table:table-cell>
          <table:table-cell office:value-type="float" office:value="0.00673590610122">
            <text:p>0,0067359061</text:p>
          </table:table-cell>
          <table:table-cell/>
          <table:table-cell table:formula="of:=[.C289]/[.K$1]" office:value-type="float" office:value="0.0128394219602564">
            <text:p>0,012839422</text:p>
          </table:table-cell>
          <table:table-cell table:formula="of:=[.D289]/[.L$1]" office:value-type="float" office:value="0.509821655252865">
            <text:p>0,5098216553</text:p>
          </table:table-cell>
          <table:table-cell table:formula="of:=[.E289]/[.M$1]" office:value-type="float" office:value="0.0697147948766209">
            <text:p>0,0697147949</text:p>
          </table:table-cell>
          <table:table-cell table:number-columns-repeated="10"/>
        </table:table-row>
        <table:table-row table:style-name="ro2">
          <table:table-cell office:value-type="string">
            <text:p>объединя</text:p>
          </table:table-cell>
          <table:table-cell office:value-type="float" office:value="1">
            <text:p>1</text:p>
          </table:table-cell>
          <table:table-cell office:value-type="float" office:value="0.350109007274">
            <text:p>0,3501090073</text:p>
          </table:table-cell>
          <table:table-cell office:value-type="float" office:value="0.000252127348578">
            <text:p>0,0002521273</text:p>
          </table:table-cell>
          <table:table-cell office:value-type="float" office:value="0.00690727583755">
            <text:p>0,0069072758</text:p>
          </table:table-cell>
          <table:table-cell/>
          <table:table-cell table:formula="of:=[.C290]/[.K$1]" office:value-type="float" office:value="0.0226813787454274">
            <text:p>0,0226813787</text:p>
          </table:table-cell>
          <table:table-cell table:formula="of:=[.D290]/[.L$1]" office:value-type="float" office:value="0.509821324080871">
            <text:p>0,5098213241</text:p>
          </table:table-cell>
          <table:table-cell table:formula="of:=[.E290]/[.M$1]" office:value-type="float" office:value="0.0714884250069671">
            <text:p>0,071488425</text:p>
          </table:table-cell>
          <table:table-cell table:number-columns-repeated="10"/>
        </table:table-row>
        <table:table-row table:style-name="ro2">
          <table:table-cell office:value-type="string">
            <text:p>конкуренц</text:p>
          </table:table-cell>
          <table:table-cell office:value-type="float" office:value="1">
            <text:p>1</text:p>
          </table:table-cell>
          <table:table-cell office:value-type="float" office:value="0.218090223468">
            <text:p>0,2180902235</text:p>
          </table:table-cell>
          <table:table-cell office:value-type="float" office:value="0.000252127140389">
            <text:p>0,0002521271</text:p>
          </table:table-cell>
          <table:table-cell office:value-type="float" office:value="0.00698247619904">
            <text:p>0,0069824762</text:p>
          </table:table-cell>
          <table:table-cell/>
          <table:table-cell table:formula="of:=[.C291]/[.K$1]" office:value-type="float" office:value="0.0141287052214607">
            <text:p>0,0141287052</text:p>
          </table:table-cell>
          <table:table-cell table:formula="of:=[.D291]/[.L$1]" office:value-type="float" office:value="0.509820903106343">
            <text:p>0,5098209031</text:p>
          </table:table-cell>
          <table:table-cell table:formula="of:=[.E291]/[.M$1]" office:value-type="float" office:value="0.072266728281559">
            <text:p>0,0722667283</text:p>
          </table:table-cell>
          <table:table-cell table:number-columns-repeated="10"/>
        </table:table-row>
        <table:table-row table:style-name="ro2">
          <table:table-cell office:value-type="string">
            <text:p>легк</text:p>
          </table:table-cell>
          <table:table-cell office:value-type="float" office:value="1">
            <text:p>1</text:p>
          </table:table-cell>
          <table:table-cell office:value-type="float" office:value="0.138658960981">
            <text:p>0,138658961</text:p>
          </table:table-cell>
          <table:table-cell office:value-type="float" office:value="0.000252126946099">
            <text:p>0,0002521269</text:p>
          </table:table-cell>
          <table:table-cell office:value-type="float" office:value="0.00690286202097">
            <text:p>0,006902862</text:p>
          </table:table-cell>
          <table:table-cell/>
          <table:table-cell table:formula="of:=[.C292]/[.K$1]" office:value-type="float" office:value="0.00898284918444328">
            <text:p>0,0089828492</text:p>
          </table:table-cell>
          <table:table-cell table:formula="of:=[.D292]/[.L$1]" office:value-type="float" office:value="0.509820510236685">
            <text:p>0,5098205102</text:p>
          </table:table-cell>
          <table:table-cell table:formula="of:=[.E292]/[.M$1]" office:value-type="float" office:value="0.071442743206646">
            <text:p>0,0714427432</text:p>
          </table:table-cell>
          <table:table-cell table:number-columns-repeated="10"/>
        </table:table-row>
        <table:table-row table:style-name="ro2">
          <table:table-cell office:value-type="string">
            <text:p>nothing</text:p>
          </table:table-cell>
          <table:table-cell office:value-type="float" office:value="1">
            <text:p>1</text:p>
          </table:table-cell>
          <table:table-cell office:value-type="float" office:value="0.267386034349">
            <text:p>0,2673860343</text:p>
          </table:table-cell>
          <table:table-cell office:value-type="float" office:value="0.000252126771923">
            <text:p>0,0002521268</text:p>
          </table:table-cell>
          <table:table-cell office:value-type="float" office:value="0.00680615598151">
            <text:p>0,006806156</text:p>
          </table:table-cell>
          <table:table-cell/>
          <table:table-cell table:formula="of:=[.C293]/[.K$1]" office:value-type="float" office:value="0.0173222733214665">
            <text:p>0,0173222733</text:p>
          </table:table-cell>
          <table:table-cell table:formula="of:=[.D293]/[.L$1]" office:value-type="float" office:value="0.509820158039117">
            <text:p>0,509820158</text:p>
          </table:table-cell>
          <table:table-cell table:formula="of:=[.E293]/[.M$1]" office:value-type="float" office:value="0.0704418620181354">
            <text:p>0,070441862</text:p>
          </table:table-cell>
          <table:table-cell table:number-columns-repeated="10"/>
        </table:table-row>
        <table:table-row table:style-name="ro2">
          <table:table-cell office:value-type="string">
            <text:p>пользова</text:p>
          </table:table-cell>
          <table:table-cell office:value-type="float" office:value="1">
            <text:p>1</text:p>
          </table:table-cell>
          <table:table-cell office:value-type="float" office:value="0.293090003585">
            <text:p>0,2930900036</text:p>
          </table:table-cell>
          <table:table-cell office:value-type="float" office:value="0.000252126609066">
            <text:p>0,0002521266</text:p>
          </table:table-cell>
          <table:table-cell office:value-type="float" office:value="0.00681283236069">
            <text:p>0,0068128324</text:p>
          </table:table-cell>
          <table:table-cell/>
          <table:table-cell table:formula="of:=[.C294]/[.K$1]" office:value-type="float" office:value="0.0189874731574886">
            <text:p>0,0189874732</text:p>
          </table:table-cell>
          <table:table-cell table:formula="of:=[.D294]/[.L$1]" office:value-type="float" office:value="0.509819828729458">
            <text:p>0,5098198287</text:p>
          </table:table-cell>
          <table:table-cell table:formula="of:=[.E294]/[.M$1]" office:value-type="float" office:value="0.0705109607255785">
            <text:p>0,0705109607</text:p>
          </table:table-cell>
          <table:table-cell table:number-columns-repeated="10"/>
        </table:table-row>
        <table:table-row table:style-name="ro2">
          <table:table-cell office:value-type="string">
            <text:p>иде</text:p>
          </table:table-cell>
          <table:table-cell office:value-type="float" office:value="1">
            <text:p>1</text:p>
          </table:table-cell>
          <table:table-cell office:value-type="float" office:value="0.395195357686">
            <text:p>0,3951953577</text:p>
          </table:table-cell>
          <table:table-cell office:value-type="float" office:value="0.000252124838705">
            <text:p>0,0002521248</text:p>
          </table:table-cell>
          <table:table-cell office:value-type="float" office:value="0.0067944537525">
            <text:p>0,0067944538</text:p>
          </table:table-cell>
          <table:table-cell/>
          <table:table-cell table:formula="of:=[.C295]/[.K$1]" office:value-type="float" office:value="0.0256022421585281">
            <text:p>0,0256022422</text:p>
          </table:table-cell>
          <table:table-cell table:formula="of:=[.D295]/[.L$1]" office:value-type="float" office:value="0.509816248920309">
            <text:p>0,5098162489</text:p>
          </table:table-cell>
          <table:table-cell table:formula="of:=[.E295]/[.M$1]" office:value-type="float" office:value="0.0703207471328072">
            <text:p>0,0703207471</text:p>
          </table:table-cell>
          <table:table-cell table:number-columns-repeated="10"/>
        </table:table-row>
        <table:table-row table:style-name="ro2">
          <table:table-cell office:value-type="string">
            <text:p>зрен</text:p>
          </table:table-cell>
          <table:table-cell office:value-type="float" office:value="2">
            <text:p>2</text:p>
          </table:table-cell>
          <table:table-cell office:value-type="float" office:value="0.161077979867">
            <text:p>0,1610779799</text:p>
          </table:table-cell>
          <table:table-cell office:value-type="float" office:value="0.00025212372652">
            <text:p>0,0002521237</text:p>
          </table:table-cell>
          <table:table-cell office:value-type="float" office:value="0.00527613012626">
            <text:p>0,0052761301</text:p>
          </table:table-cell>
          <table:table-cell/>
          <table:table-cell table:formula="of:=[.C296]/[.K$1]" office:value-type="float" office:value="0.0104352375774568">
            <text:p>0,0104352376</text:p>
          </table:table-cell>
          <table:table-cell table:formula="of:=[.D296]/[.L$1]" office:value-type="float" office:value="0.509813999994786">
            <text:p>0,509814</text:p>
          </table:table-cell>
          <table:table-cell table:formula="of:=[.E296]/[.M$1]" office:value-type="float" office:value="0.0546065108342226">
            <text:p>0,0546065108</text:p>
          </table:table-cell>
          <table:table-cell table:number-columns-repeated="10"/>
        </table:table-row>
        <table:table-row table:style-name="ro1">
          <table:table-cell office:value-type="string">
            <text:p>институт</text:p>
          </table:table-cell>
          <table:table-cell office:value-type="float" office:value="2">
            <text:p>2</text:p>
          </table:table-cell>
          <table:table-cell office:value-type="float" office:value="0.125342624338">
            <text:p>0,1253426243</text:p>
          </table:table-cell>
          <table:table-cell office:value-type="float" office:value="0.000252123182939">
            <text:p>0,0002521232</text:p>
          </table:table-cell>
          <table:table-cell office:value-type="float" office:value="0.00553637652522">
            <text:p>0,0055363765</text:p>
          </table:table-cell>
          <table:table-cell/>
          <table:table-cell table:formula="of:=[.C297]/[.K$1]" office:value-type="float" office:value="0.00812016679516924">
            <text:p>0,0081201668</text:p>
          </table:table-cell>
          <table:table-cell table:formula="of:=[.D297]/[.L$1]" office:value-type="float" office:value="0.509812900831261">
            <text:p>0,5098129008</text:p>
          </table:table-cell>
          <table:table-cell table:formula="of:=[.E297]/[.M$1]" office:value-type="float" office:value="0.0572999902337631">
            <text:p>0,0572999902</text:p>
          </table:table-cell>
          <table:table-cell table:number-columns-repeated="10"/>
        </table:table-row>
        <table:table-row table:style-name="ro2">
          <table:table-cell office:value-type="string">
            <text:p>обвиня</text:p>
          </table:table-cell>
          <table:table-cell office:value-type="float" office:value="1">
            <text:p>1</text:p>
          </table:table-cell>
          <table:table-cell office:value-type="float" office:value="0.213966468982">
            <text:p>0,213966469</text:p>
          </table:table-cell>
          <table:table-cell office:value-type="float" office:value="0.00025212207125">
            <text:p>0,0002521221</text:p>
          </table:table-cell>
          <table:table-cell office:value-type="float" office:value="0.00679525547842">
            <text:p>0,0067952555</text:p>
          </table:table-cell>
          <table:table-cell/>
          <table:table-cell table:formula="of:=[.C298]/[.K$1]" office:value-type="float" office:value="0.0138615528905956">
            <text:p>0,0138615529</text:p>
          </table:table-cell>
          <table:table-cell table:formula="of:=[.D298]/[.L$1]" office:value-type="float" office:value="0.509810652908689">
            <text:p>0,5098106529</text:p>
          </table:table-cell>
          <table:table-cell table:formula="of:=[.E298]/[.M$1]" office:value-type="float" office:value="0.0703290447778782">
            <text:p>0,0703290448</text:p>
          </table:table-cell>
          <table:table-cell table:number-columns-repeated="10"/>
        </table:table-row>
        <table:table-row table:style-name="ro2">
          <table:table-cell office:value-type="string">
            <text:p>означа</text:p>
          </table:table-cell>
          <table:table-cell office:value-type="float" office:value="1">
            <text:p>1</text:p>
          </table:table-cell>
          <table:table-cell office:value-type="float" office:value="0.137492161209">
            <text:p>0,1374921612</text:p>
          </table:table-cell>
          <table:table-cell office:value-type="float" office:value="0.000252121731842">
            <text:p>0,0002521217</text:p>
          </table:table-cell>
          <table:table-cell office:value-type="float" office:value="0.00695218164617">
            <text:p>0,0069521816</text:p>
          </table:table-cell>
          <table:table-cell/>
          <table:table-cell table:formula="of:=[.C299]/[.K$1]" office:value-type="float" office:value="0.00890725950523203">
            <text:p>0,0089072595</text:p>
          </table:table-cell>
          <table:table-cell table:formula="of:=[.D299]/[.L$1]" office:value-type="float" office:value="0.509809966599024">
            <text:p>0,5098099666</text:p>
          </table:table-cell>
          <table:table-cell table:formula="of:=[.E299]/[.M$1]" office:value-type="float" office:value="0.0719531879044405">
            <text:p>0,0719531879</text:p>
          </table:table-cell>
          <table:table-cell table:number-columns-repeated="10"/>
        </table:table-row>
        <table:table-row table:style-name="ro1">
          <table:table-cell office:value-type="string">
            <text:p>ослаблен</text:p>
          </table:table-cell>
          <table:table-cell office:value-type="float" office:value="1">
            <text:p>1</text:p>
          </table:table-cell>
          <table:table-cell office:value-type="float" office:value="0.228713068053">
            <text:p>0,2287130681</text:p>
          </table:table-cell>
          <table:table-cell office:value-type="float" office:value="0.000252121338003">
            <text:p>0,0002521213</text:p>
          </table:table-cell>
          <table:table-cell office:value-type="float" office:value="0.0068521206123">
            <text:p>0,0068521206</text:p>
          </table:table-cell>
          <table:table-cell/>
          <table:table-cell table:formula="of:=[.C300]/[.K$1]" office:value-type="float" office:value="0.0148168930611916">
            <text:p>0,0148168931</text:p>
          </table:table-cell>
          <table:table-cell table:formula="of:=[.D300]/[.L$1]" office:value-type="float" office:value="0.509809170225598">
            <text:p>0,5098091702</text:p>
          </table:table-cell>
          <table:table-cell table:formula="of:=[.E300]/[.M$1]" office:value-type="float" office:value="0.0709175834368951">
            <text:p>0,0709175834</text:p>
          </table:table-cell>
          <table:table-cell table:number-columns-repeated="10"/>
        </table:table-row>
        <table:table-row table:style-name="ro1">
          <table:table-cell office:value-type="string">
            <text:p>ссылок</text:p>
          </table:table-cell>
          <table:table-cell office:value-type="float" office:value="1">
            <text:p>1</text:p>
          </table:table-cell>
          <table:table-cell office:value-type="float" office:value="0.271486435502">
            <text:p>0,2714864355</text:p>
          </table:table-cell>
          <table:table-cell office:value-type="float" office:value="0.000252120827585">
            <text:p>0,0002521208</text:p>
          </table:table-cell>
          <table:table-cell office:value-type="float" office:value="0.00673581303945">
            <text:p>0,006735813</text:p>
          </table:table-cell>
          <table:table-cell/>
          <table:table-cell table:formula="of:=[.C301]/[.K$1]" office:value-type="float" office:value="0.017587912735555">
            <text:p>0,0175879127</text:p>
          </table:table-cell>
          <table:table-cell table:formula="of:=[.D301]/[.L$1]" office:value-type="float" office:value="0.509808138120267">
            <text:p>0,5098081381</text:p>
          </table:table-cell>
          <table:table-cell table:formula="of:=[.E301]/[.M$1]" office:value-type="float" office:value="0.0697138317126294">
            <text:p>0,0697138317</text:p>
          </table:table-cell>
          <table:table-cell table:number-columns-repeated="10"/>
        </table:table-row>
        <table:table-row table:style-name="ro2">
          <table:table-cell office:value-type="string">
            <text:p>оналайнов</text:p>
          </table:table-cell>
          <table:table-cell office:value-type="float" office:value="1">
            <text:p>1</text:p>
          </table:table-cell>
          <table:table-cell office:value-type="float" office:value="0.22270099636">
            <text:p>0,2227009964</text:p>
          </table:table-cell>
          <table:table-cell office:value-type="float" office:value="0.00025212020509">
            <text:p>0,0002521202</text:p>
          </table:table-cell>
          <table:table-cell office:value-type="float" office:value="0.00672492665728">
            <text:p>0,0067249267</text:p>
          </table:table-cell>
          <table:table-cell/>
          <table:table-cell table:formula="of:=[.C302]/[.K$1]" office:value-type="float" office:value="0.0144274084370303">
            <text:p>0,0144274084</text:p>
          </table:table-cell>
          <table:table-cell table:formula="of:=[.D302]/[.L$1]" office:value-type="float" office:value="0.509806879386429">
            <text:p>0,5098068794</text:p>
          </table:table-cell>
          <table:table-cell table:formula="of:=[.E302]/[.M$1]" office:value-type="float" office:value="0.069601160620051">
            <text:p>0,0696011606</text:p>
          </table:table-cell>
          <table:table-cell table:number-columns-repeated="10"/>
        </table:table-row>
        <table:table-row table:style-name="ro1">
          <table:table-cell office:value-type="string">
            <text:p>ко</text:p>
          </table:table-cell>
          <table:table-cell office:value-type="float" office:value="1">
            <text:p>1</text:p>
          </table:table-cell>
          <table:table-cell office:value-type="float" office:value="0.182838819234">
            <text:p>0,1828388192</text:p>
          </table:table-cell>
          <table:table-cell office:value-type="float" office:value="0.000252119767995">
            <text:p>0,0002521198</text:p>
          </table:table-cell>
          <table:table-cell office:value-type="float" office:value="0.00685269194809">
            <text:p>0,0068526919</text:p>
          </table:table-cell>
          <table:table-cell/>
          <table:table-cell table:formula="of:=[.C303]/[.K$1]" office:value-type="float" office:value="0.0118449866248873">
            <text:p>0,0118449866</text:p>
          </table:table-cell>
          <table:table-cell table:formula="of:=[.D303]/[.L$1]" office:value-type="float" office:value="0.509805995545969">
            <text:p>0,5098059955</text:p>
          </table:table-cell>
          <table:table-cell table:formula="of:=[.E303]/[.M$1]" office:value-type="float" office:value="0.0709234966068246">
            <text:p>0,0709234966</text:p>
          </table:table-cell>
          <table:table-cell table:number-columns-repeated="10"/>
        </table:table-row>
        <table:table-row table:style-name="ro2">
          <table:table-cell office:value-type="string">
            <text:p>asterdat</text:p>
          </table:table-cell>
          <table:table-cell office:value-type="float" office:value="1">
            <text:p>1</text:p>
          </table:table-cell>
          <table:table-cell office:value-type="float" office:value="0.267796654952">
            <text:p>0,267796655</text:p>
          </table:table-cell>
          <table:table-cell office:value-type="float" office:value="0.000252119546973">
            <text:p>0,0002521195</text:p>
          </table:table-cell>
          <table:table-cell office:value-type="float" office:value="0.00693048181977">
            <text:p>0,0069304818</text:p>
          </table:table-cell>
          <table:table-cell/>
          <table:table-cell table:formula="of:=[.C304]/[.K$1]" office:value-type="float" office:value="0.0173488748690526">
            <text:p>0,0173488749</text:p>
          </table:table-cell>
          <table:table-cell table:formula="of:=[.D304]/[.L$1]" office:value-type="float" office:value="0.509805548622106">
            <text:p>0,5098055486</text:p>
          </table:table-cell>
          <table:table-cell table:formula="of:=[.E304]/[.M$1]" office:value-type="float" office:value="0.0717286006071116">
            <text:p>0,0717286006</text:p>
          </table:table-cell>
          <table:table-cell table:number-columns-repeated="10"/>
        </table:table-row>
        <table:table-row table:style-name="ro2">
          <table:table-cell office:value-type="string">
            <text:p>приня</text:p>
          </table:table-cell>
          <table:table-cell office:value-type="float" office:value="1">
            <text:p>1</text:p>
          </table:table-cell>
          <table:table-cell office:value-type="float" office:value="0.31381015068">
            <text:p>0,3138101507</text:p>
          </table:table-cell>
          <table:table-cell office:value-type="float" office:value="0.000252118938273">
            <text:p>0,0002521189</text:p>
          </table:table-cell>
          <table:table-cell office:value-type="float" office:value="0.0034631778425">
            <text:p>0,0034631778</text:p>
          </table:table-cell>
          <table:table-cell/>
          <table:table-cell table:formula="of:=[.C305]/[.K$1]" office:value-type="float" office:value="0.0203298022440261">
            <text:p>0,0203298022</text:p>
          </table:table-cell>
          <table:table-cell table:formula="of:=[.D305]/[.L$1]" office:value-type="float" office:value="0.509804317782842">
            <text:p>0,5098043178</text:p>
          </table:table-cell>
          <table:table-cell table:formula="of:=[.E305]/[.M$1]" office:value-type="float" office:value="0.0358429481176137">
            <text:p>0,0358429481</text:p>
          </table:table-cell>
          <table:table-cell table:number-columns-repeated="10"/>
        </table:table-row>
        <table:table-row table:style-name="ro1">
          <table:table-cell office:value-type="string">
            <text:p>ядер</text:p>
          </table:table-cell>
          <table:table-cell office:value-type="float" office:value="1">
            <text:p>1</text:p>
          </table:table-cell>
          <table:table-cell office:value-type="float" office:value="0.20803178375">
            <text:p>0,2080317838</text:p>
          </table:table-cell>
          <table:table-cell office:value-type="float" office:value="0.000252116175145">
            <text:p>0,0002521162</text:p>
          </table:table-cell>
          <table:table-cell office:value-type="float" office:value="0.0069035487827">
            <text:p>0,0069035488</text:p>
          </table:table-cell>
          <table:table-cell/>
          <table:table-cell table:formula="of:=[.C306]/[.K$1]" office:value-type="float" office:value="0.0134770816525376">
            <text:p>0,0134770817</text:p>
          </table:table-cell>
          <table:table-cell table:formula="of:=[.D306]/[.L$1]" office:value-type="float" office:value="0.509798730520757">
            <text:p>0,5097987305</text:p>
          </table:table-cell>
          <table:table-cell table:formula="of:=[.E306]/[.M$1]" office:value-type="float" office:value="0.0714498510036397">
            <text:p>0,071449851</text:p>
          </table:table-cell>
          <table:table-cell table:number-columns-repeated="10"/>
        </table:table-row>
        <table:table-row table:style-name="ro2">
          <table:table-cell office:value-type="string">
            <text:p>затрагива</text:p>
          </table:table-cell>
          <table:table-cell office:value-type="float" office:value="1">
            <text:p>1</text:p>
          </table:table-cell>
          <table:table-cell office:value-type="float" office:value="0.227232616524">
            <text:p>0,2272326165</text:p>
          </table:table-cell>
          <table:table-cell office:value-type="float" office:value="0.000252116111278">
            <text:p>0,0002521161</text:p>
          </table:table-cell>
          <table:table-cell office:value-type="float" office:value="0.00691578732877">
            <text:p>0,0069157873</text:p>
          </table:table-cell>
          <table:table-cell/>
          <table:table-cell table:formula="of:=[.C307]/[.K$1]" office:value-type="float" office:value="0.0147209838410748">
            <text:p>0,0147209838</text:p>
          </table:table-cell>
          <table:table-cell table:formula="of:=[.D307]/[.L$1]" office:value-type="float" office:value="0.509798601376661">
            <text:p>0,5097986014</text:p>
          </table:table-cell>
          <table:table-cell table:formula="of:=[.E307]/[.M$1]" office:value-type="float" office:value="0.0715765166245728">
            <text:p>0,0715765166</text:p>
          </table:table-cell>
          <table:table-cell table:number-columns-repeated="10"/>
        </table:table-row>
        <table:table-row table:style-name="ro2">
          <table:table-cell office:value-type="string">
            <text:p>наход</text:p>
          </table:table-cell>
          <table:table-cell office:value-type="float" office:value="1">
            <text:p>1</text:p>
          </table:table-cell>
          <table:table-cell office:value-type="float" office:value="0.162600245888">
            <text:p>0,1626002459</text:p>
          </table:table-cell>
          <table:table-cell office:value-type="float" office:value="0.000252113626115">
            <text:p>0,0002521136</text:p>
          </table:table-cell>
          <table:table-cell office:value-type="float" office:value="0.00715038739494">
            <text:p>0,0071503874</text:p>
          </table:table-cell>
          <table:table-cell/>
          <table:table-cell table:formula="of:=[.C308]/[.K$1]" office:value-type="float" office:value="0.0105338556976887">
            <text:p>0,0105338557</text:p>
          </table:table-cell>
          <table:table-cell table:formula="of:=[.D308]/[.L$1]" office:value-type="float" office:value="0.509793576181661">
            <text:p>0,5097935762</text:p>
          </table:table-cell>
          <table:table-cell table:formula="of:=[.E308]/[.M$1]" office:value-type="float" office:value="0.0740045634597448">
            <text:p>0,0740045635</text:p>
          </table:table-cell>
          <table:table-cell table:number-columns-repeated="10"/>
        </table:table-row>
        <table:table-row table:style-name="ro1">
          <table:table-cell office:value-type="string">
            <text:p>тест</text:p>
          </table:table-cell>
          <table:table-cell office:value-type="float" office:value="1">
            <text:p>1</text:p>
          </table:table-cell>
          <table:table-cell office:value-type="float" office:value="0.119375548355">
            <text:p>0,1193755484</text:p>
          </table:table-cell>
          <table:table-cell office:value-type="float" office:value="0.000252113378048">
            <text:p>0,0002521134</text:p>
          </table:table-cell>
          <table:table-cell office:value-type="float" office:value="0.00705588204043">
            <text:p>0,007055882</text:p>
          </table:table-cell>
          <table:table-cell/>
          <table:table-cell table:formula="of:=[.C309]/[.K$1]" office:value-type="float" office:value="0.00773359716239414">
            <text:p>0,0077335972</text:p>
          </table:table-cell>
          <table:table-cell table:formula="of:=[.D309]/[.L$1]" office:value-type="float" office:value="0.509793074570681">
            <text:p>0,5097930746</text:p>
          </table:table-cell>
          <table:table-cell table:formula="of:=[.E309]/[.M$1]" office:value-type="float" office:value="0.0730264587615196">
            <text:p>0,0730264588</text:p>
          </table:table-cell>
          <table:table-cell table:number-columns-repeated="10"/>
        </table:table-row>
        <table:table-row table:style-name="ro2">
          <table:table-cell office:value-type="string">
            <text:p>noacid</text:p>
          </table:table-cell>
          <table:table-cell office:value-type="float" office:value="1">
            <text:p>1</text:p>
          </table:table-cell>
          <table:table-cell office:value-type="float" office:value="0.230959470329">
            <text:p>0,2309594703</text:p>
          </table:table-cell>
          <table:table-cell office:value-type="float" office:value="0.000252111931486">
            <text:p>0,0002521119</text:p>
          </table:table-cell>
          <table:table-cell office:value-type="float" office:value="0.00671156868546">
            <text:p>0,0067115687</text:p>
          </table:table-cell>
          <table:table-cell/>
          <table:table-cell table:formula="of:=[.C310]/[.K$1]" office:value-type="float" office:value="0.014962423452521">
            <text:p>0,0149624235</text:p>
          </table:table-cell>
          <table:table-cell table:formula="of:=[.D310]/[.L$1]" office:value-type="float" office:value="0.509790149508572">
            <text:p>0,5097901495</text:p>
          </table:table-cell>
          <table:table-cell table:formula="of:=[.E310]/[.M$1]" office:value-type="float" office:value="0.0694629092472728">
            <text:p>0,0694629092</text:p>
          </table:table-cell>
          <table:table-cell table:number-columns-repeated="10"/>
        </table:table-row>
        <table:table-row table:style-name="ro2">
          <table:table-cell office:value-type="string">
            <text:p>готовн</text:p>
          </table:table-cell>
          <table:table-cell office:value-type="float" office:value="1">
            <text:p>1</text:p>
          </table:table-cell>
          <table:table-cell office:value-type="float" office:value="0.348684257523">
            <text:p>0,3486842575</text:p>
          </table:table-cell>
          <table:table-cell office:value-type="float" office:value="0.000252110783208">
            <text:p>0,0002521108</text:p>
          </table:table-cell>
          <table:table-cell office:value-type="float" office:value="0.00674976408355">
            <text:p>0,0067497641</text:p>
          </table:table-cell>
          <table:table-cell/>
          <table:table-cell table:formula="of:=[.C311]/[.K$1]" office:value-type="float" office:value="0.0225890780960625">
            <text:p>0,0225890781</text:p>
          </table:table-cell>
          <table:table-cell table:formula="of:=[.D311]/[.L$1]" office:value-type="float" office:value="0.509787827600164">
            <text:p>0,5097878276</text:p>
          </table:table-cell>
          <table:table-cell table:formula="of:=[.E311]/[.M$1]" office:value-type="float" office:value="0.0698582212220928">
            <text:p>0,0698582212</text:p>
          </table:table-cell>
          <table:table-cell table:number-columns-repeated="10"/>
        </table:table-row>
        <table:table-row table:style-name="ro2">
          <table:table-cell office:value-type="string">
            <text:p>amazon</text:p>
          </table:table-cell>
          <table:table-cell office:value-type="float" office:value="1">
            <text:p>1</text:p>
          </table:table-cell>
          <table:table-cell office:value-type="float" office:value="0.260678951514">
            <text:p>0,2606789515</text:p>
          </table:table-cell>
          <table:table-cell office:value-type="float" office:value="0.000252110168159">
            <text:p>0,0002521102</text:p>
          </table:table-cell>
          <table:table-cell office:value-type="float" office:value="0.00699096940167">
            <text:p>0,0069909694</text:p>
          </table:table-cell>
          <table:table-cell/>
          <table:table-cell table:formula="of:=[.C312]/[.K$1]" office:value-type="float" office:value="0.0168877632606084">
            <text:p>0,0168877633</text:p>
          </table:table-cell>
          <table:table-cell table:formula="of:=[.D312]/[.L$1]" office:value-type="float" office:value="0.509786583922724">
            <text:p>0,5097865839</text:p>
          </table:table-cell>
          <table:table-cell table:formula="of:=[.E312]/[.M$1]" office:value-type="float" office:value="0.0723546306172357">
            <text:p>0,0723546306</text:p>
          </table:table-cell>
          <table:table-cell table:number-columns-repeated="10"/>
        </table:table-row>
        <table:table-row table:style-name="ro2">
          <table:table-cell office:value-type="string">
            <text:p>разновидн</text:p>
          </table:table-cell>
          <table:table-cell office:value-type="float" office:value="1">
            <text:p>1</text:p>
          </table:table-cell>
          <table:table-cell office:value-type="float" office:value="0.199044795326">
            <text:p>0,1990447953</text:p>
          </table:table-cell>
          <table:table-cell office:value-type="float" office:value="0.000252110103905">
            <text:p>0,0002521101</text:p>
          </table:table-cell>
          <table:table-cell office:value-type="float" office:value="0.00678659824483">
            <text:p>0,0067865982</text:p>
          </table:table-cell>
          <table:table-cell/>
          <table:table-cell table:formula="of:=[.C313]/[.K$1]" office:value-type="float" office:value="0.0128948707296807">
            <text:p>0,0128948707</text:p>
          </table:table-cell>
          <table:table-cell table:formula="of:=[.D313]/[.L$1]" office:value-type="float" office:value="0.509786453996083">
            <text:p>0,509786454</text:p>
          </table:table-cell>
          <table:table-cell table:formula="of:=[.E313]/[.M$1]" office:value-type="float" office:value="0.0702394447664089">
            <text:p>0,0702394448</text:p>
          </table:table-cell>
          <table:table-cell table:number-columns-repeated="10"/>
        </table:table-row>
        <table:table-row table:style-name="ro2">
          <table:table-cell office:value-type="string">
            <text:p>stonebraker</text:p>
          </table:table-cell>
          <table:table-cell office:value-type="float" office:value="1">
            <text:p>1</text:p>
          </table:table-cell>
          <table:table-cell office:value-type="float" office:value="0.203675378157">
            <text:p>0,2036753782</text:p>
          </table:table-cell>
          <table:table-cell office:value-type="float" office:value="0.000252107641788">
            <text:p>0,0002521076</text:p>
          </table:table-cell>
          <table:table-cell office:value-type="float" office:value="0.00707224375554">
            <text:p>0,0070722438</text:p>
          </table:table-cell>
          <table:table-cell/>
          <table:table-cell table:formula="of:=[.C314]/[.K$1]" office:value-type="float" office:value="0.0131948573076318">
            <text:p>0,0131948573</text:p>
          </table:table-cell>
          <table:table-cell table:formula="of:=[.D314]/[.L$1]" office:value-type="float" office:value="0.509781475401908">
            <text:p>0,5097814754</text:p>
          </table:table-cell>
          <table:table-cell table:formula="of:=[.E314]/[.M$1]" office:value-type="float" office:value="0.0731957980598386">
            <text:p>0,0731957981</text:p>
          </table:table-cell>
          <table:table-cell table:number-columns-repeated="10"/>
        </table:table-row>
        <table:table-row table:style-name="ro2">
          <table:table-cell office:value-type="string">
            <text:p>kossman</text:p>
          </table:table-cell>
          <table:table-cell office:value-type="float" office:value="1">
            <text:p>1</text:p>
          </table:table-cell>
          <table:table-cell office:value-type="float" office:value="0.144462479806">
            <text:p>0,1444624798</text:p>
          </table:table-cell>
          <table:table-cell office:value-type="float" office:value="0.000252107337365">
            <text:p>0,0002521073</text:p>
          </table:table-cell>
          <table:table-cell office:value-type="float" office:value="0.00686237767334">
            <text:p>0,0068623777</text:p>
          </table:table-cell>
          <table:table-cell/>
          <table:table-cell table:formula="of:=[.C315]/[.K$1]" office:value-type="float" office:value="0.00935882296915379">
            <text:p>0,009358823</text:p>
          </table:table-cell>
          <table:table-cell table:formula="of:=[.D315]/[.L$1]" office:value-type="float" office:value="0.509780859834665">
            <text:p>0,5097808598</text:p>
          </table:table-cell>
          <table:table-cell table:formula="of:=[.E315]/[.M$1]" office:value-type="float" office:value="0.0710237412270566">
            <text:p>0,0710237412</text:p>
          </table:table-cell>
          <table:table-cell table:number-columns-repeated="10"/>
        </table:table-row>
        <table:table-row table:style-name="ro2">
          <table:table-cell office:value-type="string">
            <text:p>материальн</text:p>
          </table:table-cell>
          <table:table-cell office:value-type="float" office:value="1">
            <text:p>1</text:p>
          </table:table-cell>
          <table:table-cell office:value-type="float" office:value="0.136333490619">
            <text:p>0,1363334906</text:p>
          </table:table-cell>
          <table:table-cell office:value-type="float" office:value="0.000252106828165">
            <text:p>0,0002521068</text:p>
          </table:table-cell>
          <table:table-cell office:value-type="float" office:value="0.00686101498158">
            <text:p>0,006861015</text:p>
          </table:table-cell>
          <table:table-cell/>
          <table:table-cell table:formula="of:=[.C316]/[.K$1]" office:value-type="float" office:value="0.00883219646501607">
            <text:p>0,0088321965</text:p>
          </table:table-cell>
          <table:table-cell table:formula="of:=[.D316]/[.L$1]" office:value-type="float" office:value="0.509779830192225">
            <text:p>0,5097798302</text:p>
          </table:table-cell>
          <table:table-cell table:formula="of:=[.E316]/[.M$1]" office:value-type="float" office:value="0.0710096377382162">
            <text:p>0,0710096377</text:p>
          </table:table-cell>
          <table:table-cell table:number-columns-repeated="10"/>
        </table:table-row>
        <table:table-row table:style-name="ro1">
          <table:table-cell office:value-type="string">
            <text:p>кажет</text:p>
          </table:table-cell>
          <table:table-cell office:value-type="float" office:value="1">
            <text:p>1</text:p>
          </table:table-cell>
          <table:table-cell office:value-type="float" office:value="0.218616194913">
            <text:p>0,2186161949</text:p>
          </table:table-cell>
          <table:table-cell office:value-type="float" office:value="0.000252106603911">
            <text:p>0,0002521066</text:p>
          </table:table-cell>
          <table:table-cell office:value-type="float" office:value="0.0069199355471">
            <text:p>0,0069199355</text:p>
          </table:table-cell>
          <table:table-cell/>
          <table:table-cell table:formula="of:=[.C317]/[.K$1]" office:value-type="float" office:value="0.014162779630589">
            <text:p>0,0141627796</text:p>
          </table:table-cell>
          <table:table-cell table:formula="of:=[.D317]/[.L$1]" office:value-type="float" office:value="0.509779376733004">
            <text:p>0,5097793767</text:p>
          </table:table-cell>
          <table:table-cell table:formula="of:=[.E317]/[.M$1]" office:value-type="float" office:value="0.0716194495552927">
            <text:p>0,0716194496</text:p>
          </table:table-cell>
          <table:table-cell table:number-columns-repeated="10"/>
        </table:table-row>
        <table:table-row table:style-name="ro2">
          <table:table-cell office:value-type="string">
            <text:p>специализирова</text:p>
          </table:table-cell>
          <table:table-cell office:value-type="float" office:value="1">
            <text:p>1</text:p>
          </table:table-cell>
          <table:table-cell office:value-type="float" office:value="0.274957017903">
            <text:p>0,2749570179</text:p>
          </table:table-cell>
          <table:table-cell office:value-type="float" office:value="0.000252106589495">
            <text:p>0,0002521066</text:p>
          </table:table-cell>
          <table:table-cell office:value-type="float" office:value="0.00348403062016">
            <text:p>0,0034840306</text:p>
          </table:table-cell>
          <table:table-cell/>
          <table:table-cell table:formula="of:=[.C318]/[.K$1]" office:value-type="float" office:value="0.0178127501212515">
            <text:p>0,0178127501</text:p>
          </table:table-cell>
          <table:table-cell table:formula="of:=[.D318]/[.L$1]" office:value-type="float" office:value="0.509779347582718">
            <text:p>0,5097793476</text:p>
          </table:table-cell>
          <table:table-cell table:formula="of:=[.E318]/[.M$1]" office:value-type="float" office:value="0.0360587686910198">
            <text:p>0,0360587687</text:p>
          </table:table-cell>
          <table:table-cell table:number-columns-repeated="10"/>
        </table:table-row>
        <table:table-row table:style-name="ro1">
          <table:table-cell office:value-type="string">
            <text:p>растут</text:p>
          </table:table-cell>
          <table:table-cell office:value-type="float" office:value="1">
            <text:p>1</text:p>
          </table:table-cell>
          <table:table-cell office:value-type="float" office:value="0.140922010708">
            <text:p>0,1409220107</text:p>
          </table:table-cell>
          <table:table-cell office:value-type="float" office:value="0.000252106507057">
            <text:p>0,0002521065</text:p>
          </table:table-cell>
          <table:table-cell office:value-type="float" office:value="0.00681313560639">
            <text:p>0,0068131356</text:p>
          </table:table-cell>
          <table:table-cell/>
          <table:table-cell table:formula="of:=[.C319]/[.K$1]" office:value-type="float" office:value="0.00912945806028306">
            <text:p>0,0091294581</text:p>
          </table:table-cell>
          <table:table-cell table:formula="of:=[.D319]/[.L$1]" office:value-type="float" office:value="0.5097791808866">
            <text:p>0,5097791809</text:p>
          </table:table-cell>
          <table:table-cell table:formula="of:=[.E319]/[.M$1]" office:value-type="float" office:value="0.070514099236041">
            <text:p>0,0705140992</text:p>
          </table:table-cell>
          <table:table-cell table:number-columns-repeated="10"/>
        </table:table-row>
        <table:table-row table:style-name="ro1">
          <table:table-cell office:value-type="string">
            <text:p>сохранен</text:p>
          </table:table-cell>
          <table:table-cell office:value-type="float" office:value="1">
            <text:p>1</text:p>
          </table:table-cell>
          <table:table-cell office:value-type="float" office:value="0.340516881818">
            <text:p>0,3405168818</text:p>
          </table:table-cell>
          <table:table-cell office:value-type="float" office:value="0.00025210644418">
            <text:p>0,0002521064</text:p>
          </table:table-cell>
          <table:table-cell office:value-type="float" office:value="0.00669470359638">
            <text:p>0,0066947036</text:p>
          </table:table-cell>
          <table:table-cell/>
          <table:table-cell table:formula="of:=[.C320]/[.K$1]" office:value-type="float" office:value="0.0220599647688629">
            <text:p>0,0220599648</text:p>
          </table:table-cell>
          <table:table-cell table:formula="of:=[.D320]/[.L$1]" office:value-type="float" office:value="0.509779053744362">
            <text:p>0,5097790537</text:p>
          </table:table-cell>
          <table:table-cell table:formula="of:=[.E320]/[.M$1]" office:value-type="float" office:value="0.0692883601653645">
            <text:p>0,0692883602</text:p>
          </table:table-cell>
          <table:table-cell table:number-columns-repeated="10"/>
        </table:table-row>
        <table:table-row table:style-name="ro1">
          <table:table-cell office:value-type="string">
            <text:p>обрат</text:p>
          </table:table-cell>
          <table:table-cell office:value-type="float" office:value="1">
            <text:p>1</text:p>
          </table:table-cell>
          <table:table-cell office:value-type="float" office:value="0.180367458529">
            <text:p>0,1803674585</text:p>
          </table:table-cell>
          <table:table-cell office:value-type="float" office:value="0.000252105151469">
            <text:p>0,0002521052</text:p>
          </table:table-cell>
          <table:table-cell office:value-type="float" office:value="0.00678725668592">
            <text:p>0,0067872567</text:p>
          </table:table-cell>
          <table:table-cell/>
          <table:table-cell table:formula="of:=[.C321]/[.K$1]" office:value-type="float" office:value="0.011684882580141">
            <text:p>0,0116848826</text:p>
          </table:table-cell>
          <table:table-cell table:formula="of:=[.D321]/[.L$1]" office:value-type="float" office:value="0.509776439781072">
            <text:p>0,5097764398</text:p>
          </table:table-cell>
          <table:table-cell table:formula="of:=[.E321]/[.M$1]" office:value-type="float" office:value="0.0702462594524864">
            <text:p>0,0702462595</text:p>
          </table:table-cell>
          <table:table-cell table:number-columns-repeated="10"/>
        </table:table-row>
        <table:table-row table:style-name="ro2">
          <table:table-cell office:value-type="string">
            <text:p>yaho</text:p>
          </table:table-cell>
          <table:table-cell office:value-type="float" office:value="1">
            <text:p>1</text:p>
          </table:table-cell>
          <table:table-cell office:value-type="float" office:value="0.148751180494">
            <text:p>0,1487511805</text:p>
          </table:table-cell>
          <table:table-cell office:value-type="float" office:value="0.000252104808373">
            <text:p>0,0002521048</text:p>
          </table:table-cell>
          <table:table-cell office:value-type="float" office:value="0.00709002352434">
            <text:p>0,0070900235</text:p>
          </table:table-cell>
          <table:table-cell/>
          <table:table-cell table:formula="of:=[.C322]/[.K$1]" office:value-type="float" office:value="0.00963666113557998">
            <text:p>0,0096366611</text:p>
          </table:table-cell>
          <table:table-cell table:formula="of:=[.D322]/[.L$1]" office:value-type="float" office:value="0.509775746013981">
            <text:p>0,509775746</text:p>
          </table:table-cell>
          <table:table-cell table:formula="of:=[.E322]/[.M$1]" office:value-type="float" office:value="0.073379813827906">
            <text:p>0,0733798138</text:p>
          </table:table-cell>
          <table:table-cell table:number-columns-repeated="10"/>
        </table:table-row>
        <table:table-row table:style-name="ro2">
          <table:table-cell office:value-type="string">
            <text:p>соглас</text:p>
          </table:table-cell>
          <table:table-cell office:value-type="float" office:value="1">
            <text:p>1</text:p>
          </table:table-cell>
          <table:table-cell office:value-type="float" office:value="0.187484549947">
            <text:p>0,1874845499</text:p>
          </table:table-cell>
          <table:table-cell office:value-type="float" office:value="0.00025210472823">
            <text:p>0,0002521047</text:p>
          </table:table-cell>
          <table:table-cell office:value-type="float" office:value="0.00684468589443">
            <text:p>0,0068446859</text:p>
          </table:table-cell>
          <table:table-cell/>
          <table:table-cell table:formula="of:=[.C323]/[.K$1]" office:value-type="float" office:value="0.0121459545396269">
            <text:p>0,0121459545</text:p>
          </table:table-cell>
          <table:table-cell table:formula="of:=[.D323]/[.L$1]" office:value-type="float" office:value="0.509775583958534">
            <text:p>0,509775584</text:p>
          </table:table-cell>
          <table:table-cell table:formula="of:=[.E323]/[.M$1]" office:value-type="float" office:value="0.070840636130403">
            <text:p>0,0708406361</text:p>
          </table:table-cell>
          <table:table-cell table:number-columns-repeated="10"/>
        </table:table-row>
        <table:table-row table:style-name="ro1">
          <table:table-cell office:value-type="string">
            <text:p>устойчив</text:p>
          </table:table-cell>
          <table:table-cell office:value-type="float" office:value="1">
            <text:p>1</text:p>
          </table:table-cell>
          <table:table-cell office:value-type="float" office:value="0.198655641171">
            <text:p>0,1986556412</text:p>
          </table:table-cell>
          <table:table-cell office:value-type="float" office:value="0.000252104556165">
            <text:p>0,0002521046</text:p>
          </table:table-cell>
          <table:table-cell office:value-type="float" office:value="0.00689277737616">
            <text:p>0,0068927774</text:p>
          </table:table-cell>
          <table:table-cell/>
          <table:table-cell table:formula="of:=[.C324]/[.K$1]" office:value-type="float" office:value="0.0128696598593617">
            <text:p>0,0128696599</text:p>
          </table:table-cell>
          <table:table-cell table:formula="of:=[.D324]/[.L$1]" office:value-type="float" office:value="0.509775236029574">
            <text:p>0,509775236</text:p>
          </table:table-cell>
          <table:table-cell table:formula="of:=[.E324]/[.M$1]" office:value-type="float" office:value="0.0713383698775395">
            <text:p>0,0713383699</text:p>
          </table:table-cell>
          <table:table-cell table:number-columns-repeated="10"/>
        </table:table-row>
        <table:table-row table:style-name="ro2">
          <table:table-cell office:value-type="string">
            <text:p>всегд</text:p>
          </table:table-cell>
          <table:table-cell office:value-type="float" office:value="1">
            <text:p>1</text:p>
          </table:table-cell>
          <table:table-cell office:value-type="float" office:value="0.141452827989">
            <text:p>0,141452828</text:p>
          </table:table-cell>
          <table:table-cell office:value-type="float" office:value="0.000252104084913">
            <text:p>0,0002521041</text:p>
          </table:table-cell>
          <table:table-cell office:value-type="float" office:value="0.00694132612655">
            <text:p>0,0069413261</text:p>
          </table:table-cell>
          <table:table-cell/>
          <table:table-cell table:formula="of:=[.C325]/[.K$1]" office:value-type="float" office:value="0.00916384640089938">
            <text:p>0,0091638464</text:p>
          </table:table-cell>
          <table:table-cell table:formula="of:=[.D325]/[.L$1]" office:value-type="float" office:value="0.509774283120975">
            <text:p>0,5097742831</text:p>
          </table:table-cell>
          <table:table-cell table:formula="of:=[.E325]/[.M$1]" office:value-type="float" office:value="0.0718408362308549">
            <text:p>0,0718408362</text:p>
          </table:table-cell>
          <table:table-cell table:number-columns-repeated="10"/>
        </table:table-row>
        <table:table-row table:style-name="ro2">
          <table:table-cell office:value-type="string">
            <text:p>потребн</text:p>
          </table:table-cell>
          <table:table-cell office:value-type="float" office:value="1">
            <text:p>1</text:p>
          </table:table-cell>
          <table:table-cell office:value-type="float" office:value="0.173643608937">
            <text:p>0,1736436089</text:p>
          </table:table-cell>
          <table:table-cell office:value-type="float" office:value="0.000252103845865">
            <text:p>0,0002521038</text:p>
          </table:table-cell>
          <table:table-cell office:value-type="float" office:value="0.00686181134871">
            <text:p>0,0068618113</text:p>
          </table:table-cell>
          <table:table-cell/>
          <table:table-cell table:formula="of:=[.C326]/[.K$1]" office:value-type="float" office:value="0.011249286305681">
            <text:p>0,0112492863</text:p>
          </table:table-cell>
          <table:table-cell table:formula="of:=[.D326]/[.L$1]" office:value-type="float" office:value="0.509773799747122">
            <text:p>0,5097737997</text:p>
          </table:table-cell>
          <table:table-cell table:formula="of:=[.E326]/[.M$1]" office:value-type="float" office:value="0.0710178799212693">
            <text:p>0,0710178799</text:p>
          </table:table-cell>
          <table:table-cell table:number-columns-repeated="10"/>
        </table:table-row>
        <table:table-row table:style-name="ro1">
          <table:table-cell office:value-type="string">
            <text:p>груз</text:p>
          </table:table-cell>
          <table:table-cell office:value-type="float" office:value="1">
            <text:p>1</text:p>
          </table:table-cell>
          <table:table-cell office:value-type="float" office:value="0.226834329875">
            <text:p>0,2268343299</text:p>
          </table:table-cell>
          <table:table-cell office:value-type="float" office:value="0.000252103274894">
            <text:p>0,0002521033</text:p>
          </table:table-cell>
          <table:table-cell office:value-type="float" office:value="0.00677712735223">
            <text:p>0,0067771274</text:p>
          </table:table-cell>
          <table:table-cell/>
          <table:table-cell table:formula="of:=[.C327]/[.K$1]" office:value-type="float" office:value="0.0146951813334343">
            <text:p>0,0146951813</text:p>
          </table:table-cell>
          <table:table-cell table:formula="of:=[.D327]/[.L$1]" office:value-type="float" office:value="0.509772645198863">
            <text:p>0,5097726452</text:p>
          </table:table-cell>
          <table:table-cell table:formula="of:=[.E327]/[.M$1]" office:value-type="float" office:value="0.0701414236056347">
            <text:p>0,0701414236</text:p>
          </table:table-cell>
          <table:table-cell table:number-columns-repeated="10"/>
        </table:table-row>
        <table:table-row table:style-name="ro1">
          <table:table-cell office:value-type="string">
            <text:p>дремуч</text:p>
          </table:table-cell>
          <table:table-cell office:value-type="float" office:value="1">
            <text:p>1</text:p>
          </table:table-cell>
          <table:table-cell office:value-type="float" office:value="0.204370771578">
            <text:p>0,2043707716</text:p>
          </table:table-cell>
          <table:table-cell office:value-type="float" office:value="0.000252102879836">
            <text:p>0,0002521029</text:p>
          </table:table-cell>
          <table:table-cell office:value-type="float" office:value="0.00682420313784">
            <text:p>0,0068242031</text:p>
          </table:table-cell>
          <table:table-cell/>
          <table:table-cell table:formula="of:=[.C328]/[.K$1]" office:value-type="float" office:value="0.0132399075098005">
            <text:p>0,0132399075</text:p>
          </table:table-cell>
          <table:table-cell table:formula="of:=[.D328]/[.L$1]" office:value-type="float" office:value="0.509771846360523">
            <text:p>0,5097718464</text:p>
          </table:table-cell>
          <table:table-cell table:formula="of:=[.E328]/[.M$1]" office:value-type="float" office:value="0.0706286451743651">
            <text:p>0,0706286452</text:p>
          </table:table-cell>
          <table:table-cell table:number-columns-repeated="10"/>
        </table:table-row>
        <table:table-row table:style-name="ro2">
          <table:table-cell office:value-type="string">
            <text:p>оправдыва</text:p>
          </table:table-cell>
          <table:table-cell office:value-type="float" office:value="1">
            <text:p>1</text:p>
          </table:table-cell>
          <table:table-cell office:value-type="float" office:value="0.347491843727">
            <text:p>0,3474918437</text:p>
          </table:table-cell>
          <table:table-cell office:value-type="float" office:value="0.000252102659994">
            <text:p>0,0002521027</text:p>
          </table:table-cell>
          <table:table-cell office:value-type="float" office:value="0.00668801895526">
            <text:p>0,006688019</text:p>
          </table:table-cell>
          <table:table-cell/>
          <table:table-cell table:formula="of:=[.C329]/[.K$1]" office:value-type="float" office:value="0.022511829044006">
            <text:p>0,022511829</text:p>
          </table:table-cell>
          <table:table-cell table:formula="of:=[.D329]/[.L$1]" office:value-type="float" office:value="0.509771401822712">
            <text:p>0,5097714018</text:p>
          </table:table-cell>
          <table:table-cell table:formula="of:=[.E329]/[.M$1]" office:value-type="float" office:value="0.0692191759490911">
            <text:p>0,0692191759</text:p>
          </table:table-cell>
          <table:table-cell table:number-columns-repeated="10"/>
        </table:table-row>
        <table:table-row table:style-name="ro2">
          <table:table-cell office:value-type="string">
            <text:p>напомина</text:p>
          </table:table-cell>
          <table:table-cell office:value-type="float" office:value="1">
            <text:p>1</text:p>
          </table:table-cell>
          <table:table-cell office:value-type="float" office:value="0.171320203031">
            <text:p>0,171320203</text:p>
          </table:table-cell>
          <table:table-cell office:value-type="float" office:value="0.000252102566478">
            <text:p>0,0002521026</text:p>
          </table:table-cell>
          <table:table-cell office:value-type="float" office:value="0.00680175304609">
            <text:p>0,006801753</text:p>
          </table:table-cell>
          <table:table-cell/>
          <table:table-cell table:formula="of:=[.C330]/[.K$1]" office:value-type="float" office:value="0.0110987673294808">
            <text:p>0,0110987673</text:p>
          </table:table-cell>
          <table:table-cell table:formula="of:=[.D330]/[.L$1]" office:value-type="float" office:value="0.509771212726007">
            <text:p>0,5097712127</text:p>
          </table:table-cell>
          <table:table-cell table:formula="of:=[.E330]/[.M$1]" office:value-type="float" office:value="0.0703962928348589">
            <text:p>0,0703962928</text:p>
          </table:table-cell>
          <table:table-cell table:number-columns-repeated="10"/>
        </table:table-row>
        <table:table-row table:style-name="ro1">
          <table:table-cell office:value-type="string">
            <text:p>середин</text:p>
          </table:table-cell>
          <table:table-cell office:value-type="float" office:value="1">
            <text:p>1</text:p>
          </table:table-cell>
          <table:table-cell office:value-type="float" office:value="0.157974953069">
            <text:p>0,1579749531</text:p>
          </table:table-cell>
          <table:table-cell office:value-type="float" office:value="0.000252102530963">
            <text:p>0,0002521025</text:p>
          </table:table-cell>
          <table:table-cell office:value-type="float" office:value="0.00704479893342">
            <text:p>0,0070447989</text:p>
          </table:table-cell>
          <table:table-cell/>
          <table:table-cell table:formula="of:=[.C331]/[.K$1]" office:value-type="float" office:value="0.0102342118266181">
            <text:p>0,0102342118</text:p>
          </table:table-cell>
          <table:table-cell table:formula="of:=[.D331]/[.L$1]" office:value-type="float" office:value="0.509771140911884">
            <text:p>0,5097711409</text:p>
          </table:table-cell>
          <table:table-cell table:formula="of:=[.E331]/[.M$1]" office:value-type="float" office:value="0.0729117516203886">
            <text:p>0,0729117516</text:p>
          </table:table-cell>
          <table:table-cell table:number-columns-repeated="10"/>
        </table:table-row>
        <table:table-row table:style-name="ro2">
          <table:table-cell office:value-type="string">
            <text:p>отнест</text:p>
          </table:table-cell>
          <table:table-cell office:value-type="float" office:value="1">
            <text:p>1</text:p>
          </table:table-cell>
          <table:table-cell office:value-type="float" office:value="0.119729077927">
            <text:p>0,1197290779</text:p>
          </table:table-cell>
          <table:table-cell office:value-type="float" office:value="0.000252102272276">
            <text:p>0,0002521023</text:p>
          </table:table-cell>
          <table:table-cell office:value-type="float" office:value="0.00708840775398">
            <text:p>0,0070884078</text:p>
          </table:table-cell>
          <table:table-cell/>
          <table:table-cell table:formula="of:=[.C332]/[.K$1]" office:value-type="float" office:value="0.00775650013819209">
            <text:p>0,0077565001</text:p>
          </table:table-cell>
          <table:table-cell table:formula="of:=[.D332]/[.L$1]" office:value-type="float" office:value="0.509770617826429">
            <text:p>0,5097706178</text:p>
          </table:table-cell>
          <table:table-cell table:formula="of:=[.E332]/[.M$1]" office:value-type="float" office:value="0.0733630910444345">
            <text:p>0,073363091</text:p>
          </table:table-cell>
          <table:table-cell table:number-columns-repeated="10"/>
        </table:table-row>
        <table:table-row table:style-name="ro2">
          <table:table-cell office:value-type="string">
            <text:p>распростран</text:p>
          </table:table-cell>
          <table:table-cell office:value-type="float" office:value="1">
            <text:p>1</text:p>
          </table:table-cell>
          <table:table-cell office:value-type="float" office:value="0.122966007625">
            <text:p>0,1229660076</text:p>
          </table:table-cell>
          <table:table-cell office:value-type="float" office:value="0.00025210172446">
            <text:p>0,0002521017</text:p>
          </table:table-cell>
          <table:table-cell office:value-type="float" office:value="0.00698600990916">
            <text:p>0,0069860099</text:p>
          </table:table-cell>
          <table:table-cell/>
          <table:table-cell table:formula="of:=[.C333]/[.K$1]" office:value-type="float" office:value="0.00796620062269063">
            <text:p>0,0079662006</text:p>
          </table:table-cell>
          <table:table-cell table:formula="of:=[.D333]/[.L$1]" office:value-type="float" office:value="0.509769510099401">
            <text:p>0,5097695101</text:p>
          </table:table-cell>
          <table:table-cell table:formula="of:=[.E333]/[.M$1]" office:value-type="float" office:value="0.0723033012195524">
            <text:p>0,0723033012</text:p>
          </table:table-cell>
          <table:table-cell table:number-columns-repeated="10"/>
        </table:table-row>
        <table:table-row table:style-name="ro2">
          <table:table-cell office:value-type="string">
            <text:p>совс</text:p>
          </table:table-cell>
          <table:table-cell office:value-type="float" office:value="1">
            <text:p>1</text:p>
          </table:table-cell>
          <table:table-cell office:value-type="float" office:value="0.147438919192">
            <text:p>0,1474389192</text:p>
          </table:table-cell>
          <table:table-cell office:value-type="float" office:value="0.000252101509974">
            <text:p>0,0002521015</text:p>
          </table:table-cell>
          <table:table-cell office:value-type="float" office:value="0.00706960347835">
            <text:p>0,0070696035</text:p>
          </table:table-cell>
          <table:table-cell/>
          <table:table-cell table:formula="of:=[.C334]/[.K$1]" office:value-type="float" office:value="0.00955164791116917">
            <text:p>0,0095516479</text:p>
          </table:table-cell>
          <table:table-cell table:formula="of:=[.D334]/[.L$1]" office:value-type="float" office:value="0.509769076391844">
            <text:p>0,5097690764</text:p>
          </table:table-cell>
          <table:table-cell table:formula="of:=[.E334]/[.M$1]" office:value-type="float" office:value="0.0731684719095105">
            <text:p>0,0731684719</text:p>
          </table:table-cell>
          <table:table-cell table:number-columns-repeated="10"/>
        </table:table-row>
        <table:table-row table:style-name="ro2">
          <table:table-cell office:value-type="string">
            <text:p>разобра</text:p>
          </table:table-cell>
          <table:table-cell office:value-type="float" office:value="1">
            <text:p>1</text:p>
          </table:table-cell>
          <table:table-cell office:value-type="float" office:value="0.216777301">
            <text:p>0,216777301</text:p>
          </table:table-cell>
          <table:table-cell office:value-type="float" office:value="0.000252099885812">
            <text:p>0,0002520999</text:p>
          </table:table-cell>
          <table:table-cell office:value-type="float" office:value="0.00676205056185">
            <text:p>0,0067620506</text:p>
          </table:table-cell>
          <table:table-cell/>
          <table:table-cell table:formula="of:=[.C335]/[.K$1]" office:value-type="float" office:value="0.0140436491642289">
            <text:p>0,0140436492</text:p>
          </table:table-cell>
          <table:table-cell table:formula="of:=[.D335]/[.L$1]" office:value-type="float" office:value="0.509765792208569">
            <text:p>0,5097657922</text:p>
          </table:table-cell>
          <table:table-cell table:formula="of:=[.E335]/[.M$1]" office:value-type="float" office:value="0.069985382928561">
            <text:p>0,0699853829</text:p>
          </table:table-cell>
          <table:table-cell table:number-columns-repeated="10"/>
        </table:table-row>
        <table:table-row table:style-name="ro2">
          <table:table-cell office:value-type="string">
            <text:p>отрицан</text:p>
          </table:table-cell>
          <table:table-cell office:value-type="float" office:value="1">
            <text:p>1</text:p>
          </table:table-cell>
          <table:table-cell office:value-type="float" office:value="0.208319539235">
            <text:p>0,2083195392</text:p>
          </table:table-cell>
          <table:table-cell office:value-type="float" office:value="0.000252099119023">
            <text:p>0,0002520991</text:p>
          </table:table-cell>
          <table:table-cell office:value-type="float" office:value="0.00681618813048">
            <text:p>0,0068161881</text:p>
          </table:table-cell>
          <table:table-cell/>
          <table:table-cell table:formula="of:=[.C336]/[.K$1]" office:value-type="float" office:value="0.0134957235355105">
            <text:p>0,0134957235</text:p>
          </table:table-cell>
          <table:table-cell table:formula="of:=[.D336]/[.L$1]" office:value-type="float" office:value="0.509764241700917">
            <text:p>0,5097642417</text:p>
          </table:table-cell>
          <table:table-cell table:formula="of:=[.E336]/[.M$1]" office:value-type="float" office:value="0.0705456920295854">
            <text:p>0,070545692</text:p>
          </table:table-cell>
          <table:table-cell table:number-columns-repeated="10"/>
        </table:table-row>
        <table:table-row table:style-name="ro1">
          <table:table-cell office:value-type="string">
            <text:p>дисков</text:p>
          </table:table-cell>
          <table:table-cell office:value-type="float" office:value="1">
            <text:p>1</text:p>
          </table:table-cell>
          <table:table-cell office:value-type="float" office:value="0.231187823446">
            <text:p>0,2311878234</text:p>
          </table:table-cell>
          <table:table-cell office:value-type="float" office:value="0.000252098472875">
            <text:p>0,0002520985</text:p>
          </table:table-cell>
          <table:table-cell office:value-type="float" office:value="0.00679609993652">
            <text:p>0,0067960999</text:p>
          </table:table-cell>
          <table:table-cell/>
          <table:table-cell table:formula="of:=[.C337]/[.K$1]" office:value-type="float" office:value="0.0149772170265987">
            <text:p>0,014977217</text:p>
          </table:table-cell>
          <table:table-cell table:formula="of:=[.D337]/[.L$1]" office:value-type="float" office:value="0.509762935138853">
            <text:p>0,5097629351</text:p>
          </table:table-cell>
          <table:table-cell table:formula="of:=[.E337]/[.M$1]" office:value-type="float" office:value="0.0703377846893822">
            <text:p>0,0703377847</text:p>
          </table:table-cell>
          <table:table-cell table:number-columns-repeated="10"/>
        </table:table-row>
        <table:table-row table:style-name="ro2">
          <table:table-cell office:value-type="string">
            <text:p>меньш</text:p>
          </table:table-cell>
          <table:table-cell office:value-type="float" office:value="1">
            <text:p>1</text:p>
          </table:table-cell>
          <table:table-cell office:value-type="float" office:value="0.286169479127">
            <text:p>0,2861694791</text:p>
          </table:table-cell>
          <table:table-cell office:value-type="float" office:value="0.000252098411032">
            <text:p>0,0002520984</text:p>
          </table:table-cell>
          <table:table-cell office:value-type="float" office:value="0.00678390278856">
            <text:p>0,0067839028</text:p>
          </table:table-cell>
          <table:table-cell/>
          <table:table-cell table:formula="of:=[.C338]/[.K$1]" office:value-type="float" office:value="0.0185391355452373">
            <text:p>0,0185391355</text:p>
          </table:table-cell>
          <table:table-cell table:formula="of:=[.D338]/[.L$1]" office:value-type="float" office:value="0.509762810087444">
            <text:p>0,5097628101</text:p>
          </table:table-cell>
          <table:table-cell table:formula="of:=[.E338]/[.M$1]" office:value-type="float" office:value="0.0702115475276205">
            <text:p>0,0702115475</text:p>
          </table:table-cell>
          <table:table-cell table:number-columns-repeated="10"/>
        </table:table-row>
        <table:table-row table:style-name="ro2">
          <table:table-cell office:value-type="string">
            <text:p>нико</text:p>
          </table:table-cell>
          <table:table-cell office:value-type="float" office:value="1">
            <text:p>1</text:p>
          </table:table-cell>
          <table:table-cell office:value-type="float" office:value="0.246447888338">
            <text:p>0,2464478883</text:p>
          </table:table-cell>
          <table:table-cell office:value-type="float" office:value="0.000252098252016">
            <text:p>0,0002520983</text:p>
          </table:table-cell>
          <table:table-cell office:value-type="float" office:value="0.00673859797141">
            <text:p>0,006738598</text:p>
          </table:table-cell>
          <table:table-cell/>
          <table:table-cell table:formula="of:=[.C339]/[.K$1]" office:value-type="float" office:value="0.0159658214449488">
            <text:p>0,0159658214</text:p>
          </table:table-cell>
          <table:table-cell table:formula="of:=[.D339]/[.L$1]" office:value-type="float" office:value="0.509762488544588">
            <text:p>0,5097624885</text:p>
          </table:table-cell>
          <table:table-cell table:formula="of:=[.E339]/[.M$1]" office:value-type="float" office:value="0.0697426550004573">
            <text:p>0,069742655</text:p>
          </table:table-cell>
          <table:table-cell table:number-columns-repeated="10"/>
        </table:table-row>
        <table:table-row table:style-name="ro2">
          <table:table-cell office:value-type="string">
            <text:p>ещ</text:p>
          </table:table-cell>
          <table:table-cell office:value-type="float" office:value="1">
            <text:p>1</text:p>
          </table:table-cell>
          <table:table-cell office:value-type="float" office:value="0.176615811635">
            <text:p>0,1766158116</text:p>
          </table:table-cell>
          <table:table-cell office:value-type="float" office:value="0.000252097916577">
            <text:p>0,0002520979</text:p>
          </table:table-cell>
          <table:table-cell office:value-type="float" office:value="0.00679335745117">
            <text:p>0,0067933575</text:p>
          </table:table-cell>
          <table:table-cell/>
          <table:table-cell table:formula="of:=[.C340]/[.K$1]" office:value-type="float" office:value="0.0114418367791076">
            <text:p>0,0114418368</text:p>
          </table:table-cell>
          <table:table-cell table:formula="of:=[.D340]/[.L$1]" office:value-type="float" office:value="0.509761810260554">
            <text:p>0,5097618103</text:p>
          </table:table-cell>
          <table:table-cell table:formula="of:=[.E340]/[.M$1]" office:value-type="float" office:value="0.0703094007124154">
            <text:p>0,0703094007</text:p>
          </table:table-cell>
          <table:table-cell table:number-columns-repeated="10"/>
        </table:table-row>
        <table:table-row table:style-name="ro2">
          <table:table-cell office:value-type="string">
            <text:p>деятельн</text:p>
          </table:table-cell>
          <table:table-cell office:value-type="float" office:value="1">
            <text:p>1</text:p>
          </table:table-cell>
          <table:table-cell office:value-type="float" office:value="0.202560472113">
            <text:p>0,2025604721</text:p>
          </table:table-cell>
          <table:table-cell office:value-type="float" office:value="0.000252096938265">
            <text:p>0,0002520969</text:p>
          </table:table-cell>
          <table:table-cell office:value-type="float" office:value="0.00672106449394">
            <text:p>0,0067210645</text:p>
          </table:table-cell>
          <table:table-cell/>
          <table:table-cell table:formula="of:=[.C341]/[.K$1]" office:value-type="float" office:value="0.013122629499366">
            <text:p>0,0131226295</text:p>
          </table:table-cell>
          <table:table-cell table:formula="of:=[.D341]/[.L$1]" office:value-type="float" office:value="0.509759832036764">
            <text:p>0,509759832</text:p>
          </table:table-cell>
          <table:table-cell table:formula="of:=[.E341]/[.M$1]" office:value-type="float" office:value="0.0695611882806238">
            <text:p>0,0695611883</text:p>
          </table:table-cell>
          <table:table-cell table:number-columns-repeated="10"/>
        </table:table-row>
        <table:table-row table:style-name="ro2">
          <table:table-cell office:value-type="string">
            <text:p>вписыва</text:p>
          </table:table-cell>
          <table:table-cell office:value-type="float" office:value="1">
            <text:p>1</text:p>
          </table:table-cell>
          <table:table-cell office:value-type="float" office:value="0.17917139824">
            <text:p>0,1791713982</text:p>
          </table:table-cell>
          <table:table-cell office:value-type="float" office:value="0.000252095644087">
            <text:p>0,0002520956</text:p>
          </table:table-cell>
          <table:table-cell office:value-type="float" office:value="0.00681856303083">
            <text:p>0,006818563</text:p>
          </table:table-cell>
          <table:table-cell/>
          <table:table-cell table:formula="of:=[.C342]/[.K$1]" office:value-type="float" office:value="0.0116073972945484">
            <text:p>0,0116073973</text:p>
          </table:table-cell>
          <table:table-cell table:formula="of:=[.D342]/[.L$1]" office:value-type="float" office:value="0.509757215107084">
            <text:p>0,5097572151</text:p>
          </table:table-cell>
          <table:table-cell table:formula="of:=[.E342]/[.M$1]" office:value-type="float" office:value="0.0705702716018455">
            <text:p>0,0705702716</text:p>
          </table:table-cell>
          <table:table-cell table:number-columns-repeated="10"/>
        </table:table-row>
        <table:table-row table:style-name="ro2">
          <table:table-cell office:value-type="string">
            <text:p>концепц</text:p>
          </table:table-cell>
          <table:table-cell office:value-type="float" office:value="1">
            <text:p>1</text:p>
          </table:table-cell>
          <table:table-cell office:value-type="float" office:value="0.221389644202">
            <text:p>0,2213896442</text:p>
          </table:table-cell>
          <table:table-cell office:value-type="float" office:value="0.000252095427213">
            <text:p>0,0002520954</text:p>
          </table:table-cell>
          <table:table-cell office:value-type="float" office:value="0.00716108609579">
            <text:p>0,0071610861</text:p>
          </table:table-cell>
          <table:table-cell/>
          <table:table-cell table:formula="of:=[.C343]/[.K$1]" office:value-type="float" office:value="0.0143424541103884">
            <text:p>0,0143424541</text:p>
          </table:table-cell>
          <table:table-cell table:formula="of:=[.D343]/[.L$1]" office:value-type="float" office:value="0.509756776570803">
            <text:p>0,5097567766</text:p>
          </table:table-cell>
          <table:table-cell table:formula="of:=[.E343]/[.M$1]" office:value-type="float" office:value="0.0741152921017413">
            <text:p>0,0741152921</text:p>
          </table:table-cell>
          <table:table-cell table:number-columns-repeated="10"/>
        </table:table-row>
        <table:table-row table:style-name="ro1">
          <table:table-cell office:value-type="string">
            <text:p>будут</text:p>
          </table:table-cell>
          <table:table-cell office:value-type="float" office:value="1">
            <text:p>1</text:p>
          </table:table-cell>
          <table:table-cell office:value-type="float" office:value="0.282254055384">
            <text:p>0,2822540554</text:p>
          </table:table-cell>
          <table:table-cell office:value-type="float" office:value="0.00025209541033">
            <text:p>0,0002520954</text:p>
          </table:table-cell>
          <table:table-cell office:value-type="float" office:value="0.00349419673874">
            <text:p>0,0034941967</text:p>
          </table:table-cell>
          <table:table-cell/>
          <table:table-cell table:formula="of:=[.C344]/[.K$1]" office:value-type="float" office:value="0.0182854796637298">
            <text:p>0,0182854797</text:p>
          </table:table-cell>
          <table:table-cell table:formula="of:=[.D344]/[.L$1]" office:value-type="float" office:value="0.509756742432049">
            <text:p>0,5097567424</text:p>
          </table:table-cell>
          <table:table-cell table:formula="of:=[.E344]/[.M$1]" office:value-type="float" office:value="0.0361639852514715">
            <text:p>0,0361639853</text:p>
          </table:table-cell>
          <table:table-cell table:number-columns-repeated="10"/>
        </table:table-row>
        <table:table-row table:style-name="ro2">
          <table:table-cell office:value-type="string">
            <text:p>доказыва</text:p>
          </table:table-cell>
          <table:table-cell office:value-type="float" office:value="1">
            <text:p>1</text:p>
          </table:table-cell>
          <table:table-cell office:value-type="float" office:value="0.173485570232">
            <text:p>0,1734855702</text:p>
          </table:table-cell>
          <table:table-cell office:value-type="float" office:value="0.000252095166425">
            <text:p>0,0002520952</text:p>
          </table:table-cell>
          <table:table-cell office:value-type="float" office:value="0.00688795491173">
            <text:p>0,0068879549</text:p>
          </table:table-cell>
          <table:table-cell/>
          <table:table-cell table:formula="of:=[.C345]/[.K$1]" office:value-type="float" office:value="0.0112390479637644">
            <text:p>0,011239048</text:p>
          </table:table-cell>
          <table:table-cell table:formula="of:=[.D345]/[.L$1]" office:value-type="float" office:value="0.509756249236961">
            <text:p>0,5097562492</text:p>
          </table:table-cell>
          <table:table-cell table:formula="of:=[.E345]/[.M$1]" office:value-type="float" office:value="0.0712884586831901">
            <text:p>0,0712884587</text:p>
          </table:table-cell>
          <table:table-cell table:number-columns-repeated="10"/>
        </table:table-row>
        <table:table-row table:style-name="ro2">
          <table:table-cell office:value-type="string">
            <text:p>здоник</text:p>
          </table:table-cell>
          <table:table-cell office:value-type="float" office:value="1">
            <text:p>1</text:p>
          </table:table-cell>
          <table:table-cell office:value-type="float" office:value="0.158051872342">
            <text:p>0,1580518723</text:p>
          </table:table-cell>
          <table:table-cell office:value-type="float" office:value="0.000252094326009">
            <text:p>0,0002520943</text:p>
          </table:table-cell>
          <table:table-cell office:value-type="float" office:value="0.00759277787184">
            <text:p>0,0075927779</text:p>
          </table:table-cell>
          <table:table-cell/>
          <table:table-cell table:formula="of:=[.C346]/[.K$1]" office:value-type="float" office:value="0.010239194946525">
            <text:p>0,0102391949</text:p>
          </table:table-cell>
          <table:table-cell table:formula="of:=[.D346]/[.L$1]" office:value-type="float" office:value="0.509754549849725">
            <text:p>0,5097545498</text:p>
          </table:table-cell>
          <table:table-cell table:formula="of:=[.E346]/[.M$1]" office:value-type="float" office:value="0.0785831844929074">
            <text:p>0,0785831845</text:p>
          </table:table-cell>
          <table:table-cell table:number-columns-repeated="10"/>
        </table:table-row>
        <table:table-row table:style-name="ro1">
          <table:table-cell office:value-type="string">
            <text:p>замен</text:p>
          </table:table-cell>
          <table:table-cell office:value-type="float" office:value="1">
            <text:p>1</text:p>
          </table:table-cell>
          <table:table-cell office:value-type="float" office:value="0.254797193259">
            <text:p>0,2547971933</text:p>
          </table:table-cell>
          <table:table-cell office:value-type="float" office:value="0.000252092478426">
            <text:p>0,0002520925</text:p>
          </table:table-cell>
          <table:table-cell office:value-type="float" office:value="0.00682146836564">
            <text:p>0,0068214684</text:p>
          </table:table-cell>
          <table:table-cell/>
          <table:table-cell table:formula="of:=[.C347]/[.K$1]" office:value-type="float" office:value="0.0165067208312535">
            <text:p>0,0165067208</text:p>
          </table:table-cell>
          <table:table-cell table:formula="of:=[.D347]/[.L$1]" office:value-type="float" office:value="0.50975081389162">
            <text:p>0,5097508139</text:p>
          </table:table-cell>
          <table:table-cell table:formula="of:=[.E347]/[.M$1]" office:value-type="float" office:value="0.0706003410264016">
            <text:p>0,070600341</text:p>
          </table:table-cell>
          <table:table-cell table:number-columns-repeated="10"/>
        </table:table-row>
        <table:table-row table:style-name="ro1">
          <table:table-cell office:value-type="string">
            <text:p>таков</text:p>
          </table:table-cell>
          <table:table-cell office:value-type="float" office:value="1">
            <text:p>1</text:p>
          </table:table-cell>
          <table:table-cell office:value-type="float" office:value="0.130981086655">
            <text:p>0,1309810867</text:p>
          </table:table-cell>
          <table:table-cell office:value-type="float" office:value="0.000252092017923">
            <text:p>0,000252092</text:p>
          </table:table-cell>
          <table:table-cell office:value-type="float" office:value="0.00699612718419">
            <text:p>0,0069961272</text:p>
          </table:table-cell>
          <table:table-cell/>
          <table:table-cell table:formula="of:=[.C348]/[.K$1]" office:value-type="float" office:value="0.00848544759828097">
            <text:p>0,0084854476</text:p>
          </table:table-cell>
          <table:table-cell table:formula="of:=[.D348]/[.L$1]" office:value-type="float" office:value="0.509749882718344">
            <text:p>0,5097498827</text:p>
          </table:table-cell>
          <table:table-cell table:formula="of:=[.E348]/[.M$1]" office:value-type="float" office:value="0.072408012262555">
            <text:p>0,0724080123</text:p>
          </table:table-cell>
          <table:table-cell table:number-columns-repeated="10"/>
        </table:table-row>
        <table:table-row table:style-name="ro2">
          <table:table-cell office:value-type="string">
            <text:p>неэффективн</text:p>
          </table:table-cell>
          <table:table-cell office:value-type="float" office:value="1">
            <text:p>1</text:p>
          </table:table-cell>
          <table:table-cell office:value-type="float" office:value="0.166718831461">
            <text:p>0,1667188315</text:p>
          </table:table-cell>
          <table:table-cell office:value-type="float" office:value="0.000252090369649">
            <text:p>0,0002520904</text:p>
          </table:table-cell>
          <table:table-cell office:value-type="float" office:value="0.00677774512799">
            <text:p>0,0067777451</text:p>
          </table:table-cell>
          <table:table-cell/>
          <table:table-cell table:formula="of:=[.C349]/[.K$1]" office:value-type="float" office:value="0.0108006731669221">
            <text:p>0,0108006732</text:p>
          </table:table-cell>
          <table:table-cell table:formula="of:=[.D349]/[.L$1]" office:value-type="float" office:value="0.509746549778709">
            <text:p>0,5097465498</text:p>
          </table:table-cell>
          <table:table-cell table:formula="of:=[.E349]/[.M$1]" office:value-type="float" office:value="0.0701478174166144">
            <text:p>0,0701478174</text:p>
          </table:table-cell>
          <table:table-cell table:number-columns-repeated="10"/>
        </table:table-row>
        <table:table-row table:style-name="ro2"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0.214138589891">
            <text:p>0,2141385899</text:p>
          </table:table-cell>
          <table:table-cell office:value-type="float" office:value="0.000252090248277">
            <text:p>0,0002520902</text:p>
          </table:table-cell>
          <table:table-cell office:value-type="float" office:value="0.00673653155693">
            <text:p>0,0067365316</text:p>
          </table:table-cell>
          <table:table-cell/>
          <table:table-cell table:formula="of:=[.C350]/[.K$1]" office:value-type="float" office:value="0.0138727035306704">
            <text:p>0,0138727035</text:p>
          </table:table-cell>
          <table:table-cell table:formula="of:=[.D350]/[.L$1]" office:value-type="float" office:value="0.509746304354981">
            <text:p>0,5097463044</text:p>
          </table:table-cell>
          <table:table-cell table:formula="of:=[.E350]/[.M$1]" office:value-type="float" office:value="0.0697212681729929">
            <text:p>0,0697212682</text:p>
          </table:table-cell>
          <table:table-cell table:number-columns-repeated="10"/>
        </table:table-row>
        <table:table-row table:style-name="ro1">
          <table:table-cell office:value-type="string">
            <text:p>ошибок</text:p>
          </table:table-cell>
          <table:table-cell office:value-type="float" office:value="1">
            <text:p>1</text:p>
          </table:table-cell>
          <table:table-cell office:value-type="float" office:value="0.145676122042">
            <text:p>0,145676122</text:p>
          </table:table-cell>
          <table:table-cell office:value-type="float" office:value="0.000252090092831">
            <text:p>0,0002520901</text:p>
          </table:table-cell>
          <table:table-cell office:value-type="float" office:value="0.00703012657726">
            <text:p>0,0070301266</text:p>
          </table:table-cell>
          <table:table-cell/>
          <table:table-cell table:formula="of:=[.C351]/[.K$1]" office:value-type="float" office:value="0.00943744727942359">
            <text:p>0,0094374473</text:p>
          </table:table-cell>
          <table:table-cell table:formula="of:=[.D351]/[.L$1]" office:value-type="float" office:value="0.509745990030946">
            <text:p>0,50974599</text:p>
          </table:table-cell>
          <table:table-cell table:formula="of:=[.E351]/[.M$1]" office:value-type="float" office:value="0.0727598967274194">
            <text:p>0,0727598967</text:p>
          </table:table-cell>
          <table:table-cell table:number-columns-repeated="10"/>
        </table:table-row>
        <table:table-row table:style-name="ro2">
          <table:table-cell office:value-type="string">
            <text:p>основыва</text:p>
          </table:table-cell>
          <table:table-cell office:value-type="float" office:value="1">
            <text:p>1</text:p>
          </table:table-cell>
          <table:table-cell office:value-type="float" office:value="0.191301771172">
            <text:p>0,1913017712</text:p>
          </table:table-cell>
          <table:table-cell office:value-type="float" office:value="0.000252088812493">
            <text:p>0,0002520888</text:p>
          </table:table-cell>
          <table:table-cell office:value-type="float" office:value="0.00672520775474">
            <text:p>0,0067252078</text:p>
          </table:table-cell>
          <table:table-cell/>
          <table:table-cell table:formula="of:=[.C352]/[.K$1]" office:value-type="float" office:value="0.0123932484925401">
            <text:p>0,0123932485</text:p>
          </table:table-cell>
          <table:table-cell table:formula="of:=[.D352]/[.L$1]" office:value-type="float" office:value="0.509743401086835">
            <text:p>0,5097434011</text:p>
          </table:table-cell>
          <table:table-cell table:formula="of:=[.E352]/[.M$1]" office:value-type="float" office:value="0.0696040699022574">
            <text:p>0,0696040699</text:p>
          </table:table-cell>
          <table:table-cell table:number-columns-repeated="10"/>
        </table:table-row>
        <table:table-row table:style-name="ro1">
          <table:table-cell office:value-type="string">
            <text:p>придет</text:p>
          </table:table-cell>
          <table:table-cell office:value-type="float" office:value="1">
            <text:p>1</text:p>
          </table:table-cell>
          <table:table-cell office:value-type="float" office:value="0.100505186003">
            <text:p>0,100505186</text:p>
          </table:table-cell>
          <table:table-cell office:value-type="float" office:value="0.000252086801119">
            <text:p>0,0002520868</text:p>
          </table:table-cell>
          <table:table-cell office:value-type="float" office:value="0.00699658963934">
            <text:p>0,0069965896</text:p>
          </table:table-cell>
          <table:table-cell/>
          <table:table-cell table:formula="of:=[.C353]/[.K$1]" office:value-type="float" office:value="0.00651110409115989">
            <text:p>0,0065111041</text:p>
          </table:table-cell>
          <table:table-cell table:formula="of:=[.D353]/[.L$1]" office:value-type="float" office:value="0.509739333930449">
            <text:p>0,5097393339</text:p>
          </table:table-cell>
          <table:table-cell table:formula="of:=[.E353]/[.M$1]" office:value-type="float" office:value="0.0724127985474939">
            <text:p>0,0724127985</text:p>
          </table:table-cell>
          <table:table-cell table:number-columns-repeated="10"/>
        </table:table-row>
        <table:table-row table:style-name="ro2">
          <table:table-cell office:value-type="string">
            <text:p>отрицательн</text:p>
          </table:table-cell>
          <table:table-cell office:value-type="float" office:value="1">
            <text:p>1</text:p>
          </table:table-cell>
          <table:table-cell office:value-type="float" office:value="0.209494694054">
            <text:p>0,2094946941</text:p>
          </table:table-cell>
          <table:table-cell office:value-type="float" office:value="0.000252085470119">
            <text:p>0,0002520855</text:p>
          </table:table-cell>
          <table:table-cell office:value-type="float" office:value="0.00711762988815">
            <text:p>0,0071176299</text:p>
          </table:table-cell>
          <table:table-cell/>
          <table:table-cell table:formula="of:=[.C354]/[.K$1]" office:value-type="float" office:value="0.0135718544861016">
            <text:p>0,0135718545</text:p>
          </table:table-cell>
          <table:table-cell table:formula="of:=[.D354]/[.L$1]" office:value-type="float" office:value="0.50973664254379">
            <text:p>0,5097366425</text:p>
          </table:table-cell>
          <table:table-cell table:formula="of:=[.E354]/[.M$1]" office:value-type="float" office:value="0.0736655321798817">
            <text:p>0,0736655322</text:p>
          </table:table-cell>
          <table:table-cell table:number-columns-repeated="10"/>
        </table:table-row>
        <table:table-row table:style-name="ro2">
          <table:table-cell office:value-type="string">
            <text:p>обобщ</text:p>
          </table:table-cell>
          <table:table-cell office:value-type="float" office:value="1">
            <text:p>1</text:p>
          </table:table-cell>
          <table:table-cell office:value-type="float" office:value="0.152670192563">
            <text:p>0,1526701926</text:p>
          </table:table-cell>
          <table:table-cell office:value-type="float" office:value="0.000252085191421">
            <text:p>0,0002520852</text:p>
          </table:table-cell>
          <table:table-cell office:value-type="float" office:value="0.00698245123357">
            <text:p>0,0069824512</text:p>
          </table:table-cell>
          <table:table-cell/>
          <table:table-cell table:formula="of:=[.C355]/[.K$1]" office:value-type="float" office:value="0.00989054948234657">
            <text:p>0,0098905495</text:p>
          </table:table-cell>
          <table:table-cell table:formula="of:=[.D355]/[.L$1]" office:value-type="float" office:value="0.509736078994519">
            <text:p>0,509736079</text:p>
          </table:table-cell>
          <table:table-cell table:formula="of:=[.E355]/[.M$1]" office:value-type="float" office:value="0.0722664698957392">
            <text:p>0,0722664699</text:p>
          </table:table-cell>
          <table:table-cell table:number-columns-repeated="10"/>
        </table:table-row>
        <table:table-row table:style-name="ro2">
          <table:table-cell office:value-type="string">
            <text:p>хуж</text:p>
          </table:table-cell>
          <table:table-cell office:value-type="float" office:value="1">
            <text:p>1</text:p>
          </table:table-cell>
          <table:table-cell office:value-type="float" office:value="0.145392585256">
            <text:p>0,1453925853</text:p>
          </table:table-cell>
          <table:table-cell office:value-type="float" office:value="0.000252085094618">
            <text:p>0,0002520851</text:p>
          </table:table-cell>
          <table:table-cell office:value-type="float" office:value="0.00691837106808">
            <text:p>0,0069183711</text:p>
          </table:table-cell>
          <table:table-cell/>
          <table:table-cell table:formula="of:=[.C356]/[.K$1]" office:value-type="float" office:value="0.00941907869964439">
            <text:p>0,0094190787</text:p>
          </table:table-cell>
          <table:table-cell table:formula="of:=[.D356]/[.L$1]" office:value-type="float" office:value="0.509735883251241">
            <text:p>0,5097358833</text:p>
          </table:table-cell>
          <table:table-cell table:formula="of:=[.E356]/[.M$1]" office:value-type="float" office:value="0.0716032576232305">
            <text:p>0,0716032576</text:p>
          </table:table-cell>
          <table:table-cell table:number-columns-repeated="10"/>
        </table:table-row>
        <table:table-row table:style-name="ro2">
          <table:table-cell office:value-type="string">
            <text:p>isolation</text:p>
          </table:table-cell>
          <table:table-cell office:value-type="float" office:value="1">
            <text:p>1</text:p>
          </table:table-cell>
          <table:table-cell office:value-type="float" office:value="0.232294765692">
            <text:p>0,2322947657</text:p>
          </table:table-cell>
          <table:table-cell office:value-type="float" office:value="0.000252084132013">
            <text:p>0,0002520841</text:p>
          </table:table-cell>
          <table:table-cell office:value-type="float" office:value="0.0068906015302">
            <text:p>0,0068906015</text:p>
          </table:table-cell>
          <table:table-cell/>
          <table:table-cell table:formula="of:=[.C357]/[.K$1]" office:value-type="float" office:value="0.015048928910067">
            <text:p>0,0150489289</text:p>
          </table:table-cell>
          <table:table-cell table:formula="of:=[.D357]/[.L$1]" office:value-type="float" office:value="0.50973393678824">
            <text:p>0,5097339368</text:p>
          </table:table-cell>
          <table:table-cell table:formula="of:=[.E357]/[.M$1]" office:value-type="float" office:value="0.0713158504640404">
            <text:p>0,0713158505</text:p>
          </table:table-cell>
          <table:table-cell table:number-columns-repeated="10"/>
        </table:table-row>
        <table:table-row table:style-name="ro2">
          <table:table-cell office:value-type="string">
            <text:p>обеспеч</text:p>
          </table:table-cell>
          <table:table-cell office:value-type="float" office:value="1">
            <text:p>1</text:p>
          </table:table-cell>
          <table:table-cell office:value-type="float" office:value="0.143623472024">
            <text:p>0,143623472</text:p>
          </table:table-cell>
          <table:table-cell office:value-type="float" office:value="0.000252084118047">
            <text:p>0,0002520841</text:p>
          </table:table-cell>
          <table:table-cell office:value-type="float" office:value="0.0072996434098">
            <text:p>0,0072996434</text:p>
          </table:table-cell>
          <table:table-cell/>
          <table:table-cell table:formula="of:=[.C358]/[.K$1]" office:value-type="float" office:value="0.00930446888834315">
            <text:p>0,0093044689</text:p>
          </table:table-cell>
          <table:table-cell table:formula="of:=[.D358]/[.L$1]" office:value-type="float" office:value="0.50973390854789">
            <text:p>0,5097339085</text:p>
          </table:table-cell>
          <table:table-cell table:formula="of:=[.E358]/[.M$1]" office:value-type="float" office:value="0.0755493225914349">
            <text:p>0,0755493226</text:p>
          </table:table-cell>
          <table:table-cell table:number-columns-repeated="10"/>
        </table:table-row>
        <table:table-row table:style-name="ro2">
          <table:table-cell office:value-type="string">
            <text:p>transaction</text:p>
          </table:table-cell>
          <table:table-cell office:value-type="float" office:value="1">
            <text:p>1</text:p>
          </table:table-cell>
          <table:table-cell office:value-type="float" office:value="0.320082927144">
            <text:p>0,3200829271</text:p>
          </table:table-cell>
          <table:table-cell office:value-type="float" office:value="0.00025208379156">
            <text:p>0,0002520838</text:p>
          </table:table-cell>
          <table:table-cell office:value-type="float" office:value="0.00683258799685">
            <text:p>0,006832588</text:p>
          </table:table-cell>
          <table:table-cell/>
          <table:table-cell table:formula="of:=[.C359]/[.K$1]" office:value-type="float" office:value="0.0207361763041314">
            <text:p>0,0207361763</text:p>
          </table:table-cell>
          <table:table-cell table:formula="of:=[.D359]/[.L$1]" office:value-type="float" office:value="0.509733248365503">
            <text:p>0,5097332484</text:p>
          </table:table-cell>
          <table:table-cell table:formula="of:=[.E359]/[.M$1]" office:value-type="float" office:value="0.070715426183062">
            <text:p>0,0707154262</text:p>
          </table:table-cell>
          <table:table-cell table:number-columns-repeated="10"/>
        </table:table-row>
        <table:table-row table:style-name="ro1">
          <table:table-cell office:value-type="string">
            <text:p>менеджер</text:p>
          </table:table-cell>
          <table:table-cell office:value-type="float" office:value="1">
            <text:p>1</text:p>
          </table:table-cell>
          <table:table-cell office:value-type="float" office:value="0.124210796345">
            <text:p>0,1242107963</text:p>
          </table:table-cell>
          <table:table-cell office:value-type="float" office:value="0.000252082914853">
            <text:p>0,0002520829</text:p>
          </table:table-cell>
          <table:table-cell office:value-type="float" office:value="0.00740747258529">
            <text:p>0,0074074726</text:p>
          </table:table-cell>
          <table:table-cell/>
          <table:table-cell table:formula="of:=[.C360]/[.K$1]" office:value-type="float" office:value="0.00804684271937984">
            <text:p>0,0080468427</text:p>
          </table:table-cell>
          <table:table-cell table:formula="of:=[.D360]/[.L$1]" office:value-type="float" office:value="0.509731475595012">
            <text:p>0,5097314756</text:p>
          </table:table-cell>
          <table:table-cell table:formula="of:=[.E360]/[.M$1]" office:value-type="float" office:value="0.076665325210539">
            <text:p>0,0766653252</text:p>
          </table:table-cell>
          <table:table-cell table:number-columns-repeated="10"/>
        </table:table-row>
        <table:table-row table:style-name="ro2">
          <table:table-cell office:value-type="string">
            <text:p>оказа</text:p>
          </table:table-cell>
          <table:table-cell office:value-type="float" office:value="1">
            <text:p>1</text:p>
          </table:table-cell>
          <table:table-cell office:value-type="float" office:value="0.144315500668">
            <text:p>0,1443155007</text:p>
          </table:table-cell>
          <table:table-cell office:value-type="float" office:value="0.000252081775654">
            <text:p>0,0002520818</text:p>
          </table:table-cell>
          <table:table-cell office:value-type="float" office:value="0.00685115700922">
            <text:p>0,006851157</text:p>
          </table:table-cell>
          <table:table-cell/>
          <table:table-cell table:formula="of:=[.C361]/[.K$1]" office:value-type="float" office:value="0.00934930110759812">
            <text:p>0,0093493011</text:p>
          </table:table-cell>
          <table:table-cell table:formula="of:=[.D361]/[.L$1]" office:value-type="float" office:value="0.509729172045057">
            <text:p>0,509729172</text:p>
          </table:table-cell>
          <table:table-cell table:formula="of:=[.E361]/[.M$1]" office:value-type="float" office:value="0.0709076104072752">
            <text:p>0,0709076104</text:p>
          </table:table-cell>
          <table:table-cell table:number-columns-repeated="10"/>
        </table:table-row>
        <table:table-row table:style-name="ro2">
          <table:table-cell office:value-type="string">
            <text:p>специализац</text:p>
          </table:table-cell>
          <table:table-cell office:value-type="float" office:value="1">
            <text:p>1</text:p>
          </table:table-cell>
          <table:table-cell office:value-type="float" office:value="0.296096419747">
            <text:p>0,2960964197</text:p>
          </table:table-cell>
          <table:table-cell office:value-type="float" office:value="0.000252080933998">
            <text:p>0,0002520809</text:p>
          </table:table-cell>
          <table:table-cell office:value-type="float" office:value="0.00676591647139">
            <text:p>0,0067659165</text:p>
          </table:table-cell>
          <table:table-cell/>
          <table:table-cell table:formula="of:=[.C362]/[.K$1]" office:value-type="float" office:value="0.0191822401078382">
            <text:p>0,0191822401</text:p>
          </table:table-cell>
          <table:table-cell table:formula="of:=[.D362]/[.L$1]" office:value-type="float" office:value="0.509727470150444">
            <text:p>0,5097274702</text:p>
          </table:table-cell>
          <table:table-cell table:formula="of:=[.E362]/[.M$1]" office:value-type="float" office:value="0.0700253940401386">
            <text:p>0,070025394</text:p>
          </table:table-cell>
          <table:table-cell table:number-columns-repeated="10"/>
        </table:table-row>
        <table:table-row table:style-name="ro1">
          <table:table-cell office:value-type="string">
            <text:p>возраста</text:p>
          </table:table-cell>
          <table:table-cell office:value-type="float" office:value="1">
            <text:p>1</text:p>
          </table:table-cell>
          <table:table-cell office:value-type="float" office:value="0.184906714778">
            <text:p>0,1849067148</text:p>
          </table:table-cell>
          <table:table-cell office:value-type="float" office:value="0.000252077730277">
            <text:p>0,0002520777</text:p>
          </table:table-cell>
          <table:table-cell office:value-type="float" office:value="0.00686776444962">
            <text:p>0,0068677644</text:p>
          </table:table-cell>
          <table:table-cell/>
          <table:table-cell table:formula="of:=[.C363]/[.K$1]" office:value-type="float" office:value="0.0119789526785019">
            <text:p>0,0119789527</text:p>
          </table:table-cell>
          <table:table-cell table:formula="of:=[.D363]/[.L$1]" office:value-type="float" office:value="0.509720991974667">
            <text:p>0,509720992</text:p>
          </table:table-cell>
          <table:table-cell table:formula="of:=[.E363]/[.M$1]" office:value-type="float" office:value="0.0710794928954681">
            <text:p>0,0710794929</text:p>
          </table:table-cell>
          <table:table-cell table:number-columns-repeated="10"/>
        </table:table-row>
        <table:table-row table:style-name="ro2">
          <table:table-cell office:value-type="string">
            <text:p>посвяща</text:p>
          </table:table-cell>
          <table:table-cell office:value-type="float" office:value="1">
            <text:p>1</text:p>
          </table:table-cell>
          <table:table-cell office:value-type="float" office:value="0.296315782415">
            <text:p>0,2963157824</text:p>
          </table:table-cell>
          <table:table-cell office:value-type="float" office:value="0.000252077274823">
            <text:p>0,0002520773</text:p>
          </table:table-cell>
          <table:table-cell office:value-type="float" office:value="0.00669824957475">
            <text:p>0,0066982496</text:p>
          </table:table-cell>
          <table:table-cell/>
          <table:table-cell table:formula="of:=[.C364]/[.K$1]" office:value-type="float" office:value="0.0191964512468039">
            <text:p>0,0191964512</text:p>
          </table:table-cell>
          <table:table-cell table:formula="of:=[.D364]/[.L$1]" office:value-type="float" office:value="0.509720071010866">
            <text:p>0,509720071</text:p>
          </table:table-cell>
          <table:table-cell table:formula="of:=[.E364]/[.M$1]" office:value-type="float" office:value="0.0693250600764065">
            <text:p>0,0693250601</text:p>
          </table:table-cell>
          <table:table-cell table:number-columns-repeated="10"/>
        </table:table-row>
        <table:table-row table:style-name="ro2">
          <table:table-cell office:value-type="string">
            <text:p>аппаратн</text:p>
          </table:table-cell>
          <table:table-cell office:value-type="float" office:value="1">
            <text:p>1</text:p>
          </table:table-cell>
          <table:table-cell office:value-type="float" office:value="0.319290035461">
            <text:p>0,3192900355</text:p>
          </table:table-cell>
          <table:table-cell office:value-type="float" office:value="0.000252076004032">
            <text:p>0,000252076</text:p>
          </table:table-cell>
          <table:table-cell office:value-type="float" office:value="0.00682316799491">
            <text:p>0,006823168</text:p>
          </table:table-cell>
          <table:table-cell/>
          <table:table-cell table:formula="of:=[.C365]/[.K$1]" office:value-type="float" office:value="0.0206848097977218">
            <text:p>0,0206848098</text:p>
          </table:table-cell>
          <table:table-cell table:formula="of:=[.D365]/[.L$1]" office:value-type="float" office:value="0.509717501371539">
            <text:p>0,5097175014</text:p>
          </table:table-cell>
          <table:table-cell table:formula="of:=[.E365]/[.M$1]" office:value-type="float" office:value="0.0706179317267682">
            <text:p>0,0706179317</text:p>
          </table:table-cell>
          <table:table-cell table:number-columns-repeated="10"/>
        </table:table-row>
        <table:table-row table:style-name="ro1">
          <table:table-cell office:value-type="string">
            <text:p>хот</text:p>
          </table:table-cell>
          <table:table-cell office:value-type="float" office:value="1">
            <text:p>1</text:p>
          </table:table-cell>
          <table:table-cell office:value-type="float" office:value="0.127451875251">
            <text:p>0,1274518753</text:p>
          </table:table-cell>
          <table:table-cell office:value-type="float" office:value="0.0002520751105">
            <text:p>0,0002520751</text:p>
          </table:table-cell>
          <table:table-cell office:value-type="float" office:value="0.00720696074845">
            <text:p>0,0072069607</text:p>
          </table:table-cell>
          <table:table-cell/>
          <table:table-cell table:formula="of:=[.C366]/[.K$1]" office:value-type="float" office:value="0.00825681200518365">
            <text:p>0,008256812</text:p>
          </table:table-cell>
          <table:table-cell table:formula="of:=[.D366]/[.L$1]" office:value-type="float" office:value="0.509715694579575">
            <text:p>0,5097156946</text:p>
          </table:table-cell>
          <table:table-cell table:formula="of:=[.E366]/[.M$1]" office:value-type="float" office:value="0.0745900822713443">
            <text:p>0,0745900823</text:p>
          </table:table-cell>
          <table:table-cell table:number-columns-repeated="10"/>
        </table:table-row>
        <table:table-row table:style-name="ro2">
          <table:table-cell office:value-type="string">
            <text:p>управля</text:p>
          </table:table-cell>
          <table:table-cell office:value-type="float" office:value="1">
            <text:p>1</text:p>
          </table:table-cell>
          <table:table-cell office:value-type="float" office:value="0.115554742505">
            <text:p>0,1155547425</text:p>
          </table:table-cell>
          <table:table-cell office:value-type="float" office:value="0.000252074561063">
            <text:p>0,0002520746</text:p>
          </table:table-cell>
          <table:table-cell office:value-type="float" office:value="0.00694715155653">
            <text:p>0,0069471516</text:p>
          </table:table-cell>
          <table:table-cell/>
          <table:table-cell table:formula="of:=[.C367]/[.K$1]" office:value-type="float" office:value="0.00748607098398659">
            <text:p>0,007486071</text:p>
          </table:table-cell>
          <table:table-cell table:formula="of:=[.D367]/[.L$1]" office:value-type="float" office:value="0.509714583574757">
            <text:p>0,5097145836</text:p>
          </table:table-cell>
          <table:table-cell table:formula="of:=[.E367]/[.M$1]" office:value-type="float" office:value="0.0719011278456757">
            <text:p>0,0719011278</text:p>
          </table:table-cell>
          <table:table-cell table:number-columns-repeated="10"/>
        </table:table-row>
        <table:table-row table:style-name="ro1">
          <table:table-cell office:value-type="string">
            <text:p>действ</text:p>
          </table:table-cell>
          <table:table-cell office:value-type="float" office:value="1">
            <text:p>1</text:p>
          </table:table-cell>
          <table:table-cell office:value-type="float" office:value="0.106868946084">
            <text:p>0,1068689461</text:p>
          </table:table-cell>
          <table:table-cell office:value-type="float" office:value="0.000252073713418">
            <text:p>0,0002520737</text:p>
          </table:table-cell>
          <table:table-cell office:value-type="float" office:value="0.00712683476289">
            <text:p>0,0071268348</text:p>
          </table:table-cell>
          <table:table-cell/>
          <table:table-cell table:formula="of:=[.C368]/[.K$1]" office:value-type="float" office:value="0.00692337241229232">
            <text:p>0,0069233724</text:p>
          </table:table-cell>
          <table:table-cell table:formula="of:=[.D368]/[.L$1]" office:value-type="float" office:value="0.509712869569916">
            <text:p>0,5097128696</text:p>
          </table:table-cell>
          <table:table-cell table:formula="of:=[.E368]/[.M$1]" office:value-type="float" office:value="0.0737608001282054">
            <text:p>0,0737608001</text:p>
          </table:table-cell>
          <table:table-cell table:number-columns-repeated="10"/>
        </table:table-row>
        <table:table-row table:style-name="ro1">
          <table:table-cell office:value-type="string">
            <text:p>принос</text:p>
          </table:table-cell>
          <table:table-cell office:value-type="float" office:value="1">
            <text:p>1</text:p>
          </table:table-cell>
          <table:table-cell office:value-type="float" office:value="0.306646966231">
            <text:p>0,3066469662</text:p>
          </table:table-cell>
          <table:table-cell office:value-type="float" office:value="0.000252073693531">
            <text:p>0,0002520737</text:p>
          </table:table-cell>
          <table:table-cell office:value-type="float" office:value="0.00349787987866">
            <text:p>0,0034978799</text:p>
          </table:table-cell>
          <table:table-cell/>
          <table:table-cell table:formula="of:=[.C369]/[.K$1]" office:value-type="float" office:value="0.0198657442045711">
            <text:p>0,0198657442</text:p>
          </table:table-cell>
          <table:table-cell table:formula="of:=[.D369]/[.L$1]" office:value-type="float" office:value="0.509712829356838">
            <text:p>0,5097128294</text:p>
          </table:table-cell>
          <table:table-cell table:formula="of:=[.E369]/[.M$1]" office:value-type="float" office:value="0.0362021047472255">
            <text:p>0,0362021047</text:p>
          </table:table-cell>
          <table:table-cell table:number-columns-repeated="10"/>
        </table:table-row>
        <table:table-row table:style-name="ro2">
          <table:table-cell office:value-type="string">
            <text:p>опир</text:p>
          </table:table-cell>
          <table:table-cell office:value-type="float" office:value="1">
            <text:p>1</text:p>
          </table:table-cell>
          <table:table-cell office:value-type="float" office:value="0.298286303281">
            <text:p>0,2982863033</text:p>
          </table:table-cell>
          <table:table-cell office:value-type="float" office:value="0.000252073684044">
            <text:p>0,0002520737</text:p>
          </table:table-cell>
          <table:table-cell office:value-type="float" office:value="0.0035293616759">
            <text:p>0,0035293617</text:p>
          </table:table-cell>
          <table:table-cell/>
          <table:table-cell table:formula="of:=[.C370]/[.K$1]" office:value-type="float" office:value="0.0193241090024141">
            <text:p>0,019324109</text:p>
          </table:table-cell>
          <table:table-cell table:formula="of:=[.D370]/[.L$1]" office:value-type="float" office:value="0.509712810173378">
            <text:p>0,5097128102</text:p>
          </table:table-cell>
          <table:table-cell table:formula="of:=[.E370]/[.M$1]" office:value-type="float" office:value="0.0365279327804483">
            <text:p>0,0365279328</text:p>
          </table:table-cell>
          <table:table-cell table:number-columns-repeated="10"/>
        </table:table-row>
        <table:table-row table:style-name="ro2">
          <table:table-cell office:value-type="string">
            <text:p>наибольш</text:p>
          </table:table-cell>
          <table:table-cell office:value-type="float" office:value="1">
            <text:p>1</text:p>
          </table:table-cell>
          <table:table-cell office:value-type="float" office:value="0.312722188039">
            <text:p>0,312722188</text:p>
          </table:table-cell>
          <table:table-cell office:value-type="float" office:value="0.000252073673589">
            <text:p>0,0002520737</text:p>
          </table:table-cell>
          <table:table-cell office:value-type="float" office:value="0.00352732270646">
            <text:p>0,0035273227</text:p>
          </table:table-cell>
          <table:table-cell/>
          <table:table-cell table:formula="of:=[.C371]/[.K$1]" office:value-type="float" office:value="0.0202593199307788">
            <text:p>0,0202593199</text:p>
          </table:table-cell>
          <table:table-cell table:formula="of:=[.D371]/[.L$1]" office:value-type="float" office:value="0.509712789032546">
            <text:p>0,509712789</text:p>
          </table:table-cell>
          <table:table-cell table:formula="of:=[.E371]/[.M$1]" office:value-type="float" office:value="0.0365068300016783">
            <text:p>0,03650683</text:p>
          </table:table-cell>
          <table:table-cell table:number-columns-repeated="10"/>
        </table:table-row>
        <table:table-row table:style-name="ro1">
          <table:table-cell office:value-type="string">
            <text:p>стоя</text:p>
          </table:table-cell>
          <table:table-cell office:value-type="float" office:value="1">
            <text:p>1</text:p>
          </table:table-cell>
          <table:table-cell office:value-type="float" office:value="0.124196834725">
            <text:p>0,1241968347</text:p>
          </table:table-cell>
          <table:table-cell office:value-type="float" office:value="0.000252073334732">
            <text:p>0,0002520733</text:p>
          </table:table-cell>
          <table:table-cell office:value-type="float" office:value="0.006929191817">
            <text:p>0,0069291918</text:p>
          </table:table-cell>
          <table:table-cell/>
          <table:table-cell table:formula="of:=[.C372]/[.K$1]" office:value-type="float" office:value="0.00804593823310688">
            <text:p>0,0080459382</text:p>
          </table:table-cell>
          <table:table-cell table:formula="of:=[.D372]/[.L$1]" office:value-type="float" office:value="0.509712103837047">
            <text:p>0,5097121038</text:p>
          </table:table-cell>
          <table:table-cell table:formula="of:=[.E372]/[.M$1]" office:value-type="float" office:value="0.0717152494295344">
            <text:p>0,0717152494</text:p>
          </table:table-cell>
          <table:table-cell table:number-columns-repeated="10"/>
        </table:table-row>
        <table:table-row table:style-name="ro2">
          <table:table-cell office:value-type="string">
            <text:p>unavailabl</text:p>
          </table:table-cell>
          <table:table-cell office:value-type="float" office:value="1">
            <text:p>1</text:p>
          </table:table-cell>
          <table:table-cell office:value-type="float" office:value="0.14086247117">
            <text:p>0,1408624712</text:p>
          </table:table-cell>
          <table:table-cell office:value-type="float" office:value="0.000252072999032">
            <text:p>0,000252073</text:p>
          </table:table-cell>
          <table:table-cell office:value-type="float" office:value="0.00709484472739">
            <text:p>0,0070948447</text:p>
          </table:table-cell>
          <table:table-cell/>
          <table:table-cell table:formula="of:=[.C373]/[.K$1]" office:value-type="float" office:value="0.00912560086499917">
            <text:p>0,0091256009</text:p>
          </table:table-cell>
          <table:table-cell table:formula="of:=[.D373]/[.L$1]" office:value-type="float" office:value="0.50971142502525">
            <text:p>0,509711425</text:p>
          </table:table-cell>
          <table:table-cell table:formula="of:=[.E373]/[.M$1]" office:value-type="float" office:value="0.0734297119673157">
            <text:p>0,073429712</text:p>
          </table:table-cell>
          <table:table-cell table:number-columns-repeated="10"/>
        </table:table-row>
        <table:table-row table:style-name="ro2">
          <table:table-cell office:value-type="string">
            <text:p>consustenc</text:p>
          </table:table-cell>
          <table:table-cell office:value-type="float" office:value="1">
            <text:p>1</text:p>
          </table:table-cell>
          <table:table-cell office:value-type="float" office:value="0.207171733092">
            <text:p>0,2071717331</text:p>
          </table:table-cell>
          <table:table-cell office:value-type="float" office:value="0.000252072624608">
            <text:p>0,0002520726</text:p>
          </table:table-cell>
          <table:table-cell office:value-type="float" office:value="0.00676181433502">
            <text:p>0,0067618143</text:p>
          </table:table-cell>
          <table:table-cell/>
          <table:table-cell table:formula="of:=[.C374]/[.K$1]" office:value-type="float" office:value="0.0134213643350478">
            <text:p>0,0134213643</text:p>
          </table:table-cell>
          <table:table-cell table:formula="of:=[.D374]/[.L$1]" office:value-type="float" office:value="0.50971066791048">
            <text:p>0,5097106679</text:p>
          </table:table-cell>
          <table:table-cell table:formula="of:=[.E374]/[.M$1]" office:value-type="float" office:value="0.0699829380451629">
            <text:p>0,069982938</text:p>
          </table:table-cell>
          <table:table-cell table:number-columns-repeated="10"/>
        </table:table-row>
        <table:table-row table:style-name="ro2">
          <table:table-cell office:value-type="string">
            <text:p>реч</text:p>
          </table:table-cell>
          <table:table-cell office:value-type="float" office:value="1">
            <text:p>1</text:p>
          </table:table-cell>
          <table:table-cell office:value-type="float" office:value="0.209597080264">
            <text:p>0,2095970803</text:p>
          </table:table-cell>
          <table:table-cell office:value-type="float" office:value="0.000252072395312">
            <text:p>0,0002520724</text:p>
          </table:table-cell>
          <table:table-cell office:value-type="float" office:value="0.00693899493192">
            <text:p>0,0069389949</text:p>
          </table:table-cell>
          <table:table-cell/>
          <table:table-cell table:formula="of:=[.C375]/[.K$1]" office:value-type="float" office:value="0.0135784874500045">
            <text:p>0,0135784875</text:p>
          </table:table-cell>
          <table:table-cell table:formula="of:=[.D375]/[.L$1]" office:value-type="float" office:value="0.509710204255939">
            <text:p>0,5097102043</text:p>
          </table:table-cell>
          <table:table-cell table:formula="of:=[.E375]/[.M$1]" office:value-type="float" office:value="0.0718167090009016">
            <text:p>0,071816709</text:p>
          </table:table-cell>
          <table:table-cell table:number-columns-repeated="10"/>
        </table:table-row>
        <table:table-row table:style-name="ro2">
          <table:table-cell office:value-type="string">
            <text:p>ошибк</text:p>
          </table:table-cell>
          <table:table-cell office:value-type="float" office:value="1">
            <text:p>1</text:p>
          </table:table-cell>
          <table:table-cell office:value-type="float" office:value="0.126595404109">
            <text:p>0,1265954041</text:p>
          </table:table-cell>
          <table:table-cell office:value-type="float" office:value="0.000252069760857">
            <text:p>0,0002520698</text:p>
          </table:table-cell>
          <table:table-cell office:value-type="float" office:value="0.0068352179519">
            <text:p>0,006835218</text:p>
          </table:table-cell>
          <table:table-cell/>
          <table:table-cell table:formula="of:=[.C376]/[.K$1]" office:value-type="float" office:value="0.00820132658220786">
            <text:p>0,0082013266</text:p>
          </table:table-cell>
          <table:table-cell table:formula="of:=[.D376]/[.L$1]" office:value-type="float" office:value="0.509704877180776">
            <text:p>0,5097048772</text:p>
          </table:table-cell>
          <table:table-cell table:formula="of:=[.E376]/[.M$1]" office:value-type="float" office:value="0.0707426455020504">
            <text:p>0,0707426455</text:p>
          </table:table-cell>
          <table:table-cell table:number-columns-repeated="10"/>
        </table:table-row>
        <table:table-row table:style-name="ro2">
          <table:table-cell office:value-type="string">
            <text:p>коротк</text:p>
          </table:table-cell>
          <table:table-cell office:value-type="float" office:value="1">
            <text:p>1</text:p>
          </table:table-cell>
          <table:table-cell office:value-type="float" office:value="0.190173540444">
            <text:p>0,1901735404</text:p>
          </table:table-cell>
          <table:table-cell office:value-type="float" office:value="0.000252069231276">
            <text:p>0,0002520692</text:p>
          </table:table-cell>
          <table:table-cell office:value-type="float" office:value="0.00675593674097">
            <text:p>0,0067559367</text:p>
          </table:table-cell>
          <table:table-cell/>
          <table:table-cell table:formula="of:=[.C377]/[.K$1]" office:value-type="float" office:value="0.0123201574611118">
            <text:p>0,0123201575</text:p>
          </table:table-cell>
          <table:table-cell table:formula="of:=[.D377]/[.L$1]" office:value-type="float" office:value="0.509703806326352">
            <text:p>0,5097038063</text:p>
          </table:table-cell>
          <table:table-cell table:formula="of:=[.E377]/[.M$1]" office:value-type="float" office:value="0.0699221065464148">
            <text:p>0,0699221065</text:p>
          </table:table-cell>
          <table:table-cell table:number-columns-repeated="10"/>
        </table:table-row>
        <table:table-row table:style-name="ro2">
          <table:table-cell office:value-type="string">
            <text:p>получ</text:p>
          </table:table-cell>
          <table:table-cell office:value-type="float" office:value="1">
            <text:p>1</text:p>
          </table:table-cell>
          <table:table-cell office:value-type="float" office:value="0.122983348327">
            <text:p>0,1229833483</text:p>
          </table:table-cell>
          <table:table-cell office:value-type="float" office:value="0.000252068864256">
            <text:p>0,0002520689</text:p>
          </table:table-cell>
          <table:table-cell office:value-type="float" office:value="0.00684168124257">
            <text:p>0,0068416812</text:p>
          </table:table-cell>
          <table:table-cell/>
          <table:table-cell table:formula="of:=[.C378]/[.K$1]" office:value-type="float" office:value="0.00796732401860905">
            <text:p>0,007967324</text:p>
          </table:table-cell>
          <table:table-cell table:formula="of:=[.D378]/[.L$1]" office:value-type="float" office:value="0.509703064183053">
            <text:p>0,5097030642</text:p>
          </table:table-cell>
          <table:table-cell table:formula="of:=[.E378]/[.M$1]" office:value-type="float" office:value="0.07080953880141">
            <text:p>0,0708095388</text:p>
          </table:table-cell>
          <table:table-cell table:number-columns-repeated="10"/>
        </table:table-row>
        <table:table-row table:style-name="ro1">
          <table:table-cell office:value-type="string">
            <text:p>здрав</text:p>
          </table:table-cell>
          <table:table-cell office:value-type="float" office:value="1">
            <text:p>1</text:p>
          </table:table-cell>
          <table:table-cell office:value-type="float" office:value="0.163424311008">
            <text:p>0,163424311</text:p>
          </table:table-cell>
          <table:table-cell office:value-type="float" office:value="0.000252068615719">
            <text:p>0,0002520686</text:p>
          </table:table-cell>
          <table:table-cell office:value-type="float" office:value="0.00674620469122">
            <text:p>0,0067462047</text:p>
          </table:table-cell>
          <table:table-cell/>
          <table:table-cell table:formula="of:=[.C379]/[.K$1]" office:value-type="float" office:value="0.0105872417366345">
            <text:p>0,0105872417</text:p>
          </table:table-cell>
          <table:table-cell table:formula="of:=[.D379]/[.L$1]" office:value-type="float" office:value="0.509702561621696">
            <text:p>0,5097025616</text:p>
          </table:table-cell>
          <table:table-cell table:formula="of:=[.E379]/[.M$1]" office:value-type="float" office:value="0.0698213824802156">
            <text:p>0,0698213825</text:p>
          </table:table-cell>
          <table:table-cell table:number-columns-repeated="10"/>
        </table:table-row>
        <table:table-row table:style-name="ro2">
          <table:table-cell office:value-type="string">
            <text:p>организова</text:p>
          </table:table-cell>
          <table:table-cell office:value-type="float" office:value="1">
            <text:p>1</text:p>
          </table:table-cell>
          <table:table-cell office:value-type="float" office:value="0.185201469195">
            <text:p>0,1852014692</text:p>
          </table:table-cell>
          <table:table-cell office:value-type="float" office:value="0.0002520666233">
            <text:p>0,0002520666</text:p>
          </table:table-cell>
          <table:table-cell office:value-type="float" office:value="0.00673383048093">
            <text:p>0,0067338305</text:p>
          </table:table-cell>
          <table:table-cell/>
          <table:table-cell table:formula="of:=[.C380]/[.K$1]" office:value-type="float" office:value="0.0119980479786226">
            <text:p>0,011998048</text:p>
          </table:table-cell>
          <table:table-cell table:formula="of:=[.D380]/[.L$1]" office:value-type="float" office:value="0.50969853279381">
            <text:p>0,5096985328</text:p>
          </table:table-cell>
          <table:table-cell table:formula="of:=[.E380]/[.M$1]" office:value-type="float" office:value="0.0696933127715285">
            <text:p>0,0696933128</text:p>
          </table:table-cell>
          <table:table-cell table:number-columns-repeated="10"/>
        </table:table-row>
        <table:table-row table:style-name="ro2">
          <table:table-cell office:value-type="string">
            <text:p>охарактеризова</text:p>
          </table:table-cell>
          <table:table-cell office:value-type="float" office:value="1">
            <text:p>1</text:p>
          </table:table-cell>
          <table:table-cell office:value-type="float" office:value="0.170493056943">
            <text:p>0,1704930569</text:p>
          </table:table-cell>
          <table:table-cell office:value-type="float" office:value="0.000252066172909">
            <text:p>0,0002520662</text:p>
          </table:table-cell>
          <table:table-cell office:value-type="float" office:value="0.00678224362423">
            <text:p>0,0067822436</text:p>
          </table:table-cell>
          <table:table-cell/>
          <table:table-cell table:formula="of:=[.C381]/[.K$1]" office:value-type="float" office:value="0.0110451816938361">
            <text:p>0,0110451817</text:p>
          </table:table-cell>
          <table:table-cell table:formula="of:=[.D381]/[.L$1]" office:value-type="float" office:value="0.509697622067793">
            <text:p>0,5096976221</text:p>
          </table:table-cell>
          <table:table-cell table:formula="of:=[.E381]/[.M$1]" office:value-type="float" office:value="0.0701943756283697">
            <text:p>0,0701943756</text:p>
          </table:table-cell>
          <table:table-cell table:number-columns-repeated="10"/>
        </table:table-row>
        <table:table-row table:style-name="ro2">
          <table:table-cell office:value-type="string">
            <text:p>сравнительн</text:p>
          </table:table-cell>
          <table:table-cell office:value-type="float" office:value="1">
            <text:p>1</text:p>
          </table:table-cell>
          <table:table-cell office:value-type="float" office:value="0.210164721457">
            <text:p>0,2101647215</text:p>
          </table:table-cell>
          <table:table-cell office:value-type="float" office:value="0.000252063181364">
            <text:p>0,0002520632</text:p>
          </table:table-cell>
          <table:table-cell office:value-type="float" office:value="0.00678515294209">
            <text:p>0,0067851529</text:p>
          </table:table-cell>
          <table:table-cell/>
          <table:table-cell table:formula="of:=[.C382]/[.K$1]" office:value-type="float" office:value="0.0136152613821868">
            <text:p>0,0136152614</text:p>
          </table:table-cell>
          <table:table-cell table:formula="of:=[.D382]/[.L$1]" office:value-type="float" office:value="0.509691572928572">
            <text:p>0,5096915729</text:p>
          </table:table-cell>
          <table:table-cell table:formula="of:=[.E382]/[.M$1]" office:value-type="float" office:value="0.0702244862764092">
            <text:p>0,0702244863</text:p>
          </table:table-cell>
          <table:table-cell table:number-columns-repeated="10"/>
        </table:table-row>
        <table:table-row table:style-name="ro2">
          <table:table-cell office:value-type="string">
            <text:p>выстраива</text:p>
          </table:table-cell>
          <table:table-cell office:value-type="float" office:value="1">
            <text:p>1</text:p>
          </table:table-cell>
          <table:table-cell office:value-type="float" office:value="0.209968125897">
            <text:p>0,2099681259</text:p>
          </table:table-cell>
          <table:table-cell office:value-type="float" office:value="0.000252062519753">
            <text:p>0,0002520625</text:p>
          </table:table-cell>
          <table:table-cell office:value-type="float" office:value="0.00674974389406">
            <text:p>0,0067497439</text:p>
          </table:table-cell>
          <table:table-cell/>
          <table:table-cell table:formula="of:=[.C383]/[.K$1]" office:value-type="float" office:value="0.0136025251821366">
            <text:p>0,0136025252</text:p>
          </table:table-cell>
          <table:table-cell table:formula="of:=[.D383]/[.L$1]" office:value-type="float" office:value="0.509690235099106">
            <text:p>0,5096902351</text:p>
          </table:table-cell>
          <table:table-cell table:formula="of:=[.E383]/[.M$1]" office:value-type="float" office:value="0.0698580122663661">
            <text:p>0,0698580123</text:p>
          </table:table-cell>
          <table:table-cell table:number-columns-repeated="10"/>
        </table:table-row>
        <table:table-row table:style-name="ro1">
          <table:table-cell office:value-type="string">
            <text:p>ран</text:p>
          </table:table-cell>
          <table:table-cell office:value-type="float" office:value="1">
            <text:p>1</text:p>
          </table:table-cell>
          <table:table-cell office:value-type="float" office:value="0.154548945063">
            <text:p>0,1545489451</text:p>
          </table:table-cell>
          <table:table-cell office:value-type="float" office:value="0.000252062413206">
            <text:p>0,0002520624</text:p>
          </table:table-cell>
          <table:table-cell office:value-type="float" office:value="0.00684346919363">
            <text:p>0,0068434692</text:p>
          </table:table-cell>
          <table:table-cell/>
          <table:table-cell table:formula="of:=[.C384]/[.K$1]" office:value-type="float" office:value="0.0100122621379369">
            <text:p>0,0100122621</text:p>
          </table:table-cell>
          <table:table-cell table:formula="of:=[.D384]/[.L$1]" office:value-type="float" office:value="0.509690019652694">
            <text:p>0,5096900197</text:p>
          </table:table-cell>
          <table:table-cell table:formula="of:=[.E384]/[.M$1]" office:value-type="float" office:value="0.0708280436082652">
            <text:p>0,0708280436</text:p>
          </table:table-cell>
          <table:table-cell table:number-columns-repeated="10"/>
        </table:table-row>
        <table:table-row table:style-name="ro1">
          <table:table-cell office:value-type="string">
            <text:p>открыт</text:p>
          </table:table-cell>
          <table:table-cell office:value-type="float" office:value="1">
            <text:p>1</text:p>
          </table:table-cell>
          <table:table-cell office:value-type="float" office:value="0.0855488947711">
            <text:p>0,0855488948</text:p>
          </table:table-cell>
          <table:table-cell office:value-type="float" office:value="0.000252062018709">
            <text:p>0,000252062</text:p>
          </table:table-cell>
          <table:table-cell office:value-type="float" office:value="0.00736012107331">
            <text:p>0,0073601211</text:p>
          </table:table-cell>
          <table:table-cell/>
          <table:table-cell table:formula="of:=[.C385]/[.K$1]" office:value-type="float" office:value="0.00554217927343261">
            <text:p>0,0055421793</text:p>
          </table:table-cell>
          <table:table-cell table:formula="of:=[.D385]/[.L$1]" office:value-type="float" office:value="0.50968922194874">
            <text:p>0,5096892219</text:p>
          </table:table-cell>
          <table:table-cell table:formula="of:=[.E385]/[.M$1]" office:value-type="float" office:value="0.0761752499489219">
            <text:p>0,0761752499</text:p>
          </table:table-cell>
          <table:table-cell table:number-columns-repeated="10"/>
        </table:table-row>
        <table:table-row table:style-name="ro1">
          <table:table-cell office:value-type="string">
            <text:p>текст</text:p>
          </table:table-cell>
          <table:table-cell office:value-type="float" office:value="1">
            <text:p>1</text:p>
          </table:table-cell>
          <table:table-cell office:value-type="float" office:value="0.0981182714049">
            <text:p>0,0981182714</text:p>
          </table:table-cell>
          <table:table-cell office:value-type="float" office:value="0.000252062013832">
            <text:p>0,000252062</text:p>
          </table:table-cell>
          <table:table-cell office:value-type="float" office:value="0.00722779332495">
            <text:p>0,0072277933</text:p>
          </table:table-cell>
          <table:table-cell/>
          <table:table-cell table:formula="of:=[.C386]/[.K$1]" office:value-type="float" office:value="0.00635647078293962">
            <text:p>0,0063564708</text:p>
          </table:table-cell>
          <table:table-cell table:formula="of:=[.D386]/[.L$1]" office:value-type="float" office:value="0.509689212087063">
            <text:p>0,5096892121</text:p>
          </table:table-cell>
          <table:table-cell table:formula="of:=[.E386]/[.M$1]" office:value-type="float" office:value="0.0748056937682424">
            <text:p>0,0748056938</text:p>
          </table:table-cell>
          <table:table-cell table:number-columns-repeated="10"/>
        </table:table-row>
        <table:table-row table:style-name="ro2">
          <table:table-cell office:value-type="string">
            <text:p>фиксац</text:p>
          </table:table-cell>
          <table:table-cell office:value-type="float" office:value="1">
            <text:p>1</text:p>
          </table:table-cell>
          <table:table-cell office:value-type="float" office:value="0.158202019406">
            <text:p>0,1582020194</text:p>
          </table:table-cell>
          <table:table-cell office:value-type="float" office:value="0.000252061673327">
            <text:p>0,0002520617</text:p>
          </table:table-cell>
          <table:table-cell office:value-type="float" office:value="0.00713330229227">
            <text:p>0,0071333023</text:p>
          </table:table-cell>
          <table:table-cell/>
          <table:table-cell table:formula="of:=[.C387]/[.K$1]" office:value-type="float" office:value="0.010248922038246">
            <text:p>0,010248922</text:p>
          </table:table-cell>
          <table:table-cell table:formula="of:=[.D387]/[.L$1]" office:value-type="float" office:value="0.509688523559178">
            <text:p>0,5096885236</text:p>
          </table:table-cell>
          <table:table-cell table:formula="of:=[.E387]/[.M$1]" office:value-type="float" office:value="0.0738277372970598">
            <text:p>0,0738277373</text:p>
          </table:table-cell>
          <table:table-cell table:number-columns-repeated="10"/>
        </table:table-row>
        <table:table-row table:style-name="ro1">
          <table:table-cell office:value-type="string">
            <text:p>сет</text:p>
          </table:table-cell>
          <table:table-cell office:value-type="float" office:value="1">
            <text:p>1</text:p>
          </table:table-cell>
          <table:table-cell office:value-type="float" office:value="0.134895620106">
            <text:p>0,1348956201</text:p>
          </table:table-cell>
          <table:table-cell office:value-type="float" office:value="0.000252061619961">
            <text:p>0,0002520616</text:p>
          </table:table-cell>
          <table:table-cell office:value-type="float" office:value="0.00704772422171">
            <text:p>0,0070477242</text:p>
          </table:table-cell>
          <table:table-cell/>
          <table:table-cell table:formula="of:=[.C388]/[.K$1]" office:value-type="float" office:value="0.00873904580332312">
            <text:p>0,0087390458</text:p>
          </table:table-cell>
          <table:table-cell table:formula="of:=[.D388]/[.L$1]" office:value-type="float" office:value="0.50968841564893">
            <text:p>0,5096884156</text:p>
          </table:table-cell>
          <table:table-cell table:formula="of:=[.E388]/[.M$1]" office:value-type="float" office:value="0.072942027558032">
            <text:p>0,0729420276</text:p>
          </table:table-cell>
          <table:table-cell table:number-columns-repeated="10"/>
        </table:table-row>
        <table:table-row table:style-name="ro2">
          <table:table-cell office:value-type="string">
            <text:p>формальн</text:p>
          </table:table-cell>
          <table:table-cell office:value-type="float" office:value="1">
            <text:p>1</text:p>
          </table:table-cell>
          <table:table-cell office:value-type="float" office:value="0.109958351667">
            <text:p>0,1099583517</text:p>
          </table:table-cell>
          <table:table-cell office:value-type="float" office:value="0.00025206156091">
            <text:p>0,0002520616</text:p>
          </table:table-cell>
          <table:table-cell office:value-type="float" office:value="0.00746731714708">
            <text:p>0,0074673171</text:p>
          </table:table-cell>
          <table:table-cell/>
          <table:table-cell table:formula="of:=[.C389]/[.K$1]" office:value-type="float" office:value="0.0071235157295747">
            <text:p>0,0071235157</text:p>
          </table:table-cell>
          <table:table-cell table:formula="of:=[.D389]/[.L$1]" office:value-type="float" office:value="0.509688296243165">
            <text:p>0,5096882962</text:p>
          </table:table-cell>
          <table:table-cell table:formula="of:=[.E389]/[.M$1]" office:value-type="float" office:value="0.0772847001375314">
            <text:p>0,0772847001</text:p>
          </table:table-cell>
          <table:table-cell table:number-columns-repeated="10"/>
        </table:table-row>
        <table:table-row table:style-name="ro2">
          <table:table-cell office:value-type="string">
            <text:p>zdonik</text:p>
          </table:table-cell>
          <table:table-cell office:value-type="float" office:value="1">
            <text:p>1</text:p>
          </table:table-cell>
          <table:table-cell office:value-type="float" office:value="0.106123929202">
            <text:p>0,1061239292</text:p>
          </table:table-cell>
          <table:table-cell office:value-type="float" office:value="0.000252061373622">
            <text:p>0,0002520614</text:p>
          </table:table-cell>
          <table:table-cell office:value-type="float" office:value="0.00765918228438">
            <text:p>0,0076591823</text:p>
          </table:table-cell>
          <table:table-cell/>
          <table:table-cell table:formula="of:=[.C390]/[.K$1]" office:value-type="float" office:value="0.00687510741561614">
            <text:p>0,0068751074</text:p>
          </table:table-cell>
          <table:table-cell table:formula="of:=[.D390]/[.L$1]" office:value-type="float" office:value="0.509687917532102">
            <text:p>0,5096879175</text:p>
          </table:table-cell>
          <table:table-cell table:formula="of:=[.E390]/[.M$1]" office:value-type="float" office:value="0.0792704520898072">
            <text:p>0,0792704521</text:p>
          </table:table-cell>
          <table:table-cell table:number-columns-repeated="10"/>
        </table:table-row>
        <table:table-row table:style-name="ro1">
          <table:table-cell office:value-type="string">
            <text:p>задач</text:p>
          </table:table-cell>
          <table:table-cell office:value-type="float" office:value="1">
            <text:p>1</text:p>
          </table:table-cell>
          <table:table-cell office:value-type="float" office:value="0.139790750458">
            <text:p>0,1397907505</text:p>
          </table:table-cell>
          <table:table-cell office:value-type="float" office:value="0.000252061357605">
            <text:p>0,0002520614</text:p>
          </table:table-cell>
          <table:table-cell office:value-type="float" office:value="0.00759883070313">
            <text:p>0,0075988307</text:p>
          </table:table-cell>
          <table:table-cell/>
          <table:table-cell table:formula="of:=[.C391]/[.K$1]" office:value-type="float" office:value="0.00905617076502129">
            <text:p>0,0090561708</text:p>
          </table:table-cell>
          <table:table-cell table:formula="of:=[.D391]/[.L$1]" office:value-type="float" office:value="0.509687885144468">
            <text:p>0,5096878851</text:p>
          </table:table-cell>
          <table:table-cell table:formula="of:=[.E391]/[.M$1]" office:value-type="float" office:value="0.0786458296493962">
            <text:p>0,0786458296</text:p>
          </table:table-cell>
          <table:table-cell table:number-columns-repeated="10"/>
        </table:table-row>
        <table:table-row table:style-name="ro1">
          <table:table-cell office:value-type="string">
            <text:p>тип</text:p>
          </table:table-cell>
          <table:table-cell office:value-type="float" office:value="1">
            <text:p>1</text:p>
          </table:table-cell>
          <table:table-cell office:value-type="float" office:value="0.0847125836528">
            <text:p>0,0847125837</text:p>
          </table:table-cell>
          <table:table-cell office:value-type="float" office:value="0.000252061346288">
            <text:p>0,0002520613</text:p>
          </table:table-cell>
          <table:table-cell office:value-type="float" office:value="0.00733449694109">
            <text:p>0,0073344969</text:p>
          </table:table-cell>
          <table:table-cell/>
          <table:table-cell table:formula="of:=[.C392]/[.K$1]" office:value-type="float" office:value="0.00548799989264242">
            <text:p>0,0054879999</text:p>
          </table:table-cell>
          <table:table-cell table:formula="of:=[.D392]/[.L$1]" office:value-type="float" office:value="0.509687862260604">
            <text:p>0,5096878623</text:p>
          </table:table-cell>
          <table:table-cell table:formula="of:=[.E392]/[.M$1]" office:value-type="float" office:value="0.0759100471544107">
            <text:p>0,0759100472</text:p>
          </table:table-cell>
          <table:table-cell table:number-columns-repeated="10"/>
        </table:table-row>
        <table:table-row table:style-name="ro1">
          <table:table-cell office:value-type="string">
            <text:p>продукт</text:p>
          </table:table-cell>
          <table:table-cell office:value-type="float" office:value="1">
            <text:p>1</text:p>
          </table:table-cell>
          <table:table-cell office:value-type="float" office:value="0.0779474133558">
            <text:p>0,0779474134</text:p>
          </table:table-cell>
          <table:table-cell office:value-type="float" office:value="0.000252061339843">
            <text:p>0,0002520613</text:p>
          </table:table-cell>
          <table:table-cell office:value-type="float" office:value="0.00747830351927">
            <text:p>0,0074783035</text:p>
          </table:table-cell>
          <table:table-cell/>
          <table:table-cell table:formula="of:=[.C393]/[.K$1]" office:value-type="float" office:value="0.00504972670744703">
            <text:p>0,0050497267</text:p>
          </table:table-cell>
          <table:table-cell table:formula="of:=[.D393]/[.L$1]" office:value-type="float" office:value="0.509687849228308">
            <text:p>0,5096878492</text:p>
          </table:table-cell>
          <table:table-cell table:formula="of:=[.E393]/[.M$1]" office:value-type="float" office:value="0.0773984060996031">
            <text:p>0,0773984061</text:p>
          </table:table-cell>
          <table:table-cell table:number-columns-repeated="10"/>
        </table:table-row>
        <table:table-row table:style-name="ro2">
          <table:table-cell office:value-type="string">
            <text:p>несомнен</text:p>
          </table:table-cell>
          <table:table-cell office:value-type="float" office:value="1">
            <text:p>1</text:p>
          </table:table-cell>
          <table:table-cell office:value-type="float" office:value="0.194470752492">
            <text:p>0,1944707525</text:p>
          </table:table-cell>
          <table:table-cell office:value-type="float" office:value="0.000252060424049">
            <text:p>0,0002520604</text:p>
          </table:table-cell>
          <table:table-cell office:value-type="float" office:value="0.00689995798723">
            <text:p>0,006899958</text:p>
          </table:table-cell>
          <table:table-cell/>
          <table:table-cell table:formula="of:=[.C394]/[.K$1]" office:value-type="float" office:value="0.012598547025462">
            <text:p>0,012598547</text:p>
          </table:table-cell>
          <table:table-cell table:formula="of:=[.D394]/[.L$1]" office:value-type="float" office:value="0.509685997420829">
            <text:p>0,5096859974</text:p>
          </table:table-cell>
          <table:table-cell table:formula="of:=[.E394]/[.M$1]" office:value-type="float" office:value="0.0714126872478103">
            <text:p>0,0714126872</text:p>
          </table:table-cell>
          <table:table-cell table:number-columns-repeated="10"/>
        </table:table-row>
        <table:table-row table:style-name="ro2">
          <table:table-cell office:value-type="string">
            <text:p>такж</text:p>
          </table:table-cell>
          <table:table-cell office:value-type="float" office:value="1">
            <text:p>1</text:p>
          </table:table-cell>
          <table:table-cell office:value-type="float" office:value="0.252755330821">
            <text:p>0,2527553308</text:p>
          </table:table-cell>
          <table:table-cell office:value-type="float" office:value="0.000252060345564">
            <text:p>0,0002520603</text:p>
          </table:table-cell>
          <table:table-cell office:value-type="float" office:value="0.00671876517016">
            <text:p>0,0067187652</text:p>
          </table:table-cell>
          <table:table-cell/>
          <table:table-cell table:formula="of:=[.C395]/[.K$1]" office:value-type="float" office:value="0.0163744413001928">
            <text:p>0,0163744413</text:p>
          </table:table-cell>
          <table:table-cell table:formula="of:=[.D395]/[.L$1]" office:value-type="float" office:value="0.509685838717988">
            <text:p>0,5096858387</text:p>
          </table:table-cell>
          <table:table-cell table:formula="of:=[.E395]/[.M$1]" office:value-type="float" office:value="0.0695373909052939">
            <text:p>0,0695373909</text:p>
          </table:table-cell>
          <table:table-cell table:number-columns-repeated="10"/>
        </table:table-row>
        <table:table-row table:style-name="ro2">
          <table:table-cell office:value-type="string">
            <text:p>коммерческ</text:p>
          </table:table-cell>
          <table:table-cell office:value-type="float" office:value="1">
            <text:p>1</text:p>
          </table:table-cell>
          <table:table-cell office:value-type="float" office:value="0.142288937746">
            <text:p>0,1422889377</text:p>
          </table:table-cell>
          <table:table-cell office:value-type="float" office:value="0.000252059306628">
            <text:p>0,0002520593</text:p>
          </table:table-cell>
          <table:table-cell office:value-type="float" office:value="0.0071357245913">
            <text:p>0,0071357246</text:p>
          </table:table-cell>
          <table:table-cell/>
          <table:table-cell table:formula="of:=[.C396]/[.K$1]" office:value-type="float" office:value="0.00921801273674695">
            <text:p>0,0092180127</text:p>
          </table:table-cell>
          <table:table-cell table:formula="of:=[.D396]/[.L$1]" office:value-type="float" office:value="0.509683737907702">
            <text:p>0,5096837379</text:p>
          </table:table-cell>
          <table:table-cell table:formula="of:=[.E396]/[.M$1]" office:value-type="float" office:value="0.0738528074327578">
            <text:p>0,0738528074</text:p>
          </table:table-cell>
          <table:table-cell table:number-columns-repeated="10"/>
        </table:table-row>
        <table:table-row table:style-name="ro2">
          <table:table-cell office:value-type="string">
            <text:p>изолирова</text:p>
          </table:table-cell>
          <table:table-cell office:value-type="float" office:value="1">
            <text:p>1</text:p>
          </table:table-cell>
          <table:table-cell office:value-type="float" office:value="0.118130080399">
            <text:p>0,1181300804</text:p>
          </table:table-cell>
          <table:table-cell office:value-type="float" office:value="0.000252058911517">
            <text:p>0,0002520589</text:p>
          </table:table-cell>
          <table:table-cell office:value-type="float" office:value="0.00693104174478">
            <text:p>0,0069310417</text:p>
          </table:table-cell>
          <table:table-cell/>
          <table:table-cell table:formula="of:=[.C397]/[.K$1]" office:value-type="float" office:value="0.00765291106224128">
            <text:p>0,0076529111</text:p>
          </table:table-cell>
          <table:table-cell table:formula="of:=[.D397]/[.L$1]" office:value-type="float" office:value="0.509682938962192">
            <text:p>0,509682939</text:p>
          </table:table-cell>
          <table:table-cell table:formula="of:=[.E397]/[.M$1]" office:value-type="float" office:value="0.0717343956785737">
            <text:p>0,0717343957</text:p>
          </table:table-cell>
          <table:table-cell table:number-columns-repeated="10"/>
        </table:table-row>
        <table:table-row table:style-name="ro1">
          <table:table-cell office:value-type="string">
            <text:p>кажут</text:p>
          </table:table-cell>
          <table:table-cell office:value-type="float" office:value="1">
            <text:p>1</text:p>
          </table:table-cell>
          <table:table-cell office:value-type="float" office:value="0.146282408779">
            <text:p>0,1462824088</text:p>
          </table:table-cell>
          <table:table-cell office:value-type="float" office:value="0.000252058108493">
            <text:p>0,0002520581</text:p>
          </table:table-cell>
          <table:table-cell office:value-type="float" office:value="0.00691334210055">
            <text:p>0,0069133421</text:p>
          </table:table-cell>
          <table:table-cell/>
          <table:table-cell table:formula="of:=[.C398]/[.K$1]" office:value-type="float" office:value="0.00947672481534675">
            <text:p>0,0094767248</text:p>
          </table:table-cell>
          <table:table-cell table:formula="of:=[.D398]/[.L$1]" office:value-type="float" office:value="0.50968131518452">
            <text:p>0,5096813152</text:p>
          </table:table-cell>
          <table:table-cell table:formula="of:=[.E398]/[.M$1]" office:value-type="float" office:value="0.0715512091779988">
            <text:p>0,0715512092</text:p>
          </table:table-cell>
          <table:table-cell table:number-columns-repeated="10"/>
        </table:table-row>
        <table:table-row table:style-name="ro1">
          <table:table-cell office:value-type="string">
            <text:p>работа</text:p>
          </table:table-cell>
          <table:table-cell office:value-type="float" office:value="1">
            <text:p>1</text:p>
          </table:table-cell>
          <table:table-cell office:value-type="float" office:value="0.200241661176">
            <text:p>0,2002416612</text:p>
          </table:table-cell>
          <table:table-cell office:value-type="float" office:value="0.000252058026699">
            <text:p>0,000252058</text:p>
          </table:table-cell>
          <table:table-cell office:value-type="float" office:value="0.00688178616176">
            <text:p>0,0068817862</text:p>
          </table:table-cell>
          <table:table-cell/>
          <table:table-cell table:formula="of:=[.C399]/[.K$1]" office:value-type="float" office:value="0.0129724082025458">
            <text:p>0,0129724082</text:p>
          </table:table-cell>
          <table:table-cell table:formula="of:=[.D399]/[.L$1]" office:value-type="float" office:value="0.509681149790621">
            <text:p>0,5096811498</text:p>
          </table:table-cell>
          <table:table-cell table:formula="of:=[.E399]/[.M$1]" office:value-type="float" office:value="0.0712246137999122">
            <text:p>0,0712246138</text:p>
          </table:table-cell>
          <table:table-cell table:number-columns-repeated="10"/>
        </table:table-row>
        <table:table-row table:style-name="ro1">
          <table:table-cell office:value-type="string">
            <text:p>особняк</text:p>
          </table:table-cell>
          <table:table-cell office:value-type="float" office:value="1">
            <text:p>1</text:p>
          </table:table-cell>
          <table:table-cell office:value-type="float" office:value="0.154879000459">
            <text:p>0,1548790005</text:p>
          </table:table-cell>
          <table:table-cell office:value-type="float" office:value="0.000252055468523">
            <text:p>0,0002520555</text:p>
          </table:table-cell>
          <table:table-cell office:value-type="float" office:value="0.00689487073281">
            <text:p>0,0068948707</text:p>
          </table:table-cell>
          <table:table-cell/>
          <table:table-cell table:formula="of:=[.C400]/[.K$1]" office:value-type="float" office:value="0.0100336443682941">
            <text:p>0,0100336444</text:p>
          </table:table-cell>
          <table:table-cell table:formula="of:=[.D400]/[.L$1]" office:value-type="float" office:value="0.509675976957595">
            <text:p>0,509675977</text:p>
          </table:table-cell>
          <table:table-cell table:formula="of:=[.E400]/[.M$1]" office:value-type="float" office:value="0.0713600355491307">
            <text:p>0,0713600355</text:p>
          </table:table-cell>
          <table:table-cell table:number-columns-repeated="10"/>
        </table:table-row>
        <table:table-row table:style-name="ro1">
          <table:table-cell office:value-type="string">
            <text:p>вокруг</text:p>
          </table:table-cell>
          <table:table-cell office:value-type="float" office:value="1">
            <text:p>1</text:p>
          </table:table-cell>
          <table:table-cell office:value-type="float" office:value="0.271216512794">
            <text:p>0,2712165128</text:p>
          </table:table-cell>
          <table:table-cell office:value-type="float" office:value="0.000252054113409">
            <text:p>0,0002520541</text:p>
          </table:table-cell>
          <table:table-cell office:value-type="float" office:value="0.00676889828099">
            <text:p>0,0067688983</text:p>
          </table:table-cell>
          <table:table-cell/>
          <table:table-cell table:formula="of:=[.C401]/[.K$1]" office:value-type="float" office:value="0.0175704261269704">
            <text:p>0,0175704261</text:p>
          </table:table-cell>
          <table:table-cell table:formula="of:=[.D401]/[.L$1]" office:value-type="float" office:value="0.509673236810531">
            <text:p>0,5096732368</text:p>
          </table:table-cell>
          <table:table-cell table:formula="of:=[.E401]/[.M$1]" office:value-type="float" office:value="0.0700562549579575">
            <text:p>0,070056255</text:p>
          </table:table-cell>
          <table:table-cell table:number-columns-repeated="10"/>
        </table:table-row>
        <table:table-row table:style-name="ro2">
          <table:table-cell office:value-type="string">
            <text:p>производител</text:p>
          </table:table-cell>
          <table:table-cell office:value-type="float" office:value="1">
            <text:p>1</text:p>
          </table:table-cell>
          <table:table-cell office:value-type="float" office:value="0.172313490437">
            <text:p>0,1723134904</text:p>
          </table:table-cell>
          <table:table-cell office:value-type="float" office:value="0.000252052445131">
            <text:p>0,0002520524</text:p>
          </table:table-cell>
          <table:table-cell office:value-type="float" office:value="0.00676420673299">
            <text:p>0,0067642067</text:p>
          </table:table-cell>
          <table:table-cell/>
          <table:table-cell table:formula="of:=[.C402]/[.K$1]" office:value-type="float" office:value="0.0111631162247976">
            <text:p>0,0111631162</text:p>
          </table:table-cell>
          <table:table-cell table:formula="of:=[.D402]/[.L$1]" office:value-type="float" office:value="0.509669863421236">
            <text:p>0,5096698634</text:p>
          </table:table-cell>
          <table:table-cell table:formula="of:=[.E402]/[.M$1]" office:value-type="float" office:value="0.0700076987130278">
            <text:p>0,0700076987</text:p>
          </table:table-cell>
          <table:table-cell table:number-columns-repeated="10"/>
        </table:table-row>
        <table:table-row table:style-name="ro2">
          <table:table-cell office:value-type="string">
            <text:p>ситуац</text:p>
          </table:table-cell>
          <table:table-cell office:value-type="float" office:value="1">
            <text:p>1</text:p>
          </table:table-cell>
          <table:table-cell office:value-type="float" office:value="0.189943571977">
            <text:p>0,189943572</text:p>
          </table:table-cell>
          <table:table-cell office:value-type="float" office:value="0.000252051942542">
            <text:p>0,0002520519</text:p>
          </table:table-cell>
          <table:table-cell office:value-type="float" office:value="0.00677160413391">
            <text:p>0,0067716041</text:p>
          </table:table-cell>
          <table:table-cell/>
          <table:table-cell table:formula="of:=[.C403]/[.K$1]" office:value-type="float" office:value="0.0123052592385835">
            <text:p>0,0123052592</text:p>
          </table:table-cell>
          <table:table-cell table:formula="of:=[.D403]/[.L$1]" office:value-type="float" office:value="0.509668847146758">
            <text:p>0,5096688471</text:p>
          </table:table-cell>
          <table:table-cell table:formula="of:=[.E403]/[.M$1]" office:value-type="float" office:value="0.0700842597992438">
            <text:p>0,0700842598</text:p>
          </table:table-cell>
          <table:table-cell table:number-columns-repeated="10"/>
        </table:table-row>
        <table:table-row table:style-name="ro2">
          <table:table-cell office:value-type="string">
            <text:p>способств</text:p>
          </table:table-cell>
          <table:table-cell office:value-type="float" office:value="1">
            <text:p>1</text:p>
          </table:table-cell>
          <table:table-cell office:value-type="float" office:value="0.216014560699">
            <text:p>0,2160145607</text:p>
          </table:table-cell>
          <table:table-cell office:value-type="float" office:value="0.000252051190788">
            <text:p>0,0002520512</text:p>
          </table:table-cell>
          <table:table-cell office:value-type="float" office:value="0.00683216977154">
            <text:p>0,0068321698</text:p>
          </table:table-cell>
          <table:table-cell/>
          <table:table-cell table:formula="of:=[.C404]/[.K$1]" office:value-type="float" office:value="0.0139942359777871">
            <text:p>0,013994236</text:p>
          </table:table-cell>
          <table:table-cell table:formula="of:=[.D404]/[.L$1]" office:value-type="float" office:value="0.509667327041058">
            <text:p>0,509667327</text:p>
          </table:table-cell>
          <table:table-cell table:formula="of:=[.E404]/[.M$1]" office:value-type="float" office:value="0.0707110976649294">
            <text:p>0,0707110977</text:p>
          </table:table-cell>
          <table:table-cell table:number-columns-repeated="10"/>
        </table:table-row>
        <table:table-row table:style-name="ro2">
          <table:table-cell office:value-type="string">
            <text:p>сша</text:p>
          </table:table-cell>
          <table:table-cell office:value-type="float" office:value="1">
            <text:p>1</text:p>
          </table:table-cell>
          <table:table-cell office:value-type="float" office:value="0.123788745367">
            <text:p>0,1237887454</text:p>
          </table:table-cell>
          <table:table-cell office:value-type="float" office:value="0.000252051067686">
            <text:p>0,0002520511</text:p>
          </table:table-cell>
          <table:table-cell office:value-type="float" office:value="0.00697902914316">
            <text:p>0,0069790291</text:p>
          </table:table-cell>
          <table:table-cell/>
          <table:table-cell table:formula="of:=[.C405]/[.K$1]" office:value-type="float" office:value="0.00801950066909548">
            <text:p>0,0080195007</text:p>
          </table:table-cell>
          <table:table-cell table:formula="of:=[.D405]/[.L$1]" office:value-type="float" office:value="0.509667078119134">
            <text:p>0,5096670781</text:p>
          </table:table-cell>
          <table:table-cell table:formula="of:=[.E405]/[.M$1]" office:value-type="float" office:value="0.0722310521913654">
            <text:p>0,0722310522</text:p>
          </table:table-cell>
          <table:table-cell table:number-columns-repeated="10"/>
        </table:table-row>
        <table:table-row table:style-name="ro2">
          <table:table-cell office:value-type="string">
            <text:p>йельск</text:p>
          </table:table-cell>
          <table:table-cell office:value-type="float" office:value="1">
            <text:p>1</text:p>
          </table:table-cell>
          <table:table-cell office:value-type="float" office:value="0.122222761186">
            <text:p>0,1222227612</text:p>
          </table:table-cell>
          <table:table-cell office:value-type="float" office:value="0.000252050392442">
            <text:p>0,0002520504</text:p>
          </table:table-cell>
          <table:table-cell office:value-type="float" office:value="0.00552675657155">
            <text:p>0,0055267566</text:p>
          </table:table-cell>
          <table:table-cell/>
          <table:table-cell table:formula="of:=[.C406]/[.K$1]" office:value-type="float" office:value="0.00791805032197312">
            <text:p>0,0079180503</text:p>
          </table:table-cell>
          <table:table-cell table:formula="of:=[.D406]/[.L$1]" office:value-type="float" office:value="0.509665712722671">
            <text:p>0,5096657127</text:p>
          </table:table-cell>
          <table:table-cell table:formula="of:=[.E406]/[.M$1]" office:value-type="float" office:value="0.0572004263314835">
            <text:p>0,0572004263</text:p>
          </table:table-cell>
          <table:table-cell table:number-columns-repeated="10"/>
        </table:table-row>
        <table:table-row table:style-name="ro1">
          <table:table-cell office:value-type="string">
            <text:p>мен</text:p>
          </table:table-cell>
          <table:table-cell office:value-type="float" office:value="1">
            <text:p>1</text:p>
          </table:table-cell>
          <table:table-cell office:value-type="float" office:value="0.25243457465">
            <text:p>0,2524345747</text:p>
          </table:table-cell>
          <table:table-cell office:value-type="float" office:value="0.000252050089443">
            <text:p>0,0002520501</text:p>
          </table:table-cell>
          <table:table-cell office:value-type="float" office:value="0.00673779765775">
            <text:p>0,0067377977</text:p>
          </table:table-cell>
          <table:table-cell/>
          <table:table-cell table:formula="of:=[.C407]/[.K$1]" office:value-type="float" office:value="0.0163536615086187">
            <text:p>0,0163536615</text:p>
          </table:table-cell>
          <table:table-cell table:formula="of:=[.D407]/[.L$1]" office:value-type="float" office:value="0.509665100034867">
            <text:p>0,5096651</text:p>
          </table:table-cell>
          <table:table-cell table:formula="of:=[.E407]/[.M$1]" office:value-type="float" office:value="0.0697343719718928">
            <text:p>0,069734372</text:p>
          </table:table-cell>
          <table:table-cell table:number-columns-repeated="10"/>
        </table:table-row>
        <table:table-row table:style-name="ro2">
          <table:table-cell office:value-type="string">
            <text:p>одноузлов</text:p>
          </table:table-cell>
          <table:table-cell office:value-type="float" office:value="1">
            <text:p>1</text:p>
          </table:table-cell>
          <table:table-cell office:value-type="float" office:value="0.276907742123">
            <text:p>0,2769077421</text:p>
          </table:table-cell>
          <table:table-cell office:value-type="float" office:value="0.000252048288164">
            <text:p>0,0002520483</text:p>
          </table:table-cell>
          <table:table-cell office:value-type="float" office:value="0.00671675960112">
            <text:p>0,0067167596</text:p>
          </table:table-cell>
          <table:table-cell/>
          <table:table-cell table:formula="of:=[.C408]/[.K$1]" office:value-type="float" office:value="0.0179391253756507">
            <text:p>0,0179391254</text:p>
          </table:table-cell>
          <table:table-cell table:formula="of:=[.D408]/[.L$1]" office:value-type="float" office:value="0.509661457707091">
            <text:p>0,5096614577</text:p>
          </table:table-cell>
          <table:table-cell table:formula="of:=[.E408]/[.M$1]" office:value-type="float" office:value="0.0695166338115735">
            <text:p>0,0695166338</text:p>
          </table:table-cell>
          <table:table-cell table:number-columns-repeated="10"/>
        </table:table-row>
        <table:table-row table:style-name="ro2">
          <table:table-cell office:value-type="string">
            <text:p>использова</text:p>
          </table:table-cell>
          <table:table-cell office:value-type="float" office:value="1">
            <text:p>1</text:p>
          </table:table-cell>
          <table:table-cell office:value-type="float" office:value="0.249458487594">
            <text:p>0,2494584876</text:p>
          </table:table-cell>
          <table:table-cell office:value-type="float" office:value="0.000252048288024">
            <text:p>0,0002520483</text:p>
          </table:table-cell>
          <table:table-cell office:value-type="float" office:value="0.0067559195347">
            <text:p>0,0067559195</text:p>
          </table:table-cell>
          <table:table-cell/>
          <table:table-cell table:formula="of:=[.C409]/[.K$1]" office:value-type="float" office:value="0.0161608593918663">
            <text:p>0,0161608594</text:p>
          </table:table-cell>
          <table:table-cell table:formula="of:=[.D409]/[.L$1]" office:value-type="float" office:value="0.509661457424">
            <text:p>0,5096614574</text:p>
          </table:table-cell>
          <table:table-cell table:formula="of:=[.E409]/[.M$1]" office:value-type="float" office:value="0.0699219284662032">
            <text:p>0,0699219285</text:p>
          </table:table-cell>
          <table:table-cell table:number-columns-repeated="10"/>
        </table:table-row>
        <table:table-row table:style-name="ro1">
          <table:table-cell office:value-type="string">
            <text:p>идеолог</text:p>
          </table:table-cell>
          <table:table-cell office:value-type="float" office:value="1">
            <text:p>1</text:p>
          </table:table-cell>
          <table:table-cell office:value-type="float" office:value="0.19327341677">
            <text:p>0,1932734168</text:p>
          </table:table-cell>
          <table:table-cell office:value-type="float" office:value="0.00025204792199">
            <text:p>0,0002520479</text:p>
          </table:table-cell>
          <table:table-cell office:value-type="float" office:value="0.00682879001105">
            <text:p>0,00682879</text:p>
          </table:table-cell>
          <table:table-cell/>
          <table:table-cell table:formula="of:=[.C410]/[.K$1]" office:value-type="float" office:value="0.012520979112521">
            <text:p>0,0125209791</text:p>
          </table:table-cell>
          <table:table-cell table:formula="of:=[.D410]/[.L$1]" office:value-type="float" office:value="0.50966071727447">
            <text:p>0,5096607173</text:p>
          </table:table-cell>
          <table:table-cell table:formula="of:=[.E410]/[.M$1]" office:value-type="float" office:value="0.0706761180637069">
            <text:p>0,0706761181</text:p>
          </table:table-cell>
          <table:table-cell table:number-columns-repeated="10"/>
        </table:table-row>
        <table:table-row table:style-name="ro2">
          <table:table-cell office:value-type="string">
            <text:p>каса</text:p>
          </table:table-cell>
          <table:table-cell office:value-type="float" office:value="1">
            <text:p>1</text:p>
          </table:table-cell>
          <table:table-cell office:value-type="float" office:value="0.177608391823">
            <text:p>0,1776083918</text:p>
          </table:table-cell>
          <table:table-cell office:value-type="float" office:value="0.000252046879844">
            <text:p>0,0002520469</text:p>
          </table:table-cell>
          <table:table-cell office:value-type="float" office:value="0.00682922200967">
            <text:p>0,006829222</text:p>
          </table:table-cell>
          <table:table-cell/>
          <table:table-cell table:formula="of:=[.C411]/[.K$1]" office:value-type="float" office:value="0.0115061398581815">
            <text:p>0,0115061399</text:p>
          </table:table-cell>
          <table:table-cell table:formula="of:=[.D411]/[.L$1]" office:value-type="float" office:value="0.509658609973312">
            <text:p>0,50965861</text:p>
          </table:table-cell>
          <table:table-cell table:formula="of:=[.E411]/[.M$1]" office:value-type="float" office:value="0.0706805891318495">
            <text:p>0,0706805891</text:p>
          </table:table-cell>
          <table:table-cell table:number-columns-repeated="10"/>
        </table:table-row>
        <table:table-row table:style-name="ro2">
          <table:table-cell office:value-type="string">
            <text:p>устраива</text:p>
          </table:table-cell>
          <table:table-cell office:value-type="float" office:value="1">
            <text:p>1</text:p>
          </table:table-cell>
          <table:table-cell office:value-type="float" office:value="0.158721282273">
            <text:p>0,1587212823</text:p>
          </table:table-cell>
          <table:table-cell office:value-type="float" office:value="0.000252045756927">
            <text:p>0,0002520458</text:p>
          </table:table-cell>
          <table:table-cell office:value-type="float" office:value="0.00680104062658">
            <text:p>0,0068010406</text:p>
          </table:table-cell>
          <table:table-cell/>
          <table:table-cell table:formula="of:=[.C412]/[.K$1]" office:value-type="float" office:value="0.010282561840451">
            <text:p>0,0102825618</text:p>
          </table:table-cell>
          <table:table-cell table:formula="of:=[.D412]/[.L$1]" office:value-type="float" office:value="0.509656339346841">
            <text:p>0,5096563393</text:p>
          </table:table-cell>
          <table:table-cell table:formula="of:=[.E412]/[.M$1]" office:value-type="float" office:value="0.0703889194868253">
            <text:p>0,0703889195</text:p>
          </table:table-cell>
          <table:table-cell table:number-columns-repeated="10"/>
        </table:table-row>
        <table:table-row table:style-name="ro2">
          <table:table-cell office:value-type="string">
            <text:p>недоступн</text:p>
          </table:table-cell>
          <table:table-cell office:value-type="float" office:value="1">
            <text:p>1</text:p>
          </table:table-cell>
          <table:table-cell office:value-type="float" office:value="0.226353950618">
            <text:p>0,2263539506</text:p>
          </table:table-cell>
          <table:table-cell office:value-type="float" office:value="0.000252044224924">
            <text:p>0,0002520442</text:p>
          </table:table-cell>
          <table:table-cell office:value-type="float" office:value="0.0067770707503">
            <text:p>0,0067770708</text:p>
          </table:table-cell>
          <table:table-cell/>
          <table:table-cell table:formula="of:=[.C413]/[.K$1]" office:value-type="float" office:value="0.0146640605577813">
            <text:p>0,0146640606</text:p>
          </table:table-cell>
          <table:table-cell table:formula="of:=[.D413]/[.L$1]" office:value-type="float" office:value="0.509653241516311">
            <text:p>0,5096532415</text:p>
          </table:table-cell>
          <table:table-cell table:formula="of:=[.E413]/[.M$1]" office:value-type="float" office:value="0.0701408377910642">
            <text:p>0,0701408378</text:p>
          </table:table-cell>
          <table:table-cell table:number-columns-repeated="10"/>
        </table:table-row>
        <table:table-row table:style-name="ro2">
          <table:table-cell office:value-type="string">
            <text:p>gpl</text:p>
          </table:table-cell>
          <table:table-cell office:value-type="float" office:value="1">
            <text:p>1</text:p>
          </table:table-cell>
          <table:table-cell office:value-type="float" office:value="0.127731144454">
            <text:p>0,1277311445</text:p>
          </table:table-cell>
          <table:table-cell office:value-type="float" office:value="0.000252042125649">
            <text:p>0,0002520421</text:p>
          </table:table-cell>
          <table:table-cell office:value-type="float" office:value="0.00705579484807">
            <text:p>0,0070557948</text:p>
          </table:table-cell>
          <table:table-cell/>
          <table:table-cell table:formula="of:=[.C414]/[.K$1]" office:value-type="float" office:value="0.0082749041148797">
            <text:p>0,0082749041</text:p>
          </table:table-cell>
          <table:table-cell table:formula="of:=[.D414]/[.L$1]" office:value-type="float" office:value="0.509648996617191">
            <text:p>0,5096489966</text:p>
          </table:table-cell>
          <table:table-cell table:formula="of:=[.E414]/[.M$1]" office:value-type="float" office:value="0.0730255563443242">
            <text:p>0,0730255563</text:p>
          </table:table-cell>
          <table:table-cell table:number-columns-repeated="10"/>
        </table:table-row>
        <table:table-row table:style-name="ro2">
          <table:table-cell office:value-type="string">
            <text:p>поздн</text:p>
          </table:table-cell>
          <table:table-cell office:value-type="float" office:value="1">
            <text:p>1</text:p>
          </table:table-cell>
          <table:table-cell office:value-type="float" office:value="0.0926828672785">
            <text:p>0,0926828673</text:p>
          </table:table-cell>
          <table:table-cell office:value-type="float" office:value="0.000252041952689">
            <text:p>0,000252042</text:p>
          </table:table-cell>
          <table:table-cell office:value-type="float" office:value="0.00700367536964">
            <text:p>0,0070036754</text:p>
          </table:table-cell>
          <table:table-cell/>
          <table:table-cell table:formula="of:=[.C415]/[.K$1]" office:value-type="float" office:value="0.00600434485340346">
            <text:p>0,0060043449</text:p>
          </table:table-cell>
          <table:table-cell table:formula="of:=[.D415]/[.L$1]" office:value-type="float" office:value="0.509648646878471">
            <text:p>0,5096486469</text:p>
          </table:table-cell>
          <table:table-cell table:formula="of:=[.E415]/[.M$1]" office:value-type="float" office:value="0.0724861339276184">
            <text:p>0,0724861339</text:p>
          </table:table-cell>
          <table:table-cell table:number-columns-repeated="10"/>
        </table:table-row>
        <table:table-row table:style-name="ro2">
          <table:table-cell office:value-type="string">
            <text:p>федеральн</text:p>
          </table:table-cell>
          <table:table-cell office:value-type="float" office:value="1">
            <text:p>1</text:p>
          </table:table-cell>
          <table:table-cell office:value-type="float" office:value="0.129104621099">
            <text:p>0,1291046211</text:p>
          </table:table-cell>
          <table:table-cell office:value-type="float" office:value="0.000252039953011">
            <text:p>0,00025204</text:p>
          </table:table-cell>
          <table:table-cell office:value-type="float" office:value="0.00718156607567">
            <text:p>0,0071815661</text:p>
          </table:table-cell>
          <table:table-cell/>
          <table:table-cell table:formula="of:=[.C416]/[.K$1]" office:value-type="float" office:value="0.00836388309952737">
            <text:p>0,0083638831</text:p>
          </table:table-cell>
          <table:table-cell table:formula="of:=[.D416]/[.L$1]" office:value-type="float" office:value="0.509644603372316">
            <text:p>0,5096446034</text:p>
          </table:table-cell>
          <table:table-cell table:formula="of:=[.E416]/[.M$1]" office:value-type="float" office:value="0.0743272543195865">
            <text:p>0,0743272543</text:p>
          </table:table-cell>
          <table:table-cell table:number-columns-repeated="10"/>
        </table:table-row>
        <table:table-row table:style-name="ro1">
          <table:table-cell office:value-type="string">
            <text:p>компонент</text:p>
          </table:table-cell>
          <table:table-cell office:value-type="float" office:value="1">
            <text:p>1</text:p>
          </table:table-cell>
          <table:table-cell office:value-type="float" office:value="0.143301740014">
            <text:p>0,14330174</text:p>
          </table:table-cell>
          <table:table-cell office:value-type="float" office:value="0.000252036382603">
            <text:p>0,0002520364</text:p>
          </table:table-cell>
          <table:table-cell office:value-type="float" office:value="0.0069548227121">
            <text:p>0,0069548227</text:p>
          </table:table-cell>
          <table:table-cell/>
          <table:table-cell table:formula="of:=[.C417]/[.K$1]" office:value-type="float" office:value="0.00928362587824708">
            <text:p>0,0092836259</text:p>
          </table:table-cell>
          <table:table-cell table:formula="of:=[.D417]/[.L$1]" office:value-type="float" office:value="0.509637383726592">
            <text:p>0,5096373837</text:p>
          </table:table-cell>
          <table:table-cell table:formula="of:=[.E417]/[.M$1]" office:value-type="float" office:value="0.071980522218013">
            <text:p>0,0719805222</text:p>
          </table:table-cell>
          <table:table-cell table:number-columns-repeated="10"/>
        </table:table-row>
        <table:table-row table:style-name="ro2">
          <table:table-cell office:value-type="string">
            <text:p>частн</text:p>
          </table:table-cell>
          <table:table-cell office:value-type="float" office:value="1">
            <text:p>1</text:p>
          </table:table-cell>
          <table:table-cell office:value-type="float" office:value="0.173000411725">
            <text:p>0,1730004117</text:p>
          </table:table-cell>
          <table:table-cell office:value-type="float" office:value="0.000252034124523">
            <text:p>0,0002520341</text:p>
          </table:table-cell>
          <table:table-cell office:value-type="float" office:value="0.00674800316759">
            <text:p>0,0067480032</text:p>
          </table:table-cell>
          <table:table-cell/>
          <table:table-cell table:formula="of:=[.C418]/[.K$1]" office:value-type="float" office:value="0.0112076175703149">
            <text:p>0,0112076176</text:p>
          </table:table-cell>
          <table:table-cell table:formula="of:=[.D418]/[.L$1]" office:value-type="float" office:value="0.509632817711275">
            <text:p>0,5096328177</text:p>
          </table:table-cell>
          <table:table-cell table:formula="of:=[.E418]/[.M$1]" office:value-type="float" office:value="0.0698399962211647">
            <text:p>0,0698399962</text:p>
          </table:table-cell>
          <table:table-cell table:number-columns-repeated="10"/>
        </table:table-row>
        <table:table-row table:style-name="ro1">
          <table:table-cell office:value-type="string">
            <text:p>мог</text:p>
          </table:table-cell>
          <table:table-cell office:value-type="float" office:value="1">
            <text:p>1</text:p>
          </table:table-cell>
          <table:table-cell office:value-type="float" office:value="0.116782127511">
            <text:p>0,1167821275</text:p>
          </table:table-cell>
          <table:table-cell office:value-type="float" office:value="0.000252032623733">
            <text:p>0,0002520326</text:p>
          </table:table-cell>
          <table:table-cell office:value-type="float" office:value="0.00703392590635">
            <text:p>0,0070339259</text:p>
          </table:table-cell>
          <table:table-cell/>
          <table:table-cell table:formula="of:=[.C419]/[.K$1]" office:value-type="float" office:value="0.00756558560260295">
            <text:p>0,0075655856</text:p>
          </table:table-cell>
          <table:table-cell table:formula="of:=[.D419]/[.L$1]" office:value-type="float" office:value="0.509629782995885">
            <text:p>0,509629783</text:p>
          </table:table-cell>
          <table:table-cell table:formula="of:=[.E419]/[.M$1]" office:value-type="float" office:value="0.0727992187494604">
            <text:p>0,0727992187</text:p>
          </table:table-cell>
          <table:table-cell table:number-columns-repeated="10"/>
        </table:table-row>
        <table:table-row table:style-name="ro1">
          <table:table-cell office:value-type="string">
            <text:p>минимум</text:p>
          </table:table-cell>
          <table:table-cell office:value-type="float" office:value="1">
            <text:p>1</text:p>
          </table:table-cell>
          <table:table-cell office:value-type="float" office:value="0.121092285674">
            <text:p>0,1210922857</text:p>
          </table:table-cell>
          <table:table-cell office:value-type="float" office:value="0.000252030684605">
            <text:p>0,0002520307</text:p>
          </table:table-cell>
          <table:table-cell office:value-type="float" office:value="0.0068528496435">
            <text:p>0,0068528496</text:p>
          </table:table-cell>
          <table:table-cell/>
          <table:table-cell table:formula="of:=[.C420]/[.K$1]" office:value-type="float" office:value="0.0078448138649915">
            <text:p>0,0078448139</text:p>
          </table:table-cell>
          <table:table-cell table:formula="of:=[.D420]/[.L$1]" office:value-type="float" office:value="0.509625861926592">
            <text:p>0,5096258619</text:p>
          </table:table-cell>
          <table:table-cell table:formula="of:=[.E420]/[.M$1]" office:value-type="float" office:value="0.0709251287113991">
            <text:p>0,0709251287</text:p>
          </table:table-cell>
          <table:table-cell table:number-columns-repeated="10"/>
        </table:table-row>
        <table:table-row table:style-name="ro1">
          <table:table-cell office:value-type="string">
            <text:p>тех</text:p>
          </table:table-cell>
          <table:table-cell office:value-type="float" office:value="1">
            <text:p>1</text:p>
          </table:table-cell>
          <table:table-cell office:value-type="float" office:value="0.234210730899">
            <text:p>0,2342107309</text:p>
          </table:table-cell>
          <table:table-cell office:value-type="float" office:value="0.000252029090611">
            <text:p>0,0002520291</text:p>
          </table:table-cell>
          <table:table-cell office:value-type="float" office:value="0.00682164229913">
            <text:p>0,0068216423</text:p>
          </table:table-cell>
          <table:table-cell/>
          <table:table-cell table:formula="of:=[.C421]/[.K$1]" office:value-type="float" office:value="0.0151730523448263">
            <text:p>0,0151730523</text:p>
          </table:table-cell>
          <table:table-cell table:formula="of:=[.D421]/[.L$1]" office:value-type="float" office:value="0.509622638745385">
            <text:p>0,5096226387</text:p>
          </table:table-cell>
          <table:table-cell table:formula="of:=[.E421]/[.M$1]" office:value-type="float" office:value="0.0706021411906846">
            <text:p>0,0706021412</text:p>
          </table:table-cell>
          <table:table-cell table:number-columns-repeated="10"/>
        </table:table-row>
        <table:table-row table:style-name="ro2">
          <table:table-cell office:value-type="string">
            <text:p>снижа</text:p>
          </table:table-cell>
          <table:table-cell office:value-type="float" office:value="1">
            <text:p>1</text:p>
          </table:table-cell>
          <table:table-cell office:value-type="float" office:value="0.117540407595">
            <text:p>0,1175404076</text:p>
          </table:table-cell>
          <table:table-cell office:value-type="float" office:value="0.000252028819769">
            <text:p>0,0002520288</text:p>
          </table:table-cell>
          <table:table-cell office:value-type="float" office:value="0.00693319001347">
            <text:p>0,00693319</text:p>
          </table:table-cell>
          <table:table-cell/>
          <table:table-cell table:formula="of:=[.C422]/[.K$1]" office:value-type="float" office:value="0.00761470983940631">
            <text:p>0,0076147098</text:p>
          </table:table-cell>
          <table:table-cell table:formula="of:=[.D422]/[.L$1]" office:value-type="float" office:value="0.509622091081564">
            <text:p>0,5096220911</text:p>
          </table:table-cell>
          <table:table-cell table:formula="of:=[.E422]/[.M$1]" office:value-type="float" office:value="0.0717566296748338">
            <text:p>0,0717566297</text:p>
          </table:table-cell>
          <table:table-cell table:number-columns-repeated="10"/>
        </table:table-row>
        <table:table-row table:style-name="ro1">
          <table:table-cell office:value-type="string">
            <text:p>отходя</text:p>
          </table:table-cell>
          <table:table-cell office:value-type="float" office:value="1">
            <text:p>1</text:p>
          </table:table-cell>
          <table:table-cell office:value-type="float" office:value="0.406565948844">
            <text:p>0,4065659488</text:p>
          </table:table-cell>
          <table:table-cell office:value-type="float" office:value="0.000252028354484">
            <text:p>0,0002520284</text:p>
          </table:table-cell>
          <table:table-cell office:value-type="float" office:value="0.00691681028762">
            <text:p>0,0069168103</text:p>
          </table:table-cell>
          <table:table-cell/>
          <table:table-cell table:formula="of:=[.C423]/[.K$1]" office:value-type="float" office:value="0.0263388718345883">
            <text:p>0,0263388718</text:p>
          </table:table-cell>
          <table:table-cell table:formula="of:=[.D423]/[.L$1]" office:value-type="float" office:value="0.509621150238708">
            <text:p>0,5096211502</text:p>
          </table:table-cell>
          <table:table-cell table:formula="of:=[.E423]/[.M$1]" office:value-type="float" office:value="0.0715871039702577">
            <text:p>0,071587104</text:p>
          </table:table-cell>
          <table:table-cell table:number-columns-repeated="10"/>
        </table:table-row>
        <table:table-row table:style-name="ro1">
          <table:table-cell office:value-type="string">
            <text:p>счет</text:p>
          </table:table-cell>
          <table:table-cell office:value-type="float" office:value="1">
            <text:p>1</text:p>
          </table:table-cell>
          <table:table-cell office:value-type="float" office:value="0.157563851999">
            <text:p>0,157563852</text:p>
          </table:table-cell>
          <table:table-cell office:value-type="float" office:value="0.000252025569027">
            <text:p>0,0002520256</text:p>
          </table:table-cell>
          <table:table-cell office:value-type="float" office:value="0.00688485111813">
            <text:p>0,0068848511</text:p>
          </table:table-cell>
          <table:table-cell/>
          <table:table-cell table:formula="of:=[.C424]/[.K$1]" office:value-type="float" office:value="0.0102075791525721">
            <text:p>0,0102075792</text:p>
          </table:table-cell>
          <table:table-cell table:formula="of:=[.D424]/[.L$1]" office:value-type="float" office:value="0.509615517825628">
            <text:p>0,5096155178</text:p>
          </table:table-cell>
          <table:table-cell table:formula="of:=[.E424]/[.M$1]" office:value-type="float" office:value="0.0712563352641709">
            <text:p>0,0712563353</text:p>
          </table:table-cell>
          <table:table-cell table:number-columns-repeated="10"/>
        </table:table-row>
        <table:table-row table:style-name="ro1">
          <table:table-cell office:value-type="string">
            <text:p>раздел</text:p>
          </table:table-cell>
          <table:table-cell office:value-type="float" office:value="1">
            <text:p>1</text:p>
          </table:table-cell>
          <table:table-cell office:value-type="float" office:value="0.176457747674">
            <text:p>0,1764577477</text:p>
          </table:table-cell>
          <table:table-cell office:value-type="float" office:value="0.000252023718104">
            <text:p>0,0002520237</text:p>
          </table:table-cell>
          <table:table-cell office:value-type="float" office:value="0.00679148912193">
            <text:p>0,0067914891</text:p>
          </table:table-cell>
          <table:table-cell/>
          <table:table-cell table:formula="of:=[.C425]/[.K$1]" office:value-type="float" office:value="0.0114315968010123">
            <text:p>0,0114315968</text:p>
          </table:table-cell>
          <table:table-cell table:formula="of:=[.D425]/[.L$1]" office:value-type="float" office:value="0.50961177511378">
            <text:p>0,5096117751</text:p>
          </table:table-cell>
          <table:table-cell table:formula="of:=[.E425]/[.M$1]" office:value-type="float" office:value="0.0702900640132733">
            <text:p>0,070290064</text:p>
          </table:table-cell>
          <table:table-cell table:number-columns-repeated="10"/>
        </table:table-row>
        <table:table-row table:style-name="ro2">
          <table:table-cell office:value-type="string">
            <text:p>переименова</text:p>
          </table:table-cell>
          <table:table-cell office:value-type="float" office:value="1">
            <text:p>1</text:p>
          </table:table-cell>
          <table:table-cell office:value-type="float" office:value="0.210466221892">
            <text:p>0,2104662219</text:p>
          </table:table-cell>
          <table:table-cell office:value-type="float" office:value="0.000252022397897">
            <text:p>0,0002520224</text:p>
          </table:table-cell>
          <table:table-cell office:value-type="float" office:value="0.00673097620204">
            <text:p>0,0067309762</text:p>
          </table:table-cell>
          <table:table-cell/>
          <table:table-cell table:formula="of:=[.C426]/[.K$1]" office:value-type="float" office:value="0.0136347937147349">
            <text:p>0,0136347937</text:p>
          </table:table-cell>
          <table:table-cell table:formula="of:=[.D426]/[.L$1]" office:value-type="float" office:value="0.509609105551416">
            <text:p>0,5096091056</text:p>
          </table:table-cell>
          <table:table-cell table:formula="of:=[.E426]/[.M$1]" office:value-type="float" office:value="0.0696637717618489">
            <text:p>0,0696637718</text:p>
          </table:table-cell>
          <table:table-cell table:number-columns-repeated="10"/>
        </table:table-row>
        <table:table-row table:style-name="ro1">
          <table:table-cell office:value-type="string">
            <text:p>ряд</text:p>
          </table:table-cell>
          <table:table-cell office:value-type="float" office:value="1">
            <text:p>1</text:p>
          </table:table-cell>
          <table:table-cell office:value-type="float" office:value="0.120198723085">
            <text:p>0,1201987231</text:p>
          </table:table-cell>
          <table:table-cell office:value-type="float" office:value="0.000252020125697">
            <text:p>0,0002520201</text:p>
          </table:table-cell>
          <table:table-cell office:value-type="float" office:value="0.00693328041183">
            <text:p>0,0069332804</text:p>
          </table:table-cell>
          <table:table-cell/>
          <table:table-cell table:formula="of:=[.C427]/[.K$1]" office:value-type="float" office:value="0.00778692551852576">
            <text:p>0,0077869255</text:p>
          </table:table-cell>
          <table:table-cell table:formula="of:=[.D427]/[.L$1]" office:value-type="float" office:value="0.509604510984348">
            <text:p>0,509604511</text:p>
          </table:table-cell>
          <table:table-cell table:formula="of:=[.E427]/[.M$1]" office:value-type="float" office:value="0.0717575652732567">
            <text:p>0,0717575653</text:p>
          </table:table-cell>
          <table:table-cell table:number-columns-repeated="10"/>
        </table:table-row>
        <table:table-row table:style-name="ro2">
          <table:table-cell office:value-type="string">
            <text:p>некоррректн</text:p>
          </table:table-cell>
          <table:table-cell office:value-type="float" office:value="1">
            <text:p>1</text:p>
          </table:table-cell>
          <table:table-cell office:value-type="float" office:value="0.0969306883576">
            <text:p>0,0969306884</text:p>
          </table:table-cell>
          <table:table-cell office:value-type="float" office:value="0.000252019939379">
            <text:p>0,0002520199</text:p>
          </table:table-cell>
          <table:table-cell office:value-type="float" office:value="0.00697838557588">
            <text:p>0,0069783856</text:p>
          </table:table-cell>
          <table:table-cell/>
          <table:table-cell table:formula="of:=[.C428]/[.K$1]" office:value-type="float" office:value="0.0062795346849592">
            <text:p>0,0062795347</text:p>
          </table:table-cell>
          <table:table-cell table:formula="of:=[.D428]/[.L$1]" office:value-type="float" office:value="0.509604134234702">
            <text:p>0,5096041342</text:p>
          </table:table-cell>
          <table:table-cell table:formula="of:=[.E428]/[.M$1]" office:value-type="float" office:value="0.0722243914451733">
            <text:p>0,0722243914</text:p>
          </table:table-cell>
          <table:table-cell table:number-columns-repeated="10"/>
        </table:table-row>
        <table:table-row table:style-name="ro2">
          <table:table-cell office:value-type="string">
            <text:p>ег</text:p>
          </table:table-cell>
          <table:table-cell office:value-type="float" office:value="1">
            <text:p>1</text:p>
          </table:table-cell>
          <table:table-cell office:value-type="float" office:value="0.174875712801">
            <text:p>0,1748757128</text:p>
          </table:table-cell>
          <table:table-cell office:value-type="float" office:value="0.000252019447953">
            <text:p>0,0002520194</text:p>
          </table:table-cell>
          <table:table-cell office:value-type="float" office:value="0.00692595130985">
            <text:p>0,0069259513</text:p>
          </table:table-cell>
          <table:table-cell/>
          <table:table-cell table:formula="of:=[.C429]/[.K$1]" office:value-type="float" office:value="0.0113291066296729">
            <text:p>0,0113291066</text:p>
          </table:table-cell>
          <table:table-cell table:formula="of:=[.D429]/[.L$1]" office:value-type="float" office:value="0.509603140532688">
            <text:p>0,5096031405</text:p>
          </table:table-cell>
          <table:table-cell table:formula="of:=[.E429]/[.M$1]" office:value-type="float" office:value="0.0716817110624812">
            <text:p>0,0716817111</text:p>
          </table:table-cell>
          <table:table-cell table:number-columns-repeated="10"/>
        </table:table-row>
        <table:table-row table:style-name="ro2">
          <table:table-cell office:value-type="string">
            <text:p>реша</text:p>
          </table:table-cell>
          <table:table-cell office:value-type="float" office:value="1">
            <text:p>1</text:p>
          </table:table-cell>
          <table:table-cell office:value-type="float" office:value="0.109208758283">
            <text:p>0,1092087583</text:p>
          </table:table-cell>
          <table:table-cell office:value-type="float" office:value="0.00025201906834">
            <text:p>0,0002520191</text:p>
          </table:table-cell>
          <table:table-cell office:value-type="float" office:value="0.00701651857356">
            <text:p>0,0070165186</text:p>
          </table:table-cell>
          <table:table-cell/>
          <table:table-cell table:formula="of:=[.C430]/[.K$1]" office:value-type="float" office:value="0.00707495424988028">
            <text:p>0,0070749542</text:p>
          </table:table-cell>
          <table:table-cell table:formula="of:=[.D430]/[.L$1]" office:value-type="float" office:value="0.509602372925352">
            <text:p>0,5096023729</text:p>
          </table:table-cell>
          <table:table-cell table:formula="of:=[.E430]/[.M$1]" office:value-type="float" office:value="0.0726190575927329">
            <text:p>0,0726190576</text:p>
          </table:table-cell>
          <table:table-cell table:number-columns-repeated="10"/>
        </table:table-row>
        <table:table-row table:style-name="ro1">
          <table:table-cell office:value-type="string">
            <text:p>нужд</text:p>
          </table:table-cell>
          <table:table-cell office:value-type="float" office:value="1">
            <text:p>1</text:p>
          </table:table-cell>
          <table:table-cell office:value-type="float" office:value="0.202972688989">
            <text:p>0,202972689</text:p>
          </table:table-cell>
          <table:table-cell office:value-type="float" office:value="0.000252017930897">
            <text:p>0,0002520179</text:p>
          </table:table-cell>
          <table:table-cell office:value-type="float" office:value="0.00675218871902">
            <text:p>0,0067521887</text:p>
          </table:table-cell>
          <table:table-cell/>
          <table:table-cell table:formula="of:=[.C431]/[.K$1]" office:value-type="float" office:value="0.0131493344595229">
            <text:p>0,0131493345</text:p>
          </table:table-cell>
          <table:table-cell table:formula="of:=[.D431]/[.L$1]" office:value-type="float" office:value="0.509600072926167">
            <text:p>0,5096000729</text:p>
          </table:table-cell>
          <table:table-cell table:formula="of:=[.E431]/[.M$1]" office:value-type="float" office:value="0.0698833155393088">
            <text:p>0,0698833155</text:p>
          </table:table-cell>
          <table:table-cell table:number-columns-repeated="10"/>
        </table:table-row>
        <table:table-row table:style-name="ro2">
          <table:table-cell office:value-type="string">
            <text:p>отдельн</text:p>
          </table:table-cell>
          <table:table-cell office:value-type="float" office:value="1">
            <text:p>1</text:p>
          </table:table-cell>
          <table:table-cell office:value-type="float" office:value="0.172342526815">
            <text:p>0,1723425268</text:p>
          </table:table-cell>
          <table:table-cell office:value-type="float" office:value="0.000252009680093">
            <text:p>0,0002520097</text:p>
          </table:table-cell>
          <table:table-cell office:value-type="float" office:value="0.00680653596205">
            <text:p>0,006806536</text:p>
          </table:table-cell>
          <table:table-cell/>
          <table:table-cell table:formula="of:=[.C432]/[.K$1]" office:value-type="float" office:value="0.0111649973106113">
            <text:p>0,0111649973</text:p>
          </table:table-cell>
          <table:table-cell table:formula="of:=[.D432]/[.L$1]" office:value-type="float" office:value="0.509583389151703">
            <text:p>0,5095833892</text:p>
          </table:table-cell>
          <table:table-cell table:formula="of:=[.E432]/[.M$1]" office:value-type="float" office:value="0.0704457947133074">
            <text:p>0,0704457947</text:p>
          </table:table-cell>
          <table:table-cell table:number-columns-repeated="10"/>
        </table:table-row>
        <table:table-row table:style-name="ro2">
          <table:table-cell office:value-type="string">
            <text:p>появля</text:p>
          </table:table-cell>
          <table:table-cell office:value-type="float" office:value="1">
            <text:p>1</text:p>
          </table:table-cell>
          <table:table-cell office:value-type="float" office:value="0.254064624388">
            <text:p>0,2540646244</text:p>
          </table:table-cell>
          <table:table-cell office:value-type="float" office:value="0.00025200652031">
            <text:p>0,0002520065</text:p>
          </table:table-cell>
          <table:table-cell office:value-type="float" office:value="0.00692652899331">
            <text:p>0,006926529</text:p>
          </table:table-cell>
          <table:table-cell/>
          <table:table-cell table:formula="of:=[.C433]/[.K$1]" office:value-type="float" office:value="0.0164592622635645">
            <text:p>0,0164592623</text:p>
          </table:table-cell>
          <table:table-cell table:formula="of:=[.D433]/[.L$1]" office:value-type="float" office:value="0.509576999822017">
            <text:p>0,5095769998</text:p>
          </table:table-cell>
          <table:table-cell table:formula="of:=[.E433]/[.M$1]" office:value-type="float" office:value="0.0716876899290676">
            <text:p>0,0716876899</text:p>
          </table:table-cell>
          <table:table-cell table:number-columns-repeated="10"/>
        </table:table-row>
        <table:table-row table:style-name="ro1">
          <table:table-cell office:value-type="string">
            <text:p>резервирован</text:p>
          </table:table-cell>
          <table:table-cell office:value-type="float" office:value="1">
            <text:p>1</text:p>
          </table:table-cell>
          <table:table-cell office:value-type="float" office:value="0.261295771834">
            <text:p>0,2612957718</text:p>
          </table:table-cell>
          <table:table-cell office:value-type="float" office:value="0.000251982951998">
            <text:p>0,000251983</text:p>
          </table:table-cell>
          <table:table-cell office:value-type="float" office:value="0.00345867901081">
            <text:p>0,003458679</text:p>
          </table:table-cell>
          <table:table-cell/>
          <table:table-cell table:formula="of:=[.C434]/[.K$1]" office:value-type="float" office:value="0.01692772320167">
            <text:p>0,0169277232</text:p>
          </table:table-cell>
          <table:table-cell table:formula="of:=[.D434]/[.L$1]" office:value-type="float" office:value="0.509529342841931">
            <text:p>0,5095293428</text:p>
          </table:table-cell>
          <table:table-cell table:formula="of:=[.E434]/[.M$1]" office:value-type="float" office:value="0.0357963864340421">
            <text:p>0,0357963864</text:p>
          </table:table-cell>
          <table:table-cell table:number-columns-repeated="10"/>
        </table:table-row>
        <table:table-row table:style-name="ro2">
          <table:table-cell office:value-type="string">
            <text:p>сложн</text:p>
          </table:table-cell>
          <table:table-cell office:value-type="float" office:value="1">
            <text:p>1</text:p>
          </table:table-cell>
          <table:table-cell office:value-type="float" office:value="0.179308288611">
            <text:p>0,1793082886</text:p>
          </table:table-cell>
          <table:table-cell office:value-type="float" office:value="0.000251970355065">
            <text:p>0,0002519704</text:p>
          </table:table-cell>
          <table:table-cell office:value-type="float" office:value="0.00521900188844">
            <text:p>0,0052190019</text:p>
          </table:table-cell>
          <table:table-cell/>
          <table:table-cell table:formula="of:=[.C435]/[.K$1]" office:value-type="float" office:value="0.0116162655678197">
            <text:p>0,0116162656</text:p>
          </table:table-cell>
          <table:table-cell table:formula="of:=[.D435]/[.L$1]" office:value-type="float" office:value="0.509503870852885">
            <text:p>0,5095038709</text:p>
          </table:table-cell>
          <table:table-cell table:formula="of:=[.E435]/[.M$1]" office:value-type="float" office:value="0.0540152491210341">
            <text:p>0,0540152491</text:p>
          </table:table-cell>
          <table:table-cell table:number-columns-repeated="10"/>
        </table:table-row>
        <table:table-row table:style-name="ro1">
          <table:table-cell office:value-type="string">
            <text:p>закрыт</text:p>
          </table:table-cell>
          <table:table-cell office:value-type="float" office:value="1">
            <text:p>1</text:p>
          </table:table-cell>
          <table:table-cell office:value-type="float" office:value="0.116675463979">
            <text:p>0,116675464</text:p>
          </table:table-cell>
          <table:table-cell office:value-type="float" office:value="0.000251955357022">
            <text:p>0,0002519554</text:p>
          </table:table-cell>
          <table:table-cell office:value-type="float" office:value="0.00348560043365">
            <text:p>0,0034856004</text:p>
          </table:table-cell>
          <table:table-cell/>
          <table:table-cell table:formula="of:=[.C436]/[.K$1]" office:value-type="float" office:value="0.00755867553768787">
            <text:p>0,0075586755</text:p>
          </table:table-cell>
          <table:table-cell table:formula="of:=[.D436]/[.L$1]" office:value-type="float" office:value="0.509473543630614">
            <text:p>0,5094735436</text:p>
          </table:table-cell>
          <table:table-cell table:formula="of:=[.E436]/[.M$1]" office:value-type="float" office:value="0.0360750158333946">
            <text:p>0,0360750158</text:p>
          </table:table-cell>
          <table:table-cell table:number-columns-repeated="10"/>
        </table:table-row>
        <table:table-row table:style-name="ro2">
          <table:table-cell office:value-type="string">
            <text:p>понима</text:p>
          </table:table-cell>
          <table:table-cell office:value-type="float" office:value="1">
            <text:p>1</text:p>
          </table:table-cell>
          <table:table-cell office:value-type="float" office:value="0.141488378113">
            <text:p>0,1414883781</text:p>
          </table:table-cell>
          <table:table-cell office:value-type="float" office:value="0.00025194170086">
            <text:p>0,0002519417</text:p>
          </table:table-cell>
          <table:table-cell office:value-type="float" office:value="0.00348384451767">
            <text:p>0,0034838445</text:p>
          </table:table-cell>
          <table:table-cell/>
          <table:table-cell table:formula="of:=[.C437]/[.K$1]" office:value-type="float" office:value="0.0091661494716863">
            <text:p>0,0091661495</text:p>
          </table:table-cell>
          <table:table-cell table:formula="of:=[.D437]/[.L$1]" office:value-type="float" office:value="0.509445929797239">
            <text:p>0,5094459298</text:p>
          </table:table-cell>
          <table:table-cell table:formula="of:=[.E437]/[.M$1]" office:value-type="float" office:value="0.0360568425808986">
            <text:p>0,0360568426</text:p>
          </table:table-cell>
          <table:table-cell table:number-columns-repeated="10"/>
        </table:table-row>
        <table:table-row table:style-name="ro2">
          <table:table-cell office:value-type="string">
            <text:p>заключ</text:p>
          </table:table-cell>
          <table:table-cell office:value-type="float" office:value="1">
            <text:p>1</text:p>
          </table:table-cell>
          <table:table-cell office:value-type="float" office:value="0.134588459414">
            <text:p>0,1345884594</text:p>
          </table:table-cell>
          <table:table-cell office:value-type="float" office:value="0.000251931848062">
            <text:p>0,0002519318</text:p>
          </table:table-cell>
          <table:table-cell office:value-type="float" office:value="0.00348041201271">
            <text:p>0,003480412</text:p>
          </table:table-cell>
          <table:table-cell/>
          <table:table-cell table:formula="of:=[.C438]/[.K$1]" office:value-type="float" office:value="0.00871914677803039">
            <text:p>0,0087191468</text:p>
          </table:table-cell>
          <table:table-cell table:formula="of:=[.D438]/[.L$1]" office:value-type="float" office:value="0.509426006664939">
            <text:p>0,5094260067</text:p>
          </table:table-cell>
          <table:table-cell table:formula="of:=[.E438]/[.M$1]" office:value-type="float" office:value="0.0360213170887669">
            <text:p>0,0360213171</text:p>
          </table:table-cell>
          <table:table-cell table:number-columns-repeated="10"/>
        </table:table-row>
        <table:table-row table:style-name="ro2">
          <table:table-cell office:value-type="string">
            <text:p>есл</text:p>
          </table:table-cell>
          <table:table-cell office:value-type="float" office:value="1">
            <text:p>1</text:p>
          </table:table-cell>
          <table:table-cell office:value-type="float" office:value="0.138813466689">
            <text:p>0,1388134667</text:p>
          </table:table-cell>
          <table:table-cell office:value-type="float" office:value="0.000251925968121">
            <text:p>0,000251926</text:p>
          </table:table-cell>
          <table:table-cell office:value-type="float" office:value="0.00349142311887">
            <text:p>0,0034914231</text:p>
          </table:table-cell>
          <table:table-cell/>
          <table:table-cell table:formula="of:=[.C439]/[.K$1]" office:value-type="float" office:value="0.0089928586455216">
            <text:p>0,0089928586</text:p>
          </table:table-cell>
          <table:table-cell table:formula="of:=[.D439]/[.L$1]" office:value-type="float" office:value="0.509414116961886">
            <text:p>0,509414117</text:p>
          </table:table-cell>
          <table:table-cell table:formula="of:=[.E439]/[.M$1]" office:value-type="float" office:value="0.0361352790406964">
            <text:p>0,036135279</text:p>
          </table:table-cell>
          <table:table-cell table:number-columns-repeated="10"/>
        </table:table-row>
        <table:table-row table:style-name="ro2">
          <table:table-cell office:value-type="string">
            <text:p>противостоян</text:p>
          </table:table-cell>
          <table:table-cell office:value-type="float" office:value="1">
            <text:p>1</text:p>
          </table:table-cell>
          <table:table-cell office:value-type="float" office:value="0.149928893619">
            <text:p>0,1499288936</text:p>
          </table:table-cell>
          <table:table-cell office:value-type="float" office:value="0.000251920944407">
            <text:p>0,0002519209</text:p>
          </table:table-cell>
          <table:table-cell office:value-type="float" office:value="0.00345516152317">
            <text:p>0,0034551615</text:p>
          </table:table-cell>
          <table:table-cell/>
          <table:table-cell table:formula="of:=[.C440]/[.K$1]" office:value-type="float" office:value="0.00971295782285909">
            <text:p>0,0097129578</text:p>
          </table:table-cell>
          <table:table-cell table:formula="of:=[.D440]/[.L$1]" office:value-type="float" office:value="0.509403958617154">
            <text:p>0,5094039586</text:p>
          </table:table-cell>
          <table:table-cell table:formula="of:=[.E440]/[.M$1]" office:value-type="float" office:value="0.0357599813943016">
            <text:p>0,0357599814</text:p>
          </table:table-cell>
          <table:table-cell table:number-columns-repeated="10"/>
        </table:table-row>
        <table:table-row table:style-name="ro1">
          <table:table-cell office:value-type="string">
            <text:p>автор</text:p>
          </table:table-cell>
          <table:table-cell office:value-type="float" office:value="1">
            <text:p>1</text:p>
          </table:table-cell>
          <table:table-cell office:value-type="float" office:value="0.140559199852">
            <text:p>0,1405591999</text:p>
          </table:table-cell>
          <table:table-cell office:value-type="float" office:value="0.000251917307531">
            <text:p>0,0002519173</text:p>
          </table:table-cell>
          <table:table-cell office:value-type="float" office:value="0.00346759971627">
            <text:p>0,0034675997</text:p>
          </table:table-cell>
          <table:table-cell/>
          <table:table-cell table:formula="of:=[.C441]/[.K$1]" office:value-type="float" office:value="0.00910595380798758">
            <text:p>0,0091059538</text:p>
          </table:table-cell>
          <table:table-cell table:formula="of:=[.D441]/[.L$1]" office:value-type="float" office:value="0.509396604567907">
            <text:p>0,5093966046</text:p>
          </table:table-cell>
          <table:table-cell table:formula="of:=[.E441]/[.M$1]" office:value-type="float" office:value="0.0358887133076584">
            <text:p>0,0358887133</text:p>
          </table:table-cell>
          <table:table-cell table:number-columns-repeated="10"/>
        </table:table-row>
        <table:table-row table:style-name="ro1">
          <table:table-cell office:value-type="string">
            <text:p>класс</text:p>
          </table:table-cell>
          <table:table-cell office:value-type="float" office:value="1">
            <text:p>1</text:p>
          </table:table-cell>
          <table:table-cell office:value-type="float" office:value="0.1311236546">
            <text:p>0,1311236546</text:p>
          </table:table-cell>
          <table:table-cell office:value-type="float" office:value="0.000251913645102">
            <text:p>0,0002519136</text:p>
          </table:table-cell>
          <table:table-cell office:value-type="float" office:value="0.00348619273996">
            <text:p>0,0034861927</text:p>
          </table:table-cell>
          <table:table-cell/>
          <table:table-cell table:formula="of:=[.C442]/[.K$1]" office:value-type="float" office:value="0.00849468368615737">
            <text:p>0,0084946837</text:p>
          </table:table-cell>
          <table:table-cell table:formula="of:=[.D442]/[.L$1]" office:value-type="float" office:value="0.509389198848485">
            <text:p>0,5093891988</text:p>
          </table:table-cell>
          <table:table-cell table:formula="of:=[.E442]/[.M$1]" office:value-type="float" office:value="0.0360811460424986">
            <text:p>0,036081146</text:p>
          </table:table-cell>
          <table:table-cell table:number-columns-repeated="10"/>
        </table:table-row>
        <table:table-row table:style-name="ro2">
          <table:table-cell office:value-type="string">
            <text:p>недооценива</text:p>
          </table:table-cell>
          <table:table-cell office:value-type="float" office:value="1">
            <text:p>1</text:p>
          </table:table-cell>
          <table:table-cell office:value-type="float" office:value="0.112500928402">
            <text:p>0,1125009284</text:p>
          </table:table-cell>
          <table:table-cell office:value-type="float" office:value="0.0002519136001">
            <text:p>0,0002519136</text:p>
          </table:table-cell>
          <table:table-cell office:value-type="float" office:value="0.00348370143055">
            <text:p>0,0034837014</text:p>
          </table:table-cell>
          <table:table-cell/>
          <table:table-cell table:formula="of:=[.C443]/[.K$1]" office:value-type="float" office:value="0.0072882334166884">
            <text:p>0,0072882334</text:p>
          </table:table-cell>
          <table:table-cell table:formula="of:=[.D443]/[.L$1]" office:value-type="float" office:value="0.509389107850903">
            <text:p>0,5093891079</text:p>
          </table:table-cell>
          <table:table-cell table:formula="of:=[.E443]/[.M$1]" office:value-type="float" office:value="0.0360553616681498">
            <text:p>0,0360553617</text:p>
          </table:table-cell>
          <table:table-cell table:number-columns-repeated="10"/>
        </table:table-row>
        <table:table-row table:style-name="ro2">
          <table:table-cell office:value-type="string">
            <text:p>нельз</text:p>
          </table:table-cell>
          <table:table-cell office:value-type="float" office:value="1">
            <text:p>1</text:p>
          </table:table-cell>
          <table:table-cell office:value-type="float" office:value="0.0761120127437">
            <text:p>0,0761120127</text:p>
          </table:table-cell>
          <table:table-cell office:value-type="float" office:value="0.000251912136392">
            <text:p>0,0002519121</text:p>
          </table:table-cell>
          <table:table-cell office:value-type="float" office:value="0.00351232849106">
            <text:p>0,0035123285</text:p>
          </table:table-cell>
          <table:table-cell/>
          <table:table-cell table:formula="of:=[.C444]/[.K$1]" office:value-type="float" office:value="0.0049308225502625">
            <text:p>0,0049308226</text:p>
          </table:table-cell>
          <table:table-cell table:formula="of:=[.D444]/[.L$1]" office:value-type="float" office:value="0.509386148118233">
            <text:p>0,5093861481</text:p>
          </table:table-cell>
          <table:table-cell table:formula="of:=[.E444]/[.M$1]" office:value-type="float" office:value="0.0363516439531736">
            <text:p>0,036351644</text:p>
          </table:table-cell>
          <table:table-cell table:number-columns-repeated="10"/>
        </table:table-row>
        <table:table-row table:style-name="ro2">
          <table:table-cell office:value-type="string">
            <text:p>участв</text:p>
          </table:table-cell>
          <table:table-cell office:value-type="float" office:value="1">
            <text:p>1</text:p>
          </table:table-cell>
          <table:table-cell office:value-type="float" office:value="0.0804308272364">
            <text:p>0,0804308272</text:p>
          </table:table-cell>
          <table:table-cell office:value-type="float" office:value="0.000251906455705">
            <text:p>0,0002519065</text:p>
          </table:table-cell>
          <table:table-cell office:value-type="float" office:value="0.00354992779155">
            <text:p>0,0035499278</text:p>
          </table:table-cell>
          <table:table-cell/>
          <table:table-cell table:formula="of:=[.C445]/[.K$1]" office:value-type="float" office:value="0.00521061160225769">
            <text:p>0,0052106116</text:p>
          </table:table-cell>
          <table:table-cell table:formula="of:=[.D445]/[.L$1]" office:value-type="float" office:value="0.509374661322435">
            <text:p>0,5093746613</text:p>
          </table:table-cell>
          <table:table-cell table:formula="of:=[.E445]/[.M$1]" office:value-type="float" office:value="0.0367407864800699">
            <text:p>0,0367407865</text:p>
          </table:table-cell>
          <table:table-cell table:number-columns-repeated="10"/>
        </table:table-row>
        <table:table-row table:style-name="ro2">
          <table:table-cell office:value-type="string">
            <text:p>образова</text:p>
          </table:table-cell>
          <table:table-cell office:value-type="float" office:value="1">
            <text:p>1</text:p>
          </table:table-cell>
          <table:table-cell office:value-type="float" office:value="0.161875689374">
            <text:p>0,1618756894</text:p>
          </table:table-cell>
          <table:table-cell office:value-type="float" office:value="0.000251903415467">
            <text:p>0,0002519034</text:p>
          </table:table-cell>
          <table:table-cell office:value-type="float" office:value="0.00347376711585">
            <text:p>0,0034737671</text:p>
          </table:table-cell>
          <table:table-cell/>
          <table:table-cell table:formula="of:=[.C446]/[.K$1]" office:value-type="float" office:value="0.0104869162006319">
            <text:p>0,0104869162</text:p>
          </table:table-cell>
          <table:table-cell table:formula="of:=[.D446]/[.L$1]" office:value-type="float" office:value="0.50936851372214">
            <text:p>0,5093685137</text:p>
          </table:table-cell>
          <table:table-cell table:formula="of:=[.E446]/[.M$1]" office:value-type="float" office:value="0.0359525442147674">
            <text:p>0,0359525442</text:p>
          </table:table-cell>
          <table:table-cell table:number-columns-repeated="10"/>
        </table:table-row>
        <table:table-row table:style-name="ro1">
          <table:table-cell office:value-type="string">
            <text:p>аукцион</text:p>
          </table:table-cell>
          <table:table-cell office:value-type="float" office:value="1">
            <text:p>1</text:p>
          </table:table-cell>
          <table:table-cell office:value-type="float" office:value="0.202695662116">
            <text:p>0,2026956621</text:p>
          </table:table-cell>
          <table:table-cell office:value-type="float" office:value="0.000251903055895">
            <text:p>0,0002519031</text:p>
          </table:table-cell>
          <table:table-cell office:value-type="float" office:value="0.00349111647531">
            <text:p>0,0034911165</text:p>
          </table:table-cell>
          <table:table-cell/>
          <table:table-cell table:formula="of:=[.C447]/[.K$1]" office:value-type="float" office:value="0.0131313876164008">
            <text:p>0,0131313876</text:p>
          </table:table-cell>
          <table:table-cell table:formula="of:=[.D447]/[.L$1]" office:value-type="float" office:value="0.509367786639282">
            <text:p>0,5093677866</text:p>
          </table:table-cell>
          <table:table-cell table:formula="of:=[.E447]/[.M$1]" office:value-type="float" office:value="0.0361321053633077">
            <text:p>0,0361321054</text:p>
          </table:table-cell>
          <table:table-cell table:number-columns-repeated="10"/>
        </table:table-row>
        <table:table-row table:style-name="ro2">
          <table:table-cell office:value-type="string">
            <text:p>отрица</text:p>
          </table:table-cell>
          <table:table-cell office:value-type="float" office:value="1">
            <text:p>1</text:p>
          </table:table-cell>
          <table:table-cell office:value-type="float" office:value="0.10997750814">
            <text:p>0,1099775081</text:p>
          </table:table-cell>
          <table:table-cell office:value-type="float" office:value="0.000251894461817">
            <text:p>0,0002518945</text:p>
          </table:table-cell>
          <table:table-cell office:value-type="float" office:value="0.00346941337962">
            <text:p>0,0034694134</text:p>
          </table:table-cell>
          <table:table-cell/>
          <table:table-cell table:formula="of:=[.C448]/[.K$1]" office:value-type="float" office:value="0.00712475675797018">
            <text:p>0,0071247568</text:p>
          </table:table-cell>
          <table:table-cell table:formula="of:=[.D448]/[.L$1]" office:value-type="float" office:value="0.509350408737797">
            <text:p>0,5093504087</text:p>
          </table:table-cell>
          <table:table-cell table:formula="of:=[.E448]/[.M$1]" office:value-type="float" office:value="0.0359074842297171">
            <text:p>0,0359074842</text:p>
          </table:table-cell>
          <table:table-cell table:number-columns-repeated="10"/>
        </table:table-row>
        <table:table-row table:style-name="ro1">
          <table:table-cell office:value-type="string">
            <text:p>принцип</text:p>
          </table:table-cell>
          <table:table-cell office:value-type="float" office:value="1">
            <text:p>1</text:p>
          </table:table-cell>
          <table:table-cell office:value-type="float" office:value="0.0963624999868">
            <text:p>0,0963625</text:p>
          </table:table-cell>
          <table:table-cell office:value-type="float" office:value="0.000251888679553">
            <text:p>0,0002518887</text:p>
          </table:table-cell>
          <table:table-cell office:value-type="float" office:value="0.00351902914505">
            <text:p>0,0035190291</text:p>
          </table:table-cell>
          <table:table-cell/>
          <table:table-cell table:formula="of:=[.C449]/[.K$1]" office:value-type="float" office:value="0.00624272530454021">
            <text:p>0,0062427253</text:p>
          </table:table-cell>
          <table:table-cell table:formula="of:=[.D449]/[.L$1]" office:value-type="float" office:value="0.509338716545318">
            <text:p>0,5093387165</text:p>
          </table:table-cell>
          <table:table-cell table:formula="of:=[.E449]/[.M$1]" office:value-type="float" office:value="0.0364209938982935">
            <text:p>0,0364209939</text:p>
          </table:table-cell>
          <table:table-cell table:number-columns-repeated="10"/>
        </table:table-row>
        <table:table-row table:style-name="ro1">
          <table:table-cell office:value-type="string">
            <text:p>сход</text:p>
          </table:table-cell>
          <table:table-cell office:value-type="float" office:value="1">
            <text:p>1</text:p>
          </table:table-cell>
          <table:table-cell office:value-type="float" office:value="0.0991651346635">
            <text:p>0,0991651347</text:p>
          </table:table-cell>
          <table:table-cell office:value-type="float" office:value="0.000251888332688">
            <text:p>0,0002518883</text:p>
          </table:table-cell>
          <table:table-cell office:value-type="float" office:value="0.00346438340934">
            <text:p>0,0034643834</text:p>
          </table:table-cell>
          <table:table-cell/>
          <table:table-cell table:formula="of:=[.C450]/[.K$1]" office:value-type="float" office:value="0.00642429052356227">
            <text:p>0,0064242905</text:p>
          </table:table-cell>
          <table:table-cell table:formula="of:=[.D450]/[.L$1]" office:value-type="float" office:value="0.509338015157014">
            <text:p>0,5093380152</text:p>
          </table:table-cell>
          <table:table-cell table:formula="of:=[.E450]/[.M$1]" office:value-type="float" office:value="0.0358554254062958">
            <text:p>0,0358554254</text:p>
          </table:table-cell>
          <table:table-cell table:number-columns-repeated="10"/>
        </table:table-row>
        <table:table-row table:style-name="ro1">
          <table:table-cell office:value-type="string">
            <text:p>общепринят</text:p>
          </table:table-cell>
          <table:table-cell office:value-type="float" office:value="1">
            <text:p>1</text:p>
          </table:table-cell>
          <table:table-cell office:value-type="float" office:value="0.0906041558647">
            <text:p>0,0906041559</text:p>
          </table:table-cell>
          <table:table-cell office:value-type="float" office:value="0.000251887085757">
            <text:p>0,0002518871</text:p>
          </table:table-cell>
          <table:table-cell office:value-type="float" office:value="0.00349622340439">
            <text:p>0,0034962234</text:p>
          </table:table-cell>
          <table:table-cell/>
          <table:table-cell table:formula="of:=[.C451]/[.K$1]" office:value-type="float" office:value="0.0058696781070494">
            <text:p>0,0058696781</text:p>
          </table:table-cell>
          <table:table-cell table:formula="of:=[.D451]/[.L$1]" office:value-type="float" office:value="0.509335493764483">
            <text:p>0,5093354938</text:p>
          </table:table-cell>
          <table:table-cell table:formula="of:=[.E451]/[.M$1]" office:value-type="float" office:value="0.0361849606893636">
            <text:p>0,0361849607</text:p>
          </table:table-cell>
          <table:table-cell table:number-columns-repeated="10"/>
        </table:table-row>
        <table:table-row table:style-name="ro1">
          <table:table-cell office:value-type="string">
            <text:p>поставщик</text:p>
          </table:table-cell>
          <table:table-cell office:value-type="float" office:value="1">
            <text:p>1</text:p>
          </table:table-cell>
          <table:table-cell office:value-type="float" office:value="0.0864634086667">
            <text:p>0,0864634087</text:p>
          </table:table-cell>
          <table:table-cell office:value-type="float" office:value="0.000251882817814">
            <text:p>0,0002518828</text:p>
          </table:table-cell>
          <table:table-cell office:value-type="float" office:value="0.00351652723251">
            <text:p>0,0035165272</text:p>
          </table:table-cell>
          <table:table-cell/>
          <table:table-cell table:formula="of:=[.C452]/[.K$1]" office:value-type="float" office:value="0.00560142492436734">
            <text:p>0,0056014249</text:p>
          </table:table-cell>
          <table:table-cell table:formula="of:=[.D452]/[.L$1]" office:value-type="float" office:value="0.509326863648141">
            <text:p>0,5093268636</text:p>
          </table:table-cell>
          <table:table-cell table:formula="of:=[.E452]/[.M$1]" office:value-type="float" office:value="0.0363950997844349">
            <text:p>0,0363950998</text:p>
          </table:table-cell>
          <table:table-cell table:number-columns-repeated="10"/>
        </table:table-row>
        <table:table-row table:style-name="ro1">
          <table:table-cell office:value-type="string">
            <text:p>запрос</text:p>
          </table:table-cell>
          <table:table-cell office:value-type="float" office:value="1">
            <text:p>1</text:p>
          </table:table-cell>
          <table:table-cell office:value-type="float" office:value="0.1040190812">
            <text:p>0,1040190812</text:p>
          </table:table-cell>
          <table:table-cell office:value-type="float" office:value="0.000251880676803">
            <text:p>0,0002518807</text:p>
          </table:table-cell>
          <table:table-cell office:value-type="float" office:value="0.00352910806854">
            <text:p>0,0035291081</text:p>
          </table:table-cell>
          <table:table-cell/>
          <table:table-cell table:formula="of:=[.C453]/[.K$1]" office:value-type="float" office:value="0.00673874744274188">
            <text:p>0,0067387474</text:p>
          </table:table-cell>
          <table:table-cell table:formula="of:=[.D453]/[.L$1]" office:value-type="float" office:value="0.509322534355547">
            <text:p>0,5093225344</text:p>
          </table:table-cell>
          <table:table-cell table:formula="of:=[.E453]/[.M$1]" office:value-type="float" office:value="0.036525308013295">
            <text:p>0,036525308</text:p>
          </table:table-cell>
          <table:table-cell table:number-columns-repeated="10"/>
        </table:table-row>
        <table:table-row table:style-name="ro2">
          <table:table-cell office:value-type="string">
            <text:p>позволя</text:p>
          </table:table-cell>
          <table:table-cell office:value-type="float" office:value="1">
            <text:p>1</text:p>
          </table:table-cell>
          <table:table-cell office:value-type="float" office:value="0.1420176387">
            <text:p>0,1420176387</text:p>
          </table:table-cell>
          <table:table-cell office:value-type="float" office:value="0.000251877584335">
            <text:p>0,0002518776</text:p>
          </table:table-cell>
          <table:table-cell office:value-type="float" office:value="0.00350979282222">
            <text:p>0,0035097928</text:p>
          </table:table-cell>
          <table:table-cell/>
          <table:table-cell table:formula="of:=[.C454]/[.K$1]" office:value-type="float" office:value="0.00920043696380838">
            <text:p>0,009200437</text:p>
          </table:table-cell>
          <table:table-cell table:formula="of:=[.D454]/[.L$1]" office:value-type="float" office:value="0.509316281142084">
            <text:p>0,5093162811</text:p>
          </table:table-cell>
          <table:table-cell table:formula="of:=[.E454]/[.M$1]" office:value-type="float" office:value="0.0363254004707973">
            <text:p>0,0363254005</text:p>
          </table:table-cell>
          <table:table-cell table:number-columns-repeated="10"/>
        </table:table-row>
        <table:table-row table:style-name="ro1">
          <table:table-cell office:value-type="string">
            <text:p>участник</text:p>
          </table:table-cell>
          <table:table-cell office:value-type="float" office:value="1">
            <text:p>1</text:p>
          </table:table-cell>
          <table:table-cell office:value-type="float" office:value="0.110325773694">
            <text:p>0,1103257737</text:p>
          </table:table-cell>
          <table:table-cell office:value-type="float" office:value="0.000251877123683">
            <text:p>0,0002518771</text:p>
          </table:table-cell>
          <table:table-cell office:value-type="float" office:value="0.00351743935389">
            <text:p>0,0035174394</text:p>
          </table:table-cell>
          <table:table-cell/>
          <table:table-cell table:formula="of:=[.C455]/[.K$1]" office:value-type="float" office:value="0.00714731871087669">
            <text:p>0,0071473187</text:p>
          </table:table-cell>
          <table:table-cell table:formula="of:=[.D455]/[.L$1]" office:value-type="float" office:value="0.509315349667518">
            <text:p>0,5093153497</text:p>
          </table:table-cell>
          <table:table-cell table:formula="of:=[.E455]/[.M$1]" office:value-type="float" office:value="0.0364045399924713">
            <text:p>0,03640454</text:p>
          </table:table-cell>
          <table:table-cell table:number-columns-repeated="10"/>
        </table:table-row>
        <table:table-row table:style-name="ro2">
          <table:table-cell office:value-type="string">
            <text:p>публикац</text:p>
          </table:table-cell>
          <table:table-cell office:value-type="float" office:value="1">
            <text:p>1</text:p>
          </table:table-cell>
          <table:table-cell office:value-type="float" office:value="0.114064250752">
            <text:p>0,1140642508</text:p>
          </table:table-cell>
          <table:table-cell office:value-type="float" office:value="0.000251876221334">
            <text:p>0,0002518762</text:p>
          </table:table-cell>
          <table:table-cell office:value-type="float" office:value="0.00352483641218">
            <text:p>0,0035248364</text:p>
          </table:table-cell>
          <table:table-cell/>
          <table:table-cell table:formula="of:=[.C456]/[.K$1]" office:value-type="float" office:value="0.00738951132038367">
            <text:p>0,0073895113</text:p>
          </table:table-cell>
          <table:table-cell table:formula="of:=[.D456]/[.L$1]" office:value-type="float" office:value="0.509313525046887">
            <text:p>0,509313525</text:p>
          </table:table-cell>
          <table:table-cell table:formula="of:=[.E456]/[.M$1]" office:value-type="float" office:value="0.03648109753256">
            <text:p>0,0364810975</text:p>
          </table:table-cell>
          <table:table-cell table:number-columns-repeated="10"/>
        </table:table-row>
        <table:table-row table:style-name="ro2">
          <table:table-cell office:value-type="string">
            <text:p>развертыва</text:p>
          </table:table-cell>
          <table:table-cell office:value-type="float" office:value="1">
            <text:p>1</text:p>
          </table:table-cell>
          <table:table-cell office:value-type="float" office:value="0.125209541558">
            <text:p>0,1252095416</text:p>
          </table:table-cell>
          <table:table-cell office:value-type="float" office:value="0.000251874079434">
            <text:p>0,0002518741</text:p>
          </table:table-cell>
          <table:table-cell office:value-type="float" office:value="0.0035071157883">
            <text:p>0,0035071158</text:p>
          </table:table-cell>
          <table:table-cell/>
          <table:table-cell table:formula="of:=[.C457]/[.K$1]" office:value-type="float" office:value="0.00811154519196864">
            <text:p>0,0081115452</text:p>
          </table:table-cell>
          <table:table-cell table:formula="of:=[.D457]/[.L$1]" office:value-type="float" office:value="0.509309193956665">
            <text:p>0,509309194</text:p>
          </table:table-cell>
          <table:table-cell table:formula="of:=[.E457]/[.M$1]" office:value-type="float" office:value="0.0362976938983175">
            <text:p>0,0362976939</text:p>
          </table:table-cell>
          <table:table-cell table:number-columns-repeated="10"/>
        </table:table-row>
        <table:table-row table:style-name="ro1">
          <table:table-cell office:value-type="string">
            <text:p>чист</text:p>
          </table:table-cell>
          <table:table-cell office:value-type="float" office:value="1">
            <text:p>1</text:p>
          </table:table-cell>
          <table:table-cell office:value-type="float" office:value="0.0735091495946">
            <text:p>0,0735091496</text:p>
          </table:table-cell>
          <table:table-cell office:value-type="float" office:value="0.00025187350245">
            <text:p>0,0002518735</text:p>
          </table:table-cell>
          <table:table-cell office:value-type="float" office:value="0.00353285707499">
            <text:p>0,0035328571</text:p>
          </table:table-cell>
          <table:table-cell/>
          <table:table-cell table:formula="of:=[.C458]/[.K$1]" office:value-type="float" office:value="0.00476219928242109">
            <text:p>0,0047621993</text:p>
          </table:table-cell>
          <table:table-cell table:formula="of:=[.D458]/[.L$1]" office:value-type="float" office:value="0.509308027249648">
            <text:p>0,5093080272</text:p>
          </table:table-cell>
          <table:table-cell table:formula="of:=[.E458]/[.M$1]" office:value-type="float" office:value="0.036564109209708">
            <text:p>0,0365641092</text:p>
          </table:table-cell>
          <table:table-cell table:number-columns-repeated="10"/>
        </table:table-row>
        <table:table-row table:style-name="ro2">
          <table:table-cell office:value-type="string">
            <text:p>жертвова</text:p>
          </table:table-cell>
          <table:table-cell office:value-type="float" office:value="1">
            <text:p>1</text:p>
          </table:table-cell>
          <table:table-cell office:value-type="float" office:value="0.060515245327">
            <text:p>0,0605152453</text:p>
          </table:table-cell>
          <table:table-cell office:value-type="float" office:value="0.000251873494174">
            <text:p>0,0002518735</text:p>
          </table:table-cell>
          <table:table-cell office:value-type="float" office:value="0.00356509226523">
            <text:p>0,0035650923</text:p>
          </table:table-cell>
          <table:table-cell/>
          <table:table-cell table:formula="of:=[.C459]/[.K$1]" office:value-type="float" office:value="0.0039204052755488">
            <text:p>0,0039204053</text:p>
          </table:table-cell>
          <table:table-cell table:formula="of:=[.D459]/[.L$1]" office:value-type="float" office:value="0.509308010514925">
            <text:p>0,5093080105</text:p>
          </table:table-cell>
          <table:table-cell table:formula="of:=[.E459]/[.M$1]" office:value-type="float" office:value="0.0368977346554344">
            <text:p>0,0368977347</text:p>
          </table:table-cell>
          <table:table-cell table:number-columns-repeated="10"/>
        </table:table-row>
        <table:table-row table:style-name="ro2">
          <table:table-cell office:value-type="string">
            <text:p>оплачива</text:p>
          </table:table-cell>
          <table:table-cell office:value-type="float" office:value="1">
            <text:p>1</text:p>
          </table:table-cell>
          <table:table-cell office:value-type="float" office:value="0.0655565517957">
            <text:p>0,0655565518</text:p>
          </table:table-cell>
          <table:table-cell office:value-type="float" office:value="0.000251873494047">
            <text:p>0,0002518735</text:p>
          </table:table-cell>
          <table:table-cell office:value-type="float" office:value="0.00356442712439">
            <text:p>0,0035644271</text:p>
          </table:table-cell>
          <table:table-cell/>
          <table:table-cell table:formula="of:=[.C460]/[.K$1]" office:value-type="float" office:value="0.00424700007606151">
            <text:p>0,0042470001</text:p>
          </table:table-cell>
          <table:table-cell table:formula="of:=[.D460]/[.L$1]" office:value-type="float" office:value="0.509308010258121">
            <text:p>0,5093080103</text:p>
          </table:table-cell>
          <table:table-cell table:formula="of:=[.E460]/[.M$1]" office:value-type="float" office:value="0.0368908506287678">
            <text:p>0,0368908506</text:p>
          </table:table-cell>
          <table:table-cell table:number-columns-repeated="10"/>
        </table:table-row>
        <table:table-row table:style-name="ro2">
          <table:table-cell office:value-type="string">
            <text:p>дональд</text:p>
          </table:table-cell>
          <table:table-cell office:value-type="float" office:value="1">
            <text:p>1</text:p>
          </table:table-cell>
          <table:table-cell office:value-type="float" office:value="0.0808218785034">
            <text:p>0,0808218785</text:p>
          </table:table-cell>
          <table:table-cell office:value-type="float" office:value="0.000251871307539">
            <text:p>0,0002518713</text:p>
          </table:table-cell>
          <table:table-cell office:value-type="float" office:value="0.00353585047505">
            <text:p>0,0035358505</text:p>
          </table:table-cell>
          <table:table-cell/>
          <table:table-cell table:formula="of:=[.C461]/[.K$1]" office:value-type="float" office:value="0.0052359453746298">
            <text:p>0,0052359454</text:p>
          </table:table-cell>
          <table:table-cell table:formula="of:=[.D461]/[.L$1]" office:value-type="float" office:value="0.509303588967016">
            <text:p>0,509303589</text:p>
          </table:table-cell>
          <table:table-cell table:formula="of:=[.E461]/[.M$1]" office:value-type="float" office:value="0.0365950900856334">
            <text:p>0,0365950901</text:p>
          </table:table-cell>
          <table:table-cell table:number-columns-repeated="10"/>
        </table:table-row>
        <table:table-row table:style-name="ro2">
          <table:table-cell office:value-type="string">
            <text:p>рынк</text:p>
          </table:table-cell>
          <table:table-cell office:value-type="float" office:value="1">
            <text:p>1</text:p>
          </table:table-cell>
          <table:table-cell office:value-type="float" office:value="0.0964768331361">
            <text:p>0,0964768331</text:p>
          </table:table-cell>
          <table:table-cell office:value-type="float" office:value="0.000251871075389">
            <text:p>0,0002518711</text:p>
          </table:table-cell>
          <table:table-cell office:value-type="float" office:value="0.00357955068971">
            <text:p>0,0035795507</text:p>
          </table:table-cell>
          <table:table-cell/>
          <table:table-cell table:formula="of:=[.C462]/[.K$1]" office:value-type="float" office:value="0.00625013223612024">
            <text:p>0,0062501322</text:p>
          </table:table-cell>
          <table:table-cell table:formula="of:=[.D462]/[.L$1]" office:value-type="float" office:value="0.509303119541461">
            <text:p>0,5093031195</text:p>
          </table:table-cell>
          <table:table-cell table:formula="of:=[.E462]/[.M$1]" office:value-type="float" office:value="0.0370473754137401">
            <text:p>0,0370473754</text:p>
          </table:table-cell>
          <table:table-cell table:number-columns-repeated="10"/>
        </table:table-row>
        <table:table-row table:style-name="ro2">
          <table:table-cell office:value-type="string">
            <text:p>браун</text:p>
          </table:table-cell>
          <table:table-cell office:value-type="float" office:value="1">
            <text:p>1</text:p>
          </table:table-cell>
          <table:table-cell office:value-type="float" office:value="0.0651641969722">
            <text:p>0,065164197</text:p>
          </table:table-cell>
          <table:table-cell office:value-type="float" office:value="0.000251870360518">
            <text:p>0,0002518704</text:p>
          </table:table-cell>
          <table:table-cell office:value-type="float" office:value="0.00371541551307">
            <text:p>0,0037154155</text:p>
          </table:table-cell>
          <table:table-cell/>
          <table:table-cell table:formula="of:=[.C463]/[.K$1]" office:value-type="float" office:value="0.00422158185439482">
            <text:p>0,0042215819</text:p>
          </table:table-cell>
          <table:table-cell table:formula="of:=[.D463]/[.L$1]" office:value-type="float" office:value="0.509301674016088">
            <text:p>0,509301674</text:p>
          </table:table-cell>
          <table:table-cell table:formula="of:=[.E463]/[.M$1]" office:value-type="float" office:value="0.0384535393580051">
            <text:p>0,0384535394</text:p>
          </table:table-cell>
          <table:table-cell table:number-columns-repeated="10"/>
        </table:table-row>
        <table:table-row table:style-name="ro2">
          <table:table-cell office:value-type="string">
            <text:p>масштабирова</text:p>
          </table:table-cell>
          <table:table-cell office:value-type="float" office:value="1">
            <text:p>1</text:p>
          </table:table-cell>
          <table:table-cell office:value-type="float" office:value="0.0932630178982">
            <text:p>0,0932630179</text:p>
          </table:table-cell>
          <table:table-cell office:value-type="float" office:value="0.000251870228469">
            <text:p>0,0002518702</text:p>
          </table:table-cell>
          <table:table-cell office:value-type="float" office:value="0.00350130910136">
            <text:p>0,0035013091</text:p>
          </table:table-cell>
          <table:table-cell/>
          <table:table-cell table:formula="of:=[.C464]/[.K$1]" office:value-type="float" office:value="0.00604192919331309">
            <text:p>0,0060419292</text:p>
          </table:table-cell>
          <table:table-cell table:formula="of:=[.D464]/[.L$1]" office:value-type="float" office:value="0.509301407002627">
            <text:p>0,509301407</text:p>
          </table:table-cell>
          <table:table-cell table:formula="of:=[.E464]/[.M$1]" office:value-type="float" office:value="0.0362375962688596">
            <text:p>0,0362375963</text:p>
          </table:table-cell>
          <table:table-cell table:number-columns-repeated="10"/>
        </table:table-row>
        <table:table-row table:style-name="ro2">
          <table:table-cell office:value-type="string">
            <text:p>логическ</text:p>
          </table:table-cell>
          <table:table-cell office:value-type="float" office:value="1">
            <text:p>1</text:p>
          </table:table-cell>
          <table:table-cell office:value-type="float" office:value="0.139448144672">
            <text:p>0,1394481447</text:p>
          </table:table-cell>
          <table:table-cell office:value-type="float" office:value="0.000251867965622">
            <text:p>0,000251868</text:p>
          </table:table-cell>
          <table:table-cell office:value-type="float" office:value="0.0034735756645">
            <text:p>0,0034735757</text:p>
          </table:table-cell>
          <table:table-cell/>
          <table:table-cell table:formula="of:=[.C465]/[.K$1]" office:value-type="float" office:value="0.0090339754731802">
            <text:p>0,0090339755</text:p>
          </table:table-cell>
          <table:table-cell table:formula="of:=[.D465]/[.L$1]" office:value-type="float" office:value="0.50929683134806">
            <text:p>0,5092968313</text:p>
          </table:table-cell>
          <table:table-cell table:formula="of:=[.E465]/[.M$1]" office:value-type="float" office:value="0.0359505627454011">
            <text:p>0,0359505627</text:p>
          </table:table-cell>
          <table:table-cell table:number-columns-repeated="10"/>
        </table:table-row>
        <table:table-row table:style-name="ro2">
          <table:table-cell office:value-type="string">
            <text:p>olap</text:p>
          </table:table-cell>
          <table:table-cell office:value-type="float" office:value="1">
            <text:p>1</text:p>
          </table:table-cell>
          <table:table-cell office:value-type="float" office:value="0.145724629242">
            <text:p>0,1457246292</text:p>
          </table:table-cell>
          <table:table-cell office:value-type="float" office:value="0.000251867963812">
            <text:p>0,000251868</text:p>
          </table:table-cell>
          <table:table-cell office:value-type="float" office:value="0.00351998552178">
            <text:p>0,0035199855</text:p>
          </table:table-cell>
          <table:table-cell/>
          <table:table-cell table:formula="of:=[.C466]/[.K$1]" office:value-type="float" office:value="0.00944058975834364">
            <text:p>0,0094405898</text:p>
          </table:table-cell>
          <table:table-cell table:formula="of:=[.D466]/[.L$1]" office:value-type="float" office:value="0.509296827688098">
            <text:p>0,5092968277</text:p>
          </table:table-cell>
          <table:table-cell table:formula="of:=[.E466]/[.M$1]" office:value-type="float" office:value="0.0364308921371577">
            <text:p>0,0364308921</text:p>
          </table:table-cell>
          <table:table-cell table:number-columns-repeated="10"/>
        </table:table-row>
        <table:table-row table:style-name="ro2">
          <table:table-cell office:value-type="string">
            <text:p>найт</text:p>
          </table:table-cell>
          <table:table-cell office:value-type="float" office:value="1">
            <text:p>1</text:p>
          </table:table-cell>
          <table:table-cell office:value-type="float" office:value="0.105288932967">
            <text:p>0,105288933</text:p>
          </table:table-cell>
          <table:table-cell office:value-type="float" office:value="0.000251867884081">
            <text:p>0,0002518679</text:p>
          </table:table-cell>
          <table:table-cell office:value-type="float" office:value="0.00350368947675">
            <text:p>0,0035036895</text:p>
          </table:table-cell>
          <table:table-cell/>
          <table:table-cell table:formula="of:=[.C467]/[.K$1]" office:value-type="float" office:value="0.00682101321791326">
            <text:p>0,0068210132</text:p>
          </table:table-cell>
          <table:table-cell table:formula="of:=[.D467]/[.L$1]" office:value-type="float" office:value="0.509296666465747">
            <text:p>0,5092966665</text:p>
          </table:table-cell>
          <table:table-cell table:formula="of:=[.E467]/[.M$1]" office:value-type="float" office:value="0.0362622325062936">
            <text:p>0,0362622325</text:p>
          </table:table-cell>
          <table:table-cell table:number-columns-repeated="10"/>
        </table:table-row>
        <table:table-row table:style-name="ro2">
          <table:table-cell office:value-type="string">
            <text:p>ориентирова</text:p>
          </table:table-cell>
          <table:table-cell office:value-type="float" office:value="1">
            <text:p>1</text:p>
          </table:table-cell>
          <table:table-cell office:value-type="float" office:value="0.106328463781">
            <text:p>0,1063284638</text:p>
          </table:table-cell>
          <table:table-cell office:value-type="float" office:value="0.000251866251104">
            <text:p>0,0002518663</text:p>
          </table:table-cell>
          <table:table-cell office:value-type="float" office:value="0.00349983823016">
            <text:p>0,0034998382</text:p>
          </table:table-cell>
          <table:table-cell/>
          <table:table-cell table:formula="of:=[.C468]/[.K$1]" office:value-type="float" office:value="0.00688835793518705">
            <text:p>0,0068883579</text:p>
          </table:table-cell>
          <table:table-cell table:formula="of:=[.D468]/[.L$1]" office:value-type="float" office:value="0.509293364457849">
            <text:p>0,5092933645</text:p>
          </table:table-cell>
          <table:table-cell table:formula="of:=[.E468]/[.M$1]" office:value-type="float" office:value="0.0362223731522577">
            <text:p>0,0362223732</text:p>
          </table:table-cell>
          <table:table-cell table:number-columns-repeated="10"/>
        </table:table-row>
        <table:table-row table:style-name="ro2">
          <table:table-cell office:value-type="string">
            <text:p>ярк</text:p>
          </table:table-cell>
          <table:table-cell office:value-type="float" office:value="1">
            <text:p>1</text:p>
          </table:table-cell>
          <table:table-cell office:value-type="float" office:value="0.0809395340126">
            <text:p>0,080939534</text:p>
          </table:table-cell>
          <table:table-cell office:value-type="float" office:value="0.000251866193021">
            <text:p>0,0002518662</text:p>
          </table:table-cell>
          <table:table-cell office:value-type="float" office:value="0.00347932696146">
            <text:p>0,003479327</text:p>
          </table:table-cell>
          <table:table-cell/>
          <table:table-cell table:formula="of:=[.C469]/[.K$1]" office:value-type="float" office:value="0.00524356754118424">
            <text:p>0,0052435675</text:p>
          </table:table-cell>
          <table:table-cell table:formula="of:=[.D469]/[.L$1]" office:value-type="float" office:value="0.509293247009455">
            <text:p>0,509293247</text:p>
          </table:table-cell>
          <table:table-cell table:formula="of:=[.E469]/[.M$1]" office:value-type="float" office:value="0.0360100871036412">
            <text:p>0,0360100871</text:p>
          </table:table-cell>
          <table:table-cell table:number-columns-repeated="10"/>
        </table:table-row>
        <table:table-row table:style-name="ro2">
          <table:table-cell office:value-type="string">
            <text:p>analytica</text:p>
          </table:table-cell>
          <table:table-cell office:value-type="float" office:value="1">
            <text:p>1</text:p>
          </table:table-cell>
          <table:table-cell office:value-type="float" office:value="0.149515479375">
            <text:p>0,1495154794</text:p>
          </table:table-cell>
          <table:table-cell office:value-type="float" office:value="0.000251866009637">
            <text:p>0,000251866</text:p>
          </table:table-cell>
          <table:table-cell office:value-type="float" office:value="0.00356961294713">
            <text:p>0,0035696129</text:p>
          </table:table-cell>
          <table:table-cell/>
          <table:table-cell table:formula="of:=[.C470]/[.K$1]" office:value-type="float" office:value="0.00968617529269819">
            <text:p>0,0096861753</text:p>
          </table:table-cell>
          <table:table-cell table:formula="of:=[.D470]/[.L$1]" office:value-type="float" office:value="0.509292876192588">
            <text:p>0,5092928762</text:p>
          </table:table-cell>
          <table:table-cell table:formula="of:=[.E470]/[.M$1]" office:value-type="float" office:value="0.0369445224827326">
            <text:p>0,0369445225</text:p>
          </table:table-cell>
          <table:table-cell table:number-columns-repeated="10"/>
        </table:table-row>
        <table:table-row table:style-name="ro2">
          <table:table-cell office:value-type="string">
            <text:p>использ</text:p>
          </table:table-cell>
          <table:table-cell office:value-type="float" office:value="1">
            <text:p>1</text:p>
          </table:table-cell>
          <table:table-cell office:value-type="float" office:value="0.0691752766669">
            <text:p>0,0691752767</text:p>
          </table:table-cell>
          <table:table-cell office:value-type="float" office:value="0.000251865982466">
            <text:p>0,000251866</text:p>
          </table:table-cell>
          <table:table-cell office:value-type="float" office:value="0.00358836512926">
            <text:p>0,0035883651</text:p>
          </table:table-cell>
          <table:table-cell/>
          <table:table-cell table:formula="of:=[.C471]/[.K$1]" office:value-type="float" office:value="0.00448143468835057">
            <text:p>0,0044814347</text:p>
          </table:table-cell>
          <table:table-cell table:formula="of:=[.D471]/[.L$1]" office:value-type="float" office:value="0.509292821250689">
            <text:p>0,5092928213</text:p>
          </table:table-cell>
          <table:table-cell table:formula="of:=[.E471]/[.M$1]" office:value-type="float" office:value="0.0371386024641096">
            <text:p>0,0371386025</text:p>
          </table:table-cell>
          <table:table-cell table:number-columns-repeated="10"/>
        </table:table-row>
        <table:table-row table:style-name="ro2">
          <table:table-cell office:value-type="string">
            <text:p>гарантирующ</text:p>
          </table:table-cell>
          <table:table-cell office:value-type="float" office:value="1">
            <text:p>1</text:p>
          </table:table-cell>
          <table:table-cell office:value-type="float" office:value="0.0818070019416">
            <text:p>0,0818070019</text:p>
          </table:table-cell>
          <table:table-cell office:value-type="float" office:value="0.000251865942906">
            <text:p>0,0002518659</text:p>
          </table:table-cell>
          <table:table-cell office:value-type="float" office:value="0.00358365943304">
            <text:p>0,0035836594</text:p>
          </table:table-cell>
          <table:table-cell/>
          <table:table-cell table:formula="of:=[.C472]/[.K$1]" office:value-type="float" office:value="0.00529976537739632">
            <text:p>0,0052997654</text:p>
          </table:table-cell>
          <table:table-cell table:formula="of:=[.D472]/[.L$1]" office:value-type="float" office:value="0.509292741257258">
            <text:p>0,5092927413</text:p>
          </table:table-cell>
          <table:table-cell table:formula="of:=[.E472]/[.M$1]" office:value-type="float" office:value="0.0370898997889536">
            <text:p>0,0370898998</text:p>
          </table:table-cell>
          <table:table-cell table:number-columns-repeated="10"/>
        </table:table-row>
        <table:table-row table:style-name="ro2">
          <table:table-cell office:value-type="string">
            <text:p>невозможн</text:p>
          </table:table-cell>
          <table:table-cell office:value-type="float" office:value="1">
            <text:p>1</text:p>
          </table:table-cell>
          <table:table-cell office:value-type="float" office:value="0.0826730215975">
            <text:p>0,0826730216</text:p>
          </table:table-cell>
          <table:table-cell office:value-type="float" office:value="0.000251865917258">
            <text:p>0,0002518659</text:p>
          </table:table-cell>
          <table:table-cell office:value-type="float" office:value="0.0035466914922">
            <text:p>0,0035466915</text:p>
          </table:table-cell>
          <table:table-cell/>
          <table:table-cell table:formula="of:=[.C473]/[.K$1]" office:value-type="float" office:value="0.00535586938902799">
            <text:p>0,0053558694</text:p>
          </table:table-cell>
          <table:table-cell table:formula="of:=[.D473]/[.L$1]" office:value-type="float" office:value="0.509292689394986">
            <text:p>0,5092926894</text:p>
          </table:table-cell>
          <table:table-cell table:formula="of:=[.E473]/[.M$1]" office:value-type="float" office:value="0.0367072916626015">
            <text:p>0,0367072917</text:p>
          </table:table-cell>
          <table:table-cell table:number-columns-repeated="10"/>
        </table:table-row>
        <table:table-row table:style-name="ro2">
          <table:table-cell office:value-type="string">
            <text:p>называ</text:p>
          </table:table-cell>
          <table:table-cell office:value-type="float" office:value="1">
            <text:p>1</text:p>
          </table:table-cell>
          <table:table-cell office:value-type="float" office:value="0.125965737146">
            <text:p>0,1259657371</text:p>
          </table:table-cell>
          <table:table-cell office:value-type="float" office:value="0.000251862686773">
            <text:p>0,0002518627</text:p>
          </table:table-cell>
          <table:table-cell office:value-type="float" office:value="0.00349048922212">
            <text:p>0,0034904892</text:p>
          </table:table-cell>
          <table:table-cell/>
          <table:table-cell table:formula="of:=[.C474]/[.K$1]" office:value-type="float" office:value="0.00816053438727839">
            <text:p>0,0081605344</text:p>
          </table:table-cell>
          <table:table-cell table:formula="of:=[.D474]/[.L$1]" office:value-type="float" office:value="0.509286157100296">
            <text:p>0,5092861571</text:p>
          </table:table-cell>
          <table:table-cell table:formula="of:=[.E474]/[.M$1]" office:value-type="float" office:value="0.0361256134635069">
            <text:p>0,0361256135</text:p>
          </table:table-cell>
          <table:table-cell table:number-columns-repeated="10"/>
        </table:table-row>
        <table:table-row table:style-name="ro2">
          <table:table-cell office:value-type="string">
            <text:p>аннотац</text:p>
          </table:table-cell>
          <table:table-cell office:value-type="float" office:value="1">
            <text:p>1</text:p>
          </table:table-cell>
          <table:table-cell office:value-type="float" office:value="0.118964623384">
            <text:p>0,1189646234</text:p>
          </table:table-cell>
          <table:table-cell office:value-type="float" office:value="0.000251860909901">
            <text:p>0,0002518609</text:p>
          </table:table-cell>
          <table:table-cell office:value-type="float" office:value="0.00346434157782">
            <text:p>0,0034643416</text:p>
          </table:table-cell>
          <table:table-cell/>
          <table:table-cell table:formula="of:=[.C475]/[.K$1]" office:value-type="float" office:value="0.00770697589670385">
            <text:p>0,0077069759</text:p>
          </table:table-cell>
          <table:table-cell table:formula="of:=[.D475]/[.L$1]" office:value-type="float" office:value="0.509282564125394">
            <text:p>0,5092825641</text:p>
          </table:table-cell>
          <table:table-cell table:formula="of:=[.E475]/[.M$1]" office:value-type="float" office:value="0.0358549924614489">
            <text:p>0,0358549925</text:p>
          </table:table-cell>
          <table:table-cell table:number-columns-repeated="10"/>
        </table:table-row>
        <table:table-row table:style-name="ro2">
          <table:table-cell office:value-type="string">
            <text:p>практическ</text:p>
          </table:table-cell>
          <table:table-cell office:value-type="float" office:value="1">
            <text:p>1</text:p>
          </table:table-cell>
          <table:table-cell office:value-type="float" office:value="0.108631528483">
            <text:p>0,1086315285</text:p>
          </table:table-cell>
          <table:table-cell office:value-type="float" office:value="0.000251860672743">
            <text:p>0,0002518607</text:p>
          </table:table-cell>
          <table:table-cell office:value-type="float" office:value="0.00351074628765">
            <text:p>0,0035107463</text:p>
          </table:table-cell>
          <table:table-cell/>
          <table:table-cell table:formula="of:=[.C476]/[.K$1]" office:value-type="float" office:value="0.00703755913166014">
            <text:p>0,0070375591</text:p>
          </table:table-cell>
          <table:table-cell table:formula="of:=[.D476]/[.L$1]" office:value-type="float" office:value="0.509282084573269">
            <text:p>0,5092820846</text:p>
          </table:table-cell>
          <table:table-cell table:formula="of:=[.E476]/[.M$1]" office:value-type="float" office:value="0.0363352685784989">
            <text:p>0,0363352686</text:p>
          </table:table-cell>
          <table:table-cell table:number-columns-repeated="10"/>
        </table:table-row>
        <table:table-row table:style-name="ro2">
          <table:table-cell office:value-type="string">
            <text:p>сниз</text:p>
          </table:table-cell>
          <table:table-cell office:value-type="float" office:value="1">
            <text:p>1</text:p>
          </table:table-cell>
          <table:table-cell office:value-type="float" office:value="0.123160552873">
            <text:p>0,1231605529</text:p>
          </table:table-cell>
          <table:table-cell office:value-type="float" office:value="0.000251860261927">
            <text:p>0,0002518603</text:p>
          </table:table-cell>
          <table:table-cell office:value-type="float" office:value="0.0036186983031">
            <text:p>0,0036186983</text:p>
          </table:table-cell>
          <table:table-cell/>
          <table:table-cell table:formula="of:=[.C477]/[.K$1]" office:value-type="float" office:value="0.00797880399581538">
            <text:p>0,007978804</text:p>
          </table:table-cell>
          <table:table-cell table:formula="of:=[.D477]/[.L$1]" office:value-type="float" office:value="0.509281253871014">
            <text:p>0,5092812539</text:p>
          </table:table-cell>
          <table:table-cell table:formula="of:=[.E477]/[.M$1]" office:value-type="float" office:value="0.0374525425577563">
            <text:p>0,0374525426</text:p>
          </table:table-cell>
          <table:table-cell table:number-columns-repeated="10"/>
        </table:table-row>
        <table:table-row table:style-name="ro2">
          <table:table-cell office:value-type="string">
            <text:p>фундаментальн</text:p>
          </table:table-cell>
          <table:table-cell office:value-type="float" office:value="1">
            <text:p>1</text:p>
          </table:table-cell>
          <table:table-cell office:value-type="float" office:value="0.12301567421">
            <text:p>0,1230156742</text:p>
          </table:table-cell>
          <table:table-cell office:value-type="float" office:value="0.000251860246731">
            <text:p>0,0002518602</text:p>
          </table:table-cell>
          <table:table-cell office:value-type="float" office:value="0.00353424658394">
            <text:p>0,0035342466</text:p>
          </table:table-cell>
          <table:table-cell/>
          <table:table-cell table:formula="of:=[.C478]/[.K$1]" office:value-type="float" office:value="0.00796941821093307">
            <text:p>0,0079694182</text:p>
          </table:table-cell>
          <table:table-cell table:formula="of:=[.D478]/[.L$1]" office:value-type="float" office:value="0.509281223143507">
            <text:p>0,5092812231</text:p>
          </table:table-cell>
          <table:table-cell table:formula="of:=[.E478]/[.M$1]" office:value-type="float" office:value="0.0365784902491662">
            <text:p>0,0365784902</text:p>
          </table:table-cell>
          <table:table-cell table:number-columns-repeated="10"/>
        </table:table-row>
        <table:table-row table:style-name="ro2">
          <table:table-cell office:value-type="string">
            <text:p>назва</text:p>
          </table:table-cell>
          <table:table-cell office:value-type="float" office:value="1">
            <text:p>1</text:p>
          </table:table-cell>
          <table:table-cell office:value-type="float" office:value="0.0784598117924">
            <text:p>0,0784598118</text:p>
          </table:table-cell>
          <table:table-cell office:value-type="float" office:value="0.000251860168964">
            <text:p>0,0002518602</text:p>
          </table:table-cell>
          <table:table-cell office:value-type="float" office:value="0.00356410905677">
            <text:p>0,0035641091</text:p>
          </table:table-cell>
          <table:table-cell/>
          <table:table-cell table:formula="of:=[.C479]/[.K$1]" office:value-type="float" office:value="0.00508292180602384">
            <text:p>0,0050829218</text:p>
          </table:table-cell>
          <table:table-cell table:formula="of:=[.D479]/[.L$1]" office:value-type="float" office:value="0.509281065892518">
            <text:p>0,5092810659</text:p>
          </table:table-cell>
          <table:table-cell table:formula="of:=[.E479]/[.M$1]" office:value-type="float" office:value="0.0368875587154673">
            <text:p>0,0368875587</text:p>
          </table:table-cell>
          <table:table-cell table:number-columns-repeated="10"/>
        </table:table-row>
        <table:table-row table:style-name="ro2">
          <table:table-cell office:value-type="string">
            <text:p>shared</text:p>
          </table:table-cell>
          <table:table-cell office:value-type="float" office:value="1">
            <text:p>1</text:p>
          </table:table-cell>
          <table:table-cell office:value-type="float" office:value="0.167256399935">
            <text:p>0,1672563999</text:p>
          </table:table-cell>
          <table:table-cell office:value-type="float" office:value="0.000251859150015">
            <text:p>0,0002518592</text:p>
          </table:table-cell>
          <table:table-cell office:value-type="float" office:value="0.00351613242388">
            <text:p>0,0035161324</text:p>
          </table:table-cell>
          <table:table-cell/>
          <table:table-cell table:formula="of:=[.C480]/[.K$1]" office:value-type="float" office:value="0.0108354988752217">
            <text:p>0,0108354989</text:p>
          </table:table-cell>
          <table:table-cell table:formula="of:=[.D480]/[.L$1]" office:value-type="float" office:value="0.509279005497518">
            <text:p>0,5092790055</text:p>
          </table:table-cell>
          <table:table-cell table:formula="of:=[.E480]/[.M$1]" office:value-type="float" office:value="0.0363910136225671">
            <text:p>0,0363910136</text:p>
          </table:table-cell>
          <table:table-cell table:number-columns-repeated="10"/>
        </table:table-row>
        <table:table-row table:style-name="ro2">
          <table:table-cell office:value-type="string">
            <text:p>оригинальн</text:p>
          </table:table-cell>
          <table:table-cell office:value-type="float" office:value="1">
            <text:p>1</text:p>
          </table:table-cell>
          <table:table-cell office:value-type="float" office:value="0.135547647452">
            <text:p>0,1355476475</text:p>
          </table:table-cell>
          <table:table-cell office:value-type="float" office:value="0.000251858235999">
            <text:p>0,0002518582</text:p>
          </table:table-cell>
          <table:table-cell office:value-type="float" office:value="0.00346422162164">
            <text:p>0,0034642216</text:p>
          </table:table-cell>
          <table:table-cell/>
          <table:table-cell table:formula="of:=[.C481]/[.K$1]" office:value-type="float" office:value="0.0087812865879923">
            <text:p>0,0087812866</text:p>
          </table:table-cell>
          <table:table-cell table:formula="of:=[.D481]/[.L$1]" office:value-type="float" office:value="0.509277157285296">
            <text:p>0,5092771573</text:p>
          </table:table-cell>
          <table:table-cell table:formula="of:=[.E481]/[.M$1]" office:value-type="float" office:value="0.0358537509476336">
            <text:p>0,0358537509</text:p>
          </table:table-cell>
          <table:table-cell table:number-columns-repeated="10"/>
        </table:table-row>
        <table:table-row table:style-name="ro1">
          <table:table-cell office:value-type="string">
            <text:p>обнаружен</text:p>
          </table:table-cell>
          <table:table-cell office:value-type="float" office:value="1">
            <text:p>1</text:p>
          </table:table-cell>
          <table:table-cell office:value-type="float" office:value="0.0845670453587">
            <text:p>0,0845670454</text:p>
          </table:table-cell>
          <table:table-cell office:value-type="float" office:value="0.000251857938511">
            <text:p>0,0002518579</text:p>
          </table:table-cell>
          <table:table-cell office:value-type="float" office:value="0.00350842490419">
            <text:p>0,0035084249</text:p>
          </table:table-cell>
          <table:table-cell/>
          <table:table-cell table:formula="of:=[.C482]/[.K$1]" office:value-type="float" office:value="0.00547857137437565">
            <text:p>0,0054785714</text:p>
          </table:table-cell>
          <table:table-cell table:formula="of:=[.D482]/[.L$1]" office:value-type="float" office:value="0.509276555741167">
            <text:p>0,5092765557</text:p>
          </table:table-cell>
          <table:table-cell table:formula="of:=[.E482]/[.M$1]" office:value-type="float" office:value="0.0363112428914848">
            <text:p>0,0363112429</text:p>
          </table:table-cell>
          <table:table-cell table:number-columns-repeated="10"/>
        </table:table-row>
        <table:table-row table:style-name="ro1">
          <table:table-cell office:value-type="string">
            <text:p>оста</text:p>
          </table:table-cell>
          <table:table-cell office:value-type="float" office:value="1">
            <text:p>1</text:p>
          </table:table-cell>
          <table:table-cell office:value-type="float" office:value="0.102735953797">
            <text:p>0,1027359538</text:p>
          </table:table-cell>
          <table:table-cell office:value-type="float" office:value="0.000251857415859">
            <text:p>0,0002518574</text:p>
          </table:table-cell>
          <table:table-cell office:value-type="float" office:value="0.00348688185564">
            <text:p>0,0034868819</text:p>
          </table:table-cell>
          <table:table-cell/>
          <table:table-cell table:formula="of:=[.C483]/[.K$1]" office:value-type="float" office:value="0.00665562162192201">
            <text:p>0,0066556216</text:p>
          </table:table-cell>
          <table:table-cell table:formula="of:=[.D483]/[.L$1]" office:value-type="float" office:value="0.509275498897727">
            <text:p>0,5092754989</text:p>
          </table:table-cell>
          <table:table-cell table:formula="of:=[.E483]/[.M$1]" office:value-type="float" office:value="0.0360882782022342">
            <text:p>0,0360882782</text:p>
          </table:table-cell>
          <table:table-cell table:number-columns-repeated="10"/>
        </table:table-row>
        <table:table-row table:style-name="ro1">
          <table:table-cell office:value-type="string">
            <text:p>обход</text:p>
          </table:table-cell>
          <table:table-cell office:value-type="float" office:value="1">
            <text:p>1</text:p>
          </table:table-cell>
          <table:table-cell office:value-type="float" office:value="0.14724906705">
            <text:p>0,1472490671</text:p>
          </table:table-cell>
          <table:table-cell office:value-type="float" office:value="0.000251855672412">
            <text:p>0,0002518557</text:p>
          </table:table-cell>
          <table:table-cell office:value-type="float" office:value="0.00354707047596">
            <text:p>0,0035470705</text:p>
          </table:table-cell>
          <table:table-cell/>
          <table:table-cell table:formula="of:=[.C484]/[.K$1]" office:value-type="float" office:value="0.00953934857510849">
            <text:p>0,0095393486</text:p>
          </table:table-cell>
          <table:table-cell table:formula="of:=[.D484]/[.L$1]" office:value-type="float" office:value="0.509271973510802">
            <text:p>0,5092719735</text:p>
          </table:table-cell>
          <table:table-cell table:formula="of:=[.E484]/[.M$1]" office:value-type="float" office:value="0.0367112140413718">
            <text:p>0,036711214</text:p>
          </table:table-cell>
          <table:table-cell table:number-columns-repeated="10"/>
        </table:table-row>
        <table:table-row table:style-name="ro2">
          <table:table-cell office:value-type="string">
            <text:p>разнообразн</text:p>
          </table:table-cell>
          <table:table-cell office:value-type="float" office:value="1">
            <text:p>1</text:p>
          </table:table-cell>
          <table:table-cell office:value-type="float" office:value="0.142864220859">
            <text:p>0,1428642209</text:p>
          </table:table-cell>
          <table:table-cell office:value-type="float" office:value="0.00025185364019">
            <text:p>0,0002518536</text:p>
          </table:table-cell>
          <table:table-cell office:value-type="float" office:value="0.00349755396972">
            <text:p>0,003497554</text:p>
          </table:table-cell>
          <table:table-cell/>
          <table:table-cell table:formula="of:=[.C485]/[.K$1]" office:value-type="float" office:value="0.009255281741259">
            <text:p>0,0092552817</text:p>
          </table:table-cell>
          <table:table-cell table:formula="of:=[.D485]/[.L$1]" office:value-type="float" office:value="0.50926786419812">
            <text:p>0,5092678642</text:p>
          </table:table-cell>
          <table:table-cell table:formula="of:=[.E485]/[.M$1]" office:value-type="float" office:value="0.0361987316783971">
            <text:p>0,0361987317</text:p>
          </table:table-cell>
          <table:table-cell table:number-columns-repeated="10"/>
        </table:table-row>
        <table:table-row table:style-name="ro2">
          <table:table-cell office:value-type="string">
            <text:p>значительн</text:p>
          </table:table-cell>
          <table:table-cell office:value-type="float" office:value="1">
            <text:p>1</text:p>
          </table:table-cell>
          <table:table-cell office:value-type="float" office:value="0.0852663835349">
            <text:p>0,0852663835</text:p>
          </table:table-cell>
          <table:table-cell office:value-type="float" office:value="0.000251852299563">
            <text:p>0,0002518523</text:p>
          </table:table-cell>
          <table:table-cell office:value-type="float" office:value="0.00349383973456">
            <text:p>0,0034938397</text:p>
          </table:table-cell>
          <table:table-cell/>
          <table:table-cell table:formula="of:=[.C486]/[.K$1]" office:value-type="float" office:value="0.005523877132628">
            <text:p>0,0055238771</text:p>
          </table:table-cell>
          <table:table-cell table:formula="of:=[.D486]/[.L$1]" office:value-type="float" office:value="0.50926515334491">
            <text:p>0,5092651533</text:p>
          </table:table-cell>
          <table:table-cell table:formula="of:=[.E486]/[.M$1]" office:value-type="float" office:value="0.0361602903553721">
            <text:p>0,0361602904</text:p>
          </table:table-cell>
          <table:table-cell table:number-columns-repeated="10"/>
        </table:table-row>
        <table:table-row table:style-name="ro2">
          <table:table-cell office:value-type="string">
            <text:p>bruwer</text:p>
          </table:table-cell>
          <table:table-cell office:value-type="float" office:value="1">
            <text:p>1</text:p>
          </table:table-cell>
          <table:table-cell office:value-type="float" office:value="0.0839982990653">
            <text:p>0,0839982991</text:p>
          </table:table-cell>
          <table:table-cell office:value-type="float" office:value="0.000251851128259">
            <text:p>0,0002518511</text:p>
          </table:table-cell>
          <table:table-cell office:value-type="float" office:value="0.00354213944494">
            <text:p>0,0035421394</text:p>
          </table:table-cell>
          <table:table-cell/>
          <table:table-cell table:formula="of:=[.C487]/[.K$1]" office:value-type="float" office:value="0.0054417258496315">
            <text:p>0,0054417258</text:p>
          </table:table-cell>
          <table:table-cell table:formula="of:=[.D487]/[.L$1]" office:value-type="float" office:value="0.50926278487612">
            <text:p>0,5092627849</text:p>
          </table:table-cell>
          <table:table-cell table:formula="of:=[.E487]/[.M$1]" office:value-type="float" office:value="0.0366601792123638">
            <text:p>0,0366601792</text:p>
          </table:table-cell>
          <table:table-cell table:number-columns-repeated="10"/>
        </table:table-row>
        <table:table-row table:style-name="ro1">
          <table:table-cell office:value-type="string">
            <text:p>понят</text:p>
          </table:table-cell>
          <table:table-cell office:value-type="float" office:value="1">
            <text:p>1</text:p>
          </table:table-cell>
          <table:table-cell office:value-type="float" office:value="0.0894709408807">
            <text:p>0,0894709409</text:p>
          </table:table-cell>
          <table:table-cell office:value-type="float" office:value="0.00025185049482">
            <text:p>0,0002518505</text:p>
          </table:table-cell>
          <table:table-cell office:value-type="float" office:value="0.00352057587695">
            <text:p>0,0035205759</text:p>
          </table:table-cell>
          <table:table-cell/>
          <table:table-cell table:formula="of:=[.C488]/[.K$1]" office:value-type="float" office:value="0.00579626417676459">
            <text:p>0,0057962642</text:p>
          </table:table-cell>
          <table:table-cell table:formula="of:=[.D488]/[.L$1]" office:value-type="float" office:value="0.509261504012654">
            <text:p>0,509261504</text:p>
          </table:table-cell>
          <table:table-cell table:formula="of:=[.E488]/[.M$1]" office:value-type="float" office:value="0.0364370021524938">
            <text:p>0,0364370022</text:p>
          </table:table-cell>
          <table:table-cell table:number-columns-repeated="10"/>
        </table:table-row>
        <table:table-row table:style-name="ro1">
          <table:table-cell office:value-type="string">
            <text:p>основан</text:p>
          </table:table-cell>
          <table:table-cell office:value-type="float" office:value="1">
            <text:p>1</text:p>
          </table:table-cell>
          <table:table-cell office:value-type="float" office:value="0.123028059949">
            <text:p>0,1230280599</text:p>
          </table:table-cell>
          <table:table-cell office:value-type="float" office:value="0.000251850481676">
            <text:p>0,0002518505</text:p>
          </table:table-cell>
          <table:table-cell office:value-type="float" office:value="0.00347715009209">
            <text:p>0,0034771501</text:p>
          </table:table-cell>
          <table:table-cell/>
          <table:table-cell table:formula="of:=[.C489]/[.K$1]" office:value-type="float" office:value="0.00797022060570574">
            <text:p>0,0079702206</text:p>
          </table:table-cell>
          <table:table-cell table:formula="of:=[.D489]/[.L$1]" office:value-type="float" office:value="0.509261477434452">
            <text:p>0,5092614774</text:p>
          </table:table-cell>
          <table:table-cell table:formula="of:=[.E489]/[.M$1]" office:value-type="float" office:value="0.0359875570981271">
            <text:p>0,0359875571</text:p>
          </table:table-cell>
          <table:table-cell table:number-columns-repeated="10"/>
        </table:table-row>
        <table:table-row table:style-name="ro2">
          <table:table-cell office:value-type="string">
            <text:p>техническ</text:p>
          </table:table-cell>
          <table:table-cell office:value-type="float" office:value="1">
            <text:p>1</text:p>
          </table:table-cell>
          <table:table-cell office:value-type="float" office:value="0.0842740777988">
            <text:p>0,0842740778</text:p>
          </table:table-cell>
          <table:table-cell office:value-type="float" office:value="0.000251850402662">
            <text:p>0,0002518504</text:p>
          </table:table-cell>
          <table:table-cell office:value-type="float" office:value="0.00349282433127">
            <text:p>0,0034928243</text:p>
          </table:table-cell>
          <table:table-cell/>
          <table:table-cell table:formula="of:=[.C490]/[.K$1]" office:value-type="float" office:value="0.00545959183358076">
            <text:p>0,0054595918</text:p>
          </table:table-cell>
          <table:table-cell table:formula="of:=[.D490]/[.L$1]" office:value-type="float" office:value="0.509261317661931">
            <text:p>0,5092613177</text:p>
          </table:table-cell>
          <table:table-cell table:formula="of:=[.E490]/[.M$1]" office:value-type="float" office:value="0.0361497812076768">
            <text:p>0,0361497812</text:p>
          </table:table-cell>
          <table:table-cell table:number-columns-repeated="10"/>
        </table:table-row>
        <table:table-row table:style-name="ro2">
          <table:table-cell office:value-type="string">
            <text:p>моральн</text:p>
          </table:table-cell>
          <table:table-cell office:value-type="float" office:value="1">
            <text:p>1</text:p>
          </table:table-cell>
          <table:table-cell office:value-type="float" office:value="0.0509883237401">
            <text:p>0,0509883237</text:p>
          </table:table-cell>
          <table:table-cell office:value-type="float" office:value="0.00025185022092">
            <text:p>0,0002518502</text:p>
          </table:table-cell>
          <table:table-cell office:value-type="float" office:value="0.00355089295595">
            <text:p>0,003550893</text:p>
          </table:table-cell>
          <table:table-cell/>
          <table:table-cell table:formula="of:=[.C491]/[.K$1]" office:value-type="float" office:value="0.00330321545094838">
            <text:p>0,0033032155</text:p>
          </table:table-cell>
          <table:table-cell table:formula="of:=[.D491]/[.L$1]" office:value-type="float" office:value="0.509260950165317">
            <text:p>0,5092609502</text:p>
          </table:table-cell>
          <table:table-cell table:formula="of:=[.E491]/[.M$1]" office:value-type="float" office:value="0.0367507756689269">
            <text:p>0,0367507757</text:p>
          </table:table-cell>
          <table:table-cell table:number-columns-repeated="10"/>
        </table:table-row>
        <table:table-row table:style-name="ro2">
          <table:table-cell office:value-type="string">
            <text:p>googl</text:p>
          </table:table-cell>
          <table:table-cell office:value-type="float" office:value="1">
            <text:p>1</text:p>
          </table:table-cell>
          <table:table-cell office:value-type="float" office:value="0.0661627542668">
            <text:p>0,0661627543</text:p>
          </table:table-cell>
          <table:table-cell office:value-type="float" office:value="0.00025184921286">
            <text:p>0,0002518492</text:p>
          </table:table-cell>
          <table:table-cell office:value-type="float" office:value="0.00359971047181">
            <text:p>0,0035997105</text:p>
          </table:table-cell>
          <table:table-cell/>
          <table:table-cell table:formula="of:=[.C492]/[.K$1]" office:value-type="float" office:value="0.00428627215292263">
            <text:p>0,0042862722</text:p>
          </table:table-cell>
          <table:table-cell table:formula="of:=[.D492]/[.L$1]" office:value-type="float" office:value="0.509258911788731">
            <text:p>0,5092589118</text:p>
          </table:table-cell>
          <table:table-cell table:formula="of:=[.E492]/[.M$1]" office:value-type="float" office:value="0.0372560236717085">
            <text:p>0,0372560237</text:p>
          </table:table-cell>
          <table:table-cell table:number-columns-repeated="10"/>
        </table:table-row>
        <table:table-row table:style-name="ro1">
          <table:table-cell office:value-type="string">
            <text:p>готов</text:p>
          </table:table-cell>
          <table:table-cell office:value-type="float" office:value="1">
            <text:p>1</text:p>
          </table:table-cell>
          <table:table-cell office:value-type="float" office:value="0.0739278596668">
            <text:p>0,0739278597</text:p>
          </table:table-cell>
          <table:table-cell office:value-type="float" office:value="0.000251849212839">
            <text:p>0,0002518492</text:p>
          </table:table-cell>
          <table:table-cell office:value-type="float" office:value="0.003545944448">
            <text:p>0,0035459444</text:p>
          </table:table-cell>
          <table:table-cell/>
          <table:table-cell table:formula="of:=[.C493]/[.K$1]" office:value-type="float" office:value="0.00478932489625787">
            <text:p>0,0047893249</text:p>
          </table:table-cell>
          <table:table-cell table:formula="of:=[.D493]/[.L$1]" office:value-type="float" office:value="0.509258911746267">
            <text:p>0,5092589117</text:p>
          </table:table-cell>
          <table:table-cell table:formula="of:=[.E493]/[.M$1]" office:value-type="float" office:value="0.03669955995845">
            <text:p>0,03669956</text:p>
          </table:table-cell>
          <table:table-cell table:number-columns-repeated="10"/>
        </table:table-row>
        <table:table-row table:style-name="ro2">
          <table:table-cell office:value-type="string">
            <text:p>операц</text:p>
          </table:table-cell>
          <table:table-cell office:value-type="float" office:value="1">
            <text:p>1</text:p>
          </table:table-cell>
          <table:table-cell office:value-type="float" office:value="0.0745296022001">
            <text:p>0,0745296022</text:p>
          </table:table-cell>
          <table:table-cell office:value-type="float" office:value="0.000251849101024">
            <text:p>0,0002518491</text:p>
          </table:table-cell>
          <table:table-cell office:value-type="float" office:value="0.00350256481374">
            <text:p>0,0035025648</text:p>
          </table:table-cell>
          <table:table-cell/>
          <table:table-cell table:formula="of:=[.C494]/[.K$1]" office:value-type="float" office:value="0.00482830804156818">
            <text:p>0,004828308</text:p>
          </table:table-cell>
          <table:table-cell table:formula="of:=[.D494]/[.L$1]" office:value-type="float" office:value="0.509258685647545">
            <text:p>0,5092586856</text:p>
          </table:table-cell>
          <table:table-cell table:formula="of:=[.E494]/[.M$1]" office:value-type="float" office:value="0.0362505925502329">
            <text:p>0,0362505926</text:p>
          </table:table-cell>
          <table:table-cell table:number-columns-repeated="10"/>
        </table:table-row>
        <table:table-row table:style-name="ro2">
          <table:table-cell office:value-type="string">
            <text:p>brewer</text:p>
          </table:table-cell>
          <table:table-cell office:value-type="float" office:value="1">
            <text:p>1</text:p>
          </table:table-cell>
          <table:table-cell office:value-type="float" office:value="0.0745114132762">
            <text:p>0,0745114133</text:p>
          </table:table-cell>
          <table:table-cell office:value-type="float" office:value="0.000251848951626">
            <text:p>0,000251849</text:p>
          </table:table-cell>
          <table:table-cell office:value-type="float" office:value="0.00360528077382">
            <text:p>0,0036052808</text:p>
          </table:table-cell>
          <table:table-cell/>
          <table:table-cell table:formula="of:=[.C495]/[.K$1]" office:value-type="float" office:value="0.00482712969464372">
            <text:p>0,0048271297</text:p>
          </table:table-cell>
          <table:table-cell table:formula="of:=[.D495]/[.L$1]" office:value-type="float" office:value="0.509258383553042">
            <text:p>0,5092583836</text:p>
          </table:table-cell>
          <table:table-cell table:formula="of:=[.E495]/[.M$1]" office:value-type="float" office:value="0.0373136747814765">
            <text:p>0,0373136748</text:p>
          </table:table-cell>
          <table:table-cell table:number-columns-repeated="10"/>
        </table:table-row>
        <table:table-row table:style-name="ro2">
          <table:table-cell office:value-type="string">
            <text:p>массачусетск</text:p>
          </table:table-cell>
          <table:table-cell office:value-type="float" office:value="1">
            <text:p>1</text:p>
          </table:table-cell>
          <table:table-cell office:value-type="float" office:value="0.0760158673204">
            <text:p>0,0760158673</text:p>
          </table:table-cell>
          <table:table-cell office:value-type="float" office:value="0.000251848205118">
            <text:p>0,0002518482</text:p>
          </table:table-cell>
          <table:table-cell office:value-type="float" office:value="0.0036820108896">
            <text:p>0,0036820109</text:p>
          </table:table-cell>
          <table:table-cell/>
          <table:table-cell table:formula="of:=[.C496]/[.K$1]" office:value-type="float" office:value="0.00492459388800246">
            <text:p>0,0049245939</text:p>
          </table:table-cell>
          <table:table-cell table:formula="of:=[.D496]/[.L$1]" office:value-type="float" office:value="0.509256874055166">
            <text:p>0,5092568741</text:p>
          </table:table-cell>
          <table:table-cell table:formula="of:=[.E496]/[.M$1]" office:value-type="float" office:value="0.0381078105966259">
            <text:p>0,0381078106</text:p>
          </table:table-cell>
          <table:table-cell table:number-columns-repeated="10"/>
        </table:table-row>
        <table:table-row table:style-name="ro2">
          <table:table-cell office:value-type="string">
            <text:p>ядр</text:p>
          </table:table-cell>
          <table:table-cell office:value-type="float" office:value="1">
            <text:p>1</text:p>
          </table:table-cell>
          <table:table-cell office:value-type="float" office:value="0.082415214998">
            <text:p>0,082415215</text:p>
          </table:table-cell>
          <table:table-cell office:value-type="float" office:value="0.000251846526567">
            <text:p>0,0002518465</text:p>
          </table:table-cell>
          <table:table-cell office:value-type="float" office:value="0.00350048427099">
            <text:p>0,0035004843</text:p>
          </table:table-cell>
          <table:table-cell/>
          <table:table-cell table:formula="of:=[.C497]/[.K$1]" office:value-type="float" office:value="0.00533916770753782">
            <text:p>0,0053391677</text:p>
          </table:table-cell>
          <table:table-cell table:formula="of:=[.D497]/[.L$1]" office:value-type="float" office:value="0.509253479893057">
            <text:p>0,5092534799</text:p>
          </table:table-cell>
          <table:table-cell table:formula="of:=[.E497]/[.M$1]" office:value-type="float" office:value="0.0362290594990192">
            <text:p>0,0362290595</text:p>
          </table:table-cell>
          <table:table-cell table:number-columns-repeated="10"/>
        </table:table-row>
        <table:table-row table:style-name="ro1">
          <table:table-cell office:value-type="string">
            <text:p>широк</text:p>
          </table:table-cell>
          <table:table-cell office:value-type="float" office:value="1">
            <text:p>1</text:p>
          </table:table-cell>
          <table:table-cell office:value-type="float" office:value="0.0681468680134">
            <text:p>0,068146868</text:p>
          </table:table-cell>
          <table:table-cell office:value-type="float" office:value="0.000251845909876">
            <text:p>0,0002518459</text:p>
          </table:table-cell>
          <table:table-cell office:value-type="float" office:value="0.00358051975519">
            <text:p>0,0035805198</text:p>
          </table:table-cell>
          <table:table-cell/>
          <table:table-cell table:formula="of:=[.C498]/[.K$1]" office:value-type="float" office:value="0.00441481050648011">
            <text:p>0,0044148105</text:p>
          </table:table-cell>
          <table:table-cell table:formula="of:=[.D498]/[.L$1]" office:value-type="float" office:value="0.509252232895363">
            <text:p>0,5092522329</text:p>
          </table:table-cell>
          <table:table-cell table:formula="of:=[.E498]/[.M$1]" office:value-type="float" office:value="0.0370574049777133">
            <text:p>0,037057405</text:p>
          </table:table-cell>
          <table:table-cell table:number-columns-repeated="10"/>
        </table:table-row>
        <table:table-row table:style-name="ro2">
          <table:table-cell office:value-type="string">
            <text:p>связ</text:p>
          </table:table-cell>
          <table:table-cell office:value-type="float" office:value="1">
            <text:p>1</text:p>
          </table:table-cell>
          <table:table-cell office:value-type="float" office:value="0.0730822301664">
            <text:p>0,0730822302</text:p>
          </table:table-cell>
          <table:table-cell office:value-type="float" office:value="0.000251845909821">
            <text:p>0,0002518459</text:p>
          </table:table-cell>
          <table:table-cell office:value-type="float" office:value="0.00359895913249">
            <text:p>0,0035989591</text:p>
          </table:table-cell>
          <table:table-cell/>
          <table:table-cell table:formula="of:=[.C499]/[.K$1]" office:value-type="float" office:value="0.00473454183561565">
            <text:p>0,0047345418</text:p>
          </table:table-cell>
          <table:table-cell table:formula="of:=[.D499]/[.L$1]" office:value-type="float" office:value="0.509252232784149">
            <text:p>0,5092522328</text:p>
          </table:table-cell>
          <table:table-cell table:formula="of:=[.E499]/[.M$1]" office:value-type="float" office:value="0.037248247514234">
            <text:p>0,0372482475</text:p>
          </table:table-cell>
          <table:table-cell table:number-columns-repeated="10"/>
        </table:table-row>
        <table:table-row table:style-name="ro2">
          <table:table-cell office:value-type="string">
            <text:p>создател</text:p>
          </table:table-cell>
          <table:table-cell office:value-type="float" office:value="1">
            <text:p>1</text:p>
          </table:table-cell>
          <table:table-cell office:value-type="float" office:value="0.10232433464">
            <text:p>0,1023243346</text:p>
          </table:table-cell>
          <table:table-cell office:value-type="float" office:value="0.000251845793782">
            <text:p>0,0002518458</text:p>
          </table:table-cell>
          <table:table-cell office:value-type="float" office:value="0.00353360471502">
            <text:p>0,0035336047</text:p>
          </table:table-cell>
          <table:table-cell/>
          <table:table-cell table:formula="of:=[.C500]/[.K$1]" office:value-type="float" office:value="0.00662895538425083">
            <text:p>0,0066289554</text:p>
          </table:table-cell>
          <table:table-cell table:formula="of:=[.D500]/[.L$1]" office:value-type="float" office:value="0.509251998144166">
            <text:p>0,5092519981</text:p>
          </table:table-cell>
          <table:table-cell table:formula="of:=[.E500]/[.M$1]" office:value-type="float" office:value="0.0365718470805378">
            <text:p>0,0365718471</text:p>
          </table:table-cell>
          <table:table-cell table:number-columns-repeated="10"/>
        </table:table-row>
        <table:table-row table:style-name="ro1">
          <table:table-cell office:value-type="string">
            <text:p>возврат</text:p>
          </table:table-cell>
          <table:table-cell office:value-type="float" office:value="1">
            <text:p>1</text:p>
          </table:table-cell>
          <table:table-cell office:value-type="float" office:value="0.100352277138">
            <text:p>0,1003522771</text:p>
          </table:table-cell>
          <table:table-cell office:value-type="float" office:value="0.000251845788913">
            <text:p>0,0002518458</text:p>
          </table:table-cell>
          <table:table-cell office:value-type="float" office:value="0.00353931667256">
            <text:p>0,0035393167</text:p>
          </table:table-cell>
          <table:table-cell/>
          <table:table-cell table:formula="of:=[.C501]/[.K$1]" office:value-type="float" office:value="0.00650119807957909">
            <text:p>0,0065011981</text:p>
          </table:table-cell>
          <table:table-cell table:formula="of:=[.D501]/[.L$1]" office:value-type="float" office:value="0.509251988298666">
            <text:p>0,5092519883</text:p>
          </table:table-cell>
          <table:table-cell table:formula="of:=[.E501]/[.M$1]" office:value-type="float" office:value="0.0366309642864877">
            <text:p>0,0366309643</text:p>
          </table:table-cell>
          <table:table-cell table:number-columns-repeated="10"/>
        </table:table-row>
        <table:table-row table:style-name="ro2">
          <table:table-cell office:value-type="string">
            <text:p>цюрих</text:p>
          </table:table-cell>
          <table:table-cell office:value-type="float" office:value="1">
            <text:p>1</text:p>
          </table:table-cell>
          <table:table-cell office:value-type="float" office:value="0.0821621701646">
            <text:p>0,0821621702</text:p>
          </table:table-cell>
          <table:table-cell office:value-type="float" office:value="0.000251845721581">
            <text:p>0,0002518457</text:p>
          </table:table-cell>
          <table:table-cell office:value-type="float" office:value="0.00362203361911">
            <text:p>0,0036220336</text:p>
          </table:table-cell>
          <table:table-cell/>
          <table:table-cell table:formula="of:=[.C502]/[.K$1]" office:value-type="float" office:value="0.00532277451117133">
            <text:p>0,0053227745</text:p>
          </table:table-cell>
          <table:table-cell table:formula="of:=[.D502]/[.L$1]" office:value-type="float" office:value="0.509251852148067">
            <text:p>0,5092518521</text:p>
          </table:table-cell>
          <table:table-cell table:formula="of:=[.E502]/[.M$1]" office:value-type="float" office:value="0.0374870621707069">
            <text:p>0,0374870622</text:p>
          </table:table-cell>
          <table:table-cell table:number-columns-repeated="10"/>
        </table:table-row>
        <table:table-row table:style-name="ro2">
          <table:table-cell office:value-type="string">
            <text:p>организац</text:p>
          </table:table-cell>
          <table:table-cell office:value-type="float" office:value="1">
            <text:p>1</text:p>
          </table:table-cell>
          <table:table-cell office:value-type="float" office:value="0.160925711128">
            <text:p>0,1609257111</text:p>
          </table:table-cell>
          <table:table-cell office:value-type="float" office:value="0.000251844684404">
            <text:p>0,0002518447</text:p>
          </table:table-cell>
          <table:table-cell office:value-type="float" office:value="0.0035113953775">
            <text:p>0,0035113954</text:p>
          </table:table-cell>
          <table:table-cell/>
          <table:table-cell table:formula="of:=[.C503]/[.K$1]" office:value-type="float" office:value="0.0104253730356467">
            <text:p>0,010425373</text:p>
          </table:table-cell>
          <table:table-cell table:formula="of:=[.D503]/[.L$1]" office:value-type="float" office:value="0.509249754894618">
            <text:p>0,5092497549</text:p>
          </table:table-cell>
          <table:table-cell table:formula="of:=[.E503]/[.M$1]" office:value-type="float" office:value="0.0363419864817875">
            <text:p>0,0363419865</text:p>
          </table:table-cell>
          <table:table-cell table:number-columns-repeated="10"/>
        </table:table-row>
        <table:table-row table:style-name="ro2">
          <table:table-cell office:value-type="string">
            <text:p>обязательн</text:p>
          </table:table-cell>
          <table:table-cell office:value-type="float" office:value="1">
            <text:p>1</text:p>
          </table:table-cell>
          <table:table-cell office:value-type="float" office:value="0.113609398639">
            <text:p>0,1136093986</text:p>
          </table:table-cell>
          <table:table-cell office:value-type="float" office:value="0.000251844678664">
            <text:p>0,0002518447</text:p>
          </table:table-cell>
          <table:table-cell office:value-type="float" office:value="0.00351697598476">
            <text:p>0,003516976</text:p>
          </table:table-cell>
          <table:table-cell/>
          <table:table-cell table:formula="of:=[.C504]/[.K$1]" office:value-type="float" office:value="0.00736004428916263">
            <text:p>0,0073600443</text:p>
          </table:table-cell>
          <table:table-cell table:formula="of:=[.D504]/[.L$1]" office:value-type="float" office:value="0.509249743287886">
            <text:p>0,5092497433</text:p>
          </table:table-cell>
          <table:table-cell table:formula="of:=[.E504]/[.M$1]" office:value-type="float" office:value="0.0363997442480882">
            <text:p>0,0363997442</text:p>
          </table:table-cell>
          <table:table-cell table:number-columns-repeated="10"/>
        </table:table-row>
        <table:table-row table:style-name="ro1">
          <table:table-cell office:value-type="string">
            <text:p>изменен</text:p>
          </table:table-cell>
          <table:table-cell office:value-type="float" office:value="1">
            <text:p>1</text:p>
          </table:table-cell>
          <table:table-cell office:value-type="float" office:value="0.138866882927">
            <text:p>0,1388668829</text:p>
          </table:table-cell>
          <table:table-cell office:value-type="float" office:value="0.000251843379543">
            <text:p>0,0002518434</text:p>
          </table:table-cell>
          <table:table-cell office:value-type="float" office:value="0.00346947630169">
            <text:p>0,0034694763</text:p>
          </table:table-cell>
          <table:table-cell/>
          <table:table-cell table:formula="of:=[.C505]/[.K$1]" office:value-type="float" office:value="0.00899631915039312">
            <text:p>0,0089963192</text:p>
          </table:table-cell>
          <table:table-cell table:formula="of:=[.D505]/[.L$1]" office:value-type="float" office:value="0.509247116363072">
            <text:p>0,5092471164</text:p>
          </table:table-cell>
          <table:table-cell table:formula="of:=[.E505]/[.M$1]" office:value-type="float" office:value="0.0359081354560165">
            <text:p>0,0359081355</text:p>
          </table:table-cell>
          <table:table-cell table:number-columns-repeated="10"/>
        </table:table-row>
        <table:table-row table:style-name="ro2">
          <table:table-cell office:value-type="string">
            <text:p>конфигурируем</text:p>
          </table:table-cell>
          <table:table-cell office:value-type="float" office:value="1">
            <text:p>1</text:p>
          </table:table-cell>
          <table:table-cell office:value-type="float" office:value="0.137113795789">
            <text:p>0,1371137958</text:p>
          </table:table-cell>
          <table:table-cell office:value-type="float" office:value="0.000251843182513">
            <text:p>0,0002518432</text:p>
          </table:table-cell>
          <table:table-cell office:value-type="float" office:value="0.00348940600861">
            <text:p>0,003489406</text:p>
          </table:table-cell>
          <table:table-cell/>
          <table:table-cell table:formula="of:=[.C506]/[.K$1]" office:value-type="float" office:value="0.00888274756975796">
            <text:p>0,0088827476</text:p>
          </table:table-cell>
          <table:table-cell table:formula="of:=[.D506]/[.L$1]" office:value-type="float" office:value="0.509246717952919">
            <text:p>0,509246718</text:p>
          </table:table-cell>
          <table:table-cell table:formula="of:=[.E506]/[.M$1]" office:value-type="float" office:value="0.0361144024984901">
            <text:p>0,0361144025</text:p>
          </table:table-cell>
          <table:table-cell table:number-columns-repeated="10"/>
        </table:table-row>
        <table:table-row table:style-name="ro1">
          <table:table-cell office:value-type="string">
            <text:p>используем</text:p>
          </table:table-cell>
          <table:table-cell office:value-type="float" office:value="1">
            <text:p>1</text:p>
          </table:table-cell>
          <table:table-cell office:value-type="float" office:value="0.0797171239021">
            <text:p>0,0797171239</text:p>
          </table:table-cell>
          <table:table-cell office:value-type="float" office:value="0.000251842890336">
            <text:p>0,0002518429</text:p>
          </table:table-cell>
          <table:table-cell office:value-type="float" office:value="0.00350782140097">
            <text:p>0,0035078214</text:p>
          </table:table-cell>
          <table:table-cell/>
          <table:table-cell table:formula="of:=[.C507]/[.K$1]" office:value-type="float" office:value="0.00516437521501597">
            <text:p>0,0051643752</text:p>
          </table:table-cell>
          <table:table-cell table:formula="of:=[.D507]/[.L$1]" office:value-type="float" office:value="0.509246127148051">
            <text:p>0,5092461271</text:p>
          </table:table-cell>
          <table:table-cell table:formula="of:=[.E507]/[.M$1]" office:value-type="float" office:value="0.0363049967974097">
            <text:p>0,0363049968</text:p>
          </table:table-cell>
          <table:table-cell table:number-columns-repeated="10"/>
        </table:table-row>
        <table:table-row table:style-name="ro2">
          <table:table-cell office:value-type="string">
            <text:p>выполня</text:p>
          </table:table-cell>
          <table:table-cell office:value-type="float" office:value="1">
            <text:p>1</text:p>
          </table:table-cell>
          <table:table-cell office:value-type="float" office:value="0.0784385351293">
            <text:p>0,0784385351</text:p>
          </table:table-cell>
          <table:table-cell office:value-type="float" office:value="0.000251842762827">
            <text:p>0,0002518428</text:p>
          </table:table-cell>
          <table:table-cell office:value-type="float" office:value="0.00348440975286">
            <text:p>0,0034844098</text:p>
          </table:table-cell>
          <table:table-cell/>
          <table:table-cell table:formula="of:=[.C508]/[.K$1]" office:value-type="float" office:value="0.00508154342373666">
            <text:p>0,0050815434</text:p>
          </table:table-cell>
          <table:table-cell table:formula="of:=[.D508]/[.L$1]" office:value-type="float" office:value="0.509245869314827">
            <text:p>0,5092458693</text:p>
          </table:table-cell>
          <table:table-cell table:formula="of:=[.E508]/[.M$1]" office:value-type="float" office:value="0.0360626926112785">
            <text:p>0,0360626926</text:p>
          </table:table-cell>
          <table:table-cell table:number-columns-repeated="10"/>
        </table:table-row>
        <table:table-row table:style-name="ro1">
          <table:table-cell office:value-type="string">
            <text:p>рассмотрен</text:p>
          </table:table-cell>
          <table:table-cell office:value-type="float" office:value="1">
            <text:p>1</text:p>
          </table:table-cell>
          <table:table-cell office:value-type="float" office:value="0.0838599291654">
            <text:p>0,0838599292</text:p>
          </table:table-cell>
          <table:table-cell office:value-type="float" office:value="0.000251842476912">
            <text:p>0,0002518425</text:p>
          </table:table-cell>
          <table:table-cell office:value-type="float" office:value="0.00351398776123">
            <text:p>0,0035139878</text:p>
          </table:table-cell>
          <table:table-cell/>
          <table:table-cell table:formula="of:=[.C509]/[.K$1]" office:value-type="float" office:value="0.00543276172691145">
            <text:p>0,0054327617</text:p>
          </table:table-cell>
          <table:table-cell table:formula="of:=[.D509]/[.L$1]" office:value-type="float" office:value="0.509245291172214">
            <text:p>0,5092452912</text:p>
          </table:table-cell>
          <table:table-cell table:formula="of:=[.E509]/[.M$1]" office:value-type="float" office:value="0.0363688169478395">
            <text:p>0,0363688169</text:p>
          </table:table-cell>
          <table:table-cell table:number-columns-repeated="10"/>
        </table:table-row>
        <table:table-row table:style-name="ro2">
          <table:table-cell office:value-type="string">
            <text:p>производительн</text:p>
          </table:table-cell>
          <table:table-cell office:value-type="float" office:value="1">
            <text:p>1</text:p>
          </table:table-cell>
          <table:table-cell office:value-type="float" office:value="0.194554783643">
            <text:p>0,1945547836</text:p>
          </table:table-cell>
          <table:table-cell office:value-type="float" office:value="0.000251841403476">
            <text:p>0,0002518414</text:p>
          </table:table-cell>
          <table:table-cell office:value-type="float" office:value="0.00349483157808">
            <text:p>0,0034948316</text:p>
          </table:table-cell>
          <table:table-cell/>
          <table:table-cell table:formula="of:=[.C510]/[.K$1]" office:value-type="float" office:value="0.0126039908795836">
            <text:p>0,0126039909</text:p>
          </table:table-cell>
          <table:table-cell table:formula="of:=[.D510]/[.L$1]" office:value-type="float" office:value="0.509243120600216">
            <text:p>0,5092431206</text:p>
          </table:table-cell>
          <table:table-cell table:formula="of:=[.E510]/[.M$1]" office:value-type="float" office:value="0.0361705556658601">
            <text:p>0,0361705557</text:p>
          </table:table-cell>
          <table:table-cell table:number-columns-repeated="10"/>
        </table:table-row>
        <table:table-row table:style-name="ro1">
          <table:table-cell office:value-type="string">
            <text:p>структур</text:p>
          </table:table-cell>
          <table:table-cell office:value-type="float" office:value="1">
            <text:p>1</text:p>
          </table:table-cell>
          <table:table-cell office:value-type="float" office:value="0.102313553082">
            <text:p>0,1023135531</text:p>
          </table:table-cell>
          <table:table-cell office:value-type="float" office:value="0.000251841238697">
            <text:p>0,0002518412</text:p>
          </table:table-cell>
          <table:table-cell office:value-type="float" office:value="0.00354542459876">
            <text:p>0,0035454246</text:p>
          </table:table-cell>
          <table:table-cell/>
          <table:table-cell table:formula="of:=[.C511]/[.K$1]" office:value-type="float" office:value="0.00662825691435893">
            <text:p>0,0066282569</text:p>
          </table:table-cell>
          <table:table-cell table:formula="of:=[.D511]/[.L$1]" office:value-type="float" office:value="0.509242787404121">
            <text:p>0,5092427874</text:p>
          </table:table-cell>
          <table:table-cell table:formula="of:=[.E511]/[.M$1]" office:value-type="float" office:value="0.0366941796603002">
            <text:p>0,0366941797</text:p>
          </table:table-cell>
          <table:table-cell table:number-columns-repeated="10"/>
        </table:table-row>
        <table:table-row table:style-name="ro1">
          <table:table-cell office:value-type="string">
            <text:p>контекст</text:p>
          </table:table-cell>
          <table:table-cell office:value-type="float" office:value="1">
            <text:p>1</text:p>
          </table:table-cell>
          <table:table-cell office:value-type="float" office:value="0.0965110670607">
            <text:p>0,0965110671</text:p>
          </table:table-cell>
          <table:table-cell office:value-type="float" office:value="0.000251841233487">
            <text:p>0,0002518412</text:p>
          </table:table-cell>
          <table:table-cell office:value-type="float" office:value="0.00352647515363">
            <text:p>0,0035264752</text:p>
          </table:table-cell>
          <table:table-cell/>
          <table:table-cell table:formula="of:=[.C512]/[.K$1]" office:value-type="float" office:value="0.00625235003855794">
            <text:p>0,00625235</text:p>
          </table:table-cell>
          <table:table-cell table:formula="of:=[.D512]/[.L$1]" office:value-type="float" office:value="0.509242776869092">
            <text:p>0,5092427769</text:p>
          </table:table-cell>
          <table:table-cell table:formula="of:=[.E512]/[.M$1]" office:value-type="float" office:value="0.0364980580605611">
            <text:p>0,0364980581</text:p>
          </table:table-cell>
          <table:table-cell table:number-columns-repeated="10"/>
        </table:table-row>
        <table:table-row table:style-name="ro1">
          <table:table-cell office:value-type="string">
            <text:p>приход</text:p>
          </table:table-cell>
          <table:table-cell office:value-type="float" office:value="1">
            <text:p>1</text:p>
          </table:table-cell>
          <table:table-cell office:value-type="float" office:value="0.102668569869">
            <text:p>0,1026685699</text:p>
          </table:table-cell>
          <table:table-cell office:value-type="float" office:value="0.000251841196742">
            <text:p>0,0002518412</text:p>
          </table:table-cell>
          <table:table-cell office:value-type="float" office:value="0.00351197321349">
            <text:p>0,0035119732</text:p>
          </table:table-cell>
          <table:table-cell/>
          <table:table-cell table:formula="of:=[.C513]/[.K$1]" office:value-type="float" office:value="0.00665125623754009">
            <text:p>0,0066512562</text:p>
          </table:table-cell>
          <table:table-cell table:formula="of:=[.D513]/[.L$1]" office:value-type="float" office:value="0.509242702567812">
            <text:p>0,5092427026</text:p>
          </table:table-cell>
          <table:table-cell table:formula="of:=[.E513]/[.M$1]" office:value-type="float" office:value="0.0363479669270179">
            <text:p>0,0363479669</text:p>
          </table:table-cell>
          <table:table-cell table:number-columns-repeated="10"/>
        </table:table-row>
        <table:table-row table:style-name="ro2">
          <table:table-cell office:value-type="string">
            <text:p>michael</text:p>
          </table:table-cell>
          <table:table-cell office:value-type="float" office:value="1">
            <text:p>1</text:p>
          </table:table-cell>
          <table:table-cell office:value-type="float" office:value="0.113687905819">
            <text:p>0,1136879058</text:p>
          </table:table-cell>
          <table:table-cell office:value-type="float" office:value="0.000251838748916">
            <text:p>0,0002518387</text:p>
          </table:table-cell>
          <table:table-cell office:value-type="float" office:value="0.0036860825942">
            <text:p>0,0036860826</text:p>
          </table:table-cell>
          <table:table-cell/>
          <table:table-cell table:formula="of:=[.C514]/[.K$1]" office:value-type="float" office:value="0.00736513027965936">
            <text:p>0,0073651303</text:p>
          </table:table-cell>
          <table:table-cell table:formula="of:=[.D514]/[.L$1]" office:value-type="float" office:value="0.509237752871163">
            <text:p>0,5092377529</text:p>
          </table:table-cell>
          <table:table-cell table:formula="of:=[.E514]/[.M$1]" office:value-type="float" office:value="0.0381499516310645">
            <text:p>0,0381499516</text:p>
          </table:table-cell>
          <table:table-cell table:number-columns-repeated="10"/>
        </table:table-row>
        <table:table-row table:style-name="ro2">
          <table:table-cell office:value-type="string">
            <text:p>стенл</text:p>
          </table:table-cell>
          <table:table-cell office:value-type="float" office:value="1">
            <text:p>1</text:p>
          </table:table-cell>
          <table:table-cell office:value-type="float" office:value="0.104502087153">
            <text:p>0,1045020872</text:p>
          </table:table-cell>
          <table:table-cell office:value-type="float" office:value="0.000251838745537">
            <text:p>0,0002518387</text:p>
          </table:table-cell>
          <table:table-cell office:value-type="float" office:value="0.00381199409506">
            <text:p>0,0038119941</text:p>
          </table:table-cell>
          <table:table-cell/>
          <table:table-cell table:formula="of:=[.C515]/[.K$1]" office:value-type="float" office:value="0.00677003838564446">
            <text:p>0,0067700384</text:p>
          </table:table-cell>
          <table:table-cell table:formula="of:=[.D515]/[.L$1]" office:value-type="float" office:value="0.509237746038559">
            <text:p>0,509237746</text:p>
          </table:table-cell>
          <table:table-cell table:formula="of:=[.E515]/[.M$1]" office:value-type="float" office:value="0.0394531013963905">
            <text:p>0,0394531014</text:p>
          </table:table-cell>
          <table:table-cell table:number-columns-repeated="10"/>
        </table:table-row>
        <table:table-row table:style-name="ro2">
          <table:table-cell office:value-type="string">
            <text:p>динамическ</text:p>
          </table:table-cell>
          <table:table-cell office:value-type="float" office:value="1">
            <text:p>1</text:p>
          </table:table-cell>
          <table:table-cell office:value-type="float" office:value="0.140518567774">
            <text:p>0,1405185678</text:p>
          </table:table-cell>
          <table:table-cell office:value-type="float" office:value="0.000251838598839">
            <text:p>0,0002518386</text:p>
          </table:table-cell>
          <table:table-cell office:value-type="float" office:value="0.00352138005402">
            <text:p>0,0035213801</text:p>
          </table:table-cell>
          <table:table-cell/>
          <table:table-cell table:formula="of:=[.C516]/[.K$1]" office:value-type="float" office:value="0.00910332150910014">
            <text:p>0,0091033215</text:p>
          </table:table-cell>
          <table:table-cell table:formula="of:=[.D516]/[.L$1]" office:value-type="float" office:value="0.509237449403668">
            <text:p>0,5092374494</text:p>
          </table:table-cell>
          <table:table-cell table:formula="of:=[.E516]/[.M$1]" office:value-type="float" office:value="0.0364453251663002">
            <text:p>0,0364453252</text:p>
          </table:table-cell>
          <table:table-cell table:number-columns-repeated="10"/>
        </table:table-row>
        <table:table-row table:style-name="ro1">
          <table:table-cell office:value-type="string">
            <text:p>умет</text:p>
          </table:table-cell>
          <table:table-cell office:value-type="float" office:value="1">
            <text:p>1</text:p>
          </table:table-cell>
          <table:table-cell office:value-type="float" office:value="0.0765308692215">
            <text:p>0,0765308692</text:p>
          </table:table-cell>
          <table:table-cell office:value-type="float" office:value="0.00025183842647">
            <text:p>0,0002518384</text:p>
          </table:table-cell>
          <table:table-cell office:value-type="float" office:value="0.0035626056661">
            <text:p>0,0035626057</text:p>
          </table:table-cell>
          <table:table-cell/>
          <table:table-cell table:formula="of:=[.C517]/[.K$1]" office:value-type="float" office:value="0.00495795764880488">
            <text:p>0,0049579576</text:p>
          </table:table-cell>
          <table:table-cell table:formula="of:=[.D517]/[.L$1]" office:value-type="float" office:value="0.509237100859996">
            <text:p>0,5092371009</text:p>
          </table:table-cell>
          <table:table-cell table:formula="of:=[.E517]/[.M$1]" office:value-type="float" office:value="0.0368719990312016">
            <text:p>0,036871999</text:p>
          </table:table-cell>
          <table:table-cell table:number-columns-repeated="10"/>
        </table:table-row>
        <table:table-row table:style-name="ro2">
          <table:table-cell office:value-type="string">
            <text:p>межд</text:p>
          </table:table-cell>
          <table:table-cell office:value-type="float" office:value="1">
            <text:p>1</text:p>
          </table:table-cell>
          <table:table-cell office:value-type="float" office:value="0.179851695078">
            <text:p>0,1798516951</text:p>
          </table:table-cell>
          <table:table-cell office:value-type="float" office:value="0.000251838421028">
            <text:p>0,0002518384</text:p>
          </table:table-cell>
          <table:table-cell office:value-type="float" office:value="0.00347760994773">
            <text:p>0,0034776099</text:p>
          </table:table-cell>
          <table:table-cell/>
          <table:table-cell table:formula="of:=[.C518]/[.K$1]" office:value-type="float" office:value="0.0116514694832708">
            <text:p>0,0116514695</text:p>
          </table:table-cell>
          <table:table-cell table:formula="of:=[.D518]/[.L$1]" office:value-type="float" office:value="0.509237089855844">
            <text:p>0,5092370899</text:p>
          </table:table-cell>
          <table:table-cell table:formula="of:=[.E518]/[.M$1]" office:value-type="float" office:value="0.035992316478845">
            <text:p>0,0359923165</text:p>
          </table:table-cell>
          <table:table-cell table:number-columns-repeated="10"/>
        </table:table-row>
        <table:table-row table:style-name="ro2">
          <table:table-cell office:value-type="string">
            <text:p>г</text:p>
          </table:table-cell>
          <table:table-cell office:value-type="float" office:value="1">
            <text:p>1</text:p>
          </table:table-cell>
          <table:table-cell office:value-type="float" office:value="0.09136966901">
            <text:p>0,091369669</text:p>
          </table:table-cell>
          <table:table-cell office:value-type="float" office:value="0.000251837563332">
            <text:p>0,0002518376</text:p>
          </table:table-cell>
          <table:table-cell office:value-type="float" office:value="0.00358097363924">
            <text:p>0,0035809736</text:p>
          </table:table-cell>
          <table:table-cell/>
          <table:table-cell table:formula="of:=[.C519]/[.K$1]" office:value-type="float" office:value="0.00591927092877753">
            <text:p>0,0059192709</text:p>
          </table:table-cell>
          <table:table-cell table:formula="of:=[.D519]/[.L$1]" office:value-type="float" office:value="0.50923535552709">
            <text:p>0,5092353555</text:p>
          </table:table-cell>
          <table:table-cell table:formula="of:=[.E519]/[.M$1]" office:value-type="float" office:value="0.0370621025540999">
            <text:p>0,0370621026</text:p>
          </table:table-cell>
          <table:table-cell table:number-columns-repeated="10"/>
        </table:table-row>
        <table:table-row table:style-name="ro2">
          <table:table-cell office:value-type="string">
            <text:p>десятилет</text:p>
          </table:table-cell>
          <table:table-cell office:value-type="float" office:value="1">
            <text:p>1</text:p>
          </table:table-cell>
          <table:table-cell office:value-type="float" office:value="0.0829339567222">
            <text:p>0,0829339567</text:p>
          </table:table-cell>
          <table:table-cell office:value-type="float" office:value="0.000251836786145">
            <text:p>0,0002518368</text:p>
          </table:table-cell>
          <table:table-cell office:value-type="float" office:value="0.00354248157624">
            <text:p>0,0035424816</text:p>
          </table:table-cell>
          <table:table-cell/>
          <table:table-cell table:formula="of:=[.C520]/[.K$1]" office:value-type="float" office:value="0.00537277374815142">
            <text:p>0,0053727737</text:p>
          </table:table-cell>
          <table:table-cell table:formula="of:=[.D520]/[.L$1]" office:value-type="float" office:value="0.509233783993865">
            <text:p>0,509233784</text:p>
          </table:table-cell>
          <table:table-cell table:formula="of:=[.E520]/[.M$1]" office:value-type="float" office:value="0.036663720178203">
            <text:p>0,0366637202</text:p>
          </table:table-cell>
          <table:table-cell table:number-columns-repeated="10"/>
        </table:table-row>
        <table:table-row table:style-name="ro2">
          <table:table-cell office:value-type="string">
            <text:p>обоснова</text:p>
          </table:table-cell>
          <table:table-cell office:value-type="float" office:value="1">
            <text:p>1</text:p>
          </table:table-cell>
          <table:table-cell office:value-type="float" office:value="0.0825381772987">
            <text:p>0,0825381773</text:p>
          </table:table-cell>
          <table:table-cell office:value-type="float" office:value="0.000251836329713">
            <text:p>0,0002518363</text:p>
          </table:table-cell>
          <table:table-cell office:value-type="float" office:value="0.0035441129143">
            <text:p>0,0035441129</text:p>
          </table:table-cell>
          <table:table-cell/>
          <table:table-cell table:formula="of:=[.C521]/[.K$1]" office:value-type="float" office:value="0.00534713366801196">
            <text:p>0,0053471337</text:p>
          </table:table-cell>
          <table:table-cell table:formula="of:=[.D521]/[.L$1]" office:value-type="float" office:value="0.50923286105247">
            <text:p>0,5092328611</text:p>
          </table:table-cell>
          <table:table-cell table:formula="of:=[.E521]/[.M$1]" office:value-type="float" office:value="0.0366806040831325">
            <text:p>0,0366806041</text:p>
          </table:table-cell>
          <table:table-cell table:number-columns-repeated="10"/>
        </table:table-row>
        <table:table-row table:style-name="ro2">
          <table:table-cell office:value-type="string">
            <text:p>заключа</text:p>
          </table:table-cell>
          <table:table-cell office:value-type="float" office:value="1">
            <text:p>1</text:p>
          </table:table-cell>
          <table:table-cell office:value-type="float" office:value="0.0650773977783">
            <text:p>0,0650773978</text:p>
          </table:table-cell>
          <table:table-cell office:value-type="float" office:value="0.000251836226914">
            <text:p>0,0002518362</text:p>
          </table:table-cell>
          <table:table-cell office:value-type="float" office:value="0.00359036410496">
            <text:p>0,0035903641</text:p>
          </table:table-cell>
          <table:table-cell/>
          <table:table-cell table:formula="of:=[.C522]/[.K$1]" office:value-type="float" office:value="0.00421595867603967">
            <text:p>0,0042159587</text:p>
          </table:table-cell>
          <table:table-cell table:formula="of:=[.D522]/[.L$1]" office:value-type="float" office:value="0.509232653184809">
            <text:p>0,5092326532</text:p>
          </table:table-cell>
          <table:table-cell table:formula="of:=[.E522]/[.M$1]" office:value-type="float" office:value="0.0371592913185554">
            <text:p>0,0371592913</text:p>
          </table:table-cell>
          <table:table-cell table:number-columns-repeated="10"/>
        </table:table-row>
        <table:table-row table:style-name="ro2">
          <table:table-cell office:value-type="string">
            <text:p>разбира</text:p>
          </table:table-cell>
          <table:table-cell office:value-type="float" office:value="1">
            <text:p>1</text:p>
          </table:table-cell>
          <table:table-cell office:value-type="float" office:value="0.129296168292">
            <text:p>0,1292961683</text:p>
          </table:table-cell>
          <table:table-cell office:value-type="float" office:value="0.000251834267652">
            <text:p>0,0002518343</text:p>
          </table:table-cell>
          <table:table-cell office:value-type="float" office:value="0.00349285092453">
            <text:p>0,0034928509</text:p>
          </table:table-cell>
          <table:table-cell/>
          <table:table-cell table:formula="of:=[.C523]/[.K$1]" office:value-type="float" office:value="0.00837629224736931">
            <text:p>0,0083762922</text:p>
          </table:table-cell>
          <table:table-cell table:formula="of:=[.D523]/[.L$1]" office:value-type="float" office:value="0.509228691402985">
            <text:p>0,5092286914</text:p>
          </table:table-cell>
          <table:table-cell table:formula="of:=[.E523]/[.M$1]" office:value-type="float" office:value="0.0361500564406801">
            <text:p>0,0361500564</text:p>
          </table:table-cell>
          <table:table-cell table:number-columns-repeated="10"/>
        </table:table-row>
        <table:table-row table:style-name="ro1">
          <table:table-cell office:value-type="string">
            <text:p>предоставлен</text:p>
          </table:table-cell>
          <table:table-cell office:value-type="float" office:value="1">
            <text:p>1</text:p>
          </table:table-cell>
          <table:table-cell office:value-type="float" office:value="0.096109580927">
            <text:p>0,0961095809</text:p>
          </table:table-cell>
          <table:table-cell office:value-type="float" office:value="0.000251832717164">
            <text:p>0,0002518327</text:p>
          </table:table-cell>
          <table:table-cell office:value-type="float" office:value="0.00346836003668">
            <text:p>0,00346836</text:p>
          </table:table-cell>
          <table:table-cell/>
          <table:table-cell table:formula="of:=[.C524]/[.K$1]" office:value-type="float" office:value="0.00622634025626074">
            <text:p>0,0062263403</text:p>
          </table:table-cell>
          <table:table-cell table:formula="of:=[.D524]/[.L$1]" office:value-type="float" office:value="0.509225556194331">
            <text:p>0,5092255562</text:p>
          </table:table-cell>
          <table:table-cell table:formula="of:=[.E524]/[.M$1]" office:value-type="float" office:value="0.0358965824169701">
            <text:p>0,0358965824</text:p>
          </table:table-cell>
          <table:table-cell table:number-columns-repeated="10"/>
        </table:table-row>
        <table:table-row table:style-name="ro2">
          <table:table-cell office:value-type="string">
            <text:p>взаимодейств</text:p>
          </table:table-cell>
          <table:table-cell office:value-type="float" office:value="1">
            <text:p>1</text:p>
          </table:table-cell>
          <table:table-cell office:value-type="float" office:value="0.0779740847445">
            <text:p>0,0779740847</text:p>
          </table:table-cell>
          <table:table-cell office:value-type="float" office:value="0.000251832105655">
            <text:p>0,0002518321</text:p>
          </table:table-cell>
          <table:table-cell office:value-type="float" office:value="0.00349595450242">
            <text:p>0,0034959545</text:p>
          </table:table-cell>
          <table:table-cell/>
          <table:table-cell table:formula="of:=[.C525]/[.K$1]" office:value-type="float" office:value="0.00505145458035576">
            <text:p>0,0050514546</text:p>
          </table:table-cell>
          <table:table-cell table:formula="of:=[.D525]/[.L$1]" office:value-type="float" office:value="0.509224319675049">
            <text:p>0,5092243197</text:p>
          </table:table-cell>
          <table:table-cell table:formula="of:=[.E525]/[.M$1]" office:value-type="float" office:value="0.0361821776271595">
            <text:p>0,0361821776</text:p>
          </table:table-cell>
          <table:table-cell table:number-columns-repeated="10"/>
        </table:table-row>
        <table:table-row table:style-name="ro2">
          <table:table-cell office:value-type="string">
            <text:p>меша</text:p>
          </table:table-cell>
          <table:table-cell office:value-type="float" office:value="1">
            <text:p>1</text:p>
          </table:table-cell>
          <table:table-cell office:value-type="float" office:value="0.195400095136">
            <text:p>0,1954000951</text:p>
          </table:table-cell>
          <table:table-cell office:value-type="float" office:value="0.000251829959812">
            <text:p>0,00025183</text:p>
          </table:table-cell>
          <table:table-cell office:value-type="float" office:value="0.00354250977328">
            <text:p>0,0035425098</text:p>
          </table:table-cell>
          <table:table-cell/>
          <table:table-cell table:formula="of:=[.C526]/[.K$1]" office:value-type="float" office:value="0.01265875333851">
            <text:p>0,0126587533</text:p>
          </table:table-cell>
          <table:table-cell table:formula="of:=[.D526]/[.L$1]" office:value-type="float" office:value="0.509219980611771">
            <text:p>0,5092199806</text:p>
          </table:table-cell>
          <table:table-cell table:formula="of:=[.E526]/[.M$1]" office:value-type="float" office:value="0.0366640120098928">
            <text:p>0,036664012</text:p>
          </table:table-cell>
          <table:table-cell table:number-columns-repeated="10"/>
        </table:table-row>
        <table:table-row table:style-name="ro1">
          <table:table-cell office:value-type="string">
            <text:p>дешев</text:p>
          </table:table-cell>
          <table:table-cell office:value-type="float" office:value="1">
            <text:p>1</text:p>
          </table:table-cell>
          <table:table-cell office:value-type="float" office:value="0.117433306412">
            <text:p>0,1174333064</text:p>
          </table:table-cell>
          <table:table-cell office:value-type="float" office:value="0.000251829910046">
            <text:p>0,0002518299</text:p>
          </table:table-cell>
          <table:table-cell office:value-type="float" office:value="0.00350255039831">
            <text:p>0,0035025504</text:p>
          </table:table-cell>
          <table:table-cell/>
          <table:table-cell table:formula="of:=[.C527]/[.K$1]" office:value-type="float" office:value="0.00760777142181283">
            <text:p>0,0076077714</text:p>
          </table:table-cell>
          <table:table-cell table:formula="of:=[.D527]/[.L$1]" office:value-type="float" office:value="0.509219879981006">
            <text:p>0,50921988</text:p>
          </table:table-cell>
          <table:table-cell table:formula="of:=[.E527]/[.M$1]" office:value-type="float" office:value="0.0362504433544557">
            <text:p>0,0362504434</text:p>
          </table:table-cell>
          <table:table-cell table:number-columns-repeated="10"/>
        </table:table-row>
        <table:table-row table:style-name="ro2">
          <table:table-cell office:value-type="string">
            <text:p>влиян</text:p>
          </table:table-cell>
          <table:table-cell office:value-type="float" office:value="1">
            <text:p>1</text:p>
          </table:table-cell>
          <table:table-cell office:value-type="float" office:value="0.135450928014">
            <text:p>0,135450928</text:p>
          </table:table-cell>
          <table:table-cell office:value-type="float" office:value="0.000251829891818">
            <text:p>0,0002518299</text:p>
          </table:table-cell>
          <table:table-cell office:value-type="float" office:value="0.00359200149307">
            <text:p>0,0035920015</text:p>
          </table:table-cell>
          <table:table-cell/>
          <table:table-cell table:formula="of:=[.C528]/[.K$1]" office:value-type="float" office:value="0.00877502073890032">
            <text:p>0,0087750207</text:p>
          </table:table-cell>
          <table:table-cell table:formula="of:=[.D528]/[.L$1]" office:value-type="float" office:value="0.509219843122556">
            <text:p>0,5092198431</text:p>
          </table:table-cell>
          <table:table-cell table:formula="of:=[.E528]/[.M$1]" office:value-type="float" office:value="0.0371762378398559">
            <text:p>0,0371762378</text:p>
          </table:table-cell>
          <table:table-cell table:number-columns-repeated="10"/>
        </table:table-row>
        <table:table-row table:style-name="ro1">
          <table:table-cell office:value-type="string">
            <text:p>повышен</text:p>
          </table:table-cell>
          <table:table-cell office:value-type="float" office:value="1">
            <text:p>1</text:p>
          </table:table-cell>
          <table:table-cell office:value-type="float" office:value="0.119221714439">
            <text:p>0,1192217144</text:p>
          </table:table-cell>
          <table:table-cell office:value-type="float" office:value="0.000251829082701">
            <text:p>0,0002518291</text:p>
          </table:table-cell>
          <table:table-cell office:value-type="float" office:value="0.00352247887312">
            <text:p>0,0035224789</text:p>
          </table:table-cell>
          <table:table-cell/>
          <table:table-cell table:formula="of:=[.C529]/[.K$1]" office:value-type="float" office:value="0.00772363122252914">
            <text:p>0,0077236312</text:p>
          </table:table-cell>
          <table:table-cell table:formula="of:=[.D529]/[.L$1]" office:value-type="float" office:value="0.50921820702436">
            <text:p>0,509218207</text:p>
          </table:table-cell>
          <table:table-cell table:formula="of:=[.E529]/[.M$1]" office:value-type="float" office:value="0.0364566976449262">
            <text:p>0,0364566976</text:p>
          </table:table-cell>
          <table:table-cell table:number-columns-repeated="10"/>
        </table:table-row>
        <table:table-row table:style-name="ro2">
          <table:table-cell office:value-type="string">
            <text:p>scaling</text:p>
          </table:table-cell>
          <table:table-cell office:value-type="float" office:value="1">
            <text:p>1</text:p>
          </table:table-cell>
          <table:table-cell office:value-type="float" office:value="0.162367757493">
            <text:p>0,1623677575</text:p>
          </table:table-cell>
          <table:table-cell office:value-type="float" office:value="0.000251828583062">
            <text:p>0,0002518286</text:p>
          </table:table-cell>
          <table:table-cell office:value-type="float" office:value="0.00354156774264">
            <text:p>0,0035415677</text:p>
          </table:table-cell>
          <table:table-cell/>
          <table:table-cell table:formula="of:=[.C530]/[.K$1]" office:value-type="float" office:value="0.0105187942247435">
            <text:p>0,0105187942</text:p>
          </table:table-cell>
          <table:table-cell table:formula="of:=[.D530]/[.L$1]" office:value-type="float" office:value="0.509217196715014">
            <text:p>0,5092171967</text:p>
          </table:table-cell>
          <table:table-cell table:formula="of:=[.E530]/[.M$1]" office:value-type="float" office:value="0.0366542622491556">
            <text:p>0,0366542622</text:p>
          </table:table-cell>
          <table:table-cell table:number-columns-repeated="10"/>
        </table:table-row>
        <table:table-row table:style-name="ro1">
          <table:table-cell office:value-type="string">
            <text:p>хорош</text:p>
          </table:table-cell>
          <table:table-cell office:value-type="float" office:value="1">
            <text:p>1</text:p>
          </table:table-cell>
          <table:table-cell office:value-type="float" office:value="0.0895631264">
            <text:p>0,0895631264</text:p>
          </table:table-cell>
          <table:table-cell office:value-type="float" office:value="0.0002518285347">
            <text:p>0,0002518285</text:p>
          </table:table-cell>
          <table:table-cell office:value-type="float" office:value="0.00365929018126">
            <text:p>0,0036592902</text:p>
          </table:table-cell>
          <table:table-cell/>
          <table:table-cell table:formula="of:=[.C531]/[.K$1]" office:value-type="float" office:value="0.00580223630154472">
            <text:p>0,0058022363</text:p>
          </table:table-cell>
          <table:table-cell table:formula="of:=[.D531]/[.L$1]" office:value-type="float" office:value="0.509217098923248">
            <text:p>0,5092170989</text:p>
          </table:table-cell>
          <table:table-cell table:formula="of:=[.E531]/[.M$1]" office:value-type="float" office:value="0.0378726574490653">
            <text:p>0,0378726574</text:p>
          </table:table-cell>
          <table:table-cell table:number-columns-repeated="10"/>
        </table:table-row>
        <table:table-row table:style-name="ro2">
          <table:table-cell office:value-type="string">
            <text:p>внимательн</text:p>
          </table:table-cell>
          <table:table-cell office:value-type="float" office:value="1">
            <text:p>1</text:p>
          </table:table-cell>
          <table:table-cell office:value-type="float" office:value="0.0746989546709">
            <text:p>0,0746989547</text:p>
          </table:table-cell>
          <table:table-cell office:value-type="float" office:value="0.000251827900203">
            <text:p>0,0002518279</text:p>
          </table:table-cell>
          <table:table-cell office:value-type="float" office:value="0.00358368842214">
            <text:p>0,0035836884</text:p>
          </table:table-cell>
          <table:table-cell/>
          <table:table-cell table:formula="of:=[.C532]/[.K$1]" office:value-type="float" office:value="0.00483927933180032">
            <text:p>0,0048392793</text:p>
          </table:table-cell>
          <table:table-cell table:formula="of:=[.D532]/[.L$1]" office:value-type="float" office:value="0.509215815920422">
            <text:p>0,5092158159</text:p>
          </table:table-cell>
          <table:table-cell table:formula="of:=[.E532]/[.M$1]" office:value-type="float" office:value="0.0370901998182488">
            <text:p>0,0370901998</text:p>
          </table:table-cell>
          <table:table-cell table:number-columns-repeated="10"/>
        </table:table-row>
        <table:table-row table:style-name="ro1">
          <table:table-cell office:value-type="string">
            <text:p>цен</text:p>
          </table:table-cell>
          <table:table-cell office:value-type="float" office:value="1">
            <text:p>1</text:p>
          </table:table-cell>
          <table:table-cell office:value-type="float" office:value="0.0651225810588">
            <text:p>0,0651225811</text:p>
          </table:table-cell>
          <table:table-cell office:value-type="float" office:value="0.000251827895222">
            <text:p>0,0002518279</text:p>
          </table:table-cell>
          <table:table-cell office:value-type="float" office:value="0.003594249013">
            <text:p>0,003594249</text:p>
          </table:table-cell>
          <table:table-cell/>
          <table:table-cell table:formula="of:=[.C533]/[.K$1]" office:value-type="float" office:value="0.00421888581894856">
            <text:p>0,0042188858</text:p>
          </table:table-cell>
          <table:table-cell table:formula="of:=[.D533]/[.L$1]" office:value-type="float" office:value="0.509215805848448">
            <text:p>0,5092158058</text:p>
          </table:table-cell>
          <table:table-cell table:formula="of:=[.E533]/[.M$1]" office:value-type="float" office:value="0.0371994990594374">
            <text:p>0,0371994991</text:p>
          </table:table-cell>
          <table:table-cell table:number-columns-repeated="10"/>
        </table:table-row>
        <table:table-row table:style-name="ro1">
          <table:table-cell office:value-type="string">
            <text:p>извинен</text:p>
          </table:table-cell>
          <table:table-cell office:value-type="float" office:value="1">
            <text:p>1</text:p>
          </table:table-cell>
          <table:table-cell office:value-type="float" office:value="0.0705398373992">
            <text:p>0,0705398374</text:p>
          </table:table-cell>
          <table:table-cell office:value-type="float" office:value="0.000251827818172">
            <text:p>0,0002518278</text:p>
          </table:table-cell>
          <table:table-cell office:value-type="float" office:value="0.00355262509177">
            <text:p>0,0035526251</text:p>
          </table:table-cell>
          <table:table-cell/>
          <table:table-cell table:formula="of:=[.C534]/[.K$1]" office:value-type="float" office:value="0.0045698360666282">
            <text:p>0,0045698361</text:p>
          </table:table-cell>
          <table:table-cell table:formula="of:=[.D534]/[.L$1]" office:value-type="float" office:value="0.50921565004729">
            <text:p>0,50921565</text:p>
          </table:table-cell>
          <table:table-cell table:formula="of:=[.E534]/[.M$1]" office:value-type="float" office:value="0.0367687028032389">
            <text:p>0,0367687028</text:p>
          </table:table-cell>
          <table:table-cell table:number-columns-repeated="10"/>
        </table:table-row>
        <table:table-row table:style-name="ro1">
          <table:table-cell office:value-type="string">
            <text:p>существ</text:p>
          </table:table-cell>
          <table:table-cell office:value-type="float" office:value="1">
            <text:p>1</text:p>
          </table:table-cell>
          <table:table-cell office:value-type="float" office:value="0.0704927211826">
            <text:p>0,0704927212</text:p>
          </table:table-cell>
          <table:table-cell office:value-type="float" office:value="0.00025182764193">
            <text:p>0,0002518276</text:p>
          </table:table-cell>
          <table:table-cell office:value-type="float" office:value="0.00353074849619">
            <text:p>0,0035307485</text:p>
          </table:table-cell>
          <table:table-cell/>
          <table:table-cell table:formula="of:=[.C535]/[.K$1]" office:value-type="float" office:value="0.00456678370084624">
            <text:p>0,0045667837</text:p>
          </table:table-cell>
          <table:table-cell table:formula="of:=[.D535]/[.L$1]" office:value-type="float" office:value="0.509215293672107">
            <text:p>0,5092152937</text:p>
          </table:table-cell>
          <table:table-cell table:formula="of:=[.E535]/[.M$1]" office:value-type="float" office:value="0.0365422859930072">
            <text:p>0,036542286</text:p>
          </table:table-cell>
          <table:table-cell table:number-columns-repeated="10"/>
        </table:table-row>
        <table:table-row table:style-name="ro2">
          <table:table-cell office:value-type="string">
            <text:p>durabilit</text:p>
          </table:table-cell>
          <table:table-cell office:value-type="float" office:value="1">
            <text:p>1</text:p>
          </table:table-cell>
          <table:table-cell office:value-type="float" office:value="0.116501939119">
            <text:p>0,1165019391</text:p>
          </table:table-cell>
          <table:table-cell office:value-type="float" office:value="0.00025182747097">
            <text:p>0,0002518275</text:p>
          </table:table-cell>
          <table:table-cell office:value-type="float" office:value="0.0035567413407">
            <text:p>0,0035567413</text:p>
          </table:table-cell>
          <table:table-cell/>
          <table:table-cell table:formula="of:=[.C536]/[.K$1]" office:value-type="float" office:value="0.00754743394438511">
            <text:p>0,0075474339</text:p>
          </table:table-cell>
          <table:table-cell table:formula="of:=[.D536]/[.L$1]" office:value-type="float" office:value="0.509214947977545">
            <text:p>0,509214948</text:p>
          </table:table-cell>
          <table:table-cell table:formula="of:=[.E536]/[.M$1]" office:value-type="float" office:value="0.0368113048593697">
            <text:p>0,0368113049</text:p>
          </table:table-cell>
          <table:table-cell table:number-columns-repeated="10"/>
        </table:table-row>
        <table:table-row table:style-name="ro2">
          <table:table-cell office:value-type="string">
            <text:p>анализир</text:p>
          </table:table-cell>
          <table:table-cell office:value-type="float" office:value="1">
            <text:p>1</text:p>
          </table:table-cell>
          <table:table-cell office:value-type="float" office:value="0.151195094375">
            <text:p>0,1511950944</text:p>
          </table:table-cell>
          <table:table-cell office:value-type="float" office:value="0.000251827412584">
            <text:p>0,0002518274</text:p>
          </table:table-cell>
          <table:table-cell office:value-type="float" office:value="0.00356234049659">
            <text:p>0,0035623405</text:p>
          </table:table-cell>
          <table:table-cell/>
          <table:table-cell table:formula="of:=[.C537]/[.K$1]" office:value-type="float" office:value="0.00979498707180129">
            <text:p>0,0097949871</text:p>
          </table:table-cell>
          <table:table-cell table:formula="of:=[.D537]/[.L$1]" office:value-type="float" office:value="0.509214829916462">
            <text:p>0,5092148299</text:p>
          </table:table-cell>
          <table:table-cell table:formula="of:=[.E537]/[.M$1]" office:value-type="float" office:value="0.0368692545989427">
            <text:p>0,0368692546</text:p>
          </table:table-cell>
          <table:table-cell table:number-columns-repeated="10"/>
        </table:table-row>
        <table:table-row table:style-name="ro2">
          <table:table-cell office:value-type="string">
            <text:p>сформулирова</text:p>
          </table:table-cell>
          <table:table-cell office:value-type="float" office:value="1">
            <text:p>1</text:p>
          </table:table-cell>
          <table:table-cell office:value-type="float" office:value="0.090353060354">
            <text:p>0,0903530604</text:p>
          </table:table-cell>
          <table:table-cell office:value-type="float" office:value="0.000251827411529">
            <text:p>0,0002518274</text:p>
          </table:table-cell>
          <table:table-cell office:value-type="float" office:value="0.00362002422863">
            <text:p>0,0036200242</text:p>
          </table:table-cell>
          <table:table-cell/>
          <table:table-cell table:formula="of:=[.C538]/[.K$1]" office:value-type="float" office:value="0.00585341119514157">
            <text:p>0,0058534112</text:p>
          </table:table-cell>
          <table:table-cell table:formula="of:=[.D538]/[.L$1]" office:value-type="float" office:value="0.509214827783169">
            <text:p>0,5092148278</text:p>
          </table:table-cell>
          <table:table-cell table:formula="of:=[.E538]/[.M$1]" office:value-type="float" office:value="0.0374662655261227">
            <text:p>0,0374662655</text:p>
          </table:table-cell>
          <table:table-cell table:number-columns-repeated="10"/>
        </table:table-row>
        <table:table-row table:style-name="ro2">
          <table:table-cell office:value-type="string">
            <text:p>дополнительн</text:p>
          </table:table-cell>
          <table:table-cell office:value-type="float" office:value="1">
            <text:p>1</text:p>
          </table:table-cell>
          <table:table-cell office:value-type="float" office:value="0.0855468112873">
            <text:p>0,0855468113</text:p>
          </table:table-cell>
          <table:table-cell office:value-type="float" office:value="0.000251827397719">
            <text:p>0,0002518274</text:p>
          </table:table-cell>
          <table:table-cell office:value-type="float" office:value="0.00359333218886">
            <text:p>0,0035933322</text:p>
          </table:table-cell>
          <table:table-cell/>
          <table:table-cell table:formula="of:=[.C539]/[.K$1]" office:value-type="float" office:value="0.00554204429751313">
            <text:p>0,0055420443</text:p>
          </table:table-cell>
          <table:table-cell table:formula="of:=[.D539]/[.L$1]" office:value-type="float" office:value="0.509214799858263">
            <text:p>0,5092147999</text:p>
          </table:table-cell>
          <table:table-cell table:formula="of:=[.E539]/[.M$1]" office:value-type="float" office:value="0.0371900101791149">
            <text:p>0,0371900102</text:p>
          </table:table-cell>
          <table:table-cell table:number-columns-repeated="10"/>
        </table:table-row>
        <table:table-row table:style-name="ro1">
          <table:table-cell office:value-type="string">
            <text:p>машин</text:p>
          </table:table-cell>
          <table:table-cell office:value-type="float" office:value="1">
            <text:p>1</text:p>
          </table:table-cell>
          <table:table-cell office:value-type="float" office:value="0.0862848752226">
            <text:p>0,0862848752</text:p>
          </table:table-cell>
          <table:table-cell office:value-type="float" office:value="0.000251827393931">
            <text:p>0,0002518274</text:p>
          </table:table-cell>
          <table:table-cell office:value-type="float" office:value="0.00357649721417">
            <text:p>0,0035764972</text:p>
          </table:table-cell>
          <table:table-cell/>
          <table:table-cell table:formula="of:=[.C540]/[.K$1]" office:value-type="float" office:value="0.00558985885614223">
            <text:p>0,0055898589</text:p>
          </table:table-cell>
          <table:table-cell table:formula="of:=[.D540]/[.L$1]" office:value-type="float" office:value="0.509214792198629">
            <text:p>0,5092147922</text:p>
          </table:table-cell>
          <table:table-cell table:formula="of:=[.E540]/[.M$1]" office:value-type="float" office:value="0.0370157727729471">
            <text:p>0,0370157728</text:p>
          </table:table-cell>
          <table:table-cell table:number-columns-repeated="10"/>
        </table:table-row>
        <table:table-row table:style-name="ro2">
          <table:table-cell office:value-type="string">
            <text:p>убедительн</text:p>
          </table:table-cell>
          <table:table-cell office:value-type="float" office:value="1">
            <text:p>1</text:p>
          </table:table-cell>
          <table:table-cell office:value-type="float" office:value="0.0674380827534">
            <text:p>0,0674380828</text:p>
          </table:table-cell>
          <table:table-cell office:value-type="float" office:value="0.000251827388983">
            <text:p>0,0002518274</text:p>
          </table:table-cell>
          <table:table-cell office:value-type="float" office:value="0.00358293162235">
            <text:p>0,0035829316</text:p>
          </table:table-cell>
          <table:table-cell/>
          <table:table-cell table:formula="of:=[.C541]/[.K$1]" office:value-type="float" office:value="0.00436889273059537">
            <text:p>0,0043688927</text:p>
          </table:table-cell>
          <table:table-cell table:formula="of:=[.D541]/[.L$1]" office:value-type="float" office:value="0.509214782193384">
            <text:p>0,5092147822</text:p>
          </table:table-cell>
          <table:table-cell table:formula="of:=[.E541]/[.M$1]" office:value-type="float" office:value="0.037082367146396">
            <text:p>0,0370823671</text:p>
          </table:table-cell>
          <table:table-cell table:number-columns-repeated="10"/>
        </table:table-row>
        <table:table-row table:style-name="ro2">
          <table:table-cell office:value-type="string">
            <text:p>виртуальн</text:p>
          </table:table-cell>
          <table:table-cell office:value-type="float" office:value="1">
            <text:p>1</text:p>
          </table:table-cell>
          <table:table-cell office:value-type="float" office:value="0.0563450973024">
            <text:p>0,0563450973</text:p>
          </table:table-cell>
          <table:table-cell office:value-type="float" office:value="0.000251827366322">
            <text:p>0,0002518274</text:p>
          </table:table-cell>
          <table:table-cell office:value-type="float" office:value="0.00360248781919">
            <text:p>0,0036024878</text:p>
          </table:table-cell>
          <table:table-cell/>
          <table:table-cell table:formula="of:=[.C542]/[.K$1]" office:value-type="float" office:value="0.00365024739670158">
            <text:p>0,0036502474</text:p>
          </table:table-cell>
          <table:table-cell table:formula="of:=[.D542]/[.L$1]" office:value-type="float" office:value="0.50921473637106">
            <text:p>0,5092147364</text:p>
          </table:table-cell>
          <table:table-cell table:formula="of:=[.E542]/[.M$1]" office:value-type="float" office:value="0.0372847684611976">
            <text:p>0,0372847685</text:p>
          </table:table-cell>
          <table:table-cell table:number-columns-repeated="10"/>
        </table:table-row>
        <table:table-row table:style-name="ro1">
          <table:table-cell office:value-type="string">
            <text:p>поч</text:p>
          </table:table-cell>
          <table:table-cell office:value-type="float" office:value="1">
            <text:p>1</text:p>
          </table:table-cell>
          <table:table-cell office:value-type="float" office:value="0.0467927796207">
            <text:p>0,0467927796</text:p>
          </table:table-cell>
          <table:table-cell office:value-type="float" office:value="0.000251827351217">
            <text:p>0,0002518274</text:p>
          </table:table-cell>
          <table:table-cell office:value-type="float" office:value="0.00366914321016">
            <text:p>0,0036691432</text:p>
          </table:table-cell>
          <table:table-cell/>
          <table:table-cell table:formula="of:=[.C543]/[.K$1]" office:value-type="float" office:value="0.00303141231752945">
            <text:p>0,0030314123</text:p>
          </table:table-cell>
          <table:table-cell table:formula="of:=[.D543]/[.L$1]" office:value-type="float" office:value="0.509214705827562">
            <text:p>0,5092147058</text:p>
          </table:table-cell>
          <table:table-cell table:formula="of:=[.E543]/[.M$1]" office:value-type="float" office:value="0.0379746336165407">
            <text:p>0,0379746336</text:p>
          </table:table-cell>
          <table:table-cell table:number-columns-repeated="10"/>
        </table:table-row>
        <table:table-row table:style-name="ro2">
          <table:table-cell office:value-type="string">
            <text:p>извиня</text:p>
          </table:table-cell>
          <table:table-cell office:value-type="float" office:value="1">
            <text:p>1</text:p>
          </table:table-cell>
          <table:table-cell office:value-type="float" office:value="0.0429602384466">
            <text:p>0,0429602384</text:p>
          </table:table-cell>
          <table:table-cell office:value-type="float" office:value="0.000251827347292">
            <text:p>0,0002518273</text:p>
          </table:table-cell>
          <table:table-cell office:value-type="float" office:value="0.00364880292344">
            <text:p>0,0036488029</text:p>
          </table:table-cell>
          <table:table-cell/>
          <table:table-cell table:formula="of:=[.C544]/[.K$1]" office:value-type="float" office:value="0.00278312588067358">
            <text:p>0,0027831259</text:p>
          </table:table-cell>
          <table:table-cell table:formula="of:=[.D544]/[.L$1]" office:value-type="float" office:value="0.509214697890903">
            <text:p>0,5092146979</text:p>
          </table:table-cell>
          <table:table-cell table:formula="of:=[.E544]/[.M$1]" office:value-type="float" office:value="0.0377641171848821">
            <text:p>0,0377641172</text:p>
          </table:table-cell>
          <table:table-cell table:number-columns-repeated="10"/>
        </table:table-row>
        <table:table-row table:style-name="ro1">
          <table:table-cell office:value-type="string">
            <text:p>дал</text:p>
          </table:table-cell>
          <table:table-cell office:value-type="float" office:value="1">
            <text:p>1</text:p>
          </table:table-cell>
          <table:table-cell office:value-type="float" office:value="0.0544747626889">
            <text:p>0,0544747627</text:p>
          </table:table-cell>
          <table:table-cell office:value-type="float" office:value="0.000251827347134">
            <text:p>0,0002518273</text:p>
          </table:table-cell>
          <table:table-cell office:value-type="float" office:value="0.00364213004756">
            <text:p>0,00364213</text:p>
          </table:table-cell>
          <table:table-cell/>
          <table:table-cell table:formula="of:=[.C545]/[.K$1]" office:value-type="float" office:value="0.00352908008347026">
            <text:p>0,0035290801</text:p>
          </table:table-cell>
          <table:table-cell table:formula="of:=[.D545]/[.L$1]" office:value-type="float" office:value="0.509214697571415">
            <text:p>0,5092146976</text:p>
          </table:table-cell>
          <table:table-cell table:formula="of:=[.E545]/[.M$1]" office:value-type="float" office:value="0.0376950547356405">
            <text:p>0,0376950547</text:p>
          </table:table-cell>
          <table:table-cell table:number-columns-repeated="10"/>
        </table:table-row>
        <table:table-row table:style-name="ro2">
          <table:table-cell office:value-type="string">
            <text:p>центральн</text:p>
          </table:table-cell>
          <table:table-cell office:value-type="float" office:value="1">
            <text:p>1</text:p>
          </table:table-cell>
          <table:table-cell office:value-type="float" office:value="0.0701504507208">
            <text:p>0,0701504507</text:p>
          </table:table-cell>
          <table:table-cell office:value-type="float" office:value="0.000251827331505">
            <text:p>0,0002518273</text:p>
          </table:table-cell>
          <table:table-cell office:value-type="float" office:value="0.00376711935674">
            <text:p>0,0037671194</text:p>
          </table:table-cell>
          <table:table-cell/>
          <table:table-cell table:formula="of:=[.C546]/[.K$1]" office:value-type="float" office:value="0.00454461013256846">
            <text:p>0,0045446101</text:p>
          </table:table-cell>
          <table:table-cell table:formula="of:=[.D546]/[.L$1]" office:value-type="float" office:value="0.509214665968348">
            <text:p>0,509214666</text:p>
          </table:table-cell>
          <table:table-cell table:formula="of:=[.E546]/[.M$1]" office:value-type="float" office:value="0.0389886600680658">
            <text:p>0,0389886601</text:p>
          </table:table-cell>
          <table:table-cell table:number-columns-repeated="10"/>
        </table:table-row>
        <table:table-row table:style-name="ro1">
          <table:table-cell office:value-type="string">
            <text:p>развит</text:p>
          </table:table-cell>
          <table:table-cell office:value-type="float" office:value="1">
            <text:p>1</text:p>
          </table:table-cell>
          <table:table-cell office:value-type="float" office:value="0.121035522872">
            <text:p>0,1210355229</text:p>
          </table:table-cell>
          <table:table-cell office:value-type="float" office:value="0.00025182258135">
            <text:p>0,0002518226</text:p>
          </table:table-cell>
          <table:table-cell office:value-type="float" office:value="0.00350729662621">
            <text:p>0,0035072966</text:p>
          </table:table-cell>
          <table:table-cell/>
          <table:table-cell table:formula="of:=[.C547]/[.K$1]" office:value-type="float" office:value="0.00784113655711291">
            <text:p>0,0078411366</text:p>
          </table:table-cell>
          <table:table-cell table:formula="of:=[.D547]/[.L$1]" office:value-type="float" office:value="0.509205060781424">
            <text:p>0,5092050608</text:p>
          </table:table-cell>
          <table:table-cell table:formula="of:=[.E547]/[.M$1]" office:value-type="float" office:value="0.0362995655214685">
            <text:p>0,0362995655</text:p>
          </table:table-cell>
          <table:table-cell table:number-columns-repeated="10"/>
        </table:table-row>
        <table:table-row table:style-name="ro2">
          <table:table-cell office:value-type="string">
            <text:p>тяжк</text:p>
          </table:table-cell>
          <table:table-cell office:value-type="float" office:value="1">
            <text:p>1</text:p>
          </table:table-cell>
          <table:table-cell office:value-type="float" office:value="0.12864750611">
            <text:p>0,1286475061</text:p>
          </table:table-cell>
          <table:table-cell office:value-type="float" office:value="0.000251822565878">
            <text:p>0,0002518226</text:p>
          </table:table-cell>
          <table:table-cell office:value-type="float" office:value="0.00350513591269">
            <text:p>0,0035051359</text:p>
          </table:table-cell>
          <table:table-cell/>
          <table:table-cell table:formula="of:=[.C548]/[.K$1]" office:value-type="float" office:value="0.00833426947068518">
            <text:p>0,0083342695</text:p>
          </table:table-cell>
          <table:table-cell table:formula="of:=[.D548]/[.L$1]" office:value-type="float" office:value="0.509205029495824">
            <text:p>0,5092050295</text:p>
          </table:table-cell>
          <table:table-cell table:formula="of:=[.E548]/[.M$1]" office:value-type="float" office:value="0.0362772027246049">
            <text:p>0,0362772027</text:p>
          </table:table-cell>
          <table:table-cell table:number-columns-repeated="10"/>
        </table:table-row>
        <table:table-row table:style-name="ro2">
          <table:table-cell office:value-type="string">
            <text:p>памя</text:p>
          </table:table-cell>
          <table:table-cell office:value-type="float" office:value="1">
            <text:p>1</text:p>
          </table:table-cell>
          <table:table-cell office:value-type="float" office:value="0.129578026562">
            <text:p>0,1295780266</text:p>
          </table:table-cell>
          <table:table-cell office:value-type="float" office:value="0.000251822564659">
            <text:p>0,0002518226</text:p>
          </table:table-cell>
          <table:table-cell office:value-type="float" office:value="0.00350964516067">
            <text:p>0,0035096452</text:p>
          </table:table-cell>
          <table:table-cell/>
          <table:table-cell table:formula="of:=[.C549]/[.K$1]" office:value-type="float" office:value="0.00839455208656675">
            <text:p>0,0083945521</text:p>
          </table:table-cell>
          <table:table-cell table:formula="of:=[.D549]/[.L$1]" office:value-type="float" office:value="0.50920502703091">
            <text:p>0,509205027</text:p>
          </table:table-cell>
          <table:table-cell table:formula="of:=[.E549]/[.M$1]" office:value-type="float" office:value="0.036323872213943">
            <text:p>0,0363238722</text:p>
          </table:table-cell>
          <table:table-cell table:number-columns-repeated="10"/>
        </table:table-row>
        <table:table-row table:style-name="ro2">
          <table:table-cell office:value-type="string">
            <text:p>губительн</text:p>
          </table:table-cell>
          <table:table-cell office:value-type="float" office:value="1">
            <text:p>1</text:p>
          </table:table-cell>
          <table:table-cell office:value-type="float" office:value="0.0725832385985">
            <text:p>0,0725832386</text:p>
          </table:table-cell>
          <table:table-cell office:value-type="float" office:value="0.000251822110325">
            <text:p>0,0002518221</text:p>
          </table:table-cell>
          <table:table-cell office:value-type="float" office:value="0.00353685176851">
            <text:p>0,0035368518</text:p>
          </table:table-cell>
          <table:table-cell/>
          <table:table-cell table:formula="of:=[.C550]/[.K$1]" office:value-type="float" office:value="0.00470221528443539">
            <text:p>0,0047022153</text:p>
          </table:table-cell>
          <table:table-cell table:formula="of:=[.D550]/[.L$1]" office:value-type="float" office:value="0.509204108331837">
            <text:p>0,5092041083</text:p>
          </table:table-cell>
          <table:table-cell table:formula="of:=[.E550]/[.M$1]" office:value-type="float" office:value="0.0366054532004283">
            <text:p>0,0366054532</text:p>
          </table:table-cell>
          <table:table-cell table:number-columns-repeated="10"/>
        </table:table-row>
        <table:table-row table:style-name="ro1">
          <table:table-cell office:value-type="string">
            <text:p>всем</text:p>
          </table:table-cell>
          <table:table-cell office:value-type="float" office:value="1">
            <text:p>1</text:p>
          </table:table-cell>
          <table:table-cell office:value-type="float" office:value="0.114697107128">
            <text:p>0,1146971071</text:p>
          </table:table-cell>
          <table:table-cell office:value-type="float" office:value="0.000251819399037">
            <text:p>0,0002518194</text:p>
          </table:table-cell>
          <table:table-cell office:value-type="float" office:value="0.00353271663651">
            <text:p>0,0035327166</text:p>
          </table:table-cell>
          <table:table-cell/>
          <table:table-cell table:formula="of:=[.C551]/[.K$1]" office:value-type="float" office:value="0.00743051013748717">
            <text:p>0,0074305101</text:p>
          </table:table-cell>
          <table:table-cell table:formula="of:=[.D551]/[.L$1]" office:value-type="float" office:value="0.509198625894307">
            <text:p>0,5091986259</text:p>
          </table:table-cell>
          <table:table-cell table:formula="of:=[.E551]/[.M$1]" office:value-type="float" office:value="0.0365626557096623">
            <text:p>0,0365626557</text:p>
          </table:table-cell>
          <table:table-cell table:number-columns-repeated="10"/>
        </table:table-row>
        <table:table-row table:style-name="ro2">
          <table:table-cell office:value-type="string">
            <text:p>четк</text:p>
          </table:table-cell>
          <table:table-cell office:value-type="float" office:value="1">
            <text:p>1</text:p>
          </table:table-cell>
          <table:table-cell office:value-type="float" office:value="0.0680358108677">
            <text:p>0,0680358109</text:p>
          </table:table-cell>
          <table:table-cell office:value-type="float" office:value="0.000251819317744">
            <text:p>0,0002518193</text:p>
          </table:table-cell>
          <table:table-cell office:value-type="float" office:value="0.003649734178">
            <text:p>0,0036497342</text:p>
          </table:table-cell>
          <table:table-cell/>
          <table:table-cell table:formula="of:=[.C552]/[.K$1]" office:value-type="float" office:value="0.00440761580673896">
            <text:p>0,0044076158</text:p>
          </table:table-cell>
          <table:table-cell table:formula="of:=[.D552]/[.L$1]" office:value-type="float" office:value="0.509198461513469">
            <text:p>0,5091984615</text:p>
          </table:table-cell>
          <table:table-cell table:formula="of:=[.E552]/[.M$1]" office:value-type="float" office:value="0.0377737554161241">
            <text:p>0,0377737554</text:p>
          </table:table-cell>
          <table:table-cell table:number-columns-repeated="10"/>
        </table:table-row>
        <table:table-row table:style-name="ro2">
          <table:table-cell office:value-type="string">
            <text:p>реакц</text:p>
          </table:table-cell>
          <table:table-cell office:value-type="float" office:value="1">
            <text:p>1</text:p>
          </table:table-cell>
          <table:table-cell office:value-type="float" office:value="0.0807791494381">
            <text:p>0,0807791494</text:p>
          </table:table-cell>
          <table:table-cell office:value-type="float" office:value="0.00025181647519">
            <text:p>0,0002518165</text:p>
          </table:table-cell>
          <table:table-cell office:value-type="float" office:value="0.00354348797223">
            <text:p>0,003543488</text:p>
          </table:table-cell>
          <table:table-cell/>
          <table:table-cell table:formula="of:=[.C553]/[.K$1]" office:value-type="float" office:value="0.00523317722501533">
            <text:p>0,0052331772</text:p>
          </table:table-cell>
          <table:table-cell table:formula="of:=[.D553]/[.L$1]" office:value-type="float" office:value="0.509192713645765">
            <text:p>0,5091927136</text:p>
          </table:table-cell>
          <table:table-cell table:formula="of:=[.E553]/[.M$1]" office:value-type="float" office:value="0.0366741361027947">
            <text:p>0,0366741361</text:p>
          </table:table-cell>
          <table:table-cell table:number-columns-repeated="10"/>
        </table:table-row>
        <table:table-row table:style-name="ro1">
          <table:table-cell office:value-type="string">
            <text:p>идет</text:p>
          </table:table-cell>
          <table:table-cell office:value-type="float" office:value="1">
            <text:p>1</text:p>
          </table:table-cell>
          <table:table-cell office:value-type="float" office:value="0.0863316696">
            <text:p>0,0863316696</text:p>
          </table:table-cell>
          <table:table-cell office:value-type="float" office:value="0.00025181628619">
            <text:p>0,0002518163</text:p>
          </table:table-cell>
          <table:table-cell office:value-type="float" office:value="0.00355881034042">
            <text:p>0,0035588103</text:p>
          </table:table-cell>
          <table:table-cell/>
          <table:table-cell table:formula="of:=[.C554]/[.K$1]" office:value-type="float" office:value="0.00559289037196991">
            <text:p>0,0055928904</text:p>
          </table:table-cell>
          <table:table-cell table:formula="of:=[.D554]/[.L$1]" office:value-type="float" office:value="0.509192331472904">
            <text:p>0,5091923315</text:p>
          </table:table-cell>
          <table:table-cell table:formula="of:=[.E554]/[.M$1]" office:value-type="float" office:value="0.0368327184433645">
            <text:p>0,0368327184</text:p>
          </table:table-cell>
          <table:table-cell table:number-columns-repeated="10"/>
        </table:table-row>
        <table:table-row table:style-name="ro2">
          <table:table-cell office:value-type="string">
            <text:p>пропускн</text:p>
          </table:table-cell>
          <table:table-cell office:value-type="float" office:value="1">
            <text:p>1</text:p>
          </table:table-cell>
          <table:table-cell office:value-type="float" office:value="0.0955071948401">
            <text:p>0,0955071948</text:p>
          </table:table-cell>
          <table:table-cell office:value-type="float" office:value="0.00025181522147">
            <text:p>0,0002518152</text:p>
          </table:table-cell>
          <table:table-cell office:value-type="float" office:value="0.0035505986294">
            <text:p>0,0035505986</text:p>
          </table:table-cell>
          <table:table-cell/>
          <table:table-cell table:formula="of:=[.C555]/[.K$1]" office:value-type="float" office:value="0.00618731541912691">
            <text:p>0,0061873154</text:p>
          </table:table-cell>
          <table:table-cell table:formula="of:=[.D555]/[.L$1]" office:value-type="float" office:value="0.509190178525343">
            <text:p>0,5091901785</text:p>
          </table:table-cell>
          <table:table-cell table:formula="of:=[.E555]/[.M$1]" office:value-type="float" office:value="0.0367477294692395">
            <text:p>0,0367477295</text:p>
          </table:table-cell>
          <table:table-cell table:number-columns-repeated="10"/>
        </table:table-row>
        <table:table-row table:style-name="ro2">
          <table:table-cell office:value-type="string">
            <text:p>швейцарск</text:p>
          </table:table-cell>
          <table:table-cell office:value-type="float" office:value="1">
            <text:p>1</text:p>
          </table:table-cell>
          <table:table-cell office:value-type="float" office:value="0.0570447098118">
            <text:p>0,0570447098</text:p>
          </table:table-cell>
          <table:table-cell office:value-type="float" office:value="0.00025181521536">
            <text:p>0,0002518152</text:p>
          </table:table-cell>
          <table:table-cell office:value-type="float" office:value="0.00374963730797">
            <text:p>0,0037496373</text:p>
          </table:table-cell>
          <table:table-cell/>
          <table:table-cell table:formula="of:=[.C556]/[.K$1]" office:value-type="float" office:value="0.00369557092729079">
            <text:p>0,0036955709</text:p>
          </table:table-cell>
          <table:table-cell table:formula="of:=[.D556]/[.L$1]" office:value-type="float" office:value="0.509190166170442">
            <text:p>0,5091901662</text:p>
          </table:table-cell>
          <table:table-cell table:formula="of:=[.E556]/[.M$1]" office:value-type="float" office:value="0.0388077256212803">
            <text:p>0,0388077256</text:p>
          </table:table-cell>
          <table:table-cell table:number-columns-repeated="10"/>
        </table:table-row>
        <table:table-row table:style-name="ro2">
          <table:table-cell office:value-type="string">
            <text:p>подобн</text:p>
          </table:table-cell>
          <table:table-cell office:value-type="float" office:value="1">
            <text:p>1</text:p>
          </table:table-cell>
          <table:table-cell office:value-type="float" office:value="0.072739823735">
            <text:p>0,0727398237</text:p>
          </table:table-cell>
          <table:table-cell office:value-type="float" office:value="0.000251815171773">
            <text:p>0,0002518152</text:p>
          </table:table-cell>
          <table:table-cell office:value-type="float" office:value="0.00361086203344">
            <text:p>0,003610862</text:p>
          </table:table-cell>
          <table:table-cell/>
          <table:table-cell table:formula="of:=[.C557]/[.K$1]" office:value-type="float" office:value="0.0047123594587156">
            <text:p>0,0047123595</text:p>
          </table:table-cell>
          <table:table-cell table:formula="of:=[.D557]/[.L$1]" office:value-type="float" office:value="0.509190078034101">
            <text:p>0,509190078</text:p>
          </table:table-cell>
          <table:table-cell table:formula="of:=[.E557]/[.M$1]" office:value-type="float" office:value="0.0373714392995257">
            <text:p>0,0373714393</text:p>
          </table:table-cell>
          <table:table-cell table:number-columns-repeated="10"/>
        </table:table-row>
        <table:table-row table:style-name="ro2">
          <table:table-cell office:value-type="string">
            <text:p>vertic</text:p>
          </table:table-cell>
          <table:table-cell office:value-type="float" office:value="1">
            <text:p>1</text:p>
          </table:table-cell>
          <table:table-cell office:value-type="float" office:value="0.0888515684627">
            <text:p>0,0888515685</text:p>
          </table:table-cell>
          <table:table-cell office:value-type="float" office:value="0.000251815167948">
            <text:p>0,0002518152</text:p>
          </table:table-cell>
          <table:table-cell office:value-type="float" office:value="0.00361538023781">
            <text:p>0,0036153802</text:p>
          </table:table-cell>
          <table:table-cell/>
          <table:table-cell table:formula="of:=[.C558]/[.K$1]" office:value-type="float" office:value="0.00575613890119253">
            <text:p>0,0057561389</text:p>
          </table:table-cell>
          <table:table-cell table:formula="of:=[.D558]/[.L$1]" office:value-type="float" office:value="0.50919007029965">
            <text:p>0,5091900703</text:p>
          </table:table-cell>
          <table:table-cell table:formula="of:=[.E558]/[.M$1]" office:value-type="float" office:value="0.0374182014850627">
            <text:p>0,0374182015</text:p>
          </table:table-cell>
          <table:table-cell table:number-columns-repeated="10"/>
        </table:table-row>
        <table:table-row table:style-name="ro2">
          <table:table-cell office:value-type="string">
            <text:p>выпуст</text:p>
          </table:table-cell>
          <table:table-cell office:value-type="float" office:value="1">
            <text:p>1</text:p>
          </table:table-cell>
          <table:table-cell office:value-type="float" office:value="0.0667818961715">
            <text:p>0,0667818962</text:p>
          </table:table-cell>
          <table:table-cell office:value-type="float" office:value="0.00025181516363">
            <text:p>0,0002518152</text:p>
          </table:table-cell>
          <table:table-cell office:value-type="float" office:value="0.00364043740628">
            <text:p>0,0036404374</text:p>
          </table:table-cell>
          <table:table-cell/>
          <table:table-cell table:formula="of:=[.C559]/[.K$1]" office:value-type="float" office:value="0.00432638249497583">
            <text:p>0,0043263825</text:p>
          </table:table-cell>
          <table:table-cell table:formula="of:=[.D559]/[.L$1]" office:value-type="float" office:value="0.509190061568315">
            <text:p>0,5091900616</text:p>
          </table:table-cell>
          <table:table-cell table:formula="of:=[.E559]/[.M$1]" office:value-type="float" office:value="0.0376775363590685">
            <text:p>0,0376775364</text:p>
          </table:table-cell>
          <table:table-cell table:number-columns-repeated="10"/>
        </table:table-row>
        <table:table-row table:style-name="ro2"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office:value-type="float" office:value="0.0917510668327">
            <text:p>0,0917510668</text:p>
          </table:table-cell>
          <table:table-cell office:value-type="float" office:value="0.000251812481645">
            <text:p>0,0002518125</text:p>
          </table:table-cell>
          <table:table-cell office:value-type="float" office:value="0.00351786160388">
            <text:p>0,0035178616</text:p>
          </table:table-cell>
          <table:table-cell/>
          <table:table-cell table:formula="of:=[.C560]/[.K$1]" office:value-type="float" office:value="0.00594397931470766">
            <text:p>0,0059439793</text:p>
          </table:table-cell>
          <table:table-cell table:formula="of:=[.D560]/[.L$1]" office:value-type="float" office:value="0.509184638383755">
            <text:p>0,5091846384</text:p>
          </table:table-cell>
          <table:table-cell table:formula="of:=[.E560]/[.M$1]" office:value-type="float" office:value="0.0364089101649466">
            <text:p>0,0364089102</text:p>
          </table:table-cell>
          <table:table-cell table:number-columns-repeated="10"/>
        </table:table-row>
        <table:table-row table:style-name="ro1">
          <table:table-cell office:value-type="string">
            <text:p>гранд</text:p>
          </table:table-cell>
          <table:table-cell office:value-type="float" office:value="1">
            <text:p>1</text:p>
          </table:table-cell>
          <table:table-cell office:value-type="float" office:value="0.114471284996">
            <text:p>0,114471285</text:p>
          </table:table-cell>
          <table:table-cell office:value-type="float" office:value="0.000251807939875">
            <text:p>0,0002518079</text:p>
          </table:table-cell>
          <table:table-cell office:value-type="float" office:value="0.00360003179489">
            <text:p>0,0036000318</text:p>
          </table:table-cell>
          <table:table-cell/>
          <table:table-cell table:formula="of:=[.C561]/[.K$1]" office:value-type="float" office:value="0.00741588053014038">
            <text:p>0,0074158805</text:p>
          </table:table-cell>
          <table:table-cell table:formula="of:=[.D561]/[.L$1]" office:value-type="float" office:value="0.509175454567687">
            <text:p>0,5091754546</text:p>
          </table:table-cell>
          <table:table-cell table:formula="of:=[.E561]/[.M$1]" office:value-type="float" office:value="0.037259349278134">
            <text:p>0,0372593493</text:p>
          </table:table-cell>
          <table:table-cell table:number-columns-repeated="10"/>
        </table:table-row>
        <table:table-row table:style-name="ro2">
          <table:table-cell office:value-type="string">
            <text:p>компьютерн</text:p>
          </table:table-cell>
          <table:table-cell office:value-type="float" office:value="1">
            <text:p>1</text:p>
          </table:table-cell>
          <table:table-cell office:value-type="float" office:value="0.142303337642">
            <text:p>0,1423033376</text:p>
          </table:table-cell>
          <table:table-cell office:value-type="float" office:value="0.000251807926656">
            <text:p>0,0002518079</text:p>
          </table:table-cell>
          <table:table-cell office:value-type="float" office:value="0.00352680477379">
            <text:p>0,0035268048</text:p>
          </table:table-cell>
          <table:table-cell/>
          <table:table-cell table:formula="of:=[.C562]/[.K$1]" office:value-type="float" office:value="0.00921894561618817">
            <text:p>0,0092189456</text:p>
          </table:table-cell>
          <table:table-cell table:formula="of:=[.D562]/[.L$1]" office:value-type="float" office:value="0.50917542783783">
            <text:p>0,5091754278</text:p>
          </table:table-cell>
          <table:table-cell table:formula="of:=[.E562]/[.M$1]" office:value-type="float" office:value="0.0365014695395064">
            <text:p>0,0365014695</text:p>
          </table:table-cell>
          <table:table-cell table:number-columns-repeated="10"/>
        </table:table-row>
        <table:table-row table:style-name="ro1">
          <table:table-cell office:value-type="string">
            <text:p>прав</text:p>
          </table:table-cell>
          <table:table-cell office:value-type="float" office:value="1">
            <text:p>1</text:p>
          </table:table-cell>
          <table:table-cell office:value-type="float" office:value="0.123442022777">
            <text:p>0,1234420228</text:p>
          </table:table-cell>
          <table:table-cell office:value-type="float" office:value="0.000251806305121">
            <text:p>0,0002518063</text:p>
          </table:table-cell>
          <table:table-cell office:value-type="float" office:value="0.00355679670358">
            <text:p>0,0035567967</text:p>
          </table:table-cell>
          <table:table-cell/>
          <table:table-cell table:formula="of:=[.C563]/[.K$1]" office:value-type="float" office:value="0.00799703867520215">
            <text:p>0,0079970387</text:p>
          </table:table-cell>
          <table:table-cell table:formula="of:=[.D563]/[.L$1]" office:value-type="float" office:value="0.509172148966555">
            <text:p>0,509172149</text:p>
          </table:table-cell>
          <table:table-cell table:formula="of:=[.E563]/[.M$1]" office:value-type="float" office:value="0.03681187785011">
            <text:p>0,0368118779</text:p>
          </table:table-cell>
          <table:table-cell table:number-columns-repeated="10"/>
        </table:table-row>
        <table:table-row table:style-name="ro2">
          <table:table-cell office:value-type="string">
            <text:p>жестк</text:p>
          </table:table-cell>
          <table:table-cell office:value-type="float" office:value="1">
            <text:p>1</text:p>
          </table:table-cell>
          <table:table-cell office:value-type="float" office:value="0.121790002444">
            <text:p>0,1217900024</text:p>
          </table:table-cell>
          <table:table-cell office:value-type="float" office:value="0.000251806261">
            <text:p>0,0002518063</text:p>
          </table:table-cell>
          <table:table-cell office:value-type="float" office:value="0.00357953762142">
            <text:p>0,0035795376</text:p>
          </table:table-cell>
          <table:table-cell/>
          <table:table-cell table:formula="of:=[.C564]/[.K$1]" office:value-type="float" office:value="0.00789001458244982">
            <text:p>0,0078900146</text:p>
          </table:table-cell>
          <table:table-cell table:formula="of:=[.D564]/[.L$1]" office:value-type="float" office:value="0.509172059750424">
            <text:p>0,5091720598</text:p>
          </table:table-cell>
          <table:table-cell table:formula="of:=[.E564]/[.M$1]" office:value-type="float" office:value="0.0370472401604953">
            <text:p>0,0370472402</text:p>
          </table:table-cell>
          <table:table-cell table:number-columns-repeated="10"/>
        </table:table-row>
        <table:table-row table:style-name="ro2">
          <table:table-cell office:value-type="string">
            <text:p>тольк</text:p>
          </table:table-cell>
          <table:table-cell office:value-type="float" office:value="1">
            <text:p>1</text:p>
          </table:table-cell>
          <table:table-cell office:value-type="float" office:value="0.113094345277">
            <text:p>0,1130943453</text:p>
          </table:table-cell>
          <table:table-cell office:value-type="float" office:value="0.000251806227279">
            <text:p>0,0002518062</text:p>
          </table:table-cell>
          <table:table-cell office:value-type="float" office:value="0.00353815378752">
            <text:p>0,0035381538</text:p>
          </table:table-cell>
          <table:table-cell/>
          <table:table-cell table:formula="of:=[.C565]/[.K$1]" office:value-type="float" office:value="0.00732667719452948">
            <text:p>0,0073266772</text:p>
          </table:table-cell>
          <table:table-cell table:formula="of:=[.D565]/[.L$1]" office:value-type="float" office:value="0.50917199156391">
            <text:p>0,5091719916</text:p>
          </table:table-cell>
          <table:table-cell table:formula="of:=[.E565]/[.M$1]" office:value-type="float" office:value="0.0366189287428192">
            <text:p>0,0366189287</text:p>
          </table:table-cell>
          <table:table-cell table:number-columns-repeated="10"/>
        </table:table-row>
        <table:table-row table:style-name="ro2">
          <table:table-cell office:value-type="string">
            <text:p>donald</text:p>
          </table:table-cell>
          <table:table-cell office:value-type="float" office:value="1">
            <text:p>1</text:p>
          </table:table-cell>
          <table:table-cell office:value-type="float" office:value="0.0627824459695">
            <text:p>0,062782446</text:p>
          </table:table-cell>
          <table:table-cell office:value-type="float" office:value="0.000251806154436">
            <text:p>0,0002518062</text:p>
          </table:table-cell>
          <table:table-cell office:value-type="float" office:value="0.00356581359183">
            <text:p>0,0035658136</text:p>
          </table:table-cell>
          <table:table-cell/>
          <table:table-cell table:formula="of:=[.C566]/[.K$1]" office:value-type="float" office:value="0.00406728306331212">
            <text:p>0,0040672831</text:p>
          </table:table-cell>
          <table:table-cell table:formula="of:=[.D566]/[.L$1]" office:value-type="float" office:value="0.509171844269637">
            <text:p>0,5091718443</text:p>
          </table:table-cell>
          <table:table-cell table:formula="of:=[.E566]/[.M$1]" office:value-type="float" office:value="0.0369052001894253">
            <text:p>0,0369052002</text:p>
          </table:table-cell>
          <table:table-cell table:number-columns-repeated="10"/>
        </table:table-row>
        <table:table-row table:style-name="ro2">
          <table:table-cell office:value-type="string">
            <text:p>компенсац</text:p>
          </table:table-cell>
          <table:table-cell office:value-type="float" office:value="1">
            <text:p>1</text:p>
          </table:table-cell>
          <table:table-cell office:value-type="float" office:value="0.0697976851322">
            <text:p>0,0697976851</text:p>
          </table:table-cell>
          <table:table-cell office:value-type="float" office:value="0.000251806101044">
            <text:p>0,0002518061</text:p>
          </table:table-cell>
          <table:table-cell office:value-type="float" office:value="0.00354303764871">
            <text:p>0,0035430376</text:p>
          </table:table-cell>
          <table:table-cell/>
          <table:table-cell table:formula="of:=[.C567]/[.K$1]" office:value-type="float" office:value="0.00452175665048958">
            <text:p>0,0045217567</text:p>
          </table:table-cell>
          <table:table-cell table:formula="of:=[.D567]/[.L$1]" office:value-type="float" office:value="0.509171736306814">
            <text:p>0,5091717363</text:p>
          </table:table-cell>
          <table:table-cell table:formula="of:=[.E567]/[.M$1]" office:value-type="float" office:value="0.0366694753769246">
            <text:p>0,0366694754</text:p>
          </table:table-cell>
          <table:table-cell table:number-columns-repeated="10"/>
        </table:table-row>
        <table:table-row table:style-name="ro2">
          <table:table-cell office:value-type="string">
            <text:p>двухфазн</text:p>
          </table:table-cell>
          <table:table-cell office:value-type="float" office:value="1">
            <text:p>1</text:p>
          </table:table-cell>
          <table:table-cell office:value-type="float" office:value="0.0841582533663">
            <text:p>0,0841582534</text:p>
          </table:table-cell>
          <table:table-cell office:value-type="float" office:value="0.000251806095026">
            <text:p>0,0002518061</text:p>
          </table:table-cell>
          <table:table-cell office:value-type="float" office:value="0.00360767389718">
            <text:p>0,0036076739</text:p>
          </table:table-cell>
          <table:table-cell/>
          <table:table-cell table:formula="of:=[.C568]/[.K$1]" office:value-type="float" office:value="0.00545208829106421">
            <text:p>0,0054520883</text:p>
          </table:table-cell>
          <table:table-cell table:formula="of:=[.D568]/[.L$1]" office:value-type="float" office:value="0.509171724137945">
            <text:p>0,5091717241</text:p>
          </table:table-cell>
          <table:table-cell table:formula="of:=[.E568]/[.M$1]" office:value-type="float" office:value="0.0373384429569305">
            <text:p>0,037338443</text:p>
          </table:table-cell>
          <table:table-cell table:number-columns-repeated="10"/>
        </table:table-row>
        <table:table-row table:style-name="ro1">
          <table:table-cell office:value-type="string">
            <text:p>задержек</text:p>
          </table:table-cell>
          <table:table-cell office:value-type="float" office:value="1">
            <text:p>1</text:p>
          </table:table-cell>
          <table:table-cell office:value-type="float" office:value="0.0576196262455">
            <text:p>0,0576196262</text:p>
          </table:table-cell>
          <table:table-cell office:value-type="float" office:value="0.000251806089178">
            <text:p>0,0002518061</text:p>
          </table:table-cell>
          <table:table-cell office:value-type="float" office:value="0.00359612317574">
            <text:p>0,0035961232</text:p>
          </table:table-cell>
          <table:table-cell/>
          <table:table-cell table:formula="of:=[.C569]/[.K$1]" office:value-type="float" office:value="0.00373281617693818">
            <text:p>0,0037328162</text:p>
          </table:table-cell>
          <table:table-cell table:formula="of:=[.D569]/[.L$1]" office:value-type="float" office:value="0.509171712312829">
            <text:p>0,5091717123</text:p>
          </table:table-cell>
          <table:table-cell table:formula="of:=[.E569]/[.M$1]" office:value-type="float" office:value="0.0372188961337168">
            <text:p>0,0372188961</text:p>
          </table:table-cell>
          <table:table-cell table:number-columns-repeated="10"/>
        </table:table-row>
        <table:table-row table:style-name="ro2">
          <table:table-cell office:value-type="string">
            <text:p>вероятн</text:p>
          </table:table-cell>
          <table:table-cell office:value-type="float" office:value="1">
            <text:p>1</text:p>
          </table:table-cell>
          <table:table-cell office:value-type="float" office:value="0.0519757350073">
            <text:p>0,051975735</text:p>
          </table:table-cell>
          <table:table-cell office:value-type="float" office:value="0.000251806074899">
            <text:p>0,0002518061</text:p>
          </table:table-cell>
          <table:table-cell office:value-type="float" office:value="0.00359874433761">
            <text:p>0,0035987443</text:p>
          </table:table-cell>
          <table:table-cell/>
          <table:table-cell table:formula="of:=[.C570]/[.K$1]" office:value-type="float" office:value="0.00336718366788528">
            <text:p>0,0033671837</text:p>
          </table:table-cell>
          <table:table-cell table:formula="of:=[.D570]/[.L$1]" office:value-type="float" office:value="0.509171683439568">
            <text:p>0,5091716834</text:p>
          </table:table-cell>
          <table:table-cell table:formula="of:=[.E570]/[.M$1]" office:value-type="float" office:value="0.0372460244456855">
            <text:p>0,0372460244</text:p>
          </table:table-cell>
          <table:table-cell table:number-columns-repeated="10"/>
        </table:table-row>
        <table:table-row table:style-name="ro2">
          <table:table-cell office:value-type="string">
            <text:p>экстремистск</text:p>
          </table:table-cell>
          <table:table-cell office:value-type="float" office:value="1">
            <text:p>1</text:p>
          </table:table-cell>
          <table:table-cell office:value-type="float" office:value="0.0695408913618">
            <text:p>0,0695408914</text:p>
          </table:table-cell>
          <table:table-cell office:value-type="float" office:value="0.000251806071867">
            <text:p>0,0002518061</text:p>
          </table:table-cell>
          <table:table-cell office:value-type="float" office:value="0.00354792573245">
            <text:p>0,0035479257</text:p>
          </table:table-cell>
          <table:table-cell/>
          <table:table-cell table:formula="of:=[.C571]/[.K$1]" office:value-type="float" office:value="0.00450512058387919">
            <text:p>0,0045051206</text:p>
          </table:table-cell>
          <table:table-cell table:formula="of:=[.D571]/[.L$1]" office:value-type="float" office:value="0.509171677308626">
            <text:p>0,5091716773</text:p>
          </table:table-cell>
          <table:table-cell table:formula="of:=[.E571]/[.M$1]" office:value-type="float" office:value="0.0367200657132733">
            <text:p>0,0367200657</text:p>
          </table:table-cell>
          <table:table-cell table:number-columns-repeated="10"/>
        </table:table-row>
        <table:table-row table:style-name="ro2">
          <table:table-cell office:value-type="string">
            <text:p>архитектурн</text:p>
          </table:table-cell>
          <table:table-cell office:value-type="float" office:value="1">
            <text:p>1</text:p>
          </table:table-cell>
          <table:table-cell office:value-type="float" office:value="0.206585322259">
            <text:p>0,2065853223</text:p>
          </table:table-cell>
          <table:table-cell office:value-type="float" office:value="0.000251805851369">
            <text:p>0,0002518059</text:p>
          </table:table-cell>
          <table:table-cell office:value-type="float" office:value="0.00359661589254">
            <text:p>0,0035966159</text:p>
          </table:table-cell>
          <table:table-cell/>
          <table:table-cell table:formula="of:=[.C572]/[.K$1]" office:value-type="float" office:value="0.0133833744349671">
            <text:p>0,0133833744</text:p>
          </table:table-cell>
          <table:table-cell table:formula="of:=[.D572]/[.L$1]" office:value-type="float" office:value="0.509171231444332">
            <text:p>0,5091712314</text:p>
          </table:table-cell>
          <table:table-cell table:formula="of:=[.E572]/[.M$1]" office:value-type="float" office:value="0.037223995618497">
            <text:p>0,0372239956</text:p>
          </table:table-cell>
          <table:table-cell table:number-columns-repeated="10"/>
        </table:table-row>
        <table:table-row table:style-name="ro2">
          <table:table-cell office:value-type="string">
            <text:p>желан</text:p>
          </table:table-cell>
          <table:table-cell office:value-type="float" office:value="1">
            <text:p>1</text:p>
          </table:table-cell>
          <table:table-cell office:value-type="float" office:value="0.140687104345">
            <text:p>0,1406871043</text:p>
          </table:table-cell>
          <table:table-cell office:value-type="float" office:value="0.000251805801637">
            <text:p>0,0002518058</text:p>
          </table:table-cell>
          <table:table-cell office:value-type="float" office:value="0.00361193175554">
            <text:p>0,0036119318</text:p>
          </table:table-cell>
          <table:table-cell/>
          <table:table-cell table:formula="of:=[.C573]/[.K$1]" office:value-type="float" office:value="0.00911423994227348">
            <text:p>0,0091142399</text:p>
          </table:table-cell>
          <table:table-cell table:formula="of:=[.D573]/[.L$1]" office:value-type="float" office:value="0.509171130882317">
            <text:p>0,5091711309</text:p>
          </table:table-cell>
          <table:table-cell table:formula="of:=[.E573]/[.M$1]" office:value-type="float" office:value="0.0373825106321208">
            <text:p>0,0373825106</text:p>
          </table:table-cell>
          <table:table-cell table:number-columns-repeated="10"/>
        </table:table-row>
        <table:table-row table:style-name="ro2">
          <table:table-cell office:value-type="string">
            <text:p>минова</text:p>
          </table:table-cell>
          <table:table-cell office:value-type="float" office:value="1">
            <text:p>1</text:p>
          </table:table-cell>
          <table:table-cell office:value-type="float" office:value="0.108645744285">
            <text:p>0,1086457443</text:p>
          </table:table-cell>
          <table:table-cell office:value-type="float" office:value="0.00025180579692">
            <text:p>0,0002518058</text:p>
          </table:table-cell>
          <table:table-cell office:value-type="float" office:value="0.00363029053722">
            <text:p>0,0036302905</text:p>
          </table:table-cell>
          <table:table-cell/>
          <table:table-cell table:formula="of:=[.C574]/[.K$1]" office:value-type="float" office:value="0.0070384800847994">
            <text:p>0,0070384801</text:p>
          </table:table-cell>
          <table:table-cell table:formula="of:=[.D574]/[.L$1]" office:value-type="float" office:value="0.509171121344172">
            <text:p>0,5091711213</text:p>
          </table:table-cell>
          <table:table-cell table:formula="of:=[.E574]/[.M$1]" office:value-type="float" office:value="0.0375725190259098">
            <text:p>0,037572519</text:p>
          </table:table-cell>
          <table:table-cell table:number-columns-repeated="10"/>
        </table:table-row>
        <table:table-row table:style-name="ro2">
          <table:table-cell office:value-type="string">
            <text:p>ослабля</text:p>
          </table:table-cell>
          <table:table-cell office:value-type="float" office:value="1">
            <text:p>1</text:p>
          </table:table-cell>
          <table:table-cell office:value-type="float" office:value="0.074533301138">
            <text:p>0,0745333011</text:p>
          </table:table-cell>
          <table:table-cell office:value-type="float" office:value="0.000251805796152">
            <text:p>0,0002518058</text:p>
          </table:table-cell>
          <table:table-cell office:value-type="float" office:value="0.00364725645795">
            <text:p>0,0036472565</text:p>
          </table:table-cell>
          <table:table-cell/>
          <table:table-cell table:formula="of:=[.C575]/[.K$1]" office:value-type="float" office:value="0.00482854767268227">
            <text:p>0,0048285477</text:p>
          </table:table-cell>
          <table:table-cell table:formula="of:=[.D575]/[.L$1]" office:value-type="float" office:value="0.509171119791216">
            <text:p>0,5091711198</text:p>
          </table:table-cell>
          <table:table-cell table:formula="of:=[.E575]/[.M$1]" office:value-type="float" office:value="0.0377481116879528">
            <text:p>0,0377481117</text:p>
          </table:table-cell>
          <table:table-cell table:number-columns-repeated="10"/>
        </table:table-row>
        <table:table-row table:style-name="ro1">
          <table:table-cell office:value-type="string">
            <text:p>основ</text:p>
          </table:table-cell>
          <table:table-cell office:value-type="float" office:value="1">
            <text:p>1</text:p>
          </table:table-cell>
          <table:table-cell office:value-type="float" office:value="0.0525741440128">
            <text:p>0,052574144</text:p>
          </table:table-cell>
          <table:table-cell office:value-type="float" office:value="0.00025180579315">
            <text:p>0,0002518058</text:p>
          </table:table-cell>
          <table:table-cell office:value-type="float" office:value="0.00387839850759">
            <text:p>0,0038783985</text:p>
          </table:table-cell>
          <table:table-cell/>
          <table:table-cell table:formula="of:=[.C576]/[.K$1]" office:value-type="float" office:value="0.0034059508547226">
            <text:p>0,0034059509</text:p>
          </table:table-cell>
          <table:table-cell table:formula="of:=[.D576]/[.L$1]" office:value-type="float" office:value="0.509171113720936">
            <text:p>0,5091711137</text:p>
          </table:table-cell>
          <table:table-cell table:formula="of:=[.E576]/[.M$1]" office:value-type="float" office:value="0.0401403689931868">
            <text:p>0,040140369</text:p>
          </table:table-cell>
          <table:table-cell table:number-columns-repeated="10"/>
        </table:table-row>
        <table:table-row table:style-name="ro2">
          <table:table-cell office:value-type="string">
            <text:p>facebook</text:p>
          </table:table-cell>
          <table:table-cell office:value-type="float" office:value="1">
            <text:p>1</text:p>
          </table:table-cell>
          <table:table-cell office:value-type="float" office:value="0.0827650383396">
            <text:p>0,0827650383</text:p>
          </table:table-cell>
          <table:table-cell office:value-type="float" office:value="0.000251805791512">
            <text:p>0,0002518058</text:p>
          </table:table-cell>
          <table:table-cell office:value-type="float" office:value="0.00366692516461">
            <text:p>0,0036669252</text:p>
          </table:table-cell>
          <table:table-cell/>
          <table:table-cell table:formula="of:=[.C577]/[.K$1]" office:value-type="float" office:value="0.0053618305797861">
            <text:p>0,0053618306</text:p>
          </table:table-cell>
          <table:table-cell table:formula="of:=[.D577]/[.L$1]" office:value-type="float" office:value="0.509171110408771">
            <text:p>0,5091711104</text:p>
          </table:table-cell>
          <table:table-cell table:formula="of:=[.E577]/[.M$1]" office:value-type="float" office:value="0.0379516774487703">
            <text:p>0,0379516774</text:p>
          </table:table-cell>
          <table:table-cell table:number-columns-repeated="10"/>
        </table:table-row>
        <table:table-row table:style-name="ro2">
          <table:table-cell office:value-type="string">
            <text:p>последовател</text:p>
          </table:table-cell>
          <table:table-cell office:value-type="float" office:value="1">
            <text:p>1</text:p>
          </table:table-cell>
          <table:table-cell office:value-type="float" office:value="0.0778907355626">
            <text:p>0,0778907356</text:p>
          </table:table-cell>
          <table:table-cell office:value-type="float" office:value="0.000251805790009">
            <text:p>0,0002518058</text:p>
          </table:table-cell>
          <table:table-cell office:value-type="float" office:value="0.0037247649082">
            <text:p>0,0037247649</text:p>
          </table:table-cell>
          <table:table-cell/>
          <table:table-cell table:formula="of:=[.C578]/[.K$1]" office:value-type="float" office:value="0.00504605490675834">
            <text:p>0,0050460549</text:p>
          </table:table-cell>
          <table:table-cell table:formula="of:=[.D578]/[.L$1]" office:value-type="float" office:value="0.509171107369587">
            <text:p>0,5091711074</text:p>
          </table:table-cell>
          <table:table-cell table:formula="of:=[.E578]/[.M$1]" office:value-type="float" office:value="0.0385503030530321">
            <text:p>0,0385503031</text:p>
          </table:table-cell>
          <table:table-cell table:number-columns-repeated="10"/>
        </table:table-row>
        <table:table-row table:style-name="ro2">
          <table:table-cell office:value-type="string">
            <text:p>представля</text:p>
          </table:table-cell>
          <table:table-cell office:value-type="float" office:value="1">
            <text:p>1</text:p>
          </table:table-cell>
          <table:table-cell office:value-type="float" office:value="0.0894250752866">
            <text:p>0,0894250753</text:p>
          </table:table-cell>
          <table:table-cell office:value-type="float" office:value="0.00025180578545">
            <text:p>0,0002518058</text:p>
          </table:table-cell>
          <table:table-cell office:value-type="float" office:value="0.00386535223859">
            <text:p>0,0038653522</text:p>
          </table:table-cell>
          <table:table-cell/>
          <table:table-cell table:formula="of:=[.C579]/[.K$1]" office:value-type="float" office:value="0.00579329283101354">
            <text:p>0,0057932928</text:p>
          </table:table-cell>
          <table:table-cell table:formula="of:=[.D579]/[.L$1]" office:value-type="float" office:value="0.50917109815093">
            <text:p>0,5091710982</text:p>
          </table:table-cell>
          <table:table-cell table:formula="of:=[.E579]/[.M$1]" office:value-type="float" office:value="0.0400053436597613">
            <text:p>0,0400053437</text:p>
          </table:table-cell>
          <table:table-cell table:number-columns-repeated="10"/>
        </table:table-row>
        <table:table-row table:style-name="ro1">
          <table:table-cell office:value-type="string">
            <text:p>блокировок</text:p>
          </table:table-cell>
          <table:table-cell office:value-type="float" office:value="1">
            <text:p>1</text:p>
          </table:table-cell>
          <table:table-cell office:value-type="float" office:value="0.0542369577362">
            <text:p>0,0542369577</text:p>
          </table:table-cell>
          <table:table-cell office:value-type="float" office:value="0.000251805779347">
            <text:p>0,0002518058</text:p>
          </table:table-cell>
          <table:table-cell office:value-type="float" office:value="0.00381696534063">
            <text:p>0,0038169653</text:p>
          </table:table-cell>
          <table:table-cell/>
          <table:table-cell table:formula="of:=[.C580]/[.K$1]" office:value-type="float" office:value="0.00351367418391422">
            <text:p>0,0035136742</text:p>
          </table:table-cell>
          <table:table-cell table:formula="of:=[.D580]/[.L$1]" office:value-type="float" office:value="0.509171085810185">
            <text:p>0,5091710858</text:p>
          </table:table-cell>
          <table:table-cell table:formula="of:=[.E580]/[.M$1]" office:value-type="float" office:value="0.039504552435046">
            <text:p>0,0395045524</text:p>
          </table:table-cell>
          <table:table-cell table:number-columns-repeated="10"/>
        </table:table-row>
        <table:table-row table:style-name="ro2">
          <table:table-cell office:value-type="string">
            <text:p>stanle</text:p>
          </table:table-cell>
          <table:table-cell office:value-type="float" office:value="1">
            <text:p>1</text:p>
          </table:table-cell>
          <table:table-cell office:value-type="float" office:value="0.0537263973009">
            <text:p>0,0537263973</text:p>
          </table:table-cell>
          <table:table-cell office:value-type="float" office:value="0.000251805776471">
            <text:p>0,0002518058</text:p>
          </table:table-cell>
          <table:table-cell office:value-type="float" office:value="0.00395739588887">
            <text:p>0,0039573959</text:p>
          </table:table-cell>
          <table:table-cell/>
          <table:table-cell table:formula="of:=[.C581]/[.K$1]" office:value-type="float" office:value="0.00348059815797694">
            <text:p>0,0034805982</text:p>
          </table:table-cell>
          <table:table-cell table:formula="of:=[.D581]/[.L$1]" office:value-type="float" office:value="0.509171079994686">
            <text:p>0,50917108</text:p>
          </table:table-cell>
          <table:table-cell table:formula="of:=[.E581]/[.M$1]" office:value-type="float" office:value="0.0409579703891932">
            <text:p>0,0409579704</text:p>
          </table:table-cell>
          <table:table-cell table:number-columns-repeated="10"/>
        </table:table-row>
        <table:table-row table:style-name="ro1">
          <table:table-cell office:value-type="string">
            <text:p>устранен</text:p>
          </table:table-cell>
          <table:table-cell office:value-type="float" office:value="1">
            <text:p>1</text:p>
          </table:table-cell>
          <table:table-cell office:value-type="float" office:value="0.074220378152">
            <text:p>0,0742203782</text:p>
          </table:table-cell>
          <table:table-cell office:value-type="float" office:value="0.0002518057743">
            <text:p>0,0002518058</text:p>
          </table:table-cell>
          <table:table-cell office:value-type="float" office:value="0.00370224050717">
            <text:p>0,0037022405</text:p>
          </table:table-cell>
          <table:table-cell/>
          <table:table-cell table:formula="of:=[.C582]/[.K$1]" office:value-type="float" office:value="0.00480827534430409">
            <text:p>0,0048082753</text:p>
          </table:table-cell>
          <table:table-cell table:formula="of:=[.D582]/[.L$1]" office:value-type="float" office:value="0.509171075604754">
            <text:p>0,5091710756</text:p>
          </table:table-cell>
          <table:table-cell table:formula="of:=[.E582]/[.M$1]" office:value-type="float" office:value="0.0383171816327022">
            <text:p>0,0383171816</text:p>
          </table:table-cell>
          <table:table-cell table:number-columns-repeated="10"/>
        </table:table-row>
        <table:table-row table:style-name="ro2">
          <table:table-cell office:value-type="string">
            <text:p>partitioning</text:p>
          </table:table-cell>
          <table:table-cell office:value-type="float" office:value="1">
            <text:p>1</text:p>
          </table:table-cell>
          <table:table-cell office:value-type="float" office:value="0.0581945362847">
            <text:p>0,0581945363</text:p>
          </table:table-cell>
          <table:table-cell office:value-type="float" office:value="0.000251805774216">
            <text:p>0,0002518058</text:p>
          </table:table-cell>
          <table:table-cell office:value-type="float" office:value="0.00365309661901">
            <text:p>0,0036530966</text:p>
          </table:table-cell>
          <table:table-cell/>
          <table:table-cell table:formula="of:=[.C583]/[.K$1]" office:value-type="float" office:value="0.0037700610123258">
            <text:p>0,003770061</text:p>
          </table:table-cell>
          <table:table-cell table:formula="of:=[.D583]/[.L$1]" office:value-type="float" office:value="0.509171075434899">
            <text:p>0,5091710754</text:p>
          </table:table-cell>
          <table:table-cell table:formula="of:=[.E583]/[.M$1]" office:value-type="float" office:value="0.0378085557654423">
            <text:p>0,0378085558</text:p>
          </table:table-cell>
          <table:table-cell table:number-columns-repeated="10"/>
        </table:table-row>
        <table:table-row table:style-name="ro1">
          <table:table-cell office:value-type="string">
            <text:p>сообщен</text:p>
          </table:table-cell>
          <table:table-cell office:value-type="float" office:value="1">
            <text:p>1</text:p>
          </table:table-cell>
          <table:table-cell office:value-type="float" office:value="0.039055169628">
            <text:p>0,0390551696</text:p>
          </table:table-cell>
          <table:table-cell office:value-type="float" office:value="0.000251805771234">
            <text:p>0,0002518058</text:p>
          </table:table-cell>
          <table:table-cell office:value-type="float" office:value="0.00375929540792">
            <text:p>0,0037592954</text:p>
          </table:table-cell>
          <table:table-cell/>
          <table:table-cell table:formula="of:=[.C584]/[.K$1]" office:value-type="float" office:value="0.00253014083012815">
            <text:p>0,0025301408</text:p>
          </table:table-cell>
          <table:table-cell table:formula="of:=[.D584]/[.L$1]" office:value-type="float" office:value="0.509171069405061">
            <text:p>0,5091710694</text:p>
          </table:table-cell>
          <table:table-cell table:formula="of:=[.E584]/[.M$1]" office:value-type="float" office:value="0.0389076843271759">
            <text:p>0,0389076843</text:p>
          </table:table-cell>
          <table:table-cell table:number-columns-repeated="10"/>
        </table:table-row>
        <table:table-row table:style-name="ro2">
          <table:table-cell office:value-type="string">
            <text:p>servic</text:p>
          </table:table-cell>
          <table:table-cell office:value-type="float" office:value="1">
            <text:p>1</text:p>
          </table:table-cell>
          <table:table-cell office:value-type="float" office:value="0.0458340261369">
            <text:p>0,0458340261</text:p>
          </table:table-cell>
          <table:table-cell office:value-type="float" office:value="0.000251805771053">
            <text:p>0,0002518058</text:p>
          </table:table-cell>
          <table:table-cell office:value-type="float" office:value="0.00375181364526">
            <text:p>0,0037518136</text:p>
          </table:table-cell>
          <table:table-cell/>
          <table:table-cell table:formula="of:=[.C585]/[.K$1]" office:value-type="float" office:value="0.00296930065962358">
            <text:p>0,0029693007</text:p>
          </table:table-cell>
          <table:table-cell table:formula="of:=[.D585]/[.L$1]" office:value-type="float" office:value="0.509171069039064">
            <text:p>0,509171069</text:p>
          </table:table-cell>
          <table:table-cell table:formula="of:=[.E585]/[.M$1]" office:value-type="float" office:value="0.0388302501199112">
            <text:p>0,0388302501</text:p>
          </table:table-cell>
          <table:table-cell table:number-columns-repeated="10"/>
        </table:table-row>
        <table:table-row table:style-name="ro2">
          <table:table-cell office:value-type="string">
            <text:p>нескольк</text:p>
          </table:table-cell>
          <table:table-cell office:value-type="float" office:value="1">
            <text:p>1</text:p>
          </table:table-cell>
          <table:table-cell office:value-type="float" office:value="0.056647288979">
            <text:p>0,056647289</text:p>
          </table:table-cell>
          <table:table-cell office:value-type="float" office:value="0.000251805769647">
            <text:p>0,0002518058</text:p>
          </table:table-cell>
          <table:table-cell office:value-type="float" office:value="0.00360700498119">
            <text:p>0,003607005</text:p>
          </table:table-cell>
          <table:table-cell/>
          <table:table-cell table:formula="of:=[.C586]/[.K$1]" office:value-type="float" office:value="0.00366982451048122">
            <text:p>0,0036698245</text:p>
          </table:table-cell>
          <table:table-cell table:formula="of:=[.D586]/[.L$1]" office:value-type="float" office:value="0.509171066196022">
            <text:p>0,5091710662</text:p>
          </table:table-cell>
          <table:table-cell table:formula="of:=[.E586]/[.M$1]" office:value-type="float" office:value="0.0373315198584888">
            <text:p>0,0373315199</text:p>
          </table:table-cell>
          <table:table-cell table:number-columns-repeated="10"/>
        </table:table-row>
        <table:table-row table:style-name="ro2">
          <table:table-cell office:value-type="string">
            <text:p>призна</text:p>
          </table:table-cell>
          <table:table-cell office:value-type="float" office:value="1">
            <text:p>1</text:p>
          </table:table-cell>
          <table:table-cell office:value-type="float" office:value="0.050469994069">
            <text:p>0,0504699941</text:p>
          </table:table-cell>
          <table:table-cell office:value-type="float" office:value="0.000251805768591">
            <text:p>0,0002518058</text:p>
          </table:table-cell>
          <table:table-cell office:value-type="float" office:value="0.00365698749861">
            <text:p>0,0036569875</text:p>
          </table:table-cell>
          <table:table-cell/>
          <table:table-cell table:formula="of:=[.C587]/[.K$1]" office:value-type="float" office:value="0.00326963610468491">
            <text:p>0,0032696361</text:p>
          </table:table-cell>
          <table:table-cell table:formula="of:=[.D587]/[.L$1]" office:value-type="float" office:value="0.509171064060707">
            <text:p>0,5091710641</text:p>
          </table:table-cell>
          <table:table-cell table:formula="of:=[.E587]/[.M$1]" office:value-type="float" office:value="0.037848825310345">
            <text:p>0,0378488253</text:p>
          </table:table-cell>
          <table:table-cell table:number-columns-repeated="10"/>
        </table:table-row>
        <table:table-row table:style-name="ro2">
          <table:table-cell office:value-type="string">
            <text:p>кстат</text:p>
          </table:table-cell>
          <table:table-cell office:value-type="float" office:value="1">
            <text:p>1</text:p>
          </table:table-cell>
          <table:table-cell office:value-type="float" office:value="0.0333706580054">
            <text:p>0,033370658</text:p>
          </table:table-cell>
          <table:table-cell office:value-type="float" office:value="0.000251805768265">
            <text:p>0,0002518058</text:p>
          </table:table-cell>
          <table:table-cell office:value-type="float" office:value="0.00385354477884">
            <text:p>0,0038535448</text:p>
          </table:table-cell>
          <table:table-cell/>
          <table:table-cell table:formula="of:=[.C588]/[.K$1]" office:value-type="float" office:value="0.00216187677974321">
            <text:p>0,0021618768</text:p>
          </table:table-cell>
          <table:table-cell table:formula="of:=[.D588]/[.L$1]" office:value-type="float" office:value="0.509171063401509">
            <text:p>0,5091710634</text:p>
          </table:table-cell>
          <table:table-cell table:formula="of:=[.E588]/[.M$1]" office:value-type="float" office:value="0.0398831396649141">
            <text:p>0,0398831397</text:p>
          </table:table-cell>
          <table:table-cell table:number-columns-repeated="10"/>
        </table:table-row>
        <table:table-row table:style-name="ro1">
          <table:table-cell office:value-type="string">
            <text:p>стара</text:p>
          </table:table-cell>
          <table:table-cell office:value-type="float" office:value="1">
            <text:p>1</text:p>
          </table:table-cell>
          <table:table-cell office:value-type="float" office:value="0.0508652112935">
            <text:p>0,0508652113</text:p>
          </table:table-cell>
          <table:table-cell office:value-type="float" office:value="0.000251805768213">
            <text:p>0,0002518058</text:p>
          </table:table-cell>
          <table:table-cell office:value-type="float" office:value="0.00363835398711">
            <text:p>0,003638354</text:p>
          </table:table-cell>
          <table:table-cell/>
          <table:table-cell table:formula="of:=[.C589]/[.K$1]" office:value-type="float" office:value="0.00329523976345792">
            <text:p>0,0032952398</text:p>
          </table:table-cell>
          <table:table-cell table:formula="of:=[.D589]/[.L$1]" office:value-type="float" office:value="0.509171063296361">
            <text:p>0,5091710633</text:p>
          </table:table-cell>
          <table:table-cell table:formula="of:=[.E589]/[.M$1]" office:value-type="float" office:value="0.0376559735376907">
            <text:p>0,0376559735</text:p>
          </table:table-cell>
          <table:table-cell table:number-columns-repeated="10"/>
        </table:table-row>
        <table:table-row table:style-name="ro2">
          <table:table-cell office:value-type="string">
            <text:p>постановк</text:p>
          </table:table-cell>
          <table:table-cell office:value-type="float" office:value="1">
            <text:p>1</text:p>
          </table:table-cell>
          <table:table-cell office:value-type="float" office:value="0.0505422872836">
            <text:p>0,0505422873</text:p>
          </table:table-cell>
          <table:table-cell office:value-type="float" office:value="0.000251805768154">
            <text:p>0,0002518058</text:p>
          </table:table-cell>
          <table:table-cell office:value-type="float" office:value="0.00391009057663">
            <text:p>0,0039100906</text:p>
          </table:table-cell>
          <table:table-cell/>
          <table:table-cell table:formula="of:=[.C590]/[.K$1]" office:value-type="float" office:value="0.00327431953112353">
            <text:p>0,0032743195</text:p>
          </table:table-cell>
          <table:table-cell table:formula="of:=[.D590]/[.L$1]" office:value-type="float" office:value="0.509171063177059">
            <text:p>0,5091710632</text:p>
          </table:table-cell>
          <table:table-cell table:formula="of:=[.E590]/[.M$1]" office:value-type="float" office:value="0.0404683732823112">
            <text:p>0,0404683733</text:p>
          </table:table-cell>
          <table:table-cell table:number-columns-repeated="10"/>
        </table:table-row>
        <table:table-row table:style-name="ro2">
          <table:table-cell office:value-type="string">
            <text:p>программн</text:p>
          </table:table-cell>
          <table:table-cell office:value-type="float" office:value="1">
            <text:p>1</text:p>
          </table:table-cell>
          <table:table-cell office:value-type="float" office:value="0.0447533674625">
            <text:p>0,0447533675</text:p>
          </table:table-cell>
          <table:table-cell office:value-type="float" office:value="0.000251805767577">
            <text:p>0,0002518058</text:p>
          </table:table-cell>
          <table:table-cell office:value-type="float" office:value="0.00380137085252">
            <text:p>0,0038013709</text:p>
          </table:table-cell>
          <table:table-cell/>
          <table:table-cell table:formula="of:=[.C591]/[.K$1]" office:value-type="float" office:value="0.00289929152481314">
            <text:p>0,0028992915</text:p>
          </table:table-cell>
          <table:table-cell table:formula="of:=[.D591]/[.L$1]" office:value-type="float" office:value="0.509171062010319">
            <text:p>0,509171062</text:p>
          </table:table-cell>
          <table:table-cell table:formula="of:=[.E591]/[.M$1]" office:value-type="float" office:value="0.0393431537273654">
            <text:p>0,0393431537</text:p>
          </table:table-cell>
          <table:table-cell table:number-columns-repeated="10"/>
        </table:table-row>
        <table:table-row table:style-name="ro2">
          <table:table-cell office:value-type="string">
            <text:p>локальн</text:p>
          </table:table-cell>
          <table:table-cell office:value-type="float" office:value="1">
            <text:p>1</text:p>
          </table:table-cell>
          <table:table-cell office:value-type="float" office:value="0.052523746712">
            <text:p>0,0525237467</text:p>
          </table:table-cell>
          <table:table-cell office:value-type="float" office:value="0.000251805765115">
            <text:p>0,0002518058</text:p>
          </table:table-cell>
          <table:table-cell office:value-type="float" office:value="0.0036248790347">
            <text:p>0,003624879</text:p>
          </table:table-cell>
          <table:table-cell/>
          <table:table-cell table:formula="of:=[.C592]/[.K$1]" office:value-type="float" office:value="0.00340268592796138">
            <text:p>0,0034026859</text:p>
          </table:table-cell>
          <table:table-cell table:formula="of:=[.D592]/[.L$1]" office:value-type="float" office:value="0.509171057031961">
            <text:p>0,509171057</text:p>
          </table:table-cell>
          <table:table-cell table:formula="of:=[.E592]/[.M$1]" office:value-type="float" office:value="0.0375165114476438">
            <text:p>0,0375165114</text:p>
          </table:table-cell>
          <table:table-cell table:number-columns-repeated="10"/>
        </table:table-row>
        <table:table-row table:style-name="ro2">
          <table:table-cell office:value-type="string">
            <text:p>лиценз</text:p>
          </table:table-cell>
          <table:table-cell office:value-type="float" office:value="1">
            <text:p>1</text:p>
          </table:table-cell>
          <table:table-cell office:value-type="float" office:value="0.0459400346392">
            <text:p>0,0459400346</text:p>
          </table:table-cell>
          <table:table-cell office:value-type="float" office:value="0.000251805763389">
            <text:p>0,0002518058</text:p>
          </table:table-cell>
          <table:table-cell office:value-type="float" office:value="0.00372121703048">
            <text:p>0,003721217</text:p>
          </table:table-cell>
          <table:table-cell/>
          <table:table-cell table:formula="of:=[.C593]/[.K$1]" office:value-type="float" office:value="0.00297616828925021">
            <text:p>0,0029761683</text:p>
          </table:table-cell>
          <table:table-cell table:formula="of:=[.D593]/[.L$1]" office:value-type="float" office:value="0.509171053541854">
            <text:p>0,5091710535</text:p>
          </table:table-cell>
          <table:table-cell table:formula="of:=[.E593]/[.M$1]" office:value-type="float" office:value="0.0385135834842346">
            <text:p>0,0385135835</text:p>
          </table:table-cell>
          <table:table-cell table:number-columns-repeated="10"/>
        </table:table-row>
        <table:table-row table:style-name="ro2">
          <table:table-cell office:value-type="string">
            <text:p>способствующ</text:p>
          </table:table-cell>
          <table:table-cell office:value-type="float" office:value="1">
            <text:p>1</text:p>
          </table:table-cell>
          <table:table-cell office:value-type="float" office:value="0.0748318792053">
            <text:p>0,0748318792</text:p>
          </table:table-cell>
          <table:table-cell office:value-type="float" office:value="0.000251805757231">
            <text:p>0,0002518058</text:p>
          </table:table-cell>
          <table:table-cell office:value-type="float" office:value="0.00360847461673">
            <text:p>0,0036084746</text:p>
          </table:table-cell>
          <table:table-cell/>
          <table:table-cell table:formula="of:=[.C594]/[.K$1]" office:value-type="float" office:value="0.00484789068325557">
            <text:p>0,0048478907</text:p>
          </table:table-cell>
          <table:table-cell table:formula="of:=[.D594]/[.L$1]" office:value-type="float" office:value="0.509171041089894">
            <text:p>0,5091710411</text:p>
          </table:table-cell>
          <table:table-cell table:formula="of:=[.E594]/[.M$1]" office:value-type="float" office:value="0.037346730186346">
            <text:p>0,0373467302</text:p>
          </table:table-cell>
          <table:table-cell table:number-columns-repeated="10"/>
        </table:table-row>
        <table:table-row table:style-name="ro2">
          <table:table-cell office:value-type="string">
            <text:p>налич</text:p>
          </table:table-cell>
          <table:table-cell office:value-type="float" office:value="1">
            <text:p>1</text:p>
          </table:table-cell>
          <table:table-cell office:value-type="float" office:value="0.0386618079333">
            <text:p>0,0386618079</text:p>
          </table:table-cell>
          <table:table-cell office:value-type="float" office:value="0.000251805752669">
            <text:p>0,0002518058</text:p>
          </table:table-cell>
          <table:table-cell office:value-type="float" office:value="0.0036434041017">
            <text:p>0,0036434041</text:p>
          </table:table-cell>
          <table:table-cell/>
          <table:table-cell table:formula="of:=[.C595]/[.K$1]" office:value-type="float" office:value="0.00250465737955685">
            <text:p>0,0025046574</text:p>
          </table:table-cell>
          <table:table-cell table:formula="of:=[.D595]/[.L$1]" office:value-type="float" office:value="0.509171031865171">
            <text:p>0,5091710319</text:p>
          </table:table-cell>
          <table:table-cell table:formula="of:=[.E595]/[.M$1]" office:value-type="float" office:value="0.0377082408492379">
            <text:p>0,0377082408</text:p>
          </table:table-cell>
          <table:table-cell table:number-columns-repeated="10"/>
        </table:table-row>
        <table:table-row table:style-name="ro1">
          <table:table-cell office:value-type="string">
            <text:p>заключен</text:p>
          </table:table-cell>
          <table:table-cell office:value-type="float" office:value="1">
            <text:p>1</text:p>
          </table:table-cell>
          <table:table-cell office:value-type="float" office:value="0.0463617460874">
            <text:p>0,0463617461</text:p>
          </table:table-cell>
          <table:table-cell office:value-type="float" office:value="0.000251763159963">
            <text:p>0,0002517632</text:p>
          </table:table-cell>
          <table:table-cell office:value-type="float" office:value="0.00200398045302">
            <text:p>0,0020039805</text:p>
          </table:table-cell>
          <table:table-cell/>
          <table:table-cell table:formula="of:=[.C596]/[.K$1]" office:value-type="float" office:value="0.00300348834351668">
            <text:p>0,0030034883</text:p>
          </table:table-cell>
          <table:table-cell table:formula="of:=[.D596]/[.L$1]" office:value-type="float" office:value="0.509084906064493">
            <text:p>0,5090849061</text:p>
          </table:table-cell>
          <table:table-cell table:formula="of:=[.E596]/[.M$1]" office:value-type="float" office:value="0.0207406522774632">
            <text:p>0,0207406523</text:p>
          </table:table-cell>
          <table:table-cell table:number-columns-repeated="10"/>
        </table:table-row>
        <table:table-row table:style-name="ro1" table:number-rows-repeated="1047979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  <table:database-ranges>
        <table:database-range table:name="__Anonymous_Sheet_DB__0" table:target-range-address="Лист1.A1:Лист1.E1048576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4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04T03:14:11</dc:date>
    <dc:creator>Dales3D </dc:creator>
    <meta:document-statistic meta:table-count="1" meta:cell-count="4831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8cm" svg:height="8.992cm" xlink:href=".." xlink:type="simple" chart:class="chart:line" chart:style-name="ch1">
        <chart:legend chart:legend-position="end" svg:x="13.513cm" svg:y="3.699cm" style:legend-expansion="high" chart:style-name="ch2"/>
        <chart:plot-area chart:style-name="ch3" table:cell-range-address="Лист1.G1:Лист1.I596" svg:x="0.769cm" svg:y="0.851cm" svg:width="12.106cm" svg:height="7.542cm">
          <chartooo:coordinate-region svg:x="1.496cm" svg:y="1.051cm" svg:width="11.137cm" svg:height="6.2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G1:Лист1.G596" chart:class="chart:line">
            <chart:data-point chart:repeated="596"/>
          </chart:series>
          <chart:series chart:style-name="ch7" chart:values-cell-range-address="Лист1.H1:Лист1.H596" chart:class="chart:line">
            <chart:data-point chart:repeated="596"/>
          </chart:series>
          <chart:series chart:style-name="ch8" chart:values-cell-range-address="Лист1.I1:Лист1.I596" chart:class="chart:line">
            <chart:data-point chart:repeated="59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G</text:p>
              </table:table-cell>
              <table:table-cell office:value-type="string">
                <text:p>Столбец H</text:p>
              </table:table-cell>
              <table:table-cell office:value-type="string">
                <text:p>Столбец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Лист1.G1:Лист1.G596</svg:desc>
                </draw:g>
              </table:table-cell>
              <table:table-cell office:value-type="float" office:value="1">
                <text:p>1</text:p>
                <draw:g>
                  <svg:desc>Лист1.H1:Лист1.H596</svg:desc>
                </draw:g>
              </table:table-cell>
              <table:table-cell office:value-type="float" office:value="1">
                <text:p>1</text:p>
                <draw:g>
                  <svg:desc>Лист1.I1:Лист1.I5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7618805282613">
                <text:p>0.317618805282613</text:p>
              </table:table-cell>
              <table:table-cell office:value-type="float" office:value="0.795125045984334">
                <text:p>0.795125045984334</text:p>
              </table:table-cell>
              <table:table-cell office:value-type="float" office:value="0.997987068221745">
                <text:p>0.9979870682217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52023423322605">
                <text:p>0.652023423322605</text:p>
              </table:table-cell>
              <table:table-cell office:value-type="float" office:value="0.660872954593276">
                <text:p>0.660872954593276</text:p>
              </table:table-cell>
              <table:table-cell office:value-type="float" office:value="0.555672322788174">
                <text:p>0.5556723227881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0199271119107">
                <text:p>0.40199271119107</text:p>
              </table:table-cell>
              <table:table-cell office:value-type="float" office:value="0.660159518022246">
                <text:p>0.660159518022246</text:p>
              </table:table-cell>
              <table:table-cell office:value-type="float" office:value="0.622464744189914">
                <text:p>0.6224647441899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25783281958388">
                <text:p>0.125783281958388</text:p>
              </table:table-cell>
              <table:table-cell office:value-type="float" office:value="0.655764567032869">
                <text:p>0.655764567032869</text:p>
              </table:table-cell>
              <table:table-cell office:value-type="float" office:value="0.772476105736226">
                <text:p>0.7724761057362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83984047868941">
                <text:p>0.483984047868941</text:p>
              </table:table-cell>
              <table:table-cell office:value-type="float" office:value="0.617471988700829">
                <text:p>0.617471988700829</text:p>
              </table:table-cell>
              <table:table-cell office:value-type="float" office:value="0.504514194778452">
                <text:p>0.5045141947784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22774105714382">
                <text:p>0.222774105714382</text:p>
              </table:table-cell>
              <table:table-cell office:value-type="float" office:value="0.611158119984776">
                <text:p>0.611158119984776</text:p>
              </table:table-cell>
              <table:table-cell office:value-type="float" office:value="0.506587148978419">
                <text:p>0.5065871489784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6536107415812">
                <text:p>0.176536107415812</text:p>
              </table:table-cell>
              <table:table-cell office:value-type="float" office:value="0.608559105292895">
                <text:p>0.608559105292895</text:p>
              </table:table-cell>
              <table:table-cell office:value-type="float" office:value="0.560491037413136">
                <text:p>0.5604910374131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04456980532419">
                <text:p>0.204456980532419</text:p>
              </table:table-cell>
              <table:table-cell office:value-type="float" office:value="0.59890164729879">
                <text:p>0.59890164729879</text:p>
              </table:table-cell>
              <table:table-cell office:value-type="float" office:value="0.560080758485654">
                <text:p>0.5600807584856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99139142030506">
                <text:p>0.299139142030506</text:p>
              </table:table-cell>
              <table:table-cell office:value-type="float" office:value="0.584900990722461">
                <text:p>0.584900990722461</text:p>
              </table:table-cell>
              <table:table-cell office:value-type="float" office:value="0.437551749725513">
                <text:p>0.4375517497255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5892427214564">
                <text:p>0.15892427214564</text:p>
              </table:table-cell>
              <table:table-cell office:value-type="float" office:value="0.577396083674782">
                <text:p>0.577396083674782</text:p>
              </table:table-cell>
              <table:table-cell office:value-type="float" office:value="0.52928725397511">
                <text:p>0.529287253975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73615757315039">
                <text:p>0.173615757315039</text:p>
              </table:table-cell>
              <table:table-cell office:value-type="float" office:value="0.572674753355272">
                <text:p>0.572674753355272</text:p>
              </table:table-cell>
              <table:table-cell office:value-type="float" office:value="0.440207903997407">
                <text:p>0.4402079039974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12980265391297">
                <text:p>0.112980265391297</text:p>
              </table:table-cell>
              <table:table-cell office:value-type="float" office:value="0.568516515310482">
                <text:p>0.568516515310482</text:p>
              </table:table-cell>
              <table:table-cell office:value-type="float" office:value="0.495530843514293">
                <text:p>0.4955308435142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86454443571001">
                <text:p>0.186454443571001</text:p>
              </table:table-cell>
              <table:table-cell office:value-type="float" office:value="0.56303326394664">
                <text:p>0.56303326394664</text:p>
              </table:table-cell>
              <table:table-cell office:value-type="float" office:value="0.475816904276478">
                <text:p>0.4758169042764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13262991512161">
                <text:p>0.113262991512161</text:p>
              </table:table-cell>
              <table:table-cell office:value-type="float" office:value="0.551750639776443">
                <text:p>0.551750639776443</text:p>
              </table:table-cell>
              <table:table-cell office:value-type="float" office:value="0.390745693969135">
                <text:p>0.3907456939691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09619054692194">
                <text:p>0.109619054692194</text:p>
              </table:table-cell>
              <table:table-cell office:value-type="float" office:value="0.548395167346873">
                <text:p>0.548395167346873</text:p>
              </table:table-cell>
              <table:table-cell office:value-type="float" office:value="0.394679426818287">
                <text:p>0.3946794268182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662441116720804">
                <text:p>0.0662441116720804</text:p>
              </table:table-cell>
              <table:table-cell office:value-type="float" office:value="0.546771613050541">
                <text:p>0.546771613050541</text:p>
              </table:table-cell>
              <table:table-cell office:value-type="float" office:value="0.397332655016162">
                <text:p>0.3973326550161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3731776488929">
                <text:p>0.13731776488929</text:p>
              </table:table-cell>
              <table:table-cell office:value-type="float" office:value="0.544542219779673">
                <text:p>0.544542219779673</text:p>
              </table:table-cell>
              <table:table-cell office:value-type="float" office:value="0.336235605419638">
                <text:p>0.3362356054196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810998771432891">
                <text:p>0.0810998771432891</text:p>
              </table:table-cell>
              <table:table-cell office:value-type="float" office:value="0.543901904392772">
                <text:p>0.543901904392772</text:p>
              </table:table-cell>
              <table:table-cell office:value-type="float" office:value="0.392944410597542">
                <text:p>0.3929444105975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01656501142995">
                <text:p>0.0701656501142995</text:p>
              </table:table-cell>
              <table:table-cell office:value-type="float" office:value="0.53768421542221">
                <text:p>0.53768421542221</text:p>
              </table:table-cell>
              <table:table-cell office:value-type="float" office:value="0.358935179467011">
                <text:p>0.3589351794670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917960458246028">
                <text:p>0.0917960458246028</text:p>
              </table:table-cell>
              <table:table-cell office:value-type="float" office:value="0.537595776547586">
                <text:p>0.537595776547586</text:p>
              </table:table-cell>
              <table:table-cell office:value-type="float" office:value="0.325737558788596">
                <text:p>0.3257375587885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45661318671264">
                <text:p>0.145661318671264</text:p>
              </table:table-cell>
              <table:table-cell office:value-type="float" office:value="0.534264222901958">
                <text:p>0.534264222901958</text:p>
              </table:table-cell>
              <table:table-cell office:value-type="float" office:value="0.272731738764394">
                <text:p>0.2727317387643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619343941166135">
                <text:p>0.0619343941166135</text:p>
              </table:table-cell>
              <table:table-cell office:value-type="float" office:value="0.533250516179172">
                <text:p>0.533250516179172</text:p>
              </table:table-cell>
              <table:table-cell office:value-type="float" office:value="0.312026490465847">
                <text:p>0.3120264904658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32042863990989">
                <text:p>0.132042863990989</text:p>
              </table:table-cell>
              <table:table-cell office:value-type="float" office:value="0.532415215282368">
                <text:p>0.532415215282368</text:p>
              </table:table-cell>
              <table:table-cell office:value-type="float" office:value="0.222574777067213">
                <text:p>0.2225747770672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19374084881052">
                <text:p>0.119374084881052</text:p>
              </table:table-cell>
              <table:table-cell office:value-type="float" office:value="0.532360817207754">
                <text:p>0.532360817207754</text:p>
              </table:table-cell>
              <table:table-cell office:value-type="float" office:value="0.286442730695802">
                <text:p>0.2864427306958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731711420098566">
                <text:p>0.0731711420098566</text:p>
              </table:table-cell>
              <table:table-cell office:value-type="float" office:value="0.531579837940881">
                <text:p>0.531579837940881</text:p>
              </table:table-cell>
              <table:table-cell office:value-type="float" office:value="0.253677113469669">
                <text:p>0.2536771134696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642673466140646">
                <text:p>0.0642673466140646</text:p>
              </table:table-cell>
              <table:table-cell office:value-type="float" office:value="0.530573144874668">
                <text:p>0.530573144874668</text:p>
              </table:table-cell>
              <table:table-cell office:value-type="float" office:value="0.271439890457447">
                <text:p>0.2714398904574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668369377762906">
                <text:p>0.0668369377762906</text:p>
              </table:table-cell>
              <table:table-cell office:value-type="float" office:value="0.53042813791557">
                <text:p>0.53042813791557</text:p>
              </table:table-cell>
              <table:table-cell office:value-type="float" office:value="0.289677345688111">
                <text:p>0.2896773456881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659143218509886">
                <text:p>0.0659143218509886</text:p>
              </table:table-cell>
              <table:table-cell office:value-type="float" office:value="0.529768683930525">
                <text:p>0.529768683930525</text:p>
              </table:table-cell>
              <table:table-cell office:value-type="float" office:value="0.255522511695704">
                <text:p>0.2555225116957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09475198255369">
                <text:p>0.109475198255369</text:p>
              </table:table-cell>
              <table:table-cell office:value-type="float" office:value="0.529190790501253">
                <text:p>0.529190790501253</text:p>
              </table:table-cell>
              <table:table-cell office:value-type="float" office:value="0.239115897695377">
                <text:p>0.2391158976953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931905536777884">
                <text:p>0.0931905536777884</text:p>
              </table:table-cell>
              <table:table-cell office:value-type="float" office:value="0.528578793488452">
                <text:p>0.528578793488452</text:p>
              </table:table-cell>
              <table:table-cell office:value-type="float" office:value="0.271441488418166">
                <text:p>0.2714414884181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782399794344827">
                <text:p>0.0782399794344827</text:p>
              </table:table-cell>
              <table:table-cell office:value-type="float" office:value="0.528163834579376">
                <text:p>0.528163834579376</text:p>
              </table:table-cell>
              <table:table-cell office:value-type="float" office:value="0.271275706740572">
                <text:p>0.2712757067405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799579719098812">
                <text:p>0.0799579719098812</text:p>
              </table:table-cell>
              <table:table-cell office:value-type="float" office:value="0.526952007536382">
                <text:p>0.526952007536382</text:p>
              </table:table-cell>
              <table:table-cell office:value-type="float" office:value="0.20346815627781">
                <text:p>0.203468156277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00286212714935">
                <text:p>0.100286212714935</text:p>
              </table:table-cell>
              <table:table-cell office:value-type="float" office:value="0.526860037402717">
                <text:p>0.526860037402717</text:p>
              </table:table-cell>
              <table:table-cell office:value-type="float" office:value="0.274000230529006">
                <text:p>0.2740002305290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903506847022508">
                <text:p>0.0903506847022508</text:p>
              </table:table-cell>
              <table:table-cell office:value-type="float" office:value="0.526555655248915">
                <text:p>0.526555655248915</text:p>
              </table:table-cell>
              <table:table-cell office:value-type="float" office:value="0.254253337726712">
                <text:p>0.2542533377267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740163523723992">
                <text:p>0.0740163523723992</text:p>
              </table:table-cell>
              <table:table-cell office:value-type="float" office:value="0.526448588977846">
                <text:p>0.526448588977846</text:p>
              </table:table-cell>
              <table:table-cell office:value-type="float" office:value="0.204193221848303">
                <text:p>0.2041932218483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38154256395248">
                <text:p>0.138154256395248</text:p>
              </table:table-cell>
              <table:table-cell office:value-type="float" office:value="0.526421559575748">
                <text:p>0.526421559575748</text:p>
              </table:table-cell>
              <table:table-cell office:value-type="float" office:value="0.219035578674856">
                <text:p>0.2190355786748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12432590522707">
                <text:p>0.112432590522707</text:p>
              </table:table-cell>
              <table:table-cell office:value-type="float" office:value="0.526412906696866">
                <text:p>0.526412906696866</text:p>
              </table:table-cell>
              <table:table-cell office:value-type="float" office:value="0.257044455472742">
                <text:p>0.2570444554727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791534638630253">
                <text:p>0.0791534638630253</text:p>
              </table:table-cell>
              <table:table-cell office:value-type="float" office:value="0.526269896552549">
                <text:p>0.526269896552549</text:p>
              </table:table-cell>
              <table:table-cell office:value-type="float" office:value="0.239937894162509">
                <text:p>0.2399378941625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63268486549925">
                <text:p>0.163268486549925</text:p>
              </table:table-cell>
              <table:table-cell office:value-type="float" office:value="0.526074897217694">
                <text:p>0.526074897217694</text:p>
              </table:table-cell>
              <table:table-cell office:value-type="float" office:value="0.208094786891558">
                <text:p>0.2080947868915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637479105901267">
                <text:p>0.0637479105901267</text:p>
              </table:table-cell>
              <table:table-cell office:value-type="float" office:value="0.525534090872133">
                <text:p>0.525534090872133</text:p>
              </table:table-cell>
              <table:table-cell office:value-type="float" office:value="0.255095727267558">
                <text:p>0.2550957272675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475139324548651">
                <text:p>0.0475139324548651</text:p>
              </table:table-cell>
              <table:table-cell office:value-type="float" office:value="0.524170802134199">
                <text:p>0.524170802134199</text:p>
              </table:table-cell>
              <table:table-cell office:value-type="float" office:value="0.257111527323847">
                <text:p>0.2571115273238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633871430241386">
                <text:p>0.0633871430241386</text:p>
              </table:table-cell>
              <table:table-cell office:value-type="float" office:value="0.523072586210027">
                <text:p>0.523072586210027</text:p>
              </table:table-cell>
              <table:table-cell office:value-type="float" office:value="0.204085411880788">
                <text:p>0.2040854118807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997274322995914">
                <text:p>0.0997274322995914</text:p>
              </table:table-cell>
              <table:table-cell office:value-type="float" office:value="0.522598869754219">
                <text:p>0.522598869754219</text:p>
              </table:table-cell>
              <table:table-cell office:value-type="float" office:value="0.204607366220081">
                <text:p>0.2046073662200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625931285534242">
                <text:p>0.0625931285534242</text:p>
              </table:table-cell>
              <table:table-cell office:value-type="float" office:value="0.522095499254426">
                <text:p>0.522095499254426</text:p>
              </table:table-cell>
              <table:table-cell office:value-type="float" office:value="0.239785136980888">
                <text:p>0.2397851369808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729345163835913">
                <text:p>0.0729345163835913</text:p>
              </table:table-cell>
              <table:table-cell office:value-type="float" office:value="0.52162893073739">
                <text:p>0.52162893073739</text:p>
              </table:table-cell>
              <table:table-cell office:value-type="float" office:value="0.204781209815068">
                <text:p>0.2047812098150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430035216923577">
                <text:p>0.0430035216923577</text:p>
              </table:table-cell>
              <table:table-cell office:value-type="float" office:value="0.521309552057821">
                <text:p>0.521309552057821</text:p>
              </table:table-cell>
              <table:table-cell office:value-type="float" office:value="0.221845084638472">
                <text:p>0.2218450846384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445615222986859">
                <text:p>0.0445615222986859</text:p>
              </table:table-cell>
              <table:table-cell office:value-type="float" office:value="0.521101120550023">
                <text:p>0.521101120550023</text:p>
              </table:table-cell>
              <table:table-cell office:value-type="float" office:value="0.220947467823842">
                <text:p>0.2209474678238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681964695868279">
                <text:p>0.0681964695868279</text:p>
              </table:table-cell>
              <table:table-cell office:value-type="float" office:value="0.520945123274071">
                <text:p>0.520945123274071</text:p>
              </table:table-cell>
              <table:table-cell office:value-type="float" office:value="0.220965605543859">
                <text:p>0.2209656055438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688677177226908">
                <text:p>0.0688677177226908</text:p>
              </table:table-cell>
              <table:table-cell office:value-type="float" office:value="0.520764010647125">
                <text:p>0.520764010647125</text:p>
              </table:table-cell>
              <table:table-cell office:value-type="float" office:value="0.204236861768621">
                <text:p>0.2042368617686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706171249788464">
                <text:p>0.0706171249788464</text:p>
              </table:table-cell>
              <table:table-cell office:value-type="float" office:value="0.520631156631343">
                <text:p>0.520631156631343</text:p>
              </table:table-cell>
              <table:table-cell office:value-type="float" office:value="0.170640700621181">
                <text:p>0.1706407006211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48789842869207">
                <text:p>0.048789842869207</text:p>
              </table:table-cell>
              <table:table-cell office:value-type="float" office:value="0.520485742571197">
                <text:p>0.520485742571197</text:p>
              </table:table-cell>
              <table:table-cell office:value-type="float" office:value="0.240233460235913">
                <text:p>0.2402334602359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850659683662232">
                <text:p>0.0850659683662232</text:p>
              </table:table-cell>
              <table:table-cell office:value-type="float" office:value="0.519951670847492">
                <text:p>0.519951670847492</text:p>
              </table:table-cell>
              <table:table-cell office:value-type="float" office:value="0.15171351766476">
                <text:p>0.151713517664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450615658770709">
                <text:p>0.0450615658770709</text:p>
              </table:table-cell>
              <table:table-cell office:value-type="float" office:value="0.519902258416018">
                <text:p>0.519902258416018</text:p>
              </table:table-cell>
              <table:table-cell office:value-type="float" office:value="0.223363998668267">
                <text:p>0.2233639986682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494438921681606">
                <text:p>0.0494438921681606</text:p>
              </table:table-cell>
              <table:table-cell office:value-type="float" office:value="0.519299774634093">
                <text:p>0.519299774634093</text:p>
              </table:table-cell>
              <table:table-cell office:value-type="float" office:value="0.241169786014839">
                <text:p>0.2411697860148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506023384453385">
                <text:p>0.0506023384453385</text:p>
              </table:table-cell>
              <table:table-cell office:value-type="float" office:value="0.518994361523501">
                <text:p>0.518994361523501</text:p>
              </table:table-cell>
              <table:table-cell office:value-type="float" office:value="0.188185062168971">
                <text:p>0.1881850621689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441875228456497">
                <text:p>0.0441875228456497</text:p>
              </table:table-cell>
              <table:table-cell office:value-type="float" office:value="0.51895711290806">
                <text:p>0.51895711290806</text:p>
              </table:table-cell>
              <table:table-cell office:value-type="float" office:value="0.223144194644624">
                <text:p>0.2231441946446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797123488134478">
                <text:p>0.0797123488134478</text:p>
              </table:table-cell>
              <table:table-cell office:value-type="float" office:value="0.518771715083989">
                <text:p>0.518771715083989</text:p>
              </table:table-cell>
              <table:table-cell office:value-type="float" office:value="0.188109581220923">
                <text:p>0.1881095812209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452182913072492">
                <text:p>0.0452182913072492</text:p>
              </table:table-cell>
              <table:table-cell office:value-type="float" office:value="0.518753887898875">
                <text:p>0.518753887898875</text:p>
              </table:table-cell>
              <table:table-cell office:value-type="float" office:value="0.207465359976561">
                <text:p>0.20746535997656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383191088818227">
                <text:p>0.0383191088818227</text:p>
              </table:table-cell>
              <table:table-cell office:value-type="float" office:value="0.518683959055209">
                <text:p>0.518683959055209</text:p>
              </table:table-cell>
              <table:table-cell office:value-type="float" office:value="0.191031660573927">
                <text:p>0.1910316605739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387366037437679">
                <text:p>0.0387366037437679</text:p>
              </table:table-cell>
              <table:table-cell office:value-type="float" office:value="0.51845160765537">
                <text:p>0.51845160765537</text:p>
              </table:table-cell>
              <table:table-cell office:value-type="float" office:value="0.2060751513317">
                <text:p>0.20607515133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249493390766098">
                <text:p>0.0249493390766098</text:p>
              </table:table-cell>
              <table:table-cell office:value-type="float" office:value="0.518353484097823">
                <text:p>0.518353484097823</text:p>
              </table:table-cell>
              <table:table-cell office:value-type="float" office:value="0.208429652567526">
                <text:p>0.2084296525675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582859657002794">
                <text:p>0.0582859657002794</text:p>
              </table:table-cell>
              <table:table-cell office:value-type="float" office:value="0.518303678829046">
                <text:p>0.518303678829046</text:p>
              </table:table-cell>
              <table:table-cell office:value-type="float" office:value="0.208381617155056">
                <text:p>0.2083816171550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338972127811166">
                <text:p>0.0338972127811166</text:p>
              </table:table-cell>
              <table:table-cell office:value-type="float" office:value="0.518216133644426">
                <text:p>0.518216133644426</text:p>
              </table:table-cell>
              <table:table-cell office:value-type="float" office:value="0.188719234258478">
                <text:p>0.1887192342584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475085376169804">
                <text:p>0.0475085376169804</text:p>
              </table:table-cell>
              <table:table-cell office:value-type="float" office:value="0.517834062637117">
                <text:p>0.517834062637117</text:p>
              </table:table-cell>
              <table:table-cell office:value-type="float" office:value="0.173003460000065">
                <text:p>0.1730034600000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319808281123858">
                <text:p>0.0319808281123858</text:p>
              </table:table-cell>
              <table:table-cell office:value-type="float" office:value="0.517767037077774">
                <text:p>0.517767037077774</text:p>
              </table:table-cell>
              <table:table-cell office:value-type="float" office:value="0.190100574966737">
                <text:p>0.19010057496673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500944301300521">
                <text:p>0.0500944301300521</text:p>
              </table:table-cell>
              <table:table-cell office:value-type="float" office:value="0.51758068260628">
                <text:p>0.51758068260628</text:p>
              </table:table-cell>
              <table:table-cell office:value-type="float" office:value="0.153522185878294">
                <text:p>0.1535221858782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412118409913821">
                <text:p>0.0412118409913821</text:p>
              </table:table-cell>
              <table:table-cell office:value-type="float" office:value="0.517434661750669">
                <text:p>0.517434661750669</text:p>
              </table:table-cell>
              <table:table-cell office:value-type="float" office:value="0.172293876847221">
                <text:p>0.1722938768472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523527424062867">
                <text:p>0.0523527424062867</text:p>
              </table:table-cell>
              <table:table-cell office:value-type="float" office:value="0.517223748208078">
                <text:p>0.517223748208078</text:p>
              </table:table-cell>
              <table:table-cell office:value-type="float" office:value="0.203703205668935">
                <text:p>0.20370320566893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358268948161766">
                <text:p>0.0358268948161766</text:p>
              </table:table-cell>
              <table:table-cell office:value-type="float" office:value="0.517214890444101">
                <text:p>0.517214890444101</text:p>
              </table:table-cell>
              <table:table-cell office:value-type="float" office:value="0.190089885168578">
                <text:p>0.1900898851685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381101040470493">
                <text:p>0.0381101040470493</text:p>
              </table:table-cell>
              <table:table-cell office:value-type="float" office:value="0.517200818964712">
                <text:p>0.517200818964712</text:p>
              </table:table-cell>
              <table:table-cell office:value-type="float" office:value="0.172518259996168">
                <text:p>0.1725182599961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287544325879312">
                <text:p>0.0287544325879312</text:p>
              </table:table-cell>
              <table:table-cell office:value-type="float" office:value="0.517170946592853">
                <text:p>0.517170946592853</text:p>
              </table:table-cell>
              <table:table-cell office:value-type="float" office:value="0.190497178941655">
                <text:p>0.1904971789416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902793207967291">
                <text:p>0.0902793207967291</text:p>
              </table:table-cell>
              <table:table-cell office:value-type="float" office:value="0.517110760512275">
                <text:p>0.517110760512275</text:p>
              </table:table-cell>
              <table:table-cell office:value-type="float" office:value="0.13777555330088">
                <text:p>0.137775553300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550135492027753">
                <text:p>0.0550135492027753</text:p>
              </table:table-cell>
              <table:table-cell office:value-type="float" office:value="0.516773660256715">
                <text:p>0.516773660256715</text:p>
              </table:table-cell>
              <table:table-cell office:value-type="float" office:value="0.171249963952154">
                <text:p>0.1712499639521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333305962031107">
                <text:p>0.0333305962031107</text:p>
              </table:table-cell>
              <table:table-cell office:value-type="float" office:value="0.516663485814205">
                <text:p>0.516663485814205</text:p>
              </table:table-cell>
              <table:table-cell office:value-type="float" office:value="0.2064094482332">
                <text:p>0.20640944823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377111274129775">
                <text:p>0.0377111274129775</text:p>
              </table:table-cell>
              <table:table-cell office:value-type="float" office:value="0.516638405192411">
                <text:p>0.516638405192411</text:p>
              </table:table-cell>
              <table:table-cell office:value-type="float" office:value="0.18951269085742">
                <text:p>0.189512690857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413059540497476">
                <text:p>0.0413059540497476</text:p>
              </table:table-cell>
              <table:table-cell office:value-type="float" office:value="0.516489041703319">
                <text:p>0.516489041703319</text:p>
              </table:table-cell>
              <table:table-cell office:value-type="float" office:value="0.188308186150608">
                <text:p>0.1883081861506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376982659008534">
                <text:p>0.0376982659008534</text:p>
              </table:table-cell>
              <table:table-cell office:value-type="float" office:value="0.516434796127809">
                <text:p>0.516434796127809</text:p>
              </table:table-cell>
              <table:table-cell office:value-type="float" office:value="0.155824627554626">
                <text:p>0.1558246275546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358098610532822">
                <text:p>0.0358098610532822</text:p>
              </table:table-cell>
              <table:table-cell office:value-type="float" office:value="0.516208941529113">
                <text:p>0.516208941529113</text:p>
              </table:table-cell>
              <table:table-cell office:value-type="float" office:value="0.156167305953451">
                <text:p>0.15616730595345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490304924633366">
                <text:p>0.0490304924633366</text:p>
              </table:table-cell>
              <table:table-cell office:value-type="float" office:value="0.516178567491678">
                <text:p>0.516178567491678</text:p>
              </table:table-cell>
              <table:table-cell office:value-type="float" office:value="0.155214071358422">
                <text:p>0.15521407135842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453916707904463">
                <text:p>0.0453916707904463</text:p>
              </table:table-cell>
              <table:table-cell office:value-type="float" office:value="0.5161661378451">
                <text:p>0.5161661378451</text:p>
              </table:table-cell>
              <table:table-cell office:value-type="float" office:value="0.1883651425824">
                <text:p>0.18836514258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414942870292382">
                <text:p>0.0414942870292382</text:p>
              </table:table-cell>
              <table:table-cell office:value-type="float" office:value="0.516045378894676">
                <text:p>0.516045378894676</text:p>
              </table:table-cell>
              <table:table-cell office:value-type="float" office:value="0.189519838228358">
                <text:p>0.1895198382283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02288311155454">
                <text:p>0.102288311155454</text:p>
              </table:table-cell>
              <table:table-cell office:value-type="float" office:value="0.515931667118801">
                <text:p>0.515931667118801</text:p>
              </table:table-cell>
              <table:table-cell office:value-type="float" office:value="0.11959994535387">
                <text:p>0.1195999453538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466830784683207">
                <text:p>0.0466830784683207</text:p>
              </table:table-cell>
              <table:table-cell office:value-type="float" office:value="0.51553079260413">
                <text:p>0.51553079260413</text:p>
              </table:table-cell>
              <table:table-cell office:value-type="float" office:value="0.170246051793684">
                <text:p>0.1702460517936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386947007406642">
                <text:p>0.0386947007406642</text:p>
              </table:table-cell>
              <table:table-cell office:value-type="float" office:value="0.515228409582412">
                <text:p>0.515228409582412</text:p>
              </table:table-cell>
              <table:table-cell office:value-type="float" office:value="0.170068902490451">
                <text:p>0.17006890249045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446664464867412">
                <text:p>0.0446664464867412</text:p>
              </table:table-cell>
              <table:table-cell office:value-type="float" office:value="0.515152065395018">
                <text:p>0.515152065395018</text:p>
              </table:table-cell>
              <table:table-cell office:value-type="float" office:value="0.172319532490516">
                <text:p>0.1723195324905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287735354240879">
                <text:p>0.0287735354240879</text:p>
              </table:table-cell>
              <table:table-cell office:value-type="float" office:value="0.515095203666307">
                <text:p>0.515095203666307</text:p>
              </table:table-cell>
              <table:table-cell office:value-type="float" office:value="0.154923659713398">
                <text:p>0.1549236597133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447711961117095">
                <text:p>0.0447711961117095</text:p>
              </table:table-cell>
              <table:table-cell office:value-type="float" office:value="0.515080091863859">
                <text:p>0.515080091863859</text:p>
              </table:table-cell>
              <table:table-cell office:value-type="float" office:value="0.170307139136152">
                <text:p>0.1703071391361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414198849776853">
                <text:p>0.0414198849776853</text:p>
              </table:table-cell>
              <table:table-cell office:value-type="float" office:value="0.515059498471132">
                <text:p>0.515059498471132</text:p>
              </table:table-cell>
              <table:table-cell office:value-type="float" office:value="0.138485800152791">
                <text:p>0.1384858001527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290447749517695">
                <text:p>0.0290447749517695</text:p>
              </table:table-cell>
              <table:table-cell office:value-type="float" office:value="0.515029257692723">
                <text:p>0.515029257692723</text:p>
              </table:table-cell>
              <table:table-cell office:value-type="float" office:value="0.142489907735818">
                <text:p>0.1424899077358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336214433812016">
                <text:p>0.0336214433812016</text:p>
              </table:table-cell>
              <table:table-cell office:value-type="float" office:value="0.514998182620847">
                <text:p>0.514998182620847</text:p>
              </table:table-cell>
              <table:table-cell office:value-type="float" office:value="0.138914169577587">
                <text:p>0.13891416957758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464399598470344">
                <text:p>0.0464399598470344</text:p>
              </table:table-cell>
              <table:table-cell office:value-type="float" office:value="0.514948202557526">
                <text:p>0.514948202557526</text:p>
              </table:table-cell>
              <table:table-cell office:value-type="float" office:value="0.145725254110274">
                <text:p>0.14572525411027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53656678014975">
                <text:p>0.053656678014975</text:p>
              </table:table-cell>
              <table:table-cell office:value-type="float" office:value="0.514818744147617">
                <text:p>0.514818744147617</text:p>
              </table:table-cell>
              <table:table-cell office:value-type="float" office:value="0.119347061714342">
                <text:p>0.11934706171434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393691619218082">
                <text:p>0.0393691619218082</text:p>
              </table:table-cell>
              <table:table-cell office:value-type="float" office:value="0.514795465626565">
                <text:p>0.514795465626565</text:p>
              </table:table-cell>
              <table:table-cell office:value-type="float" office:value="0.154444345077059">
                <text:p>0.15444434507705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502101265492292">
                <text:p>0.0502101265492292</text:p>
              </table:table-cell>
              <table:table-cell office:value-type="float" office:value="0.51477193707549">
                <text:p>0.51477193707549</text:p>
              </table:table-cell>
              <table:table-cell office:value-type="float" office:value="0.139862122402219">
                <text:p>0.1398621224022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338222268903933">
                <text:p>0.0338222268903933</text:p>
              </table:table-cell>
              <table:table-cell office:value-type="float" office:value="0.514698980500693">
                <text:p>0.514698980500693</text:p>
              </table:table-cell>
              <table:table-cell office:value-type="float" office:value="0.174728175595188">
                <text:p>0.17472817559518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237624770226158">
                <text:p>0.0237624770226158</text:p>
              </table:table-cell>
              <table:table-cell office:value-type="float" office:value="0.514511392377225">
                <text:p>0.514511392377225</text:p>
              </table:table-cell>
              <table:table-cell office:value-type="float" office:value="0.138027257708977">
                <text:p>0.1380272577089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302954319423189">
                <text:p>0.0302954319423189</text:p>
              </table:table-cell>
              <table:table-cell office:value-type="float" office:value="0.514496824283412">
                <text:p>0.514496824283412</text:p>
              </table:table-cell>
              <table:table-cell office:value-type="float" office:value="0.139081415897951">
                <text:p>0.13908141589795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362044105586048">
                <text:p>0.0362044105586048</text:p>
              </table:table-cell>
              <table:table-cell office:value-type="float" office:value="0.514453408030898">
                <text:p>0.514453408030898</text:p>
              </table:table-cell>
              <table:table-cell office:value-type="float" office:value="0.154901482249317">
                <text:p>0.1549014822493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347586412805396">
                <text:p>0.0347586412805396</text:p>
              </table:table-cell>
              <table:table-cell office:value-type="float" office:value="0.514447825423637">
                <text:p>0.514447825423637</text:p>
              </table:table-cell>
              <table:table-cell office:value-type="float" office:value="0.154661090480824">
                <text:p>0.1546610904808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284507983435233">
                <text:p>0.0284507983435233</text:p>
              </table:table-cell>
              <table:table-cell office:value-type="float" office:value="0.514379902202927">
                <text:p>0.514379902202927</text:p>
              </table:table-cell>
              <table:table-cell office:value-type="float" office:value="0.15777813053223">
                <text:p>0.1577781305322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337161566264666">
                <text:p>0.0337161566264666</text:p>
              </table:table-cell>
              <table:table-cell office:value-type="float" office:value="0.514369627987023">
                <text:p>0.514369627987023</text:p>
              </table:table-cell>
              <table:table-cell office:value-type="float" office:value="0.155173879063887">
                <text:p>0.15517387906388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03500151008456">
                <text:p>0.103500151008456</text:p>
              </table:table-cell>
              <table:table-cell office:value-type="float" office:value="0.514341979491177">
                <text:p>0.514341979491177</text:p>
              </table:table-cell>
              <table:table-cell office:value-type="float" office:value="0.085474008367401">
                <text:p>0.0854740083674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317933629333544">
                <text:p>0.0317933629333544</text:p>
              </table:table-cell>
              <table:table-cell office:value-type="float" office:value="0.514296355533213">
                <text:p>0.514296355533213</text:p>
              </table:table-cell>
              <table:table-cell office:value-type="float" office:value="0.152641748588284">
                <text:p>0.15264174858828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527036249919003">
                <text:p>0.0527036249919003</text:p>
              </table:table-cell>
              <table:table-cell office:value-type="float" office:value="0.514250204773213">
                <text:p>0.514250204773213</text:p>
              </table:table-cell>
              <table:table-cell office:value-type="float" office:value="0.120887492437089">
                <text:p>0.12088749243708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384399115180237">
                <text:p>0.0384399115180237</text:p>
              </table:table-cell>
              <table:table-cell office:value-type="float" office:value="0.514174766984588">
                <text:p>0.514174766984588</text:p>
              </table:table-cell>
              <table:table-cell office:value-type="float" office:value="0.136444219961505">
                <text:p>0.1364442199615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573222453994057">
                <text:p>0.0573222453994057</text:p>
              </table:table-cell>
              <table:table-cell office:value-type="float" office:value="0.514171324430093">
                <text:p>0.514171324430093</text:p>
              </table:table-cell>
              <table:table-cell office:value-type="float" office:value="0.13668156889863">
                <text:p>0.1366815688986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254119852548962">
                <text:p>0.0254119852548962</text:p>
              </table:table-cell>
              <table:table-cell office:value-type="float" office:value="0.513991187931275">
                <text:p>0.513991187931275</text:p>
              </table:table-cell>
              <table:table-cell office:value-type="float" office:value="0.156070807911408">
                <text:p>0.1560708079114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521946806930374">
                <text:p>0.0521946806930374</text:p>
              </table:table-cell>
              <table:table-cell office:value-type="float" office:value="0.513945133300894">
                <text:p>0.513945133300894</text:p>
              </table:table-cell>
              <table:table-cell office:value-type="float" office:value="0.137674965750178">
                <text:p>0.13767496575017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241856279680856">
                <text:p>0.0241856279680856</text:p>
              </table:table-cell>
              <table:table-cell office:value-type="float" office:value="0.513878172476376">
                <text:p>0.513878172476376</text:p>
              </table:table-cell>
              <table:table-cell office:value-type="float" office:value="0.140280854953243">
                <text:p>0.14028085495324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252324869894571">
                <text:p>0.0252324869894571</text:p>
              </table:table-cell>
              <table:table-cell office:value-type="float" office:value="0.513826912326067">
                <text:p>0.513826912326067</text:p>
              </table:table-cell>
              <table:table-cell office:value-type="float" office:value="0.137138434719654">
                <text:p>0.13713843471965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406959587372875">
                <text:p>0.0406959587372875</text:p>
              </table:table-cell>
              <table:table-cell office:value-type="float" office:value="0.513572700881204">
                <text:p>0.513572700881204</text:p>
              </table:table-cell>
              <table:table-cell office:value-type="float" office:value="0.105677215300857">
                <text:p>0.10567721530085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456158316883533">
                <text:p>0.0456158316883533</text:p>
              </table:table-cell>
              <table:table-cell office:value-type="float" office:value="0.513544936991396">
                <text:p>0.513544936991396</text:p>
              </table:table-cell>
              <table:table-cell office:value-type="float" office:value="0.138713977333948">
                <text:p>0.13871397733394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274974893261805">
                <text:p>0.0274974893261805</text:p>
              </table:table-cell>
              <table:table-cell office:value-type="float" office:value="0.513522195293801">
                <text:p>0.513522195293801</text:p>
              </table:table-cell>
              <table:table-cell office:value-type="float" office:value="0.121618583293112">
                <text:p>0.1216185832931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500006675372649">
                <text:p>0.0500006675372649</text:p>
              </table:table-cell>
              <table:table-cell office:value-type="float" office:value="0.513482826288287">
                <text:p>0.513482826288287</text:p>
              </table:table-cell>
              <table:table-cell office:value-type="float" office:value="0.138966158496049">
                <text:p>0.13896615849604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297386894946382">
                <text:p>0.0297386894946382</text:p>
              </table:table-cell>
              <table:table-cell office:value-type="float" office:value="0.513416942109427">
                <text:p>0.513416942109427</text:p>
              </table:table-cell>
              <table:table-cell office:value-type="float" office:value="0.104479797009225">
                <text:p>0.1044797970092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423271093252878">
                <text:p>0.0423271093252878</text:p>
              </table:table-cell>
              <table:table-cell office:value-type="float" office:value="0.513412365229481">
                <text:p>0.513412365229481</text:p>
              </table:table-cell>
              <table:table-cell office:value-type="float" office:value="0.138220569546698">
                <text:p>0.13822056954669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217229826456575">
                <text:p>0.0217229826456575</text:p>
              </table:table-cell>
              <table:table-cell office:value-type="float" office:value="0.513388988825669">
                <text:p>0.513388988825669</text:p>
              </table:table-cell>
              <table:table-cell office:value-type="float" office:value="0.138353663074444">
                <text:p>0.13835366307444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199084367552443">
                <text:p>0.0199084367552443</text:p>
              </table:table-cell>
              <table:table-cell office:value-type="float" office:value="0.513240069457839">
                <text:p>0.513240069457839</text:p>
              </table:table-cell>
              <table:table-cell office:value-type="float" office:value="0.138702006793194">
                <text:p>0.13870200679319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31130365839709">
                <text:p>0.031130365839709</text:p>
              </table:table-cell>
              <table:table-cell office:value-type="float" office:value="0.513209106047167">
                <text:p>0.513209106047167</text:p>
              </table:table-cell>
              <table:table-cell office:value-type="float" office:value="0.138969260549595">
                <text:p>0.13896926054959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488171690455908">
                <text:p>0.0488171690455908</text:p>
              </table:table-cell>
              <table:table-cell office:value-type="float" office:value="0.512971363132564">
                <text:p>0.512971363132564</text:p>
              </table:table-cell>
              <table:table-cell office:value-type="float" office:value="0.103980373029717">
                <text:p>0.10398037302971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274481056028108">
                <text:p>0.0274481056028108</text:p>
              </table:table-cell>
              <table:table-cell office:value-type="float" office:value="0.512957223935783">
                <text:p>0.512957223935783</text:p>
              </table:table-cell>
              <table:table-cell office:value-type="float" office:value="0.123503838019866">
                <text:p>0.12350383801986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328066335314864">
                <text:p>0.0328066335314864</text:p>
              </table:table-cell>
              <table:table-cell office:value-type="float" office:value="0.512723289749851">
                <text:p>0.512723289749851</text:p>
              </table:table-cell>
              <table:table-cell office:value-type="float" office:value="0.103550414573947">
                <text:p>0.10355041457394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201385131037162">
                <text:p>0.0201385131037162</text:p>
              </table:table-cell>
              <table:table-cell office:value-type="float" office:value="0.512680607645338">
                <text:p>0.512680607645338</text:p>
              </table:table-cell>
              <table:table-cell office:value-type="float" office:value="0.121199066967549">
                <text:p>0.12119906696754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214225036316872">
                <text:p>0.0214225036316872</text:p>
              </table:table-cell>
              <table:table-cell office:value-type="float" office:value="0.512673651518923">
                <text:p>0.512673651518923</text:p>
              </table:table-cell>
              <table:table-cell office:value-type="float" office:value="0.140003610606632">
                <text:p>0.1400036106066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322990226234882">
                <text:p>0.0322990226234882</text:p>
              </table:table-cell>
              <table:table-cell office:value-type="float" office:value="0.512649334751487">
                <text:p>0.512649334751487</text:p>
              </table:table-cell>
              <table:table-cell office:value-type="float" office:value="0.136605856807005">
                <text:p>0.1366058568070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34588959152686">
                <text:p>0.034588959152686</text:p>
              </table:table-cell>
              <table:table-cell office:value-type="float" office:value="0.512625869127499">
                <text:p>0.512625869127499</text:p>
              </table:table-cell>
              <table:table-cell office:value-type="float" office:value="0.104588743684244">
                <text:p>0.10458874368424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329088344043268">
                <text:p>0.0329088344043268</text:p>
              </table:table-cell>
              <table:table-cell office:value-type="float" office:value="0.512624894782844">
                <text:p>0.512624894782844</text:p>
              </table:table-cell>
              <table:table-cell office:value-type="float" office:value="0.120440379866317">
                <text:p>0.12044037986631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503311797964268">
                <text:p>0.0503311797964268</text:p>
              </table:table-cell>
              <table:table-cell office:value-type="float" office:value="0.512610512738464">
                <text:p>0.512610512738464</text:p>
              </table:table-cell>
              <table:table-cell office:value-type="float" office:value="0.135982997540536">
                <text:p>0.13598299754053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237495415551625">
                <text:p>0.0237495415551625</text:p>
              </table:table-cell>
              <table:table-cell office:value-type="float" office:value="0.512552523092269">
                <text:p>0.512552523092269</text:p>
              </table:table-cell>
              <table:table-cell office:value-type="float" office:value="0.13692342008742">
                <text:p>0.1369234200874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362925336716218">
                <text:p>0.0362925336716218</text:p>
              </table:table-cell>
              <table:table-cell office:value-type="float" office:value="0.512548407335223">
                <text:p>0.512548407335223</text:p>
              </table:table-cell>
              <table:table-cell office:value-type="float" office:value="0.137070907156578">
                <text:p>0.13707090715657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247542250883259">
                <text:p>0.0247542250883259</text:p>
              </table:table-cell>
              <table:table-cell office:value-type="float" office:value="0.51252394042036">
                <text:p>0.51252394042036</text:p>
              </table:table-cell>
              <table:table-cell office:value-type="float" office:value="0.105630292081524">
                <text:p>0.10563029208152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228113843127217">
                <text:p>0.0228113843127217</text:p>
              </table:table-cell>
              <table:table-cell office:value-type="float" office:value="0.512497078046002">
                <text:p>0.512497078046002</text:p>
              </table:table-cell>
              <table:table-cell office:value-type="float" office:value="0.138237018574073">
                <text:p>0.13823701857407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422298626699856">
                <text:p>0.0422298626699856</text:p>
              </table:table-cell>
              <table:table-cell office:value-type="float" office:value="0.512402028535296">
                <text:p>0.512402028535296</text:p>
              </table:table-cell>
              <table:table-cell office:value-type="float" office:value="0.136934070515214">
                <text:p>0.13693407051521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232457894514826">
                <text:p>0.0232457894514826</text:p>
              </table:table-cell>
              <table:table-cell office:value-type="float" office:value="0.512350561500057">
                <text:p>0.512350561500057</text:p>
              </table:table-cell>
              <table:table-cell office:value-type="float" office:value="0.138521488485885">
                <text:p>0.13852148848588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259772831602604">
                <text:p>0.0259772831602604</text:p>
              </table:table-cell>
              <table:table-cell office:value-type="float" office:value="0.512328922745251">
                <text:p>0.512328922745251</text:p>
              </table:table-cell>
              <table:table-cell office:value-type="float" office:value="0.138859808773703">
                <text:p>0.13885980877370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335207977523864">
                <text:p>0.0335207977523864</text:p>
              </table:table-cell>
              <table:table-cell office:value-type="float" office:value="0.512292543107992">
                <text:p>0.512292543107992</text:p>
              </table:table-cell>
              <table:table-cell office:value-type="float" office:value="0.138263774195757">
                <text:p>0.13826377419575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397378338687971">
                <text:p>0.0397378338687971</text:p>
              </table:table-cell>
              <table:table-cell office:value-type="float" office:value="0.512287096608866">
                <text:p>0.512287096608866</text:p>
              </table:table-cell>
              <table:table-cell office:value-type="float" office:value="0.103481635899546">
                <text:p>0.10348163589954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270655929502801">
                <text:p>0.0270655929502801</text:p>
              </table:table-cell>
              <table:table-cell office:value-type="float" office:value="0.512249193145282">
                <text:p>0.512249193145282</text:p>
              </table:table-cell>
              <table:table-cell office:value-type="float" office:value="0.137929018108917">
                <text:p>0.13792901810891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299370726381324">
                <text:p>0.0299370726381324</text:p>
              </table:table-cell>
              <table:table-cell office:value-type="float" office:value="0.51222748211532">
                <text:p>0.51222748211532</text:p>
              </table:table-cell>
              <table:table-cell office:value-type="float" office:value="0.103122859944413">
                <text:p>0.10312285994441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179794856297679">
                <text:p>0.0179794856297679</text:p>
              </table:table-cell>
              <table:table-cell office:value-type="float" office:value="0.512198578816557">
                <text:p>0.512198578816557</text:p>
              </table:table-cell>
              <table:table-cell office:value-type="float" office:value="0.141638352731638">
                <text:p>0.14163835273163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135170883717514">
                <text:p>0.0135170883717514</text:p>
              </table:table-cell>
              <table:table-cell office:value-type="float" office:value="0.512148763227091">
                <text:p>0.512148763227091</text:p>
              </table:table-cell>
              <table:table-cell office:value-type="float" office:value="0.11058117753219">
                <text:p>0.1105811775321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214955164088006">
                <text:p>0.0214955164088006</text:p>
              </table:table-cell>
              <table:table-cell office:value-type="float" office:value="0.512137895419894">
                <text:p>0.512137895419894</text:p>
              </table:table-cell>
              <table:table-cell office:value-type="float" office:value="0.139050209654218">
                <text:p>0.1390502096542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238090976138281">
                <text:p>0.0238090976138281</text:p>
              </table:table-cell>
              <table:table-cell office:value-type="float" office:value="0.512130049360497">
                <text:p>0.512130049360497</text:p>
              </table:table-cell>
              <table:table-cell office:value-type="float" office:value="0.10415112266982">
                <text:p>0.1041511226698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207552317869209">
                <text:p>0.0207552317869209</text:p>
              </table:table-cell>
              <table:table-cell office:value-type="float" office:value="0.512117476625569">
                <text:p>0.512117476625569</text:p>
              </table:table-cell>
              <table:table-cell office:value-type="float" office:value="0.137593618960368">
                <text:p>0.13759361896036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396504955718027">
                <text:p>0.0396504955718027</text:p>
              </table:table-cell>
              <table:table-cell office:value-type="float" office:value="0.512093834229445">
                <text:p>0.512093834229445</text:p>
              </table:table-cell>
              <table:table-cell office:value-type="float" office:value="0.137526652877271">
                <text:p>0.13752665287727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61087628154642">
                <text:p>0.061087628154642</text:p>
              </table:table-cell>
              <table:table-cell office:value-type="float" office:value="0.512083935206187">
                <text:p>0.512083935206187</text:p>
              </table:table-cell>
              <table:table-cell office:value-type="float" office:value="0.120137774831235">
                <text:p>0.12013777483123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192908050306821">
                <text:p>0.0192908050306821</text:p>
              </table:table-cell>
              <table:table-cell office:value-type="float" office:value="0.512021944222265">
                <text:p>0.512021944222265</text:p>
              </table:table-cell>
              <table:table-cell office:value-type="float" office:value="0.104149567136775">
                <text:p>0.10414956713677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239237376842643">
                <text:p>0.0239237376842643</text:p>
              </table:table-cell>
              <table:table-cell office:value-type="float" office:value="0.51198849567291">
                <text:p>0.51198849567291</text:p>
              </table:table-cell>
              <table:table-cell office:value-type="float" office:value="0.12288109956163">
                <text:p>0.1228810995616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162011610158363">
                <text:p>0.0162011610158363</text:p>
              </table:table-cell>
              <table:table-cell office:value-type="float" office:value="0.511964779772206">
                <text:p>0.511964779772206</text:p>
              </table:table-cell>
              <table:table-cell office:value-type="float" office:value="0.103805035232102">
                <text:p>0.10380503523210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335690217722963">
                <text:p>0.0335690217722963</text:p>
              </table:table-cell>
              <table:table-cell office:value-type="float" office:value="0.511945919468699">
                <text:p>0.511945919468699</text:p>
              </table:table-cell>
              <table:table-cell office:value-type="float" office:value="0.103972987524996">
                <text:p>0.10397298752499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30533636670072">
                <text:p>0.030533636670072</text:p>
              </table:table-cell>
              <table:table-cell office:value-type="float" office:value="0.511917792803831">
                <text:p>0.511917792803831</text:p>
              </table:table-cell>
              <table:table-cell office:value-type="float" office:value="0.136680571783081">
                <text:p>0.13668057178308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168082760846529">
                <text:p>0.0168082760846529</text:p>
              </table:table-cell>
              <table:table-cell office:value-type="float" office:value="0.511890298186147">
                <text:p>0.511890298186147</text:p>
              </table:table-cell>
              <table:table-cell office:value-type="float" office:value="0.130417653432532">
                <text:p>0.13041765343253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173977363837294">
                <text:p>0.0173977363837294</text:p>
              </table:table-cell>
              <table:table-cell office:value-type="float" office:value="0.511873992206743">
                <text:p>0.511873992206743</text:p>
              </table:table-cell>
              <table:table-cell office:value-type="float" office:value="0.106641811677033">
                <text:p>0.10664181167703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32642862288562">
                <text:p>0.032642862288562</text:p>
              </table:table-cell>
              <table:table-cell office:value-type="float" office:value="0.511866060160474">
                <text:p>0.511866060160474</text:p>
              </table:table-cell>
              <table:table-cell office:value-type="float" office:value="0.12116132836993">
                <text:p>0.1211613283699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254640092341541">
                <text:p>0.0254640092341541</text:p>
              </table:table-cell>
              <table:table-cell office:value-type="float" office:value="0.511821565598133">
                <text:p>0.511821565598133</text:p>
              </table:table-cell>
              <table:table-cell office:value-type="float" office:value="0.121310416456082">
                <text:p>0.12131041645608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329727428956749">
                <text:p>0.0329727428956749</text:p>
              </table:table-cell>
              <table:table-cell office:value-type="float" office:value="0.511802768935507">
                <text:p>0.511802768935507</text:p>
              </table:table-cell>
              <table:table-cell office:value-type="float" office:value="0.0880165414866183">
                <text:p>0.088016541486618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380298099025228">
                <text:p>0.0380298099025228</text:p>
              </table:table-cell>
              <table:table-cell office:value-type="float" office:value="0.511738412475472">
                <text:p>0.511738412475472</text:p>
              </table:table-cell>
              <table:table-cell office:value-type="float" office:value="0.0693314811607819">
                <text:p>0.069331481160781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223538515510731">
                <text:p>0.0223538515510731</text:p>
              </table:table-cell>
              <table:table-cell office:value-type="float" office:value="0.511708642594691">
                <text:p>0.511708642594691</text:p>
              </table:table-cell>
              <table:table-cell office:value-type="float" office:value="0.103283674729349">
                <text:p>0.10328367472934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22599574560912">
                <text:p>0.022599574560912</text:p>
              </table:table-cell>
              <table:table-cell office:value-type="float" office:value="0.51163796998804">
                <text:p>0.51163796998804</text:p>
              </table:table-cell>
              <table:table-cell office:value-type="float" office:value="0.102143372383345">
                <text:p>0.10214337238334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23508826710374">
                <text:p>0.023508826710374</text:p>
              </table:table-cell>
              <table:table-cell office:value-type="float" office:value="0.511637011253832">
                <text:p>0.511637011253832</text:p>
              </table:table-cell>
              <table:table-cell office:value-type="float" office:value="0.1027171791936">
                <text:p>0.10271717919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219324079026902">
                <text:p>0.0219324079026902</text:p>
              </table:table-cell>
              <table:table-cell office:value-type="float" office:value="0.511525055651227">
                <text:p>0.511525055651227</text:p>
              </table:table-cell>
              <table:table-cell office:value-type="float" office:value="0.105491015127512">
                <text:p>0.10549101512751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232169760704792">
                <text:p>0.0232169760704792</text:p>
              </table:table-cell>
              <table:table-cell office:value-type="float" office:value="0.511509183039672">
                <text:p>0.511509183039672</text:p>
              </table:table-cell>
              <table:table-cell office:value-type="float" office:value="0.10377448207172">
                <text:p>0.1037744820717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278857344890655">
                <text:p>0.0278857344890655</text:p>
              </table:table-cell>
              <table:table-cell office:value-type="float" office:value="0.511508165689448">
                <text:p>0.511508165689448</text:p>
              </table:table-cell>
              <table:table-cell office:value-type="float" office:value="0.105935314142367">
                <text:p>0.1059353141423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171088666690893">
                <text:p>0.0171088666690893</text:p>
              </table:table-cell>
              <table:table-cell office:value-type="float" office:value="0.511507660109128">
                <text:p>0.511507660109128</text:p>
              </table:table-cell>
              <table:table-cell office:value-type="float" office:value="0.088271014812982">
                <text:p>0.08827101481298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242206761974663">
                <text:p>0.0242206761974663</text:p>
              </table:table-cell>
              <table:table-cell office:value-type="float" office:value="0.51149765337783">
                <text:p>0.51149765337783</text:p>
              </table:table-cell>
              <table:table-cell office:value-type="float" office:value="0.123066330228359">
                <text:p>0.12306633022835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230718174084432">
                <text:p>0.0230718174084432</text:p>
              </table:table-cell>
              <table:table-cell office:value-type="float" office:value="0.511480639757855">
                <text:p>0.511480639757855</text:p>
              </table:table-cell>
              <table:table-cell office:value-type="float" office:value="0.120776802246919">
                <text:p>0.12077680224691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211668652001669">
                <text:p>0.0211668652001669</text:p>
              </table:table-cell>
              <table:table-cell office:value-type="float" office:value="0.511471368725491">
                <text:p>0.511471368725491</text:p>
              </table:table-cell>
              <table:table-cell office:value-type="float" office:value="0.106823313900884">
                <text:p>0.10682331390088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252247836575423">
                <text:p>0.0252247836575423</text:p>
              </table:table-cell>
              <table:table-cell office:value-type="float" office:value="0.511465251561523">
                <text:p>0.511465251561523</text:p>
              </table:table-cell>
              <table:table-cell office:value-type="float" office:value="0.10698810562908">
                <text:p>0.1069881056290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382893206551694">
                <text:p>0.0382893206551694</text:p>
              </table:table-cell>
              <table:table-cell office:value-type="float" office:value="0.511457098944895">
                <text:p>0.511457098944895</text:p>
              </table:table-cell>
              <table:table-cell office:value-type="float" office:value="0.0699957689038348">
                <text:p>0.069995768903834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154804782379269">
                <text:p>0.0154804782379269</text:p>
              </table:table-cell>
              <table:table-cell office:value-type="float" office:value="0.511439156642844">
                <text:p>0.511439156642844</text:p>
              </table:table-cell>
              <table:table-cell office:value-type="float" office:value="0.105796479418771">
                <text:p>0.10579647941877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194466293950405">
                <text:p>0.0194466293950405</text:p>
              </table:table-cell>
              <table:table-cell office:value-type="float" office:value="0.511418866766142">
                <text:p>0.511418866766142</text:p>
              </table:table-cell>
              <table:table-cell office:value-type="float" office:value="0.125066632270996">
                <text:p>0.12506663227099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26478179815958">
                <text:p>0.026478179815958</text:p>
              </table:table-cell>
              <table:table-cell office:value-type="float" office:value="0.511407157064485">
                <text:p>0.511407157064485</text:p>
              </table:table-cell>
              <table:table-cell office:value-type="float" office:value="0.105201964850499">
                <text:p>0.10520196485049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204182746101933">
                <text:p>0.0204182746101933</text:p>
              </table:table-cell>
              <table:table-cell office:value-type="float" office:value="0.511381532998948">
                <text:p>0.511381532998948</text:p>
              </table:table-cell>
              <table:table-cell office:value-type="float" office:value="0.104292910702743">
                <text:p>0.10429291070274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154823167025033">
                <text:p>0.0154823167025033</text:p>
              </table:table-cell>
              <table:table-cell office:value-type="float" office:value="0.511358703417772">
                <text:p>0.511358703417772</text:p>
              </table:table-cell>
              <table:table-cell office:value-type="float" office:value="0.106539421851636">
                <text:p>0.10653942185163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23224836724643">
                <text:p>0.023224836724643</text:p>
              </table:table-cell>
              <table:table-cell office:value-type="float" office:value="0.511321232598132">
                <text:p>0.511321232598132</text:p>
              </table:table-cell>
              <table:table-cell office:value-type="float" office:value="0.103330867829634">
                <text:p>0.10333086782963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171698752880266">
                <text:p>0.0171698752880266</text:p>
              </table:table-cell>
              <table:table-cell office:value-type="float" office:value="0.511307733150633">
                <text:p>0.511307733150633</text:p>
              </table:table-cell>
              <table:table-cell office:value-type="float" office:value="0.104226937000196">
                <text:p>0.10422693700019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205389156449186">
                <text:p>0.0205389156449186</text:p>
              </table:table-cell>
              <table:table-cell office:value-type="float" office:value="0.511266544701009">
                <text:p>0.511266544701009</text:p>
              </table:table-cell>
              <table:table-cell office:value-type="float" office:value="0.104249622355435">
                <text:p>0.10424962235543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245415175961764">
                <text:p>0.0245415175961764</text:p>
              </table:table-cell>
              <table:table-cell office:value-type="float" office:value="0.511230172678899">
                <text:p>0.511230172678899</text:p>
              </table:table-cell>
              <table:table-cell office:value-type="float" office:value="0.102799519533168">
                <text:p>0.10279951953316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234871177747255">
                <text:p>0.0234871177747255</text:p>
              </table:table-cell>
              <table:table-cell office:value-type="float" office:value="0.511229475181073">
                <text:p>0.511229475181073</text:p>
              </table:table-cell>
              <table:table-cell office:value-type="float" office:value="0.104349559407113">
                <text:p>0.10434955940711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107258239591185">
                <text:p>0.0107258239591185</text:p>
              </table:table-cell>
              <table:table-cell office:value-type="float" office:value="0.511202664614391">
                <text:p>0.511202664614391</text:p>
              </table:table-cell>
              <table:table-cell office:value-type="float" office:value="0.108516224291789">
                <text:p>0.10851622429178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169975459147646">
                <text:p>0.0169975459147646</text:p>
              </table:table-cell>
              <table:table-cell office:value-type="float" office:value="0.511188886061401">
                <text:p>0.511188886061401</text:p>
              </table:table-cell>
              <table:table-cell office:value-type="float" office:value="0.121766550299849">
                <text:p>0.12176655029984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16402461886535">
                <text:p>0.016402461886535</text:p>
              </table:table-cell>
              <table:table-cell office:value-type="float" office:value="0.51118680325166">
                <text:p>0.51118680325166</text:p>
              </table:table-cell>
              <table:table-cell office:value-type="float" office:value="0.104879224164273">
                <text:p>0.10487922416427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33782063775403">
                <text:p>0.033782063775403</text:p>
              </table:table-cell>
              <table:table-cell office:value-type="float" office:value="0.511180584035405">
                <text:p>0.511180584035405</text:p>
              </table:table-cell>
              <table:table-cell office:value-type="float" office:value="0.0866283997344651">
                <text:p>0.086628399734465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229766758074994">
                <text:p>0.0229766758074994</text:p>
              </table:table-cell>
              <table:table-cell office:value-type="float" office:value="0.511176409886794">
                <text:p>0.511176409886794</text:p>
              </table:table-cell>
              <table:table-cell office:value-type="float" office:value="0.0860334526673159">
                <text:p>0.086033452667315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414154157383243">
                <text:p>0.0414154157383243</text:p>
              </table:table-cell>
              <table:table-cell office:value-type="float" office:value="0.511174451447021">
                <text:p>0.511174451447021</text:p>
              </table:table-cell>
              <table:table-cell office:value-type="float" office:value="0.0870535698391794">
                <text:p>0.087053569839179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17726393933333">
                <text:p>0.017726393933333</text:p>
              </table:table-cell>
              <table:table-cell office:value-type="float" office:value="0.511164750755301">
                <text:p>0.511164750755301</text:p>
              </table:table-cell>
              <table:table-cell office:value-type="float" office:value="0.104690322533948">
                <text:p>0.10469032253394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143902896826479">
                <text:p>0.0143902896826479</text:p>
              </table:table-cell>
              <table:table-cell office:value-type="float" office:value="0.511161418737734">
                <text:p>0.511161418737734</text:p>
              </table:table-cell>
              <table:table-cell office:value-type="float" office:value="0.107402701257272">
                <text:p>0.10740270125727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163041115686428">
                <text:p>0.0163041115686428</text:p>
              </table:table-cell>
              <table:table-cell office:value-type="float" office:value="0.511151042657597">
                <text:p>0.511151042657597</text:p>
              </table:table-cell>
              <table:table-cell office:value-type="float" office:value="0.103807112338646">
                <text:p>0.10380711233864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219276064348335">
                <text:p>0.0219276064348335</text:p>
              </table:table-cell>
              <table:table-cell office:value-type="float" office:value="0.51115083257576">
                <text:p>0.51115083257576</text:p>
              </table:table-cell>
              <table:table-cell office:value-type="float" office:value="0.0877968413819013">
                <text:p>0.087796841381901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164348640380402">
                <text:p>0.0164348640380402</text:p>
              </table:table-cell>
              <table:table-cell office:value-type="float" office:value="0.511133719819336">
                <text:p>0.511133719819336</text:p>
              </table:table-cell>
              <table:table-cell office:value-type="float" office:value="0.0871257787330883">
                <text:p>0.087125778733088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225445222042368">
                <text:p>0.0225445222042368</text:p>
              </table:table-cell>
              <table:table-cell office:value-type="float" office:value="0.511120065741462">
                <text:p>0.511120065741462</text:p>
              </table:table-cell>
              <table:table-cell office:value-type="float" office:value="0.10534166086913">
                <text:p>0.1053416608691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216537571170589">
                <text:p>0.0216537571170589</text:p>
              </table:table-cell>
              <table:table-cell office:value-type="float" office:value="0.511114204338087">
                <text:p>0.511114204338087</text:p>
              </table:table-cell>
              <table:table-cell office:value-type="float" office:value="0.109898685689278">
                <text:p>0.10989868568927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131815609716885">
                <text:p>0.0131815609716885</text:p>
              </table:table-cell>
              <table:table-cell office:value-type="float" office:value="0.511113257916316">
                <text:p>0.511113257916316</text:p>
              </table:table-cell>
              <table:table-cell office:value-type="float" office:value="0.106626929417333">
                <text:p>0.10662692941733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132373563385174">
                <text:p>0.0132373563385174</text:p>
              </table:table-cell>
              <table:table-cell office:value-type="float" office:value="0.511108365114893">
                <text:p>0.511108365114893</text:p>
              </table:table-cell>
              <table:table-cell office:value-type="float" office:value="0.104962275843015">
                <text:p>0.10496227584301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1350897924452">
                <text:p>0.01350897924452</text:p>
              </table:table-cell>
              <table:table-cell office:value-type="float" office:value="0.511094006057503">
                <text:p>0.511094006057503</text:p>
              </table:table-cell>
              <table:table-cell office:value-type="float" office:value="0.105128486942202">
                <text:p>0.10512848694220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150576662783527">
                <text:p>0.0150576662783527</text:p>
              </table:table-cell>
              <table:table-cell office:value-type="float" office:value="0.511062479040942">
                <text:p>0.511062479040942</text:p>
              </table:table-cell>
              <table:table-cell office:value-type="float" office:value="0.104771469614375">
                <text:p>0.10477146961437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172601480155524">
                <text:p>0.0172601480155524</text:p>
              </table:table-cell>
              <table:table-cell office:value-type="float" office:value="0.510970493100689">
                <text:p>0.510970493100689</text:p>
              </table:table-cell>
              <table:table-cell office:value-type="float" office:value="0.0694219673213305">
                <text:p>0.069421967321330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191176533860173">
                <text:p>0.0191176533860173</text:p>
              </table:table-cell>
              <table:table-cell office:value-type="float" office:value="0.510956342705637">
                <text:p>0.510956342705637</text:p>
              </table:table-cell>
              <table:table-cell office:value-type="float" office:value="0.0879385486465839">
                <text:p>0.087938548646583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368857267292665">
                <text:p>0.0368857267292665</text:p>
              </table:table-cell>
              <table:table-cell office:value-type="float" office:value="0.51089800038062">
                <text:p>0.51089800038062</text:p>
              </table:table-cell>
              <table:table-cell office:value-type="float" office:value="0.0884230277083117">
                <text:p>0.088423027708311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218014237938972">
                <text:p>0.0218014237938972</text:p>
              </table:table-cell>
              <table:table-cell office:value-type="float" office:value="0.510894724876107">
                <text:p>0.510894724876107</text:p>
              </table:table-cell>
              <table:table-cell office:value-type="float" office:value="0.088396462832111">
                <text:p>0.08839646283211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14693513527881">
                <text:p>0.014693513527881</text:p>
              </table:table-cell>
              <table:table-cell office:value-type="float" office:value="0.510887224826717">
                <text:p>0.510887224826717</text:p>
              </table:table-cell>
              <table:table-cell office:value-type="float" office:value="0.0888128267768171">
                <text:p>0.088812826776817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184108301225786">
                <text:p>0.0184108301225786</text:p>
              </table:table-cell>
              <table:table-cell office:value-type="float" office:value="0.510886310891661">
                <text:p>0.510886310891661</text:p>
              </table:table-cell>
              <table:table-cell office:value-type="float" office:value="0.0874710085482677">
                <text:p>0.087471008548267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179073980258728">
                <text:p>0.0179073980258728</text:p>
              </table:table-cell>
              <table:table-cell office:value-type="float" office:value="0.510866553563742">
                <text:p>0.510866553563742</text:p>
              </table:table-cell>
              <table:table-cell office:value-type="float" office:value="0.0709083380775958">
                <text:p>0.070908338077595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160208086425045">
                <text:p>0.0160208086425045</text:p>
              </table:table-cell>
              <table:table-cell office:value-type="float" office:value="0.510859460099769">
                <text:p>0.510859460099769</text:p>
              </table:table-cell>
              <table:table-cell office:value-type="float" office:value="0.0869561209556352">
                <text:p>0.086956120955635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194893337552754">
                <text:p>0.0194893337552754</text:p>
              </table:table-cell>
              <table:table-cell office:value-type="float" office:value="0.510815259296923">
                <text:p>0.510815259296923</text:p>
              </table:table-cell>
              <table:table-cell office:value-type="float" office:value="0.0865661527017849">
                <text:p>0.086566152701784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151543558186934">
                <text:p>0.0151543558186934</text:p>
              </table:table-cell>
              <table:table-cell office:value-type="float" office:value="0.510809782314961">
                <text:p>0.510809782314961</text:p>
              </table:table-cell>
              <table:table-cell office:value-type="float" office:value="0.0691007347283087">
                <text:p>0.069100734728308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330623402293498">
                <text:p>0.0330623402293498</text:p>
              </table:table-cell>
              <table:table-cell office:value-type="float" office:value="0.510770436179157">
                <text:p>0.510770436179157</text:p>
              </table:table-cell>
              <table:table-cell office:value-type="float" office:value="0.0697095425586517">
                <text:p>0.069709542558651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299602542099574">
                <text:p>0.0299602542099574</text:p>
              </table:table-cell>
              <table:table-cell office:value-type="float" office:value="0.51074811670169">
                <text:p>0.51074811670169</text:p>
              </table:table-cell>
              <table:table-cell office:value-type="float" office:value="0.0698814360325632">
                <text:p>0.069881436032563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288090320172886">
                <text:p>0.0288090320172886</text:p>
              </table:table-cell>
              <table:table-cell office:value-type="float" office:value="0.510745427173322">
                <text:p>0.510745427173322</text:p>
              </table:table-cell>
              <table:table-cell office:value-type="float" office:value="0.069826998621443">
                <text:p>0.06982699862144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178056390769577">
                <text:p>0.0178056390769577</text:p>
              </table:table-cell>
              <table:table-cell office:value-type="float" office:value="0.510676521388207">
                <text:p>0.510676521388207</text:p>
              </table:table-cell>
              <table:table-cell office:value-type="float" office:value="0.0882905690986957">
                <text:p>0.088290569098695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16349494718083">
                <text:p>0.016349494718083</text:p>
              </table:table-cell>
              <table:table-cell office:value-type="float" office:value="0.510664151908579">
                <text:p>0.510664151908579</text:p>
              </table:table-cell>
              <table:table-cell office:value-type="float" office:value="0.0880218652396511">
                <text:p>0.088021865239651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192806028404372">
                <text:p>0.0192806028404372</text:p>
              </table:table-cell>
              <table:table-cell office:value-type="float" office:value="0.510593575512429">
                <text:p>0.510593575512429</text:p>
              </table:table-cell>
              <table:table-cell office:value-type="float" office:value="0.0884010029055115">
                <text:p>0.088401002905511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19396587114731">
                <text:p>0.019396587114731</text:p>
              </table:table-cell>
              <table:table-cell office:value-type="float" office:value="0.510582339041878">
                <text:p>0.510582339041878</text:p>
              </table:table-cell>
              <table:table-cell office:value-type="float" office:value="0.0692511566031365">
                <text:p>0.069251156603136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262085746608734">
                <text:p>0.0262085746608734</text:p>
              </table:table-cell>
              <table:table-cell office:value-type="float" office:value="0.510575382120787">
                <text:p>0.510575382120787</text:p>
              </table:table-cell>
              <table:table-cell office:value-type="float" office:value="0.0700130956846926">
                <text:p>0.070013095684692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34102084787594">
                <text:p>0.034102084787594</text:p>
              </table:table-cell>
              <table:table-cell office:value-type="float" office:value="0.510525714193612">
                <text:p>0.510525714193612</text:p>
              </table:table-cell>
              <table:table-cell office:value-type="float" office:value="0.0692359971785528">
                <text:p>0.069235997178552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392919761737882">
                <text:p>0.0392919761737882</text:p>
              </table:table-cell>
              <table:table-cell office:value-type="float" office:value="0.510490095021707">
                <text:p>0.510490095021707</text:p>
              </table:table-cell>
              <table:table-cell office:value-type="float" office:value="0.0697658945464668">
                <text:p>0.069765894546466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137071301521544">
                <text:p>0.0137071301521544</text:p>
              </table:table-cell>
              <table:table-cell office:value-type="float" office:value="0.510470924757811">
                <text:p>0.510470924757811</text:p>
              </table:table-cell>
              <table:table-cell office:value-type="float" office:value="0.0708813134865632">
                <text:p>0.070881313486563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126647581689644">
                <text:p>0.0126647581689644</text:p>
              </table:table-cell>
              <table:table-cell office:value-type="float" office:value="0.510448500012954">
                <text:p>0.510448500012954</text:p>
              </table:table-cell>
              <table:table-cell office:value-type="float" office:value="0.0697878103847449">
                <text:p>0.069787810384744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226943282546316">
                <text:p>0.0226943282546316</text:p>
              </table:table-cell>
              <table:table-cell office:value-type="float" office:value="0.510437465740155">
                <text:p>0.510437465740155</text:p>
              </table:table-cell>
              <table:table-cell office:value-type="float" office:value="0.0711391030878306">
                <text:p>0.071139103087830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309326585006652">
                <text:p>0.0309326585006652</text:p>
              </table:table-cell>
              <table:table-cell office:value-type="float" office:value="0.510437419580144">
                <text:p>0.510437419580144</text:p>
              </table:table-cell>
              <table:table-cell office:value-type="float" office:value="0.069908558121965">
                <text:p>0.06990855812196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401993366850686">
                <text:p>0.0401993366850686</text:p>
              </table:table-cell>
              <table:table-cell office:value-type="float" office:value="0.510418187628696">
                <text:p>0.510418187628696</text:p>
              </table:table-cell>
              <table:table-cell office:value-type="float" office:value="0.0710036733488291">
                <text:p>0.071003673348829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111089727413574">
                <text:p>0.0111089727413574</text:p>
              </table:table-cell>
              <table:table-cell office:value-type="float" office:value="0.510415867513872">
                <text:p>0.510415867513872</text:p>
              </table:table-cell>
              <table:table-cell office:value-type="float" office:value="0.0702471623761975">
                <text:p>0.070247162376197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217228369532599">
                <text:p>0.0217228369532599</text:p>
              </table:table-cell>
              <table:table-cell office:value-type="float" office:value="0.51037838367609">
                <text:p>0.51037838367609</text:p>
              </table:table-cell>
              <table:table-cell office:value-type="float" office:value="0.0712273423474088">
                <text:p>0.071227342347408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335857747667696">
                <text:p>0.0335857747667696</text:p>
              </table:table-cell>
              <table:table-cell office:value-type="float" office:value="0.51036978298908">
                <text:p>0.51036978298908</text:p>
              </table:table-cell>
              <table:table-cell office:value-type="float" office:value="0.0705793625761177">
                <text:p>0.070579362576117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281750687423467">
                <text:p>0.0281750687423467</text:p>
              </table:table-cell>
              <table:table-cell office:value-type="float" office:value="0.51036181139702">
                <text:p>0.51036181139702</text:p>
              </table:table-cell>
              <table:table-cell office:value-type="float" office:value="0.0713724256838932">
                <text:p>0.071372425683893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156258728769553">
                <text:p>0.0156258728769553</text:p>
              </table:table-cell>
              <table:table-cell office:value-type="float" office:value="0.510346691886408">
                <text:p>0.510346691886408</text:p>
              </table:table-cell>
              <table:table-cell office:value-type="float" office:value="0.0700360250155153">
                <text:p>0.070036025015515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366237085017901">
                <text:p>0.0366237085017901</text:p>
              </table:table-cell>
              <table:table-cell office:value-type="float" office:value="0.510332826129255">
                <text:p>0.510332826129255</text:p>
              </table:table-cell>
              <table:table-cell office:value-type="float" office:value="0.0697696899521885">
                <text:p>0.069769689952188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329066316721859">
                <text:p>0.0329066316721859</text:p>
              </table:table-cell>
              <table:table-cell office:value-type="float" office:value="0.510278493458774">
                <text:p>0.510278493458774</text:p>
              </table:table-cell>
              <table:table-cell office:value-type="float" office:value="0.0713429547188947">
                <text:p>0.071342954718894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205741065039797">
                <text:p>0.0205741065039797</text:p>
              </table:table-cell>
              <table:table-cell office:value-type="float" office:value="0.510268223282983">
                <text:p>0.510268223282983</text:p>
              </table:table-cell>
              <table:table-cell office:value-type="float" office:value="0.0523994963023121">
                <text:p>0.052399496302312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81798455715133">
                <text:p>0.0081798455715133</text:p>
              </table:table-cell>
              <table:table-cell office:value-type="float" office:value="0.510254941886334">
                <text:p>0.510254941886334</text:p>
              </table:table-cell>
              <table:table-cell office:value-type="float" office:value="0.0708297976621303">
                <text:p>0.070829797662130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328365634260404">
                <text:p>0.0328365634260404</text:p>
              </table:table-cell>
              <table:table-cell office:value-type="float" office:value="0.510240665079014">
                <text:p>0.510240665079014</text:p>
              </table:table-cell>
              <table:table-cell office:value-type="float" office:value="0.0708800045932253">
                <text:p>0.070880004593225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156455685079898">
                <text:p>0.0156455685079898</text:p>
              </table:table-cell>
              <table:table-cell office:value-type="float" office:value="0.51023533929596">
                <text:p>0.51023533929596</text:p>
              </table:table-cell>
              <table:table-cell office:value-type="float" office:value="0.0699737168134596">
                <text:p>0.069973716813459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239583906705667">
                <text:p>0.0239583906705667</text:p>
              </table:table-cell>
              <table:table-cell office:value-type="float" office:value="0.510222661129852">
                <text:p>0.510222661129852</text:p>
              </table:table-cell>
              <table:table-cell office:value-type="float" office:value="0.069325539468555">
                <text:p>0.06932553946855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20479301354526">
                <text:p>0.020479301354526</text:p>
              </table:table-cell>
              <table:table-cell office:value-type="float" office:value="0.510222504273169">
                <text:p>0.510222504273169</text:p>
              </table:table-cell>
              <table:table-cell office:value-type="float" office:value="0.0717358977153241">
                <text:p>0.071735897715324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130092884911379">
                <text:p>0.0130092884911379</text:p>
              </table:table-cell>
              <table:table-cell office:value-type="float" office:value="0.510218019686958">
                <text:p>0.510218019686958</text:p>
              </table:table-cell>
              <table:table-cell office:value-type="float" office:value="0.0709159185319632">
                <text:p>0.070915918531963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174606604699356">
                <text:p>0.0174606604699356</text:p>
              </table:table-cell>
              <table:table-cell office:value-type="float" office:value="0.51020714027303">
                <text:p>0.51020714027303</text:p>
              </table:table-cell>
              <table:table-cell office:value-type="float" office:value="0.0528542293586466">
                <text:p>0.052854229358646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132733510800456">
                <text:p>0.0132733510800456</text:p>
              </table:table-cell>
              <table:table-cell office:value-type="float" office:value="0.510172893886264">
                <text:p>0.510172893886264</text:p>
              </table:table-cell>
              <table:table-cell office:value-type="float" office:value="0.06987958493551">
                <text:p>0.0698795849355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166927924684742">
                <text:p>0.0166927924684742</text:p>
              </table:table-cell>
              <table:table-cell office:value-type="float" office:value="0.510164281012186">
                <text:p>0.510164281012186</text:p>
              </table:table-cell>
              <table:table-cell office:value-type="float" office:value="0.0525057123985968">
                <text:p>0.052505712398596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102116733855529">
                <text:p>0.0102116733855529</text:p>
              </table:table-cell>
              <table:table-cell office:value-type="float" office:value="0.510161997173453">
                <text:p>0.510161997173453</text:p>
              </table:table-cell>
              <table:table-cell office:value-type="float" office:value="0.0697211013978925">
                <text:p>0.06972110139789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141005160740528">
                <text:p>0.0141005160740528</text:p>
              </table:table-cell>
              <table:table-cell office:value-type="float" office:value="0.51014769703539">
                <text:p>0.51014769703539</text:p>
              </table:table-cell>
              <table:table-cell office:value-type="float" office:value="0.0704184541003731">
                <text:p>0.070418454100373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139760062919975">
                <text:p>0.0139760062919975</text:p>
              </table:table-cell>
              <table:table-cell office:value-type="float" office:value="0.510135848774838">
                <text:p>0.510135848774838</text:p>
              </table:table-cell>
              <table:table-cell office:value-type="float" office:value="0.0710226968372626">
                <text:p>0.071022696837262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957893262588029">
                <text:p>0.00957893262588029</text:p>
              </table:table-cell>
              <table:table-cell office:value-type="float" office:value="0.510130312560128">
                <text:p>0.510130312560128</text:p>
              </table:table-cell>
              <table:table-cell office:value-type="float" office:value="0.0706805414268489">
                <text:p>0.070680541426848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327856270465625">
                <text:p>0.0327856270465625</text:p>
              </table:table-cell>
              <table:table-cell office:value-type="float" office:value="0.510119310446468">
                <text:p>0.510119310446468</text:p>
              </table:table-cell>
              <table:table-cell office:value-type="float" office:value="0.0702520465566245">
                <text:p>0.070252046556624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354053455278276">
                <text:p>0.0354053455278276</text:p>
              </table:table-cell>
              <table:table-cell office:value-type="float" office:value="0.510104189417275">
                <text:p>0.510104189417275</text:p>
              </table:table-cell>
              <table:table-cell office:value-type="float" office:value="0.0696363808488233">
                <text:p>0.069636380848823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144492396346682">
                <text:p>0.0144492396346682</text:p>
              </table:table-cell>
              <table:table-cell office:value-type="float" office:value="0.510099298969552">
                <text:p>0.510099298969552</text:p>
              </table:table-cell>
              <table:table-cell office:value-type="float" office:value="0.0700540791296031">
                <text:p>0.070054079129603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126584306313486">
                <text:p>0.0126584306313486</text:p>
              </table:table-cell>
              <table:table-cell office:value-type="float" office:value="0.510081066317231">
                <text:p>0.510081066317231</text:p>
              </table:table-cell>
              <table:table-cell office:value-type="float" office:value="0.0697295499119812">
                <text:p>0.069729549911981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311329016725942">
                <text:p>0.0311329016725942</text:p>
              </table:table-cell>
              <table:table-cell office:value-type="float" office:value="0.510077079340307">
                <text:p>0.510077079340307</text:p>
              </table:table-cell>
              <table:table-cell office:value-type="float" office:value="0.0693082385001254">
                <text:p>0.069308238500125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217388598331112">
                <text:p>0.0217388598331112</text:p>
              </table:table-cell>
              <table:table-cell office:value-type="float" office:value="0.510038968763297">
                <text:p>0.510038968763297</text:p>
              </table:table-cell>
              <table:table-cell office:value-type="float" office:value="0.0701132232065514">
                <text:p>0.070113223206551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114260911635883">
                <text:p>0.0114260911635883</text:p>
              </table:table-cell>
              <table:table-cell office:value-type="float" office:value="0.510036606150447">
                <text:p>0.510036606150447</text:p>
              </table:table-cell>
              <table:table-cell office:value-type="float" office:value="0.0734687898519037">
                <text:p>0.073468789851903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779565836794969">
                <text:p>0.00779565836794969</text:p>
              </table:table-cell>
              <table:table-cell office:value-type="float" office:value="0.510035881589121">
                <text:p>0.510035881589121</text:p>
              </table:table-cell>
              <table:table-cell office:value-type="float" office:value="0.0716675732123374">
                <text:p>0.071667573212337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318718778616184">
                <text:p>0.0318718778616184</text:p>
              </table:table-cell>
              <table:table-cell office:value-type="float" office:value="0.510015887540501">
                <text:p>0.510015887540501</text:p>
              </table:table-cell>
              <table:table-cell office:value-type="float" office:value="0.0691081433135431">
                <text:p>0.069108143313543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312437393515703">
                <text:p>0.0312437393515703</text:p>
              </table:table-cell>
              <table:table-cell office:value-type="float" office:value="0.509974457652666">
                <text:p>0.509974457652666</text:p>
              </table:table-cell>
              <table:table-cell office:value-type="float" office:value="0.0701138935616318">
                <text:p>0.070113893561631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121718905381617">
                <text:p>0.0121718905381617</text:p>
              </table:table-cell>
              <table:table-cell office:value-type="float" office:value="0.509950219513758">
                <text:p>0.509950219513758</text:p>
              </table:table-cell>
              <table:table-cell office:value-type="float" office:value="0.0704558332836139">
                <text:p>0.070455833283613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198320959757478">
                <text:p>0.0198320959757478</text:p>
              </table:table-cell>
              <table:table-cell office:value-type="float" office:value="0.509949102549875">
                <text:p>0.509949102549875</text:p>
              </table:table-cell>
              <table:table-cell office:value-type="float" office:value="0.0700459664092256">
                <text:p>0.070045966409225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149693221072016">
                <text:p>0.0149693221072016</text:p>
              </table:table-cell>
              <table:table-cell office:value-type="float" office:value="0.509937452748253">
                <text:p>0.509937452748253</text:p>
              </table:table-cell>
              <table:table-cell office:value-type="float" office:value="0.070289932962846">
                <text:p>0.07028993296284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123377283969708">
                <text:p>0.0123377283969708</text:p>
              </table:table-cell>
              <table:table-cell office:value-type="float" office:value="0.509935492872804">
                <text:p>0.509935492872804</text:p>
              </table:table-cell>
              <table:table-cell office:value-type="float" office:value="0.0707066726718087">
                <text:p>0.070706672671808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25654549015372">
                <text:p>0.025654549015372</text:p>
              </table:table-cell>
              <table:table-cell office:value-type="float" office:value="0.509930071081456">
                <text:p>0.509930071081456</text:p>
              </table:table-cell>
              <table:table-cell office:value-type="float" office:value="0.0687537804688005">
                <text:p>0.068753780468800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129896165797063">
                <text:p>0.0129896165797063</text:p>
              </table:table-cell>
              <table:table-cell office:value-type="float" office:value="0.509929565982391">
                <text:p>0.509929565982391</text:p>
              </table:table-cell>
              <table:table-cell office:value-type="float" office:value="0.0702946314749515">
                <text:p>0.070294631474951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159654763109446">
                <text:p>0.0159654763109446</text:p>
              </table:table-cell>
              <table:table-cell office:value-type="float" office:value="0.509928714495189">
                <text:p>0.509928714495189</text:p>
              </table:table-cell>
              <table:table-cell office:value-type="float" office:value="0.0703822983869216">
                <text:p>0.070382298386921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252130449482413">
                <text:p>0.0252130449482413</text:p>
              </table:table-cell>
              <table:table-cell office:value-type="float" office:value="0.509921430268318">
                <text:p>0.509921430268318</text:p>
              </table:table-cell>
              <table:table-cell office:value-type="float" office:value="0.0704100673095772">
                <text:p>0.070410067309577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11197133185888">
                <text:p>0.011197133185888</text:p>
              </table:table-cell>
              <table:table-cell office:value-type="float" office:value="0.509909233178982">
                <text:p>0.509909233178982</text:p>
              </table:table-cell>
              <table:table-cell office:value-type="float" office:value="0.0717318815833372">
                <text:p>0.071731881583337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119365385703182">
                <text:p>0.0119365385703182</text:p>
              </table:table-cell>
              <table:table-cell office:value-type="float" office:value="0.509901131694656">
                <text:p>0.509901131694656</text:p>
              </table:table-cell>
              <table:table-cell office:value-type="float" office:value="0.0721264578048026">
                <text:p>0.072126457804802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136316307761309">
                <text:p>0.0136316307761309</text:p>
              </table:table-cell>
              <table:table-cell office:value-type="float" office:value="0.509897920991696">
                <text:p>0.509897920991696</text:p>
              </table:table-cell>
              <table:table-cell office:value-type="float" office:value="0.0703161814801579">
                <text:p>0.070316181480157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988794518850786">
                <text:p>0.00988794518850786</text:p>
              </table:table-cell>
              <table:table-cell office:value-type="float" office:value="0.509887460257237">
                <text:p>0.509887460257237</text:p>
              </table:table-cell>
              <table:table-cell office:value-type="float" office:value="0.0751316002734121">
                <text:p>0.075131600273412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160357895185539">
                <text:p>0.0160357895185539</text:p>
              </table:table-cell>
              <table:table-cell office:value-type="float" office:value="0.509884910242183">
                <text:p>0.509884910242183</text:p>
              </table:table-cell>
              <table:table-cell office:value-type="float" office:value="0.071731281800774">
                <text:p>0.07173128180077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970471553487143">
                <text:p>0.00970471553487143</text:p>
              </table:table-cell>
              <table:table-cell office:value-type="float" office:value="0.509874312230828">
                <text:p>0.509874312230828</text:p>
              </table:table-cell>
              <table:table-cell office:value-type="float" office:value="0.0742763060367621">
                <text:p>0.074276306036762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111222273700328">
                <text:p>0.0111222273700328</text:p>
              </table:table-cell>
              <table:table-cell office:value-type="float" office:value="0.509869849626634">
                <text:p>0.509869849626634</text:p>
              </table:table-cell>
              <table:table-cell office:value-type="float" office:value="0.0564057724135125">
                <text:p>0.056405772413512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812784949740748">
                <text:p>0.00812784949740748</text:p>
              </table:table-cell>
              <table:table-cell office:value-type="float" office:value="0.509869540177831">
                <text:p>0.509869540177831</text:p>
              </table:table-cell>
              <table:table-cell office:value-type="float" office:value="0.0722693464221954">
                <text:p>0.072269346422195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977760277647181">
                <text:p>0.00977760277647181</text:p>
              </table:table-cell>
              <table:table-cell office:value-type="float" office:value="0.509868533930841">
                <text:p>0.509868533930841</text:p>
              </table:table-cell>
              <table:table-cell office:value-type="float" office:value="0.0722529735152063">
                <text:p>0.072252973515206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181013601622298">
                <text:p>0.0181013601622298</text:p>
              </table:table-cell>
              <table:table-cell office:value-type="float" office:value="0.509862777966735">
                <text:p>0.509862777966735</text:p>
              </table:table-cell>
              <table:table-cell office:value-type="float" office:value="0.0695536464120082">
                <text:p>0.069553646412008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144397160626268">
                <text:p>0.0144397160626268</text:p>
              </table:table-cell>
              <table:table-cell office:value-type="float" office:value="0.509861462869477">
                <text:p>0.509861462869477</text:p>
              </table:table-cell>
              <table:table-cell office:value-type="float" office:value="0.0699013131399498">
                <text:p>0.069901313139949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119604830706479">
                <text:p>0.0119604830706479</text:p>
              </table:table-cell>
              <table:table-cell office:value-type="float" office:value="0.509860971817792">
                <text:p>0.509860971817792</text:p>
              </table:table-cell>
              <table:table-cell office:value-type="float" office:value="0.0713715568234134">
                <text:p>0.071371556823413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350472361161857">
                <text:p>0.0350472361161857</text:p>
              </table:table-cell>
              <table:table-cell office:value-type="float" office:value="0.509855290268201">
                <text:p>0.509855290268201</text:p>
              </table:table-cell>
              <table:table-cell office:value-type="float" office:value="0.0700661709262159">
                <text:p>0.070066170926215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13560303677763">
                <text:p>0.013560303677763</text:p>
              </table:table-cell>
              <table:table-cell office:value-type="float" office:value="0.509852840123611">
                <text:p>0.509852840123611</text:p>
              </table:table-cell>
              <table:table-cell office:value-type="float" office:value="0.0703658395693256">
                <text:p>0.070365839569325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114545119555745">
                <text:p>0.0114545119555745</text:p>
              </table:table-cell>
              <table:table-cell office:value-type="float" office:value="0.509842366314391">
                <text:p>0.509842366314391</text:p>
              </table:table-cell>
              <table:table-cell office:value-type="float" office:value="0.0703894174917174">
                <text:p>0.070389417491717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110570517458017">
                <text:p>0.0110570517458017</text:p>
              </table:table-cell>
              <table:table-cell office:value-type="float" office:value="0.509840932320932">
                <text:p>0.509840932320932</text:p>
              </table:table-cell>
              <table:table-cell office:value-type="float" office:value="0.071376150393729">
                <text:p>0.07137615039372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159315808958536">
                <text:p>0.0159315808958536</text:p>
              </table:table-cell>
              <table:table-cell office:value-type="float" office:value="0.509840714923214">
                <text:p>0.509840714923214</text:p>
              </table:table-cell>
              <table:table-cell office:value-type="float" office:value="0.0691318224817334">
                <text:p>0.069131822481733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185423698754179">
                <text:p>0.0185423698754179</text:p>
              </table:table-cell>
              <table:table-cell office:value-type="float" office:value="0.509840580374102">
                <text:p>0.509840580374102</text:p>
              </table:table-cell>
              <table:table-cell office:value-type="float" office:value="0.070552645607251">
                <text:p>0.07055264560725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174020561468675">
                <text:p>0.0174020561468675</text:p>
              </table:table-cell>
              <table:table-cell office:value-type="float" office:value="0.509832375064127">
                <text:p>0.509832375064127</text:p>
              </table:table-cell>
              <table:table-cell office:value-type="float" office:value="0.0700381538941922">
                <text:p>0.070038153894192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142709477670109">
                <text:p>0.0142709477670109</text:p>
              </table:table-cell>
              <table:table-cell office:value-type="float" office:value="0.509830229315166">
                <text:p>0.509830229315166</text:p>
              </table:table-cell>
              <table:table-cell office:value-type="float" office:value="0.0717074516262251">
                <text:p>0.071707451626225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124949832184177">
                <text:p>0.0124949832184177</text:p>
              </table:table-cell>
              <table:table-cell office:value-type="float" office:value="0.509829143948284">
                <text:p>0.509829143948284</text:p>
              </table:table-cell>
              <table:table-cell office:value-type="float" office:value="0.0715525281245448">
                <text:p>0.071552528124544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129074500292889">
                <text:p>0.0129074500292889</text:p>
              </table:table-cell>
              <table:table-cell office:value-type="float" office:value="0.509826762249033">
                <text:p>0.509826762249033</text:p>
              </table:table-cell>
              <table:table-cell office:value-type="float" office:value="0.0708989881571697">
                <text:p>0.070898988157169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180380532591834">
                <text:p>0.0180380532591834</text:p>
              </table:table-cell>
              <table:table-cell office:value-type="float" office:value="0.509826734916596">
                <text:p>0.509826734916596</text:p>
              </table:table-cell>
              <table:table-cell office:value-type="float" office:value="0.0689958572276318">
                <text:p>0.068995857227631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196713949301027">
                <text:p>0.0196713949301027</text:p>
              </table:table-cell>
              <table:table-cell office:value-type="float" office:value="0.50982613654511">
                <text:p>0.50982613654511</text:p>
              </table:table-cell>
              <table:table-cell office:value-type="float" office:value="0.0753226581899425">
                <text:p>0.075322658189942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207547742120808">
                <text:p>0.0207547742120808</text:p>
              </table:table-cell>
              <table:table-cell office:value-type="float" office:value="0.509826050683607">
                <text:p>0.509826050683607</text:p>
              </table:table-cell>
              <table:table-cell office:value-type="float" office:value="0.0724825030732545">
                <text:p>0.072482503073254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116260207874194">
                <text:p>0.0116260207874194</text:p>
              </table:table-cell>
              <table:table-cell office:value-type="float" office:value="0.509822852400254">
                <text:p>0.509822852400254</text:p>
              </table:table-cell>
              <table:table-cell office:value-type="float" office:value="0.0738850013435663">
                <text:p>0.073885001343566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225815726267149">
                <text:p>0.0225815726267149</text:p>
              </table:table-cell>
              <table:table-cell office:value-type="float" office:value="0.509821691302483">
                <text:p>0.509821691302483</text:p>
              </table:table-cell>
              <table:table-cell office:value-type="float" office:value="0.0718399929641136">
                <text:p>0.071839992964113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128394219602564">
                <text:p>0.0128394219602564</text:p>
              </table:table-cell>
              <table:table-cell office:value-type="float" office:value="0.509821655252865">
                <text:p>0.509821655252865</text:p>
              </table:table-cell>
              <table:table-cell office:value-type="float" office:value="0.0697147948766209">
                <text:p>0.069714794876620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226813787454274">
                <text:p>0.0226813787454274</text:p>
              </table:table-cell>
              <table:table-cell office:value-type="float" office:value="0.509821324080871">
                <text:p>0.509821324080871</text:p>
              </table:table-cell>
              <table:table-cell office:value-type="float" office:value="0.0714884250069671">
                <text:p>0.071488425006967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141287052214607">
                <text:p>0.0141287052214607</text:p>
              </table:table-cell>
              <table:table-cell office:value-type="float" office:value="0.509820903106343">
                <text:p>0.509820903106343</text:p>
              </table:table-cell>
              <table:table-cell office:value-type="float" office:value="0.072266728281559">
                <text:p>0.07226672828155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898284918444328">
                <text:p>0.00898284918444328</text:p>
              </table:table-cell>
              <table:table-cell office:value-type="float" office:value="0.509820510236685">
                <text:p>0.509820510236685</text:p>
              </table:table-cell>
              <table:table-cell office:value-type="float" office:value="0.071442743206646">
                <text:p>0.07144274320664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173222733214665">
                <text:p>0.0173222733214665</text:p>
              </table:table-cell>
              <table:table-cell office:value-type="float" office:value="0.509820158039117">
                <text:p>0.509820158039117</text:p>
              </table:table-cell>
              <table:table-cell office:value-type="float" office:value="0.0704418620181354">
                <text:p>0.070441862018135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189874731574886">
                <text:p>0.0189874731574886</text:p>
              </table:table-cell>
              <table:table-cell office:value-type="float" office:value="0.509819828729458">
                <text:p>0.509819828729458</text:p>
              </table:table-cell>
              <table:table-cell office:value-type="float" office:value="0.0705109607255785">
                <text:p>0.070510960725578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256022421585281">
                <text:p>0.0256022421585281</text:p>
              </table:table-cell>
              <table:table-cell office:value-type="float" office:value="0.509816248920309">
                <text:p>0.509816248920309</text:p>
              </table:table-cell>
              <table:table-cell office:value-type="float" office:value="0.0703207471328072">
                <text:p>0.070320747132807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104352375774568">
                <text:p>0.0104352375774568</text:p>
              </table:table-cell>
              <table:table-cell office:value-type="float" office:value="0.509813999994786">
                <text:p>0.509813999994786</text:p>
              </table:table-cell>
              <table:table-cell office:value-type="float" office:value="0.0546065108342226">
                <text:p>0.054606510834222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812016679516924">
                <text:p>0.00812016679516924</text:p>
              </table:table-cell>
              <table:table-cell office:value-type="float" office:value="0.509812900831261">
                <text:p>0.509812900831261</text:p>
              </table:table-cell>
              <table:table-cell office:value-type="float" office:value="0.0572999902337631">
                <text:p>0.057299990233763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138615528905956">
                <text:p>0.0138615528905956</text:p>
              </table:table-cell>
              <table:table-cell office:value-type="float" office:value="0.509810652908689">
                <text:p>0.509810652908689</text:p>
              </table:table-cell>
              <table:table-cell office:value-type="float" office:value="0.0703290447778782">
                <text:p>0.070329044777878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890725950523203">
                <text:p>0.00890725950523203</text:p>
              </table:table-cell>
              <table:table-cell office:value-type="float" office:value="0.509809966599024">
                <text:p>0.509809966599024</text:p>
              </table:table-cell>
              <table:table-cell office:value-type="float" office:value="0.0719531879044405">
                <text:p>0.071953187904440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148168930611916">
                <text:p>0.0148168930611916</text:p>
              </table:table-cell>
              <table:table-cell office:value-type="float" office:value="0.509809170225598">
                <text:p>0.509809170225598</text:p>
              </table:table-cell>
              <table:table-cell office:value-type="float" office:value="0.0709175834368951">
                <text:p>0.070917583436895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17587912735555">
                <text:p>0.017587912735555</text:p>
              </table:table-cell>
              <table:table-cell office:value-type="float" office:value="0.509808138120267">
                <text:p>0.509808138120267</text:p>
              </table:table-cell>
              <table:table-cell office:value-type="float" office:value="0.0697138317126294">
                <text:p>0.069713831712629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144274084370303">
                <text:p>0.0144274084370303</text:p>
              </table:table-cell>
              <table:table-cell office:value-type="float" office:value="0.509806879386429">
                <text:p>0.509806879386429</text:p>
              </table:table-cell>
              <table:table-cell office:value-type="float" office:value="0.069601160620051">
                <text:p>0.06960116062005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118449866248873">
                <text:p>0.0118449866248873</text:p>
              </table:table-cell>
              <table:table-cell office:value-type="float" office:value="0.509805995545969">
                <text:p>0.509805995545969</text:p>
              </table:table-cell>
              <table:table-cell office:value-type="float" office:value="0.0709234966068246">
                <text:p>0.070923496606824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173488748690526">
                <text:p>0.0173488748690526</text:p>
              </table:table-cell>
              <table:table-cell office:value-type="float" office:value="0.509805548622106">
                <text:p>0.509805548622106</text:p>
              </table:table-cell>
              <table:table-cell office:value-type="float" office:value="0.0717286006071116">
                <text:p>0.071728600607111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203298022440261">
                <text:p>0.0203298022440261</text:p>
              </table:table-cell>
              <table:table-cell office:value-type="float" office:value="0.509804317782842">
                <text:p>0.509804317782842</text:p>
              </table:table-cell>
              <table:table-cell office:value-type="float" office:value="0.0358429481176137">
                <text:p>0.035842948117613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134770816525376">
                <text:p>0.0134770816525376</text:p>
              </table:table-cell>
              <table:table-cell office:value-type="float" office:value="0.509798730520757">
                <text:p>0.509798730520757</text:p>
              </table:table-cell>
              <table:table-cell office:value-type="float" office:value="0.0714498510036397">
                <text:p>0.071449851003639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147209838410748">
                <text:p>0.0147209838410748</text:p>
              </table:table-cell>
              <table:table-cell office:value-type="float" office:value="0.509798601376661">
                <text:p>0.509798601376661</text:p>
              </table:table-cell>
              <table:table-cell office:value-type="float" office:value="0.0715765166245728">
                <text:p>0.071576516624572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105338556976887">
                <text:p>0.0105338556976887</text:p>
              </table:table-cell>
              <table:table-cell office:value-type="float" office:value="0.509793576181661">
                <text:p>0.509793576181661</text:p>
              </table:table-cell>
              <table:table-cell office:value-type="float" office:value="0.0740045634597448">
                <text:p>0.074004563459744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773359716239414">
                <text:p>0.00773359716239414</text:p>
              </table:table-cell>
              <table:table-cell office:value-type="float" office:value="0.509793074570681">
                <text:p>0.509793074570681</text:p>
              </table:table-cell>
              <table:table-cell office:value-type="float" office:value="0.0730264587615196">
                <text:p>0.073026458761519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14962423452521">
                <text:p>0.014962423452521</text:p>
              </table:table-cell>
              <table:table-cell office:value-type="float" office:value="0.509790149508572">
                <text:p>0.509790149508572</text:p>
              </table:table-cell>
              <table:table-cell office:value-type="float" office:value="0.0694629092472728">
                <text:p>0.069462909247272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225890780960625">
                <text:p>0.0225890780960625</text:p>
              </table:table-cell>
              <table:table-cell office:value-type="float" office:value="0.509787827600164">
                <text:p>0.509787827600164</text:p>
              </table:table-cell>
              <table:table-cell office:value-type="float" office:value="0.0698582212220928">
                <text:p>0.069858221222092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168877632606084">
                <text:p>0.0168877632606084</text:p>
              </table:table-cell>
              <table:table-cell office:value-type="float" office:value="0.509786583922724">
                <text:p>0.509786583922724</text:p>
              </table:table-cell>
              <table:table-cell office:value-type="float" office:value="0.0723546306172357">
                <text:p>0.072354630617235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128948707296807">
                <text:p>0.0128948707296807</text:p>
              </table:table-cell>
              <table:table-cell office:value-type="float" office:value="0.509786453996083">
                <text:p>0.509786453996083</text:p>
              </table:table-cell>
              <table:table-cell office:value-type="float" office:value="0.0702394447664089">
                <text:p>0.070239444766408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131948573076318">
                <text:p>0.0131948573076318</text:p>
              </table:table-cell>
              <table:table-cell office:value-type="float" office:value="0.509781475401908">
                <text:p>0.509781475401908</text:p>
              </table:table-cell>
              <table:table-cell office:value-type="float" office:value="0.0731957980598386">
                <text:p>0.073195798059838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935882296915379">
                <text:p>0.00935882296915379</text:p>
              </table:table-cell>
              <table:table-cell office:value-type="float" office:value="0.509780859834665">
                <text:p>0.509780859834665</text:p>
              </table:table-cell>
              <table:table-cell office:value-type="float" office:value="0.0710237412270566">
                <text:p>0.071023741227056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883219646501607">
                <text:p>0.00883219646501607</text:p>
              </table:table-cell>
              <table:table-cell office:value-type="float" office:value="0.509779830192225">
                <text:p>0.509779830192225</text:p>
              </table:table-cell>
              <table:table-cell office:value-type="float" office:value="0.0710096377382162">
                <text:p>0.071009637738216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14162779630589">
                <text:p>0.014162779630589</text:p>
              </table:table-cell>
              <table:table-cell office:value-type="float" office:value="0.509779376733004">
                <text:p>0.509779376733004</text:p>
              </table:table-cell>
              <table:table-cell office:value-type="float" office:value="0.0716194495552927">
                <text:p>0.071619449555292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178127501212515">
                <text:p>0.0178127501212515</text:p>
              </table:table-cell>
              <table:table-cell office:value-type="float" office:value="0.509779347582718">
                <text:p>0.509779347582718</text:p>
              </table:table-cell>
              <table:table-cell office:value-type="float" office:value="0.0360587686910198">
                <text:p>0.036058768691019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912945806028306">
                <text:p>0.00912945806028306</text:p>
              </table:table-cell>
              <table:table-cell office:value-type="float" office:value="0.5097791808866">
                <text:p>0.5097791808866</text:p>
              </table:table-cell>
              <table:table-cell office:value-type="float" office:value="0.070514099236041">
                <text:p>0.07051409923604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220599647688629">
                <text:p>0.0220599647688629</text:p>
              </table:table-cell>
              <table:table-cell office:value-type="float" office:value="0.509779053744362">
                <text:p>0.509779053744362</text:p>
              </table:table-cell>
              <table:table-cell office:value-type="float" office:value="0.0692883601653645">
                <text:p>0.069288360165364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11684882580141">
                <text:p>0.011684882580141</text:p>
              </table:table-cell>
              <table:table-cell office:value-type="float" office:value="0.509776439781072">
                <text:p>0.509776439781072</text:p>
              </table:table-cell>
              <table:table-cell office:value-type="float" office:value="0.0702462594524864">
                <text:p>0.070246259452486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963666113557998">
                <text:p>0.00963666113557998</text:p>
              </table:table-cell>
              <table:table-cell office:value-type="float" office:value="0.509775746013981">
                <text:p>0.509775746013981</text:p>
              </table:table-cell>
              <table:table-cell office:value-type="float" office:value="0.073379813827906">
                <text:p>0.07337981382790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121459545396269">
                <text:p>0.0121459545396269</text:p>
              </table:table-cell>
              <table:table-cell office:value-type="float" office:value="0.509775583958534">
                <text:p>0.509775583958534</text:p>
              </table:table-cell>
              <table:table-cell office:value-type="float" office:value="0.070840636130403">
                <text:p>0.07084063613040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128696598593617">
                <text:p>0.0128696598593617</text:p>
              </table:table-cell>
              <table:table-cell office:value-type="float" office:value="0.509775236029574">
                <text:p>0.509775236029574</text:p>
              </table:table-cell>
              <table:table-cell office:value-type="float" office:value="0.0713383698775395">
                <text:p>0.071338369877539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916384640089938">
                <text:p>0.00916384640089938</text:p>
              </table:table-cell>
              <table:table-cell office:value-type="float" office:value="0.509774283120975">
                <text:p>0.509774283120975</text:p>
              </table:table-cell>
              <table:table-cell office:value-type="float" office:value="0.0718408362308549">
                <text:p>0.071840836230854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11249286305681">
                <text:p>0.011249286305681</text:p>
              </table:table-cell>
              <table:table-cell office:value-type="float" office:value="0.509773799747122">
                <text:p>0.509773799747122</text:p>
              </table:table-cell>
              <table:table-cell office:value-type="float" office:value="0.0710178799212693">
                <text:p>0.071017879921269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146951813334343">
                <text:p>0.0146951813334343</text:p>
              </table:table-cell>
              <table:table-cell office:value-type="float" office:value="0.509772645198863">
                <text:p>0.509772645198863</text:p>
              </table:table-cell>
              <table:table-cell office:value-type="float" office:value="0.0701414236056347">
                <text:p>0.070141423605634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132399075098005">
                <text:p>0.0132399075098005</text:p>
              </table:table-cell>
              <table:table-cell office:value-type="float" office:value="0.509771846360523">
                <text:p>0.509771846360523</text:p>
              </table:table-cell>
              <table:table-cell office:value-type="float" office:value="0.0706286451743651">
                <text:p>0.070628645174365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22511829044006">
                <text:p>0.022511829044006</text:p>
              </table:table-cell>
              <table:table-cell office:value-type="float" office:value="0.509771401822712">
                <text:p>0.509771401822712</text:p>
              </table:table-cell>
              <table:table-cell office:value-type="float" office:value="0.0692191759490911">
                <text:p>0.069219175949091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110987673294808">
                <text:p>0.0110987673294808</text:p>
              </table:table-cell>
              <table:table-cell office:value-type="float" office:value="0.509771212726007">
                <text:p>0.509771212726007</text:p>
              </table:table-cell>
              <table:table-cell office:value-type="float" office:value="0.0703962928348589">
                <text:p>0.070396292834858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102342118266181">
                <text:p>0.0102342118266181</text:p>
              </table:table-cell>
              <table:table-cell office:value-type="float" office:value="0.509771140911884">
                <text:p>0.509771140911884</text:p>
              </table:table-cell>
              <table:table-cell office:value-type="float" office:value="0.0729117516203886">
                <text:p>0.072911751620388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775650013819209">
                <text:p>0.00775650013819209</text:p>
              </table:table-cell>
              <table:table-cell office:value-type="float" office:value="0.509770617826429">
                <text:p>0.509770617826429</text:p>
              </table:table-cell>
              <table:table-cell office:value-type="float" office:value="0.0733630910444345">
                <text:p>0.073363091044434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796620062269063">
                <text:p>0.00796620062269063</text:p>
              </table:table-cell>
              <table:table-cell office:value-type="float" office:value="0.509769510099401">
                <text:p>0.509769510099401</text:p>
              </table:table-cell>
              <table:table-cell office:value-type="float" office:value="0.0723033012195524">
                <text:p>0.072303301219552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955164791116917">
                <text:p>0.00955164791116917</text:p>
              </table:table-cell>
              <table:table-cell office:value-type="float" office:value="0.509769076391844">
                <text:p>0.509769076391844</text:p>
              </table:table-cell>
              <table:table-cell office:value-type="float" office:value="0.0731684719095105">
                <text:p>0.073168471909510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140436491642289">
                <text:p>0.0140436491642289</text:p>
              </table:table-cell>
              <table:table-cell office:value-type="float" office:value="0.509765792208569">
                <text:p>0.509765792208569</text:p>
              </table:table-cell>
              <table:table-cell office:value-type="float" office:value="0.069985382928561">
                <text:p>0.06998538292856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134957235355105">
                <text:p>0.0134957235355105</text:p>
              </table:table-cell>
              <table:table-cell office:value-type="float" office:value="0.509764241700917">
                <text:p>0.509764241700917</text:p>
              </table:table-cell>
              <table:table-cell office:value-type="float" office:value="0.0705456920295854">
                <text:p>0.070545692029585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149772170265987">
                <text:p>0.0149772170265987</text:p>
              </table:table-cell>
              <table:table-cell office:value-type="float" office:value="0.509762935138853">
                <text:p>0.509762935138853</text:p>
              </table:table-cell>
              <table:table-cell office:value-type="float" office:value="0.0703377846893822">
                <text:p>0.070337784689382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185391355452373">
                <text:p>0.0185391355452373</text:p>
              </table:table-cell>
              <table:table-cell office:value-type="float" office:value="0.509762810087444">
                <text:p>0.509762810087444</text:p>
              </table:table-cell>
              <table:table-cell office:value-type="float" office:value="0.0702115475276205">
                <text:p>0.070211547527620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159658214449488">
                <text:p>0.0159658214449488</text:p>
              </table:table-cell>
              <table:table-cell office:value-type="float" office:value="0.509762488544588">
                <text:p>0.509762488544588</text:p>
              </table:table-cell>
              <table:table-cell office:value-type="float" office:value="0.0697426550004573">
                <text:p>0.069742655000457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114418367791076">
                <text:p>0.0114418367791076</text:p>
              </table:table-cell>
              <table:table-cell office:value-type="float" office:value="0.509761810260554">
                <text:p>0.509761810260554</text:p>
              </table:table-cell>
              <table:table-cell office:value-type="float" office:value="0.0703094007124154">
                <text:p>0.070309400712415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13122629499366">
                <text:p>0.013122629499366</text:p>
              </table:table-cell>
              <table:table-cell office:value-type="float" office:value="0.509759832036764">
                <text:p>0.509759832036764</text:p>
              </table:table-cell>
              <table:table-cell office:value-type="float" office:value="0.0695611882806238">
                <text:p>0.069561188280623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116073972945484">
                <text:p>0.0116073972945484</text:p>
              </table:table-cell>
              <table:table-cell office:value-type="float" office:value="0.509757215107084">
                <text:p>0.509757215107084</text:p>
              </table:table-cell>
              <table:table-cell office:value-type="float" office:value="0.0705702716018455">
                <text:p>0.070570271601845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143424541103884">
                <text:p>0.0143424541103884</text:p>
              </table:table-cell>
              <table:table-cell office:value-type="float" office:value="0.509756776570803">
                <text:p>0.509756776570803</text:p>
              </table:table-cell>
              <table:table-cell office:value-type="float" office:value="0.0741152921017413">
                <text:p>0.074115292101741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182854796637298">
                <text:p>0.0182854796637298</text:p>
              </table:table-cell>
              <table:table-cell office:value-type="float" office:value="0.509756742432049">
                <text:p>0.509756742432049</text:p>
              </table:table-cell>
              <table:table-cell office:value-type="float" office:value="0.0361639852514715">
                <text:p>0.036163985251471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112390479637644">
                <text:p>0.0112390479637644</text:p>
              </table:table-cell>
              <table:table-cell office:value-type="float" office:value="0.509756249236961">
                <text:p>0.509756249236961</text:p>
              </table:table-cell>
              <table:table-cell office:value-type="float" office:value="0.0712884586831901">
                <text:p>0.071288458683190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10239194946525">
                <text:p>0.010239194946525</text:p>
              </table:table-cell>
              <table:table-cell office:value-type="float" office:value="0.509754549849725">
                <text:p>0.509754549849725</text:p>
              </table:table-cell>
              <table:table-cell office:value-type="float" office:value="0.0785831844929074">
                <text:p>0.078583184492907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165067208312535">
                <text:p>0.0165067208312535</text:p>
              </table:table-cell>
              <table:table-cell office:value-type="float" office:value="0.50975081389162">
                <text:p>0.50975081389162</text:p>
              </table:table-cell>
              <table:table-cell office:value-type="float" office:value="0.0706003410264016">
                <text:p>0.070600341026401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848544759828097">
                <text:p>0.00848544759828097</text:p>
              </table:table-cell>
              <table:table-cell office:value-type="float" office:value="0.509749882718344">
                <text:p>0.509749882718344</text:p>
              </table:table-cell>
              <table:table-cell office:value-type="float" office:value="0.072408012262555">
                <text:p>0.07240801226255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108006731669221">
                <text:p>0.0108006731669221</text:p>
              </table:table-cell>
              <table:table-cell office:value-type="float" office:value="0.509746549778709">
                <text:p>0.509746549778709</text:p>
              </table:table-cell>
              <table:table-cell office:value-type="float" office:value="0.0701478174166144">
                <text:p>0.070147817416614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138727035306704">
                <text:p>0.0138727035306704</text:p>
              </table:table-cell>
              <table:table-cell office:value-type="float" office:value="0.509746304354981">
                <text:p>0.509746304354981</text:p>
              </table:table-cell>
              <table:table-cell office:value-type="float" office:value="0.0697212681729929">
                <text:p>0.069721268172992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943744727942359">
                <text:p>0.00943744727942359</text:p>
              </table:table-cell>
              <table:table-cell office:value-type="float" office:value="0.509745990030946">
                <text:p>0.509745990030946</text:p>
              </table:table-cell>
              <table:table-cell office:value-type="float" office:value="0.0727598967274194">
                <text:p>0.072759896727419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123932484925401">
                <text:p>0.0123932484925401</text:p>
              </table:table-cell>
              <table:table-cell office:value-type="float" office:value="0.509743401086835">
                <text:p>0.509743401086835</text:p>
              </table:table-cell>
              <table:table-cell office:value-type="float" office:value="0.0696040699022574">
                <text:p>0.069604069902257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651110409115989">
                <text:p>0.00651110409115989</text:p>
              </table:table-cell>
              <table:table-cell office:value-type="float" office:value="0.509739333930449">
                <text:p>0.509739333930449</text:p>
              </table:table-cell>
              <table:table-cell office:value-type="float" office:value="0.0724127985474939">
                <text:p>0.072412798547493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135718544861016">
                <text:p>0.0135718544861016</text:p>
              </table:table-cell>
              <table:table-cell office:value-type="float" office:value="0.50973664254379">
                <text:p>0.50973664254379</text:p>
              </table:table-cell>
              <table:table-cell office:value-type="float" office:value="0.0736655321798817">
                <text:p>0.073665532179881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989054948234657">
                <text:p>0.00989054948234657</text:p>
              </table:table-cell>
              <table:table-cell office:value-type="float" office:value="0.509736078994519">
                <text:p>0.509736078994519</text:p>
              </table:table-cell>
              <table:table-cell office:value-type="float" office:value="0.0722664698957392">
                <text:p>0.072266469895739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941907869964439">
                <text:p>0.00941907869964439</text:p>
              </table:table-cell>
              <table:table-cell office:value-type="float" office:value="0.509735883251241">
                <text:p>0.509735883251241</text:p>
              </table:table-cell>
              <table:table-cell office:value-type="float" office:value="0.0716032576232305">
                <text:p>0.071603257623230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15048928910067">
                <text:p>0.015048928910067</text:p>
              </table:table-cell>
              <table:table-cell office:value-type="float" office:value="0.50973393678824">
                <text:p>0.50973393678824</text:p>
              </table:table-cell>
              <table:table-cell office:value-type="float" office:value="0.0713158504640404">
                <text:p>0.071315850464040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930446888834315">
                <text:p>0.00930446888834315</text:p>
              </table:table-cell>
              <table:table-cell office:value-type="float" office:value="0.50973390854789">
                <text:p>0.50973390854789</text:p>
              </table:table-cell>
              <table:table-cell office:value-type="float" office:value="0.0755493225914349">
                <text:p>0.075549322591434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207361763041314">
                <text:p>0.0207361763041314</text:p>
              </table:table-cell>
              <table:table-cell office:value-type="float" office:value="0.509733248365503">
                <text:p>0.509733248365503</text:p>
              </table:table-cell>
              <table:table-cell office:value-type="float" office:value="0.070715426183062">
                <text:p>0.07071542618306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804684271937984">
                <text:p>0.00804684271937984</text:p>
              </table:table-cell>
              <table:table-cell office:value-type="float" office:value="0.509731475595012">
                <text:p>0.509731475595012</text:p>
              </table:table-cell>
              <table:table-cell office:value-type="float" office:value="0.076665325210539">
                <text:p>0.07666532521053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934930110759812">
                <text:p>0.00934930110759812</text:p>
              </table:table-cell>
              <table:table-cell office:value-type="float" office:value="0.509729172045057">
                <text:p>0.509729172045057</text:p>
              </table:table-cell>
              <table:table-cell office:value-type="float" office:value="0.0709076104072752">
                <text:p>0.070907610407275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191822401078382">
                <text:p>0.0191822401078382</text:p>
              </table:table-cell>
              <table:table-cell office:value-type="float" office:value="0.509727470150444">
                <text:p>0.509727470150444</text:p>
              </table:table-cell>
              <table:table-cell office:value-type="float" office:value="0.0700253940401386">
                <text:p>0.070025394040138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119789526785019">
                <text:p>0.0119789526785019</text:p>
              </table:table-cell>
              <table:table-cell office:value-type="float" office:value="0.509720991974667">
                <text:p>0.509720991974667</text:p>
              </table:table-cell>
              <table:table-cell office:value-type="float" office:value="0.0710794928954681">
                <text:p>0.071079492895468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191964512468039">
                <text:p>0.0191964512468039</text:p>
              </table:table-cell>
              <table:table-cell office:value-type="float" office:value="0.509720071010866">
                <text:p>0.509720071010866</text:p>
              </table:table-cell>
              <table:table-cell office:value-type="float" office:value="0.0693250600764065">
                <text:p>0.069325060076406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206848097977218">
                <text:p>0.0206848097977218</text:p>
              </table:table-cell>
              <table:table-cell office:value-type="float" office:value="0.509717501371539">
                <text:p>0.509717501371539</text:p>
              </table:table-cell>
              <table:table-cell office:value-type="float" office:value="0.0706179317267682">
                <text:p>0.070617931726768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825681200518365">
                <text:p>0.00825681200518365</text:p>
              </table:table-cell>
              <table:table-cell office:value-type="float" office:value="0.509715694579575">
                <text:p>0.509715694579575</text:p>
              </table:table-cell>
              <table:table-cell office:value-type="float" office:value="0.0745900822713443">
                <text:p>0.074590082271344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0748607098398659">
                <text:p>0.00748607098398659</text:p>
              </table:table-cell>
              <table:table-cell office:value-type="float" office:value="0.509714583574757">
                <text:p>0.509714583574757</text:p>
              </table:table-cell>
              <table:table-cell office:value-type="float" office:value="0.0719011278456757">
                <text:p>0.071901127845675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692337241229232">
                <text:p>0.00692337241229232</text:p>
              </table:table-cell>
              <table:table-cell office:value-type="float" office:value="0.509712869569916">
                <text:p>0.509712869569916</text:p>
              </table:table-cell>
              <table:table-cell office:value-type="float" office:value="0.0737608001282054">
                <text:p>0.073760800128205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198657442045711">
                <text:p>0.0198657442045711</text:p>
              </table:table-cell>
              <table:table-cell office:value-type="float" office:value="0.509712829356838">
                <text:p>0.509712829356838</text:p>
              </table:table-cell>
              <table:table-cell office:value-type="float" office:value="0.0362021047472255">
                <text:p>0.036202104747225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193241090024141">
                <text:p>0.0193241090024141</text:p>
              </table:table-cell>
              <table:table-cell office:value-type="float" office:value="0.509712810173378">
                <text:p>0.509712810173378</text:p>
              </table:table-cell>
              <table:table-cell office:value-type="float" office:value="0.0365279327804483">
                <text:p>0.036527932780448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202593199307788">
                <text:p>0.0202593199307788</text:p>
              </table:table-cell>
              <table:table-cell office:value-type="float" office:value="0.509712789032546">
                <text:p>0.509712789032546</text:p>
              </table:table-cell>
              <table:table-cell office:value-type="float" office:value="0.0365068300016783">
                <text:p>0.036506830001678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0804593823310688">
                <text:p>0.00804593823310688</text:p>
              </table:table-cell>
              <table:table-cell office:value-type="float" office:value="0.509712103837047">
                <text:p>0.509712103837047</text:p>
              </table:table-cell>
              <table:table-cell office:value-type="float" office:value="0.0717152494295344">
                <text:p>0.071715249429534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912560086499917">
                <text:p>0.00912560086499917</text:p>
              </table:table-cell>
              <table:table-cell office:value-type="float" office:value="0.50971142502525">
                <text:p>0.50971142502525</text:p>
              </table:table-cell>
              <table:table-cell office:value-type="float" office:value="0.0734297119673157">
                <text:p>0.073429711967315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134213643350478">
                <text:p>0.0134213643350478</text:p>
              </table:table-cell>
              <table:table-cell office:value-type="float" office:value="0.50971066791048">
                <text:p>0.50971066791048</text:p>
              </table:table-cell>
              <table:table-cell office:value-type="float" office:value="0.0699829380451629">
                <text:p>0.069982938045162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135784874500045">
                <text:p>0.0135784874500045</text:p>
              </table:table-cell>
              <table:table-cell office:value-type="float" office:value="0.509710204255939">
                <text:p>0.509710204255939</text:p>
              </table:table-cell>
              <table:table-cell office:value-type="float" office:value="0.0718167090009016">
                <text:p>0.071816709000901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0820132658220786">
                <text:p>0.00820132658220786</text:p>
              </table:table-cell>
              <table:table-cell office:value-type="float" office:value="0.509704877180776">
                <text:p>0.509704877180776</text:p>
              </table:table-cell>
              <table:table-cell office:value-type="float" office:value="0.0707426455020504">
                <text:p>0.070742645502050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123201574611118">
                <text:p>0.0123201574611118</text:p>
              </table:table-cell>
              <table:table-cell office:value-type="float" office:value="0.509703806326352">
                <text:p>0.509703806326352</text:p>
              </table:table-cell>
              <table:table-cell office:value-type="float" office:value="0.0699221065464148">
                <text:p>0.069922106546414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0796732401860905">
                <text:p>0.00796732401860905</text:p>
              </table:table-cell>
              <table:table-cell office:value-type="float" office:value="0.509703064183053">
                <text:p>0.509703064183053</text:p>
              </table:table-cell>
              <table:table-cell office:value-type="float" office:value="0.07080953880141">
                <text:p>0.0708095388014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105872417366345">
                <text:p>0.0105872417366345</text:p>
              </table:table-cell>
              <table:table-cell office:value-type="float" office:value="0.509702561621696">
                <text:p>0.509702561621696</text:p>
              </table:table-cell>
              <table:table-cell office:value-type="float" office:value="0.0698213824802156">
                <text:p>0.069821382480215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119980479786226">
                <text:p>0.0119980479786226</text:p>
              </table:table-cell>
              <table:table-cell office:value-type="float" office:value="0.50969853279381">
                <text:p>0.50969853279381</text:p>
              </table:table-cell>
              <table:table-cell office:value-type="float" office:value="0.0696933127715285">
                <text:p>0.069693312771528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110451816938361">
                <text:p>0.0110451816938361</text:p>
              </table:table-cell>
              <table:table-cell office:value-type="float" office:value="0.509697622067793">
                <text:p>0.509697622067793</text:p>
              </table:table-cell>
              <table:table-cell office:value-type="float" office:value="0.0701943756283697">
                <text:p>0.070194375628369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136152613821868">
                <text:p>0.0136152613821868</text:p>
              </table:table-cell>
              <table:table-cell office:value-type="float" office:value="0.509691572928572">
                <text:p>0.509691572928572</text:p>
              </table:table-cell>
              <table:table-cell office:value-type="float" office:value="0.0702244862764092">
                <text:p>0.070224486276409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136025251821366">
                <text:p>0.0136025251821366</text:p>
              </table:table-cell>
              <table:table-cell office:value-type="float" office:value="0.509690235099106">
                <text:p>0.509690235099106</text:p>
              </table:table-cell>
              <table:table-cell office:value-type="float" office:value="0.0698580122663661">
                <text:p>0.069858012266366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100122621379369">
                <text:p>0.0100122621379369</text:p>
              </table:table-cell>
              <table:table-cell office:value-type="float" office:value="0.509690019652694">
                <text:p>0.509690019652694</text:p>
              </table:table-cell>
              <table:table-cell office:value-type="float" office:value="0.0708280436082652">
                <text:p>0.070828043608265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554217927343261">
                <text:p>0.00554217927343261</text:p>
              </table:table-cell>
              <table:table-cell office:value-type="float" office:value="0.50968922194874">
                <text:p>0.50968922194874</text:p>
              </table:table-cell>
              <table:table-cell office:value-type="float" office:value="0.0761752499489219">
                <text:p>0.076175249948921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635647078293962">
                <text:p>0.00635647078293962</text:p>
              </table:table-cell>
              <table:table-cell office:value-type="float" office:value="0.509689212087063">
                <text:p>0.509689212087063</text:p>
              </table:table-cell>
              <table:table-cell office:value-type="float" office:value="0.0748056937682424">
                <text:p>0.074805693768242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10248922038246">
                <text:p>0.010248922038246</text:p>
              </table:table-cell>
              <table:table-cell office:value-type="float" office:value="0.509688523559178">
                <text:p>0.509688523559178</text:p>
              </table:table-cell>
              <table:table-cell office:value-type="float" office:value="0.0738277372970598">
                <text:p>0.073827737297059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0873904580332312">
                <text:p>0.00873904580332312</text:p>
              </table:table-cell>
              <table:table-cell office:value-type="float" office:value="0.50968841564893">
                <text:p>0.50968841564893</text:p>
              </table:table-cell>
              <table:table-cell office:value-type="float" office:value="0.072942027558032">
                <text:p>0.07294202755803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071235157295747">
                <text:p>0.0071235157295747</text:p>
              </table:table-cell>
              <table:table-cell office:value-type="float" office:value="0.509688296243165">
                <text:p>0.509688296243165</text:p>
              </table:table-cell>
              <table:table-cell office:value-type="float" office:value="0.0772847001375314">
                <text:p>0.077284700137531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0687510741561614">
                <text:p>0.00687510741561614</text:p>
              </table:table-cell>
              <table:table-cell office:value-type="float" office:value="0.509687917532102">
                <text:p>0.509687917532102</text:p>
              </table:table-cell>
              <table:table-cell office:value-type="float" office:value="0.0792704520898072">
                <text:p>0.079270452089807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0905617076502129">
                <text:p>0.00905617076502129</text:p>
              </table:table-cell>
              <table:table-cell office:value-type="float" office:value="0.509687885144468">
                <text:p>0.509687885144468</text:p>
              </table:table-cell>
              <table:table-cell office:value-type="float" office:value="0.0786458296493962">
                <text:p>0.078645829649396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0548799989264242">
                <text:p>0.00548799989264242</text:p>
              </table:table-cell>
              <table:table-cell office:value-type="float" office:value="0.509687862260604">
                <text:p>0.509687862260604</text:p>
              </table:table-cell>
              <table:table-cell office:value-type="float" office:value="0.0759100471544107">
                <text:p>0.075910047154410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0504972670744703">
                <text:p>0.00504972670744703</text:p>
              </table:table-cell>
              <table:table-cell office:value-type="float" office:value="0.509687849228308">
                <text:p>0.509687849228308</text:p>
              </table:table-cell>
              <table:table-cell office:value-type="float" office:value="0.0773984060996031">
                <text:p>0.077398406099603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12598547025462">
                <text:p>0.012598547025462</text:p>
              </table:table-cell>
              <table:table-cell office:value-type="float" office:value="0.509685997420829">
                <text:p>0.509685997420829</text:p>
              </table:table-cell>
              <table:table-cell office:value-type="float" office:value="0.0714126872478103">
                <text:p>0.071412687247810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163744413001928">
                <text:p>0.0163744413001928</text:p>
              </table:table-cell>
              <table:table-cell office:value-type="float" office:value="0.509685838717988">
                <text:p>0.509685838717988</text:p>
              </table:table-cell>
              <table:table-cell office:value-type="float" office:value="0.0695373909052939">
                <text:p>0.069537390905293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0921801273674695">
                <text:p>0.00921801273674695</text:p>
              </table:table-cell>
              <table:table-cell office:value-type="float" office:value="0.509683737907702">
                <text:p>0.509683737907702</text:p>
              </table:table-cell>
              <table:table-cell office:value-type="float" office:value="0.0738528074327578">
                <text:p>0.073852807432757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0765291106224128">
                <text:p>0.00765291106224128</text:p>
              </table:table-cell>
              <table:table-cell office:value-type="float" office:value="0.509682938962192">
                <text:p>0.509682938962192</text:p>
              </table:table-cell>
              <table:table-cell office:value-type="float" office:value="0.0717343956785737">
                <text:p>0.071734395678573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0947672481534675">
                <text:p>0.00947672481534675</text:p>
              </table:table-cell>
              <table:table-cell office:value-type="float" office:value="0.50968131518452">
                <text:p>0.50968131518452</text:p>
              </table:table-cell>
              <table:table-cell office:value-type="float" office:value="0.0715512091779988">
                <text:p>0.071551209177998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129724082025458">
                <text:p>0.0129724082025458</text:p>
              </table:table-cell>
              <table:table-cell office:value-type="float" office:value="0.509681149790621">
                <text:p>0.509681149790621</text:p>
              </table:table-cell>
              <table:table-cell office:value-type="float" office:value="0.0712246137999122">
                <text:p>0.071224613799912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100336443682941">
                <text:p>0.0100336443682941</text:p>
              </table:table-cell>
              <table:table-cell office:value-type="float" office:value="0.509675976957595">
                <text:p>0.509675976957595</text:p>
              </table:table-cell>
              <table:table-cell office:value-type="float" office:value="0.0713600355491307">
                <text:p>0.071360035549130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175704261269704">
                <text:p>0.0175704261269704</text:p>
              </table:table-cell>
              <table:table-cell office:value-type="float" office:value="0.509673236810531">
                <text:p>0.509673236810531</text:p>
              </table:table-cell>
              <table:table-cell office:value-type="float" office:value="0.0700562549579575">
                <text:p>0.070056254957957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111631162247976">
                <text:p>0.0111631162247976</text:p>
              </table:table-cell>
              <table:table-cell office:value-type="float" office:value="0.509669863421236">
                <text:p>0.509669863421236</text:p>
              </table:table-cell>
              <table:table-cell office:value-type="float" office:value="0.0700076987130278">
                <text:p>0.070007698713027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123052592385835">
                <text:p>0.0123052592385835</text:p>
              </table:table-cell>
              <table:table-cell office:value-type="float" office:value="0.509668847146758">
                <text:p>0.509668847146758</text:p>
              </table:table-cell>
              <table:table-cell office:value-type="float" office:value="0.0700842597992438">
                <text:p>0.070084259799243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139942359777871">
                <text:p>0.0139942359777871</text:p>
              </table:table-cell>
              <table:table-cell office:value-type="float" office:value="0.509667327041058">
                <text:p>0.509667327041058</text:p>
              </table:table-cell>
              <table:table-cell office:value-type="float" office:value="0.0707110976649294">
                <text:p>0.070711097664929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0801950066909548">
                <text:p>0.00801950066909548</text:p>
              </table:table-cell>
              <table:table-cell office:value-type="float" office:value="0.509667078119134">
                <text:p>0.509667078119134</text:p>
              </table:table-cell>
              <table:table-cell office:value-type="float" office:value="0.0722310521913654">
                <text:p>0.072231052191365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0791805032197312">
                <text:p>0.00791805032197312</text:p>
              </table:table-cell>
              <table:table-cell office:value-type="float" office:value="0.509665712722671">
                <text:p>0.509665712722671</text:p>
              </table:table-cell>
              <table:table-cell office:value-type="float" office:value="0.0572004263314835">
                <text:p>0.057200426331483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163536615086187">
                <text:p>0.0163536615086187</text:p>
              </table:table-cell>
              <table:table-cell office:value-type="float" office:value="0.509665100034867">
                <text:p>0.509665100034867</text:p>
              </table:table-cell>
              <table:table-cell office:value-type="float" office:value="0.0697343719718928">
                <text:p>0.069734371971892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179391253756507">
                <text:p>0.0179391253756507</text:p>
              </table:table-cell>
              <table:table-cell office:value-type="float" office:value="0.509661457707091">
                <text:p>0.509661457707091</text:p>
              </table:table-cell>
              <table:table-cell office:value-type="float" office:value="0.0695166338115735">
                <text:p>0.069516633811573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161608593918663">
                <text:p>0.0161608593918663</text:p>
              </table:table-cell>
              <table:table-cell office:value-type="float" office:value="0.509661457424">
                <text:p>0.509661457424</text:p>
              </table:table-cell>
              <table:table-cell office:value-type="float" office:value="0.0699219284662032">
                <text:p>0.069921928466203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12520979112521">
                <text:p>0.012520979112521</text:p>
              </table:table-cell>
              <table:table-cell office:value-type="float" office:value="0.50966071727447">
                <text:p>0.50966071727447</text:p>
              </table:table-cell>
              <table:table-cell office:value-type="float" office:value="0.0706761180637069">
                <text:p>0.070676118063706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115061398581815">
                <text:p>0.0115061398581815</text:p>
              </table:table-cell>
              <table:table-cell office:value-type="float" office:value="0.509658609973312">
                <text:p>0.509658609973312</text:p>
              </table:table-cell>
              <table:table-cell office:value-type="float" office:value="0.0706805891318495">
                <text:p>0.070680589131849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10282561840451">
                <text:p>0.010282561840451</text:p>
              </table:table-cell>
              <table:table-cell office:value-type="float" office:value="0.509656339346841">
                <text:p>0.509656339346841</text:p>
              </table:table-cell>
              <table:table-cell office:value-type="float" office:value="0.0703889194868253">
                <text:p>0.070388919486825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146640605577813">
                <text:p>0.0146640605577813</text:p>
              </table:table-cell>
              <table:table-cell office:value-type="float" office:value="0.509653241516311">
                <text:p>0.509653241516311</text:p>
              </table:table-cell>
              <table:table-cell office:value-type="float" office:value="0.0701408377910642">
                <text:p>0.070140837791064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082749041148797">
                <text:p>0.0082749041148797</text:p>
              </table:table-cell>
              <table:table-cell office:value-type="float" office:value="0.509648996617191">
                <text:p>0.509648996617191</text:p>
              </table:table-cell>
              <table:table-cell office:value-type="float" office:value="0.0730255563443242">
                <text:p>0.073025556344324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0600434485340346">
                <text:p>0.00600434485340346</text:p>
              </table:table-cell>
              <table:table-cell office:value-type="float" office:value="0.509648646878471">
                <text:p>0.509648646878471</text:p>
              </table:table-cell>
              <table:table-cell office:value-type="float" office:value="0.0724861339276184">
                <text:p>0.072486133927618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0836388309952737">
                <text:p>0.00836388309952737</text:p>
              </table:table-cell>
              <table:table-cell office:value-type="float" office:value="0.509644603372316">
                <text:p>0.509644603372316</text:p>
              </table:table-cell>
              <table:table-cell office:value-type="float" office:value="0.0743272543195865">
                <text:p>0.074327254319586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0928362587824708">
                <text:p>0.00928362587824708</text:p>
              </table:table-cell>
              <table:table-cell office:value-type="float" office:value="0.509637383726592">
                <text:p>0.509637383726592</text:p>
              </table:table-cell>
              <table:table-cell office:value-type="float" office:value="0.071980522218013">
                <text:p>0.07198052221801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112076175703149">
                <text:p>0.0112076175703149</text:p>
              </table:table-cell>
              <table:table-cell office:value-type="float" office:value="0.509632817711275">
                <text:p>0.509632817711275</text:p>
              </table:table-cell>
              <table:table-cell office:value-type="float" office:value="0.0698399962211647">
                <text:p>0.069839996221164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0756558560260295">
                <text:p>0.00756558560260295</text:p>
              </table:table-cell>
              <table:table-cell office:value-type="float" office:value="0.509629782995885">
                <text:p>0.509629782995885</text:p>
              </table:table-cell>
              <table:table-cell office:value-type="float" office:value="0.0727992187494604">
                <text:p>0.072799218749460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78448138649915">
                <text:p>0.0078448138649915</text:p>
              </table:table-cell>
              <table:table-cell office:value-type="float" office:value="0.509625861926592">
                <text:p>0.509625861926592</text:p>
              </table:table-cell>
              <table:table-cell office:value-type="float" office:value="0.0709251287113991">
                <text:p>0.070925128711399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151730523448263">
                <text:p>0.0151730523448263</text:p>
              </table:table-cell>
              <table:table-cell office:value-type="float" office:value="0.509622638745385">
                <text:p>0.509622638745385</text:p>
              </table:table-cell>
              <table:table-cell office:value-type="float" office:value="0.0706021411906846">
                <text:p>0.070602141190684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0761470983940631">
                <text:p>0.00761470983940631</text:p>
              </table:table-cell>
              <table:table-cell office:value-type="float" office:value="0.509622091081564">
                <text:p>0.509622091081564</text:p>
              </table:table-cell>
              <table:table-cell office:value-type="float" office:value="0.0717566296748338">
                <text:p>0.071756629674833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263388718345883">
                <text:p>0.0263388718345883</text:p>
              </table:table-cell>
              <table:table-cell office:value-type="float" office:value="0.509621150238708">
                <text:p>0.509621150238708</text:p>
              </table:table-cell>
              <table:table-cell office:value-type="float" office:value="0.0715871039702577">
                <text:p>0.071587103970257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102075791525721">
                <text:p>0.0102075791525721</text:p>
              </table:table-cell>
              <table:table-cell office:value-type="float" office:value="0.509615517825628">
                <text:p>0.509615517825628</text:p>
              </table:table-cell>
              <table:table-cell office:value-type="float" office:value="0.0712563352641709">
                <text:p>0.071256335264170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114315968010123">
                <text:p>0.0114315968010123</text:p>
              </table:table-cell>
              <table:table-cell office:value-type="float" office:value="0.50961177511378">
                <text:p>0.50961177511378</text:p>
              </table:table-cell>
              <table:table-cell office:value-type="float" office:value="0.0702900640132733">
                <text:p>0.070290064013273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136347937147349">
                <text:p>0.0136347937147349</text:p>
              </table:table-cell>
              <table:table-cell office:value-type="float" office:value="0.509609105551416">
                <text:p>0.509609105551416</text:p>
              </table:table-cell>
              <table:table-cell office:value-type="float" office:value="0.0696637717618489">
                <text:p>0.069663771761848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0778692551852576">
                <text:p>0.00778692551852576</text:p>
              </table:table-cell>
              <table:table-cell office:value-type="float" office:value="0.509604510984348">
                <text:p>0.509604510984348</text:p>
              </table:table-cell>
              <table:table-cell office:value-type="float" office:value="0.0717575652732567">
                <text:p>0.071757565273256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062795346849592">
                <text:p>0.0062795346849592</text:p>
              </table:table-cell>
              <table:table-cell office:value-type="float" office:value="0.509604134234702">
                <text:p>0.509604134234702</text:p>
              </table:table-cell>
              <table:table-cell office:value-type="float" office:value="0.0722243914451733">
                <text:p>0.072224391445173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113291066296729">
                <text:p>0.0113291066296729</text:p>
              </table:table-cell>
              <table:table-cell office:value-type="float" office:value="0.509603140532688">
                <text:p>0.509603140532688</text:p>
              </table:table-cell>
              <table:table-cell office:value-type="float" office:value="0.0716817110624812">
                <text:p>0.071681711062481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0707495424988028">
                <text:p>0.00707495424988028</text:p>
              </table:table-cell>
              <table:table-cell office:value-type="float" office:value="0.509602372925352">
                <text:p>0.509602372925352</text:p>
              </table:table-cell>
              <table:table-cell office:value-type="float" office:value="0.0726190575927329">
                <text:p>0.072619057592732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131493344595229">
                <text:p>0.0131493344595229</text:p>
              </table:table-cell>
              <table:table-cell office:value-type="float" office:value="0.509600072926167">
                <text:p>0.509600072926167</text:p>
              </table:table-cell>
              <table:table-cell office:value-type="float" office:value="0.0698833155393088">
                <text:p>0.069883315539308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111649973106113">
                <text:p>0.0111649973106113</text:p>
              </table:table-cell>
              <table:table-cell office:value-type="float" office:value="0.509583389151703">
                <text:p>0.509583389151703</text:p>
              </table:table-cell>
              <table:table-cell office:value-type="float" office:value="0.0704457947133074">
                <text:p>0.070445794713307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164592622635645">
                <text:p>0.0164592622635645</text:p>
              </table:table-cell>
              <table:table-cell office:value-type="float" office:value="0.509576999822017">
                <text:p>0.509576999822017</text:p>
              </table:table-cell>
              <table:table-cell office:value-type="float" office:value="0.0716876899290676">
                <text:p>0.071687689929067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1692772320167">
                <text:p>0.01692772320167</text:p>
              </table:table-cell>
              <table:table-cell office:value-type="float" office:value="0.509529342841931">
                <text:p>0.509529342841931</text:p>
              </table:table-cell>
              <table:table-cell office:value-type="float" office:value="0.0357963864340421">
                <text:p>0.035796386434042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116162655678197">
                <text:p>0.0116162655678197</text:p>
              </table:table-cell>
              <table:table-cell office:value-type="float" office:value="0.509503870852885">
                <text:p>0.509503870852885</text:p>
              </table:table-cell>
              <table:table-cell office:value-type="float" office:value="0.0540152491210341">
                <text:p>0.054015249121034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0755867553768787">
                <text:p>0.00755867553768787</text:p>
              </table:table-cell>
              <table:table-cell office:value-type="float" office:value="0.509473543630614">
                <text:p>0.509473543630614</text:p>
              </table:table-cell>
              <table:table-cell office:value-type="float" office:value="0.0360750158333946">
                <text:p>0.036075015833394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091661494716863">
                <text:p>0.0091661494716863</text:p>
              </table:table-cell>
              <table:table-cell office:value-type="float" office:value="0.509445929797239">
                <text:p>0.509445929797239</text:p>
              </table:table-cell>
              <table:table-cell office:value-type="float" office:value="0.0360568425808986">
                <text:p>0.036056842580898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0871914677803039">
                <text:p>0.00871914677803039</text:p>
              </table:table-cell>
              <table:table-cell office:value-type="float" office:value="0.509426006664939">
                <text:p>0.509426006664939</text:p>
              </table:table-cell>
              <table:table-cell office:value-type="float" office:value="0.0360213170887669">
                <text:p>0.036021317088766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089928586455216">
                <text:p>0.0089928586455216</text:p>
              </table:table-cell>
              <table:table-cell office:value-type="float" office:value="0.509414116961886">
                <text:p>0.509414116961886</text:p>
              </table:table-cell>
              <table:table-cell office:value-type="float" office:value="0.0361352790406964">
                <text:p>0.036135279040696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0971295782285909">
                <text:p>0.00971295782285909</text:p>
              </table:table-cell>
              <table:table-cell office:value-type="float" office:value="0.509403958617154">
                <text:p>0.509403958617154</text:p>
              </table:table-cell>
              <table:table-cell office:value-type="float" office:value="0.0357599813943016">
                <text:p>0.035759981394301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0910595380798758">
                <text:p>0.00910595380798758</text:p>
              </table:table-cell>
              <table:table-cell office:value-type="float" office:value="0.509396604567907">
                <text:p>0.509396604567907</text:p>
              </table:table-cell>
              <table:table-cell office:value-type="float" office:value="0.0358887133076584">
                <text:p>0.035888713307658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0849468368615737">
                <text:p>0.00849468368615737</text:p>
              </table:table-cell>
              <table:table-cell office:value-type="float" office:value="0.509389198848485">
                <text:p>0.509389198848485</text:p>
              </table:table-cell>
              <table:table-cell office:value-type="float" office:value="0.0360811460424986">
                <text:p>0.036081146042498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072882334166884">
                <text:p>0.0072882334166884</text:p>
              </table:table-cell>
              <table:table-cell office:value-type="float" office:value="0.509389107850903">
                <text:p>0.509389107850903</text:p>
              </table:table-cell>
              <table:table-cell office:value-type="float" office:value="0.0360553616681498">
                <text:p>0.036055361668149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049308225502625">
                <text:p>0.0049308225502625</text:p>
              </table:table-cell>
              <table:table-cell office:value-type="float" office:value="0.509386148118233">
                <text:p>0.509386148118233</text:p>
              </table:table-cell>
              <table:table-cell office:value-type="float" office:value="0.0363516439531736">
                <text:p>0.036351643953173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0521061160225769">
                <text:p>0.00521061160225769</text:p>
              </table:table-cell>
              <table:table-cell office:value-type="float" office:value="0.509374661322435">
                <text:p>0.509374661322435</text:p>
              </table:table-cell>
              <table:table-cell office:value-type="float" office:value="0.0367407864800699">
                <text:p>0.036740786480069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104869162006319">
                <text:p>0.0104869162006319</text:p>
              </table:table-cell>
              <table:table-cell office:value-type="float" office:value="0.50936851372214">
                <text:p>0.50936851372214</text:p>
              </table:table-cell>
              <table:table-cell office:value-type="float" office:value="0.0359525442147674">
                <text:p>0.035952544214767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131313876164008">
                <text:p>0.0131313876164008</text:p>
              </table:table-cell>
              <table:table-cell office:value-type="float" office:value="0.509367786639282">
                <text:p>0.509367786639282</text:p>
              </table:table-cell>
              <table:table-cell office:value-type="float" office:value="0.0361321053633077">
                <text:p>0.036132105363307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0712475675797018">
                <text:p>0.00712475675797018</text:p>
              </table:table-cell>
              <table:table-cell office:value-type="float" office:value="0.509350408737797">
                <text:p>0.509350408737797</text:p>
              </table:table-cell>
              <table:table-cell office:value-type="float" office:value="0.0359074842297171">
                <text:p>0.035907484229717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0624272530454021">
                <text:p>0.00624272530454021</text:p>
              </table:table-cell>
              <table:table-cell office:value-type="float" office:value="0.509338716545318">
                <text:p>0.509338716545318</text:p>
              </table:table-cell>
              <table:table-cell office:value-type="float" office:value="0.0364209938982935">
                <text:p>0.036420993898293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0642429052356227">
                <text:p>0.00642429052356227</text:p>
              </table:table-cell>
              <table:table-cell office:value-type="float" office:value="0.509338015157014">
                <text:p>0.509338015157014</text:p>
              </table:table-cell>
              <table:table-cell office:value-type="float" office:value="0.0358554254062958">
                <text:p>0.035855425406295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058696781070494">
                <text:p>0.0058696781070494</text:p>
              </table:table-cell>
              <table:table-cell office:value-type="float" office:value="0.509335493764483">
                <text:p>0.509335493764483</text:p>
              </table:table-cell>
              <table:table-cell office:value-type="float" office:value="0.0361849606893636">
                <text:p>0.036184960689363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0560142492436734">
                <text:p>0.00560142492436734</text:p>
              </table:table-cell>
              <table:table-cell office:value-type="float" office:value="0.509326863648141">
                <text:p>0.509326863648141</text:p>
              </table:table-cell>
              <table:table-cell office:value-type="float" office:value="0.0363950997844349">
                <text:p>0.036395099784434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0673874744274188">
                <text:p>0.00673874744274188</text:p>
              </table:table-cell>
              <table:table-cell office:value-type="float" office:value="0.509322534355547">
                <text:p>0.509322534355547</text:p>
              </table:table-cell>
              <table:table-cell office:value-type="float" office:value="0.036525308013295">
                <text:p>0.03652530801329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0920043696380838">
                <text:p>0.00920043696380838</text:p>
              </table:table-cell>
              <table:table-cell office:value-type="float" office:value="0.509316281142084">
                <text:p>0.509316281142084</text:p>
              </table:table-cell>
              <table:table-cell office:value-type="float" office:value="0.0363254004707973">
                <text:p>0.036325400470797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0714731871087669">
                <text:p>0.00714731871087669</text:p>
              </table:table-cell>
              <table:table-cell office:value-type="float" office:value="0.509315349667518">
                <text:p>0.509315349667518</text:p>
              </table:table-cell>
              <table:table-cell office:value-type="float" office:value="0.0364045399924713">
                <text:p>0.036404539992471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0738951132038367">
                <text:p>0.00738951132038367</text:p>
              </table:table-cell>
              <table:table-cell office:value-type="float" office:value="0.509313525046887">
                <text:p>0.509313525046887</text:p>
              </table:table-cell>
              <table:table-cell office:value-type="float" office:value="0.03648109753256">
                <text:p>0.0364810975325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0811154519196864">
                <text:p>0.00811154519196864</text:p>
              </table:table-cell>
              <table:table-cell office:value-type="float" office:value="0.509309193956665">
                <text:p>0.509309193956665</text:p>
              </table:table-cell>
              <table:table-cell office:value-type="float" office:value="0.0362976938983175">
                <text:p>0.036297693898317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0476219928242109">
                <text:p>0.00476219928242109</text:p>
              </table:table-cell>
              <table:table-cell office:value-type="float" office:value="0.509308027249648">
                <text:p>0.509308027249648</text:p>
              </table:table-cell>
              <table:table-cell office:value-type="float" office:value="0.036564109209708">
                <text:p>0.03656410920970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039204052755488">
                <text:p>0.0039204052755488</text:p>
              </table:table-cell>
              <table:table-cell office:value-type="float" office:value="0.509308010514925">
                <text:p>0.509308010514925</text:p>
              </table:table-cell>
              <table:table-cell office:value-type="float" office:value="0.0368977346554344">
                <text:p>0.036897734655434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0424700007606151">
                <text:p>0.00424700007606151</text:p>
              </table:table-cell>
              <table:table-cell office:value-type="float" office:value="0.509308010258121">
                <text:p>0.509308010258121</text:p>
              </table:table-cell>
              <table:table-cell office:value-type="float" office:value="0.0368908506287678">
                <text:p>0.036890850628767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052359453746298">
                <text:p>0.0052359453746298</text:p>
              </table:table-cell>
              <table:table-cell office:value-type="float" office:value="0.509303588967016">
                <text:p>0.509303588967016</text:p>
              </table:table-cell>
              <table:table-cell office:value-type="float" office:value="0.0365950900856334">
                <text:p>0.036595090085633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0625013223612024">
                <text:p>0.00625013223612024</text:p>
              </table:table-cell>
              <table:table-cell office:value-type="float" office:value="0.509303119541461">
                <text:p>0.509303119541461</text:p>
              </table:table-cell>
              <table:table-cell office:value-type="float" office:value="0.0370473754137401">
                <text:p>0.037047375413740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0422158185439482">
                <text:p>0.00422158185439482</text:p>
              </table:table-cell>
              <table:table-cell office:value-type="float" office:value="0.509301674016088">
                <text:p>0.509301674016088</text:p>
              </table:table-cell>
              <table:table-cell office:value-type="float" office:value="0.0384535393580051">
                <text:p>0.038453539358005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0604192919331309">
                <text:p>0.00604192919331309</text:p>
              </table:table-cell>
              <table:table-cell office:value-type="float" office:value="0.509301407002627">
                <text:p>0.509301407002627</text:p>
              </table:table-cell>
              <table:table-cell office:value-type="float" office:value="0.0362375962688596">
                <text:p>0.036237596268859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090339754731802">
                <text:p>0.0090339754731802</text:p>
              </table:table-cell>
              <table:table-cell office:value-type="float" office:value="0.50929683134806">
                <text:p>0.50929683134806</text:p>
              </table:table-cell>
              <table:table-cell office:value-type="float" office:value="0.0359505627454011">
                <text:p>0.035950562745401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0944058975834364">
                <text:p>0.00944058975834364</text:p>
              </table:table-cell>
              <table:table-cell office:value-type="float" office:value="0.509296827688098">
                <text:p>0.509296827688098</text:p>
              </table:table-cell>
              <table:table-cell office:value-type="float" office:value="0.0364308921371577">
                <text:p>0.036430892137157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0682101321791326">
                <text:p>0.00682101321791326</text:p>
              </table:table-cell>
              <table:table-cell office:value-type="float" office:value="0.509296666465747">
                <text:p>0.509296666465747</text:p>
              </table:table-cell>
              <table:table-cell office:value-type="float" office:value="0.0362622325062936">
                <text:p>0.036262232506293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0688835793518705">
                <text:p>0.00688835793518705</text:p>
              </table:table-cell>
              <table:table-cell office:value-type="float" office:value="0.509293364457849">
                <text:p>0.509293364457849</text:p>
              </table:table-cell>
              <table:table-cell office:value-type="float" office:value="0.0362223731522577">
                <text:p>0.036222373152257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0524356754118424">
                <text:p>0.00524356754118424</text:p>
              </table:table-cell>
              <table:table-cell office:value-type="float" office:value="0.509293247009455">
                <text:p>0.509293247009455</text:p>
              </table:table-cell>
              <table:table-cell office:value-type="float" office:value="0.0360100871036412">
                <text:p>0.036010087103641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968617529269819">
                <text:p>0.00968617529269819</text:p>
              </table:table-cell>
              <table:table-cell office:value-type="float" office:value="0.509292876192588">
                <text:p>0.509292876192588</text:p>
              </table:table-cell>
              <table:table-cell office:value-type="float" office:value="0.0369445224827326">
                <text:p>0.036944522482732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0448143468835057">
                <text:p>0.00448143468835057</text:p>
              </table:table-cell>
              <table:table-cell office:value-type="float" office:value="0.509292821250689">
                <text:p>0.509292821250689</text:p>
              </table:table-cell>
              <table:table-cell office:value-type="float" office:value="0.0371386024641096">
                <text:p>0.037138602464109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0529976537739632">
                <text:p>0.00529976537739632</text:p>
              </table:table-cell>
              <table:table-cell office:value-type="float" office:value="0.509292741257258">
                <text:p>0.509292741257258</text:p>
              </table:table-cell>
              <table:table-cell office:value-type="float" office:value="0.0370898997889536">
                <text:p>0.037089899788953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0535586938902799">
                <text:p>0.00535586938902799</text:p>
              </table:table-cell>
              <table:table-cell office:value-type="float" office:value="0.509292689394986">
                <text:p>0.509292689394986</text:p>
              </table:table-cell>
              <table:table-cell office:value-type="float" office:value="0.0367072916626015">
                <text:p>0.036707291662601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0816053438727839">
                <text:p>0.00816053438727839</text:p>
              </table:table-cell>
              <table:table-cell office:value-type="float" office:value="0.509286157100296">
                <text:p>0.509286157100296</text:p>
              </table:table-cell>
              <table:table-cell office:value-type="float" office:value="0.0361256134635069">
                <text:p>0.036125613463506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0770697589670385">
                <text:p>0.00770697589670385</text:p>
              </table:table-cell>
              <table:table-cell office:value-type="float" office:value="0.509282564125394">
                <text:p>0.509282564125394</text:p>
              </table:table-cell>
              <table:table-cell office:value-type="float" office:value="0.0358549924614489">
                <text:p>0.035854992461448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0703755913166014">
                <text:p>0.00703755913166014</text:p>
              </table:table-cell>
              <table:table-cell office:value-type="float" office:value="0.509282084573269">
                <text:p>0.509282084573269</text:p>
              </table:table-cell>
              <table:table-cell office:value-type="float" office:value="0.0363352685784989">
                <text:p>0.036335268578498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0797880399581538">
                <text:p>0.00797880399581538</text:p>
              </table:table-cell>
              <table:table-cell office:value-type="float" office:value="0.509281253871014">
                <text:p>0.509281253871014</text:p>
              </table:table-cell>
              <table:table-cell office:value-type="float" office:value="0.0374525425577563">
                <text:p>0.037452542557756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0796941821093307">
                <text:p>0.00796941821093307</text:p>
              </table:table-cell>
              <table:table-cell office:value-type="float" office:value="0.509281223143507">
                <text:p>0.509281223143507</text:p>
              </table:table-cell>
              <table:table-cell office:value-type="float" office:value="0.0365784902491662">
                <text:p>0.036578490249166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0508292180602384">
                <text:p>0.00508292180602384</text:p>
              </table:table-cell>
              <table:table-cell office:value-type="float" office:value="0.509281065892518">
                <text:p>0.509281065892518</text:p>
              </table:table-cell>
              <table:table-cell office:value-type="float" office:value="0.0368875587154673">
                <text:p>0.036887558715467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108354988752217">
                <text:p>0.0108354988752217</text:p>
              </table:table-cell>
              <table:table-cell office:value-type="float" office:value="0.509279005497518">
                <text:p>0.509279005497518</text:p>
              </table:table-cell>
              <table:table-cell office:value-type="float" office:value="0.0363910136225671">
                <text:p>0.036391013622567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087812865879923">
                <text:p>0.0087812865879923</text:p>
              </table:table-cell>
              <table:table-cell office:value-type="float" office:value="0.509277157285296">
                <text:p>0.509277157285296</text:p>
              </table:table-cell>
              <table:table-cell office:value-type="float" office:value="0.0358537509476336">
                <text:p>0.035853750947633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0547857137437565">
                <text:p>0.00547857137437565</text:p>
              </table:table-cell>
              <table:table-cell office:value-type="float" office:value="0.509276555741167">
                <text:p>0.509276555741167</text:p>
              </table:table-cell>
              <table:table-cell office:value-type="float" office:value="0.0363112428914848">
                <text:p>0.036311242891484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0665562162192201">
                <text:p>0.00665562162192201</text:p>
              </table:table-cell>
              <table:table-cell office:value-type="float" office:value="0.509275498897727">
                <text:p>0.509275498897727</text:p>
              </table:table-cell>
              <table:table-cell office:value-type="float" office:value="0.0360882782022342">
                <text:p>0.036088278202234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0953934857510849">
                <text:p>0.00953934857510849</text:p>
              </table:table-cell>
              <table:table-cell office:value-type="float" office:value="0.509271973510802">
                <text:p>0.509271973510802</text:p>
              </table:table-cell>
              <table:table-cell office:value-type="float" office:value="0.0367112140413718">
                <text:p>0.036711214041371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09255281741259">
                <text:p>0.009255281741259</text:p>
              </table:table-cell>
              <table:table-cell office:value-type="float" office:value="0.50926786419812">
                <text:p>0.50926786419812</text:p>
              </table:table-cell>
              <table:table-cell office:value-type="float" office:value="0.0361987316783971">
                <text:p>0.036198731678397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05523877132628">
                <text:p>0.005523877132628</text:p>
              </table:table-cell>
              <table:table-cell office:value-type="float" office:value="0.50926515334491">
                <text:p>0.50926515334491</text:p>
              </table:table-cell>
              <table:table-cell office:value-type="float" office:value="0.0361602903553721">
                <text:p>0.036160290355372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054417258496315">
                <text:p>0.0054417258496315</text:p>
              </table:table-cell>
              <table:table-cell office:value-type="float" office:value="0.50926278487612">
                <text:p>0.50926278487612</text:p>
              </table:table-cell>
              <table:table-cell office:value-type="float" office:value="0.0366601792123638">
                <text:p>0.036660179212363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0579626417676459">
                <text:p>0.00579626417676459</text:p>
              </table:table-cell>
              <table:table-cell office:value-type="float" office:value="0.509261504012654">
                <text:p>0.509261504012654</text:p>
              </table:table-cell>
              <table:table-cell office:value-type="float" office:value="0.0364370021524938">
                <text:p>0.036437002152493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0797022060570574">
                <text:p>0.00797022060570574</text:p>
              </table:table-cell>
              <table:table-cell office:value-type="float" office:value="0.509261477434452">
                <text:p>0.509261477434452</text:p>
              </table:table-cell>
              <table:table-cell office:value-type="float" office:value="0.0359875570981271">
                <text:p>0.035987557098127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0545959183358076">
                <text:p>0.00545959183358076</text:p>
              </table:table-cell>
              <table:table-cell office:value-type="float" office:value="0.509261317661931">
                <text:p>0.509261317661931</text:p>
              </table:table-cell>
              <table:table-cell office:value-type="float" office:value="0.0361497812076768">
                <text:p>0.036149781207676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0330321545094838">
                <text:p>0.00330321545094838</text:p>
              </table:table-cell>
              <table:table-cell office:value-type="float" office:value="0.509260950165317">
                <text:p>0.509260950165317</text:p>
              </table:table-cell>
              <table:table-cell office:value-type="float" office:value="0.0367507756689269">
                <text:p>0.036750775668926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0428627215292263">
                <text:p>0.00428627215292263</text:p>
              </table:table-cell>
              <table:table-cell office:value-type="float" office:value="0.509258911788731">
                <text:p>0.509258911788731</text:p>
              </table:table-cell>
              <table:table-cell office:value-type="float" office:value="0.0372560236717085">
                <text:p>0.037256023671708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0478932489625787">
                <text:p>0.00478932489625787</text:p>
              </table:table-cell>
              <table:table-cell office:value-type="float" office:value="0.509258911746267">
                <text:p>0.509258911746267</text:p>
              </table:table-cell>
              <table:table-cell office:value-type="float" office:value="0.03669955995845">
                <text:p>0.0366995599584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0482830804156818">
                <text:p>0.00482830804156818</text:p>
              </table:table-cell>
              <table:table-cell office:value-type="float" office:value="0.509258685647545">
                <text:p>0.509258685647545</text:p>
              </table:table-cell>
              <table:table-cell office:value-type="float" office:value="0.0362505925502329">
                <text:p>0.036250592550232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0482712969464372">
                <text:p>0.00482712969464372</text:p>
              </table:table-cell>
              <table:table-cell office:value-type="float" office:value="0.509258383553042">
                <text:p>0.509258383553042</text:p>
              </table:table-cell>
              <table:table-cell office:value-type="float" office:value="0.0373136747814765">
                <text:p>0.037313674781476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0492459388800246">
                <text:p>0.00492459388800246</text:p>
              </table:table-cell>
              <table:table-cell office:value-type="float" office:value="0.509256874055166">
                <text:p>0.509256874055166</text:p>
              </table:table-cell>
              <table:table-cell office:value-type="float" office:value="0.0381078105966259">
                <text:p>0.038107810596625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0533916770753782">
                <text:p>0.00533916770753782</text:p>
              </table:table-cell>
              <table:table-cell office:value-type="float" office:value="0.509253479893057">
                <text:p>0.509253479893057</text:p>
              </table:table-cell>
              <table:table-cell office:value-type="float" office:value="0.0362290594990192">
                <text:p>0.036229059499019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0441481050648011">
                <text:p>0.00441481050648011</text:p>
              </table:table-cell>
              <table:table-cell office:value-type="float" office:value="0.509252232895363">
                <text:p>0.509252232895363</text:p>
              </table:table-cell>
              <table:table-cell office:value-type="float" office:value="0.0370574049777133">
                <text:p>0.037057404977713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0473454183561565">
                <text:p>0.00473454183561565</text:p>
              </table:table-cell>
              <table:table-cell office:value-type="float" office:value="0.509252232784149">
                <text:p>0.509252232784149</text:p>
              </table:table-cell>
              <table:table-cell office:value-type="float" office:value="0.037248247514234">
                <text:p>0.03724824751423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0662895538425083">
                <text:p>0.00662895538425083</text:p>
              </table:table-cell>
              <table:table-cell office:value-type="float" office:value="0.509251998144166">
                <text:p>0.509251998144166</text:p>
              </table:table-cell>
              <table:table-cell office:value-type="float" office:value="0.0365718470805378">
                <text:p>0.036571847080537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0650119807957909">
                <text:p>0.00650119807957909</text:p>
              </table:table-cell>
              <table:table-cell office:value-type="float" office:value="0.509251988298666">
                <text:p>0.509251988298666</text:p>
              </table:table-cell>
              <table:table-cell office:value-type="float" office:value="0.0366309642864877">
                <text:p>0.036630964286487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0532277451117133">
                <text:p>0.00532277451117133</text:p>
              </table:table-cell>
              <table:table-cell office:value-type="float" office:value="0.509251852148067">
                <text:p>0.509251852148067</text:p>
              </table:table-cell>
              <table:table-cell office:value-type="float" office:value="0.0374870621707069">
                <text:p>0.037487062170706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104253730356467">
                <text:p>0.0104253730356467</text:p>
              </table:table-cell>
              <table:table-cell office:value-type="float" office:value="0.509249754894618">
                <text:p>0.509249754894618</text:p>
              </table:table-cell>
              <table:table-cell office:value-type="float" office:value="0.0363419864817875">
                <text:p>0.036341986481787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0736004428916263">
                <text:p>0.00736004428916263</text:p>
              </table:table-cell>
              <table:table-cell office:value-type="float" office:value="0.509249743287886">
                <text:p>0.509249743287886</text:p>
              </table:table-cell>
              <table:table-cell office:value-type="float" office:value="0.0363997442480882">
                <text:p>0.036399744248088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0899631915039312">
                <text:p>0.00899631915039312</text:p>
              </table:table-cell>
              <table:table-cell office:value-type="float" office:value="0.509247116363072">
                <text:p>0.509247116363072</text:p>
              </table:table-cell>
              <table:table-cell office:value-type="float" office:value="0.0359081354560165">
                <text:p>0.035908135456016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0888274756975796">
                <text:p>0.00888274756975796</text:p>
              </table:table-cell>
              <table:table-cell office:value-type="float" office:value="0.509246717952919">
                <text:p>0.509246717952919</text:p>
              </table:table-cell>
              <table:table-cell office:value-type="float" office:value="0.0361144024984901">
                <text:p>0.036114402498490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0516437521501597">
                <text:p>0.00516437521501597</text:p>
              </table:table-cell>
              <table:table-cell office:value-type="float" office:value="0.509246127148051">
                <text:p>0.509246127148051</text:p>
              </table:table-cell>
              <table:table-cell office:value-type="float" office:value="0.0363049967974097">
                <text:p>0.036304996797409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0508154342373666">
                <text:p>0.00508154342373666</text:p>
              </table:table-cell>
              <table:table-cell office:value-type="float" office:value="0.509245869314827">
                <text:p>0.509245869314827</text:p>
              </table:table-cell>
              <table:table-cell office:value-type="float" office:value="0.0360626926112785">
                <text:p>0.036062692611278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0543276172691145">
                <text:p>0.00543276172691145</text:p>
              </table:table-cell>
              <table:table-cell office:value-type="float" office:value="0.509245291172214">
                <text:p>0.509245291172214</text:p>
              </table:table-cell>
              <table:table-cell office:value-type="float" office:value="0.0363688169478395">
                <text:p>0.036368816947839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126039908795836">
                <text:p>0.0126039908795836</text:p>
              </table:table-cell>
              <table:table-cell office:value-type="float" office:value="0.509243120600216">
                <text:p>0.509243120600216</text:p>
              </table:table-cell>
              <table:table-cell office:value-type="float" office:value="0.0361705556658601">
                <text:p>0.036170555665860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0662825691435893">
                <text:p>0.00662825691435893</text:p>
              </table:table-cell>
              <table:table-cell office:value-type="float" office:value="0.509242787404121">
                <text:p>0.509242787404121</text:p>
              </table:table-cell>
              <table:table-cell office:value-type="float" office:value="0.0366941796603002">
                <text:p>0.036694179660300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0625235003855794">
                <text:p>0.00625235003855794</text:p>
              </table:table-cell>
              <table:table-cell office:value-type="float" office:value="0.509242776869092">
                <text:p>0.509242776869092</text:p>
              </table:table-cell>
              <table:table-cell office:value-type="float" office:value="0.0364980580605611">
                <text:p>0.036498058060561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0665125623754009">
                <text:p>0.00665125623754009</text:p>
              </table:table-cell>
              <table:table-cell office:value-type="float" office:value="0.509242702567812">
                <text:p>0.509242702567812</text:p>
              </table:table-cell>
              <table:table-cell office:value-type="float" office:value="0.0363479669270179">
                <text:p>0.036347966927017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0736513027965936">
                <text:p>0.00736513027965936</text:p>
              </table:table-cell>
              <table:table-cell office:value-type="float" office:value="0.509237752871163">
                <text:p>0.509237752871163</text:p>
              </table:table-cell>
              <table:table-cell office:value-type="float" office:value="0.0381499516310645">
                <text:p>0.038149951631064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0677003838564446">
                <text:p>0.00677003838564446</text:p>
              </table:table-cell>
              <table:table-cell office:value-type="float" office:value="0.509237746038559">
                <text:p>0.509237746038559</text:p>
              </table:table-cell>
              <table:table-cell office:value-type="float" office:value="0.0394531013963905">
                <text:p>0.039453101396390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0910332150910014">
                <text:p>0.00910332150910014</text:p>
              </table:table-cell>
              <table:table-cell office:value-type="float" office:value="0.509237449403668">
                <text:p>0.509237449403668</text:p>
              </table:table-cell>
              <table:table-cell office:value-type="float" office:value="0.0364453251663002">
                <text:p>0.036445325166300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0495795764880488">
                <text:p>0.00495795764880488</text:p>
              </table:table-cell>
              <table:table-cell office:value-type="float" office:value="0.509237100859996">
                <text:p>0.509237100859996</text:p>
              </table:table-cell>
              <table:table-cell office:value-type="float" office:value="0.0368719990312016">
                <text:p>0.036871999031201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116514694832708">
                <text:p>0.0116514694832708</text:p>
              </table:table-cell>
              <table:table-cell office:value-type="float" office:value="0.509237089855844">
                <text:p>0.509237089855844</text:p>
              </table:table-cell>
              <table:table-cell office:value-type="float" office:value="0.035992316478845">
                <text:p>0.03599231647884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0591927092877753">
                <text:p>0.00591927092877753</text:p>
              </table:table-cell>
              <table:table-cell office:value-type="float" office:value="0.50923535552709">
                <text:p>0.50923535552709</text:p>
              </table:table-cell>
              <table:table-cell office:value-type="float" office:value="0.0370621025540999">
                <text:p>0.037062102554099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0537277374815142">
                <text:p>0.00537277374815142</text:p>
              </table:table-cell>
              <table:table-cell office:value-type="float" office:value="0.509233783993865">
                <text:p>0.509233783993865</text:p>
              </table:table-cell>
              <table:table-cell office:value-type="float" office:value="0.036663720178203">
                <text:p>0.03666372017820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0534713366801196">
                <text:p>0.00534713366801196</text:p>
              </table:table-cell>
              <table:table-cell office:value-type="float" office:value="0.50923286105247">
                <text:p>0.50923286105247</text:p>
              </table:table-cell>
              <table:table-cell office:value-type="float" office:value="0.0366806040831325">
                <text:p>0.036680604083132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0421595867603967">
                <text:p>0.00421595867603967</text:p>
              </table:table-cell>
              <table:table-cell office:value-type="float" office:value="0.509232653184809">
                <text:p>0.509232653184809</text:p>
              </table:table-cell>
              <table:table-cell office:value-type="float" office:value="0.0371592913185554">
                <text:p>0.037159291318555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0837629224736931">
                <text:p>0.00837629224736931</text:p>
              </table:table-cell>
              <table:table-cell office:value-type="float" office:value="0.509228691402985">
                <text:p>0.509228691402985</text:p>
              </table:table-cell>
              <table:table-cell office:value-type="float" office:value="0.0361500564406801">
                <text:p>0.036150056440680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0622634025626074">
                <text:p>0.00622634025626074</text:p>
              </table:table-cell>
              <table:table-cell office:value-type="float" office:value="0.509225556194331">
                <text:p>0.509225556194331</text:p>
              </table:table-cell>
              <table:table-cell office:value-type="float" office:value="0.0358965824169701">
                <text:p>0.035896582416970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0505145458035576">
                <text:p>0.00505145458035576</text:p>
              </table:table-cell>
              <table:table-cell office:value-type="float" office:value="0.509224319675049">
                <text:p>0.509224319675049</text:p>
              </table:table-cell>
              <table:table-cell office:value-type="float" office:value="0.0361821776271595">
                <text:p>0.036182177627159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1265875333851">
                <text:p>0.01265875333851</text:p>
              </table:table-cell>
              <table:table-cell office:value-type="float" office:value="0.509219980611771">
                <text:p>0.509219980611771</text:p>
              </table:table-cell>
              <table:table-cell office:value-type="float" office:value="0.0366640120098928">
                <text:p>0.036664012009892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0760777142181283">
                <text:p>0.00760777142181283</text:p>
              </table:table-cell>
              <table:table-cell office:value-type="float" office:value="0.509219879981006">
                <text:p>0.509219879981006</text:p>
              </table:table-cell>
              <table:table-cell office:value-type="float" office:value="0.0362504433544557">
                <text:p>0.036250443354455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0877502073890032">
                <text:p>0.00877502073890032</text:p>
              </table:table-cell>
              <table:table-cell office:value-type="float" office:value="0.509219843122556">
                <text:p>0.509219843122556</text:p>
              </table:table-cell>
              <table:table-cell office:value-type="float" office:value="0.0371762378398559">
                <text:p>0.037176237839855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0772363122252914">
                <text:p>0.00772363122252914</text:p>
              </table:table-cell>
              <table:table-cell office:value-type="float" office:value="0.50921820702436">
                <text:p>0.50921820702436</text:p>
              </table:table-cell>
              <table:table-cell office:value-type="float" office:value="0.0364566976449262">
                <text:p>0.036456697644926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105187942247435">
                <text:p>0.0105187942247435</text:p>
              </table:table-cell>
              <table:table-cell office:value-type="float" office:value="0.509217196715014">
                <text:p>0.509217196715014</text:p>
              </table:table-cell>
              <table:table-cell office:value-type="float" office:value="0.0366542622491556">
                <text:p>0.036654262249155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0580223630154472">
                <text:p>0.00580223630154472</text:p>
              </table:table-cell>
              <table:table-cell office:value-type="float" office:value="0.509217098923248">
                <text:p>0.509217098923248</text:p>
              </table:table-cell>
              <table:table-cell office:value-type="float" office:value="0.0378726574490653">
                <text:p>0.037872657449065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0483927933180032">
                <text:p>0.00483927933180032</text:p>
              </table:table-cell>
              <table:table-cell office:value-type="float" office:value="0.509215815920422">
                <text:p>0.509215815920422</text:p>
              </table:table-cell>
              <table:table-cell office:value-type="float" office:value="0.0370901998182488">
                <text:p>0.037090199818248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0421888581894856">
                <text:p>0.00421888581894856</text:p>
              </table:table-cell>
              <table:table-cell office:value-type="float" office:value="0.509215805848448">
                <text:p>0.509215805848448</text:p>
              </table:table-cell>
              <table:table-cell office:value-type="float" office:value="0.0371994990594374">
                <text:p>0.037199499059437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045698360666282">
                <text:p>0.0045698360666282</text:p>
              </table:table-cell>
              <table:table-cell office:value-type="float" office:value="0.50921565004729">
                <text:p>0.50921565004729</text:p>
              </table:table-cell>
              <table:table-cell office:value-type="float" office:value="0.0367687028032389">
                <text:p>0.036768702803238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0456678370084624">
                <text:p>0.00456678370084624</text:p>
              </table:table-cell>
              <table:table-cell office:value-type="float" office:value="0.509215293672107">
                <text:p>0.509215293672107</text:p>
              </table:table-cell>
              <table:table-cell office:value-type="float" office:value="0.0365422859930072">
                <text:p>0.036542285993007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0754743394438511">
                <text:p>0.00754743394438511</text:p>
              </table:table-cell>
              <table:table-cell office:value-type="float" office:value="0.509214947977545">
                <text:p>0.509214947977545</text:p>
              </table:table-cell>
              <table:table-cell office:value-type="float" office:value="0.0368113048593697">
                <text:p>0.036811304859369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0979498707180129">
                <text:p>0.00979498707180129</text:p>
              </table:table-cell>
              <table:table-cell office:value-type="float" office:value="0.509214829916462">
                <text:p>0.509214829916462</text:p>
              </table:table-cell>
              <table:table-cell office:value-type="float" office:value="0.0368692545989427">
                <text:p>0.036869254598942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0585341119514157">
                <text:p>0.00585341119514157</text:p>
              </table:table-cell>
              <table:table-cell office:value-type="float" office:value="0.509214827783169">
                <text:p>0.509214827783169</text:p>
              </table:table-cell>
              <table:table-cell office:value-type="float" office:value="0.0374662655261227">
                <text:p>0.037466265526122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0554204429751313">
                <text:p>0.00554204429751313</text:p>
              </table:table-cell>
              <table:table-cell office:value-type="float" office:value="0.509214799858263">
                <text:p>0.509214799858263</text:p>
              </table:table-cell>
              <table:table-cell office:value-type="float" office:value="0.0371900101791149">
                <text:p>0.037190010179114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0558985885614223">
                <text:p>0.00558985885614223</text:p>
              </table:table-cell>
              <table:table-cell office:value-type="float" office:value="0.509214792198629">
                <text:p>0.509214792198629</text:p>
              </table:table-cell>
              <table:table-cell office:value-type="float" office:value="0.0370157727729471">
                <text:p>0.037015772772947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0436889273059537">
                <text:p>0.00436889273059537</text:p>
              </table:table-cell>
              <table:table-cell office:value-type="float" office:value="0.509214782193384">
                <text:p>0.509214782193384</text:p>
              </table:table-cell>
              <table:table-cell office:value-type="float" office:value="0.037082367146396">
                <text:p>0.03708236714639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0365024739670158">
                <text:p>0.00365024739670158</text:p>
              </table:table-cell>
              <table:table-cell office:value-type="float" office:value="0.50921473637106">
                <text:p>0.50921473637106</text:p>
              </table:table-cell>
              <table:table-cell office:value-type="float" office:value="0.0372847684611976">
                <text:p>0.037284768461197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0303141231752945">
                <text:p>0.00303141231752945</text:p>
              </table:table-cell>
              <table:table-cell office:value-type="float" office:value="0.509214705827562">
                <text:p>0.509214705827562</text:p>
              </table:table-cell>
              <table:table-cell office:value-type="float" office:value="0.0379746336165407">
                <text:p>0.037974633616540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0278312588067358">
                <text:p>0.00278312588067358</text:p>
              </table:table-cell>
              <table:table-cell office:value-type="float" office:value="0.509214697890903">
                <text:p>0.509214697890903</text:p>
              </table:table-cell>
              <table:table-cell office:value-type="float" office:value="0.0377641171848821">
                <text:p>0.037764117184882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0352908008347026">
                <text:p>0.00352908008347026</text:p>
              </table:table-cell>
              <table:table-cell office:value-type="float" office:value="0.509214697571415">
                <text:p>0.509214697571415</text:p>
              </table:table-cell>
              <table:table-cell office:value-type="float" office:value="0.0376950547356405">
                <text:p>0.037695054735640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0454461013256846">
                <text:p>0.00454461013256846</text:p>
              </table:table-cell>
              <table:table-cell office:value-type="float" office:value="0.509214665968348">
                <text:p>0.509214665968348</text:p>
              </table:table-cell>
              <table:table-cell office:value-type="float" office:value="0.0389886600680658">
                <text:p>0.038988660068065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0784113655711291">
                <text:p>0.00784113655711291</text:p>
              </table:table-cell>
              <table:table-cell office:value-type="float" office:value="0.509205060781424">
                <text:p>0.509205060781424</text:p>
              </table:table-cell>
              <table:table-cell office:value-type="float" office:value="0.0362995655214685">
                <text:p>0.036299565521468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0833426947068518">
                <text:p>0.00833426947068518</text:p>
              </table:table-cell>
              <table:table-cell office:value-type="float" office:value="0.509205029495824">
                <text:p>0.509205029495824</text:p>
              </table:table-cell>
              <table:table-cell office:value-type="float" office:value="0.0362772027246049">
                <text:p>0.036277202724604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0839455208656675">
                <text:p>0.00839455208656675</text:p>
              </table:table-cell>
              <table:table-cell office:value-type="float" office:value="0.50920502703091">
                <text:p>0.50920502703091</text:p>
              </table:table-cell>
              <table:table-cell office:value-type="float" office:value="0.036323872213943">
                <text:p>0.03632387221394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0470221528443539">
                <text:p>0.00470221528443539</text:p>
              </table:table-cell>
              <table:table-cell office:value-type="float" office:value="0.509204108331837">
                <text:p>0.509204108331837</text:p>
              </table:table-cell>
              <table:table-cell office:value-type="float" office:value="0.0366054532004283">
                <text:p>0.036605453200428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0743051013748717">
                <text:p>0.00743051013748717</text:p>
              </table:table-cell>
              <table:table-cell office:value-type="float" office:value="0.509198625894307">
                <text:p>0.509198625894307</text:p>
              </table:table-cell>
              <table:table-cell office:value-type="float" office:value="0.0365626557096623">
                <text:p>0.036562655709662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0440761580673896">
                <text:p>0.00440761580673896</text:p>
              </table:table-cell>
              <table:table-cell office:value-type="float" office:value="0.509198461513469">
                <text:p>0.509198461513469</text:p>
              </table:table-cell>
              <table:table-cell office:value-type="float" office:value="0.0377737554161241">
                <text:p>0.037773755416124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0523317722501533">
                <text:p>0.00523317722501533</text:p>
              </table:table-cell>
              <table:table-cell office:value-type="float" office:value="0.509192713645765">
                <text:p>0.509192713645765</text:p>
              </table:table-cell>
              <table:table-cell office:value-type="float" office:value="0.0366741361027947">
                <text:p>0.036674136102794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0559289037196991">
                <text:p>0.00559289037196991</text:p>
              </table:table-cell>
              <table:table-cell office:value-type="float" office:value="0.509192331472904">
                <text:p>0.509192331472904</text:p>
              </table:table-cell>
              <table:table-cell office:value-type="float" office:value="0.0368327184433645">
                <text:p>0.036832718443364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0618731541912691">
                <text:p>0.00618731541912691</text:p>
              </table:table-cell>
              <table:table-cell office:value-type="float" office:value="0.509190178525343">
                <text:p>0.509190178525343</text:p>
              </table:table-cell>
              <table:table-cell office:value-type="float" office:value="0.0367477294692395">
                <text:p>0.036747729469239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0369557092729079">
                <text:p>0.00369557092729079</text:p>
              </table:table-cell>
              <table:table-cell office:value-type="float" office:value="0.509190166170442">
                <text:p>0.509190166170442</text:p>
              </table:table-cell>
              <table:table-cell office:value-type="float" office:value="0.0388077256212803">
                <text:p>0.038807725621280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047123594587156">
                <text:p>0.0047123594587156</text:p>
              </table:table-cell>
              <table:table-cell office:value-type="float" office:value="0.509190078034101">
                <text:p>0.509190078034101</text:p>
              </table:table-cell>
              <table:table-cell office:value-type="float" office:value="0.0373714392995257">
                <text:p>0.037371439299525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0575613890119253">
                <text:p>0.00575613890119253</text:p>
              </table:table-cell>
              <table:table-cell office:value-type="float" office:value="0.50919007029965">
                <text:p>0.50919007029965</text:p>
              </table:table-cell>
              <table:table-cell office:value-type="float" office:value="0.0374182014850627">
                <text:p>0.037418201485062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0432638249497583">
                <text:p>0.00432638249497583</text:p>
              </table:table-cell>
              <table:table-cell office:value-type="float" office:value="0.509190061568315">
                <text:p>0.509190061568315</text:p>
              </table:table-cell>
              <table:table-cell office:value-type="float" office:value="0.0376775363590685">
                <text:p>0.037677536359068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0594397931470766">
                <text:p>0.00594397931470766</text:p>
              </table:table-cell>
              <table:table-cell office:value-type="float" office:value="0.509184638383755">
                <text:p>0.509184638383755</text:p>
              </table:table-cell>
              <table:table-cell office:value-type="float" office:value="0.0364089101649466">
                <text:p>0.036408910164946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0741588053014038">
                <text:p>0.00741588053014038</text:p>
              </table:table-cell>
              <table:table-cell office:value-type="float" office:value="0.509175454567687">
                <text:p>0.509175454567687</text:p>
              </table:table-cell>
              <table:table-cell office:value-type="float" office:value="0.037259349278134">
                <text:p>0.03725934927813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0921894561618817">
                <text:p>0.00921894561618817</text:p>
              </table:table-cell>
              <table:table-cell office:value-type="float" office:value="0.50917542783783">
                <text:p>0.50917542783783</text:p>
              </table:table-cell>
              <table:table-cell office:value-type="float" office:value="0.0365014695395064">
                <text:p>0.036501469539506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0799703867520215">
                <text:p>0.00799703867520215</text:p>
              </table:table-cell>
              <table:table-cell office:value-type="float" office:value="0.509172148966555">
                <text:p>0.509172148966555</text:p>
              </table:table-cell>
              <table:table-cell office:value-type="float" office:value="0.03681187785011">
                <text:p>0.0368118778501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0789001458244982">
                <text:p>0.00789001458244982</text:p>
              </table:table-cell>
              <table:table-cell office:value-type="float" office:value="0.509172059750424">
                <text:p>0.509172059750424</text:p>
              </table:table-cell>
              <table:table-cell office:value-type="float" office:value="0.0370472401604953">
                <text:p>0.037047240160495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0732667719452948">
                <text:p>0.00732667719452948</text:p>
              </table:table-cell>
              <table:table-cell office:value-type="float" office:value="0.50917199156391">
                <text:p>0.50917199156391</text:p>
              </table:table-cell>
              <table:table-cell office:value-type="float" office:value="0.0366189287428192">
                <text:p>0.036618928742819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0406728306331212">
                <text:p>0.00406728306331212</text:p>
              </table:table-cell>
              <table:table-cell office:value-type="float" office:value="0.509171844269637">
                <text:p>0.509171844269637</text:p>
              </table:table-cell>
              <table:table-cell office:value-type="float" office:value="0.0369052001894253">
                <text:p>0.036905200189425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0452175665048958">
                <text:p>0.00452175665048958</text:p>
              </table:table-cell>
              <table:table-cell office:value-type="float" office:value="0.509171736306814">
                <text:p>0.509171736306814</text:p>
              </table:table-cell>
              <table:table-cell office:value-type="float" office:value="0.0366694753769246">
                <text:p>0.036669475376924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0545208829106421">
                <text:p>0.00545208829106421</text:p>
              </table:table-cell>
              <table:table-cell office:value-type="float" office:value="0.509171724137945">
                <text:p>0.509171724137945</text:p>
              </table:table-cell>
              <table:table-cell office:value-type="float" office:value="0.0373384429569305">
                <text:p>0.037338442956930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0373281617693818">
                <text:p>0.00373281617693818</text:p>
              </table:table-cell>
              <table:table-cell office:value-type="float" office:value="0.509171712312829">
                <text:p>0.509171712312829</text:p>
              </table:table-cell>
              <table:table-cell office:value-type="float" office:value="0.0372188961337168">
                <text:p>0.037218896133716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0336718366788528">
                <text:p>0.00336718366788528</text:p>
              </table:table-cell>
              <table:table-cell office:value-type="float" office:value="0.509171683439568">
                <text:p>0.509171683439568</text:p>
              </table:table-cell>
              <table:table-cell office:value-type="float" office:value="0.0372460244456855">
                <text:p>0.037246024445685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0450512058387919">
                <text:p>0.00450512058387919</text:p>
              </table:table-cell>
              <table:table-cell office:value-type="float" office:value="0.509171677308626">
                <text:p>0.509171677308626</text:p>
              </table:table-cell>
              <table:table-cell office:value-type="float" office:value="0.0367200657132733">
                <text:p>0.036720065713273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133833744349671">
                <text:p>0.0133833744349671</text:p>
              </table:table-cell>
              <table:table-cell office:value-type="float" office:value="0.509171231444332">
                <text:p>0.509171231444332</text:p>
              </table:table-cell>
              <table:table-cell office:value-type="float" office:value="0.037223995618497">
                <text:p>0.03722399561849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0911423994227348">
                <text:p>0.00911423994227348</text:p>
              </table:table-cell>
              <table:table-cell office:value-type="float" office:value="0.509171130882317">
                <text:p>0.509171130882317</text:p>
              </table:table-cell>
              <table:table-cell office:value-type="float" office:value="0.0373825106321208">
                <text:p>0.037382510632120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070384800847994">
                <text:p>0.0070384800847994</text:p>
              </table:table-cell>
              <table:table-cell office:value-type="float" office:value="0.509171121344172">
                <text:p>0.509171121344172</text:p>
              </table:table-cell>
              <table:table-cell office:value-type="float" office:value="0.0375725190259098">
                <text:p>0.037572519025909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0482854767268227">
                <text:p>0.00482854767268227</text:p>
              </table:table-cell>
              <table:table-cell office:value-type="float" office:value="0.509171119791216">
                <text:p>0.509171119791216</text:p>
              </table:table-cell>
              <table:table-cell office:value-type="float" office:value="0.0377481116879528">
                <text:p>0.037748111687952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034059508547226">
                <text:p>0.0034059508547226</text:p>
              </table:table-cell>
              <table:table-cell office:value-type="float" office:value="0.509171113720936">
                <text:p>0.509171113720936</text:p>
              </table:table-cell>
              <table:table-cell office:value-type="float" office:value="0.0401403689931868">
                <text:p>0.040140368993186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053618305797861">
                <text:p>0.0053618305797861</text:p>
              </table:table-cell>
              <table:table-cell office:value-type="float" office:value="0.509171110408771">
                <text:p>0.509171110408771</text:p>
              </table:table-cell>
              <table:table-cell office:value-type="float" office:value="0.0379516774487703">
                <text:p>0.037951677448770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0504605490675834">
                <text:p>0.00504605490675834</text:p>
              </table:table-cell>
              <table:table-cell office:value-type="float" office:value="0.509171107369587">
                <text:p>0.509171107369587</text:p>
              </table:table-cell>
              <table:table-cell office:value-type="float" office:value="0.0385503030530321">
                <text:p>0.038550303053032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0579329283101354">
                <text:p>0.00579329283101354</text:p>
              </table:table-cell>
              <table:table-cell office:value-type="float" office:value="0.50917109815093">
                <text:p>0.50917109815093</text:p>
              </table:table-cell>
              <table:table-cell office:value-type="float" office:value="0.0400053436597613">
                <text:p>0.040005343659761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0351367418391422">
                <text:p>0.00351367418391422</text:p>
              </table:table-cell>
              <table:table-cell office:value-type="float" office:value="0.509171085810185">
                <text:p>0.509171085810185</text:p>
              </table:table-cell>
              <table:table-cell office:value-type="float" office:value="0.039504552435046">
                <text:p>0.03950455243504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0348059815797694">
                <text:p>0.00348059815797694</text:p>
              </table:table-cell>
              <table:table-cell office:value-type="float" office:value="0.509171079994686">
                <text:p>0.509171079994686</text:p>
              </table:table-cell>
              <table:table-cell office:value-type="float" office:value="0.0409579703891932">
                <text:p>0.040957970389193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0480827534430409">
                <text:p>0.00480827534430409</text:p>
              </table:table-cell>
              <table:table-cell office:value-type="float" office:value="0.509171075604754">
                <text:p>0.509171075604754</text:p>
              </table:table-cell>
              <table:table-cell office:value-type="float" office:value="0.0383171816327022">
                <text:p>0.038317181632702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037700610123258">
                <text:p>0.0037700610123258</text:p>
              </table:table-cell>
              <table:table-cell office:value-type="float" office:value="0.509171075434899">
                <text:p>0.509171075434899</text:p>
              </table:table-cell>
              <table:table-cell office:value-type="float" office:value="0.0378085557654423">
                <text:p>0.037808555765442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0253014083012815">
                <text:p>0.00253014083012815</text:p>
              </table:table-cell>
              <table:table-cell office:value-type="float" office:value="0.509171069405061">
                <text:p>0.509171069405061</text:p>
              </table:table-cell>
              <table:table-cell office:value-type="float" office:value="0.0389076843271759">
                <text:p>0.038907684327175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0296930065962358">
                <text:p>0.00296930065962358</text:p>
              </table:table-cell>
              <table:table-cell office:value-type="float" office:value="0.509171069039064">
                <text:p>0.509171069039064</text:p>
              </table:table-cell>
              <table:table-cell office:value-type="float" office:value="0.0388302501199112">
                <text:p>0.038830250119911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0366982451048122">
                <text:p>0.00366982451048122</text:p>
              </table:table-cell>
              <table:table-cell office:value-type="float" office:value="0.509171066196022">
                <text:p>0.509171066196022</text:p>
              </table:table-cell>
              <table:table-cell office:value-type="float" office:value="0.0373315198584888">
                <text:p>0.037331519858488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0326963610468491">
                <text:p>0.00326963610468491</text:p>
              </table:table-cell>
              <table:table-cell office:value-type="float" office:value="0.509171064060707">
                <text:p>0.509171064060707</text:p>
              </table:table-cell>
              <table:table-cell office:value-type="float" office:value="0.037848825310345">
                <text:p>0.03784882531034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0216187677974321">
                <text:p>0.00216187677974321</text:p>
              </table:table-cell>
              <table:table-cell office:value-type="float" office:value="0.509171063401509">
                <text:p>0.509171063401509</text:p>
              </table:table-cell>
              <table:table-cell office:value-type="float" office:value="0.0398831396649141">
                <text:p>0.039883139664914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0329523976345792">
                <text:p>0.00329523976345792</text:p>
              </table:table-cell>
              <table:table-cell office:value-type="float" office:value="0.509171063296361">
                <text:p>0.509171063296361</text:p>
              </table:table-cell>
              <table:table-cell office:value-type="float" office:value="0.0376559735376907">
                <text:p>0.037655973537690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0327431953112353">
                <text:p>0.00327431953112353</text:p>
              </table:table-cell>
              <table:table-cell office:value-type="float" office:value="0.509171063177059">
                <text:p>0.509171063177059</text:p>
              </table:table-cell>
              <table:table-cell office:value-type="float" office:value="0.0404683732823112">
                <text:p>0.040468373282311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0289929152481314">
                <text:p>0.00289929152481314</text:p>
              </table:table-cell>
              <table:table-cell office:value-type="float" office:value="0.509171062010319">
                <text:p>0.509171062010319</text:p>
              </table:table-cell>
              <table:table-cell office:value-type="float" office:value="0.0393431537273654">
                <text:p>0.039343153727365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0340268592796138">
                <text:p>0.00340268592796138</text:p>
              </table:table-cell>
              <table:table-cell office:value-type="float" office:value="0.509171057031961">
                <text:p>0.509171057031961</text:p>
              </table:table-cell>
              <table:table-cell office:value-type="float" office:value="0.0375165114476438">
                <text:p>0.037516511447643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0297616828925021">
                <text:p>0.00297616828925021</text:p>
              </table:table-cell>
              <table:table-cell office:value-type="float" office:value="0.509171053541854">
                <text:p>0.509171053541854</text:p>
              </table:table-cell>
              <table:table-cell office:value-type="float" office:value="0.0385135834842346">
                <text:p>0.038513583484234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0484789068325557">
                <text:p>0.00484789068325557</text:p>
              </table:table-cell>
              <table:table-cell office:value-type="float" office:value="0.509171041089894">
                <text:p>0.509171041089894</text:p>
              </table:table-cell>
              <table:table-cell office:value-type="float" office:value="0.037346730186346">
                <text:p>0.03734673018634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0250465737955685">
                <text:p>0.00250465737955685</text:p>
              </table:table-cell>
              <table:table-cell office:value-type="float" office:value="0.509171031865171">
                <text:p>0.509171031865171</text:p>
              </table:table-cell>
              <table:table-cell office:value-type="float" office:value="0.0377082408492379">
                <text:p>0.037708240849237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0300348834351668">
                <text:p>0.00300348834351668</text:p>
              </table:table-cell>
              <table:table-cell office:value-type="float" office:value="0.509084906064493">
                <text:p>0.509084906064493</text:p>
              </table:table-cell>
              <table:table-cell office:value-type="float" office:value="0.0207406522774632">
                <text:p>0.02074065227746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